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4371.8" calcext:value-type="float">
            <text:p>4371,8</text:p>
          </table:table-cell>
          <table:table-cell table:style-name="ce1" office:value-type="float" office:value="350.5" calcext:value-type="float">
            <text:p>350,5</text:p>
          </table:table-cell>
          <table:table-cell table:number-columns-repeated="2"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5.5" calcext:value-type="float">
            <text:p>2155,5</text:p>
          </table:table-cell>
          <table:table-cell table:style-name="ce1" office:value-type="float" office:value="1844.6" calcext:value-type="float">
            <text:p>1844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529.6" calcext:value-type="float">
            <text:p>3529,6</text:p>
          </table:table-cell>
          <table:table-cell table:style-name="ce1" office:value-type="float" office:value="2356" calcext:value-type="float">
            <text:p>2356</text:p>
          </table:table-cell>
          <table:table-cell table:style-name="ce1" office:value-type="float" office:value="360.4" calcext:value-type="float">
            <text:p>360,4</text:p>
          </table:table-cell>
          <table:table-cell table:style-name="ce1" office:value-type="float" office:value="300.3" calcext:value-type="float">
            <text:p>300,3</text:p>
          </table:table-cell>
          <table:table-cell table:style-name="ce1" office:value-type="float" office:value="23084" calcext:value-type="float">
            <text:p>23084</text:p>
          </table:table-cell>
          <table:table-cell table:style-name="ce1" office:value-type="float" office:value="87.5" calcext:value-type="float">
            <text:p>87,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082.6" calcext:value-type="float">
            <text:p>1082,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4933.6" calcext:value-type="float">
            <text:p>4933,6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80.8" calcext:value-type="float">
            <text:p>2180,8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3489.4" calcext:value-type="float">
            <text:p>3489,4</text:p>
          </table:table-cell>
          <table:table-cell table:style-name="ce1" office:value-type="float" office:value="2481.3" calcext:value-type="float">
            <text:p>2481,3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200.2" calcext:value-type="float">
            <text:p>200,2</text:p>
          </table:table-cell>
          <table:table-cell table:style-name="ce1" office:value-type="float" office:value="22562.6" calcext:value-type="float">
            <text:p>22562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42.6" calcext:value-type="float">
            <text:p>1142,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4151" calcext:value-type="float">
            <text:p>4151</text:p>
          </table:table-cell>
          <table:table-cell table:style-name="ce1" office:value-type="float" office:value="300.6" calcext:value-type="float">
            <text:p>300,6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684.2" calcext:value-type="float">
            <text:p>1684,2</text:p>
          </table:table-cell>
          <table:table-cell table:style-name="ce1" office:value-type="float" office:value="2285.8" calcext:value-type="float">
            <text:p>2285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870.4" calcext:value-type="float">
            <text:p>3870,4</text:p>
          </table:table-cell>
          <table:table-cell table:style-name="ce1" office:value-type="float" office:value="2105.5" calcext:value-type="float">
            <text:p>2105,5</text:p>
          </table:table-cell>
          <table:table-cell table:style-name="ce1" office:value-type="float" office:value="621.4" calcext:value-type="float">
            <text:p>621,4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21780.6" calcext:value-type="float">
            <text:p>2178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42.8" calcext:value-type="float">
            <text:p>1142,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4051" calcext:value-type="float">
            <text:p>4051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73" calcext:value-type="float">
            <text:p>101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9.5" calcext:value-type="float">
            <text:p>1729,5</text:p>
          </table:table-cell>
          <table:table-cell table:style-name="ce1" office:value-type="float" office:value="3008" calcext:value-type="float">
            <text:p>3008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400.4" calcext:value-type="float">
            <text:p>400,4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22161.6" calcext:value-type="float">
            <text:p>22161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4512.2" calcext:value-type="float">
            <text:p>4512,2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0173" calcext:value-type="float">
            <text:p>10173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704.3" calcext:value-type="float">
            <text:p>1704,3</text:p>
          </table:table-cell>
          <table:table-cell table:style-name="ce1" office:value-type="float" office:value="2366.2" calcext:value-type="float">
            <text:p>2366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9.8" calcext:value-type="float">
            <text:p>3609,8</text:p>
          </table:table-cell>
          <table:table-cell table:style-name="ce1" office:value-type="float" office:value="2255.8" calcext:value-type="float">
            <text:p>2255,8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22663" calcext:value-type="float">
            <text:p>22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4532.2" calcext:value-type="float">
            <text:p>4532,2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2065.2" calcext:value-type="float">
            <text:p>2065,2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349" calcext:value-type="float">
            <text:p>3349</text:p>
          </table:table-cell>
          <table:table-cell table:style-name="ce1" office:value-type="float" office:value="2055.5" calcext:value-type="float">
            <text:p>2055,5</text:p>
          </table:table-cell>
          <table:table-cell table:style-name="ce1" office:value-type="float" office:value="340.6" calcext:value-type="float">
            <text:p>340,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545.4" calcext:value-type="float">
            <text:p>23545,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4211.4" calcext:value-type="float">
            <text:p>4211,4</text:p>
          </table:table-cell>
          <table:table-cell table:style-name="ce1" office:value-type="float" office:value="380.6" calcext:value-type="float">
            <text:p>380,6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4.4" calcext:value-type="float">
            <text:p>1784,4</text:p>
          </table:table-cell>
          <table:table-cell table:style-name="ce1" office:value-type="float" office:value="2446.6" calcext:value-type="float">
            <text:p>2446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8.2" calcext:value-type="float">
            <text:p>3108,2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240.4" calcext:value-type="float">
            <text:p>240,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2362" calcext:value-type="float">
            <text:p>2236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01.8" calcext:value-type="float">
            <text:p>901,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4251.4" calcext:value-type="float">
            <text:p>4251,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84.8" calcext:value-type="float">
            <text:p>1884,8</text:p>
          </table:table-cell>
          <table:table-cell table:style-name="ce1" office:value-type="float" office:value="1764.6" calcext:value-type="float">
            <text:p>1764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469.2" calcext:value-type="float">
            <text:p>3469,2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651.5" calcext:value-type="float">
            <text:p>651,5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20797.8" calcext:value-type="float">
            <text:p>20797,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03.2" calcext:value-type="float">
            <text:p>1303,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4632.6" calcext:value-type="float">
            <text:p>4632,6</text:p>
          </table:table-cell>
          <table:table-cell office:value-type="float" office:value="300.2" calcext:value-type="float">
            <text:p>300,2</text:p>
          </table:table-cell>
          <table:table-cell office:value-type="float" office:value="0" calcext:value-type="float">
            <text:p>0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829.3" calcext:value-type="float">
            <text:p>1829,3</text:p>
          </table:table-cell>
          <table:table-cell office:value-type="float" office:value="2125.4" calcext:value-type="float">
            <text:p>2125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3549.4" calcext:value-type="float">
            <text:p>3549,4</text:p>
          </table:table-cell>
          <table:table-cell office:value-type="float" office:value="1579" calcext:value-type="float">
            <text:p>1579</text:p>
          </table:table-cell>
          <table:table-cell office:value-type="float" office:value="380.6" calcext:value-type="float">
            <text:p>380,6</text:p>
          </table:table-cell>
          <table:table-cell office:value-type="float" office:value="300.5" calcext:value-type="float">
            <text:p>300,5</text:p>
          </table:table-cell>
          <table:table-cell office:value-type="float" office:value="21459.6" calcext:value-type="float">
            <text:p>21459,6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1162.6" calcext:value-type="float">
            <text:p>1162,6</text:p>
          </table:table-cell>
          <table:table-cell office:value-type="float" office:value="62.5" calcext:value-type="float">
            <text:p>6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3990.8" calcext:value-type="float">
            <text:p>3990,8</text:p>
          </table:table-cell>
          <table:table-cell office:value-type="float" office:value="280.4" calcext:value-type="float">
            <text:p>280,4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2055.3" calcext:value-type="float">
            <text:p>2055,3</text:p>
          </table:table-cell>
          <table:table-cell office:value-type="float" office:value="1844.6" calcext:value-type="float">
            <text:p>1844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3549.6" calcext:value-type="float">
            <text:p>3549,6</text:p>
          </table:table-cell>
          <table:table-cell office:value-type="float" office:value="1855" calcext:value-type="float">
            <text:p>1855</text:p>
          </table:table-cell>
          <table:table-cell office:value-type="float" office:value="501" calcext:value-type="float">
            <text:p>501</text:p>
          </table:table-cell>
          <table:table-cell office:value-type="float" office:value="425.8" calcext:value-type="float">
            <text:p>425,8</text:p>
          </table:table-cell>
          <table:table-cell office:value-type="float" office:value="23766" calcext:value-type="float">
            <text:p>2376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43.6" calcext:value-type="float">
            <text:p>1443,6</text:p>
          </table:table-cell>
          <table:table-cell office:value-type="float" office:value="87.5" calcext:value-type="float">
            <text:p>87,5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4351.8" calcext:value-type="float">
            <text:p>4351,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523.6" calcext:value-type="float">
            <text:p>1523,6</text:p>
          </table:table-cell>
          <table:table-cell office:value-type="float" office:value="2506.6" calcext:value-type="float">
            <text:p>2506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28.8" calcext:value-type="float">
            <text:p>3328,8</text:p>
          </table:table-cell>
          <table:table-cell office:value-type="float" office:value="1905" calcext:value-type="float">
            <text:p>1905</text:p>
          </table:table-cell>
          <table:table-cell office:value-type="float" office:value="300.4" calcext:value-type="float">
            <text:p>300,4</text:p>
          </table:table-cell>
          <table:table-cell office:value-type="float" office:value="140" calcext:value-type="float">
            <text:p>140</text:p>
          </table:table-cell>
          <table:table-cell office:value-type="float" office:value="21820.6" calcext:value-type="float">
            <text:p>21820,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28" calcext:value-type="float">
            <text:p>1228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5093.8" calcext:value-type="float">
            <text:p>5093,8</text:p>
          </table:table-cell>
          <table:table-cell office:value-type="float" office:value="200.2" calcext:value-type="float">
            <text:p>200,2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3391" calcext:value-type="float">
            <text:p>3391</text:p>
          </table:table-cell>
          <table:table-cell office:value-type="float" office:value="1925" calcext:value-type="float">
            <text:p>1925</text:p>
          </table:table-cell>
          <table:table-cell office:value-type="float" office:value="1684.2" calcext:value-type="float">
            <text:p>1684,2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248.4" calcext:value-type="float">
            <text:p>3248,4</text:p>
          </table:table-cell>
          <table:table-cell office:value-type="float" office:value="2882.3" calcext:value-type="float">
            <text:p>2882,3</text:p>
          </table:table-cell>
          <table:table-cell office:value-type="float" office:value="551.3" calcext:value-type="float">
            <text:p>551,3</text:p>
          </table:table-cell>
          <table:table-cell office:value-type="float" office:value="425.5" calcext:value-type="float">
            <text:p>425,5</text:p>
          </table:table-cell>
          <table:table-cell office:value-type="float" office:value="22943.8" calcext:value-type="float">
            <text:p>22943,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62" calcext:value-type="float">
            <text:p>862</text:p>
          </table:table-cell>
          <table:table-cell office:value-type="float" office:value="150" calcext:value-type="float">
            <text:p>150</text:p>
          </table:table-cell>
          <table:table-cell office:value-type="float" office:value="6782" calcext:value-type="float">
            <text:p>67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3890.2" calcext:value-type="float">
            <text:p>3890,2</text:p>
          </table:table-cell>
          <table:table-cell office:value-type="float" office:value="801.6" calcext:value-type="float">
            <text:p>801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1289345.9" calcext:value-type="float">
            <text:p>1289345,9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03.4" calcext:value-type="float">
            <text:p>1403,4</text:p>
          </table:table-cell>
          <table:table-cell office:value-type="float" office:value="2256" calcext:value-type="float">
            <text:p>2256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4071" calcext:value-type="float">
            <text:p>4071</text:p>
          </table:table-cell>
          <table:table-cell office:value-type="float" office:value="2957.5" calcext:value-type="float">
            <text:p>2957,5</text:p>
          </table:table-cell>
          <table:table-cell office:value-type="float" office:value="661.4" calcext:value-type="float">
            <text:p>661,4</text:p>
          </table:table-cell>
          <table:table-cell office:value-type="float" office:value="551.3" calcext:value-type="float">
            <text:p>551,3</text:p>
          </table:table-cell>
          <table:table-cell office:value-type="float" office:value="1615219.2" calcext:value-type="float">
            <text:p>1615219,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64" calcext:value-type="float">
            <text:p>1664</text:p>
          </table:table-cell>
          <table:table-cell office:value-type="float" office:value="162.5" calcext:value-type="float">
            <text:p>162,5</text:p>
          </table:table-cell>
          <table:table-cell office:value-type="float" office:value="13564.1" calcext:value-type="float">
            <text:p>13564,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4612.2" calcext:value-type="float">
            <text:p>4612,2</text:p>
          </table:table-cell>
          <table:table-cell office:value-type="float" office:value="1463.8" calcext:value-type="float">
            <text:p>1463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2510790.2" calcext:value-type="float">
            <text:p>2510790,2</text:p>
          </table:table-cell>
          <table:table-cell office:value-type="float" office:value="0" calcext:value-type="float">
            <text:p>0</text:p>
          </table:table-cell>
          <table:table-cell office:value-type="float" office:value="1503.6" calcext:value-type="float">
            <text:p>1503,6</text:p>
          </table:table-cell>
          <table:table-cell office:value-type="float" office:value="1965.2" calcext:value-type="float">
            <text:p>1965,2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629.6" calcext:value-type="float">
            <text:p>3629,6</text:p>
          </table:table-cell>
          <table:table-cell office:value-type="float" office:value="2381" calcext:value-type="float">
            <text:p>2381</text:p>
          </table:table-cell>
          <table:table-cell office:value-type="float" office:value="501" calcext:value-type="float">
            <text:p>501</text:p>
          </table:table-cell>
          <table:table-cell office:value-type="float" office:value="561" calcext:value-type="float">
            <text:p>561</text:p>
          </table:table-cell>
          <table:table-cell office:value-type="float" office:value="2362355.2" calcext:value-type="float">
            <text:p>2362355,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2.6" calcext:value-type="float">
            <text:p>1102,6</text:p>
          </table:table-cell>
          <table:table-cell office:value-type="float" office:value="20" calcext:value-type="float">
            <text:p>20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4050.8" calcext:value-type="float">
            <text:p>4050,8</text:p>
          </table:table-cell>
          <table:table-cell office:value-type="float" office:value="1664.2" calcext:value-type="float">
            <text:p>1664,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299730.4" calcext:value-type="float">
            <text:p>3299730,4</text:p>
          </table:table-cell>
          <table:table-cell office:value-type="float" office:value="0" calcext:value-type="float">
            <text:p>0</text:p>
          </table:table-cell>
          <table:table-cell office:value-type="float" office:value="1985.2" calcext:value-type="float">
            <text:p>1985,2</text:p>
          </table:table-cell>
          <table:table-cell office:value-type="float" office:value="2105.4" calcext:value-type="float">
            <text:p>2105,4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3609.6" calcext:value-type="float">
            <text:p>3609,6</text:p>
          </table:table-cell>
          <table:table-cell office:value-type="float" office:value="1955" calcext:value-type="float">
            <text:p>1955</text:p>
          </table:table-cell>
          <table:table-cell office:value-type="float" office:value="425.8" calcext:value-type="float">
            <text:p>425,8</text:p>
          </table:table-cell>
          <table:table-cell office:value-type="float" office:value="601.2" calcext:value-type="float">
            <text:p>601,2</text:p>
          </table:table-cell>
          <table:table-cell office:value-type="float" office:value="2558585.6" calcext:value-type="float">
            <text:p>2558585,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170" calcext:value-type="float">
            <text:p>170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4612.4" calcext:value-type="float">
            <text:p>4612,4</text:p>
          </table:table-cell>
          <table:table-cell office:value-type="float" office:value="2346.2" calcext:value-type="float">
            <text:p>2346,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925521.1" calcext:value-type="float">
            <text:p>3925521,1</text:p>
          </table:table-cell>
          <table:table-cell office:value-type="float" office:value="4521.4" calcext:value-type="float">
            <text:p>4521,4</text:p>
          </table:table-cell>
          <table:table-cell office:value-type="float" office:value="1965" calcext:value-type="float">
            <text:p>1965</text:p>
          </table:table-cell>
          <table:table-cell office:value-type="float" office:value="2326" calcext:value-type="float">
            <text:p>2326</text:p>
          </table:table-cell>
          <table:table-cell office:value-type="float" office:value="81520" calcext:value-type="float">
            <text:p>81520</text:p>
          </table:table-cell>
          <table:table-cell office:value-type="float" office:value="3449.4" calcext:value-type="float">
            <text:p>3449,4</text:p>
          </table:table-cell>
          <table:table-cell office:value-type="float" office:value="1904.8" calcext:value-type="float">
            <text:p>1904,8</text:p>
          </table:table-cell>
          <table:table-cell office:value-type="float" office:value="340.6" calcext:value-type="float">
            <text:p>340,6</text:p>
          </table:table-cell>
          <table:table-cell office:value-type="float" office:value="661.4" calcext:value-type="float">
            <text:p>661,4</text:p>
          </table:table-cell>
          <table:table-cell office:value-type="float" office:value="3001561.6" calcext:value-type="float">
            <text:p>3001561,6</text:p>
          </table:table-cell>
          <table:table-cell office:value-type="float" office:value="185.7" calcext:value-type="float">
            <text:p>185,7</text:p>
          </table:table-cell>
          <table:table-cell office:value-type="float" office:value="50" calcext:value-type="float">
            <text:p>50</text:p>
          </table:table-cell>
          <table:table-cell office:value-type="float" office:value="1263" calcext:value-type="float">
            <text:p>1263</text:p>
          </table:table-cell>
          <table:table-cell office:value-type="float" office:value="170" calcext:value-type="float">
            <text:p>170</text:p>
          </table:table-cell>
          <table:table-cell office:value-type="float" office:value="27128.1" calcext:value-type="float">
            <text:p>27128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5254" calcext:value-type="float">
            <text:p>5254</text:p>
          </table:table-cell>
          <table:table-cell office:value-type="float" office:value="2867.4" calcext:value-type="float">
            <text:p>2867,4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4564822.8" calcext:value-type="float">
            <text:p>4564822,8</text:p>
          </table:table-cell>
          <table:table-cell office:value-type="float" office:value="0" calcext:value-type="float">
            <text:p>0</text:p>
          </table:table-cell>
          <table:table-cell office:value-type="float" office:value="1879.8" calcext:value-type="float">
            <text:p>1879,8</text:p>
          </table:table-cell>
          <table:table-cell office:value-type="float" office:value="2105.4" calcext:value-type="float">
            <text:p>2105,4</text:p>
          </table:table-cell>
          <table:table-cell office:value-type="float" office:value="92398.4" calcext:value-type="float">
            <text:p>92398,4</text:p>
          </table:table-cell>
          <table:table-cell office:value-type="float" office:value="3790" calcext:value-type="float">
            <text:p>3790</text:p>
          </table:table-cell>
          <table:table-cell office:value-type="float" office:value="2255.8" calcext:value-type="float">
            <text:p>2255,8</text:p>
          </table:table-cell>
          <table:table-cell office:value-type="float" office:value="1253" calcext:value-type="float">
            <text:p>1253</text:p>
          </table:table-cell>
          <table:table-cell office:value-type="float" office:value="801.6" calcext:value-type="float">
            <text:p>801,6</text:p>
          </table:table-cell>
          <table:table-cell office:value-type="float" office:value="3471368.4" calcext:value-type="float">
            <text:p>3471368,4</text:p>
          </table:table-cell>
          <table:table-cell office:value-type="float" office:value="100" calcext:value-type="float">
            <text:p>100</text:p>
          </table:table-cell>
          <table:table-cell office:value-type="float" office:value="140.2" calcext:value-type="float">
            <text:p>140,2</text:p>
          </table:table-cell>
          <table:table-cell office:value-type="float" office:value="1102.6" calcext:value-type="float">
            <text:p>1102,6</text:p>
          </table:table-cell>
          <table:table-cell office:value-type="float" office:value="125" calcext:value-type="float">
            <text:p>125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2" office:value-type="float" office:value="4833" calcext:value-type="float">
            <text:p>4833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141458.5" calcext:value-type="float">
            <text:p>514145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3729.8" calcext:value-type="float">
            <text:p>3729,8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3434470.4" calcext:value-type="float">
            <text:p>3434470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80.9" calcext:value-type="float">
            <text:p>3258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2" office:value-type="float" office:value="4612.4" calcext:value-type="float">
            <text:p>4612,4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91873.8" calcext:value-type="float">
            <text:p>499187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4512" calcext:value-type="float">
            <text:p>4512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302080" calcext:value-type="float">
            <text:p>330208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4331.6" calcext:value-type="float">
            <text:p>4331,6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85049.5" calcext:value-type="float">
            <text:p>478504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626.5" calcext:value-type="float">
            <text:p>626,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3142105.6" calcext:value-type="float">
            <text:p>3142105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4291.6" calcext:value-type="float">
            <text:p>4291,6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19002.3" calcext:value-type="float">
            <text:p>501900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954406.4" calcext:value-type="float">
            <text:p>2954406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4772.8" calcext:value-type="float">
            <text:p>4772,8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53813.1" calcext:value-type="float">
            <text:p>4953813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2938316.8" calcext:value-type="float">
            <text:p>2938316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4853.2" calcext:value-type="float">
            <text:p>4853,2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46884.2" calcext:value-type="float">
            <text:p>5146884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3027.8" calcext:value-type="float">
            <text:p>3027,8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885081.6" calcext:value-type="float">
            <text:p>2885081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4351.8" calcext:value-type="float">
            <text:p>4351,8</text:p>
          </table:table-cell>
          <table:table-cell table:style-name="ce2" office:value-type="float" office:value="2406.6" calcext:value-type="float">
            <text:p>2406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81641" calcext:value-type="float">
            <text:p>50816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2808742.4" calcext:value-type="float">
            <text:p>280874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35293.7" calcext:value-type="float">
            <text:p>35293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717147" calcext:value-type="float">
            <text:p>47171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3469" calcext:value-type="float">
            <text:p>3469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695539.2" calcext:value-type="float">
            <text:p>2695539,2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4752.8" calcext:value-type="float">
            <text:p>4752,8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74924.4" calcext:value-type="float">
            <text:p>4874924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130.3" calcext:value-type="float">
            <text:p>2130,3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2356.3" calcext:value-type="float">
            <text:p>2356,3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678291.2" calcext:value-type="float">
            <text:p>2678291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4913.4" calcext:value-type="float">
            <text:p>4913,4</text:p>
          </table:table-cell>
          <table:table-cell table:style-name="ce2" office:value-type="float" office:value="1924.6" calcext:value-type="float">
            <text:p>1924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703529" calcext:value-type="float">
            <text:p>47035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4612.6" calcext:value-type="float">
            <text:p>4612,6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2638483.2" calcext:value-type="float">
            <text:p>2638483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43630.1" calcext:value-type="float">
            <text:p>464363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2547238.4" calcext:value-type="float">
            <text:p>2547238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6199.2" calcext:value-type="float">
            <text:p>46199,2</text:p>
          </table:table-cell>
          <table:table-cell table:style-name="ce2" office:value-type="float" office:value="200.4" calcext:value-type="float">
            <text:p>200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858566" calcext:value-type="float">
            <text:p>48585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81.4" calcext:value-type="float">
            <text:p>581,4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596921.6" calcext:value-type="float">
            <text:p>2596921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80.2" calcext:value-type="float">
            <text:p>80,2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912" calcext:value-type="float">
            <text:p>489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4672.4" calcext:value-type="float">
            <text:p>4672,4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04174.3" calcext:value-type="float">
            <text:p>480417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22320.7" calcext:value-type="float">
            <text:p>122320,7</text:p>
          </table:table-cell>
          <table:table-cell table:style-name="ce2" office:value-type="float" office:value="3689.8" calcext:value-type="float">
            <text:p>3689,8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634860.8" calcext:value-type="float">
            <text:p>263486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847714.9" calcext:value-type="float">
            <text:p>484771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509.5" calcext:value-type="float">
            <text:p>3509,5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569702.2" calcext:value-type="float">
            <text:p>2569702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5093.6" calcext:value-type="float">
            <text:p>5093,6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92492.3" calcext:value-type="float">
            <text:p>509249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2660416" calcext:value-type="float">
            <text:p>2660416</text:p>
          </table:table-cell>
          <table:table-cell table:style-name="ce2" office:value-type="float" office:value="171.4" calcext:value-type="float">
            <text:p>171,4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4291.4" calcext:value-type="float">
            <text:p>4291,4</text:p>
          </table:table-cell>
          <table:table-cell table:style-name="ce2" office:value-type="float" office:value="2466.2" calcext:value-type="float">
            <text:p>2466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369985.8" calcext:value-type="float">
            <text:p>536998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489" calcext:value-type="float">
            <text:p>3489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670598.4" calcext:value-type="float">
            <text:p>2670598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65309.7" calcext:value-type="float">
            <text:p>5065309,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130.3" calcext:value-type="float">
            <text:p>2130,3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14155.1" calcext:value-type="float">
            <text:p>114155,1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453228.8" calcext:value-type="float">
            <text:p>2453228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3459.3" calcext:value-type="float">
            <text:p>4345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4512" calcext:value-type="float">
            <text:p>4512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30012" calcext:value-type="float">
            <text:p>463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4070.8" calcext:value-type="float">
            <text:p>4070,8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448691.2" calcext:value-type="float">
            <text:p>2448691,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8884.9" calcext:value-type="float">
            <text:p>48884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25904" calcext:value-type="float">
            <text:p>48259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25087.8" calcext:value-type="float">
            <text:p>125087,8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436166.4" calcext:value-type="float">
            <text:p>243616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4752.6" calcext:value-type="float">
            <text:p>4752,6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975569.7" calcext:value-type="float">
            <text:p>497556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320.4" calcext:value-type="float">
            <text:p>320,4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475622.4" calcext:value-type="float">
            <text:p>2475622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266.6" calcext:value-type="float">
            <text:p>35266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4973.6" calcext:value-type="float">
            <text:p>4973,6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872184.6" calcext:value-type="float">
            <text:p>4872184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127827.7" calcext:value-type="float">
            <text:p>127827,7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528512" calcext:value-type="float">
            <text:p>252851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3970.6" calcext:value-type="float">
            <text:p>3970,6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49032.6" calcext:value-type="float">
            <text:p>504903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27827.7" calcext:value-type="float">
            <text:p>127827,7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580793.6" calcext:value-type="float">
            <text:p>2580793,6</text:p>
          </table:table-cell>
          <table:table-cell table:style-name="ce2" office:value-type="float" office:value="71.4" calcext:value-type="float">
            <text:p>71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21850.1" calcext:value-type="float">
            <text:p>502185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27773.5" calcext:value-type="float">
            <text:p>127773,5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606694.4" calcext:value-type="float">
            <text:p>2606694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4532.2" calcext:value-type="float">
            <text:p>4532,2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157843.5" calcext:value-type="float">
            <text:p>515784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30540.5" calcext:value-type="float">
            <text:p>130540,5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687014.4" calcext:value-type="float">
            <text:p>2687014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4612.4" calcext:value-type="float">
            <text:p>4612,4</text:p>
          </table:table-cell>
          <table:table-cell table:style-name="ce2" office:value-type="float" office:value="2265.6" calcext:value-type="float">
            <text:p>2265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217661.5" calcext:value-type="float">
            <text:p>521766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33253.4" calcext:value-type="float">
            <text:p>133253,4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717273.6" calcext:value-type="float">
            <text:p>271727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8006.5" calcext:value-type="float">
            <text:p>38006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2486.8" calcext:value-type="float">
            <text:p>2486,8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5070681.6" calcext:value-type="float">
            <text:p>507068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25087.8" calcext:value-type="float">
            <text:p>125087,8</text:p>
          </table:table-cell>
          <table:table-cell table:style-name="ce2" office:value-type="float" office:value="3509.6" calcext:value-type="float">
            <text:p>3509,6</text:p>
          </table:table-cell>
          <table:table-cell table:style-name="ce2" office:value-type="float" office:value="2882.5" calcext:value-type="float">
            <text:p>2882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2789004.8" calcext:value-type="float">
            <text:p>2789004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5293.7" calcext:value-type="float">
            <text:p>35293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4672.6" calcext:value-type="float">
            <text:p>4672,6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280272.6" calcext:value-type="float">
            <text:p>5280272,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852416" calcext:value-type="float">
            <text:p>285241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4692.8" calcext:value-type="float">
            <text:p>4692,8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176887.8" calcext:value-type="float">
            <text:p>5176887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833139.2" calcext:value-type="float">
            <text:p>283313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4271.4" calcext:value-type="float">
            <text:p>4271,4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334637.7" calcext:value-type="float">
            <text:p>5334637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105989.6" calcext:value-type="float">
            <text:p>105989,6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983680" calcext:value-type="float">
            <text:p>298368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3432.1" calcext:value-type="float">
            <text:p>43432,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4391.8" calcext:value-type="float">
            <text:p>4391,8</text:p>
          </table:table-cell>
          <table:table-cell table:style-name="ce2" office:value-type="float" office:value="1704.6" calcext:value-type="float">
            <text:p>1704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972829.7" calcext:value-type="float">
            <text:p>497282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788812.8" calcext:value-type="float">
            <text:p>2788812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99235.7" calcext:value-type="float">
            <text:p>529923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340.4" calcext:value-type="float">
            <text:p>340,4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760857.6" calcext:value-type="float">
            <text:p>2760857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692.2" calcext:value-type="float">
            <text:p>40692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4973.4" calcext:value-type="float">
            <text:p>4973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760607" calcext:value-type="float">
            <text:p>47606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3" calcext:value-type="float">
            <text:p>2130,3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3449.4" calcext:value-type="float">
            <text:p>3449,4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785132.8" calcext:value-type="float">
            <text:p>2785132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033.6" calcext:value-type="float">
            <text:p>38033,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5424404.9" calcext:value-type="float">
            <text:p>542440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589.4" calcext:value-type="float">
            <text:p>3589,4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3149030.4" calcext:value-type="float">
            <text:p>3149030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2" office:value-type="float" office:value="4612.2" calcext:value-type="float">
            <text:p>4612,2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527790" calcext:value-type="float">
            <text:p>55277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" calcext:value-type="float">
            <text:p>1729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749.8" calcext:value-type="float">
            <text:p>3749,8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925132.8" calcext:value-type="float">
            <text:p>292513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4171.2" calcext:value-type="float">
            <text:p>4171,2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88384.3" calcext:value-type="float">
            <text:p>528838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908697.6" calcext:value-type="float">
            <text:p>2908697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4853.2" calcext:value-type="float">
            <text:p>4853,2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39471.8" calcext:value-type="float">
            <text:p>523947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609.8" calcext:value-type="float">
            <text:p>3609,8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701491.2" calcext:value-type="float">
            <text:p>2701491,2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3990.6" calcext:value-type="float">
            <text:p>3990,6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00684.8" calcext:value-type="float">
            <text:p>5100684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744.2" calcext:value-type="float">
            <text:p>1744,2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03276.8" calcext:value-type="float">
            <text:p>103276,8</text:p>
          </table:table-cell>
          <table:table-cell table:style-name="ce2" office:value-type="float" office:value="3689.8" calcext:value-type="float">
            <text:p>3689,8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2827456" calcext:value-type="float">
            <text:p>2827456</text:p>
          </table:table-cell>
          <table:table-cell table:style-name="ce2" office:value-type="float" office:value="114.3" calcext:value-type="float">
            <text:p>114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97998.9" calcext:value-type="float">
            <text:p>5097998,9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3689.6" calcext:value-type="float">
            <text:p>3689,6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746035.2" calcext:value-type="float">
            <text:p>2746035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4151.2" calcext:value-type="float">
            <text:p>4151,2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6314614.5" calcext:value-type="float">
            <text:p>631461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2606.6" calcext:value-type="float">
            <text:p>2606,6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3569.6" calcext:value-type="float">
            <text:p>3569,6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350.5" calcext:value-type="float">
            <text:p>350,5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767641.6" calcext:value-type="float">
            <text:p>2767641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929289.1" calcext:value-type="float">
            <text:p>4929289,1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783257.6" calcext:value-type="float">
            <text:p>2783257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4492.2" calcext:value-type="float">
            <text:p>4492,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10245.5" calcext:value-type="float">
            <text:p>4910245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867354.9" calcext:value-type="float">
            <text:p>2867354,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4472.2" calcext:value-type="float">
            <text:p>4472,2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19728.7" calcext:value-type="float">
            <text:p>5119728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721664" calcext:value-type="float">
            <text:p>272166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4552.2" calcext:value-type="float">
            <text:p>4552,2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59265.7" calcext:value-type="float">
            <text:p>4959265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671040" calcext:value-type="float">
            <text:p>26710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83627.5" calcext:value-type="float">
            <text:p>498362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4010.8" calcext:value-type="float">
            <text:p>4010,8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2518438.4" calcext:value-type="float">
            <text:p>2518438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580.9" calcext:value-type="float">
            <text:p>3258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823218.1" calcext:value-type="float">
            <text:p>482321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2255.5" calcext:value-type="float">
            <text:p>2255,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2641252.1" calcext:value-type="float">
            <text:p>2641252,1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2.8" calcext:value-type="float">
            <text:p>1282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3970.4" calcext:value-type="float">
            <text:p>3970,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52468" calcext:value-type="float">
            <text:p>47524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549.4" calcext:value-type="float">
            <text:p>3549,4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320.6" calcext:value-type="float">
            <text:p>320,6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655923.2" calcext:value-type="float">
            <text:p>2655923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013576.5" calcext:value-type="float">
            <text:p>501357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680364.8" calcext:value-type="float">
            <text:p>2680364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733478.3" calcext:value-type="float">
            <text:p>473347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268.4" calcext:value-type="float">
            <text:p>3268,4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300.5" calcext:value-type="float">
            <text:p>300,5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522041.6" calcext:value-type="float">
            <text:p>252204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4291.6" calcext:value-type="float">
            <text:p>4291,6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21150.8" calcext:value-type="float">
            <text:p>492115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469" calcext:value-type="float">
            <text:p>3469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735129.2" calcext:value-type="float">
            <text:p>2735129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4532.4" calcext:value-type="float">
            <text:p>4532,4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670812.7" calcext:value-type="float">
            <text:p>4670812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25.8" calcext:value-type="float">
            <text:p>525,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2700352" calcext:value-type="float">
            <text:p>270035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3850.4" calcext:value-type="float">
            <text:p>3850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01434.5" calcext:value-type="float">
            <text:p>480143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8" calcext:value-type="float">
            <text:p>1784,8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639391.6" calcext:value-type="float">
            <text:p>2639391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416293.2" calcext:value-type="float">
            <text:p>541629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2366.4" calcext:value-type="float">
            <text:p>2366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575.8" calcext:value-type="float">
            <text:p>575,8</text:p>
          </table:table-cell>
          <table:table-cell table:style-name="ce2" office:value-type="float" office:value="2435417.6" calcext:value-type="float">
            <text:p>2435417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4612.2" calcext:value-type="float">
            <text:p>4612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122468.5" calcext:value-type="float">
            <text:p>5122468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088.4" calcext:value-type="float">
            <text:p>3088,4</text:p>
          </table:table-cell>
          <table:table-cell table:style-name="ce2" office:value-type="float" office:value="2230.8" calcext:value-type="float">
            <text:p>2230,8</text:p>
          </table:table-cell>
          <table:table-cell table:number-columns-repeated="2" table:style-name="ce2" office:value-type="float" office:value="601.2" calcext:value-type="float">
            <text:p>601,2</text:p>
          </table:table-cell>
          <table:table-cell table:style-name="ce2" office:value-type="float" office:value="2342291.2" calcext:value-type="float">
            <text:p>2342291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4050.8" calcext:value-type="float">
            <text:p>4050,8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685614.5" calcext:value-type="float">
            <text:p>568561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2571970.1" calcext:value-type="float">
            <text:p>2571970,1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4291.6" calcext:value-type="float">
            <text:p>4291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57194.5" calcext:value-type="float">
            <text:p>465719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541.2" calcext:value-type="float">
            <text:p>541,2</text:p>
          </table:table-cell>
          <table:table-cell table:style-name="ce2" office:value-type="float" office:value="2614707.2" calcext:value-type="float">
            <text:p>2614707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4431.8" calcext:value-type="float">
            <text:p>4431,8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119755.7" calcext:value-type="float">
            <text:p>511975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.2" calcext:value-type="float">
            <text:p>1604,2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60.6" calcext:value-type="float">
            <text:p>460,6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728089.6" calcext:value-type="float">
            <text:p>2728089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760606.8" calcext:value-type="float">
            <text:p>476060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300.4" calcext:value-type="float">
            <text:p>300,4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047507.1" calcext:value-type="float">
            <text:p>2047507,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4572.2" calcext:value-type="float">
            <text:p>4572,2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340063.5" calcext:value-type="float">
            <text:p>534006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550.8" calcext:value-type="float">
            <text:p>550,8</text:p>
          </table:table-cell>
          <table:table-cell table:style-name="ce2" office:value-type="float" office:value="2378809.6" calcext:value-type="float">
            <text:p>237880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4772.8" calcext:value-type="float">
            <text:p>4772,8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38903.9" calcext:value-type="float">
            <text:p>4738903,9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2488769" calcext:value-type="float">
            <text:p>2488769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4151.2" calcext:value-type="float">
            <text:p>4151,2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356340.6" calcext:value-type="float">
            <text:p>535634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.3" calcext:value-type="float">
            <text:p>1604,3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1578.8" calcext:value-type="float">
            <text:p>1578,8</text:p>
          </table:table-cell>
          <table:table-cell table:number-columns-repeated="2" table:style-name="ce2" office:value-type="float" office:value="526" calcext:value-type="float">
            <text:p>526</text:p>
          </table:table-cell>
          <table:table-cell table:style-name="ce2" office:value-type="float" office:value="2219731.2" calcext:value-type="float">
            <text:p>2219731,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4652.4" calcext:value-type="float">
            <text:p>4652,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80968.4" calcext:value-type="float">
            <text:p>4980968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2626.6" calcext:value-type="float">
            <text:p>2626,6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2515737.6" calcext:value-type="float">
            <text:p>2515737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714407.3" calcext:value-type="float">
            <text:p>471440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280.2" calcext:value-type="float">
            <text:p>280,2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2514111" calcext:value-type="float">
            <text:p>2514111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4291.6" calcext:value-type="float">
            <text:p>4291,6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016316.5" calcext:value-type="float">
            <text:p>501631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516966.4" calcext:value-type="float">
            <text:p>2516966,4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4091.2" calcext:value-type="float">
            <text:p>4091,2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94664.1" calcext:value-type="float">
            <text:p>4594664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589.4" calcext:value-type="float">
            <text:p>3589,4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603616" calcext:value-type="float">
            <text:p>26036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831275.7" calcext:value-type="float">
            <text:p>483127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2750418.4" calcext:value-type="float">
            <text:p>2750418,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4311.6" calcext:value-type="float">
            <text:p>4311,6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326499.3" calcext:value-type="float">
            <text:p>5326499,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2783872.3" calcext:value-type="float">
            <text:p>2783872,3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5549573.7" calcext:value-type="float">
            <text:p>554957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28.8" calcext:value-type="float">
            <text:p>3228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737484.8" calcext:value-type="float">
            <text:p>2737484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23836.7" calcext:value-type="float">
            <text:p>492383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88.6" calcext:value-type="float">
            <text:p>3288,6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319490" calcext:value-type="float">
            <text:p>2319490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83916.7" calcext:value-type="float">
            <text:p>418391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481.3" calcext:value-type="float">
            <text:p>2481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260.4" calcext:value-type="float">
            <text:p>260,4</text:p>
          </table:table-cell>
          <table:table-cell table:style-name="ce2" office:value-type="float" office:value="2555372.8" calcext:value-type="float">
            <text:p>2555372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4171.2" calcext:value-type="float">
            <text:p>4171,2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179546.6" calcext:value-type="float">
            <text:p>5179546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985.8" calcext:value-type="float">
            <text:p>3985,8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606147.4" calcext:value-type="float">
            <text:p>2606147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00.5" calcext:value-type="float">
            <text:p>200,5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389002.8" calcext:value-type="float">
            <text:p>538900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981304" calcext:value-type="float">
            <text:p>298130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4572.4" calcext:value-type="float">
            <text:p>4572,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64019.2" calcext:value-type="float">
            <text:p>486401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3" calcext:value-type="float">
            <text:p>1428,3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2827.2" calcext:value-type="float">
            <text:p>2827,2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2868454.8" calcext:value-type="float">
            <text:p>2868454,8</text:p>
          </table:table-cell>
          <table:table-cell table:style-name="ce2" office:value-type="float" office:value="214.3" calcext:value-type="float">
            <text:p>214,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4010.6" calcext:value-type="float">
            <text:p>4010,6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500553.5" calcext:value-type="float">
            <text:p>5500553,5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754779.6" calcext:value-type="float">
            <text:p>2754779,6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4492.2" calcext:value-type="float">
            <text:p>4492,2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83008.9" calcext:value-type="float">
            <text:p>4883008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990.6" calcext:value-type="float">
            <text:p>3990,6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475.8" calcext:value-type="float">
            <text:p>475,8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890680.6" calcext:value-type="float">
            <text:p>289068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4371.8" calcext:value-type="float">
            <text:p>4371,8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312881" calcext:value-type="float">
            <text:p>531288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2993956.5" calcext:value-type="float">
            <text:p>2993956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4151.2" calcext:value-type="float">
            <text:p>4151,2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57816.6" calcext:value-type="float">
            <text:p>515781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509.2" calcext:value-type="float">
            <text:p>3509,2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2894720" calcext:value-type="float">
            <text:p>28947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4050.8" calcext:value-type="float">
            <text:p>4050,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951019.2" calcext:value-type="float">
            <text:p>495101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814144" calcext:value-type="float">
            <text:p>281414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606678.6" calcext:value-type="float">
            <text:p>560667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3002956.7" calcext:value-type="float">
            <text:p>3002956,7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06214.7" calcext:value-type="float">
            <text:p>4706214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2330.8" calcext:value-type="float">
            <text:p>2330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904948.6" calcext:value-type="float">
            <text:p>2904948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61201.7" calcext:value-type="float">
            <text:p>526120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805273.6" calcext:value-type="float">
            <text:p>280527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4472.2" calcext:value-type="float">
            <text:p>4472,2</text:p>
          </table:table-cell>
          <table:table-cell table:style-name="ce2" office:value-type="float" office:value="701.8" calcext:value-type="float">
            <text:p>701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63373.5" calcext:value-type="float">
            <text:p>476337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2058378.7" calcext:value-type="float">
            <text:p>2058378,7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4612.4" calcext:value-type="float">
            <text:p>4612,4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46238.8" calcext:value-type="float">
            <text:p>504623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45415.4" calcext:value-type="float">
            <text:p>2845415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41.8" calcext:value-type="float">
            <text:p>941,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4271.6" calcext:value-type="float">
            <text:p>4271,6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100684.9" calcext:value-type="float">
            <text:p>510068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211937.9" calcext:value-type="float">
            <text:p>2211937,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4211.2" calcext:value-type="float">
            <text:p>4211,2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36110.2" calcext:value-type="float">
            <text:p>4736110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2306.2" calcext:value-type="float">
            <text:p>2306,2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462934.1" calcext:value-type="float">
            <text:p>2462934,1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220.4" calcext:value-type="float">
            <text:p>220,4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4271.6" calcext:value-type="float">
            <text:p>4271,6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06860" calcext:value-type="float">
            <text:p>4806860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807.5" calcext:value-type="float">
            <text:p>2807,5</text:p>
          </table:table-cell>
          <table:table-cell table:style-name="ce2" office:value-type="float" office:value="86945.6" calcext:value-type="float">
            <text:p>86945,6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115712" calcext:value-type="float">
            <text:p>2115712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3930.6" calcext:value-type="float">
            <text:p>3930,6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610995" calcext:value-type="float">
            <text:p>46109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2426" calcext:value-type="float">
            <text:p>2426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2120793.6" calcext:value-type="float">
            <text:p>2120793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4311.6" calcext:value-type="float">
            <text:p>4311,6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17765.5" calcext:value-type="float">
            <text:p>481776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2198662.4" calcext:value-type="float">
            <text:p>2198662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480373.3" calcext:value-type="float">
            <text:p>448037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4211.4" calcext:value-type="float">
            <text:p>4211,4</text:p>
          </table:table-cell>
          <table:table-cell table:style-name="ce2" office:value-type="float" office:value="1779.8" calcext:value-type="float">
            <text:p>1779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2126536.1" calcext:value-type="float">
            <text:p>2126536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817711.5" calcext:value-type="float">
            <text:p>481771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1864.4" calcext:value-type="float">
            <text:p>1864,4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4111.2" calcext:value-type="float">
            <text:p>4111,2</text:p>
          </table:table-cell>
          <table:table-cell table:style-name="ce2" office:value-type="float" office:value="2230.5" calcext:value-type="float">
            <text:p>2230,5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984011.9" calcext:value-type="float">
            <text:p>1984011,9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5212262.5" calcext:value-type="float">
            <text:p>5212262,5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729.8" calcext:value-type="float">
            <text:p>3729,8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280.2" calcext:value-type="float">
            <text:p>280,2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2044640" calcext:value-type="float">
            <text:p>204464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4231.4" calcext:value-type="float">
            <text:p>4231,4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994586.5" calcext:value-type="float">
            <text:p>499458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2807.5" calcext:value-type="float">
            <text:p>2807,5</text:p>
          </table:table-cell>
          <table:table-cell table:style-name="ce2" office:value-type="float" office:value="340.6" calcext:value-type="float">
            <text:p>340,6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512475.2" calcext:value-type="float">
            <text:p>2512475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5451587.3" calcext:value-type="float">
            <text:p>545158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320.4" calcext:value-type="float">
            <text:p>320,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105557" calcext:value-type="float">
            <text:p>2105557</text:p>
          </table:table-cell>
          <table:table-cell table:style-name="ce2" office:value-type="float" office:value="116.7" calcext:value-type="float">
            <text:p>11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4110.8" calcext:value-type="float">
            <text:p>4110,8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731793.7" calcext:value-type="float">
            <text:p>573179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446214.4" calcext:value-type="float">
            <text:p>2446214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86525.3" calcext:value-type="float">
            <text:p>458652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2383590.4" calcext:value-type="float">
            <text:p>2383590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125.3" calcext:value-type="float">
            <text:p>1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885775.6" calcext:value-type="float">
            <text:p>488577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1704.5" calcext:value-type="float">
            <text:p>1704,5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656736" calcext:value-type="float">
            <text:p>265673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27326.1" calcext:value-type="float">
            <text:p>462732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208.2" calcext:value-type="float">
            <text:p>3208,2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2758691.8" calcext:value-type="float">
            <text:p>2758691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15775.5" calcext:value-type="float">
            <text:p>451577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609.4" calcext:value-type="float">
            <text:p>3609,4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2288755.2" calcext:value-type="float">
            <text:p>2288755,2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4552.2" calcext:value-type="float">
            <text:p>4552,2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363451" calcext:value-type="float">
            <text:p>43634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2783001.6" calcext:value-type="float">
            <text:p>278300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4251.2" calcext:value-type="float">
            <text:p>4251,2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25285.8" calcext:value-type="float">
            <text:p>472528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630329.6" calcext:value-type="float">
            <text:p>263032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33.7" calcext:value-type="float">
            <text:p>233,7</text:p>
          </table:table-cell>
          <table:table-cell table:style-name="ce2" office:value-type="float" office:value="1062.8" calcext:value-type="float">
            <text:p>106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4472" calcext:value-type="float">
            <text:p>4472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00866.4" calcext:value-type="float">
            <text:p>4300866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3225740.4" calcext:value-type="float">
            <text:p>3225740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75.3" calcext:value-type="float">
            <text:p>275,3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2" office:value-type="float" office:value="4472" calcext:value-type="float">
            <text:p>4472</text:p>
          </table:table-cell>
          <table:table-cell table:style-name="ce2" office:value-type="float" office:value="2928" calcext:value-type="float">
            <text:p>292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893914.4" calcext:value-type="float">
            <text:p>489391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3060878.6" calcext:value-type="float">
            <text:p>3060878,6</text:p>
          </table:table-cell>
          <table:table-cell table:style-name="ce2" office:value-type="float" office:value="157.1" calcext:value-type="float">
            <text:p>157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22.6" calcext:value-type="float">
            <text:p>1222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2" office:value-type="float" office:value="4131" calcext:value-type="float">
            <text:p>4131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579442.1" calcext:value-type="float">
            <text:p>557944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3052070.4" calcext:value-type="float">
            <text:p>3052070,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17197.6" calcext:value-type="float">
            <text:p>431719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76067.3" calcext:value-type="float">
            <text:p>76067,3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130.8" calcext:value-type="float">
            <text:p>2130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630241.5" calcext:value-type="float">
            <text:p>2630241,5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13.9" calcext:value-type="float">
            <text:p>213,9</text:p>
          </table:table-cell>
          <table:table-cell office:value-type="float" office:value="4110.8" calcext:value-type="float">
            <text:p>4110,8</text:p>
          </table:table-cell>
          <table:table-cell office:value-type="float" office:value="2767.4" calcext:value-type="float">
            <text:p>2767,4</text:p>
          </table:table-cell>
          <table:table-cell office:value-type="float" office:value="8138.4" calcext:value-type="float">
            <text:p>8138,4</text:p>
          </table:table-cell>
          <table:table-cell office:value-type="float" office:value="4257379.9" calcext:value-type="float">
            <text:p>4257379,9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2406.2" calcext:value-type="float">
            <text:p>2406,2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850.2" calcext:value-type="float">
            <text:p>3850,2</text:p>
          </table:table-cell>
          <table:table-cell office:value-type="float" office:value="2256" calcext:value-type="float">
            <text:p>2256</text:p>
          </table:table-cell>
          <table:table-cell office:value-type="float" office:value="500.8" calcext:value-type="float">
            <text:p>500,8</text:p>
          </table:table-cell>
          <table:table-cell office:value-type="float" office:value="621.4" calcext:value-type="float">
            <text:p>621,4</text:p>
          </table:table-cell>
          <table:table-cell office:value-type="float" office:value="2455865.6" calcext:value-type="float">
            <text:p>2455865,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403.4" calcext:value-type="float">
            <text:p>1403,4</text:p>
          </table:table-cell>
          <table:table-cell office:value-type="float" office:value="250" calcext:value-type="float">
            <text:p>250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15.7" calcext:value-type="float">
            <text:p>215,7</text:p>
          </table:table-cell>
          <table:table-cell office:value-type="float" office:value="3830.2" calcext:value-type="float">
            <text:p>3830,2</text:p>
          </table:table-cell>
          <table:table-cell office:value-type="float" office:value="4271.6" calcext:value-type="float">
            <text:p>4271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4736083" calcext:value-type="float">
            <text:p>4736083</text:p>
          </table:table-cell>
          <table:table-cell office:value-type="float" office:value="6782" calcext:value-type="float">
            <text:p>6782</text:p>
          </table:table-cell>
          <table:table-cell office:value-type="float" office:value="1102.6" calcext:value-type="float">
            <text:p>1102,6</text:p>
          </table:table-cell>
          <table:table-cell office:value-type="float" office:value="2165.4" calcext:value-type="float">
            <text:p>2165,4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449" calcext:value-type="float">
            <text:p>3449</text:p>
          </table:table-cell>
          <table:table-cell office:value-type="float" office:value="2180.8" calcext:value-type="float">
            <text:p>2180,8</text:p>
          </table:table-cell>
          <table:table-cell office:value-type="float" office:value="676.5" calcext:value-type="float">
            <text:p>676,5</text:p>
          </table:table-cell>
          <table:table-cell office:value-type="float" office:value="300.5" calcext:value-type="float">
            <text:p>300,5</text:p>
          </table:table-cell>
          <table:table-cell office:value-type="float" office:value="1669459.2" calcext:value-type="float">
            <text:p>1669459,2</text:p>
          </table:table-cell>
          <table:table-cell office:value-type="float" office:value="62.5" calcext:value-type="float">
            <text:p>62,5</text:p>
          </table:table-cell>
          <table:table-cell office:value-type="float" office:value="100" calcext:value-type="float">
            <text:p>100</text:p>
          </table:table-cell>
          <table:table-cell office:value-type="float" office:value="1022.4" calcext:value-type="float">
            <text:p>1022,4</text:p>
          </table:table-cell>
          <table:table-cell office:value-type="float" office:value="125" calcext:value-type="float">
            <text:p>125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17.4" calcext:value-type="float">
            <text:p>217,4</text:p>
          </table:table-cell>
          <table:table-cell office:value-type="float" office:value="3870.4" calcext:value-type="float">
            <text:p>3870,4</text:p>
          </table:table-cell>
          <table:table-cell office:value-type="float" office:value="1804.6" calcext:value-type="float">
            <text:p>1804,6</text:p>
          </table:table-cell>
          <table:table-cell office:value-type="float" office:value="6782" calcext:value-type="float">
            <text:p>6782</text:p>
          </table:table-cell>
          <table:table-cell office:value-type="float" office:value="2067434.6" calcext:value-type="float">
            <text:p>2067434,6</text:p>
          </table:table-cell>
          <table:table-cell office:value-type="float" office:value="0" calcext:value-type="float">
            <text:p>0</text:p>
          </table:table-cell>
          <table:table-cell office:value-type="float" office:value="1162.8" calcext:value-type="float">
            <text:p>1162,8</text:p>
          </table:table-cell>
          <table:table-cell office:value-type="float" office:value="1985.2" calcext:value-type="float">
            <text:p>1985,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669.8" calcext:value-type="float">
            <text:p>3669,8</text:p>
          </table:table-cell>
          <table:table-cell office:value-type="float" office:value="2381.3" calcext:value-type="float">
            <text:p>2381,3</text:p>
          </table:table-cell>
          <table:table-cell office:value-type="float" office:value="626.3" calcext:value-type="float">
            <text:p>626,3</text:p>
          </table:table-cell>
          <table:table-cell office:value-type="float" office:value="540.8" calcext:value-type="float">
            <text:p>540,8</text:p>
          </table:table-cell>
          <table:table-cell office:value-type="float" office:value="1035894.4" calcext:value-type="float">
            <text:p>1035894,4</text:p>
          </table:table-cell>
          <table:table-cell office:value-type="float" office:value="57.1" calcext:value-type="float">
            <text:p>57,1</text:p>
          </table:table-cell>
          <table:table-cell office:value-type="float" office:value="233.7" calcext:value-type="float">
            <text:p>233,7</text:p>
          </table:table-cell>
          <table:table-cell office:value-type="float" office:value="1423.4" calcext:value-type="float">
            <text:p>1423,4</text:p>
          </table:table-cell>
          <table:table-cell office:value-type="float" office:value="120" calcext:value-type="float">
            <text:p>120</text:p>
          </table:table-cell>
          <table:table-cell office:value-type="float" office:value="5425.6" calcext:value-type="float">
            <text:p>5425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9.2" calcext:value-type="float">
            <text:p>219,2</text:p>
          </table:table-cell>
          <table:table-cell office:value-type="float" office:value="4191" calcext:value-type="float">
            <text:p>4191</text:p>
          </table:table-cell>
          <table:table-cell office:value-type="float" office:value="1443.6" calcext:value-type="float">
            <text:p>1443,6</text:p>
          </table:table-cell>
          <table:table-cell office:value-type="float" office:value="6782" calcext:value-type="float">
            <text:p>6782</text:p>
          </table:table-cell>
          <table:table-cell office:value-type="float" office:value="1390045.3" calcext:value-type="float">
            <text:p>1390045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679.3" calcext:value-type="float">
            <text:p>1679,3</text:p>
          </table:table-cell>
          <table:table-cell office:value-type="float" office:value="1764.6" calcext:value-type="float">
            <text:p>1764,6</text:p>
          </table:table-cell>
          <table:table-cell office:value-type="float" office:value="65216" calcext:value-type="float">
            <text:p>65216</text:p>
          </table:table-cell>
          <table:table-cell office:value-type="float" office:value="3368.8" calcext:value-type="float">
            <text:p>3368,8</text:p>
          </table:table-cell>
          <table:table-cell office:value-type="float" office:value="2581.5" calcext:value-type="float">
            <text:p>2581,5</text:p>
          </table:table-cell>
          <table:table-cell office:value-type="float" office:value="551" calcext:value-type="float">
            <text:p>551</text:p>
          </table:table-cell>
          <table:table-cell office:value-type="float" office:value="275.5" calcext:value-type="float">
            <text:p>275,5</text:p>
          </table:table-cell>
          <table:table-cell office:value-type="float" office:value="681078.4" calcext:value-type="float">
            <text:p>681078,4</text:p>
          </table:table-cell>
          <table:table-cell office:value-type="float" office:value="0" calcext:value-type="float">
            <text:p>0</text:p>
          </table:table-cell>
          <table:table-cell office:value-type="float" office:value="180.2" calcext:value-type="float">
            <text:p>180,2</text:p>
          </table:table-cell>
          <table:table-cell office:value-type="float" office:value="902" calcext:value-type="float">
            <text:p>902</text:p>
          </table:table-cell>
          <table:table-cell office:value-type="float" office:value="212.5" calcext:value-type="float">
            <text:p>212,5</text:p>
          </table:table-cell>
          <table:table-cell office:value-type="float" office:value="6782" calcext:value-type="float">
            <text:p>678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float" office:value="3469" calcext:value-type="float">
            <text:p>3469</text:p>
          </table:table-cell>
          <table:table-cell office:value-type="float" office:value="1243.2" calcext:value-type="float">
            <text:p>1243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971105.7" calcext:value-type="float">
            <text:p>971105,7</text:p>
          </table:table-cell>
          <table:table-cell office:value-type="float" office:value="0" calcext:value-type="float">
            <text:p>0</text:p>
          </table:table-cell>
          <table:table-cell office:value-type="float" office:value="1383.4" calcext:value-type="float">
            <text:p>1383,4</text:p>
          </table:table-cell>
          <table:table-cell office:value-type="float" office:value="2065.6" calcext:value-type="float">
            <text:p>2065,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328.8" calcext:value-type="float">
            <text:p>3328,8</text:p>
          </table:table-cell>
          <table:table-cell office:value-type="float" office:value="1930" calcext:value-type="float">
            <text:p>1930</text:p>
          </table:table-cell>
          <table:table-cell office:value-type="float" office:value="581" calcext:value-type="float">
            <text:p>581</text:p>
          </table:table-cell>
          <table:table-cell office:value-type="float" office:value="420.6" calcext:value-type="float">
            <text:p>420,6</text:p>
          </table:table-cell>
          <table:table-cell office:value-type="float" office:value="489984" calcext:value-type="float">
            <text:p>48998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3.2" calcext:value-type="float">
            <text:p>1303,2</text:p>
          </table:table-cell>
          <table:table-cell office:value-type="float" office:value="187.5" calcext:value-type="float">
            <text:p>187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2.7" calcext:value-type="float">
            <text:p>222,7</text:p>
          </table:table-cell>
          <table:table-cell office:value-type="float" office:value="3770.2" calcext:value-type="float">
            <text:p>3770,2</text:p>
          </table:table-cell>
          <table:table-cell office:value-type="float" office:value="701.4" calcext:value-type="float">
            <text:p>701,4</text:p>
          </table:table-cell>
          <table:table-cell office:value-type="float" office:value="8138.4" calcext:value-type="float">
            <text:p>8138,4</text:p>
          </table:table-cell>
          <table:table-cell office:value-type="float" office:value="690845.2" calcext:value-type="float">
            <text:p>690845,2</text:p>
          </table:table-cell>
          <table:table-cell office:value-type="float" office:value="0" calcext:value-type="float">
            <text:p>0</text:p>
          </table:table-cell>
          <table:table-cell office:value-type="float" office:value="1583.8" calcext:value-type="float">
            <text:p>1583,8</text:p>
          </table:table-cell>
          <table:table-cell office:value-type="float" office:value="1102.6" calcext:value-type="float">
            <text:p>1102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68.8" calcext:value-type="float">
            <text:p>3268,8</text:p>
          </table:table-cell>
          <table:table-cell office:value-type="float" office:value="2857.5" calcext:value-type="float">
            <text:p>2857,5</text:p>
          </table:table-cell>
          <table:table-cell office:value-type="float" office:value="340.6" calcext:value-type="float">
            <text:p>340,6</text:p>
          </table:table-cell>
          <table:table-cell office:value-type="float" office:value="200.2" calcext:value-type="float">
            <text:p>200,2</text:p>
          </table:table-cell>
          <table:table-cell office:value-type="float" office:value="368368" calcext:value-type="float">
            <text:p>368368</text:p>
          </table:table-cell>
          <table:table-cell office:value-type="float" office:value="25" calcext:value-type="float">
            <text:p>25</text:p>
          </table:table-cell>
          <table:table-cell office:value-type="float" office:value="125.3" calcext:value-type="float">
            <text:p>125,3</text:p>
          </table:table-cell>
          <table:table-cell office:value-type="float" office:value="1283.2" calcext:value-type="float">
            <text:p>1283,2</text:p>
          </table:table-cell>
          <table:table-cell office:value-type="float" office:value="112.5" calcext:value-type="float">
            <text:p>112,5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4.5" calcext:value-type="float">
            <text:p>224,5</text:p>
          </table:table-cell>
          <table:table-cell office:value-type="float" office:value="3308.8" calcext:value-type="float">
            <text:p>3308,8</text:p>
          </table:table-cell>
          <table:table-cell office:value-type="float" office:value="801.8" calcext:value-type="float">
            <text:p>801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489608.4" calcext:value-type="float">
            <text:p>489608,4</text:p>
          </table:table-cell>
          <table:table-cell office:value-type="float" office:value="0" calcext:value-type="float">
            <text:p>0</text:p>
          </table:table-cell>
          <table:table-cell office:value-type="float" office:value="1363.2" calcext:value-type="float">
            <text:p>1363,2</text:p>
          </table:table-cell>
          <table:table-cell office:value-type="float" office:value="2346" calcext:value-type="float">
            <text:p>2346</text:p>
          </table:table-cell>
          <table:table-cell office:value-type="float" office:value="67956" calcext:value-type="float">
            <text:p>67956</text:p>
          </table:table-cell>
          <table:table-cell office:value-type="float" office:value="2907.6" calcext:value-type="float">
            <text:p>2907,6</text:p>
          </table:table-cell>
          <table:table-cell office:value-type="float" office:value="2707.3" calcext:value-type="float">
            <text:p>2707,3</text:p>
          </table:table-cell>
          <table:table-cell office:value-type="float" office:value="676.3" calcext:value-type="float">
            <text:p>676,3</text:p>
          </table:table-cell>
          <table:table-cell office:value-type="float" office:value="300.5" calcext:value-type="float">
            <text:p>300,5</text:p>
          </table:table-cell>
          <table:table-cell office:value-type="float" office:value="263415.2" calcext:value-type="float">
            <text:p>263415,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office:value-type="float" office:value="5425.6" calcext:value-type="float">
            <text:p>5425,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6.3" calcext:value-type="float">
            <text:p>226,3</text:p>
          </table:table-cell>
          <table:table-cell office:value-type="float" office:value="3890.4" calcext:value-type="float">
            <text:p>3890,4</text:p>
          </table:table-cell>
          <table:table-cell office:value-type="float" office:value="541" calcext:value-type="float">
            <text:p>541</text:p>
          </table:table-cell>
          <table:table-cell office:value-type="float" office:value="8138.4" calcext:value-type="float">
            <text:p>8138,4</text:p>
          </table:table-cell>
          <table:table-cell office:value-type="float" office:value="367152.4" calcext:value-type="float">
            <text:p>367152,4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2386.2" calcext:value-type="float">
            <text:p>2386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68.6" calcext:value-type="float">
            <text:p>3268,6</text:p>
          </table:table-cell>
          <table:table-cell office:value-type="float" office:value="2606.8" calcext:value-type="float">
            <text:p>2606,8</text:p>
          </table:table-cell>
          <table:table-cell office:value-type="float" office:value="475.5" calcext:value-type="float">
            <text:p>475,5</text:p>
          </table:table-cell>
          <table:table-cell office:value-type="float" office:value="501" calcext:value-type="float">
            <text:p>501</text:p>
          </table:table-cell>
          <table:table-cell office:value-type="float" office:value="191895.2" calcext:value-type="float">
            <text:p>191895,2</text:p>
          </table:table-cell>
          <table:table-cell office:value-type="float" office:value="37.5" calcext:value-type="float">
            <text:p>37,5</text:p>
          </table:table-cell>
          <table:table-cell office:value-type="float" office:value="80" calcext:value-type="float">
            <text:p>80</text:p>
          </table:table-cell>
          <table:table-cell office:value-type="float" office:value="821.8" calcext:value-type="float">
            <text:p>821,8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4051" calcext:value-type="float">
            <text:p>4051</text:p>
          </table:table-cell>
          <table:table-cell office:value-type="float" office:value="426" calcext:value-type="float">
            <text:p>426</text:p>
          </table:table-cell>
          <table:table-cell office:value-type="float" office:value="6782" calcext:value-type="float">
            <text:p>6782</text:p>
          </table:table-cell>
          <table:table-cell office:value-type="float" office:value="266506.7" calcext:value-type="float">
            <text:p>266506,7</text:p>
          </table:table-cell>
          <table:table-cell office:value-type="float" office:value="4521.4" calcext:value-type="float">
            <text:p>4521,4</text:p>
          </table:table-cell>
          <table:table-cell office:value-type="float" office:value="1879.5" calcext:value-type="float">
            <text:p>1879,5</text:p>
          </table:table-cell>
          <table:table-cell office:value-type="float" office:value="1403.4" calcext:value-type="float">
            <text:p>1403,4</text:p>
          </table:table-cell>
          <table:table-cell office:value-type="float" office:value="65216" calcext:value-type="float">
            <text:p>65216</text:p>
          </table:table-cell>
          <table:table-cell office:value-type="float" office:value="2928" calcext:value-type="float">
            <text:p>2928</text:p>
          </table:table-cell>
          <table:table-cell office:value-type="float" office:value="2030.3" calcext:value-type="float">
            <text:p>2030,3</text:p>
          </table:table-cell>
          <table:table-cell office:value-type="float" office:value="641.4" calcext:value-type="float">
            <text:p>641,4</text:p>
          </table:table-cell>
          <table:table-cell office:value-type="float" office:value="300.3" calcext:value-type="float">
            <text:p>300,3</text:p>
          </table:table-cell>
          <table:table-cell office:value-type="float" office:value="153848.4" calcext:value-type="float">
            <text:p>153848,4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1283" calcext:value-type="float">
            <text:p>1283</text:p>
          </table:table-cell>
          <table:table-cell office:value-type="float" office:value="125" calcext:value-type="float">
            <text:p>125</text:p>
          </table:table-cell>
          <table:table-cell office:value-type="float" office:value="6782" calcext:value-type="float">
            <text:p>67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3750" calcext:value-type="float">
            <text:p>3750</text:p>
          </table:table-cell>
          <table:table-cell office:value-type="float" office:value="450.8" calcext:value-type="float">
            <text:p>450,8</text:p>
          </table:table-cell>
          <table:table-cell office:value-type="float" office:value="10173" calcext:value-type="float">
            <text:p>10173</text:p>
          </table:table-cell>
          <table:table-cell office:value-type="float" office:value="203976.4" calcext:value-type="float">
            <text:p>203976,4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2286.2" calcext:value-type="float">
            <text:p>2286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890.4" calcext:value-type="float">
            <text:p>3890,4</text:p>
          </table:table-cell>
          <table:table-cell office:value-type="float" office:value="2632" calcext:value-type="float">
            <text:p>2632</text:p>
          </table:table-cell>
          <table:table-cell office:value-type="float" office:value="320.6" calcext:value-type="float">
            <text:p>320,6</text:p>
          </table:table-cell>
          <table:table-cell office:value-type="float" office:value="200.3" calcext:value-type="float">
            <text:p>200,3</text:p>
          </table:table-cell>
          <table:table-cell office:value-type="float" office:value="119914.8" calcext:value-type="float">
            <text:p>119914,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82.2" calcext:value-type="float">
            <text:p>982,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3729.8" calcext:value-type="float">
            <text:p>3729,8</text:p>
          </table:table-cell>
          <table:table-cell office:value-type="float" office:value="501" calcext:value-type="float">
            <text:p>501</text:p>
          </table:table-cell>
          <table:table-cell office:value-type="float" office:value="5425.6" calcext:value-type="float">
            <text:p>5425,6</text:p>
          </table:table-cell>
          <table:table-cell office:value-type="float" office:value="138679" calcext:value-type="float">
            <text:p>138679</text:p>
          </table:table-cell>
          <table:table-cell office:value-type="float" office:value="0" calcext:value-type="float">
            <text:p>0</text:p>
          </table:table-cell>
          <table:table-cell office:value-type="float" office:value="1784.6" calcext:value-type="float">
            <text:p>1784,6</text:p>
          </table:table-cell>
          <table:table-cell office:value-type="float" office:value="2185.6" calcext:value-type="float">
            <text:p>2185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068" calcext:value-type="float">
            <text:p>3068</text:p>
          </table:table-cell>
          <table:table-cell office:value-type="float" office:value="1980" calcext:value-type="float">
            <text:p>1980</text:p>
          </table:table-cell>
          <table:table-cell office:value-type="float" office:value="521" calcext:value-type="float">
            <text:p>521</text:p>
          </table:table-cell>
          <table:table-cell office:value-type="float" office:value="150" calcext:value-type="float">
            <text:p>150</text:p>
          </table:table-cell>
          <table:table-cell office:value-type="float" office:value="90693.2" calcext:value-type="float">
            <text:p>90693,2</text:p>
          </table:table-cell>
          <table:table-cell office:value-type="float" office:value="12.5" calcext:value-type="float">
            <text:p>12,5</text:p>
          </table:table-cell>
          <table:table-cell office:value-type="float" office:value="125" calcext:value-type="float">
            <text:p>125</text:p>
          </table:table-cell>
          <table:table-cell office:value-type="float" office:value="1303.2" calcext:value-type="float">
            <text:p>1303,2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3970.4" calcext:value-type="float">
            <text:p>3970,4</text:p>
          </table:table-cell>
          <table:table-cell office:value-type="float" office:value="225" calcext:value-type="float">
            <text:p>225</text:p>
          </table:table-cell>
          <table:table-cell office:value-type="float" office:value="5425.6" calcext:value-type="float">
            <text:p>5425,6</text:p>
          </table:table-cell>
          <table:table-cell office:value-type="float" office:value="135945.8" calcext:value-type="float">
            <text:p>135945,8</text:p>
          </table:table-cell>
          <table:table-cell office:value-type="float" office:value="3391" calcext:value-type="float">
            <text:p>3391</text:p>
          </table:table-cell>
          <table:table-cell office:value-type="float" office:value="1563.8" calcext:value-type="float">
            <text:p>1563,8</text:p>
          </table:table-cell>
          <table:table-cell office:value-type="float" office:value="2185.6" calcext:value-type="float">
            <text:p>2185,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008" calcext:value-type="float">
            <text:p>3008</text:p>
          </table:table-cell>
          <table:table-cell office:value-type="float" office:value="2305.8" calcext:value-type="float">
            <text:p>2305,8</text:p>
          </table:table-cell>
          <table:table-cell office:value-type="float" office:value="440.6" calcext:value-type="float">
            <text:p>440,6</text:p>
          </table:table-cell>
          <table:table-cell office:value-type="float" office:value="220.4" calcext:value-type="float">
            <text:p>220,4</text:p>
          </table:table-cell>
          <table:table-cell office:value-type="float" office:value="73866.2" calcext:value-type="float">
            <text:p>73866,2</text:p>
          </table:table-cell>
          <table:table-cell office:value-type="float" office:value="12.5" calcext:value-type="float">
            <text:p>12,5</text:p>
          </table:table-cell>
          <table:table-cell office:value-type="float" office:value="225.3" calcext:value-type="float">
            <text:p>225,3</text:p>
          </table:table-cell>
          <table:table-cell office:value-type="float" office:value="1303.2" calcext:value-type="float">
            <text:p>1303,2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3629.6" calcext:value-type="float">
            <text:p>3629,6</text:p>
          </table:table-cell>
          <table:table-cell office:value-type="float" office:value="300.5" calcext:value-type="float">
            <text:p>300,5</text:p>
          </table:table-cell>
          <table:table-cell office:value-type="float" office:value="6782" calcext:value-type="float">
            <text:p>6782</text:p>
          </table:table-cell>
          <table:table-cell office:value-type="float" office:value="91727" calcext:value-type="float">
            <text:p>91727</text:p>
          </table:table-cell>
          <table:table-cell office:value-type="float" office:value="0" calcext:value-type="float">
            <text:p>0</text:p>
          </table:table-cell>
          <table:table-cell office:value-type="float" office:value="2180.3" calcext:value-type="float">
            <text:p>2180,3</text:p>
          </table:table-cell>
          <table:table-cell office:value-type="float" office:value="2486.4" calcext:value-type="float">
            <text:p>2486,4</text:p>
          </table:table-cell>
          <table:table-cell office:value-type="float" office:value="65216" calcext:value-type="float">
            <text:p>65216</text:p>
          </table:table-cell>
          <table:table-cell office:value-type="float" office:value="3168.2" calcext:value-type="float">
            <text:p>3168,2</text:p>
          </table:table-cell>
          <table:table-cell office:value-type="float" office:value="1954.8" calcext:value-type="float">
            <text:p>1954,8</text:p>
          </table:table-cell>
          <table:table-cell office:value-type="float" office:value="601.2" calcext:value-type="float">
            <text:p>601,2</text:p>
          </table:table-cell>
          <table:table-cell office:value-type="float" office:value="300.5" calcext:value-type="float">
            <text:p>300,5</text:p>
          </table:table-cell>
          <table:table-cell office:value-type="float" office:value="63476.8" calcext:value-type="float">
            <text:p>63476,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03.4" calcext:value-type="float">
            <text:p>1403,4</text:p>
          </table:table-cell>
          <table:table-cell office:value-type="float" office:value="125" calcext:value-type="float">
            <text:p>125</text:p>
          </table:table-cell>
          <table:table-cell office:value-type="float" office:value="5425.6" calcext:value-type="float">
            <text:p>5425,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4652.8" calcext:value-type="float">
            <text:p>4652,8</text:p>
          </table:table-cell>
          <table:table-cell office:value-type="float" office:value="250.5" calcext:value-type="float">
            <text:p>250,5</text:p>
          </table:table-cell>
          <table:table-cell office:value-type="float" office:value="6782" calcext:value-type="float">
            <text:p>6782</text:p>
          </table:table-cell>
          <table:table-cell office:value-type="float" office:value="70641.6" calcext:value-type="float">
            <text:p>70641,6</text:p>
          </table:table-cell>
          <table:table-cell office:value-type="float" office:value="3391" calcext:value-type="float">
            <text:p>3391</text:p>
          </table:table-cell>
          <table:table-cell office:value-type="float" office:value="2531.5" calcext:value-type="float">
            <text:p>2531,5</text:p>
          </table:table-cell>
          <table:table-cell office:value-type="float" office:value="2085.4" calcext:value-type="float">
            <text:p>2085,4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188.4" calcext:value-type="float">
            <text:p>3188,4</text:p>
          </table:table-cell>
          <table:table-cell office:value-type="float" office:value="2356.3" calcext:value-type="float">
            <text:p>2356,3</text:p>
          </table:table-cell>
          <table:table-cell office:value-type="float" office:value="300.2" calcext:value-type="float">
            <text:p>300,2</text:p>
          </table:table-cell>
          <table:table-cell office:value-type="float" office:value="300.5" calcext:value-type="float">
            <text:p>300,5</text:p>
          </table:table-cell>
          <table:table-cell office:value-type="float" office:value="50119.8" calcext:value-type="float">
            <text:p>50119,8</text:p>
          </table:table-cell>
          <table:table-cell office:value-type="float" office:value="12.5" calcext:value-type="float">
            <text:p>12,5</text:p>
          </table:table-cell>
          <table:table-cell office:value-type="float" office:value="125.3" calcext:value-type="float">
            <text:p>125,3</text:p>
          </table:table-cell>
          <table:table-cell office:value-type="float" office:value="1303.3" calcext:value-type="float">
            <text:p>1303,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3549.4" calcext:value-type="float">
            <text:p>3549,4</text:p>
          </table:table-cell>
          <table:table-cell office:value-type="float" office:value="220.2" calcext:value-type="float">
            <text:p>220,2</text:p>
          </table:table-cell>
          <table:table-cell office:value-type="float" office:value="3391" calcext:value-type="float">
            <text:p>3391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0" calcext:value-type="float">
            <text:p>0</text:p>
          </table:table-cell>
          <table:table-cell office:value-type="float" office:value="1383.2" calcext:value-type="float">
            <text:p>1383,2</text:p>
          </table:table-cell>
          <table:table-cell office:value-type="float" office:value="1423.6" calcext:value-type="float">
            <text:p>1423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988" calcext:value-type="float">
            <text:p>2988</text:p>
          </table:table-cell>
          <table:table-cell office:value-type="float" office:value="2431.3" calcext:value-type="float">
            <text:p>2431,3</text:p>
          </table:table-cell>
          <table:table-cell office:value-type="float" office:value="476" calcext:value-type="float">
            <text:p>476</text:p>
          </table:table-cell>
          <table:table-cell office:value-type="float" office:value="100.2" calcext:value-type="float">
            <text:p>100,2</text:p>
          </table:table-cell>
          <table:table-cell office:value-type="float" office:value="46229" calcext:value-type="float">
            <text:p>462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62" calcext:value-type="float">
            <text:p>862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3770" calcext:value-type="float">
            <text:p>3770</text:p>
          </table:table-cell>
          <table:table-cell office:value-type="float" office:value="380.4" calcext:value-type="float">
            <text:p>38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43432.1" calcext:value-type="float">
            <text:p>43432,1</text:p>
          </table:table-cell>
          <table:table-cell office:value-type="float" office:value="0" calcext:value-type="float">
            <text:p>0</text:p>
          </table:table-cell>
          <table:table-cell office:value-type="float" office:value="1443.6" calcext:value-type="float">
            <text:p>1443,6</text:p>
          </table:table-cell>
          <table:table-cell office:value-type="float" office:value="2085.2" calcext:value-type="float">
            <text:p>2085,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2787.2" calcext:value-type="float">
            <text:p>2787,2</text:p>
          </table:table-cell>
          <table:table-cell office:value-type="float" office:value="2406.3" calcext:value-type="float">
            <text:p>2406,3</text:p>
          </table:table-cell>
          <table:table-cell office:value-type="float" office:value="450.8" calcext:value-type="float">
            <text:p>450,8</text:p>
          </table:table-cell>
          <table:table-cell office:value-type="float" office:value="125.3" calcext:value-type="float">
            <text:p>125,3</text:p>
          </table:table-cell>
          <table:table-cell office:value-type="float" office:value="42117.4" calcext:value-type="float">
            <text:p>42117,4</text:p>
          </table:table-cell>
          <table:table-cell office:value-type="float" office:value="25" calcext:value-type="float">
            <text:p>25</text:p>
          </table:table-cell>
          <table:table-cell office:value-type="float" office:value="225.3" calcext:value-type="float">
            <text:p>225,3</text:p>
          </table:table-cell>
          <table:table-cell office:value-type="float" office:value="1062.6" calcext:value-type="float">
            <text:p>1062,6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3349" calcext:value-type="float">
            <text:p>3349</text:p>
          </table:table-cell>
          <table:table-cell office:value-type="float" office:value="380.6" calcext:value-type="float">
            <text:p>380,6</text:p>
          </table:table-cell>
          <table:table-cell office:value-type="float" office:value="6782" calcext:value-type="float">
            <text:p>6782</text:p>
          </table:table-cell>
          <table:table-cell office:value-type="float" office:value="37335.1" calcext:value-type="float">
            <text:p>37335,1</text:p>
          </table:table-cell>
          <table:table-cell office:value-type="float" office:value="0" calcext:value-type="float">
            <text:p>0</text:p>
          </table:table-cell>
          <table:table-cell office:value-type="float" office:value="1428.5" calcext:value-type="float">
            <text:p>1428,5</text:p>
          </table:table-cell>
          <table:table-cell office:value-type="float" office:value="2125.8" calcext:value-type="float">
            <text:p>2125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08.6" calcext:value-type="float">
            <text:p>3208,6</text:p>
          </table:table-cell>
          <table:table-cell office:value-type="float" office:value="2581.5" calcext:value-type="float">
            <text:p>2581,5</text:p>
          </table:table-cell>
          <table:table-cell office:value-type="float" office:value="375.8" calcext:value-type="float">
            <text:p>375,8</text:p>
          </table:table-cell>
          <table:table-cell office:value-type="float" office:value="175" calcext:value-type="float">
            <text:p>175</text:p>
          </table:table-cell>
          <table:table-cell office:value-type="float" office:value="34195.4" calcext:value-type="float">
            <text:p>34195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23.6" calcext:value-type="float">
            <text:p>1523,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4271.2" calcext:value-type="float">
            <text:p>4271,2</text:p>
          </table:table-cell>
          <table:table-cell office:value-type="float" office:value="175" calcext:value-type="float">
            <text:p>175</text:p>
          </table:table-cell>
          <table:table-cell office:value-type="float" office:value="5425.6" calcext:value-type="float">
            <text:p>5425,6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0" calcext:value-type="float">
            <text:p>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664" calcext:value-type="float">
            <text:p>1664</text:p>
          </table:table-cell>
          <table:table-cell office:value-type="float" office:value="65216" calcext:value-type="float">
            <text:p>65216</text:p>
          </table:table-cell>
          <table:table-cell office:value-type="float" office:value="3228.4" calcext:value-type="float">
            <text:p>3228,4</text:p>
          </table:table-cell>
          <table:table-cell office:value-type="float" office:value="2281" calcext:value-type="float">
            <text:p>2281</text:p>
          </table:table-cell>
          <table:table-cell office:value-type="float" office:value="651.5" calcext:value-type="float">
            <text:p>651,5</text:p>
          </table:table-cell>
          <table:table-cell office:value-type="float" office:value="280.2" calcext:value-type="float">
            <text:p>280,2</text:p>
          </table:table-cell>
          <table:table-cell office:value-type="float" office:value="35077.8" calcext:value-type="float">
            <text:p>35077,8</text:p>
          </table:table-cell>
          <table:table-cell office:value-type="float" office:value="37.5" calcext:value-type="float">
            <text:p>37,5</text:p>
          </table:table-cell>
          <table:table-cell office:value-type="float" office:value="120" calcext:value-type="float">
            <text:p>120</text:p>
          </table:table-cell>
          <table:table-cell office:value-type="float" office:value="861.8" calcext:value-type="float">
            <text:p>861,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3489.2" calcext:value-type="float">
            <text:p>3489,2</text:p>
          </table:table-cell>
          <table:table-cell office:value-type="float" office:value="200" calcext:value-type="float">
            <text:p>200</text:p>
          </table:table-cell>
          <table:table-cell office:value-type="float" office:value="6782" calcext:value-type="float">
            <text:p>6782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1879.8" calcext:value-type="float">
            <text:p>1879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88.4" calcext:value-type="float">
            <text:p>3188,4</text:p>
          </table:table-cell>
          <table:table-cell office:value-type="float" office:value="1879.8" calcext:value-type="float">
            <text:p>1879,8</text:p>
          </table:table-cell>
          <table:table-cell office:value-type="float" office:value="460.8" calcext:value-type="float">
            <text:p>460,8</text:p>
          </table:table-cell>
          <table:table-cell office:value-type="float" office:value="240.2" calcext:value-type="float">
            <text:p>240,2</text:p>
          </table:table-cell>
          <table:table-cell office:value-type="float" office:value="31668.2" calcext:value-type="float">
            <text:p>31668,2</text:p>
          </table:table-cell>
          <table:table-cell office:value-type="float" office:value="50" calcext:value-type="float">
            <text:p>50</text:p>
          </table:table-cell>
          <table:table-cell office:value-type="float" office:value="220.2" calcext:value-type="float">
            <text:p>220,2</text:p>
          </table:table-cell>
          <table:table-cell office:value-type="float" office:value="1182.8" calcext:value-type="float">
            <text:p>1182,8</text:p>
          </table:table-cell>
          <table:table-cell office:value-type="float" office:value="187.5" calcext:value-type="float">
            <text:p>187,5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3669.8" calcext:value-type="float">
            <text:p>3669,8</text:p>
          </table:table-cell>
          <table:table-cell office:value-type="float" office:value="140" calcext:value-type="float">
            <text:p>140</text:p>
          </table:table-cell>
          <table:table-cell office:value-type="float" office:value="2712.8" calcext:value-type="float">
            <text:p>2712,8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2130.8" calcext:value-type="float">
            <text:p>2130,8</text:p>
          </table:table-cell>
          <table:table-cell office:value-type="float" office:value="1603.8" calcext:value-type="float">
            <text:p>1603,8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188.6" calcext:value-type="float">
            <text:p>3188,6</text:p>
          </table:table-cell>
          <table:table-cell office:value-type="float" office:value="1905" calcext:value-type="float">
            <text:p>1905</text:p>
          </table:table-cell>
          <table:table-cell office:value-type="float" office:value="561" calcext:value-type="float">
            <text:p>561</text:p>
          </table:table-cell>
          <table:table-cell office:value-type="float" office:value="240.4" calcext:value-type="float">
            <text:p>240,4</text:p>
          </table:table-cell>
          <table:table-cell office:value-type="float" office:value="30123.6" calcext:value-type="float">
            <text:p>30123,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2.2" calcext:value-type="float">
            <text:p>1002,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3709.8" calcext:value-type="float">
            <text:p>3709,8</text:p>
          </table:table-cell>
          <table:table-cell office:value-type="float" office:value="180" calcext:value-type="float">
            <text:p>180</text:p>
          </table:table-cell>
          <table:table-cell office:value-type="float" office:value="8138.4" calcext:value-type="float">
            <text:p>8138,4</text:p>
          </table:table-cell>
          <table:table-cell office:value-type="float" office:value="27162" calcext:value-type="float">
            <text:p>27162</text:p>
          </table:table-cell>
          <table:table-cell office:value-type="float" office:value="0" calcext:value-type="float">
            <text:p>0</text:p>
          </table:table-cell>
          <table:table-cell office:value-type="float" office:value="1563.8" calcext:value-type="float">
            <text:p>1563,8</text:p>
          </table:table-cell>
          <table:table-cell office:value-type="float" office:value="1904.8" calcext:value-type="float">
            <text:p>1904,8</text:p>
          </table:table-cell>
          <table:table-cell office:value-type="float" office:value="65216" calcext:value-type="float">
            <text:p>65216</text:p>
          </table:table-cell>
          <table:table-cell office:value-type="float" office:value="3188.6" calcext:value-type="float">
            <text:p>3188,6</text:p>
          </table:table-cell>
          <table:table-cell office:value-type="float" office:value="2180.8" calcext:value-type="float">
            <text:p>2180,8</text:p>
          </table:table-cell>
          <table:table-cell office:value-type="float" office:value="450.8" calcext:value-type="float">
            <text:p>450,8</text:p>
          </table:table-cell>
          <table:table-cell office:value-type="float" office:value="350.3" calcext:value-type="float">
            <text:p>350,3</text:p>
          </table:table-cell>
          <table:table-cell office:value-type="float" office:value="27857.6" calcext:value-type="float">
            <text:p>27857,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42.4" calcext:value-type="float">
            <text:p>1042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3489.2" calcext:value-type="float">
            <text:p>3489,2</text:p>
          </table:table-cell>
          <table:table-cell office:value-type="float" office:value="400.6" calcext:value-type="float">
            <text:p>400,6</text:p>
          </table:table-cell>
          <table:table-cell office:value-type="float" office:value="6782" calcext:value-type="float">
            <text:p>678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754.3" calcext:value-type="float">
            <text:p>1754,3</text:p>
          </table:table-cell>
          <table:table-cell office:value-type="float" office:value="2065.2" calcext:value-type="float">
            <text:p>2065,2</text:p>
          </table:table-cell>
          <table:table-cell office:value-type="float" office:value="65216" calcext:value-type="float">
            <text:p>65216</text:p>
          </table:table-cell>
          <table:table-cell office:value-type="float" office:value="3248.6" calcext:value-type="float">
            <text:p>3248,6</text:p>
          </table:table-cell>
          <table:table-cell office:value-type="float" office:value="2155.8" calcext:value-type="float">
            <text:p>2155,8</text:p>
          </table:table-cell>
          <table:table-cell office:value-type="float" office:value="440.8" calcext:value-type="float">
            <text:p>440,8</text:p>
          </table:table-cell>
          <table:table-cell office:value-type="float" office:value="100" calcext:value-type="float">
            <text:p>100</text:p>
          </table:table-cell>
          <table:table-cell office:value-type="float" office:value="25571" calcext:value-type="float">
            <text:p>255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02.4" calcext:value-type="float">
            <text:p>1102,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3429" calcext:value-type="float">
            <text:p>3429</text:p>
          </table:table-cell>
          <table:table-cell office:value-type="float" office:value="250.3" calcext:value-type="float">
            <text:p>250,3</text:p>
          </table:table-cell>
          <table:table-cell office:value-type="float" office:value="3391" calcext:value-type="float">
            <text:p>3391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391" calcext:value-type="float">
            <text:p>3391</text:p>
          </table:table-cell>
          <table:table-cell office:value-type="float" office:value="2155.5" calcext:value-type="float">
            <text:p>2155,5</text:p>
          </table:table-cell>
          <table:table-cell office:value-type="float" office:value="1704.4" calcext:value-type="float">
            <text:p>1704,4</text:p>
          </table:table-cell>
          <table:table-cell office:value-type="float" office:value="65216" calcext:value-type="float">
            <text:p>65216</text:p>
          </table:table-cell>
          <table:table-cell office:value-type="float" office:value="3088" calcext:value-type="float">
            <text:p>3088</text:p>
          </table:table-cell>
          <table:table-cell office:value-type="float" office:value="2080.5" calcext:value-type="float">
            <text:p>2080,5</text:p>
          </table:table-cell>
          <table:table-cell office:value-type="float" office:value="440.8" calcext:value-type="float">
            <text:p>440,8</text:p>
          </table:table-cell>
          <table:table-cell office:value-type="float" office:value="367" calcext:value-type="float">
            <text:p>367</text:p>
          </table:table-cell>
          <table:table-cell office:value-type="float" office:value="25430.8" calcext:value-type="float">
            <text:p>25430,8</text:p>
          </table:table-cell>
          <table:table-cell office:value-type="float" office:value="25" calcext:value-type="float">
            <text:p>25</text:p>
          </table:table-cell>
          <table:table-cell office:value-type="float" office:value="100.2" calcext:value-type="float">
            <text:p>100,2</text:p>
          </table:table-cell>
          <table:table-cell office:value-type="float" office:value="1483.6" calcext:value-type="float">
            <text:p>1483,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3690" calcext:value-type="float">
            <text:p>3690</text:p>
          </table:table-cell>
          <table:table-cell office:value-type="float" office:value="120" calcext:value-type="float">
            <text:p>120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523.8" calcext:value-type="float">
            <text:p>1523,8</text:p>
          </table:table-cell>
          <table:table-cell office:value-type="float" office:value="2546.8" calcext:value-type="float">
            <text:p>2546,8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509.4" calcext:value-type="float">
            <text:p>3509,4</text:p>
          </table:table-cell>
          <table:table-cell office:value-type="float" office:value="2481.5" calcext:value-type="float">
            <text:p>2481,5</text:p>
          </table:table-cell>
          <table:table-cell office:value-type="float" office:value="240.4" calcext:value-type="float">
            <text:p>240,4</text:p>
          </table:table-cell>
          <table:table-cell office:value-type="float" office:value="80" calcext:value-type="float">
            <text:p>80</text:p>
          </table:table-cell>
          <table:table-cell office:value-type="float" office:value="27095.2" calcext:value-type="float">
            <text:p>27095,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23.2" calcext:value-type="float">
            <text:p>1223,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3890.4" calcext:value-type="float">
            <text:p>3890,4</text:p>
          </table:table-cell>
          <table:table-cell office:value-type="float" office:value="275.3" calcext:value-type="float">
            <text:p>275,3</text:p>
          </table:table-cell>
          <table:table-cell office:value-type="float" office:value="6782" calcext:value-type="float">
            <text:p>6782</text:p>
          </table:table-cell>
          <table:table-cell office:value-type="float" office:value="20346.1" calcext:value-type="float">
            <text:p>20346,1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2326.2" calcext:value-type="float">
            <text:p>2326,2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409" calcext:value-type="float">
            <text:p>3409</text:p>
          </table:table-cell>
          <table:table-cell office:value-type="float" office:value="2556.5" calcext:value-type="float">
            <text:p>2556,5</text:p>
          </table:table-cell>
          <table:table-cell office:value-type="float" office:value="581.2" calcext:value-type="float">
            <text:p>581,2</text:p>
          </table:table-cell>
          <table:table-cell office:value-type="float" office:value="233.7" calcext:value-type="float">
            <text:p>233,7</text:p>
          </table:table-cell>
          <table:table-cell office:value-type="float" office:value="27997.8" calcext:value-type="float">
            <text:p>27997,8</text:p>
          </table:table-cell>
          <table:table-cell office:value-type="float" office:value="28.6" calcext:value-type="float">
            <text:p>28,6</text:p>
          </table:table-cell>
          <table:table-cell office:value-type="float" office:value="40" calcext:value-type="float">
            <text:p>40</text:p>
          </table:table-cell>
          <table:table-cell office:value-type="float" office:value="1463.6" calcext:value-type="float">
            <text:p>1463,6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4151" calcext:value-type="float">
            <text:p>4151</text:p>
          </table:table-cell>
          <table:table-cell office:value-type="float" office:value="200.2" calcext:value-type="float">
            <text:p>200,2</text:p>
          </table:table-cell>
          <table:table-cell office:value-type="float" office:value="6782" calcext:value-type="float">
            <text:p>678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2080.3" calcext:value-type="float">
            <text:p>2080,3</text:p>
          </table:table-cell>
          <table:table-cell office:value-type="float" office:value="1524" calcext:value-type="float">
            <text:p>1524</text:p>
          </table:table-cell>
          <table:table-cell office:value-type="float" office:value="65216" calcext:value-type="float">
            <text:p>65216</text:p>
          </table:table-cell>
          <table:table-cell office:value-type="float" office:value="3649.8" calcext:value-type="float">
            <text:p>3649,8</text:p>
          </table:table-cell>
          <table:table-cell office:value-type="float" office:value="2055.3" calcext:value-type="float">
            <text:p>2055,3</text:p>
          </table:table-cell>
          <table:table-cell office:value-type="float" office:value="500.8" calcext:value-type="float">
            <text:p>500,8</text:p>
          </table:table-cell>
          <table:table-cell office:value-type="float" office:value="280.4" calcext:value-type="float">
            <text:p>280,4</text:p>
          </table:table-cell>
          <table:table-cell office:value-type="float" office:value="25831.8" calcext:value-type="float">
            <text:p>25831,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43" calcext:value-type="float">
            <text:p>1243</text:p>
          </table:table-cell>
          <table:table-cell office:value-type="float" office:value="90" calcext:value-type="float">
            <text:p>90</text:p>
          </table:table-cell>
          <table:table-cell office:value-type="float" office:value="3391" calcext:value-type="float">
            <text:p>3391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4231.2" calcext:value-type="float">
            <text:p>4231,2</text:p>
          </table:table-cell>
          <table:table-cell office:value-type="float" office:value="125.3" calcext:value-type="float">
            <text:p>125,3</text:p>
          </table:table-cell>
          <table:table-cell office:value-type="float" office:value="6782" calcext:value-type="float">
            <text:p>678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604.3" calcext:value-type="float">
            <text:p>1604,3</text:p>
          </table:table-cell>
          <table:table-cell office:value-type="float" office:value="1764.6" calcext:value-type="float">
            <text:p>1764,6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3429" calcext:value-type="float">
            <text:p>3429</text:p>
          </table:table-cell>
          <table:table-cell office:value-type="float" office:value="2085.4" calcext:value-type="float">
            <text:p>2085,4</text:p>
          </table:table-cell>
          <table:table-cell office:value-type="float" office:value="300.3" calcext:value-type="float">
            <text:p>300,3</text:p>
          </table:table-cell>
          <table:table-cell office:value-type="float" office:value="150" calcext:value-type="float">
            <text:p>150</text:p>
          </table:table-cell>
          <table:table-cell office:value-type="float" office:value="23184.4" calcext:value-type="float">
            <text:p>23184,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2.2" calcext:value-type="float">
            <text:p>1002,2</text:p>
          </table:table-cell>
          <table:table-cell office:value-type="float" office:value="80" calcext:value-type="float">
            <text:p>8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4050.8" calcext:value-type="float">
            <text:p>4050,8</text:p>
          </table:table-cell>
          <table:table-cell office:value-type="float" office:value="320.6" calcext:value-type="float">
            <text:p>320,6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391" calcext:value-type="float">
            <text:p>3391</text:p>
          </table:table-cell>
          <table:table-cell office:value-type="float" office:value="1929.8" calcext:value-type="float">
            <text:p>1929,8</text:p>
          </table:table-cell>
          <table:table-cell office:value-type="float" office:value="2065.2" calcext:value-type="float">
            <text:p>2065,2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007.8" calcext:value-type="float">
            <text:p>3007,8</text:p>
          </table:table-cell>
          <table:table-cell office:value-type="float" office:value="2481.5" calcext:value-type="float">
            <text:p>2481,5</text:p>
          </table:table-cell>
          <table:table-cell office:value-type="float" office:value="601.2" calcext:value-type="float">
            <text:p>601,2</text:p>
          </table:table-cell>
          <table:table-cell office:value-type="float" office:value="125" calcext:value-type="float">
            <text:p>125</text:p>
          </table:table-cell>
          <table:table-cell office:value-type="float" office:value="24287.4" calcext:value-type="float">
            <text:p>24287,4</text:p>
          </table:table-cell>
          <table:table-cell office:value-type="float" office:value="37.5" calcext:value-type="float">
            <text:p>37,5</text:p>
          </table:table-cell>
          <table:table-cell office:value-type="float" office:value="80" calcext:value-type="float">
            <text:p>80</text:p>
          </table:table-cell>
          <table:table-cell office:value-type="float" office:value="1363.2" calcext:value-type="float">
            <text:p>1363,2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3629.6" calcext:value-type="float">
            <text:p>3629,6</text:p>
          </table:table-cell>
          <table:table-cell office:value-type="float" office:value="175" calcext:value-type="float">
            <text:p>175</text:p>
          </table:table-cell>
          <table:table-cell office:value-type="float" office:value="2712.8" calcext:value-type="float">
            <text:p>2712,8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122.8" calcext:value-type="float">
            <text:p>1122,8</text:p>
          </table:table-cell>
          <table:table-cell office:value-type="float" office:value="1704.4" calcext:value-type="float">
            <text:p>1704,4</text:p>
          </table:table-cell>
          <table:table-cell office:value-type="float" office:value="65216" calcext:value-type="float">
            <text:p>65216</text:p>
          </table:table-cell>
          <table:table-cell office:value-type="float" office:value="2747.2" calcext:value-type="float">
            <text:p>2747,2</text:p>
          </table:table-cell>
          <table:table-cell office:value-type="float" office:value="2782.5" calcext:value-type="float">
            <text:p>2782,5</text:p>
          </table:table-cell>
          <table:table-cell office:value-type="float" office:value="460.6" calcext:value-type="float">
            <text:p>460,6</text:p>
          </table:table-cell>
          <table:table-cell office:value-type="float" office:value="160.2" calcext:value-type="float">
            <text:p>160,2</text:p>
          </table:table-cell>
          <table:table-cell office:value-type="float" office:value="23003.8" calcext:value-type="float">
            <text:p>23003,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70" calcext:value-type="float">
            <text:p>17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4271.4" calcext:value-type="float">
            <text:p>4271,4</text:p>
          </table:table-cell>
          <table:table-cell office:value-type="float" office:value="225" calcext:value-type="float">
            <text:p>225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173" calcext:value-type="float">
            <text:p>1017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905" calcext:value-type="float">
            <text:p>1905</text:p>
          </table:table-cell>
          <table:table-cell office:value-type="float" office:value="2005.3" calcext:value-type="float">
            <text:p>2005,3</text:p>
          </table:table-cell>
          <table:table-cell office:value-type="float" office:value="65216" calcext:value-type="float">
            <text:p>65216</text:p>
          </table:table-cell>
          <table:table-cell office:value-type="float" office:value="3750" calcext:value-type="float">
            <text:p>3750</text:p>
          </table:table-cell>
          <table:table-cell office:value-type="float" office:value="2230.8" calcext:value-type="float">
            <text:p>2230,8</text:p>
          </table:table-cell>
          <table:table-cell office:value-type="float" office:value="500.8" calcext:value-type="float">
            <text:p>500,8</text:p>
          </table:table-cell>
          <table:table-cell office:value-type="float" office:value="225.3" calcext:value-type="float">
            <text:p>225,3</text:p>
          </table:table-cell>
          <table:table-cell office:value-type="float" office:value="24388" calcext:value-type="float">
            <text:p>2438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62" calcext:value-type="float">
            <text:p>9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0.2" calcext:value-type="float">
            <text:p>16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4211.2" calcext:value-type="float">
            <text:p>4211,2</text:p>
          </table:table-cell>
          <table:table-cell office:value-type="float" office:value="250.3" calcext:value-type="float">
            <text:p>250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980.3" calcext:value-type="float">
            <text:p>1980,3</text:p>
          </table:table-cell>
          <table:table-cell office:value-type="float" office:value="1724.4" calcext:value-type="float">
            <text:p>1724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469.4" calcext:value-type="float">
            <text:p>3469,4</text:p>
          </table:table-cell>
          <table:table-cell office:value-type="float" office:value="1879.8" calcext:value-type="float">
            <text:p>1879,8</text:p>
          </table:table-cell>
          <table:table-cell office:value-type="float" office:value="726.5" calcext:value-type="float">
            <text:p>726,5</text:p>
          </table:table-cell>
          <table:table-cell office:value-type="float" office:value="375.8" calcext:value-type="float">
            <text:p>375,8</text:p>
          </table:table-cell>
          <table:table-cell office:value-type="float" office:value="21559.8" calcext:value-type="float">
            <text:p>21559,8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263" calcext:value-type="float">
            <text:p>12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.3" calcext:value-type="float">
            <text:p>175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3810.2" calcext:value-type="float">
            <text:p>3810,2</text:p>
          </table:table-cell>
          <table:table-cell office:value-type="float" office:value="240.4" calcext:value-type="float">
            <text:p>24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303.2" calcext:value-type="float">
            <text:p>1303,2</text:p>
          </table:table-cell>
          <table:table-cell office:value-type="float" office:value="1604.2" calcext:value-type="float">
            <text:p>1604,2</text:p>
          </table:table-cell>
          <table:table-cell office:value-type="float" office:value="67956" calcext:value-type="float">
            <text:p>67956</text:p>
          </table:table-cell>
          <table:table-cell office:value-type="float" office:value="3288.6" calcext:value-type="float">
            <text:p>3288,6</text:p>
          </table:table-cell>
          <table:table-cell office:value-type="float" office:value="1980.3" calcext:value-type="float">
            <text:p>1980,3</text:p>
          </table:table-cell>
          <table:table-cell office:value-type="float" office:value="626.3" calcext:value-type="float">
            <text:p>626,3</text:p>
          </table:table-cell>
          <table:table-cell office:value-type="float" office:value="280.4" calcext:value-type="float">
            <text:p>280,4</text:p>
          </table:table-cell>
          <table:table-cell office:value-type="float" office:value="22221.8" calcext:value-type="float">
            <text:p>22221,8</text:p>
          </table:table-cell>
          <table:table-cell office:value-type="float" office:value="12.5" calcext:value-type="float">
            <text:p>12,5</text:p>
          </table:table-cell>
          <table:table-cell office:value-type="float" office:value="180.2" calcext:value-type="float">
            <text:p>180,2</text:p>
          </table:table-cell>
          <table:table-cell office:value-type="float" office:value="1162.6" calcext:value-type="float">
            <text:p>1162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3709.8" calcext:value-type="float">
            <text:p>3709,8</text:p>
          </table:table-cell>
          <table:table-cell office:value-type="float" office:value="175.3" calcext:value-type="float">
            <text:p>175,3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629" calcext:value-type="float">
            <text:p>1629</text:p>
          </table:table-cell>
          <table:table-cell office:value-type="float" office:value="1884.6" calcext:value-type="float">
            <text:p>1884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88.6" calcext:value-type="float">
            <text:p>3188,6</text:p>
          </table:table-cell>
          <table:table-cell office:value-type="float" office:value="2556.5" calcext:value-type="float">
            <text:p>2556,5</text:p>
          </table:table-cell>
          <table:table-cell office:value-type="float" office:value="676.5" calcext:value-type="float">
            <text:p>676,5</text:p>
          </table:table-cell>
          <table:table-cell office:value-type="float" office:value="267" calcext:value-type="float">
            <text:p>267</text:p>
          </table:table-cell>
          <table:table-cell office:value-type="float" office:value="22261.8" calcext:value-type="float">
            <text:p>22261,8</text:p>
          </table:table-cell>
          <table:table-cell office:value-type="float" office:value="12.5" calcext:value-type="float">
            <text:p>12,5</text:p>
          </table:table-cell>
          <table:table-cell office:value-type="float" office:value="133.7" calcext:value-type="float">
            <text:p>133,7</text:p>
          </table:table-cell>
          <table:table-cell office:value-type="float" office:value="1102.8" calcext:value-type="float">
            <text:p>1102,8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3188.6" calcext:value-type="float">
            <text:p>3188,6</text:p>
          </table:table-cell>
          <table:table-cell office:value-type="float" office:value="275.5" calcext:value-type="float">
            <text:p>275,5</text:p>
          </table:table-cell>
          <table:table-cell table:number-columns-repeated="2"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643.8" calcext:value-type="float">
            <text:p>1643,8</text:p>
          </table:table-cell>
          <table:table-cell office:value-type="float" office:value="2165.8" calcext:value-type="float">
            <text:p>2165,8</text:p>
          </table:table-cell>
          <table:table-cell office:value-type="float" office:value="65216" calcext:value-type="float">
            <text:p>65216</text:p>
          </table:table-cell>
          <table:table-cell office:value-type="float" office:value="3589.6" calcext:value-type="float">
            <text:p>3589,6</text:p>
          </table:table-cell>
          <table:table-cell office:value-type="float" office:value="2205.5" calcext:value-type="float">
            <text:p>2205,5</text:p>
          </table:table-cell>
          <table:table-cell office:value-type="float" office:value="420.6" calcext:value-type="float">
            <text:p>420,6</text:p>
          </table:table-cell>
          <table:table-cell office:value-type="float" office:value="160" calcext:value-type="float">
            <text:p>160</text:p>
          </table:table-cell>
          <table:table-cell office:value-type="float" office:value="22161.6" calcext:value-type="float">
            <text:p>22161,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77.3" calcext:value-type="float">
            <text:p>977,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3770" calcext:value-type="float">
            <text:p>3770</text:p>
          </table:table-cell>
          <table:table-cell office:value-type="float" office:value="360.4" calcext:value-type="float">
            <text:p>360,4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1904.8" calcext:value-type="float">
            <text:p>1904,8</text:p>
          </table:table-cell>
          <table:table-cell office:value-type="float" office:value="1804.6" calcext:value-type="float">
            <text:p>1804,6</text:p>
          </table:table-cell>
          <table:table-cell office:value-type="float" office:value="65216" calcext:value-type="float">
            <text:p>65216</text:p>
          </table:table-cell>
          <table:table-cell office:value-type="float" office:value="2827.4" calcext:value-type="float">
            <text:p>2827,4</text:p>
          </table:table-cell>
          <table:table-cell office:value-type="float" office:value="2381.3" calcext:value-type="float">
            <text:p>2381,3</text:p>
          </table:table-cell>
          <table:table-cell office:value-type="float" office:value="781.8" calcext:value-type="float">
            <text:p>781,8</text:p>
          </table:table-cell>
          <table:table-cell office:value-type="float" office:value="200" calcext:value-type="float">
            <text:p>200</text:p>
          </table:table-cell>
          <table:table-cell office:value-type="float" office:value="23706" calcext:value-type="float">
            <text:p>23706</text:p>
          </table:table-cell>
          <table:table-cell office:value-type="float" office:value="12.5" calcext:value-type="float">
            <text:p>12,5</text:p>
          </table:table-cell>
          <table:table-cell office:value-type="float" office:value="180" calcext:value-type="float">
            <text:p>180</text:p>
          </table:table-cell>
          <table:table-cell office:value-type="float" office:value="861.8" calcext:value-type="float">
            <text:p>861,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4211.2" calcext:value-type="float">
            <text:p>4211,2</text:p>
          </table:table-cell>
          <table:table-cell office:value-type="float" office:value="250.3" calcext:value-type="float">
            <text:p>250,3</text:p>
          </table:table-cell>
          <table:table-cell table:number-columns-repeated="2"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205.8" calcext:value-type="float">
            <text:p>2205,8</text:p>
          </table:table-cell>
          <table:table-cell office:value-type="float" office:value="1624" calcext:value-type="float">
            <text:p>162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007.8" calcext:value-type="float">
            <text:p>3007,8</text:p>
          </table:table-cell>
          <table:table-cell office:value-type="float" office:value="2281" calcext:value-type="float">
            <text:p>2281</text:p>
          </table:table-cell>
          <table:table-cell office:value-type="float" office:value="300.4" calcext:value-type="float">
            <text:p>300,4</text:p>
          </table:table-cell>
          <table:table-cell office:value-type="float" office:value="140" calcext:value-type="float">
            <text:p>140</text:p>
          </table:table-cell>
          <table:table-cell office:value-type="float" office:value="22943.6" calcext:value-type="float">
            <text:p>22943,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61.8" calcext:value-type="float">
            <text:p>861,8</text:p>
          </table:table-cell>
          <table:table-cell office:value-type="float" office:value="175" calcext:value-type="float">
            <text:p>175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3108" calcext:value-type="float">
            <text:p>3108</text:p>
          </table:table-cell>
          <table:table-cell office:value-type="float" office:value="250.5" calcext:value-type="float">
            <text:p>250,5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43.6" calcext:value-type="float">
            <text:p>1443,6</text:p>
          </table:table-cell>
          <table:table-cell office:value-type="float" office:value="2280.8" calcext:value-type="float">
            <text:p>2280,8</text:p>
          </table:table-cell>
          <table:table-cell office:value-type="float" office:value="67956" calcext:value-type="float">
            <text:p>67956</text:p>
          </table:table-cell>
          <table:table-cell office:value-type="float" office:value="3208.4" calcext:value-type="float">
            <text:p>3208,4</text:p>
          </table:table-cell>
          <table:table-cell office:value-type="float" office:value="2306" calcext:value-type="float">
            <text:p>2306</text:p>
          </table:table-cell>
          <table:table-cell office:value-type="float" office:value="380.8" calcext:value-type="float">
            <text:p>380,8</text:p>
          </table:table-cell>
          <table:table-cell office:value-type="float" office:value="100" calcext:value-type="float">
            <text:p>100</text:p>
          </table:table-cell>
          <table:table-cell office:value-type="float" office:value="22964" calcext:value-type="float">
            <text:p>229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23" calcext:value-type="float">
            <text:p>1323</text:p>
          </table:table-cell>
          <table:table-cell office:value-type="float" office:value="137.5" calcext:value-type="float">
            <text:p>137,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3128.2" calcext:value-type="float">
            <text:p>3128,2</text:p>
          </table:table-cell>
          <table:table-cell office:value-type="float" office:value="200.3" calcext:value-type="float">
            <text:p>200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764.4" calcext:value-type="float">
            <text:p>1764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867.6" calcext:value-type="float">
            <text:p>2867,6</text:p>
          </table:table-cell>
          <table:table-cell office:value-type="float" office:value="1955" calcext:value-type="float">
            <text:p>1955</text:p>
          </table:table-cell>
          <table:table-cell office:value-type="float" office:value="551" calcext:value-type="float">
            <text:p>551</text:p>
          </table:table-cell>
          <table:table-cell office:value-type="float" office:value="275.3" calcext:value-type="float">
            <text:p>275,3</text:p>
          </table:table-cell>
          <table:table-cell office:value-type="float" office:value="23224.6" calcext:value-type="float">
            <text:p>23224,6</text:p>
          </table:table-cell>
          <table:table-cell office:value-type="float" office:value="28.6" calcext:value-type="float">
            <text:p>28,6</text:p>
          </table:table-cell>
          <table:table-cell office:value-type="float" office:value="150" calcext:value-type="float">
            <text:p>150</text:p>
          </table:table-cell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3569.4" calcext:value-type="float">
            <text:p>3569,4</text:p>
          </table:table-cell>
          <table:table-cell office:value-type="float" office:value="20" calcext:value-type="float">
            <text:p>20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854.5" calcext:value-type="float">
            <text:p>1854,5</text:p>
          </table:table-cell>
          <table:table-cell office:value-type="float" office:value="2080.3" calcext:value-type="float">
            <text:p>2080,3</text:p>
          </table:table-cell>
          <table:table-cell office:value-type="float" office:value="65216" calcext:value-type="float">
            <text:p>65216</text:p>
          </table:table-cell>
          <table:table-cell office:value-type="float" office:value="3409" calcext:value-type="float">
            <text:p>3409</text:p>
          </table:table-cell>
          <table:table-cell office:value-type="float" office:value="2456.3" calcext:value-type="float">
            <text:p>2456,3</text:p>
          </table:table-cell>
          <table:table-cell office:value-type="float" office:value="626.3" calcext:value-type="float">
            <text:p>626,3</text:p>
          </table:table-cell>
          <table:table-cell office:value-type="float" office:value="150" calcext:value-type="float">
            <text:p>150</text:p>
          </table:table-cell>
          <table:table-cell office:value-type="float" office:value="24006.8" calcext:value-type="float">
            <text:p>24006,8</text:p>
          </table:table-cell>
          <table:table-cell office:value-type="float" office:value="37.5" calcext:value-type="float">
            <text:p>37,5</text:p>
          </table:table-cell>
          <table:table-cell office:value-type="float" office:value="150" calcext:value-type="float">
            <text:p>150</text:p>
          </table:table-cell>
          <table:table-cell office:value-type="float" office:value="1082.4" calcext:value-type="float">
            <text:p>1082,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4452" calcext:value-type="float">
            <text:p>4452</text:p>
          </table:table-cell>
          <table:table-cell office:value-type="float" office:value="180" calcext:value-type="float">
            <text:p>180</text:p>
          </table:table-cell>
          <table:table-cell office:value-type="float" office:value="5425.6" calcext:value-type="float">
            <text:p>5425,6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924.8" calcext:value-type="float">
            <text:p>1924,8</text:p>
          </table:table-cell>
          <table:table-cell office:value-type="float" office:value="2667" calcext:value-type="float">
            <text:p>2667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369" calcext:value-type="float">
            <text:p>3369</text:p>
          </table:table-cell>
          <table:table-cell office:value-type="float" office:value="2080.3" calcext:value-type="float">
            <text:p>2080,3</text:p>
          </table:table-cell>
          <table:table-cell office:value-type="float" office:value="501" calcext:value-type="float">
            <text:p>501</text:p>
          </table:table-cell>
          <table:table-cell office:value-type="float" office:value="250.5" calcext:value-type="float">
            <text:p>250,5</text:p>
          </table:table-cell>
          <table:table-cell office:value-type="float" office:value="22743.2" calcext:value-type="float">
            <text:p>22743,2</text:p>
          </table:table-cell>
          <table:table-cell office:value-type="float" office:value="37.5" calcext:value-type="float">
            <text:p>37,5</text:p>
          </table:table-cell>
          <table:table-cell office:value-type="float" office:value="200.3" calcext:value-type="float">
            <text:p>200,3</text:p>
          </table:table-cell>
          <table:table-cell office:value-type="float" office:value="1002" calcext:value-type="float">
            <text:p>100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4371.8" calcext:value-type="float">
            <text:p>4371,8</text:p>
          </table:table-cell>
          <table:table-cell office:value-type="float" office:value="220.2" calcext:value-type="float">
            <text:p>220,2</text:p>
          </table:table-cell>
          <table:table-cell table:number-columns-repeated="2" office:value-type="float" office:value="2712.8" calcext:value-type="float">
            <text:p>2712,8</text:p>
          </table:table-cell>
          <table:table-cell office:value-type="float" office:value="3391" calcext:value-type="float">
            <text:p>3391</text:p>
          </table:table-cell>
          <table:table-cell office:value-type="float" office:value="1829.5" calcext:value-type="float">
            <text:p>1829,5</text:p>
          </table:table-cell>
          <table:table-cell office:value-type="float" office:value="2145.4" calcext:value-type="float">
            <text:p>2145,4</text:p>
          </table:table-cell>
          <table:table-cell office:value-type="float" office:value="65216" calcext:value-type="float">
            <text:p>65216</text:p>
          </table:table-cell>
          <table:table-cell office:value-type="float" office:value="2988" calcext:value-type="float">
            <text:p>2988</text:p>
          </table:table-cell>
          <table:table-cell office:value-type="float" office:value="2631.8" calcext:value-type="float">
            <text:p>2631,8</text:p>
          </table:table-cell>
          <table:table-cell office:value-type="float" office:value="551" calcext:value-type="float">
            <text:p>551</text:p>
          </table:table-cell>
          <table:table-cell office:value-type="float" office:value="175" calcext:value-type="float">
            <text:p>175</text:p>
          </table:table-cell>
          <table:table-cell office:value-type="float" office:value="20978.4" calcext:value-type="float">
            <text:p>20978,4</text:p>
          </table:table-cell>
          <table:table-cell office:value-type="float" office:value="12.5" calcext:value-type="float">
            <text:p>12,5</text:p>
          </table:table-cell>
          <table:table-cell office:value-type="float" office:value="80" calcext:value-type="float">
            <text:p>80</text:p>
          </table:table-cell>
          <table:table-cell office:value-type="float" office:value="1784.6" calcext:value-type="float">
            <text:p>1784,6</text:p>
          </table:table-cell>
          <table:table-cell office:value-type="float" office:value="37.5" calcext:value-type="float">
            <text:p>3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3268.6" calcext:value-type="float">
            <text:p>3268,6</text:p>
          </table:table-cell>
          <table:table-cell office:value-type="float" office:value="150.3" calcext:value-type="float">
            <text:p>150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2326" calcext:value-type="float">
            <text:p>232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68.6" calcext:value-type="float">
            <text:p>3268,6</text:p>
          </table:table-cell>
          <table:table-cell office:value-type="float" office:value="1904.8" calcext:value-type="float">
            <text:p>1904,8</text:p>
          </table:table-cell>
          <table:table-cell office:value-type="float" office:value="440.6" calcext:value-type="float">
            <text:p>440,6</text:p>
          </table:table-cell>
          <table:table-cell office:value-type="float" office:value="150.3" calcext:value-type="float">
            <text:p>150,3</text:p>
          </table:table-cell>
          <table:table-cell office:value-type="float" office:value="21981" calcext:value-type="float">
            <text:p>21981</text:p>
          </table:table-cell>
          <table:table-cell office:value-type="float" office:value="37.5" calcext:value-type="float">
            <text:p>37,5</text:p>
          </table:table-cell>
          <table:table-cell office:value-type="float" office:value="100" calcext:value-type="float">
            <text:p>10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3489.2" calcext:value-type="float">
            <text:p>3489,2</text:p>
          </table:table-cell>
          <table:table-cell office:value-type="float" office:value="200.2" calcext:value-type="float">
            <text:p>20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523.8" calcext:value-type="float">
            <text:p>1523,8</text:p>
          </table:table-cell>
          <table:table-cell office:value-type="float" office:value="2180.8" calcext:value-type="float">
            <text:p>2180,8</text:p>
          </table:table-cell>
          <table:table-cell office:value-type="float" office:value="65216" calcext:value-type="float">
            <text:p>65216</text:p>
          </table:table-cell>
          <table:table-cell office:value-type="float" office:value="3368.8" calcext:value-type="float">
            <text:p>3368,8</text:p>
          </table:table-cell>
          <table:table-cell office:value-type="float" office:value="1929.8" calcext:value-type="float">
            <text:p>1929,8</text:p>
          </table:table-cell>
          <table:table-cell office:value-type="float" office:value="500.8" calcext:value-type="float">
            <text:p>500,8</text:p>
          </table:table-cell>
          <table:table-cell office:value-type="float" office:value="200.3" calcext:value-type="float">
            <text:p>200,3</text:p>
          </table:table-cell>
          <table:table-cell office:value-type="float" office:value="22121.4" calcext:value-type="float">
            <text:p>22121,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82.4" calcext:value-type="float">
            <text:p>1082,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4010.6" calcext:value-type="float">
            <text:p>4010,6</text:p>
          </table:table-cell>
          <table:table-cell office:value-type="float" office:value="180" calcext:value-type="float">
            <text:p>180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684.2" calcext:value-type="float">
            <text:p>1684,2</text:p>
          </table:table-cell>
          <table:table-cell office:value-type="float" office:value="2787.4" calcext:value-type="float">
            <text:p>2787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48.4" calcext:value-type="float">
            <text:p>3148,4</text:p>
          </table:table-cell>
          <table:table-cell office:value-type="float" office:value="2180.5" calcext:value-type="float">
            <text:p>2180,5</text:p>
          </table:table-cell>
          <table:table-cell office:value-type="float" office:value="541" calcext:value-type="float">
            <text:p>541</text:p>
          </table:table-cell>
          <table:table-cell office:value-type="float" office:value="175" calcext:value-type="float">
            <text:p>175</text:p>
          </table:table-cell>
          <table:table-cell office:value-type="float" office:value="21660" calcext:value-type="float">
            <text:p>216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82" calcext:value-type="float">
            <text:p>88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3569.6" calcext:value-type="float">
            <text:p>3569,6</text:p>
          </table:table-cell>
          <table:table-cell office:value-type="float" office:value="260.4" calcext:value-type="float">
            <text:p>260,4</text:p>
          </table:table-cell>
          <table:table-cell table:number-columns-repeated="2"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503.8" calcext:value-type="float">
            <text:p>1503,8</text:p>
          </table:table-cell>
          <table:table-cell office:value-type="float" office:value="1964.8" calcext:value-type="float">
            <text:p>1964,8</text:p>
          </table:table-cell>
          <table:table-cell office:value-type="float" office:value="65216" calcext:value-type="float">
            <text:p>65216</text:p>
          </table:table-cell>
          <table:table-cell office:value-type="float" office:value="3589.4" calcext:value-type="float">
            <text:p>3589,4</text:p>
          </table:table-cell>
          <table:table-cell office:value-type="float" office:value="2256" calcext:value-type="float">
            <text:p>2256</text:p>
          </table:table-cell>
          <table:table-cell office:value-type="float" office:value="551.3" calcext:value-type="float">
            <text:p>551,3</text:p>
          </table:table-cell>
          <table:table-cell office:value-type="float" office:value="280.2" calcext:value-type="float">
            <text:p>280,2</text:p>
          </table:table-cell>
          <table:table-cell office:value-type="float" office:value="23705.8" calcext:value-type="float">
            <text:p>23705,8</text:p>
          </table:table-cell>
          <table:table-cell office:value-type="float" office:value="87.5" calcext:value-type="float">
            <text:p>87,5</text:p>
          </table:table-cell>
          <table:table-cell office:value-type="float" office:value="60" calcext:value-type="float">
            <text:p>60</text:p>
          </table:table-cell>
          <table:table-cell office:value-type="float" office:value="1082.4" calcext:value-type="float">
            <text:p>1082,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3689.8" calcext:value-type="float">
            <text:p>3689,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2205.8" calcext:value-type="float">
            <text:p>2205,8</text:p>
          </table:table-cell>
          <table:table-cell office:value-type="float" office:value="1624.2" calcext:value-type="float">
            <text:p>162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27.8" calcext:value-type="float">
            <text:p>2927,8</text:p>
          </table:table-cell>
          <table:table-cell office:value-type="float" office:value="2356.3" calcext:value-type="float">
            <text:p>2356,3</text:p>
          </table:table-cell>
          <table:table-cell office:value-type="float" office:value="501" calcext:value-type="float">
            <text:p>501</text:p>
          </table:table-cell>
          <table:table-cell office:value-type="float" office:value="200.3" calcext:value-type="float">
            <text:p>200,3</text:p>
          </table:table-cell>
          <table:table-cell office:value-type="float" office:value="22863.4" calcext:value-type="float">
            <text:p>22863,4</text:p>
          </table:table-cell>
          <table:table-cell office:value-type="float" office:value="37.5" calcext:value-type="float">
            <text:p>37,5</text:p>
          </table:table-cell>
          <table:table-cell office:value-type="float" office:value="150" calcext:value-type="float">
            <text:p>150</text:p>
          </table:table-cell>
          <table:table-cell office:value-type="float" office:value="841.6" calcext:value-type="float">
            <text:p>841,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3689.6" calcext:value-type="float">
            <text:p>3689,6</text:p>
          </table:table-cell>
          <table:table-cell office:value-type="float" office:value="375.8" calcext:value-type="float">
            <text:p>375,8</text:p>
          </table:table-cell>
          <table:table-cell table:number-columns-repeated="2"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43.6" calcext:value-type="float">
            <text:p>1443,6</text:p>
          </table:table-cell>
          <table:table-cell office:value-type="float" office:value="2005" calcext:value-type="float">
            <text:p>2005</text:p>
          </table:table-cell>
          <table:table-cell office:value-type="float" office:value="65216" calcext:value-type="float">
            <text:p>65216</text:p>
          </table:table-cell>
          <table:table-cell office:value-type="float" office:value="3208.6" calcext:value-type="float">
            <text:p>3208,6</text:p>
          </table:table-cell>
          <table:table-cell office:value-type="float" office:value="2155.5" calcext:value-type="float">
            <text:p>2155,5</text:p>
          </table:table-cell>
          <table:table-cell office:value-type="float" office:value="440.8" calcext:value-type="float">
            <text:p>440,8</text:p>
          </table:table-cell>
          <table:table-cell office:value-type="float" office:value="225.5" calcext:value-type="float">
            <text:p>225,5</text:p>
          </table:table-cell>
          <table:table-cell office:value-type="float" office:value="22161.4" calcext:value-type="float">
            <text:p>22161,4</text:p>
          </table:table-cell>
          <table:table-cell office:value-type="float" office:value="37.5" calcext:value-type="float">
            <text:p>37,5</text:p>
          </table:table-cell>
          <table:table-cell office:value-type="float" office:value="160" calcext:value-type="float">
            <text:p>160</text:p>
          </table:table-cell>
          <table:table-cell office:value-type="float" office:value="1042.4" calcext:value-type="float">
            <text:p>1042,4</text:p>
          </table:table-cell>
          <table:table-cell office:value-type="float" office:value="140" calcext:value-type="float">
            <text:p>140</text:p>
          </table:table-cell>
          <table:table-cell office:value-type="float" office:value="2712.8" calcext:value-type="float">
            <text:p>2712,8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4131.2" calcext:value-type="float">
            <text:p>4131,2</text:p>
          </table:table-cell>
          <table:table-cell office:value-type="float" office:value="275" calcext:value-type="float">
            <text:p>27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1483.6" calcext:value-type="float">
            <text:p>1483,6</text:p>
          </table:table-cell>
          <table:table-cell office:value-type="float" office:value="2065.2" calcext:value-type="float">
            <text:p>2065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88.6" calcext:value-type="float">
            <text:p>3288,6</text:p>
          </table:table-cell>
          <table:table-cell office:value-type="float" office:value="2356" calcext:value-type="float">
            <text:p>2356</text:p>
          </table:table-cell>
          <table:table-cell office:value-type="float" office:value="475.8" calcext:value-type="float">
            <text:p>475,8</text:p>
          </table:table-cell>
          <table:table-cell office:value-type="float" office:value="220.2" calcext:value-type="float">
            <text:p>220,2</text:p>
          </table:table-cell>
          <table:table-cell office:value-type="float" office:value="22502.4" calcext:value-type="float">
            <text:p>22502,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63" calcext:value-type="float">
            <text:p>12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3549.4" calcext:value-type="float">
            <text:p>3549,4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503.5" calcext:value-type="float">
            <text:p>1503,5</text:p>
          </table:table-cell>
          <table:table-cell office:value-type="float" office:value="2125.6" calcext:value-type="float">
            <text:p>2125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509.4" calcext:value-type="float">
            <text:p>3509,4</text:p>
          </table:table-cell>
          <table:table-cell office:value-type="float" office:value="2381.3" calcext:value-type="float">
            <text:p>2381,3</text:p>
          </table:table-cell>
          <table:table-cell office:value-type="float" office:value="500.8" calcext:value-type="float">
            <text:p>500,8</text:p>
          </table:table-cell>
          <table:table-cell office:value-type="float" office:value="250.3" calcext:value-type="float">
            <text:p>250,3</text:p>
          </table:table-cell>
          <table:table-cell office:value-type="float" office:value="21941" calcext:value-type="float">
            <text:p>2194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922.2" calcext:value-type="float">
            <text:p>922,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3368.8" calcext:value-type="float">
            <text:p>3368,8</text:p>
          </table:table-cell>
          <table:table-cell office:value-type="float" office:value="160.2" calcext:value-type="float">
            <text:p>16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854.8" calcext:value-type="float">
            <text:p>1854,8</text:p>
          </table:table-cell>
          <table:table-cell office:value-type="float" office:value="1824.4" calcext:value-type="float">
            <text:p>1824,4</text:p>
          </table:table-cell>
          <table:table-cell office:value-type="float" office:value="65216" calcext:value-type="float">
            <text:p>65216</text:p>
          </table:table-cell>
          <table:table-cell office:value-type="float" office:value="3108" calcext:value-type="float">
            <text:p>3108</text:p>
          </table:table-cell>
          <table:table-cell office:value-type="float" office:value="2506.5" calcext:value-type="float">
            <text:p>2506,5</text:p>
          </table:table-cell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office:value-type="float" office:value="22302" calcext:value-type="float">
            <text:p>22302</text:p>
          </table:table-cell>
          <table:table-cell office:value-type="float" office:value="12.5" calcext:value-type="float">
            <text:p>12,5</text:p>
          </table:table-cell>
          <table:table-cell office:value-type="float" office:value="140.2" calcext:value-type="float">
            <text:p>140,2</text:p>
          </table:table-cell>
          <table:table-cell office:value-type="float" office:value="1222.8" calcext:value-type="float">
            <text:p>1222,8</text:p>
          </table:table-cell>
          <table:table-cell office:value-type="float" office:value="90" calcext:value-type="float">
            <text:p>9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3429.2" calcext:value-type="float">
            <text:p>3429,2</text:p>
          </table:table-cell>
          <table:table-cell office:value-type="float" office:value="140" calcext:value-type="float">
            <text:p>140</text:p>
          </table:table-cell>
          <table:table-cell office:value-type="float" office:value="8138.4" calcext:value-type="float">
            <text:p>8138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654.3" calcext:value-type="float">
            <text:p>1654,3</text:p>
          </table:table-cell>
          <table:table-cell office:value-type="float" office:value="1884.6" calcext:value-type="float">
            <text:p>1884,6</text:p>
          </table:table-cell>
          <table:table-cell office:value-type="float" office:value="65216" calcext:value-type="float">
            <text:p>65216</text:p>
          </table:table-cell>
          <table:table-cell office:value-type="float" office:value="2867.4" calcext:value-type="float">
            <text:p>2867,4</text:p>
          </table:table-cell>
          <table:table-cell office:value-type="float" office:value="2180.5" calcext:value-type="float">
            <text:p>2180,5</text:p>
          </table:table-cell>
          <table:table-cell office:value-type="float" office:value="440.8" calcext:value-type="float">
            <text:p>440,8</text:p>
          </table:table-cell>
          <table:table-cell office:value-type="float" office:value="200.3" calcext:value-type="float">
            <text:p>200,3</text:p>
          </table:table-cell>
          <table:table-cell office:value-type="float" office:value="21199" calcext:value-type="float">
            <text:p>21199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1222.8" calcext:value-type="float">
            <text:p>1222,8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3329" calcext:value-type="float">
            <text:p>3329</text:p>
          </table:table-cell>
          <table:table-cell office:value-type="float" office:value="220" calcext:value-type="float">
            <text:p>220</text:p>
          </table:table-cell>
          <table:table-cell office:value-type="float" office:value="10173" calcext:value-type="float">
            <text:p>10173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64.8" calcext:value-type="float">
            <text:p>196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27.2" calcext:value-type="float">
            <text:p>2727,2</text:p>
          </table:table-cell>
          <table:table-cell office:value-type="float" office:value="2030" calcext:value-type="float">
            <text:p>2030</text:p>
          </table:table-cell>
          <table:table-cell office:value-type="float" office:value="450.8" calcext:value-type="float">
            <text:p>450,8</text:p>
          </table:table-cell>
          <table:table-cell office:value-type="float" office:value="160" calcext:value-type="float">
            <text:p>160</text:p>
          </table:table-cell>
          <table:table-cell office:value-type="float" office:value="22602.6" calcext:value-type="float">
            <text:p>22602,6</text:p>
          </table:table-cell>
          <table:table-cell office:value-type="float" office:value="37.5" calcext:value-type="float">
            <text:p>37,5</text:p>
          </table:table-cell>
          <table:table-cell office:value-type="float" office:value="75" calcext:value-type="float">
            <text:p>75</text:p>
          </table:table-cell>
          <table:table-cell office:value-type="float" office:value="1022.4" calcext:value-type="float">
            <text:p>1022,4</text:p>
          </table:table-cell>
          <table:table-cell office:value-type="float" office:value="50" calcext:value-type="float">
            <text:p>50</text:p>
          </table:table-cell>
          <table:table-cell office:value-type="float" office:value="3391" calcext:value-type="float">
            <text:p>33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4376.825" calcext:value-type="float">
            <text:p>4376,825</text:p>
          </table:table-cell>
          <table:table-cell table:formula="of:=AVERAGE([.C2:.C9])" office:value-type="float" office:value="267.8375" calcext:value-type="float">
            <text:p>267,8375</text:p>
          </table:table-cell>
          <table:table-cell table:formula="of:=AVERAGE([.D2:.D9])" office:value-type="float" office:value="2232.425" calcext:value-type="float">
            <text:p>2232,425</text:p>
          </table:table-cell>
          <table:table-cell table:formula="of:=AVERAGE([.E2:.E9])" office:value-type="float" office:value="7290.65" calcext:value-type="float">
            <text:p>7290,65</text:p>
          </table:table-cell>
          <table:table-cell table:formula="of:=AVERAGE([.F2:.F9])" office:value-type="float" office:value="989.05" calcext:value-type="float">
            <text:p>989,05</text:p>
          </table:table-cell>
          <table:table-cell table:formula="of:=AVERAGE([.G2:.G9])" office:value-type="float" office:value="1883.5625" calcext:value-type="float">
            <text:p>1883,5625</text:p>
          </table:table-cell>
          <table:table-cell table:formula="of:=AVERAGE([.H2:.H9])" office:value-type="float" office:value="2218.25" calcext:value-type="float">
            <text:p>2218,25</text:p>
          </table:table-cell>
          <table:table-cell table:formula="of:=AVERAGE([.I2:.I9])" office:value-type="float" office:value="3249.725" calcext:value-type="float">
            <text:p>3249,725</text:p>
          </table:table-cell>
          <table:table-cell table:formula="of:=AVERAGE([.J2:.J9])" office:value-type="float" office:value="3519.45" calcext:value-type="float">
            <text:p>3519,45</text:p>
          </table:table-cell>
          <table:table-cell table:formula="of:=AVERAGE([.K2:.K9])" office:value-type="float" office:value="2138.6125" calcext:value-type="float">
            <text:p>2138,6125</text:p>
          </table:table-cell>
          <table:table-cell table:formula="of:=AVERAGE([.L2:.L9])" office:value-type="float" office:value="420.775" calcext:value-type="float">
            <text:p>420,775</text:p>
          </table:table-cell>
          <table:table-cell table:formula="of:=AVERAGE([.M2:.M9])" office:value-type="float" office:value="208.3125" calcext:value-type="float">
            <text:p>208,3125</text:p>
          </table:table-cell>
          <table:table-cell table:formula="of:=AVERAGE([.N2:.N9])" office:value-type="float" office:value="22369.625" calcext:value-type="float">
            <text:p>22369,625</text:p>
          </table:table-cell>
          <table:table-cell table:formula="of:=AVERAGE([.O2:.O9])" office:value-type="float" office:value="28.125" calcext:value-type="float">
            <text:p>28,125</text:p>
          </table:table-cell>
          <table:table-cell table:formula="of:=AVERAGE([.P2:.P9])" office:value-type="float" office:value="105.8375" calcext:value-type="float">
            <text:p>105,8375</text:p>
          </table:table-cell>
          <table:table-cell table:formula="of:=AVERAGE([.Q2:.Q9])" office:value-type="float" office:value="1147.7" calcext:value-type="float">
            <text:p>1147,7</text:p>
          </table:table-cell>
          <table:table-cell table:formula="of:=AVERAGE([.R2:.R9])" office:value-type="float" office:value="92.8125" calcext:value-type="float">
            <text:p>92,8125</text:p>
          </table:table-cell>
          <table:table-cell table:formula="of:=AVERAGE([.S2:.S9])" office:value-type="float" office:value="2091.125" calcext:value-type="float">
            <text:p>2091,125</text:p>
          </table:table-cell>
          <table:table-cell table:formula="of:=AVERAGE([.T2:.T9])" office:value-type="float" office:value="29.7875" calcext:value-type="float">
            <text:p>29,787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843.015369712456" calcext:value-type="float">
            <text:p>843,0153697125</text:p>
          </table:table-cell>
          <table:table-cell table:formula="of:=3*STDEV([.C2:.C9])" office:value-type="float" office:value="220.867241556681" calcext:value-type="float">
            <text:p>220,8672415567</text:p>
          </table:table-cell>
          <table:table-cell table:formula="of:=3*STDEV([.D2:.D9])" office:value-type="float" office:value="7344.30052212501" calcext:value-type="float">
            <text:p>7344,300522125</text:p>
          </table:table-cell>
          <table:table-cell table:formula="of:=3*STDEV([.E2:.E9])" office:value-type="float" office:value="7747.52598059535" calcext:value-type="float">
            <text:p>7747,5259805954</text:p>
          </table:table-cell>
          <table:table-cell table:formula="of:=3*STDEV([.F2:.F9])" office:value-type="float" office:value="5568.34955876258" calcext:value-type="float">
            <text:p>5568,3495587626</text:p>
          </table:table-cell>
          <table:table-cell table:formula="of:=3*STDEV([.G2:.G9])" office:value-type="float" office:value="590.850023120444" calcext:value-type="float">
            <text:p>590,8500231204</text:p>
          </table:table-cell>
          <table:table-cell table:formula="of:=3*STDEV([.H2:.H9])" office:value-type="float" office:value="1208.15452535794" calcext:value-type="float">
            <text:p>1208,1545253579</text:p>
          </table:table-cell>
          <table:table-cell table:formula="of:=3*STDEV([.I2:.I9])" office:value-type="float" office:value="6887.18521017736" calcext:value-type="float">
            <text:p>6887,1852101774</text:p>
          </table:table-cell>
          <table:table-cell table:formula="of:=3*STDEV([.J2:.J9])" office:value-type="float" office:value="696.556901582963" calcext:value-type="float">
            <text:p>696,556901583</text:p>
          </table:table-cell>
          <table:table-cell table:formula="of:=3*STDEV([.K2:.K9])" office:value-type="float" office:value="812.739390557814" calcext:value-type="float">
            <text:p>812,7393905578</text:p>
          </table:table-cell>
          <table:table-cell table:formula="of:=3*STDEV([.L2:.L9])" office:value-type="float" office:value="441.909404904283" calcext:value-type="float">
            <text:p>441,9094049043</text:p>
          </table:table-cell>
          <table:table-cell table:formula="of:=3*STDEV([.M2:.M9])" office:value-type="float" office:value="182.812346703232" calcext:value-type="float">
            <text:p>182,8123467032</text:p>
          </table:table-cell>
          <table:table-cell table:formula="of:=3*STDEV([.N2:.N9])" office:value-type="float" office:value="2504.08329377097" calcext:value-type="float">
            <text:p>2504,083293771</text:p>
          </table:table-cell>
          <table:table-cell table:formula="of:=3*STDEV([.O2:.O9])" office:value-type="float" office:value="91.3074672271035" calcext:value-type="float">
            <text:p>91,3074672271</text:p>
          </table:table-cell>
          <table:table-cell table:formula="of:=3*STDEV([.P2:.P9])" office:value-type="float" office:value="128.216618462663" calcext:value-type="float">
            <text:p>128,2166184627</text:p>
          </table:table-cell>
          <table:table-cell table:formula="of:=3*STDEV([.Q2:.Q9])" office:value-type="float" office:value="372.168072630786" calcext:value-type="float">
            <text:p>372,1680726308</text:p>
          </table:table-cell>
          <table:table-cell table:formula="of:=3*STDEV([.R2:.R9])" office:value-type="float" office:value="73.4231558939588" calcext:value-type="float">
            <text:p>73,423155894</text:p>
          </table:table-cell>
          <table:table-cell table:formula="of:=3*STDEV([.S2:.S9])" office:value-type="float" office:value="6980.17321474597" calcext:value-type="float">
            <text:p>6980,173214746</text:p>
          </table:table-cell>
          <table:table-cell table:formula="of:=3*STDEV([.T2:.T9])" office:value-type="float" office:value="100.370569640707" calcext:value-type="float">
            <text:p>100,3705696407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[.B19]-[.B$176]" office:value-type="float" office:value="456.174999999999" calcext:value-type="float">
            <text:p>456,175</text:p>
          </table:table-cell>
          <table:table-cell table:style-name="ce3" table:formula="of:=[.C19]-[.C$176]" office:value-type="float" office:value="2499.3625" calcext:value-type="float">
            <text:p>2499,3625</text:p>
          </table:table-cell>
          <table:table-cell table:style-name="ce3" table:formula="of:=[.D19]-[.D$176]" office:value-type="float" office:value="14044.475" calcext:value-type="float">
            <text:p>14044,475</text:p>
          </table:table-cell>
          <table:table-cell table:style-name="ce3" table:formula="of:=[.E19]-[.E$176]" office:value-type="float" office:value="5134167.85" calcext:value-type="float">
            <text:p>5134167,85</text:p>
          </table:table-cell>
          <table:table-cell table:style-name="ce3" table:formula="of:=[.F19]-[.F$176]" office:value-type="float" office:value="-989.05" calcext:value-type="float">
            <text:p>-989,05</text:p>
          </table:table-cell>
          <table:table-cell table:style-name="ce3" table:formula="of:=[.G19]-[.G$176]" office:value-type="float" office:value="61.4375000000002" calcext:value-type="float">
            <text:p>61,4375</text:p>
          </table:table-cell>
          <table:table-cell table:style-name="ce3" table:formula="of:=[.H19]-[.H$176]" office:value-type="float" office:value="408.75" calcext:value-type="float">
            <text:p>408,75</text:p>
          </table:table-cell>
          <table:table-cell table:style-name="ce3" table:formula="of:=[.I19]-[.I$176]" office:value-type="float" office:value="89175.775" calcext:value-type="float">
            <text:p>89175,775</text:p>
          </table:table-cell>
          <table:table-cell table:style-name="ce3" table:formula="of:=[.J19]-[.J$176]" office:value-type="float" office:value="210.35" calcext:value-type="float">
            <text:p>210,35</text:p>
          </table:table-cell>
          <table:table-cell table:style-name="ce3" table:formula="of:=[.K19]-[.K$176]" office:value-type="float" office:value="-334.1125" calcext:value-type="float">
            <text:p>-334,1125</text:p>
          </table:table-cell>
          <table:table-cell table:style-name="ce3" table:formula="of:=[.L19]-[.L$176]" office:value-type="float" office:value="240.625" calcext:value-type="float">
            <text:p>240,625</text:p>
          </table:table-cell>
          <table:table-cell table:style-name="ce3" table:formula="of:=[.M19]-[.M$176]" office:value-type="float" office:value="673.4875" calcext:value-type="float">
            <text:p>673,4875</text:p>
          </table:table-cell>
          <table:table-cell table:style-name="ce3" table:formula="of:=[.N19]-[.N$176]" office:value-type="float" office:value="3412100.775" calcext:value-type="float">
            <text:p>3412100,775</text:p>
          </table:table-cell>
          <table:table-cell table:style-name="ce3" table:formula="of:=[.O19]-[.O$176]" office:value-type="float" office:value="159.375" calcext:value-type="float">
            <text:p>159,375</text:p>
          </table:table-cell>
          <table:table-cell table:style-name="ce3" table:formula="of:=[.P19]-[.P$176]" office:value-type="float" office:value="54.3625" calcext:value-type="float">
            <text:p>54,3625</text:p>
          </table:table-cell>
          <table:table-cell table:style-name="ce3" table:formula="of:=[.Q19]-[.Q$176]" office:value-type="float" office:value="75.3" calcext:value-type="float">
            <text:p>75,3</text:p>
          </table:table-cell>
          <table:table-cell table:style-name="ce3" table:formula="of:=[.R19]-[.R$176]" office:value-type="float" office:value="57.1875" calcext:value-type="float">
            <text:p>57,1875</text:p>
          </table:table-cell>
          <table:table-cell table:style-name="ce3" table:formula="of:=[.S19]-[.S$176]" office:value-type="float" office:value="30489.775" calcext:value-type="float">
            <text:p>30489,775</text:p>
          </table:table-cell>
          <table:table-cell table:style-name="ce3" table:formula="of:=[.T19]-[.T$176]" office:value-type="float" office:value="-29.7875" calcext:value-type="float">
            <text:p>-29,7875</text:p>
          </table:table-cell>
          <table:table-cell table:style-name="ce3" table:formula="of:=[.U19]-[.U$176]" office:value-type="float" office:value="0" calcext:value-type="float">
            <text:p>0</text:p>
          </table:table-cell>
          <table:table-cell table:style-name="ce3"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[.B20]-[.B$176]" office:value-type="float" office:value="235.574999999999" calcext:value-type="float">
            <text:p>235,575</text:p>
          </table:table-cell>
          <table:table-cell table:style-name="ce3" table:formula="of:=[.C20]-[.C$176]" office:value-type="float" office:value="2378.9625" calcext:value-type="float">
            <text:p>2378,9625</text:p>
          </table:table-cell>
          <table:table-cell table:style-name="ce3" table:formula="of:=[.D20]-[.D$176]" office:value-type="float" office:value="11331.675" calcext:value-type="float">
            <text:p>11331,675</text:p>
          </table:table-cell>
          <table:table-cell table:style-name="ce3" table:formula="of:=[.E20]-[.E$176]" office:value-type="float" office:value="4984583.15" calcext:value-type="float">
            <text:p>4984583,15</text:p>
          </table:table-cell>
          <table:table-cell table:style-name="ce3" table:formula="of:=[.F20]-[.F$176]" office:value-type="float" office:value="-989.05" calcext:value-type="float">
            <text:p>-989,05</text:p>
          </table:table-cell>
          <table:table-cell table:style-name="ce3" table:formula="of:=[.G20]-[.G$176]" office:value-type="float" office:value="-104.0625" calcext:value-type="float">
            <text:p>-104,0625</text:p>
          </table:table-cell>
          <table:table-cell table:style-name="ce3" table:formula="of:=[.H20]-[.H$176]" office:value-type="float" office:value="188.15" calcext:value-type="float">
            <text:p>188,15</text:p>
          </table:table-cell>
          <table:table-cell table:style-name="ce3" table:formula="of:=[.I20]-[.I$176]" office:value-type="float" office:value="89148.675" calcext:value-type="float">
            <text:p>89148,675</text:p>
          </table:table-cell>
          <table:table-cell table:style-name="ce3" table:formula="of:=[.J20]-[.J$176]" office:value-type="float" office:value="992.55" calcext:value-type="float">
            <text:p>992,55</text:p>
          </table:table-cell>
          <table:table-cell table:style-name="ce3" table:formula="of:=[.K20]-[.K$176]" office:value-type="float" office:value="-183.8125" calcext:value-type="float">
            <text:p>-183,8125</text:p>
          </table:table-cell>
          <table:table-cell table:style-name="ce3" table:formula="of:=[.L20]-[.L$176]" office:value-type="float" office:value="220.625" calcext:value-type="float">
            <text:p>220,625</text:p>
          </table:table-cell>
          <table:table-cell table:style-name="ce3" table:formula="of:=[.M20]-[.M$176]" office:value-type="float" office:value="292.6875" calcext:value-type="float">
            <text:p>292,6875</text:p>
          </table:table-cell>
          <table:table-cell table:style-name="ce3" table:formula="of:=[.N20]-[.N$176]" office:value-type="float" office:value="3279710.375" calcext:value-type="float">
            <text:p>3279710,375</text:p>
          </table:table-cell>
          <table:table-cell table:style-name="ce3" table:formula="of:=[.O20]-[.O$176]" office:value-type="float" office:value="34.375" calcext:value-type="float">
            <text:p>34,375</text:p>
          </table:table-cell>
          <table:table-cell table:style-name="ce3" table:formula="of:=[.P20]-[.P$176]" office:value-type="float" office:value="-80.8375" calcext:value-type="float">
            <text:p>-80,8375</text:p>
          </table:table-cell>
          <table:table-cell table:style-name="ce3" table:formula="of:=[.Q20]-[.Q$176]" office:value-type="float" office:value="55.3" calcext:value-type="float">
            <text:p>55,3</text:p>
          </table:table-cell>
          <table:table-cell table:style-name="ce3" table:formula="of:=[.R20]-[.R$176]" office:value-type="float" office:value="7.1875" calcext:value-type="float">
            <text:p>7,1875</text:p>
          </table:table-cell>
          <table:table-cell table:style-name="ce3" table:formula="of:=[.S20]-[.S$176]" office:value-type="float" office:value="33175.475" calcext:value-type="float">
            <text:p>33175,475</text:p>
          </table:table-cell>
          <table:table-cell table:style-name="ce3" table:formula="of:=[.T20]-[.T$176]" office:value-type="float" office:value="3.5125" calcext:value-type="float">
            <text:p>3,5125</text:p>
          </table:table-cell>
          <table:table-cell table:style-name="ce3" table:formula="of:=[.U20]-[.U$176]" office:value-type="float" office:value="0" calcext:value-type="float">
            <text:p>0</text:p>
          </table:table-cell>
          <table:table-cell table:style-name="ce3"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-45.2250000000004" calcext:value-type="float">
            <text:p>-45,225</text:p>
          </table:table-cell>
          <table:table-cell table:style-name="ce3" table:formula="of:=[.C21]-[.C$176]" office:value-type="float" office:value="2579.7625" calcext:value-type="float">
            <text:p>2579,7625</text:p>
          </table:table-cell>
          <table:table-cell table:style-name="ce3" table:formula="of:=[.D21]-[.D$176]" office:value-type="float" office:value="8618.875" calcext:value-type="float">
            <text:p>8618,875</text:p>
          </table:table-cell>
          <table:table-cell table:style-name="ce3" table:formula="of:=[.E21]-[.E$176]" office:value-type="float" office:value="4777758.85" calcext:value-type="float">
            <text:p>4777758,85</text:p>
          </table:table-cell>
          <table:table-cell table:style-name="ce3" table:formula="of:=[.F21]-[.F$176]" office:value-type="float" office:value="-989.05" calcext:value-type="float">
            <text:p>-989,05</text:p>
          </table:table-cell>
          <table:table-cell table:style-name="ce3" table:formula="of:=[.G21]-[.G$176]" office:value-type="float" office:value="-379.7625" calcext:value-type="float">
            <text:p>-379,7625</text:p>
          </table:table-cell>
          <table:table-cell table:style-name="ce3" table:formula="of:=[.H21]-[.H$176]" office:value-type="float" office:value="268.35" calcext:value-type="float">
            <text:p>268,35</text:p>
          </table:table-cell>
          <table:table-cell table:style-name="ce3" table:formula="of:=[.I21]-[.I$176]" office:value-type="float" office:value="91888.575" calcext:value-type="float">
            <text:p>91888,575</text:p>
          </table:table-cell>
          <table:table-cell table:style-name="ce3" table:formula="of:=[.J21]-[.J$176]" office:value-type="float" office:value="-10.0499999999997" calcext:value-type="float">
            <text:p>-10,05</text:p>
          </table:table-cell>
          <table:table-cell table:style-name="ce3" table:formula="of:=[.K21]-[.K$176]" office:value-type="float" office:value="67.1875" calcext:value-type="float">
            <text:p>67,1875</text:p>
          </table:table-cell>
          <table:table-cell table:style-name="ce3" table:formula="of:=[.L21]-[.L$176]" office:value-type="float" office:value="205.725" calcext:value-type="float">
            <text:p>205,725</text:p>
          </table:table-cell>
          <table:table-cell table:style-name="ce3" table:formula="of:=[.M21]-[.M$176]" office:value-type="float" office:value="693.6875" calcext:value-type="float">
            <text:p>693,6875</text:p>
          </table:table-cell>
          <table:table-cell table:style-name="ce3" table:formula="of:=[.N21]-[.N$176]" office:value-type="float" office:value="3119735.975" calcext:value-type="float">
            <text:p>3119735,975</text:p>
          </table:table-cell>
          <table:table-cell table:style-name="ce3" table:formula="of:=[.O21]-[.O$176]" office:value-type="float" office:value="34.375" calcext:value-type="float">
            <text:p>34,375</text:p>
          </table:table-cell>
          <table:table-cell table:style-name="ce3" table:formula="of:=[.P21]-[.P$176]" office:value-type="float" office:value="94.1625" calcext:value-type="float">
            <text:p>94,1625</text:p>
          </table:table-cell>
          <table:table-cell table:style-name="ce3" table:formula="of:=[.Q21]-[.Q$176]" office:value-type="float" office:value="536.7" calcext:value-type="float">
            <text:p>536,7</text:p>
          </table:table-cell>
          <table:table-cell table:style-name="ce3" table:formula="of:=[.R21]-[.R$176]" office:value-type="float" office:value="147.1875" calcext:value-type="float">
            <text:p>147,1875</text:p>
          </table:table-cell>
          <table:table-cell table:style-name="ce3" table:formula="of:=[.S21]-[.S$176]" office:value-type="float" office:value="30489.775" calcext:value-type="float">
            <text:p>30489,775</text:p>
          </table:table-cell>
          <table:table-cell table:style-name="ce3" table:formula="of:=[.T21]-[.T$176]" office:value-type="float" office:value="10.2125" calcext:value-type="float">
            <text:p>10,2125</text:p>
          </table:table-cell>
          <table:table-cell table:style-name="ce3" table:formula="of:=[.U21]-[.U$176]" office:value-type="float" office:value="0" calcext:value-type="float">
            <text:p>0</text:p>
          </table:table-cell>
          <table:table-cell table:style-name="ce3"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-85.2250000000004" calcext:value-type="float">
            <text:p>-85,225</text:p>
          </table:table-cell>
          <table:table-cell table:style-name="ce3" table:formula="of:=[.C22]-[.C$176]" office:value-type="float" office:value="2639.9625" calcext:value-type="float">
            <text:p>2639,9625</text:p>
          </table:table-cell>
          <table:table-cell table:style-name="ce3" table:formula="of:=[.D22]-[.D$176]" office:value-type="float" office:value="11331.675" calcext:value-type="float">
            <text:p>11331,675</text:p>
          </table:table-cell>
          <table:table-cell table:style-name="ce3" table:formula="of:=[.E22]-[.E$176]" office:value-type="float" office:value="5011711.65" calcext:value-type="float">
            <text:p>5011711,65</text:p>
          </table:table-cell>
          <table:table-cell table:style-name="ce3" table:formula="of:=[.F22]-[.F$176]" office:value-type="float" office:value="-989.05" calcext:value-type="float">
            <text:p>-989,05</text:p>
          </table:table-cell>
          <table:table-cell table:style-name="ce3" table:formula="of:=[.G22]-[.G$176]" office:value-type="float" office:value="-179.3625" calcext:value-type="float">
            <text:p>-179,3625</text:p>
          </table:table-cell>
          <table:table-cell table:style-name="ce3" table:formula="of:=[.H22]-[.H$176]" office:value-type="float" office:value="107.95" calcext:value-type="float">
            <text:p>107,95</text:p>
          </table:table-cell>
          <table:table-cell table:style-name="ce3" table:formula="of:=[.I22]-[.I$176]" office:value-type="float" office:value="89175.775" calcext:value-type="float">
            <text:p>89175,775</text:p>
          </table:table-cell>
          <table:table-cell table:style-name="ce3" table:formula="of:=[.J22]-[.J$176]" office:value-type="float" office:value="90.1500000000001" calcext:value-type="float">
            <text:p>90,15</text:p>
          </table:table-cell>
          <table:table-cell table:style-name="ce3" table:formula="of:=[.K22]-[.K$176]" office:value-type="float" office:value="-133.6125" calcext:value-type="float">
            <text:p>-133,6125</text:p>
          </table:table-cell>
          <table:table-cell table:style-name="ce3" table:formula="of:=[.L22]-[.L$176]" office:value-type="float" office:value="80.225" calcext:value-type="float">
            <text:p>80,225</text:p>
          </table:table-cell>
          <table:table-cell table:style-name="ce3" table:formula="of:=[.M22]-[.M$176]" office:value-type="float" office:value="352.6875" calcext:value-type="float">
            <text:p>352,6875</text:p>
          </table:table-cell>
          <table:table-cell table:style-name="ce3" table:formula="of:=[.N22]-[.N$176]" office:value-type="float" office:value="2932036.775" calcext:value-type="float">
            <text:p>2932036,775</text:p>
          </table:table-cell>
          <table:table-cell table:style-name="ce3" table:formula="of:=[.O22]-[.O$176]" office:value-type="float" office:value="34.375" calcext:value-type="float">
            <text:p>34,375</text:p>
          </table:table-cell>
          <table:table-cell table:style-name="ce3" table:formula="of:=[.P22]-[.P$176]" office:value-type="float" office:value="-80.8375" calcext:value-type="float">
            <text:p>-80,8375</text:p>
          </table:table-cell>
          <table:table-cell table:style-name="ce3" table:formula="of:=[.Q22]-[.Q$176]" office:value-type="float" office:value="-165.7" calcext:value-type="float">
            <text:p>-165,7</text:p>
          </table:table-cell>
          <table:table-cell table:style-name="ce3" table:formula="of:=[.R22]-[.R$176]" office:value-type="float" office:value="-42.8125" calcext:value-type="float">
            <text:p>-42,8125</text:p>
          </table:table-cell>
          <table:table-cell table:style-name="ce3" table:formula="of:=[.S22]-[.S$176]" office:value-type="float" office:value="30462.675" calcext:value-type="float">
            <text:p>30462,675</text:p>
          </table:table-cell>
          <table:table-cell table:style-name="ce3" table:formula="of:=[.T22]-[.T$176]" office:value-type="float" office:value="-29.7875" calcext:value-type="float">
            <text:p>-29,7875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395.974999999999" calcext:value-type="float">
            <text:p>395,975</text:p>
          </table:table-cell>
          <table:table-cell table:style-name="ce3" table:formula="of:=[.C23]-[.C$176]" office:value-type="float" office:value="1857.5625" calcext:value-type="float">
            <text:p>1857,5625</text:p>
          </table:table-cell>
          <table:table-cell table:style-name="ce3" table:formula="of:=[.D23]-[.D$176]" office:value-type="float" office:value="11331.675" calcext:value-type="float">
            <text:p>11331,675</text:p>
          </table:table-cell>
          <table:table-cell table:style-name="ce3" table:formula="of:=[.E23]-[.E$176]" office:value-type="float" office:value="4946522.45" calcext:value-type="float">
            <text:p>4946522,45</text:p>
          </table:table-cell>
          <table:table-cell table:style-name="ce3" table:formula="of:=[.F23]-[.F$176]" office:value-type="float" office:value="-989.05" calcext:value-type="float">
            <text:p>-989,05</text:p>
          </table:table-cell>
          <table:table-cell table:style-name="ce3" table:formula="of:=[.G23]-[.G$176]" office:value-type="float" office:value="46.2375000000002" calcext:value-type="float">
            <text:p>46,2375</text:p>
          </table:table-cell>
          <table:table-cell table:style-name="ce3" table:formula="of:=[.H23]-[.H$176]" office:value-type="float" office:value="87.75" calcext:value-type="float">
            <text:p>87,75</text:p>
          </table:table-cell>
          <table:table-cell table:style-name="ce3" table:formula="of:=[.I23]-[.I$176]" office:value-type="float" office:value="94601.375" calcext:value-type="float">
            <text:p>94601,375</text:p>
          </table:table-cell>
          <table:table-cell table:style-name="ce3" table:formula="of:=[.J23]-[.J$176]" office:value-type="float" office:value="-30.25" calcext:value-type="float">
            <text:p>-30,25</text:p>
          </table:table-cell>
          <table:table-cell table:style-name="ce3" table:formula="of:=[.K23]-[.K$176]" office:value-type="float" office:value="117.1875" calcext:value-type="float">
            <text:p>117,1875</text:p>
          </table:table-cell>
          <table:table-cell table:style-name="ce3" table:formula="of:=[.L23]-[.L$176]" office:value-type="float" office:value="180.525" calcext:value-type="float">
            <text:p>180,525</text:p>
          </table:table-cell>
          <table:table-cell table:style-name="ce3" table:formula="of:=[.M23]-[.M$176]" office:value-type="float" office:value="493.2875" calcext:value-type="float">
            <text:p>493,2875</text:p>
          </table:table-cell>
          <table:table-cell table:style-name="ce3" table:formula="of:=[.N23]-[.N$176]" office:value-type="float" office:value="2915947.175" calcext:value-type="float">
            <text:p>2915947,175</text:p>
          </table:table-cell>
          <table:table-cell table:style-name="ce3" table:formula="of:=[.O23]-[.O$176]" office:value-type="float" office:value="96.875" calcext:value-type="float">
            <text:p>96,875</text:p>
          </table:table-cell>
          <table:table-cell table:style-name="ce3" table:formula="of:=[.P23]-[.P$176]" office:value-type="float" office:value="-5.83750000000001" calcext:value-type="float">
            <text:p>-5,8375</text:p>
          </table:table-cell>
          <table:table-cell table:style-name="ce3" table:formula="of:=[.Q23]-[.Q$176]" office:value-type="float" office:value="-165.5" calcext:value-type="float">
            <text:p>-165,5</text:p>
          </table:table-cell>
          <table:table-cell table:style-name="ce3" table:formula="of:=[.R23]-[.R$176]" office:value-type="float" office:value="-32.8125" calcext:value-type="float">
            <text:p>-32,8125</text:p>
          </table:table-cell>
          <table:table-cell table:style-name="ce3" table:formula="of:=[.S23]-[.S$176]" office:value-type="float" office:value="27749.775" calcext:value-type="float">
            <text:p>27749,775</text:p>
          </table:table-cell>
          <table:table-cell table:style-name="ce3" table:formula="of:=[.T23]-[.T$176]" office:value-type="float" office:value="90.2125" calcext:value-type="float">
            <text:p>90,2125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476.374999999999" calcext:value-type="float">
            <text:p>476,375</text:p>
          </table:table-cell>
          <table:table-cell table:style-name="ce3" table:formula="of:=[.C24]-[.C$176]" office:value-type="float" office:value="1977.9625" calcext:value-type="float">
            <text:p>1977,9625</text:p>
          </table:table-cell>
          <table:table-cell table:style-name="ce3" table:formula="of:=[.D24]-[.D$176]" office:value-type="float" office:value="8618.875" calcext:value-type="float">
            <text:p>8618,875</text:p>
          </table:table-cell>
          <table:table-cell table:style-name="ce3" table:formula="of:=[.E24]-[.E$176]" office:value-type="float" office:value="5139593.55" calcext:value-type="float">
            <text:p>5139593,55</text:p>
          </table:table-cell>
          <table:table-cell table:style-name="ce3" table:formula="of:=[.F24]-[.F$176]" office:value-type="float" office:value="3532.35" calcext:value-type="float">
            <text:p>3532,35</text:p>
          </table:table-cell>
          <table:table-cell table:style-name="ce3" table:formula="of:=[.G24]-[.G$176]" office:value-type="float" office:value="-299.5625" calcext:value-type="float">
            <text:p>-299,5625</text:p>
          </table:table-cell>
          <table:table-cell table:style-name="ce3" table:formula="of:=[.H24]-[.H$176]" office:value-type="float" office:value="-132.85" calcext:value-type="float">
            <text:p>-132,85</text:p>
          </table:table-cell>
          <table:table-cell table:style-name="ce3" table:formula="of:=[.I24]-[.I$176]" office:value-type="float" office:value="100054.175" calcext:value-type="float">
            <text:p>100054,175</text:p>
          </table:table-cell>
          <table:table-cell table:style-name="ce3" table:formula="of:=[.J24]-[.J$176]" office:value-type="float" office:value="-491.65" calcext:value-type="float">
            <text:p>-491,65</text:p>
          </table:table-cell>
          <table:table-cell table:style-name="ce3" table:formula="of:=[.K24]-[.K$176]" office:value-type="float" office:value="-183.6125" calcext:value-type="float">
            <text:p>-183,6125</text:p>
          </table:table-cell>
          <table:table-cell table:style-name="ce3" table:formula="of:=[.L24]-[.L$176]" office:value-type="float" office:value="320.825" calcext:value-type="float">
            <text:p>320,825</text:p>
          </table:table-cell>
          <table:table-cell table:style-name="ce3" table:formula="of:=[.M24]-[.M$176]" office:value-type="float" office:value="633.4875" calcext:value-type="float">
            <text:p>633,4875</text:p>
          </table:table-cell>
          <table:table-cell table:style-name="ce3" table:formula="of:=[.N24]-[.N$176]" office:value-type="float" office:value="2862711.975" calcext:value-type="float">
            <text:p>2862711,975</text:p>
          </table:table-cell>
          <table:table-cell table:style-name="ce3" table:formula="of:=[.O24]-[.O$176]" office:value-type="float" office:value="146.875" calcext:value-type="float">
            <text:p>146,875</text:p>
          </table:table-cell>
          <table:table-cell table:style-name="ce3" table:formula="of:=[.P24]-[.P$176]" office:value-type="float" office:value="-55.8375" calcext:value-type="float">
            <text:p>-55,8375</text:p>
          </table:table-cell>
          <table:table-cell table:style-name="ce3" table:formula="of:=[.Q24]-[.Q$176]" office:value-type="float" office:value="-225.5" calcext:value-type="float">
            <text:p>-225,5</text:p>
          </table:table-cell>
          <table:table-cell table:style-name="ce3" table:formula="of:=[.R24]-[.R$176]" office:value-type="float" office:value="7.1875" calcext:value-type="float">
            <text:p>7,1875</text:p>
          </table:table-cell>
          <table:table-cell table:style-name="ce3" table:formula="of:=[.S24]-[.S$176]" office:value-type="float" office:value="30462.675" calcext:value-type="float">
            <text:p>30462,675</text:p>
          </table:table-cell>
          <table:table-cell table:style-name="ce3" table:formula="of:=[.T24]-[.T$176]" office:value-type="float" office:value="-4.7875" calcext:value-type="float">
            <text:p>-4,7875</text:p>
          </table:table-cell>
          <table:table-cell table:style-name="ce3" table:formula="of:=[.U24]-[.U$176]" office:value-type="float" office:value="0" calcext:value-type="float">
            <text:p>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-25.0250000000005" calcext:value-type="float">
            <text:p>-25,025</text:p>
          </table:table-cell>
          <table:table-cell table:style-name="ce3" table:formula="of:=[.C25]-[.C$176]" office:value-type="float" office:value="2138.7625" calcext:value-type="float">
            <text:p>2138,7625</text:p>
          </table:table-cell>
          <table:table-cell table:style-name="ce3" table:formula="of:=[.D25]-[.D$176]" office:value-type="float" office:value="11331.675" calcext:value-type="float">
            <text:p>11331,675</text:p>
          </table:table-cell>
          <table:table-cell table:style-name="ce3" table:formula="of:=[.E25]-[.E$176]" office:value-type="float" office:value="5074350.35" calcext:value-type="float">
            <text:p>5074350,35</text:p>
          </table:table-cell>
          <table:table-cell table:style-name="ce3" table:formula="of:=[.F25]-[.F$176]" office:value-type="float" office:value="-989.05" calcext:value-type="float">
            <text:p>-989,05</text:p>
          </table:table-cell>
          <table:table-cell table:style-name="ce3" table:formula="of:=[.G25]-[.G$176]" office:value-type="float" office:value="-129.2625" calcext:value-type="float">
            <text:p>-129,2625</text:p>
          </table:table-cell>
          <table:table-cell table:style-name="ce3" table:formula="of:=[.H25]-[.H$176]" office:value-type="float" office:value="348.35" calcext:value-type="float">
            <text:p>348,35</text:p>
          </table:table-cell>
          <table:table-cell table:style-name="ce3" table:formula="of:=[.I25]-[.I$176]" office:value-type="float" office:value="97341.375" calcext:value-type="float">
            <text:p>97341,375</text:p>
          </table:table-cell>
          <table:table-cell table:style-name="ce3" table:formula="of:=[.J25]-[.J$176]" office:value-type="float" office:value="150.35" calcext:value-type="float">
            <text:p>150,35</text:p>
          </table:table-cell>
          <table:table-cell table:style-name="ce3" table:formula="of:=[.K25]-[.K$176]" office:value-type="float" office:value="17.1875" calcext:value-type="float">
            <text:p>17,1875</text:p>
          </table:table-cell>
          <table:table-cell table:style-name="ce3" table:formula="of:=[.L25]-[.L$176]" office:value-type="float" office:value="220.425" calcext:value-type="float">
            <text:p>220,425</text:p>
          </table:table-cell>
          <table:table-cell table:style-name="ce3" table:formula="of:=[.M25]-[.M$176]" office:value-type="float" office:value="442.9875" calcext:value-type="float">
            <text:p>442,9875</text:p>
          </table:table-cell>
          <table:table-cell table:style-name="ce3" table:formula="of:=[.N25]-[.N$176]" office:value-type="float" office:value="2786372.775" calcext:value-type="float">
            <text:p>2786372,775</text:p>
          </table:table-cell>
          <table:table-cell table:style-name="ce3" table:formula="of:=[.O25]-[.O$176]" office:value-type="float" office:value="71.875" calcext:value-type="float">
            <text:p>71,875</text:p>
          </table:table-cell>
          <table:table-cell table:style-name="ce3" table:formula="of:=[.P25]-[.P$176]" office:value-type="float" office:value="-65.8375" calcext:value-type="float">
            <text:p>-65,8375</text:p>
          </table:table-cell>
          <table:table-cell table:style-name="ce3" table:formula="of:=[.Q25]-[.Q$176]" office:value-type="float" office:value="115.3" calcext:value-type="float">
            <text:p>115,3</text:p>
          </table:table-cell>
          <table:table-cell table:style-name="ce3" table:formula="of:=[.R25]-[.R$176]" office:value-type="float" office:value="94.6875" calcext:value-type="float">
            <text:p>94,6875</text:p>
          </table:table-cell>
          <table:table-cell table:style-name="ce3" table:formula="of:=[.S25]-[.S$176]" office:value-type="float" office:value="33202.575" calcext:value-type="float">
            <text:p>33202,575</text:p>
          </table:table-cell>
          <table:table-cell table:style-name="ce3" table:formula="of:=[.T25]-[.T$176]" office:value-type="float" office:value="-29.7875" calcext:value-type="float">
            <text:p>-29,7875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215.574999999999" calcext:value-type="float">
            <text:p>215,575</text:p>
          </table:table-cell>
          <table:table-cell table:style-name="ce3" table:formula="of:=[.C26]-[.C$176]" office:value-type="float" office:value="1396.3625" calcext:value-type="float">
            <text:p>1396,3625</text:p>
          </table:table-cell>
          <table:table-cell table:style-name="ce3" table:formula="of:=[.D26]-[.D$176]" office:value-type="float" office:value="11331.675" calcext:value-type="float">
            <text:p>11331,675</text:p>
          </table:table-cell>
          <table:table-cell table:style-name="ce3" table:formula="of:=[.E26]-[.E$176]" office:value-type="float" office:value="4709856.35" calcext:value-type="float">
            <text:p>4709856,35</text:p>
          </table:table-cell>
          <table:table-cell table:style-name="ce3" table:formula="of:=[.F26]-[.F$176]" office:value-type="float" office:value="-989.05" calcext:value-type="float">
            <text:p>-989,05</text:p>
          </table:table-cell>
          <table:table-cell table:style-name="ce3" table:formula="of:=[.G26]-[.G$176]" office:value-type="float" office:value="-179.2625" calcext:value-type="float">
            <text:p>-179,2625</text:p>
          </table:table-cell>
          <table:table-cell table:style-name="ce3" table:formula="of:=[.H26]-[.H$176]" office:value-type="float" office:value="408.55" calcext:value-type="float">
            <text:p>408,55</text:p>
          </table:table-cell>
          <table:table-cell table:style-name="ce3" table:formula="of:=[.I26]-[.I$176]" office:value-type="float" office:value="100054.175" calcext:value-type="float">
            <text:p>100054,175</text:p>
          </table:table-cell>
          <table:table-cell table:style-name="ce3" table:formula="of:=[.J26]-[.J$176]" office:value-type="float" office:value="-50.4499999999998" calcext:value-type="float">
            <text:p>-50,45</text:p>
          </table:table-cell>
          <table:table-cell table:style-name="ce3" table:formula="of:=[.K26]-[.K$176]" office:value-type="float" office:value="317.6875" calcext:value-type="float">
            <text:p>317,6875</text:p>
          </table:table-cell>
          <table:table-cell table:style-name="ce3" table:formula="of:=[.L26]-[.L$176]" office:value-type="float" office:value="255.525" calcext:value-type="float">
            <text:p>255,525</text:p>
          </table:table-cell>
          <table:table-cell table:style-name="ce3" table:formula="of:=[.M26]-[.M$176]" office:value-type="float" office:value="653.4875" calcext:value-type="float">
            <text:p>653,4875</text:p>
          </table:table-cell>
          <table:table-cell table:style-name="ce3" table:formula="of:=[.N26]-[.N$176]" office:value-type="float" office:value="2673169.575" calcext:value-type="float">
            <text:p>2673169,575</text:p>
          </table:table-cell>
          <table:table-cell table:style-name="ce3" table:formula="of:=[.O26]-[.O$176]" office:value-type="float" office:value="55.175" calcext:value-type="float">
            <text:p>55,175</text:p>
          </table:table-cell>
          <table:table-cell table:style-name="ce3" table:formula="of:=[.P26]-[.P$176]" office:value-type="float" office:value="-5.83750000000001" calcext:value-type="float">
            <text:p>-5,8375</text:p>
          </table:table-cell>
          <table:table-cell table:style-name="ce3" table:formula="of:=[.Q26]-[.Q$176]" office:value-type="float" office:value="-24.9000000000001" calcext:value-type="float">
            <text:p>-24,9</text:p>
          </table:table-cell>
          <table:table-cell table:style-name="ce3" table:formula="of:=[.R26]-[.R$176]" office:value-type="float" office:value="147.1875" calcext:value-type="float">
            <text:p>147,1875</text:p>
          </table:table-cell>
          <table:table-cell table:style-name="ce3" table:formula="of:=[.S26]-[.S$176]" office:value-type="float" office:value="33175.475" calcext:value-type="float">
            <text:p>33175,475</text:p>
          </table:table-cell>
          <table:table-cell table:style-name="ce3" table:formula="of:=[.T26]-[.T$176]" office:value-type="float" office:value="45.2125" calcext:value-type="float">
            <text:p>45,2125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375.974999999999" calcext:value-type="float">
            <text:p>375,975</text:p>
          </table:table-cell>
          <table:table-cell table:style-name="ce3" table:formula="of:=[.C27]-[.C$176]" office:value-type="float" office:value="1717.1625" calcext:value-type="float">
            <text:p>1717,1625</text:p>
          </table:table-cell>
          <table:table-cell table:style-name="ce3" table:formula="of:=[.D27]-[.D$176]" office:value-type="float" office:value="11331.675" calcext:value-type="float">
            <text:p>11331,675</text:p>
          </table:table-cell>
          <table:table-cell table:style-name="ce3" table:formula="of:=[.E27]-[.E$176]" office:value-type="float" office:value="4867633.75" calcext:value-type="float">
            <text:p>4867633,75</text:p>
          </table:table-cell>
          <table:table-cell table:style-name="ce3" table:formula="of:=[.F27]-[.F$176]" office:value-type="float" office:value="2401.95" calcext:value-type="float">
            <text:p>2401,95</text:p>
          </table:table-cell>
          <table:table-cell table:style-name="ce3" table:formula="of:=[.G27]-[.G$176]" office:value-type="float" office:value="246.7375" calcext:value-type="float">
            <text:p>246,7375</text:p>
          </table:table-cell>
          <table:table-cell table:style-name="ce3" table:formula="of:=[.H27]-[.H$176]" office:value-type="float" office:value="47.5500000000002" calcext:value-type="float">
            <text:p>47,55</text:p>
          </table:table-cell>
          <table:table-cell table:style-name="ce3" table:formula="of:=[.I27]-[.I$176]" office:value-type="float" office:value="100054.175" calcext:value-type="float">
            <text:p>100054,175</text:p>
          </table:table-cell>
          <table:table-cell table:style-name="ce3" table:formula="of:=[.J27]-[.J$176]" office:value-type="float" office:value="49.9500000000003" calcext:value-type="float">
            <text:p>49,95</text:p>
          </table:table-cell>
          <table:table-cell table:style-name="ce3" table:formula="of:=[.K27]-[.K$176]" office:value-type="float" office:value="217.6875" calcext:value-type="float">
            <text:p>217,6875</text:p>
          </table:table-cell>
          <table:table-cell table:style-name="ce3" table:formula="of:=[.L27]-[.L$176]" office:value-type="float" office:value="160.225" calcext:value-type="float">
            <text:p>160,225</text:p>
          </table:table-cell>
          <table:table-cell table:style-name="ce3" table:formula="of:=[.M27]-[.M$176]" office:value-type="float" office:value="814.0875" calcext:value-type="float">
            <text:p>814,0875</text:p>
          </table:table-cell>
          <table:table-cell table:style-name="ce3" table:formula="of:=[.N27]-[.N$176]" office:value-type="float" office:value="2655921.575" calcext:value-type="float">
            <text:p>2655921,575</text:p>
          </table:table-cell>
          <table:table-cell table:style-name="ce3" table:formula="of:=[.O27]-[.O$176]" office:value-type="float" office:value="96.875" calcext:value-type="float">
            <text:p>96,875</text:p>
          </table:table-cell>
          <table:table-cell table:style-name="ce3" table:formula="of:=[.P27]-[.P$176]" office:value-type="float" office:value="69.4625" calcext:value-type="float">
            <text:p>69,4625</text:p>
          </table:table-cell>
          <table:table-cell table:style-name="ce3" table:formula="of:=[.Q27]-[.Q$176]" office:value-type="float" office:value="-285.9" calcext:value-type="float">
            <text:p>-285,9</text:p>
          </table:table-cell>
          <table:table-cell table:style-name="ce3" table:formula="of:=[.R27]-[.R$176]" office:value-type="float" office:value="57.1875" calcext:value-type="float">
            <text:p>57,1875</text:p>
          </table:table-cell>
          <table:table-cell table:style-name="ce3" table:formula="of:=[.S27]-[.S$176]" office:value-type="float" office:value="38628.175" calcext:value-type="float">
            <text:p>38628,175</text:p>
          </table:table-cell>
          <table:table-cell table:style-name="ce3" table:formula="of:=[.T27]-[.T$176]" office:value-type="float" office:value="-29.7875" calcext:value-type="float">
            <text:p>-29,7875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536.574999999999" calcext:value-type="float">
            <text:p>536,575</text:p>
          </table:table-cell>
          <table:table-cell table:style-name="ce3" table:formula="of:=[.C28]-[.C$176]" office:value-type="float" office:value="1656.7625" calcext:value-type="float">
            <text:p>1656,7625</text:p>
          </table:table-cell>
          <table:table-cell table:style-name="ce3" table:formula="of:=[.D28]-[.D$176]" office:value-type="float" office:value="11331.675" calcext:value-type="float">
            <text:p>11331,675</text:p>
          </table:table-cell>
          <table:table-cell table:style-name="ce3" table:formula="of:=[.E28]-[.E$176]" office:value-type="float" office:value="4696238.35" calcext:value-type="float">
            <text:p>4696238,35</text:p>
          </table:table-cell>
          <table:table-cell table:style-name="ce3" table:formula="of:=[.F28]-[.F$176]" office:value-type="float" office:value="-989.05" calcext:value-type="float">
            <text:p>-989,05</text:p>
          </table:table-cell>
          <table:table-cell table:style-name="ce3" table:formula="of:=[.G28]-[.G$176]" office:value-type="float" office:value="121.4375" calcext:value-type="float">
            <text:p>121,4375</text:p>
          </table:table-cell>
          <table:table-cell table:style-name="ce3" table:formula="of:=[.H28]-[.H$176]" office:value-type="float" office:value="208.15" calcext:value-type="float">
            <text:p>208,15</text:p>
          </table:table-cell>
          <table:table-cell table:style-name="ce3" table:formula="of:=[.I28]-[.I$176]" office:value-type="float" office:value="108219.775" calcext:value-type="float">
            <text:p>108219,775</text:p>
          </table:table-cell>
          <table:table-cell table:style-name="ce3" table:formula="of:=[.J28]-[.J$176]" office:value-type="float" office:value="1093.15" calcext:value-type="float">
            <text:p>1093,15</text:p>
          </table:table-cell>
          <table:table-cell table:style-name="ce3" table:formula="of:=[.K28]-[.K$176]" office:value-type="float" office:value="267.6875" calcext:value-type="float">
            <text:p>267,6875</text:p>
          </table:table-cell>
          <table:table-cell table:style-name="ce3" table:formula="of:=[.L28]-[.L$176]" office:value-type="float" office:value="381.025" calcext:value-type="float">
            <text:p>381,025</text:p>
          </table:table-cell>
          <table:table-cell table:style-name="ce3" table:formula="of:=[.M28]-[.M$176]" office:value-type="float" office:value="553.0875" calcext:value-type="float">
            <text:p>553,0875</text:p>
          </table:table-cell>
          <table:table-cell table:style-name="ce3" table:formula="of:=[.N28]-[.N$176]" office:value-type="float" office:value="2616113.575" calcext:value-type="float">
            <text:p>2616113,575</text:p>
          </table:table-cell>
          <table:table-cell table:style-name="ce3" table:formula="of:=[.O28]-[.O$176]" office:value-type="float" office:value="34.375" calcext:value-type="float">
            <text:p>34,375</text:p>
          </table:table-cell>
          <table:table-cell table:style-name="ce3" table:formula="of:=[.P28]-[.P$176]" office:value-type="float" office:value="-30.8375" calcext:value-type="float">
            <text:p>-30,8375</text:p>
          </table:table-cell>
          <table:table-cell table:style-name="ce3" table:formula="of:=[.Q28]-[.Q$176]" office:value-type="float" office:value="-44.9000000000001" calcext:value-type="float">
            <text:p>-44,9</text:p>
          </table:table-cell>
          <table:table-cell table:style-name="ce3" table:formula="of:=[.R28]-[.R$176]" office:value-type="float" office:value="-5.3125" calcext:value-type="float">
            <text:p>-5,3125</text:p>
          </table:table-cell>
          <table:table-cell table:style-name="ce3" table:formula="of:=[.S28]-[.S$176]" office:value-type="float" office:value="41368.175" calcext:value-type="float">
            <text:p>41368,175</text:p>
          </table:table-cell>
          <table:table-cell table:style-name="ce3" table:formula="of:=[.T28]-[.T$176]" office:value-type="float" office:value="45.2125" calcext:value-type="float">
            <text:p>45,2125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355.974999999999" calcext:value-type="float">
            <text:p>355,975</text:p>
          </table:table-cell>
          <table:table-cell table:style-name="ce3" table:formula="of:=[.C29]-[.C$176]" office:value-type="float" office:value="1356.3625" calcext:value-type="float">
            <text:p>1356,3625</text:p>
          </table:table-cell>
          <table:table-cell table:style-name="ce3" table:formula="of:=[.D29]-[.D$176]" office:value-type="float" office:value="11331.675" calcext:value-type="float">
            <text:p>11331,675</text:p>
          </table:table-cell>
          <table:table-cell table:style-name="ce3" table:formula="of:=[.E29]-[.E$176]" office:value-type="float" office:value="4636339.45" calcext:value-type="float">
            <text:p>4636339,45</text:p>
          </table:table-cell>
          <table:table-cell table:style-name="ce3" table:formula="of:=[.F29]-[.F$176]" office:value-type="float" office:value="-989.05" calcext:value-type="float">
            <text:p>-989,05</text:p>
          </table:table-cell>
          <table:table-cell table:style-name="ce3" table:formula="of:=[.G29]-[.G$176]" office:value-type="float" office:value="-500.3625" calcext:value-type="float">
            <text:p>-500,3625</text:p>
          </table:table-cell>
          <table:table-cell table:style-name="ce3" table:formula="of:=[.H29]-[.H$176]" office:value-type="float" office:value="-193.25" calcext:value-type="float">
            <text:p>-193,25</text:p>
          </table:table-cell>
          <table:table-cell table:style-name="ce3" table:formula="of:=[.I29]-[.I$176]" office:value-type="float" office:value="108192.575" calcext:value-type="float">
            <text:p>108192,575</text:p>
          </table:table-cell>
          <table:table-cell table:style-name="ce3" table:formula="of:=[.J29]-[.J$176]" office:value-type="float" office:value="190.55" calcext:value-type="float">
            <text:p>190,55</text:p>
          </table:table-cell>
          <table:table-cell table:style-name="ce3" table:formula="of:=[.K29]-[.K$176]" office:value-type="float" office:value="142.1875" calcext:value-type="float">
            <text:p>142,1875</text:p>
          </table:table-cell>
          <table:table-cell table:style-name="ce3" table:formula="of:=[.L29]-[.L$176]" office:value-type="float" office:value="120.225" calcext:value-type="float">
            <text:p>120,225</text:p>
          </table:table-cell>
          <table:table-cell table:style-name="ce3" table:formula="of:=[.M29]-[.M$176]" office:value-type="float" office:value="473.2875" calcext:value-type="float">
            <text:p>473,2875</text:p>
          </table:table-cell>
          <table:table-cell table:style-name="ce3" table:formula="of:=[.N29]-[.N$176]" office:value-type="float" office:value="2524868.775" calcext:value-type="float">
            <text:p>2524868,775</text:p>
          </table:table-cell>
          <table:table-cell table:style-name="ce3" table:formula="of:=[.O29]-[.O$176]" office:value-type="float" office:value="59.375" calcext:value-type="float">
            <text:p>59,375</text:p>
          </table:table-cell>
          <table:table-cell table:style-name="ce3" table:formula="of:=[.P29]-[.P$176]" office:value-type="float" office:value="-25.8375" calcext:value-type="float">
            <text:p>-25,8375</text:p>
          </table:table-cell>
          <table:table-cell table:style-name="ce3" table:formula="of:=[.Q29]-[.Q$176]" office:value-type="float" office:value="396.1" calcext:value-type="float">
            <text:p>396,1</text:p>
          </table:table-cell>
          <table:table-cell table:style-name="ce3" table:formula="of:=[.R29]-[.R$176]" office:value-type="float" office:value="-17.8125" calcext:value-type="float">
            <text:p>-17,8125</text:p>
          </table:table-cell>
          <table:table-cell table:style-name="ce3" table:formula="of:=[.S29]-[.S$176]" office:value-type="float" office:value="44108.075" calcext:value-type="float">
            <text:p>44108,075</text:p>
          </table:table-cell>
          <table:table-cell table:style-name="ce3" table:formula="of:=[.T29]-[.T$176]" office:value-type="float" office:value="170.6125" calcext:value-type="float">
            <text:p>170,6125</text:p>
          </table:table-cell>
          <table:table-cell table:style-name="ce3" table:formula="of:=[.U29]-[.U$176]" office:value-type="float" office:value="25" calcext:value-type="float">
            <text:p>25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-125.425000000001" calcext:value-type="float">
            <text:p>-125,425</text:p>
          </table:table-cell>
          <table:table-cell table:style-name="ce3" table:formula="of:=[.C30]-[.C$176]" office:value-type="float" office:value="1536.7625" calcext:value-type="float">
            <text:p>1536,7625</text:p>
          </table:table-cell>
          <table:table-cell table:style-name="ce3" table:formula="of:=[.D30]-[.D$176]" office:value-type="float" office:value="14044.475" calcext:value-type="float">
            <text:p>14044,475</text:p>
          </table:table-cell>
          <table:table-cell table:style-name="ce3" table:formula="of:=[.E30]-[.E$176]" office:value-type="float" office:value="4851275.35" calcext:value-type="float">
            <text:p>4851275,35</text:p>
          </table:table-cell>
          <table:table-cell table:style-name="ce3" table:formula="of:=[.F30]-[.F$176]" office:value-type="float" office:value="-989.05" calcext:value-type="float">
            <text:p>-989,05</text:p>
          </table:table-cell>
          <table:table-cell table:style-name="ce3" table:formula="of:=[.G30]-[.G$176]" office:value-type="float" office:value="-359.7625" calcext:value-type="float">
            <text:p>-359,7625</text:p>
          </table:table-cell>
          <table:table-cell table:style-name="ce3" table:formula="of:=[.H30]-[.H$176]" office:value-type="float" office:value="-233.25" calcext:value-type="float">
            <text:p>-233,25</text:p>
          </table:table-cell>
          <table:table-cell table:style-name="ce3" table:formula="of:=[.I30]-[.I$176]" office:value-type="float" office:value="119098.075" calcext:value-type="float">
            <text:p>119098,075</text:p>
          </table:table-cell>
          <table:table-cell table:style-name="ce3" table:formula="of:=[.J30]-[.J$176]" office:value-type="float" office:value="-330.85" calcext:value-type="float">
            <text:p>-330,85</text:p>
          </table:table-cell>
          <table:table-cell table:style-name="ce3" table:formula="of:=[.K30]-[.K$176]" office:value-type="float" office:value="267.6875" calcext:value-type="float">
            <text:p>267,6875</text:p>
          </table:table-cell>
          <table:table-cell table:style-name="ce3" table:formula="of:=[.L30]-[.L$176]" office:value-type="float" office:value="160.625" calcext:value-type="float">
            <text:p>160,625</text:p>
          </table:table-cell>
          <table:table-cell table:style-name="ce3" table:formula="of:=[.M30]-[.M$176]" office:value-type="float" office:value="753.8875" calcext:value-type="float">
            <text:p>753,8875</text:p>
          </table:table-cell>
          <table:table-cell table:style-name="ce3" table:formula="of:=[.N30]-[.N$176]" office:value-type="float" office:value="2574551.975" calcext:value-type="float">
            <text:p>2574551,975</text:p>
          </table:table-cell>
          <table:table-cell table:style-name="ce3" table:formula="of:=[.O30]-[.O$176]" office:value-type="float" office:value="34.375" calcext:value-type="float">
            <text:p>34,375</text:p>
          </table:table-cell>
          <table:table-cell table:style-name="ce3" table:formula="of:=[.P30]-[.P$176]" office:value-type="float" office:value="-25.6375" calcext:value-type="float">
            <text:p>-25,6375</text:p>
          </table:table-cell>
          <table:table-cell table:style-name="ce3" table:formula="of:=[.Q30]-[.Q$176]" office:value-type="float" office:value="-265.7" calcext:value-type="float">
            <text:p>-265,7</text:p>
          </table:table-cell>
          <table:table-cell table:style-name="ce3" table:formula="of:=[.R30]-[.R$176]" office:value-type="float" office:value="7.1875" calcext:value-type="float">
            <text:p>7,1875</text:p>
          </table:table-cell>
          <table:table-cell table:style-name="ce3" table:formula="of:=[.S30]-[.S$176]" office:value-type="float" office:value="46820.875" calcext:value-type="float">
            <text:p>46820,875</text:p>
          </table:table-cell>
          <table:table-cell table:style-name="ce3" table:formula="of:=[.T30]-[.T$176]" office:value-type="float" office:value="-29.7875" calcext:value-type="float">
            <text:p>-29,7875</text:p>
          </table:table-cell>
          <table:table-cell table:style-name="ce3" table:formula="of:=[.U30]-[.U$176]" office:value-type="float" office:value="33.3" calcext:value-type="float">
            <text:p>33,3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295.574999999999" calcext:value-type="float">
            <text:p>295,575</text:p>
          </table:table-cell>
          <table:table-cell table:style-name="ce3" table:formula="of:=[.C31]-[.C$176]" office:value-type="float" office:value="1938.1625" calcext:value-type="float">
            <text:p>1938,1625</text:p>
          </table:table-cell>
          <table:table-cell table:style-name="ce3" table:formula="of:=[.D31]-[.D$176]" office:value-type="float" office:value="11331.675" calcext:value-type="float">
            <text:p>11331,675</text:p>
          </table:table-cell>
          <table:table-cell table:style-name="ce3" table:formula="of:=[.E31]-[.E$176]" office:value-type="float" office:value="4796883.65" calcext:value-type="float">
            <text:p>4796883,65</text:p>
          </table:table-cell>
          <table:table-cell table:style-name="ce3" table:formula="of:=[.F31]-[.F$176]" office:value-type="float" office:value="-989.05" calcext:value-type="float">
            <text:p>-989,05</text:p>
          </table:table-cell>
          <table:table-cell table:style-name="ce3" table:formula="of:=[.G31]-[.G$176]" office:value-type="float" office:value="271.7375" calcext:value-type="float">
            <text:p>271,7375</text:p>
          </table:table-cell>
          <table:table-cell table:style-name="ce3" table:formula="of:=[.H31]-[.H$176]" office:value-type="float" office:value="589.15" calcext:value-type="float">
            <text:p>589,15</text:p>
          </table:table-cell>
          <table:table-cell table:style-name="ce3" table:formula="of:=[.I31]-[.I$176]" office:value-type="float" office:value="119070.975" calcext:value-type="float">
            <text:p>119070,975</text:p>
          </table:table-cell>
          <table:table-cell table:style-name="ce3" table:formula="of:=[.J31]-[.J$176]" office:value-type="float" office:value="170.35" calcext:value-type="float">
            <text:p>170,35</text:p>
          </table:table-cell>
          <table:table-cell table:style-name="ce3" table:formula="of:=[.K31]-[.K$176]" office:value-type="float" office:value="-258.6125" calcext:value-type="float">
            <text:p>-258,6125</text:p>
          </table:table-cell>
          <table:table-cell table:style-name="ce3" table:formula="of:=[.L31]-[.L$176]" office:value-type="float" office:value="100.025" calcext:value-type="float">
            <text:p>100,025</text:p>
          </table:table-cell>
          <table:table-cell table:style-name="ce3" table:formula="of:=[.M31]-[.M$176]" office:value-type="float" office:value="673.4875" calcext:value-type="float">
            <text:p>673,4875</text:p>
          </table:table-cell>
          <table:table-cell table:style-name="ce3" table:formula="of:=[.N31]-[.N$176]" office:value-type="float" office:value="2612491.175" calcext:value-type="float">
            <text:p>2612491,175</text:p>
          </table:table-cell>
          <table:table-cell table:style-name="ce3" table:formula="of:=[.O31]-[.O$176]" office:value-type="float" office:value="71.875" calcext:value-type="float">
            <text:p>71,875</text:p>
          </table:table-cell>
          <table:table-cell table:style-name="ce3" table:formula="of:=[.P31]-[.P$176]" office:value-type="float" office:value="-39.1375" calcext:value-type="float">
            <text:p>-39,1375</text:p>
          </table:table-cell>
          <table:table-cell table:style-name="ce3" table:formula="of:=[.Q31]-[.Q$176]" office:value-type="float" office:value="175.5" calcext:value-type="float">
            <text:p>175,5</text:p>
          </table:table-cell>
          <table:table-cell table:style-name="ce3" table:formula="of:=[.R31]-[.R$176]" office:value-type="float" office:value="97.1875" calcext:value-type="float">
            <text:p>97,1875</text:p>
          </table:table-cell>
          <table:table-cell table:style-name="ce3" table:formula="of:=[.S31]-[.S$176]" office:value-type="float" office:value="49560.775" calcext:value-type="float">
            <text:p>49560,775</text:p>
          </table:table-cell>
          <table:table-cell table:style-name="ce3" table:formula="of:=[.T31]-[.T$176]" office:value-type="float" office:value="50.2125" calcext:value-type="float">
            <text:p>50,2125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115.174999999999" calcext:value-type="float">
            <text:p>115,175</text:p>
          </table:table-cell>
          <table:table-cell table:style-name="ce3" table:formula="of:=[.C32]-[.C$176]" office:value-type="float" office:value="1817.5625" calcext:value-type="float">
            <text:p>1817,5625</text:p>
          </table:table-cell>
          <table:table-cell table:style-name="ce3" table:formula="of:=[.D32]-[.D$176]" office:value-type="float" office:value="14722.675" calcext:value-type="float">
            <text:p>14722,675</text:p>
          </table:table-cell>
          <table:table-cell table:style-name="ce3" table:formula="of:=[.E32]-[.E$176]" office:value-type="float" office:value="4840424.25" calcext:value-type="float">
            <text:p>4840424,25</text:p>
          </table:table-cell>
          <table:table-cell table:style-name="ce3" table:formula="of:=[.F32]-[.F$176]" office:value-type="float" office:value="-989.05" calcext:value-type="float">
            <text:p>-989,05</text:p>
          </table:table-cell>
          <table:table-cell table:style-name="ce3" table:formula="of:=[.G32]-[.G$176]" office:value-type="float" office:value="-555.2625" calcext:value-type="float">
            <text:p>-555,2625</text:p>
          </table:table-cell>
          <table:table-cell table:style-name="ce3" table:formula="of:=[.H32]-[.H$176]" office:value-type="float" office:value="-92.8499999999999" calcext:value-type="float">
            <text:p>-92,85</text:p>
          </table:table-cell>
          <table:table-cell table:style-name="ce3" table:formula="of:=[.I32]-[.I$176]" office:value-type="float" office:value="113645.375" calcext:value-type="float">
            <text:p>113645,375</text:p>
          </table:table-cell>
          <table:table-cell table:style-name="ce3" table:formula="of:=[.J32]-[.J$176]" office:value-type="float" office:value="-9.94999999999982" calcext:value-type="float">
            <text:p>-9,95</text:p>
          </table:table-cell>
          <table:table-cell table:style-name="ce3" table:formula="of:=[.K32]-[.K$176]" office:value-type="float" office:value="493.1875" calcext:value-type="float">
            <text:p>493,1875</text:p>
          </table:table-cell>
          <table:table-cell table:style-name="ce3" table:formula="of:=[.L32]-[.L$176]" office:value-type="float" office:value="120.025" calcext:value-type="float">
            <text:p>120,025</text:p>
          </table:table-cell>
          <table:table-cell table:style-name="ce3" table:formula="of:=[.M32]-[.M$176]" office:value-type="float" office:value="573.2875" calcext:value-type="float">
            <text:p>573,2875</text:p>
          </table:table-cell>
          <table:table-cell table:style-name="ce3" table:formula="of:=[.N32]-[.N$176]" office:value-type="float" office:value="2547332.575" calcext:value-type="float">
            <text:p>2547332,575</text:p>
          </table:table-cell>
          <table:table-cell table:style-name="ce3" table:formula="of:=[.O32]-[.O$176]" office:value-type="float" office:value="46.875" calcext:value-type="float">
            <text:p>46,875</text:p>
          </table:table-cell>
          <table:table-cell table:style-name="ce3" table:formula="of:=[.P32]-[.P$176]" office:value-type="float" office:value="-5.83750000000001" calcext:value-type="float">
            <text:p>-5,8375</text:p>
          </table:table-cell>
          <table:table-cell table:style-name="ce3" table:formula="of:=[.Q32]-[.Q$176]" office:value-type="float" office:value="195.3" calcext:value-type="float">
            <text:p>195,3</text:p>
          </table:table-cell>
          <table:table-cell table:style-name="ce3" table:formula="of:=[.R32]-[.R$176]" office:value-type="float" office:value="67.1875" calcext:value-type="float">
            <text:p>67,1875</text:p>
          </table:table-cell>
          <table:table-cell table:style-name="ce3" table:formula="of:=[.S32]-[.S$176]" office:value-type="float" office:value="52273.675" calcext:value-type="float">
            <text:p>52273,675</text:p>
          </table:table-cell>
          <table:table-cell table:style-name="ce3" table:formula="of:=[.T32]-[.T$176]" office:value-type="float" office:value="36.9125" calcext:value-type="float">
            <text:p>36,9125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716.775" calcext:value-type="float">
            <text:p>716,775</text:p>
          </table:table-cell>
          <table:table-cell table:style-name="ce3" table:formula="of:=[.C33]-[.C$176]" office:value-type="float" office:value="1576.9625" calcext:value-type="float">
            <text:p>1576,9625</text:p>
          </table:table-cell>
          <table:table-cell table:style-name="ce3" table:formula="of:=[.D33]-[.D$176]" office:value-type="float" office:value="11331.675" calcext:value-type="float">
            <text:p>11331,675</text:p>
          </table:table-cell>
          <table:table-cell table:style-name="ce3" table:formula="of:=[.E33]-[.E$176]" office:value-type="float" office:value="5085201.65" calcext:value-type="float">
            <text:p>5085201,65</text:p>
          </table:table-cell>
          <table:table-cell table:style-name="ce3" table:formula="of:=[.F33]-[.F$176]" office:value-type="float" office:value="-989.05" calcext:value-type="float">
            <text:p>-989,05</text:p>
          </table:table-cell>
          <table:table-cell table:style-name="ce3" table:formula="of:=[.G33]-[.G$176]" office:value-type="float" office:value="-129.0625" calcext:value-type="float">
            <text:p>-129,0625</text:p>
          </table:table-cell>
          <table:table-cell table:style-name="ce3" table:formula="of:=[.H33]-[.H$176]" office:value-type="float" office:value="7.55000000000018" calcext:value-type="float">
            <text:p>7,55</text:p>
          </table:table-cell>
          <table:table-cell table:style-name="ce3" table:formula="of:=[.I33]-[.I$176]" office:value-type="float" office:value="116358.175" calcext:value-type="float">
            <text:p>116358,175</text:p>
          </table:table-cell>
          <table:table-cell table:style-name="ce3" table:formula="of:=[.J33]-[.J$176]" office:value-type="float" office:value="310.55" calcext:value-type="float">
            <text:p>310,55</text:p>
          </table:table-cell>
          <table:table-cell table:style-name="ce3" table:formula="of:=[.K33]-[.K$176]" office:value-type="float" office:value="-108.3125" calcext:value-type="float">
            <text:p>-108,3125</text:p>
          </table:table-cell>
          <table:table-cell table:style-name="ce3" table:formula="of:=[.L33]-[.L$176]" office:value-type="float" office:value="160.225" calcext:value-type="float">
            <text:p>160,225</text:p>
          </table:table-cell>
          <table:table-cell table:style-name="ce3" table:formula="of:=[.M33]-[.M$176]" office:value-type="float" office:value="1014.4875" calcext:value-type="float">
            <text:p>1014,4875</text:p>
          </table:table-cell>
          <table:table-cell table:style-name="ce3" table:formula="of:=[.N33]-[.N$176]" office:value-type="float" office:value="2638046.375" calcext:value-type="float">
            <text:p>2638046,375</text:p>
          </table:table-cell>
          <table:table-cell table:style-name="ce3" table:formula="of:=[.O33]-[.O$176]" office:value-type="float" office:value="143.275" calcext:value-type="float">
            <text:p>143,275</text:p>
          </table:table-cell>
          <table:table-cell table:style-name="ce3" table:formula="of:=[.P33]-[.P$176]" office:value-type="float" office:value="27.4625" calcext:value-type="float">
            <text:p>27,4625</text:p>
          </table:table-cell>
          <table:table-cell table:style-name="ce3" table:formula="of:=[.Q33]-[.Q$176]" office:value-type="float" office:value="95.0999999999999" calcext:value-type="float">
            <text:p>95,1</text:p>
          </table:table-cell>
          <table:table-cell table:style-name="ce3" table:formula="of:=[.R33]-[.R$176]" office:value-type="float" office:value="-17.8125" calcext:value-type="float">
            <text:p>-17,8125</text:p>
          </table:table-cell>
          <table:table-cell table:style-name="ce3" table:formula="of:=[.S33]-[.S$176]" office:value-type="float" office:value="49533.675" calcext:value-type="float">
            <text:p>49533,675</text:p>
          </table:table-cell>
          <table:table-cell table:style-name="ce3" table:formula="of:=[.T33]-[.T$176]" office:value-type="float" office:value="-4.7875" calcext:value-type="float">
            <text:p>-4,7875</text:p>
          </table:table-cell>
          <table:table-cell table:style-name="ce3" table:formula="of:=[.U33]-[.U$176]" office:value-type="float" office:value="0" calcext:value-type="float">
            <text:p>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-85.4250000000011" calcext:value-type="float">
            <text:p>-85,425</text:p>
          </table:table-cell>
          <table:table-cell table:style-name="ce3" table:formula="of:=[.C34]-[.C$176]" office:value-type="float" office:value="2198.3625" calcext:value-type="float">
            <text:p>2198,3625</text:p>
          </table:table-cell>
          <table:table-cell table:style-name="ce3" table:formula="of:=[.D34]-[.D$176]" office:value-type="float" office:value="11331.675" calcext:value-type="float">
            <text:p>11331,675</text:p>
          </table:table-cell>
          <table:table-cell table:style-name="ce3" table:formula="of:=[.E34]-[.E$176]" office:value-type="float" office:value="5362695.15" calcext:value-type="float">
            <text:p>5362695,15</text:p>
          </table:table-cell>
          <table:table-cell table:style-name="ce3" table:formula="of:=[.F34]-[.F$176]" office:value-type="float" office:value="-989.05" calcext:value-type="float">
            <text:p>-989,05</text:p>
          </table:table-cell>
          <table:table-cell table:style-name="ce3" table:formula="of:=[.G34]-[.G$176]" office:value-type="float" office:value="71.4375000000002" calcext:value-type="float">
            <text:p>71,4375</text:p>
          </table:table-cell>
          <table:table-cell table:style-name="ce3" table:formula="of:=[.H34]-[.H$176]" office:value-type="float" office:value="207.95" calcext:value-type="float">
            <text:p>207,95</text:p>
          </table:table-cell>
          <table:table-cell table:style-name="ce3" table:formula="of:=[.I34]-[.I$176]" office:value-type="float" office:value="116358.175" calcext:value-type="float">
            <text:p>116358,175</text:p>
          </table:table-cell>
          <table:table-cell table:style-name="ce3" table:formula="of:=[.J34]-[.J$176]" office:value-type="float" office:value="-30.4499999999998" calcext:value-type="float">
            <text:p>-30,45</text:p>
          </table:table-cell>
          <table:table-cell table:style-name="ce3" table:formula="of:=[.K34]-[.K$176]" office:value-type="float" office:value="-208.6125" calcext:value-type="float">
            <text:p>-208,6125</text:p>
          </table:table-cell>
          <table:table-cell table:style-name="ce3" table:formula="of:=[.L34]-[.L$176]" office:value-type="float" office:value="481.225" calcext:value-type="float">
            <text:p>481,225</text:p>
          </table:table-cell>
          <table:table-cell table:style-name="ce3" table:formula="of:=[.M34]-[.M$176]" office:value-type="float" office:value="713.6875" calcext:value-type="float">
            <text:p>713,6875</text:p>
          </table:table-cell>
          <table:table-cell table:style-name="ce3" table:formula="of:=[.N34]-[.N$176]" office:value-type="float" office:value="2648228.775" calcext:value-type="float">
            <text:p>2648228,775</text:p>
          </table:table-cell>
          <table:table-cell table:style-name="ce3" table:formula="of:=[.O34]-[.O$176]" office:value-type="float" office:value="-3.125" calcext:value-type="float">
            <text:p>-3,125</text:p>
          </table:table-cell>
          <table:table-cell table:style-name="ce3" table:formula="of:=[.P34]-[.P$176]" office:value-type="float" office:value="-105.8375" calcext:value-type="float">
            <text:p>-105,8375</text:p>
          </table:table-cell>
          <table:table-cell table:style-name="ce3" table:formula="of:=[.Q34]-[.Q$176]" office:value-type="float" office:value="-125.5" calcext:value-type="float">
            <text:p>-125,5</text:p>
          </table:table-cell>
          <table:table-cell table:style-name="ce3" table:formula="of:=[.R34]-[.R$176]" office:value-type="float" office:value="87.1875" calcext:value-type="float">
            <text:p>87,1875</text:p>
          </table:table-cell>
          <table:table-cell table:style-name="ce3" table:formula="of:=[.S34]-[.S$176]" office:value-type="float" office:value="44080.975" calcext:value-type="float">
            <text:p>44080,975</text:p>
          </table:table-cell>
          <table:table-cell table:style-name="ce3" table:formula="of:=[.T34]-[.T$176]" office:value-type="float" office:value="70.2125" calcext:value-type="float">
            <text:p>70,2125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416.174999999999" calcext:value-type="float">
            <text:p>416,175</text:p>
          </table:table-cell>
          <table:table-cell table:style-name="ce3" table:formula="of:=[.C35]-[.C$176]" office:value-type="float" office:value="2198.5625" calcext:value-type="float">
            <text:p>2198,5625</text:p>
          </table:table-cell>
          <table:table-cell table:style-name="ce3" table:formula="of:=[.D35]-[.D$176]" office:value-type="float" office:value="11331.675" calcext:value-type="float">
            <text:p>11331,675</text:p>
          </table:table-cell>
          <table:table-cell table:style-name="ce3" table:formula="of:=[.E35]-[.E$176]" office:value-type="float" office:value="5058019.05" calcext:value-type="float">
            <text:p>5058019,05</text:p>
          </table:table-cell>
          <table:table-cell table:style-name="ce3" table:formula="of:=[.F35]-[.F$176]" office:value-type="float" office:value="2401.95" calcext:value-type="float">
            <text:p>2401,95</text:p>
          </table:table-cell>
          <table:table-cell table:style-name="ce3" table:formula="of:=[.G35]-[.G$176]" office:value-type="float" office:value="246.7375" calcext:value-type="float">
            <text:p>246,7375</text:p>
          </table:table-cell>
          <table:table-cell table:style-name="ce3" table:formula="of:=[.H35]-[.H$176]" office:value-type="float" office:value="-52.6500000000001" calcext:value-type="float">
            <text:p>-52,65</text:p>
          </table:table-cell>
          <table:table-cell table:style-name="ce3" table:formula="of:=[.I35]-[.I$176]" office:value-type="float" office:value="110905.375" calcext:value-type="float">
            <text:p>110905,375</text:p>
          </table:table-cell>
          <table:table-cell table:style-name="ce3" table:formula="of:=[.J35]-[.J$176]" office:value-type="float" office:value="-150.45" calcext:value-type="float">
            <text:p>-150,45</text:p>
          </table:table-cell>
          <table:table-cell table:style-name="ce3" table:formula="of:=[.K35]-[.K$176]" office:value-type="float" office:value="267.6875" calcext:value-type="float">
            <text:p>267,6875</text:p>
          </table:table-cell>
          <table:table-cell table:style-name="ce3" table:formula="of:=[.L35]-[.L$176]" office:value-type="float" office:value="300.625" calcext:value-type="float">
            <text:p>300,625</text:p>
          </table:table-cell>
          <table:table-cell table:style-name="ce3" table:formula="of:=[.M35]-[.M$176]" office:value-type="float" office:value="874.0875" calcext:value-type="float">
            <text:p>874,0875</text:p>
          </table:table-cell>
          <table:table-cell table:style-name="ce3" table:formula="of:=[.N35]-[.N$176]" office:value-type="float" office:value="2430859.175" calcext:value-type="float">
            <text:p>2430859,175</text:p>
          </table:table-cell>
          <table:table-cell table:style-name="ce3" table:formula="of:=[.O35]-[.O$176]" office:value-type="float" office:value="59.375" calcext:value-type="float">
            <text:p>59,375</text:p>
          </table:table-cell>
          <table:table-cell table:style-name="ce3" table:formula="of:=[.P35]-[.P$176]" office:value-type="float" office:value="-45.8375" calcext:value-type="float">
            <text:p>-45,8375</text:p>
          </table:table-cell>
          <table:table-cell table:style-name="ce3" table:formula="of:=[.Q35]-[.Q$176]" office:value-type="float" office:value="175.3" calcext:value-type="float">
            <text:p>175,3</text:p>
          </table:table-cell>
          <table:table-cell table:style-name="ce3" table:formula="of:=[.R35]-[.R$176]" office:value-type="float" office:value="69.6875" calcext:value-type="float">
            <text:p>69,6875</text:p>
          </table:table-cell>
          <table:table-cell table:style-name="ce3" table:formula="of:=[.S35]-[.S$176]" office:value-type="float" office:value="41368.175" calcext:value-type="float">
            <text:p>41368,175</text:p>
          </table:table-cell>
          <table:table-cell table:style-name="ce3" table:formula="of:=[.T35]-[.T$176]" office:value-type="float" office:value="-29.7875" calcext:value-type="float">
            <text:p>-29,7875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135.174999999999" calcext:value-type="float">
            <text:p>135,175</text:p>
          </table:table-cell>
          <table:table-cell table:style-name="ce3" table:formula="of:=[.C36]-[.C$176]" office:value-type="float" office:value="2459.3625" calcext:value-type="float">
            <text:p>2459,3625</text:p>
          </table:table-cell>
          <table:table-cell table:style-name="ce3" table:formula="of:=[.D36]-[.D$176]" office:value-type="float" office:value="11331.675" calcext:value-type="float">
            <text:p>11331,675</text:p>
          </table:table-cell>
          <table:table-cell table:style-name="ce3" table:formula="of:=[.E36]-[.E$176]" office:value-type="float" office:value="4622721.35" calcext:value-type="float">
            <text:p>4622721,35</text:p>
          </table:table-cell>
          <table:table-cell table:style-name="ce3" table:formula="of:=[.F36]-[.F$176]" office:value-type="float" office:value="-989.05" calcext:value-type="float">
            <text:p>-989,05</text:p>
          </table:table-cell>
          <table:table-cell table:style-name="ce3" table:formula="of:=[.G36]-[.G$176]" office:value-type="float" office:value="347.4375" calcext:value-type="float">
            <text:p>347,4375</text:p>
          </table:table-cell>
          <table:table-cell table:style-name="ce3" table:formula="of:=[.H36]-[.H$176]" office:value-type="float" office:value="248.15" calcext:value-type="float">
            <text:p>248,15</text:p>
          </table:table-cell>
          <table:table-cell table:style-name="ce3" table:formula="of:=[.I36]-[.I$176]" office:value-type="float" office:value="108192.575" calcext:value-type="float">
            <text:p>108192,575</text:p>
          </table:table-cell>
          <table:table-cell table:style-name="ce3" table:formula="of:=[.J36]-[.J$176]" office:value-type="float" office:value="551.35" calcext:value-type="float">
            <text:p>551,35</text:p>
          </table:table-cell>
          <table:table-cell table:style-name="ce3" table:formula="of:=[.K36]-[.K$176]" office:value-type="float" office:value="668.6875" calcext:value-type="float">
            <text:p>668,6875</text:p>
          </table:table-cell>
          <table:table-cell table:style-name="ce3" table:formula="of:=[.L36]-[.L$176]" office:value-type="float" office:value="60.225" calcext:value-type="float">
            <text:p>60,225</text:p>
          </table:table-cell>
          <table:table-cell table:style-name="ce3" table:formula="of:=[.M36]-[.M$176]" office:value-type="float" office:value="733.8875" calcext:value-type="float">
            <text:p>733,8875</text:p>
          </table:table-cell>
          <table:table-cell table:style-name="ce3" table:formula="of:=[.N36]-[.N$176]" office:value-type="float" office:value="2426321.575" calcext:value-type="float">
            <text:p>2426321,575</text:p>
          </table:table-cell>
          <table:table-cell table:style-name="ce3" table:formula="of:=[.O36]-[.O$176]" office:value-type="float" office:value="-15.625" calcext:value-type="float">
            <text:p>-15,625</text:p>
          </table:table-cell>
          <table:table-cell table:style-name="ce3" table:formula="of:=[.P36]-[.P$176]" office:value-type="float" office:value="-5.83750000000001" calcext:value-type="float">
            <text:p>-5,8375</text:p>
          </table:table-cell>
          <table:table-cell table:style-name="ce3" table:formula="of:=[.Q36]-[.Q$176]" office:value-type="float" office:value="-25.1000000000001" calcext:value-type="float">
            <text:p>-25,1</text:p>
          </table:table-cell>
          <table:table-cell table:style-name="ce3" table:formula="of:=[.R36]-[.R$176]" office:value-type="float" office:value="167.1875" calcext:value-type="float">
            <text:p>167,1875</text:p>
          </table:table-cell>
          <table:table-cell table:style-name="ce3" table:formula="of:=[.S36]-[.S$176]" office:value-type="float" office:value="46793.775" calcext:value-type="float">
            <text:p>46793,775</text:p>
          </table:table-cell>
          <table:table-cell table:style-name="ce3" table:formula="of:=[.T36]-[.T$176]" office:value-type="float" office:value="20.2125" calcext:value-type="float">
            <text:p>20,2125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-346.025000000001" calcext:value-type="float">
            <text:p>-346,025</text:p>
          </table:table-cell>
          <table:table-cell table:style-name="ce3" table:formula="of:=[.C37]-[.C$176]" office:value-type="float" office:value="2700.1625" calcext:value-type="float">
            <text:p>2700,1625</text:p>
          </table:table-cell>
          <table:table-cell table:style-name="ce3" table:formula="of:=[.D37]-[.D$176]" office:value-type="float" office:value="11331.675" calcext:value-type="float">
            <text:p>11331,675</text:p>
          </table:table-cell>
          <table:table-cell table:style-name="ce3" table:formula="of:=[.E37]-[.E$176]" office:value-type="float" office:value="4818613.35" calcext:value-type="float">
            <text:p>4818613,35</text:p>
          </table:table-cell>
          <table:table-cell table:style-name="ce3" table:formula="of:=[.F37]-[.F$176]" office:value-type="float" office:value="-989.05" calcext:value-type="float">
            <text:p>-989,05</text:p>
          </table:table-cell>
          <table:table-cell table:style-name="ce3" table:formula="of:=[.G37]-[.G$176]" office:value-type="float" office:value="-379.7625" calcext:value-type="float">
            <text:p>-379,7625</text:p>
          </table:table-cell>
          <table:table-cell table:style-name="ce3" table:formula="of:=[.H37]-[.H$176]" office:value-type="float" office:value="-112.85" calcext:value-type="float">
            <text:p>-112,85</text:p>
          </table:table-cell>
          <table:table-cell table:style-name="ce3" table:formula="of:=[.I37]-[.I$176]" office:value-type="float" office:value="121838.075" calcext:value-type="float">
            <text:p>121838,075</text:p>
          </table:table-cell>
          <table:table-cell table:style-name="ce3" table:formula="of:=[.J37]-[.J$176]" office:value-type="float" office:value="150.15" calcext:value-type="float">
            <text:p>150,15</text:p>
          </table:table-cell>
          <table:table-cell table:style-name="ce3" table:formula="of:=[.K37]-[.K$176]" office:value-type="float" office:value="-158.3125" calcext:value-type="float">
            <text:p>-158,3125</text:p>
          </table:table-cell>
          <table:table-cell table:style-name="ce3" table:formula="of:=[.L37]-[.L$176]" office:value-type="float" office:value="-0.175000000000011" calcext:value-type="float">
            <text:p>-0,175</text:p>
          </table:table-cell>
          <table:table-cell table:style-name="ce3" table:formula="of:=[.M37]-[.M$176]" office:value-type="float" office:value="312.6875" calcext:value-type="float">
            <text:p>312,6875</text:p>
          </table:table-cell>
          <table:table-cell table:style-name="ce3" table:formula="of:=[.N37]-[.N$176]" office:value-type="float" office:value="2413796.775" calcext:value-type="float">
            <text:p>2413796,775</text:p>
          </table:table-cell>
          <table:table-cell table:style-name="ce3" table:formula="of:=[.O37]-[.O$176]" office:value-type="float" office:value="21.875" calcext:value-type="float">
            <text:p>21,875</text:p>
          </table:table-cell>
          <table:table-cell table:style-name="ce3" table:formula="of:=[.P37]-[.P$176]" office:value-type="float" office:value="-5.6375" calcext:value-type="float">
            <text:p>-5,6375</text:p>
          </table:table-cell>
          <table:table-cell table:style-name="ce3" table:formula="of:=[.Q37]-[.Q$176]" office:value-type="float" office:value="-25.1000000000001" calcext:value-type="float">
            <text:p>-25,1</text:p>
          </table:table-cell>
          <table:table-cell table:style-name="ce3" table:formula="of:=[.R37]-[.R$176]" office:value-type="float" office:value="77.1875" calcext:value-type="float">
            <text:p>77,1875</text:p>
          </table:table-cell>
          <table:table-cell table:style-name="ce3" table:formula="of:=[.S37]-[.S$176]" office:value-type="float" office:value="35915.375" calcext:value-type="float">
            <text:p>35915,375</text:p>
          </table:table-cell>
          <table:table-cell table:style-name="ce3" table:formula="of:=[.T37]-[.T$176]" office:value-type="float" office:value="3.5125" calcext:value-type="float">
            <text:p>3,5125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375.775" calcext:value-type="float">
            <text:p>375,775</text:p>
          </table:table-cell>
          <table:table-cell table:style-name="ce3" table:formula="of:=[.C38]-[.C$176]" office:value-type="float" office:value="2178.5625" calcext:value-type="float">
            <text:p>2178,5625</text:p>
          </table:table-cell>
          <table:table-cell table:style-name="ce3" table:formula="of:=[.D38]-[.D$176]" office:value-type="float" office:value="14722.675" calcext:value-type="float">
            <text:p>14722,675</text:p>
          </table:table-cell>
          <table:table-cell table:style-name="ce3" table:formula="of:=[.E38]-[.E$176]" office:value-type="float" office:value="4968279.05" calcext:value-type="float">
            <text:p>4968279,05</text:p>
          </table:table-cell>
          <table:table-cell table:style-name="ce3" table:formula="of:=[.F38]-[.F$176]" office:value-type="float" office:value="-989.05" calcext:value-type="float">
            <text:p>-989,05</text:p>
          </table:table-cell>
          <table:table-cell table:style-name="ce3" table:formula="of:=[.G38]-[.G$176]" office:value-type="float" office:value="-119.1625" calcext:value-type="float">
            <text:p>-119,1625</text:p>
          </table:table-cell>
          <table:table-cell table:style-name="ce3" table:formula="of:=[.H38]-[.H$176]" office:value-type="float" office:value="127.75" calcext:value-type="float">
            <text:p>127,75</text:p>
          </table:table-cell>
          <table:table-cell table:style-name="ce3" table:formula="of:=[.I38]-[.I$176]" office:value-type="float" office:value="119098.075" calcext:value-type="float">
            <text:p>119098,075</text:p>
          </table:table-cell>
          <table:table-cell table:style-name="ce3" table:formula="of:=[.J38]-[.J$176]" office:value-type="float" office:value="-110.25" calcext:value-type="float">
            <text:p>-110,25</text:p>
          </table:table-cell>
          <table:table-cell table:style-name="ce3" table:formula="of:=[.K38]-[.K$176]" office:value-type="float" office:value="-183.6125" calcext:value-type="float">
            <text:p>-183,6125</text:p>
          </table:table-cell>
          <table:table-cell table:style-name="ce3" table:formula="of:=[.L38]-[.L$176]" office:value-type="float" office:value="-100.375" calcext:value-type="float">
            <text:p>-100,375</text:p>
          </table:table-cell>
          <table:table-cell table:style-name="ce3" table:formula="of:=[.M38]-[.M$176]" office:value-type="float" office:value="733.8875" calcext:value-type="float">
            <text:p>733,8875</text:p>
          </table:table-cell>
          <table:table-cell table:style-name="ce3" table:formula="of:=[.N38]-[.N$176]" office:value-type="float" office:value="2453252.775" calcext:value-type="float">
            <text:p>2453252,775</text:p>
          </table:table-cell>
          <table:table-cell table:style-name="ce3" table:formula="of:=[.O38]-[.O$176]" office:value-type="float" office:value="34.375" calcext:value-type="float">
            <text:p>34,375</text:p>
          </table:table-cell>
          <table:table-cell table:style-name="ce3" table:formula="of:=[.P38]-[.P$176]" office:value-type="float" office:value="-105.8375" calcext:value-type="float">
            <text:p>-105,8375</text:p>
          </table:table-cell>
          <table:table-cell table:style-name="ce3" table:formula="of:=[.Q38]-[.Q$176]" office:value-type="float" office:value="135.3" calcext:value-type="float">
            <text:p>135,3</text:p>
          </table:table-cell>
          <table:table-cell table:style-name="ce3" table:formula="of:=[.R38]-[.R$176]" office:value-type="float" office:value="57.1875" calcext:value-type="float">
            <text:p>57,1875</text:p>
          </table:table-cell>
          <table:table-cell table:style-name="ce3" table:formula="of:=[.S38]-[.S$176]" office:value-type="float" office:value="33175.475" calcext:value-type="float">
            <text:p>33175,475</text:p>
          </table:table-cell>
          <table:table-cell table:style-name="ce3" table:formula="of:=[.T38]-[.T$176]" office:value-type="float" office:value="-29.7875" calcext:value-type="float">
            <text:p>-29,7875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596.775" calcext:value-type="float">
            <text:p>596,775</text:p>
          </table:table-cell>
          <table:table-cell table:style-name="ce3" table:formula="of:=[.C39]-[.C$176]" office:value-type="float" office:value="2198.5625" calcext:value-type="float">
            <text:p>2198,5625</text:p>
          </table:table-cell>
          <table:table-cell table:style-name="ce3" table:formula="of:=[.D39]-[.D$176]" office:value-type="float" office:value="14722.675" calcext:value-type="float">
            <text:p>14722,675</text:p>
          </table:table-cell>
          <table:table-cell table:style-name="ce3" table:formula="of:=[.E39]-[.E$176]" office:value-type="float" office:value="4864893.95" calcext:value-type="float">
            <text:p>4864893,95</text:p>
          </table:table-cell>
          <table:table-cell table:style-name="ce3" table:formula="of:=[.F39]-[.F$176]" office:value-type="float" office:value="-989.05" calcext:value-type="float">
            <text:p>-989,05</text:p>
          </table:table-cell>
          <table:table-cell table:style-name="ce3" table:formula="of:=[.G39]-[.G$176]" office:value-type="float" office:value="221.7375" calcext:value-type="float">
            <text:p>221,7375</text:p>
          </table:table-cell>
          <table:table-cell table:style-name="ce3" table:formula="of:=[.H39]-[.H$176]" office:value-type="float" office:value="7.75" calcext:value-type="float">
            <text:p>7,75</text:p>
          </table:table-cell>
          <table:table-cell table:style-name="ce3" table:formula="of:=[.I39]-[.I$176]" office:value-type="float" office:value="124577.975" calcext:value-type="float">
            <text:p>124577,975</text:p>
          </table:table-cell>
          <table:table-cell table:style-name="ce3" table:formula="of:=[.J39]-[.J$176]" office:value-type="float" office:value="30.1500000000001" calcext:value-type="float">
            <text:p>30,15</text:p>
          </table:table-cell>
          <table:table-cell table:style-name="ce3" table:formula="of:=[.K39]-[.K$176]" office:value-type="float" office:value="418.3875" calcext:value-type="float">
            <text:p>418,3875</text:p>
          </table:table-cell>
          <table:table-cell table:style-name="ce3" table:formula="of:=[.L39]-[.L$176]" office:value-type="float" office:value="601.425" calcext:value-type="float">
            <text:p>601,425</text:p>
          </table:table-cell>
          <table:table-cell table:style-name="ce3" table:formula="of:=[.M39]-[.M$176]" office:value-type="float" office:value="954.4875" calcext:value-type="float">
            <text:p>954,4875</text:p>
          </table:table-cell>
          <table:table-cell table:style-name="ce3" table:formula="of:=[.N39]-[.N$176]" office:value-type="float" office:value="2506142.375" calcext:value-type="float">
            <text:p>2506142,375</text:p>
          </table:table-cell>
          <table:table-cell table:style-name="ce3" table:formula="of:=[.O39]-[.O$176]" office:value-type="float" office:value="84.375" calcext:value-type="float">
            <text:p>84,375</text:p>
          </table:table-cell>
          <table:table-cell table:style-name="ce3" table:formula="of:=[.P39]-[.P$176]" office:value-type="float" office:value="74.3625" calcext:value-type="float">
            <text:p>74,3625</text:p>
          </table:table-cell>
          <table:table-cell table:style-name="ce3" table:formula="of:=[.Q39]-[.Q$176]" office:value-type="float" office:value="-145.3" calcext:value-type="float">
            <text:p>-145,3</text:p>
          </table:table-cell>
          <table:table-cell table:style-name="ce3" table:formula="of:=[.R39]-[.R$176]" office:value-type="float" office:value="77.1875" calcext:value-type="float">
            <text:p>77,1875</text:p>
          </table:table-cell>
          <table:table-cell table:style-name="ce3" table:formula="of:=[.S39]-[.S$176]" office:value-type="float" office:value="35888.275" calcext:value-type="float">
            <text:p>35888,275</text:p>
          </table:table-cell>
          <table:table-cell table:style-name="ce3" table:formula="of:=[.T39]-[.T$176]" office:value-type="float" office:value="-29.7875" calcext:value-type="float">
            <text:p>-29,7875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-406.225000000001" calcext:value-type="float">
            <text:p>-406,225</text:p>
          </table:table-cell>
          <table:table-cell table:style-name="ce3" table:formula="of:=[.C40]-[.C$176]" office:value-type="float" office:value="1877.5625" calcext:value-type="float">
            <text:p>1877,5625</text:p>
          </table:table-cell>
          <table:table-cell table:style-name="ce3" table:formula="of:=[.D40]-[.D$176]" office:value-type="float" office:value="14044.475" calcext:value-type="float">
            <text:p>14044,475</text:p>
          </table:table-cell>
          <table:table-cell table:style-name="ce3" table:formula="of:=[.E40]-[.E$176]" office:value-type="float" office:value="5041741.95" calcext:value-type="float">
            <text:p>5041741,95</text:p>
          </table:table-cell>
          <table:table-cell table:style-name="ce3" table:formula="of:=[.F40]-[.F$176]" office:value-type="float" office:value="4436.55" calcext:value-type="float">
            <text:p>4436,55</text:p>
          </table:table-cell>
          <table:table-cell table:style-name="ce3" table:formula="of:=[.G40]-[.G$176]" office:value-type="float" office:value="81.6375000000003" calcext:value-type="float">
            <text:p>81,6375</text:p>
          </table:table-cell>
          <table:table-cell table:style-name="ce3" table:formula="of:=[.H40]-[.H$176]" office:value-type="float" office:value="348.55" calcext:value-type="float">
            <text:p>348,55</text:p>
          </table:table-cell>
          <table:table-cell table:style-name="ce3" table:formula="of:=[.I40]-[.I$176]" office:value-type="float" office:value="124577.975" calcext:value-type="float">
            <text:p>124577,975</text:p>
          </table:table-cell>
          <table:table-cell table:style-name="ce3" table:formula="of:=[.J40]-[.J$176]" office:value-type="float" office:value="-250.85" calcext:value-type="float">
            <text:p>-250,85</text:p>
          </table:table-cell>
          <table:table-cell table:style-name="ce3" table:formula="of:=[.K40]-[.K$176]" office:value-type="float" office:value="-308.8125" calcext:value-type="float">
            <text:p>-308,8125</text:p>
          </table:table-cell>
          <table:table-cell table:style-name="ce3" table:formula="of:=[.L40]-[.L$176]" office:value-type="float" office:value="180.425" calcext:value-type="float">
            <text:p>180,425</text:p>
          </table:table-cell>
          <table:table-cell table:style-name="ce3" table:formula="of:=[.M40]-[.M$176]" office:value-type="float" office:value="1235.2875" calcext:value-type="float">
            <text:p>1235,2875</text:p>
          </table:table-cell>
          <table:table-cell table:style-name="ce3" table:formula="of:=[.N40]-[.N$176]" office:value-type="float" office:value="2558423.975" calcext:value-type="float">
            <text:p>2558423,975</text:p>
          </table:table-cell>
          <table:table-cell table:style-name="ce3" table:formula="of:=[.O40]-[.O$176]" office:value-type="float" office:value="43.275" calcext:value-type="float">
            <text:p>43,275</text:p>
          </table:table-cell>
          <table:table-cell table:style-name="ce3" table:formula="of:=[.P40]-[.P$176]" office:value-type="float" office:value="-45.8375" calcext:value-type="float">
            <text:p>-45,8375</text:p>
          </table:table-cell>
          <table:table-cell table:style-name="ce3" table:formula="of:=[.Q40]-[.Q$176]" office:value-type="float" office:value="656.8" calcext:value-type="float">
            <text:p>656,8</text:p>
          </table:table-cell>
          <table:table-cell table:style-name="ce3" table:formula="of:=[.R40]-[.R$176]" office:value-type="float" office:value="67.1875" calcext:value-type="float">
            <text:p>67,1875</text:p>
          </table:table-cell>
          <table:table-cell table:style-name="ce3" table:formula="of:=[.S40]-[.S$176]" office:value-type="float" office:value="38628.175" calcext:value-type="float">
            <text:p>38628,175</text:p>
          </table:table-cell>
          <table:table-cell table:style-name="ce3" table:formula="of:=[.T40]-[.T$176]" office:value-type="float" office:value="70.2125" calcext:value-type="float">
            <text:p>70,2125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35.1749999999993" calcext:value-type="float">
            <text:p>35,175</text:p>
          </table:table-cell>
          <table:table-cell table:style-name="ce3" table:formula="of:=[.C41]-[.C$176]" office:value-type="float" office:value="1677.1625" calcext:value-type="float">
            <text:p>1677,1625</text:p>
          </table:table-cell>
          <table:table-cell table:style-name="ce3" table:formula="of:=[.D41]-[.D$176]" office:value-type="float" office:value="14044.475" calcext:value-type="float">
            <text:p>14044,475</text:p>
          </table:table-cell>
          <table:table-cell table:style-name="ce3" table:formula="of:=[.E41]-[.E$176]" office:value-type="float" office:value="5014559.45" calcext:value-type="float">
            <text:p>5014559,45</text:p>
          </table:table-cell>
          <table:table-cell table:style-name="ce3" table:formula="of:=[.F41]-[.F$176]" office:value-type="float" office:value="-989.05" calcext:value-type="float">
            <text:p>-989,05</text:p>
          </table:table-cell>
          <table:table-cell table:style-name="ce3" table:formula="of:=[.G41]-[.G$176]" office:value-type="float" office:value="-3.56249999999977" calcext:value-type="float">
            <text:p>-3,5625</text:p>
          </table:table-cell>
          <table:table-cell table:style-name="ce3" table:formula="of:=[.H41]-[.H$176]" office:value-type="float" office:value="47.5500000000002" calcext:value-type="float">
            <text:p>47,55</text:p>
          </table:table-cell>
          <table:table-cell table:style-name="ce3" table:formula="of:=[.I41]-[.I$176]" office:value-type="float" office:value="124523.775" calcext:value-type="float">
            <text:p>124523,775</text:p>
          </table:table-cell>
          <table:table-cell table:style-name="ce3" table:formula="of:=[.J41]-[.J$176]" office:value-type="float" office:value="-90.25" calcext:value-type="float">
            <text:p>-90,25</text:p>
          </table:table-cell>
          <table:table-cell table:style-name="ce3" table:formula="of:=[.K41]-[.K$176]" office:value-type="float" office:value="417.8875" calcext:value-type="float">
            <text:p>417,8875</text:p>
          </table:table-cell>
          <table:table-cell table:style-name="ce3" table:formula="of:=[.L41]-[.L$176]" office:value-type="float" office:value="260.625" calcext:value-type="float">
            <text:p>260,625</text:p>
          </table:table-cell>
          <table:table-cell table:style-name="ce3" table:formula="of:=[.M41]-[.M$176]" office:value-type="float" office:value="914.2875" calcext:value-type="float">
            <text:p>914,2875</text:p>
          </table:table-cell>
          <table:table-cell table:style-name="ce3" table:formula="of:=[.N41]-[.N$176]" office:value-type="float" office:value="2584324.775" calcext:value-type="float">
            <text:p>2584324,775</text:p>
          </table:table-cell>
          <table:table-cell table:style-name="ce3" table:formula="of:=[.O41]-[.O$176]" office:value-type="float" office:value="21.875" calcext:value-type="float">
            <text:p>21,875</text:p>
          </table:table-cell>
          <table:table-cell table:style-name="ce3" table:formula="of:=[.P41]-[.P$176]" office:value-type="float" office:value="14.1625" calcext:value-type="float">
            <text:p>14,1625</text:p>
          </table:table-cell>
          <table:table-cell table:style-name="ce3" table:formula="of:=[.Q41]-[.Q$176]" office:value-type="float" office:value="-4.90000000000009" calcext:value-type="float">
            <text:p>-4,9</text:p>
          </table:table-cell>
          <table:table-cell table:style-name="ce3" table:formula="of:=[.R41]-[.R$176]" office:value-type="float" office:value="17.1875" calcext:value-type="float">
            <text:p>17,1875</text:p>
          </table:table-cell>
          <table:table-cell table:style-name="ce3" table:formula="of:=[.S41]-[.S$176]" office:value-type="float" office:value="38628.175" calcext:value-type="float">
            <text:p>38628,175</text:p>
          </table:table-cell>
          <table:table-cell table:style-name="ce3" table:formula="of:=[.T41]-[.T$176]" office:value-type="float" office:value="-29.7875" calcext:value-type="float">
            <text:p>-29,7875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155.374999999999" calcext:value-type="float">
            <text:p>155,375</text:p>
          </table:table-cell>
          <table:table-cell table:style-name="ce3" table:formula="of:=[.C42]-[.C$176]" office:value-type="float" office:value="2238.5625" calcext:value-type="float">
            <text:p>2238,5625</text:p>
          </table:table-cell>
          <table:table-cell table:style-name="ce3" table:formula="of:=[.D42]-[.D$176]" office:value-type="float" office:value="11331.675" calcext:value-type="float">
            <text:p>11331,675</text:p>
          </table:table-cell>
          <table:table-cell table:style-name="ce3" table:formula="of:=[.E42]-[.E$176]" office:value-type="float" office:value="5150552.85" calcext:value-type="float">
            <text:p>5150552,85</text:p>
          </table:table-cell>
          <table:table-cell table:style-name="ce3" table:formula="of:=[.F42]-[.F$176]" office:value-type="float" office:value="-989.05" calcext:value-type="float">
            <text:p>-989,05</text:p>
          </table:table-cell>
          <table:table-cell table:style-name="ce3" table:formula="of:=[.G42]-[.G$176]" office:value-type="float" office:value="121.7375" calcext:value-type="float">
            <text:p>121,7375</text:p>
          </table:table-cell>
          <table:table-cell table:style-name="ce3" table:formula="of:=[.H42]-[.H$176]" office:value-type="float" office:value="689.55" calcext:value-type="float">
            <text:p>689,55</text:p>
          </table:table-cell>
          <table:table-cell table:style-name="ce3" table:formula="of:=[.I42]-[.I$176]" office:value-type="float" office:value="127290.775" calcext:value-type="float">
            <text:p>127290,775</text:p>
          </table:table-cell>
          <table:table-cell table:style-name="ce3" table:formula="of:=[.J42]-[.J$176]" office:value-type="float" office:value="-90.4499999999998" calcext:value-type="float">
            <text:p>-90,45</text:p>
          </table:table-cell>
          <table:table-cell table:style-name="ce3" table:formula="of:=[.K42]-[.K$176]" office:value-type="float" office:value="-233.6125" calcext:value-type="float">
            <text:p>-233,6125</text:p>
          </table:table-cell>
          <table:table-cell table:style-name="ce3" table:formula="of:=[.L42]-[.L$176]" office:value-type="float" office:value="200.425" calcext:value-type="float">
            <text:p>200,425</text:p>
          </table:table-cell>
          <table:table-cell table:style-name="ce3" table:formula="of:=[.M42]-[.M$176]" office:value-type="float" office:value="894.4875" calcext:value-type="float">
            <text:p>894,4875</text:p>
          </table:table-cell>
          <table:table-cell table:style-name="ce3" table:formula="of:=[.N42]-[.N$176]" office:value-type="float" office:value="2664644.775" calcext:value-type="float">
            <text:p>2664644,775</text:p>
          </table:table-cell>
          <table:table-cell table:style-name="ce3" table:formula="of:=[.O42]-[.O$176]" office:value-type="float" office:value="84.375" calcext:value-type="float">
            <text:p>84,375</text:p>
          </table:table-cell>
          <table:table-cell table:style-name="ce3" table:formula="of:=[.P42]-[.P$176]" office:value-type="float" office:value="-5.83750000000001" calcext:value-type="float">
            <text:p>-5,8375</text:p>
          </table:table-cell>
          <table:table-cell table:style-name="ce3" table:formula="of:=[.Q42]-[.Q$176]" office:value-type="float" office:value="95.3" calcext:value-type="float">
            <text:p>95,3</text:p>
          </table:table-cell>
          <table:table-cell table:style-name="ce3" table:formula="of:=[.R42]-[.R$176]" office:value-type="float" office:value="27.1875" calcext:value-type="float">
            <text:p>27,1875</text:p>
          </table:table-cell>
          <table:table-cell table:style-name="ce3" table:formula="of:=[.S42]-[.S$176]" office:value-type="float" office:value="35915.375" calcext:value-type="float">
            <text:p>35915,375</text:p>
          </table:table-cell>
          <table:table-cell table:style-name="ce3" table:formula="of:=[.T42]-[.T$176]" office:value-type="float" office:value="20.2125" calcext:value-type="float">
            <text:p>20,2125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235.574999999999" calcext:value-type="float">
            <text:p>235,575</text:p>
          </table:table-cell>
          <table:table-cell table:style-name="ce3" table:formula="of:=[.C43]-[.C$176]" office:value-type="float" office:value="1997.7625" calcext:value-type="float">
            <text:p>1997,7625</text:p>
          </table:table-cell>
          <table:table-cell table:style-name="ce3" table:formula="of:=[.D43]-[.D$176]" office:value-type="float" office:value="14044.475" calcext:value-type="float">
            <text:p>14044,475</text:p>
          </table:table-cell>
          <table:table-cell table:style-name="ce3" table:formula="of:=[.E43]-[.E$176]" office:value-type="float" office:value="5210370.85" calcext:value-type="float">
            <text:p>5210370,85</text:p>
          </table:table-cell>
          <table:table-cell table:style-name="ce3" table:formula="of:=[.F43]-[.F$176]" office:value-type="float" office:value="-989.05" calcext:value-type="float">
            <text:p>-989,05</text:p>
          </table:table-cell>
          <table:table-cell table:style-name="ce3" table:formula="of:=[.G43]-[.G$176]" office:value-type="float" office:value="71.2375000000002" calcext:value-type="float">
            <text:p>71,2375</text:p>
          </table:table-cell>
          <table:table-cell table:style-name="ce3" table:formula="of:=[.H43]-[.H$176]" office:value-type="float" office:value="227.95" calcext:value-type="float">
            <text:p>227,95</text:p>
          </table:table-cell>
          <table:table-cell table:style-name="ce3" table:formula="of:=[.I43]-[.I$176]" office:value-type="float" office:value="130003.675" calcext:value-type="float">
            <text:p>130003,675</text:p>
          </table:table-cell>
          <table:table-cell table:style-name="ce3" table:formula="of:=[.J43]-[.J$176]" office:value-type="float" office:value="-90.4499999999998" calcext:value-type="float">
            <text:p>-90,45</text:p>
          </table:table-cell>
          <table:table-cell table:style-name="ce3" table:formula="of:=[.K43]-[.K$176]" office:value-type="float" office:value="-309.1125" calcext:value-type="float">
            <text:p>-309,1125</text:p>
          </table:table-cell>
          <table:table-cell table:style-name="ce3" table:formula="of:=[.L43]-[.L$176]" office:value-type="float" office:value="120.025" calcext:value-type="float">
            <text:p>120,025</text:p>
          </table:table-cell>
          <table:table-cell table:style-name="ce3" table:formula="of:=[.M43]-[.M$176]" office:value-type="float" office:value="733.6875" calcext:value-type="float">
            <text:p>733,6875</text:p>
          </table:table-cell>
          <table:table-cell table:style-name="ce3" table:formula="of:=[.N43]-[.N$176]" office:value-type="float" office:value="2694903.975" calcext:value-type="float">
            <text:p>2694903,975</text:p>
          </table:table-cell>
          <table:table-cell table:style-name="ce3" table:formula="of:=[.O43]-[.O$176]" office:value-type="float" office:value="71.875" calcext:value-type="float">
            <text:p>71,875</text:p>
          </table:table-cell>
          <table:table-cell table:style-name="ce3" table:formula="of:=[.P43]-[.P$176]" office:value-type="float" office:value="-85.8375" calcext:value-type="float">
            <text:p>-85,8375</text:p>
          </table:table-cell>
          <table:table-cell table:style-name="ce3" table:formula="of:=[.Q43]-[.Q$176]" office:value-type="float" office:value="175.5" calcext:value-type="float">
            <text:p>175,5</text:p>
          </table:table-cell>
          <table:table-cell table:style-name="ce3" table:formula="of:=[.R43]-[.R$176]" office:value-type="float" office:value="57.1875" calcext:value-type="float">
            <text:p>57,1875</text:p>
          </table:table-cell>
          <table:table-cell table:style-name="ce3" table:formula="of:=[.S43]-[.S$176]" office:value-type="float" office:value="35915.375" calcext:value-type="float">
            <text:p>35915,375</text:p>
          </table:table-cell>
          <table:table-cell table:style-name="ce3" table:formula="of:=[.T43]-[.T$176]" office:value-type="float" office:value="-29.7875" calcext:value-type="float">
            <text:p>-29,7875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-486.425000000001" calcext:value-type="float">
            <text:p>-486,425</text:p>
          </table:table-cell>
          <table:table-cell table:style-name="ce3" table:formula="of:=[.C44]-[.C$176]" office:value-type="float" office:value="2218.9625" calcext:value-type="float">
            <text:p>2218,9625</text:p>
          </table:table-cell>
          <table:table-cell table:style-name="ce3" table:formula="of:=[.D44]-[.D$176]" office:value-type="float" office:value="16757.275" calcext:value-type="float">
            <text:p>16757,275</text:p>
          </table:table-cell>
          <table:table-cell table:style-name="ce3" table:formula="of:=[.E44]-[.E$176]" office:value-type="float" office:value="5063390.95" calcext:value-type="float">
            <text:p>5063390,95</text:p>
          </table:table-cell>
          <table:table-cell table:style-name="ce3" table:formula="of:=[.F44]-[.F$176]" office:value-type="float" office:value="-989.05" calcext:value-type="float">
            <text:p>-989,05</text:p>
          </table:table-cell>
          <table:table-cell table:style-name="ce3" table:formula="of:=[.G44]-[.G$176]" office:value-type="float" office:value="322.2375" calcext:value-type="float">
            <text:p>322,2375</text:p>
          </table:table-cell>
          <table:table-cell table:style-name="ce3" table:formula="of:=[.H44]-[.H$176]" office:value-type="float" office:value="47.75" calcext:value-type="float">
            <text:p>47,75</text:p>
          </table:table-cell>
          <table:table-cell table:style-name="ce3" table:formula="of:=[.I44]-[.I$176]" office:value-type="float" office:value="121838.075" calcext:value-type="float">
            <text:p>121838,075</text:p>
          </table:table-cell>
          <table:table-cell table:style-name="ce3" table:formula="of:=[.J44]-[.J$176]" office:value-type="float" office:value="-9.84999999999991" calcext:value-type="float">
            <text:p>-9,85</text:p>
          </table:table-cell>
          <table:table-cell table:style-name="ce3" table:formula="of:=[.K44]-[.K$176]" office:value-type="float" office:value="743.8875" calcext:value-type="float">
            <text:p>743,8875</text:p>
          </table:table-cell>
          <table:table-cell table:style-name="ce3" table:formula="of:=[.L44]-[.L$176]" office:value-type="float" office:value="260.625" calcext:value-type="float">
            <text:p>260,625</text:p>
          </table:table-cell>
          <table:table-cell table:style-name="ce3" table:formula="of:=[.M44]-[.M$176]" office:value-type="float" office:value="934.2875" calcext:value-type="float">
            <text:p>934,2875</text:p>
          </table:table-cell>
          <table:table-cell table:style-name="ce3" table:formula="of:=[.N44]-[.N$176]" office:value-type="float" office:value="2766635.175" calcext:value-type="float">
            <text:p>2766635,175</text:p>
          </table:table-cell>
          <table:table-cell table:style-name="ce3" table:formula="of:=[.O44]-[.O$176]" office:value-type="float" office:value="134.375" calcext:value-type="float">
            <text:p>134,375</text:p>
          </table:table-cell>
          <table:table-cell table:style-name="ce3" table:formula="of:=[.P44]-[.P$176]" office:value-type="float" office:value="-55.8375" calcext:value-type="float">
            <text:p>-55,8375</text:p>
          </table:table-cell>
          <table:table-cell table:style-name="ce3" table:formula="of:=[.Q44]-[.Q$176]" office:value-type="float" office:value="-70.2000000000001" calcext:value-type="float">
            <text:p>-70,2</text:p>
          </table:table-cell>
          <table:table-cell table:style-name="ce3" table:formula="of:=[.R44]-[.R$176]" office:value-type="float" office:value="-2.8125" calcext:value-type="float">
            <text:p>-2,8125</text:p>
          </table:table-cell>
          <table:table-cell table:style-name="ce3" table:formula="of:=[.S44]-[.S$176]" office:value-type="float" office:value="33202.575" calcext:value-type="float">
            <text:p>33202,575</text:p>
          </table:table-cell>
          <table:table-cell table:style-name="ce3" table:formula="of:=[.T44]-[.T$176]" office:value-type="float" office:value="-29.7875" calcext:value-type="float">
            <text:p>-29,7875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295.775" calcext:value-type="float">
            <text:p>295,775</text:p>
          </table:table-cell>
          <table:table-cell table:style-name="ce3" table:formula="of:=[.C45]-[.C$176]" office:value-type="float" office:value="2218.7625" calcext:value-type="float">
            <text:p>2218,7625</text:p>
          </table:table-cell>
          <table:table-cell table:style-name="ce3" table:formula="of:=[.D45]-[.D$176]" office:value-type="float" office:value="14044.475" calcext:value-type="float">
            <text:p>14044,475</text:p>
          </table:table-cell>
          <table:table-cell table:style-name="ce3" table:formula="of:=[.E45]-[.E$176]" office:value-type="float" office:value="5272981.95" calcext:value-type="float">
            <text:p>5272981,95</text:p>
          </table:table-cell>
          <table:table-cell table:style-name="ce3" table:formula="of:=[.F45]-[.F$176]" office:value-type="float" office:value="3532.35" calcext:value-type="float">
            <text:p>3532,35</text:p>
          </table:table-cell>
          <table:table-cell table:style-name="ce3" table:formula="of:=[.G45]-[.G$176]" office:value-type="float" office:value="21.2375000000002" calcext:value-type="float">
            <text:p>21,2375</text:p>
          </table:table-cell>
          <table:table-cell table:style-name="ce3" table:formula="of:=[.H45]-[.H$176]" office:value-type="float" office:value="-193.05" calcext:value-type="float">
            <text:p>-193,05</text:p>
          </table:table-cell>
          <table:table-cell table:style-name="ce3" table:formula="of:=[.I45]-[.I$176]" office:value-type="float" office:value="121810.975" calcext:value-type="float">
            <text:p>121810,975</text:p>
          </table:table-cell>
          <table:table-cell table:style-name="ce3" table:formula="of:=[.J45]-[.J$176]" office:value-type="float" office:value="-591.85" calcext:value-type="float">
            <text:p>-591,85</text:p>
          </table:table-cell>
          <table:table-cell table:style-name="ce3" table:formula="of:=[.K45]-[.K$176]" office:value-type="float" office:value="41.8874999999998" calcext:value-type="float">
            <text:p>41,8875</text:p>
          </table:table-cell>
          <table:table-cell table:style-name="ce3" table:formula="of:=[.L45]-[.L$176]" office:value-type="float" office:value="180.425" calcext:value-type="float">
            <text:p>180,425</text:p>
          </table:table-cell>
          <table:table-cell table:style-name="ce3" table:formula="of:=[.M45]-[.M$176]" office:value-type="float" office:value="974.2875" calcext:value-type="float">
            <text:p>974,2875</text:p>
          </table:table-cell>
          <table:table-cell table:style-name="ce3" table:formula="of:=[.N45]-[.N$176]" office:value-type="float" office:value="2830046.375" calcext:value-type="float">
            <text:p>2830046,375</text:p>
          </table:table-cell>
          <table:table-cell table:style-name="ce3" table:formula="of:=[.O45]-[.O$176]" office:value-type="float" office:value="96.875" calcext:value-type="float">
            <text:p>96,875</text:p>
          </table:table-cell>
          <table:table-cell table:style-name="ce3" table:formula="of:=[.P45]-[.P$176]" office:value-type="float" office:value="-5.83750000000001" calcext:value-type="float">
            <text:p>-5,8375</text:p>
          </table:table-cell>
          <table:table-cell table:style-name="ce3" table:formula="of:=[.Q45]-[.Q$176]" office:value-type="float" office:value="-245.7" calcext:value-type="float">
            <text:p>-245,7</text:p>
          </table:table-cell>
          <table:table-cell table:style-name="ce3" table:formula="of:=[.R45]-[.R$176]" office:value-type="float" office:value="7.1875" calcext:value-type="float">
            <text:p>7,1875</text:p>
          </table:table-cell>
          <table:table-cell table:style-name="ce3" table:formula="of:=[.S45]-[.S$176]" office:value-type="float" office:value="38655.275" calcext:value-type="float">
            <text:p>38655,275</text:p>
          </table:table-cell>
          <table:table-cell table:style-name="ce3" table:formula="of:=[.T45]-[.T$176]" office:value-type="float" office:value="3.5125" calcext:value-type="float">
            <text:p>3,5125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315.974999999999" calcext:value-type="float">
            <text:p>315,975</text:p>
          </table:table-cell>
          <table:table-cell table:style-name="ce3" table:formula="of:=[.C46]-[.C$176]" office:value-type="float" office:value="1997.9625" calcext:value-type="float">
            <text:p>1997,9625</text:p>
          </table:table-cell>
          <table:table-cell table:style-name="ce3" table:formula="of:=[.D46]-[.D$176]" office:value-type="float" office:value="14044.475" calcext:value-type="float">
            <text:p>14044,475</text:p>
          </table:table-cell>
          <table:table-cell table:style-name="ce3" table:formula="of:=[.E46]-[.E$176]" office:value-type="float" office:value="5169597.15" calcext:value-type="float">
            <text:p>5169597,15</text:p>
          </table:table-cell>
          <table:table-cell table:style-name="ce3" table:formula="of:=[.F46]-[.F$176]" office:value-type="float" office:value="2401.95" calcext:value-type="float">
            <text:p>2401,95</text:p>
          </table:table-cell>
          <table:table-cell table:style-name="ce3" table:formula="of:=[.G46]-[.G$176]" office:value-type="float" office:value="-555.2625" calcext:value-type="float">
            <text:p>-555,2625</text:p>
          </table:table-cell>
          <table:table-cell table:style-name="ce3" table:formula="of:=[.H46]-[.H$176]" office:value-type="float" office:value="7.55000000000018" calcext:value-type="float">
            <text:p>7,55</text:p>
          </table:table-cell>
          <table:table-cell table:style-name="ce3" table:formula="of:=[.I46]-[.I$176]" office:value-type="float" office:value="113645.375" calcext:value-type="float">
            <text:p>113645,375</text:p>
          </table:table-cell>
          <table:table-cell table:style-name="ce3" table:formula="of:=[.J46]-[.J$176]" office:value-type="float" office:value="-431.25" calcext:value-type="float">
            <text:p>-431,25</text:p>
          </table:table-cell>
          <table:table-cell table:style-name="ce3" table:formula="of:=[.K46]-[.K$176]" office:value-type="float" office:value="443.3875" calcext:value-type="float">
            <text:p>443,3875</text:p>
          </table:table-cell>
          <table:table-cell table:style-name="ce3" table:formula="of:=[.L46]-[.L$176]" office:value-type="float" office:value="105.225" calcext:value-type="float">
            <text:p>105,225</text:p>
          </table:table-cell>
          <table:table-cell table:style-name="ce3" table:formula="of:=[.M46]-[.M$176]" office:value-type="float" office:value="874.0875" calcext:value-type="float">
            <text:p>874,0875</text:p>
          </table:table-cell>
          <table:table-cell table:style-name="ce3" table:formula="of:=[.N46]-[.N$176]" office:value-type="float" office:value="2810769.575" calcext:value-type="float">
            <text:p>2810769,575</text:p>
          </table:table-cell>
          <table:table-cell table:style-name="ce3" table:formula="of:=[.O46]-[.O$176]" office:value-type="float" office:value="46.875" calcext:value-type="float">
            <text:p>46,875</text:p>
          </table:table-cell>
          <table:table-cell table:style-name="ce3" table:formula="of:=[.P46]-[.P$176]" office:value-type="float" office:value="19.1625" calcext:value-type="float">
            <text:p>19,1625</text:p>
          </table:table-cell>
          <table:table-cell table:style-name="ce3" table:formula="of:=[.Q46]-[.Q$176]" office:value-type="float" office:value="-105.1" calcext:value-type="float">
            <text:p>-105,1</text:p>
          </table:table-cell>
          <table:table-cell table:style-name="ce3" table:formula="of:=[.R46]-[.R$176]" office:value-type="float" office:value="17.1875" calcext:value-type="float">
            <text:p>17,1875</text:p>
          </table:table-cell>
          <table:table-cell table:style-name="ce3" table:formula="of:=[.S46]-[.S$176]" office:value-type="float" office:value="33175.475" calcext:value-type="float">
            <text:p>33175,475</text:p>
          </table:table-cell>
          <table:table-cell table:style-name="ce3" table:formula="of:=[.T46]-[.T$176]" office:value-type="float" office:value="45.2125" calcext:value-type="float">
            <text:p>45,2125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-105.425000000001" calcext:value-type="float">
            <text:p>-105,425</text:p>
          </table:table-cell>
          <table:table-cell table:style-name="ce3" table:formula="of:=[.C47]-[.C$176]" office:value-type="float" office:value="2138.3625" calcext:value-type="float">
            <text:p>2138,3625</text:p>
          </table:table-cell>
          <table:table-cell table:style-name="ce3" table:formula="of:=[.D47]-[.D$176]" office:value-type="float" office:value="14044.475" calcext:value-type="float">
            <text:p>14044,475</text:p>
          </table:table-cell>
          <table:table-cell table:style-name="ce3" table:formula="of:=[.E47]-[.E$176]" office:value-type="float" office:value="5327347.05" calcext:value-type="float">
            <text:p>5327347,05</text:p>
          </table:table-cell>
          <table:table-cell table:style-name="ce3" table:formula="of:=[.F47]-[.F$176]" office:value-type="float" office:value="-989.05" calcext:value-type="float">
            <text:p>-989,05</text:p>
          </table:table-cell>
          <table:table-cell table:style-name="ce3" table:formula="of:=[.G47]-[.G$176]" office:value-type="float" office:value="-229.2625" calcext:value-type="float">
            <text:p>-229,2625</text:p>
          </table:table-cell>
          <table:table-cell table:style-name="ce3" table:formula="of:=[.H47]-[.H$176]" office:value-type="float" office:value="-12.6500000000001" calcext:value-type="float">
            <text:p>-12,65</text:p>
          </table:table-cell>
          <table:table-cell table:style-name="ce3" table:formula="of:=[.I47]-[.I$176]" office:value-type="float" office:value="102739.875" calcext:value-type="float">
            <text:p>102739,875</text:p>
          </table:table-cell>
          <table:table-cell table:style-name="ce3" table:formula="of:=[.J47]-[.J$176]" office:value-type="float" office:value="150.35" calcext:value-type="float">
            <text:p>150,35</text:p>
          </table:table-cell>
          <table:table-cell table:style-name="ce3" table:formula="of:=[.K47]-[.K$176]" office:value-type="float" office:value="-133.3125" calcext:value-type="float">
            <text:p>-133,3125</text:p>
          </table:table-cell>
          <table:table-cell table:style-name="ce3" table:formula="of:=[.L47]-[.L$176]" office:value-type="float" office:value="-40.175" calcext:value-type="float">
            <text:p>-40,175</text:p>
          </table:table-cell>
          <table:table-cell table:style-name="ce3" table:formula="of:=[.M47]-[.M$176]" office:value-type="float" office:value="633.4875" calcext:value-type="float">
            <text:p>633,4875</text:p>
          </table:table-cell>
          <table:table-cell table:style-name="ce3" table:formula="of:=[.N47]-[.N$176]" office:value-type="float" office:value="2961310.375" calcext:value-type="float">
            <text:p>2961310,375</text:p>
          </table:table-cell>
          <table:table-cell table:style-name="ce3" table:formula="of:=[.O47]-[.O$176]" office:value-type="float" office:value="34.375" calcext:value-type="float">
            <text:p>34,375</text:p>
          </table:table-cell>
          <table:table-cell table:style-name="ce3" table:formula="of:=[.P47]-[.P$176]" office:value-type="float" office:value="-45.8375" calcext:value-type="float">
            <text:p>-45,8375</text:p>
          </table:table-cell>
          <table:table-cell table:style-name="ce3" table:formula="of:=[.Q47]-[.Q$176]" office:value-type="float" office:value="55.0999999999999" calcext:value-type="float">
            <text:p>55,1</text:p>
          </table:table-cell>
          <table:table-cell table:style-name="ce3" table:formula="of:=[.R47]-[.R$176]" office:value-type="float" office:value="69.6875" calcext:value-type="float">
            <text:p>69,6875</text:p>
          </table:table-cell>
          <table:table-cell table:style-name="ce3" table:formula="of:=[.S47]-[.S$176]" office:value-type="float" office:value="41340.975" calcext:value-type="float">
            <text:p>41340,975</text:p>
          </table:table-cell>
          <table:table-cell table:style-name="ce3" table:formula="of:=[.T47]-[.T$176]" office:value-type="float" office:value="70.2125" calcext:value-type="float">
            <text:p>70,2125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14.9749999999995" calcext:value-type="float">
            <text:p>14,975</text:p>
          </table:table-cell>
          <table:table-cell table:style-name="ce3" table:formula="of:=[.C48]-[.C$176]" office:value-type="float" office:value="1436.7625" calcext:value-type="float">
            <text:p>1436,7625</text:p>
          </table:table-cell>
          <table:table-cell table:style-name="ce3" table:formula="of:=[.D48]-[.D$176]" office:value-type="float" office:value="14044.475" calcext:value-type="float">
            <text:p>14044,475</text:p>
          </table:table-cell>
          <table:table-cell table:style-name="ce3" table:formula="of:=[.E48]-[.E$176]" office:value-type="float" office:value="4965539.05" calcext:value-type="float">
            <text:p>4965539,05</text:p>
          </table:table-cell>
          <table:table-cell table:style-name="ce3" table:formula="of:=[.F48]-[.F$176]" office:value-type="float" office:value="-989.05" calcext:value-type="float">
            <text:p>-989,05</text:p>
          </table:table-cell>
          <table:table-cell table:style-name="ce3" table:formula="of:=[.G48]-[.G$176]" office:value-type="float" office:value="-139.1625" calcext:value-type="float">
            <text:p>-139,1625</text:p>
          </table:table-cell>
          <table:table-cell table:style-name="ce3" table:formula="of:=[.H48]-[.H$176]" office:value-type="float" office:value="-253.25" calcext:value-type="float">
            <text:p>-253,25</text:p>
          </table:table-cell>
          <table:table-cell table:style-name="ce3" table:formula="of:=[.I48]-[.I$176]" office:value-type="float" office:value="105479.775" calcext:value-type="float">
            <text:p>105479,775</text:p>
          </table:table-cell>
          <table:table-cell table:style-name="ce3" table:formula="of:=[.J48]-[.J$176]" office:value-type="float" office:value="70.1500000000001" calcext:value-type="float">
            <text:p>70,15</text:p>
          </table:table-cell>
          <table:table-cell table:style-name="ce3" table:formula="of:=[.K48]-[.K$176]" office:value-type="float" office:value="-308.8125" calcext:value-type="float">
            <text:p>-308,8125</text:p>
          </table:table-cell>
          <table:table-cell table:style-name="ce3" table:formula="of:=[.L48]-[.L$176]" office:value-type="float" office:value="240.625" calcext:value-type="float">
            <text:p>240,625</text:p>
          </table:table-cell>
          <table:table-cell table:style-name="ce3" table:formula="of:=[.M48]-[.M$176]" office:value-type="float" office:value="633.4875" calcext:value-type="float">
            <text:p>633,4875</text:p>
          </table:table-cell>
          <table:table-cell table:style-name="ce3" table:formula="of:=[.N48]-[.N$176]" office:value-type="float" office:value="2766443.175" calcext:value-type="float">
            <text:p>2766443,175</text:p>
          </table:table-cell>
          <table:table-cell table:style-name="ce3" table:formula="of:=[.O48]-[.O$176]" office:value-type="float" office:value="109.375" calcext:value-type="float">
            <text:p>109,375</text:p>
          </table:table-cell>
          <table:table-cell table:style-name="ce3" table:formula="of:=[.P48]-[.P$176]" office:value-type="float" office:value="-105.8375" calcext:value-type="float">
            <text:p>-105,8375</text:p>
          </table:table-cell>
          <table:table-cell table:style-name="ce3" table:formula="of:=[.Q48]-[.Q$176]" office:value-type="float" office:value="-105.5" calcext:value-type="float">
            <text:p>-105,5</text:p>
          </table:table-cell>
          <table:table-cell table:style-name="ce3" table:formula="of:=[.R48]-[.R$176]" office:value-type="float" office:value="44.6875" calcext:value-type="float">
            <text:p>44,6875</text:p>
          </table:table-cell>
          <table:table-cell table:style-name="ce3" table:formula="of:=[.S48]-[.S$176]" office:value-type="float" office:value="38628.175" calcext:value-type="float">
            <text:p>38628,175</text:p>
          </table:table-cell>
          <table:table-cell table:style-name="ce3" table:formula="of:=[.T48]-[.T$176]" office:value-type="float" office:value="-29.7875" calcext:value-type="float">
            <text:p>-29,7875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75.1749999999993" calcext:value-type="float">
            <text:p>75,175</text:p>
          </table:table-cell>
          <table:table-cell table:style-name="ce3" table:formula="of:=[.C49]-[.C$176]" office:value-type="float" office:value="1416.1625" calcext:value-type="float">
            <text:p>1416,1625</text:p>
          </table:table-cell>
          <table:table-cell table:style-name="ce3" table:formula="of:=[.D49]-[.D$176]" office:value-type="float" office:value="11331.675" calcext:value-type="float">
            <text:p>11331,675</text:p>
          </table:table-cell>
          <table:table-cell table:style-name="ce3" table:formula="of:=[.E49]-[.E$176]" office:value-type="float" office:value="5291945.05" calcext:value-type="float">
            <text:p>5291945,05</text:p>
          </table:table-cell>
          <table:table-cell table:style-name="ce3" table:formula="of:=[.F49]-[.F$176]" office:value-type="float" office:value="-989.05" calcext:value-type="float">
            <text:p>-989,05</text:p>
          </table:table-cell>
          <table:table-cell table:style-name="ce3" table:formula="of:=[.G49]-[.G$176]" office:value-type="float" office:value="121.4375" calcext:value-type="float">
            <text:p>121,4375</text:p>
          </table:table-cell>
          <table:table-cell table:style-name="ce3" table:formula="of:=[.H49]-[.H$176]" office:value-type="float" office:value="188.15" calcext:value-type="float">
            <text:p>188,15</text:p>
          </table:table-cell>
          <table:table-cell table:style-name="ce3" table:formula="of:=[.I49]-[.I$176]" office:value-type="float" office:value="108219.775" calcext:value-type="float">
            <text:p>108219,775</text:p>
          </table:table-cell>
          <table:table-cell table:style-name="ce3" table:formula="of:=[.J49]-[.J$176]" office:value-type="float" office:value="-90.25" calcext:value-type="float">
            <text:p>-90,25</text:p>
          </table:table-cell>
          <table:table-cell table:style-name="ce3" table:formula="of:=[.K49]-[.K$176]" office:value-type="float" office:value="-283.8125" calcext:value-type="float">
            <text:p>-283,8125</text:p>
          </table:table-cell>
          <table:table-cell table:style-name="ce3" table:formula="of:=[.L49]-[.L$176]" office:value-type="float" office:value="-80.3750000000001" calcext:value-type="float">
            <text:p>-80,375</text:p>
          </table:table-cell>
          <table:table-cell table:style-name="ce3" table:formula="of:=[.M49]-[.M$176]" office:value-type="float" office:value="773.8875" calcext:value-type="float">
            <text:p>773,8875</text:p>
          </table:table-cell>
          <table:table-cell table:style-name="ce3" table:formula="of:=[.N49]-[.N$176]" office:value-type="float" office:value="2738487.975" calcext:value-type="float">
            <text:p>2738487,975</text:p>
          </table:table-cell>
          <table:table-cell table:style-name="ce3" table:formula="of:=[.O49]-[.O$176]" office:value-type="float" office:value="71.875" calcext:value-type="float">
            <text:p>71,875</text:p>
          </table:table-cell>
          <table:table-cell table:style-name="ce3" table:formula="of:=[.P49]-[.P$176]" office:value-type="float" office:value="-72.5375" calcext:value-type="float">
            <text:p>-72,5375</text:p>
          </table:table-cell>
          <table:table-cell table:style-name="ce3" table:formula="of:=[.Q49]-[.Q$176]" office:value-type="float" office:value="-65.3" calcext:value-type="float">
            <text:p>-65,3</text:p>
          </table:table-cell>
          <table:table-cell table:style-name="ce3" table:formula="of:=[.R49]-[.R$176]" office:value-type="float" office:value="47.1875" calcext:value-type="float">
            <text:p>47,1875</text:p>
          </table:table-cell>
          <table:table-cell table:style-name="ce3" table:formula="of:=[.S49]-[.S$176]" office:value-type="float" office:value="38601.075" calcext:value-type="float">
            <text:p>38601,075</text:p>
          </table:table-cell>
          <table:table-cell table:style-name="ce3" table:formula="of:=[.T49]-[.T$176]" office:value-type="float" office:value="-29.7875" calcext:value-type="float">
            <text:p>-29,7875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596.574999999999" calcext:value-type="float">
            <text:p>596,575</text:p>
          </table:table-cell>
          <table:table-cell table:style-name="ce3" table:formula="of:=[.C50]-[.C$176]" office:value-type="float" office:value="1917.7625" calcext:value-type="float">
            <text:p>1917,7625</text:p>
          </table:table-cell>
          <table:table-cell table:style-name="ce3" table:formula="of:=[.D50]-[.D$176]" office:value-type="float" office:value="14722.675" calcext:value-type="float">
            <text:p>14722,675</text:p>
          </table:table-cell>
          <table:table-cell table:style-name="ce3" table:formula="of:=[.E50]-[.E$176]" office:value-type="float" office:value="4753316.35" calcext:value-type="float">
            <text:p>4753316,35</text:p>
          </table:table-cell>
          <table:table-cell table:style-name="ce3" table:formula="of:=[.F50]-[.F$176]" office:value-type="float" office:value="-989.05" calcext:value-type="float">
            <text:p>-989,05</text:p>
          </table:table-cell>
          <table:table-cell table:style-name="ce3" table:formula="of:=[.G50]-[.G$176]" office:value-type="float" office:value="246.7375" calcext:value-type="float">
            <text:p>246,7375</text:p>
          </table:table-cell>
          <table:table-cell table:style-name="ce3" table:formula="of:=[.H50]-[.H$176]" office:value-type="float" office:value="-133.05" calcext:value-type="float">
            <text:p>-133,05</text:p>
          </table:table-cell>
          <table:table-cell table:style-name="ce3" table:formula="of:=[.I50]-[.I$176]" office:value-type="float" office:value="108192.575" calcext:value-type="float">
            <text:p>108192,575</text:p>
          </table:table-cell>
          <table:table-cell table:style-name="ce3" table:formula="of:=[.J50]-[.J$176]" office:value-type="float" office:value="-70.0499999999997" calcext:value-type="float">
            <text:p>-70,05</text:p>
          </table:table-cell>
          <table:table-cell table:style-name="ce3" table:formula="of:=[.K50]-[.K$176]" office:value-type="float" office:value="142.1875" calcext:value-type="float">
            <text:p>142,1875</text:p>
          </table:table-cell>
          <table:table-cell table:style-name="ce3" table:formula="of:=[.L50]-[.L$176]" office:value-type="float" office:value="160.225" calcext:value-type="float">
            <text:p>160,225</text:p>
          </table:table-cell>
          <table:table-cell table:style-name="ce3" table:formula="of:=[.M50]-[.M$176]" office:value-type="float" office:value="633.4875" calcext:value-type="float">
            <text:p>633,4875</text:p>
          </table:table-cell>
          <table:table-cell table:style-name="ce3" table:formula="of:=[.N50]-[.N$176]" office:value-type="float" office:value="2762763.175" calcext:value-type="float">
            <text:p>2762763,175</text:p>
          </table:table-cell>
          <table:table-cell table:style-name="ce3" table:formula="of:=[.O50]-[.O$176]" office:value-type="float" office:value="21.875" calcext:value-type="float">
            <text:p>21,875</text:p>
          </table:table-cell>
          <table:table-cell table:style-name="ce3" table:formula="of:=[.P50]-[.P$176]" office:value-type="float" office:value="19.1625" calcext:value-type="float">
            <text:p>19,1625</text:p>
          </table:table-cell>
          <table:table-cell table:style-name="ce3" table:formula="of:=[.Q50]-[.Q$176]" office:value-type="float" office:value="-386.1" calcext:value-type="float">
            <text:p>-386,1</text:p>
          </table:table-cell>
          <table:table-cell table:style-name="ce3" table:formula="of:=[.R50]-[.R$176]" office:value-type="float" office:value="107.1875" calcext:value-type="float">
            <text:p>107,1875</text:p>
          </table:table-cell>
          <table:table-cell table:style-name="ce3" table:formula="of:=[.S50]-[.S$176]" office:value-type="float" office:value="35942.475" calcext:value-type="float">
            <text:p>35942,475</text:p>
          </table:table-cell>
          <table:table-cell table:style-name="ce3" table:formula="of:=[.T50]-[.T$176]" office:value-type="float" office:value="-9.7875" calcext:value-type="float">
            <text:p>-9,7875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-125.425000000001" calcext:value-type="float">
            <text:p>-125,425</text:p>
          </table:table-cell>
          <table:table-cell table:style-name="ce3" table:formula="of:=[.C51]-[.C$176]" office:value-type="float" office:value="1677.1625" calcext:value-type="float">
            <text:p>1677,1625</text:p>
          </table:table-cell>
          <table:table-cell table:style-name="ce3" table:formula="of:=[.D51]-[.D$176]" office:value-type="float" office:value="16757.275" calcext:value-type="float">
            <text:p>16757,275</text:p>
          </table:table-cell>
          <table:table-cell table:style-name="ce3" table:formula="of:=[.E51]-[.E$176]" office:value-type="float" office:value="5417114.25" calcext:value-type="float">
            <text:p>5417114,25</text:p>
          </table:table-cell>
          <table:table-cell table:style-name="ce3" table:formula="of:=[.F51]-[.F$176]" office:value-type="float" office:value="-989.05" calcext:value-type="float">
            <text:p>-989,05</text:p>
          </table:table-cell>
          <table:table-cell table:style-name="ce3" table:formula="of:=[.G51]-[.G$176]" office:value-type="float" office:value="-459.9625" calcext:value-type="float">
            <text:p>-459,9625</text:p>
          </table:table-cell>
          <table:table-cell table:style-name="ce3" table:formula="of:=[.H51]-[.H$176]" office:value-type="float" office:value="147.95" calcext:value-type="float">
            <text:p>147,95</text:p>
          </table:table-cell>
          <table:table-cell table:style-name="ce3" table:formula="of:=[.I51]-[.I$176]" office:value-type="float" office:value="110932.575" calcext:value-type="float">
            <text:p>110932,575</text:p>
          </table:table-cell>
          <table:table-cell table:style-name="ce3" table:formula="of:=[.J51]-[.J$176]" office:value-type="float" office:value="69.9500000000003" calcext:value-type="float">
            <text:p>69,95</text:p>
          </table:table-cell>
          <table:table-cell table:style-name="ce3" table:formula="of:=[.K51]-[.K$176]" office:value-type="float" office:value="-108.3125" calcext:value-type="float">
            <text:p>-108,3125</text:p>
          </table:table-cell>
          <table:table-cell table:style-name="ce3" table:formula="of:=[.L51]-[.L$176]" office:value-type="float" office:value="-40.3750000000001" calcext:value-type="float">
            <text:p>-40,375</text:p>
          </table:table-cell>
          <table:table-cell table:style-name="ce3" table:formula="of:=[.M51]-[.M$176]" office:value-type="float" office:value="493.0875" calcext:value-type="float">
            <text:p>493,0875</text:p>
          </table:table-cell>
          <table:table-cell table:style-name="ce3" table:formula="of:=[.N51]-[.N$176]" office:value-type="float" office:value="3126660.775" calcext:value-type="float">
            <text:p>3126660,775</text:p>
          </table:table-cell>
          <table:table-cell table:style-name="ce3" table:formula="of:=[.O51]-[.O$176]" office:value-type="float" office:value="9.375" calcext:value-type="float">
            <text:p>9,375</text:p>
          </table:table-cell>
          <table:table-cell table:style-name="ce3" table:formula="of:=[.P51]-[.P$176]" office:value-type="float" office:value="-55.8375" calcext:value-type="float">
            <text:p>-55,8375</text:p>
          </table:table-cell>
          <table:table-cell table:style-name="ce3" table:formula="of:=[.Q51]-[.Q$176]" office:value-type="float" office:value="275.7" calcext:value-type="float">
            <text:p>275,7</text:p>
          </table:table-cell>
          <table:table-cell table:style-name="ce3" table:formula="of:=[.R51]-[.R$176]" office:value-type="float" office:value="7.1875" calcext:value-type="float">
            <text:p>7,1875</text:p>
          </table:table-cell>
          <table:table-cell table:style-name="ce3" table:formula="of:=[.S51]-[.S$176]" office:value-type="float" office:value="38655.275" calcext:value-type="float">
            <text:p>38655,275</text:p>
          </table:table-cell>
          <table:table-cell table:style-name="ce3" table:formula="of:=[.T51]-[.T$176]" office:value-type="float" office:value="70.2125" calcext:value-type="float">
            <text:p>70,2125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235.374999999999" calcext:value-type="float">
            <text:p>235,375</text:p>
          </table:table-cell>
          <table:table-cell table:style-name="ce3" table:formula="of:=[.C52]-[.C$176]" office:value-type="float" office:value="1897.7625" calcext:value-type="float">
            <text:p>1897,7625</text:p>
          </table:table-cell>
          <table:table-cell table:style-name="ce3" table:formula="of:=[.D52]-[.D$176]" office:value-type="float" office:value="8618.875" calcext:value-type="float">
            <text:p>8618,875</text:p>
          </table:table-cell>
          <table:table-cell table:style-name="ce3" table:formula="of:=[.E52]-[.E$176]" office:value-type="float" office:value="5520499.35" calcext:value-type="float">
            <text:p>5520499,35</text:p>
          </table:table-cell>
          <table:table-cell table:style-name="ce3" table:formula="of:=[.F52]-[.F$176]" office:value-type="float" office:value="-989.05" calcext:value-type="float">
            <text:p>-989,05</text:p>
          </table:table-cell>
          <table:table-cell table:style-name="ce3" table:formula="of:=[.G52]-[.G$176]" office:value-type="float" office:value="-154.5625" calcext:value-type="float">
            <text:p>-154,5625</text:p>
          </table:table-cell>
          <table:table-cell table:style-name="ce3" table:formula="of:=[.H52]-[.H$176]" office:value-type="float" office:value="-574.25" calcext:value-type="float">
            <text:p>-574,25</text:p>
          </table:table-cell>
          <table:table-cell table:style-name="ce3" table:formula="of:=[.I52]-[.I$176]" office:value-type="float" office:value="113645.375" calcext:value-type="float">
            <text:p>113645,375</text:p>
          </table:table-cell>
          <table:table-cell table:style-name="ce3" table:formula="of:=[.J52]-[.J$176]" office:value-type="float" office:value="230.35" calcext:value-type="float">
            <text:p>230,35</text:p>
          </table:table-cell>
          <table:table-cell table:style-name="ce3" table:formula="of:=[.K52]-[.K$176]" office:value-type="float" office:value="142.1875" calcext:value-type="float">
            <text:p>142,1875</text:p>
          </table:table-cell>
          <table:table-cell table:style-name="ce3" table:formula="of:=[.L52]-[.L$176]" office:value-type="float" office:value="255.525" calcext:value-type="float">
            <text:p>255,525</text:p>
          </table:table-cell>
          <table:table-cell table:style-name="ce3" table:formula="of:=[.M52]-[.M$176]" office:value-type="float" office:value="854.0875" calcext:value-type="float">
            <text:p>854,0875</text:p>
          </table:table-cell>
          <table:table-cell table:style-name="ce3" table:formula="of:=[.N52]-[.N$176]" office:value-type="float" office:value="2902763.175" calcext:value-type="float">
            <text:p>2902763,175</text:p>
          </table:table-cell>
          <table:table-cell table:style-name="ce3" table:formula="of:=[.O52]-[.O$176]" office:value-type="float" office:value="59.375" calcext:value-type="float">
            <text:p>59,375</text:p>
          </table:table-cell>
          <table:table-cell table:style-name="ce3" table:formula="of:=[.P52]-[.P$176]" office:value-type="float" office:value="-5.83750000000001" calcext:value-type="float">
            <text:p>-5,8375</text:p>
          </table:table-cell>
          <table:table-cell table:style-name="ce3" table:formula="of:=[.Q52]-[.Q$176]" office:value-type="float" office:value="175.3" calcext:value-type="float">
            <text:p>175,3</text:p>
          </table:table-cell>
          <table:table-cell table:style-name="ce3" table:formula="of:=[.R52]-[.R$176]" office:value-type="float" office:value="77.1875" calcext:value-type="float">
            <text:p>77,1875</text:p>
          </table:table-cell>
          <table:table-cell table:style-name="ce3" table:formula="of:=[.S52]-[.S$176]" office:value-type="float" office:value="35888.275" calcext:value-type="float">
            <text:p>35888,275</text:p>
          </table:table-cell>
          <table:table-cell table:style-name="ce3" table:formula="of:=[.T52]-[.T$176]" office:value-type="float" office:value="70.2125" calcext:value-type="float">
            <text:p>70,2125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-205.625000000001" calcext:value-type="float">
            <text:p>-205,625</text:p>
          </table:table-cell>
          <table:table-cell table:style-name="ce3" table:formula="of:=[.C53]-[.C$176]" office:value-type="float" office:value="1115.5625" calcext:value-type="float">
            <text:p>1115,5625</text:p>
          </table:table-cell>
          <table:table-cell table:style-name="ce3" table:formula="of:=[.D53]-[.D$176]" office:value-type="float" office:value="11331.675" calcext:value-type="float">
            <text:p>11331,675</text:p>
          </table:table-cell>
          <table:table-cell table:style-name="ce3" table:formula="of:=[.E53]-[.E$176]" office:value-type="float" office:value="5281093.65" calcext:value-type="float">
            <text:p>5281093,65</text:p>
          </table:table-cell>
          <table:table-cell table:style-name="ce3" table:formula="of:=[.F53]-[.F$176]" office:value-type="float" office:value="-989.05" calcext:value-type="float">
            <text:p>-989,05</text:p>
          </table:table-cell>
          <table:table-cell table:style-name="ce3" table:formula="of:=[.G53]-[.G$176]" office:value-type="float" office:value="-199.5625" calcext:value-type="float">
            <text:p>-199,5625</text:p>
          </table:table-cell>
          <table:table-cell table:style-name="ce3" table:formula="of:=[.H53]-[.H$176]" office:value-type="float" office:value="-153.05" calcext:value-type="float">
            <text:p>-153,05</text:p>
          </table:table-cell>
          <table:table-cell table:style-name="ce3" table:formula="of:=[.I53]-[.I$176]" office:value-type="float" office:value="108192.575" calcext:value-type="float">
            <text:p>108192,575</text:p>
          </table:table-cell>
          <table:table-cell table:style-name="ce3" table:formula="of:=[.J53]-[.J$176]" office:value-type="float" office:value="-110.45" calcext:value-type="float">
            <text:p>-110,45</text:p>
          </table:table-cell>
          <table:table-cell table:style-name="ce3" table:formula="of:=[.K53]-[.K$176]" office:value-type="float" office:value="-208.6125" calcext:value-type="float">
            <text:p>-208,6125</text:p>
          </table:table-cell>
          <table:table-cell table:style-name="ce3" table:formula="of:=[.L53]-[.L$176]" office:value-type="float" office:value="381.025" calcext:value-type="float">
            <text:p>381,025</text:p>
          </table:table-cell>
          <table:table-cell table:style-name="ce3" table:formula="of:=[.M53]-[.M$176]" office:value-type="float" office:value="553.2875" calcext:value-type="float">
            <text:p>553,2875</text:p>
          </table:table-cell>
          <table:table-cell table:style-name="ce3" table:formula="of:=[.N53]-[.N$176]" office:value-type="float" office:value="2886327.975" calcext:value-type="float">
            <text:p>2886327,975</text:p>
          </table:table-cell>
          <table:table-cell table:style-name="ce3" table:formula="of:=[.O53]-[.O$176]" office:value-type="float" office:value="34.375" calcext:value-type="float">
            <text:p>34,375</text:p>
          </table:table-cell>
          <table:table-cell table:style-name="ce3" table:formula="of:=[.P53]-[.P$176]" office:value-type="float" office:value="-85.8375" calcext:value-type="float">
            <text:p>-85,8375</text:p>
          </table:table-cell>
          <table:table-cell table:style-name="ce3" table:formula="of:=[.Q53]-[.Q$176]" office:value-type="float" office:value="-65.1000000000001" calcext:value-type="float">
            <text:p>-65,1</text:p>
          </table:table-cell>
          <table:table-cell table:style-name="ce3" table:formula="of:=[.R53]-[.R$176]" office:value-type="float" office:value="67.1875" calcext:value-type="float">
            <text:p>67,1875</text:p>
          </table:table-cell>
          <table:table-cell table:style-name="ce3" table:formula="of:=[.S53]-[.S$176]" office:value-type="float" office:value="35888.275" calcext:value-type="float">
            <text:p>35888,275</text:p>
          </table:table-cell>
          <table:table-cell table:style-name="ce3" table:formula="of:=[.T53]-[.T$176]" office:value-type="float" office:value="-29.7875" calcext:value-type="float">
            <text:p>-29,7875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476.374999999999" calcext:value-type="float">
            <text:p>476,375</text:p>
          </table:table-cell>
          <table:table-cell table:style-name="ce3" table:formula="of:=[.C54]-[.C$176]" office:value-type="float" office:value="1496.7625" calcext:value-type="float">
            <text:p>1496,7625</text:p>
          </table:table-cell>
          <table:table-cell table:style-name="ce3" table:formula="of:=[.D54]-[.D$176]" office:value-type="float" office:value="11331.675" calcext:value-type="float">
            <text:p>11331,675</text:p>
          </table:table-cell>
          <table:table-cell table:style-name="ce3" table:formula="of:=[.E54]-[.E$176]" office:value-type="float" office:value="5232181.15" calcext:value-type="float">
            <text:p>5232181,15</text:p>
          </table:table-cell>
          <table:table-cell table:style-name="ce3" table:formula="of:=[.F54]-[.F$176]" office:value-type="float" office:value="-989.05" calcext:value-type="float">
            <text:p>-989,05</text:p>
          </table:table-cell>
          <table:table-cell table:style-name="ce3" table:formula="of:=[.G54]-[.G$176]" office:value-type="float" office:value="146.7375" calcext:value-type="float">
            <text:p>146,7375</text:p>
          </table:table-cell>
          <table:table-cell table:style-name="ce3" table:formula="of:=[.H54]-[.H$176]" office:value-type="float" office:value="-12.4499999999998" calcext:value-type="float">
            <text:p>-12,45</text:p>
          </table:table-cell>
          <table:table-cell table:style-name="ce3" table:formula="of:=[.I54]-[.I$176]" office:value-type="float" office:value="102766.975" calcext:value-type="float">
            <text:p>102766,975</text:p>
          </table:table-cell>
          <table:table-cell table:style-name="ce3" table:formula="of:=[.J54]-[.J$176]" office:value-type="float" office:value="90.3500000000004" calcext:value-type="float">
            <text:p>90,35</text:p>
          </table:table-cell>
          <table:table-cell table:style-name="ce3" table:formula="of:=[.K54]-[.K$176]" office:value-type="float" office:value="493.1875" calcext:value-type="float">
            <text:p>493,1875</text:p>
          </table:table-cell>
          <table:table-cell table:style-name="ce3" table:formula="of:=[.L54]-[.L$176]" office:value-type="float" office:value="240.625" calcext:value-type="float">
            <text:p>240,625</text:p>
          </table:table-cell>
          <table:table-cell table:style-name="ce3" table:formula="of:=[.M54]-[.M$176]" office:value-type="float" office:value="633.4875" calcext:value-type="float">
            <text:p>633,4875</text:p>
          </table:table-cell>
          <table:table-cell table:style-name="ce3" table:formula="of:=[.N54]-[.N$176]" office:value-type="float" office:value="2679121.575" calcext:value-type="float">
            <text:p>2679121,575</text:p>
          </table:table-cell>
          <table:table-cell table:style-name="ce3" table:formula="of:=[.O54]-[.O$176]" office:value-type="float" office:value="134.375" calcext:value-type="float">
            <text:p>134,375</text:p>
          </table:table-cell>
          <table:table-cell table:style-name="ce3" table:formula="of:=[.P54]-[.P$176]" office:value-type="float" office:value="-30.8375" calcext:value-type="float">
            <text:p>-30,8375</text:p>
          </table:table-cell>
          <table:table-cell table:style-name="ce3" table:formula="of:=[.Q54]-[.Q$176]" office:value-type="float" office:value="55.0999999999999" calcext:value-type="float">
            <text:p>55,1</text:p>
          </table:table-cell>
          <table:table-cell table:style-name="ce3" table:formula="of:=[.R54]-[.R$176]" office:value-type="float" office:value="47.1875" calcext:value-type="float">
            <text:p>47,1875</text:p>
          </table:table-cell>
          <table:table-cell table:style-name="ce3" table:formula="of:=[.S54]-[.S$176]" office:value-type="float" office:value="35888.275" calcext:value-type="float">
            <text:p>35888,275</text:p>
          </table:table-cell>
          <table:table-cell table:style-name="ce3" table:formula="of:=[.T54]-[.T$176]" office:value-type="float" office:value="-29.7875" calcext:value-type="float">
            <text:p>-29,7875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-386.225000000001" calcext:value-type="float">
            <text:p>-386,225</text:p>
          </table:table-cell>
          <table:table-cell table:style-name="ce3" table:formula="of:=[.C55]-[.C$176]" office:value-type="float" office:value="1376.1625" calcext:value-type="float">
            <text:p>1376,1625</text:p>
          </table:table-cell>
          <table:table-cell table:style-name="ce3" table:formula="of:=[.D55]-[.D$176]" office:value-type="float" office:value="8618.875" calcext:value-type="float">
            <text:p>8618,875</text:p>
          </table:table-cell>
          <table:table-cell table:style-name="ce3" table:formula="of:=[.E55]-[.E$176]" office:value-type="float" office:value="5093394.15" calcext:value-type="float">
            <text:p>5093394,15</text:p>
          </table:table-cell>
          <table:table-cell table:style-name="ce3" table:formula="of:=[.F55]-[.F$176]" office:value-type="float" office:value="3532.35" calcext:value-type="float">
            <text:p>3532,35</text:p>
          </table:table-cell>
          <table:table-cell table:style-name="ce3" table:formula="of:=[.G55]-[.G$176]" office:value-type="float" office:value="-139.3625" calcext:value-type="float">
            <text:p>-139,3625</text:p>
          </table:table-cell>
          <table:table-cell table:style-name="ce3" table:formula="of:=[.H55]-[.H$176]" office:value-type="float" office:value="-92.8499999999999" calcext:value-type="float">
            <text:p>-92,85</text:p>
          </table:table-cell>
          <table:table-cell table:style-name="ce3" table:formula="of:=[.I55]-[.I$176]" office:value-type="float" office:value="100027.075" calcext:value-type="float">
            <text:p>100027,075</text:p>
          </table:table-cell>
          <table:table-cell table:style-name="ce3" table:formula="of:=[.J55]-[.J$176]" office:value-type="float" office:value="170.35" calcext:value-type="float">
            <text:p>170,35</text:p>
          </table:table-cell>
          <table:table-cell table:style-name="ce3" table:formula="of:=[.K55]-[.K$176]" office:value-type="float" office:value="-208.6125" calcext:value-type="float">
            <text:p>-208,6125</text:p>
          </table:table-cell>
          <table:table-cell table:style-name="ce3" table:formula="of:=[.L55]-[.L$176]" office:value-type="float" office:value="-160.775" calcext:value-type="float">
            <text:p>-160,775</text:p>
          </table:table-cell>
          <table:table-cell table:style-name="ce3" table:formula="of:=[.M55]-[.M$176]" office:value-type="float" office:value="472.8875" calcext:value-type="float">
            <text:p>472,8875</text:p>
          </table:table-cell>
          <table:table-cell table:style-name="ce3" table:formula="of:=[.N55]-[.N$176]" office:value-type="float" office:value="2805086.375" calcext:value-type="float">
            <text:p>2805086,375</text:p>
          </table:table-cell>
          <table:table-cell table:style-name="ce3" table:formula="of:=[.O55]-[.O$176]" office:value-type="float" office:value="86.175" calcext:value-type="float">
            <text:p>86,175</text:p>
          </table:table-cell>
          <table:table-cell table:style-name="ce3" table:formula="of:=[.P55]-[.P$176]" office:value-type="float" office:value="-85.8375" calcext:value-type="float">
            <text:p>-85,8375</text:p>
          </table:table-cell>
          <table:table-cell table:style-name="ce3" table:formula="of:=[.Q55]-[.Q$176]" office:value-type="float" office:value="-205.7" calcext:value-type="float">
            <text:p>-205,7</text:p>
          </table:table-cell>
          <table:table-cell table:style-name="ce3" table:formula="of:=[.R55]-[.R$176]" office:value-type="float" office:value="37.1875" calcext:value-type="float">
            <text:p>37,1875</text:p>
          </table:table-cell>
          <table:table-cell table:style-name="ce3" table:formula="of:=[.S55]-[.S$176]" office:value-type="float" office:value="33175.475" calcext:value-type="float">
            <text:p>33175,475</text:p>
          </table:table-cell>
          <table:table-cell table:style-name="ce3" table:formula="of:=[.T55]-[.T$176]" office:value-type="float" office:value="-4.7875" calcext:value-type="float">
            <text:p>-4,7875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-285.825000000001" calcext:value-type="float">
            <text:p>-285,825</text:p>
          </table:table-cell>
          <table:table-cell table:style-name="ce3" table:formula="of:=[.C56]-[.C$176]" office:value-type="float" office:value="1656.9625" calcext:value-type="float">
            <text:p>1656,9625</text:p>
          </table:table-cell>
          <table:table-cell table:style-name="ce3" table:formula="of:=[.D56]-[.D$176]" office:value-type="float" office:value="14044.475" calcext:value-type="float">
            <text:p>14044,475</text:p>
          </table:table-cell>
          <table:table-cell table:style-name="ce3" table:formula="of:=[.E56]-[.E$176]" office:value-type="float" office:value="5090708.25" calcext:value-type="float">
            <text:p>5090708,25</text:p>
          </table:table-cell>
          <table:table-cell table:style-name="ce3" table:formula="of:=[.F56]-[.F$176]" office:value-type="float" office:value="3532.35" calcext:value-type="float">
            <text:p>3532,35</text:p>
          </table:table-cell>
          <table:table-cell table:style-name="ce3" table:formula="of:=[.G56]-[.G$176]" office:value-type="float" office:value="-500.1625" calcext:value-type="float">
            <text:p>-500,1625</text:p>
          </table:table-cell>
          <table:table-cell table:style-name="ce3" table:formula="of:=[.H56]-[.H$176]" office:value-type="float" office:value="107.75" calcext:value-type="float">
            <text:p>107,75</text:p>
          </table:table-cell>
          <table:table-cell table:style-name="ce3" table:formula="of:=[.I56]-[.I$176]" office:value-type="float" office:value="91888.575" calcext:value-type="float">
            <text:p>91888,575</text:p>
          </table:table-cell>
          <table:table-cell table:style-name="ce3" table:formula="of:=[.J56]-[.J$176]" office:value-type="float" office:value="170.15" calcext:value-type="float">
            <text:p>170,15</text:p>
          </table:table-cell>
          <table:table-cell table:style-name="ce3" table:formula="of:=[.K56]-[.K$176]" office:value-type="float" office:value="693.8875" calcext:value-type="float">
            <text:p>693,8875</text:p>
          </table:table-cell>
          <table:table-cell table:style-name="ce3" table:formula="of:=[.L56]-[.L$176]" office:value-type="float" office:value="356.025" calcext:value-type="float">
            <text:p>356,025</text:p>
          </table:table-cell>
          <table:table-cell table:style-name="ce3" table:formula="of:=[.M56]-[.M$176]" office:value-type="float" office:value="633.4875" calcext:value-type="float">
            <text:p>633,4875</text:p>
          </table:table-cell>
          <table:table-cell table:style-name="ce3" table:formula="of:=[.N56]-[.N$176]" office:value-type="float" office:value="2723665.575" calcext:value-type="float">
            <text:p>2723665,575</text:p>
          </table:table-cell>
          <table:table-cell table:style-name="ce3" table:formula="of:=[.O56]-[.O$176]" office:value-type="float" office:value="59.375" calcext:value-type="float">
            <text:p>59,375</text:p>
          </table:table-cell>
          <table:table-cell table:style-name="ce3" table:formula="of:=[.P56]-[.P$176]" office:value-type="float" office:value="60.8625" calcext:value-type="float">
            <text:p>60,8625</text:p>
          </table:table-cell>
          <table:table-cell table:style-name="ce3" table:formula="of:=[.Q56]-[.Q$176]" office:value-type="float" office:value="-65.3" calcext:value-type="float">
            <text:p>-65,3</text:p>
          </table:table-cell>
          <table:table-cell table:style-name="ce3" table:formula="of:=[.R56]-[.R$176]" office:value-type="float" office:value="77.1875" calcext:value-type="float">
            <text:p>77,1875</text:p>
          </table:table-cell>
          <table:table-cell table:style-name="ce3" table:formula="of:=[.S56]-[.S$176]" office:value-type="float" office:value="30462.675" calcext:value-type="float">
            <text:p>30462,675</text:p>
          </table:table-cell>
          <table:table-cell table:style-name="ce3" table:formula="of:=[.T56]-[.T$176]" office:value-type="float" office:value="-29.7875" calcext:value-type="float">
            <text:p>-29,7875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-225.625000000001" calcext:value-type="float">
            <text:p>-225,625</text:p>
          </table:table-cell>
          <table:table-cell table:style-name="ce3" table:formula="of:=[.C57]-[.C$176]" office:value-type="float" office:value="1135.7625" calcext:value-type="float">
            <text:p>1135,7625</text:p>
          </table:table-cell>
          <table:table-cell table:style-name="ce3" table:formula="of:=[.D57]-[.D$176]" office:value-type="float" office:value="11331.675" calcext:value-type="float">
            <text:p>11331,675</text:p>
          </table:table-cell>
          <table:table-cell table:style-name="ce3" table:formula="of:=[.E57]-[.E$176]" office:value-type="float" office:value="6307323.85" calcext:value-type="float">
            <text:p>6307323,85</text:p>
          </table:table-cell>
          <table:table-cell table:style-name="ce3" table:formula="of:=[.F57]-[.F$176]" office:value-type="float" office:value="-989.05" calcext:value-type="float">
            <text:p>-989,05</text:p>
          </table:table-cell>
          <table:table-cell table:style-name="ce3" table:formula="of:=[.G57]-[.G$176]" office:value-type="float" office:value="-18.7624999999998" calcext:value-type="float">
            <text:p>-18,7625</text:p>
          </table:table-cell>
          <table:table-cell table:style-name="ce3" table:formula="of:=[.H57]-[.H$176]" office:value-type="float" office:value="388.35" calcext:value-type="float">
            <text:p>388,35</text:p>
          </table:table-cell>
          <table:table-cell table:style-name="ce3" table:formula="of:=[.I57]-[.I$176]" office:value-type="float" office:value="91888.575" calcext:value-type="float">
            <text:p>91888,575</text:p>
          </table:table-cell>
          <table:table-cell table:style-name="ce3" table:formula="of:=[.J57]-[.J$176]" office:value-type="float" office:value="50.1500000000001" calcext:value-type="float">
            <text:p>50,15</text:p>
          </table:table-cell>
          <table:table-cell table:style-name="ce3" table:formula="of:=[.K57]-[.K$176]" office:value-type="float" office:value="-158.6125" calcext:value-type="float">
            <text:p>-158,6125</text:p>
          </table:table-cell>
          <table:table-cell table:style-name="ce3" table:formula="of:=[.L57]-[.L$176]" office:value-type="float" office:value="-70.275" calcext:value-type="float">
            <text:p>-70,275</text:p>
          </table:table-cell>
          <table:table-cell table:style-name="ce3" table:formula="of:=[.M57]-[.M$176]" office:value-type="float" office:value="793.8875" calcext:value-type="float">
            <text:p>793,8875</text:p>
          </table:table-cell>
          <table:table-cell table:style-name="ce3" table:formula="of:=[.N57]-[.N$176]" office:value-type="float" office:value="2745271.975" calcext:value-type="float">
            <text:p>2745271,975</text:p>
          </table:table-cell>
          <table:table-cell table:style-name="ce3" table:formula="of:=[.O57]-[.O$176]" office:value-type="float" office:value="171.875" calcext:value-type="float">
            <text:p>171,875</text:p>
          </table:table-cell>
          <table:table-cell table:style-name="ce3" table:formula="of:=[.P57]-[.P$176]" office:value-type="float" office:value="-5.83750000000001" calcext:value-type="float">
            <text:p>-5,8375</text:p>
          </table:table-cell>
          <table:table-cell table:style-name="ce3" table:formula="of:=[.Q57]-[.Q$176]" office:value-type="float" office:value="-65.1000000000001" calcext:value-type="float">
            <text:p>-65,1</text:p>
          </table:table-cell>
          <table:table-cell table:style-name="ce3" table:formula="of:=[.R57]-[.R$176]" office:value-type="float" office:value="137.1875" calcext:value-type="float">
            <text:p>137,1875</text:p>
          </table:table-cell>
          <table:table-cell table:style-name="ce3" table:formula="of:=[.S57]-[.S$176]" office:value-type="float" office:value="30462.675" calcext:value-type="float">
            <text:p>30462,675</text:p>
          </table:table-cell>
          <table:table-cell table:style-name="ce3" table:formula="of:=[.T57]-[.T$176]" office:value-type="float" office:value="-29.7875" calcext:value-type="float">
            <text:p>-29,7875</text:p>
          </table:table-cell>
          <table:table-cell table:style-name="ce3" table:formula="of:=[.U57]-[.U$176]" office:value-type="float" office:value="20" calcext:value-type="float">
            <text:p>2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416.174999999999" calcext:value-type="float">
            <text:p>416,175</text:p>
          </table:table-cell>
          <table:table-cell table:style-name="ce3" table:formula="of:=[.C58]-[.C$176]" office:value-type="float" office:value="1095.5625" calcext:value-type="float">
            <text:p>1095,5625</text:p>
          </table:table-cell>
          <table:table-cell table:style-name="ce3" table:formula="of:=[.D58]-[.D$176]" office:value-type="float" office:value="8618.875" calcext:value-type="float">
            <text:p>8618,875</text:p>
          </table:table-cell>
          <table:table-cell table:style-name="ce3" table:formula="of:=[.E58]-[.E$176]" office:value-type="float" office:value="4921998.45" calcext:value-type="float">
            <text:p>4921998,45</text:p>
          </table:table-cell>
          <table:table-cell table:style-name="ce3" table:formula="of:=[.F58]-[.F$176]" office:value-type="float" office:value="1723.75" calcext:value-type="float">
            <text:p>1723,75</text:p>
          </table:table-cell>
          <table:table-cell table:style-name="ce3" table:formula="of:=[.G58]-[.G$176]" office:value-type="float" office:value="246.9375" calcext:value-type="float">
            <text:p>246,9375</text:p>
          </table:table-cell>
          <table:table-cell table:style-name="ce3" table:formula="of:=[.H58]-[.H$176]" office:value-type="float" office:value="7.55000000000018" calcext:value-type="float">
            <text:p>7,55</text:p>
          </table:table-cell>
          <table:table-cell table:style-name="ce3" table:formula="of:=[.I58]-[.I$176]" office:value-type="float" office:value="83723.075" calcext:value-type="float">
            <text:p>83723,075</text:p>
          </table:table-cell>
          <table:table-cell table:style-name="ce3" table:formula="of:=[.J58]-[.J$176]" office:value-type="float" office:value="270.75" calcext:value-type="float">
            <text:p>270,75</text:p>
          </table:table-cell>
          <table:table-cell table:style-name="ce3" table:formula="of:=[.K58]-[.K$176]" office:value-type="float" office:value="41.8874999999998" calcext:value-type="float">
            <text:p>41,8875</text:p>
          </table:table-cell>
          <table:table-cell table:style-name="ce3" table:formula="of:=[.L58]-[.L$176]" office:value-type="float" office:value="60.225" calcext:value-type="float">
            <text:p>60,225</text:p>
          </table:table-cell>
          <table:table-cell table:style-name="ce3" table:formula="of:=[.M58]-[.M$176]" office:value-type="float" office:value="954.4875" calcext:value-type="float">
            <text:p>954,4875</text:p>
          </table:table-cell>
          <table:table-cell table:style-name="ce3" table:formula="of:=[.N58]-[.N$176]" office:value-type="float" office:value="2760887.975" calcext:value-type="float">
            <text:p>2760887,975</text:p>
          </table:table-cell>
          <table:table-cell table:style-name="ce3" table:formula="of:=[.O58]-[.O$176]" office:value-type="float" office:value="46.875" calcext:value-type="float">
            <text:p>46,875</text:p>
          </table:table-cell>
          <table:table-cell table:style-name="ce3" table:formula="of:=[.P58]-[.P$176]" office:value-type="float" office:value="-25.8375" calcext:value-type="float">
            <text:p>-25,8375</text:p>
          </table:table-cell>
          <table:table-cell table:style-name="ce3" table:formula="of:=[.Q58]-[.Q$176]" office:value-type="float" office:value="-105.3" calcext:value-type="float">
            <text:p>-105,3</text:p>
          </table:table-cell>
          <table:table-cell table:style-name="ce3" table:formula="of:=[.R58]-[.R$176]" office:value-type="float" office:value="-12.8125" calcext:value-type="float">
            <text:p>-12,8125</text:p>
          </table:table-cell>
          <table:table-cell table:style-name="ce3" table:formula="of:=[.S58]-[.S$176]" office:value-type="float" office:value="25036.975" calcext:value-type="float">
            <text:p>25036,975</text:p>
          </table:table-cell>
          <table:table-cell table:style-name="ce3" table:formula="of:=[.T58]-[.T$176]" office:value-type="float" office:value="10.2125" calcext:value-type="float">
            <text:p>10,2125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115.374999999999" calcext:value-type="float">
            <text:p>115,375</text:p>
          </table:table-cell>
          <table:table-cell table:style-name="ce3" table:formula="of:=[.C59]-[.C$176]" office:value-type="float" office:value="995.1625" calcext:value-type="float">
            <text:p>995,1625</text:p>
          </table:table-cell>
          <table:table-cell table:style-name="ce3" table:formula="of:=[.D59]-[.D$176]" office:value-type="float" office:value="11331.675" calcext:value-type="float">
            <text:p>11331,675</text:p>
          </table:table-cell>
          <table:table-cell table:style-name="ce3" table:formula="of:=[.E59]-[.E$176]" office:value-type="float" office:value="4902954.85" calcext:value-type="float">
            <text:p>4902954,85</text:p>
          </table:table-cell>
          <table:table-cell table:style-name="ce3" table:formula="of:=[.F59]-[.F$176]" office:value-type="float" office:value="2401.95" calcext:value-type="float">
            <text:p>2401,95</text:p>
          </table:table-cell>
          <table:table-cell table:style-name="ce3" table:formula="of:=[.G59]-[.G$176]" office:value-type="float" office:value="-299.5625" calcext:value-type="float">
            <text:p>-299,5625</text:p>
          </table:table-cell>
          <table:table-cell table:style-name="ce3" table:formula="of:=[.H59]-[.H$176]" office:value-type="float" office:value="147.75" calcext:value-type="float">
            <text:p>147,75</text:p>
          </table:table-cell>
          <table:table-cell table:style-name="ce3" table:formula="of:=[.I59]-[.I$176]" office:value-type="float" office:value="81010.275" calcext:value-type="float">
            <text:p>81010,275</text:p>
          </table:table-cell>
          <table:table-cell table:style-name="ce3" table:formula="of:=[.J59]-[.J$176]" office:value-type="float" office:value="190.35" calcext:value-type="float">
            <text:p>190,35</text:p>
          </table:table-cell>
          <table:table-cell table:style-name="ce3" table:formula="of:=[.K59]-[.K$176]" office:value-type="float" office:value="-133.3125" calcext:value-type="float">
            <text:p>-133,3125</text:p>
          </table:table-cell>
          <table:table-cell table:style-name="ce3" table:formula="of:=[.L59]-[.L$176]" office:value-type="float" office:value="255.725" calcext:value-type="float">
            <text:p>255,725</text:p>
          </table:table-cell>
          <table:table-cell table:style-name="ce3" table:formula="of:=[.M59]-[.M$176]" office:value-type="float" office:value="773.8875" calcext:value-type="float">
            <text:p>773,8875</text:p>
          </table:table-cell>
          <table:table-cell table:style-name="ce3" table:formula="of:=[.N59]-[.N$176]" office:value-type="float" office:value="2844985.275" calcext:value-type="float">
            <text:p>2844985,275</text:p>
          </table:table-cell>
          <table:table-cell table:style-name="ce3" table:formula="of:=[.O59]-[.O$176]" office:value-type="float" office:value="121.875" calcext:value-type="float">
            <text:p>121,875</text:p>
          </table:table-cell>
          <table:table-cell table:style-name="ce3" table:formula="of:=[.P59]-[.P$176]" office:value-type="float" office:value="-80.8375" calcext:value-type="float">
            <text:p>-80,8375</text:p>
          </table:table-cell>
          <table:table-cell table:style-name="ce3" table:formula="of:=[.Q59]-[.Q$176]" office:value-type="float" office:value="-85.3" calcext:value-type="float">
            <text:p>-85,3</text:p>
          </table:table-cell>
          <table:table-cell table:style-name="ce3" table:formula="of:=[.R59]-[.R$176]" office:value-type="float" office:value="44.6875" calcext:value-type="float">
            <text:p>44,6875</text:p>
          </table:table-cell>
          <table:table-cell table:style-name="ce3" table:formula="of:=[.S59]-[.S$176]" office:value-type="float" office:value="30462.675" calcext:value-type="float">
            <text:p>30462,675</text:p>
          </table:table-cell>
          <table:table-cell table:style-name="ce3" table:formula="of:=[.T59]-[.T$176]" office:value-type="float" office:value="10.2125" calcext:value-type="float">
            <text:p>10,2125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95.3749999999991" calcext:value-type="float">
            <text:p>95,375</text:p>
          </table:table-cell>
          <table:table-cell table:style-name="ce3" table:formula="of:=[.C60]-[.C$176]" office:value-type="float" office:value="1135.6625" calcext:value-type="float">
            <text:p>1135,6625</text:p>
          </table:table-cell>
          <table:table-cell table:style-name="ce3" table:formula="of:=[.D60]-[.D$176]" office:value-type="float" office:value="8618.875" calcext:value-type="float">
            <text:p>8618,875</text:p>
          </table:table-cell>
          <table:table-cell table:style-name="ce3" table:formula="of:=[.E60]-[.E$176]" office:value-type="float" office:value="5112438.05" calcext:value-type="float">
            <text:p>5112438,05</text:p>
          </table:table-cell>
          <table:table-cell table:style-name="ce3" table:formula="of:=[.F60]-[.F$176]" office:value-type="float" office:value="-989.05" calcext:value-type="float">
            <text:p>-989,05</text:p>
          </table:table-cell>
          <table:table-cell table:style-name="ce3" table:formula="of:=[.G60]-[.G$176]" office:value-type="float" office:value="-199.3625" calcext:value-type="float">
            <text:p>-199,3625</text:p>
          </table:table-cell>
          <table:table-cell table:style-name="ce3" table:formula="of:=[.H60]-[.H$176]" office:value-type="float" office:value="87.75" calcext:value-type="float">
            <text:p>87,75</text:p>
          </table:table-cell>
          <table:table-cell table:style-name="ce3" table:formula="of:=[.I60]-[.I$176]" office:value-type="float" office:value="86435.875" calcext:value-type="float">
            <text:p>86435,875</text:p>
          </table:table-cell>
          <table:table-cell table:style-name="ce3" table:formula="of:=[.J60]-[.J$176]" office:value-type="float" office:value="-150.65" calcext:value-type="float">
            <text:p>-150,65</text:p>
          </table:table-cell>
          <table:table-cell table:style-name="ce3" table:formula="of:=[.K60]-[.K$176]" office:value-type="float" office:value="-158.3125" calcext:value-type="float">
            <text:p>-158,3125</text:p>
          </table:table-cell>
          <table:table-cell table:style-name="ce3" table:formula="of:=[.L60]-[.L$176]" office:value-type="float" office:value="305.725" calcext:value-type="float">
            <text:p>305,725</text:p>
          </table:table-cell>
          <table:table-cell table:style-name="ce3" table:formula="of:=[.M60]-[.M$176]" office:value-type="float" office:value="593.4875" calcext:value-type="float">
            <text:p>593,4875</text:p>
          </table:table-cell>
          <table:table-cell table:style-name="ce3" table:formula="of:=[.N60]-[.N$176]" office:value-type="float" office:value="2699294.375" calcext:value-type="float">
            <text:p>2699294,375</text:p>
          </table:table-cell>
          <table:table-cell table:style-name="ce3" table:formula="of:=[.O60]-[.O$176]" office:value-type="float" office:value="21.875" calcext:value-type="float">
            <text:p>21,875</text:p>
          </table:table-cell>
          <table:table-cell table:style-name="ce3" table:formula="of:=[.P60]-[.P$176]" office:value-type="float" office:value="-65.8375" calcext:value-type="float">
            <text:p>-65,8375</text:p>
          </table:table-cell>
          <table:table-cell table:style-name="ce3" table:formula="of:=[.Q60]-[.Q$176]" office:value-type="float" office:value="-305.9" calcext:value-type="float">
            <text:p>-305,9</text:p>
          </table:table-cell>
          <table:table-cell table:style-name="ce3" table:formula="of:=[.R60]-[.R$176]" office:value-type="float" office:value="47.1875" calcext:value-type="float">
            <text:p>47,1875</text:p>
          </table:table-cell>
          <table:table-cell table:style-name="ce3" table:formula="of:=[.S60]-[.S$176]" office:value-type="float" office:value="27749.775" calcext:value-type="float">
            <text:p>27749,775</text:p>
          </table:table-cell>
          <table:table-cell table:style-name="ce3" table:formula="of:=[.T60]-[.T$176]" office:value-type="float" office:value="-29.7875" calcext:value-type="float">
            <text:p>-29,7875</text:p>
          </table:table-cell>
          <table:table-cell table:style-name="ce3" table:formula="of:=[.U60]-[.U$176]" office:value-type="float" office:value="0" calcext:value-type="float">
            <text:p>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175.374999999999" calcext:value-type="float">
            <text:p>175,375</text:p>
          </table:table-cell>
          <table:table-cell table:style-name="ce3" table:formula="of:=[.C61]-[.C$176]" office:value-type="float" office:value="1135.5625" calcext:value-type="float">
            <text:p>1135,5625</text:p>
          </table:table-cell>
          <table:table-cell table:style-name="ce3" table:formula="of:=[.D61]-[.D$176]" office:value-type="float" office:value="11331.675" calcext:value-type="float">
            <text:p>11331,675</text:p>
          </table:table-cell>
          <table:table-cell table:style-name="ce3" table:formula="of:=[.E61]-[.E$176]" office:value-type="float" office:value="4951975.05" calcext:value-type="float">
            <text:p>4951975,05</text:p>
          </table:table-cell>
          <table:table-cell table:style-name="ce3" table:formula="of:=[.F61]-[.F$176]" office:value-type="float" office:value="3532.35" calcext:value-type="float">
            <text:p>3532,35</text:p>
          </table:table-cell>
          <table:table-cell table:style-name="ce3" table:formula="of:=[.G61]-[.G$176]" office:value-type="float" office:value="-620.5625" calcext:value-type="float">
            <text:p>-620,5625</text:p>
          </table:table-cell>
          <table:table-cell table:style-name="ce3" table:formula="of:=[.H61]-[.H$176]" office:value-type="float" office:value="127.75" calcext:value-type="float">
            <text:p>127,75</text:p>
          </table:table-cell>
          <table:table-cell table:style-name="ce3" table:formula="of:=[.I61]-[.I$176]" office:value-type="float" office:value="80983.075" calcext:value-type="float">
            <text:p>80983,075</text:p>
          </table:table-cell>
          <table:table-cell table:style-name="ce3" table:formula="of:=[.J61]-[.J$176]" office:value-type="float" office:value="-571.65" calcext:value-type="float">
            <text:p>-571,65</text:p>
          </table:table-cell>
          <table:table-cell table:style-name="ce3" table:formula="of:=[.K61]-[.K$176]" office:value-type="float" office:value="167.1875" calcext:value-type="float">
            <text:p>167,1875</text:p>
          </table:table-cell>
          <table:table-cell table:style-name="ce3" table:formula="of:=[.L61]-[.L$176]" office:value-type="float" office:value="0.0249999999999773" calcext:value-type="float">
            <text:p>0,025</text:p>
          </table:table-cell>
          <table:table-cell table:style-name="ce3" table:formula="of:=[.M61]-[.M$176]" office:value-type="float" office:value="914.4875" calcext:value-type="float">
            <text:p>914,4875</text:p>
          </table:table-cell>
          <table:table-cell table:style-name="ce3" table:formula="of:=[.N61]-[.N$176]" office:value-type="float" office:value="2648670.375" calcext:value-type="float">
            <text:p>2648670,375</text:p>
          </table:table-cell>
          <table:table-cell table:style-name="ce3" table:formula="of:=[.O61]-[.O$176]" office:value-type="float" office:value="21.875" calcext:value-type="float">
            <text:p>21,875</text:p>
          </table:table-cell>
          <table:table-cell table:style-name="ce3" table:formula="of:=[.P61]-[.P$176]" office:value-type="float" office:value="-5.83750000000001" calcext:value-type="float">
            <text:p>-5,8375</text:p>
          </table:table-cell>
          <table:table-cell table:style-name="ce3" table:formula="of:=[.Q61]-[.Q$176]" office:value-type="float" office:value="14.8999999999999" calcext:value-type="float">
            <text:p>14,9</text:p>
          </table:table-cell>
          <table:table-cell table:style-name="ce3" table:formula="of:=[.R61]-[.R$176]" office:value-type="float" office:value="69.6875" calcext:value-type="float">
            <text:p>69,6875</text:p>
          </table:table-cell>
          <table:table-cell table:style-name="ce3" table:formula="of:=[.S61]-[.S$176]" office:value-type="float" office:value="30462.675" calcext:value-type="float">
            <text:p>30462,675</text:p>
          </table:table-cell>
          <table:table-cell table:style-name="ce3" table:formula="of:=[.T61]-[.T$176]" office:value-type="float" office:value="-4.7875" calcext:value-type="float">
            <text:p>-4,7875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-125.425000000001" calcext:value-type="float">
            <text:p>-125,425</text:p>
          </table:table-cell>
          <table:table-cell table:style-name="ce3" table:formula="of:=[.C62]-[.C$176]" office:value-type="float" office:value="1035.1625" calcext:value-type="float">
            <text:p>1035,1625</text:p>
          </table:table-cell>
          <table:table-cell table:style-name="ce3" table:formula="of:=[.D62]-[.D$176]" office:value-type="float" office:value="11331.675" calcext:value-type="float">
            <text:p>11331,675</text:p>
          </table:table-cell>
          <table:table-cell table:style-name="ce3" table:formula="of:=[.E62]-[.E$176]" office:value-type="float" office:value="4976336.85" calcext:value-type="float">
            <text:p>4976336,85</text:p>
          </table:table-cell>
          <table:table-cell table:style-name="ce3" table:formula="of:=[.F62]-[.F$176]" office:value-type="float" office:value="-989.05" calcext:value-type="float">
            <text:p>-989,05</text:p>
          </table:table-cell>
          <table:table-cell table:style-name="ce3" table:formula="of:=[.G62]-[.G$176]" office:value-type="float" office:value="-219.1625" calcext:value-type="float">
            <text:p>-219,1625</text:p>
          </table:table-cell>
          <table:table-cell table:style-name="ce3" table:formula="of:=[.H62]-[.H$176]" office:value-type="float" office:value="207.95" calcext:value-type="float">
            <text:p>207,95</text:p>
          </table:table-cell>
          <table:table-cell table:style-name="ce3" table:formula="of:=[.I62]-[.I$176]" office:value-type="float" office:value="78270.275" calcext:value-type="float">
            <text:p>78270,275</text:p>
          </table:table-cell>
          <table:table-cell table:style-name="ce3" table:formula="of:=[.J62]-[.J$176]" office:value-type="float" office:value="491.35" calcext:value-type="float">
            <text:p>491,35</text:p>
          </table:table-cell>
          <table:table-cell table:style-name="ce3" table:formula="of:=[.K62]-[.K$176]" office:value-type="float" office:value="-108.3125" calcext:value-type="float">
            <text:p>-108,3125</text:p>
          </table:table-cell>
          <table:table-cell table:style-name="ce3" table:formula="of:=[.L62]-[.L$176]" office:value-type="float" office:value="60.025" calcext:value-type="float">
            <text:p>60,025</text:p>
          </table:table-cell>
          <table:table-cell table:style-name="ce3" table:formula="of:=[.M62]-[.M$176]" office:value-type="float" office:value="472.8875" calcext:value-type="float">
            <text:p>472,8875</text:p>
          </table:table-cell>
          <table:table-cell table:style-name="ce3" table:formula="of:=[.N62]-[.N$176]" office:value-type="float" office:value="2496068.775" calcext:value-type="float">
            <text:p>2496068,775</text:p>
          </table:table-cell>
          <table:table-cell table:style-name="ce3" table:formula="of:=[.O62]-[.O$176]" office:value-type="float" office:value="84.375" calcext:value-type="float">
            <text:p>84,375</text:p>
          </table:table-cell>
          <table:table-cell table:style-name="ce3" table:formula="of:=[.P62]-[.P$176]" office:value-type="float" office:value="-5.83750000000001" calcext:value-type="float">
            <text:p>-5,8375</text:p>
          </table:table-cell>
          <table:table-cell table:style-name="ce3" table:formula="of:=[.Q62]-[.Q$176]" office:value-type="float" office:value="-95.2000000000001" calcext:value-type="float">
            <text:p>-95,2</text:p>
          </table:table-cell>
          <table:table-cell table:style-name="ce3" table:formula="of:=[.R62]-[.R$176]" office:value-type="float" office:value="107.1875" calcext:value-type="float">
            <text:p>107,1875</text:p>
          </table:table-cell>
          <table:table-cell table:style-name="ce3" table:formula="of:=[.S62]-[.S$176]" office:value-type="float" office:value="30489.775" calcext:value-type="float">
            <text:p>30489,775</text:p>
          </table:table-cell>
          <table:table-cell table:style-name="ce3" table:formula="of:=[.T62]-[.T$176]" office:value-type="float" office:value="-29.7875" calcext:value-type="float">
            <text:p>-29,7875</text:p>
          </table:table-cell>
          <table:table-cell table:style-name="ce3" table:formula="of:=[.U62]-[.U$176]" office:value-type="float" office:value="0" calcext:value-type="float">
            <text:p>0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-486.425000000001" calcext:value-type="float">
            <text:p>-486,425</text:p>
          </table:table-cell>
          <table:table-cell table:style-name="ce3" table:formula="of:=[.C63]-[.C$176]" office:value-type="float" office:value="834.7625" calcext:value-type="float">
            <text:p>834,7625</text:p>
          </table:table-cell>
          <table:table-cell table:style-name="ce3" table:formula="of:=[.D63]-[.D$176]" office:value-type="float" office:value="8618.875" calcext:value-type="float">
            <text:p>8618,875</text:p>
          </table:table-cell>
          <table:table-cell table:style-name="ce3" table:formula="of:=[.E63]-[.E$176]" office:value-type="float" office:value="4815927.45" calcext:value-type="float">
            <text:p>4815927,45</text:p>
          </table:table-cell>
          <table:table-cell table:style-name="ce3" table:formula="of:=[.F63]-[.F$176]" office:value-type="float" office:value="-989.05" calcext:value-type="float">
            <text:p>-989,05</text:p>
          </table:table-cell>
          <table:table-cell table:style-name="ce3" table:formula="of:=[.G63]-[.G$176]" office:value-type="float" office:value="-179.2625" calcext:value-type="float">
            <text:p>-179,2625</text:p>
          </table:table-cell>
          <table:table-cell table:style-name="ce3" table:formula="of:=[.H63]-[.H$176]" office:value-type="float" office:value="-112.85" calcext:value-type="float">
            <text:p>-112,85</text:p>
          </table:table-cell>
          <table:table-cell table:style-name="ce3" table:formula="of:=[.I63]-[.I$176]" office:value-type="float" office:value="78270.275" calcext:value-type="float">
            <text:p>78270,275</text:p>
          </table:table-cell>
          <table:table-cell table:style-name="ce3" table:formula="of:=[.J63]-[.J$176]" office:value-type="float" office:value="-50.25" calcext:value-type="float">
            <text:p>-50,25</text:p>
          </table:table-cell>
          <table:table-cell table:style-name="ce3" table:formula="of:=[.K63]-[.K$176]" office:value-type="float" office:value="116.8875" calcext:value-type="float">
            <text:p>116,8875</text:p>
          </table:table-cell>
          <table:table-cell table:style-name="ce3" table:formula="of:=[.L63]-[.L$176]" office:value-type="float" office:value="155.225" calcext:value-type="float">
            <text:p>155,225</text:p>
          </table:table-cell>
          <table:table-cell table:style-name="ce3" table:formula="of:=[.M63]-[.M$176]" office:value-type="float" office:value="472.8875" calcext:value-type="float">
            <text:p>472,8875</text:p>
          </table:table-cell>
          <table:table-cell table:style-name="ce3" table:formula="of:=[.N63]-[.N$176]" office:value-type="float" office:value="2618882.475" calcext:value-type="float">
            <text:p>2618882,475</text:p>
          </table:table-cell>
          <table:table-cell table:style-name="ce3" table:formula="of:=[.O63]-[.O$176]" office:value-type="float" office:value="34.375" calcext:value-type="float">
            <text:p>34,375</text:p>
          </table:table-cell>
          <table:table-cell table:style-name="ce3" table:formula="of:=[.P63]-[.P$176]" office:value-type="float" office:value="-105.8375" calcext:value-type="float">
            <text:p>-105,8375</text:p>
          </table:table-cell>
          <table:table-cell table:style-name="ce3" table:formula="of:=[.Q63]-[.Q$176]" office:value-type="float" office:value="135.1" calcext:value-type="float">
            <text:p>135,1</text:p>
          </table:table-cell>
          <table:table-cell table:style-name="ce3" table:formula="of:=[.R63]-[.R$176]" office:value-type="float" office:value="7.1875" calcext:value-type="float">
            <text:p>7,1875</text:p>
          </table:table-cell>
          <table:table-cell table:style-name="ce3" table:formula="of:=[.S63]-[.S$176]" office:value-type="float" office:value="33175.475" calcext:value-type="float">
            <text:p>33175,475</text:p>
          </table:table-cell>
          <table:table-cell table:style-name="ce3" table:formula="of:=[.T63]-[.T$176]" office:value-type="float" office:value="70.2125" calcext:value-type="float">
            <text:p>70,2125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-406.425000000001" calcext:value-type="float">
            <text:p>-406,425</text:p>
          </table:table-cell>
          <table:table-cell table:style-name="ce3" table:formula="of:=[.C64]-[.C$176]" office:value-type="float" office:value="694.1625" calcext:value-type="float">
            <text:p>694,1625</text:p>
          </table:table-cell>
          <table:table-cell table:style-name="ce3" table:formula="of:=[.D64]-[.D$176]" office:value-type="float" office:value="8618.875" calcext:value-type="float">
            <text:p>8618,875</text:p>
          </table:table-cell>
          <table:table-cell table:style-name="ce3" table:formula="of:=[.E64]-[.E$176]" office:value-type="float" office:value="4745177.35" calcext:value-type="float">
            <text:p>4745177,35</text:p>
          </table:table-cell>
          <table:table-cell table:style-name="ce3" table:formula="of:=[.F64]-[.F$176]" office:value-type="float" office:value="-989.05" calcext:value-type="float">
            <text:p>-989,05</text:p>
          </table:table-cell>
          <table:table-cell table:style-name="ce3" table:formula="of:=[.G64]-[.G$176]" office:value-type="float" office:value="-299.5625" calcext:value-type="float">
            <text:p>-299,5625</text:p>
          </table:table-cell>
          <table:table-cell table:style-name="ce3" table:formula="of:=[.H64]-[.H$176]" office:value-type="float" office:value="-213.05" calcext:value-type="float">
            <text:p>-213,05</text:p>
          </table:table-cell>
          <table:table-cell table:style-name="ce3" table:formula="of:=[.I64]-[.I$176]" office:value-type="float" office:value="72844.675" calcext:value-type="float">
            <text:p>72844,675</text:p>
          </table:table-cell>
          <table:table-cell table:style-name="ce3" table:formula="of:=[.J64]-[.J$176]" office:value-type="float" office:value="29.9500000000003" calcext:value-type="float">
            <text:p>29,95</text:p>
          </table:table-cell>
          <table:table-cell table:style-name="ce3" table:formula="of:=[.K64]-[.K$176]" office:value-type="float" office:value="-509.3125" calcext:value-type="float">
            <text:p>-509,3125</text:p>
          </table:table-cell>
          <table:table-cell table:style-name="ce3" table:formula="of:=[.L64]-[.L$176]" office:value-type="float" office:value="-100.175" calcext:value-type="float">
            <text:p>-100,175</text:p>
          </table:table-cell>
          <table:table-cell table:style-name="ce3" table:formula="of:=[.M64]-[.M$176]" office:value-type="float" office:value="533.2875" calcext:value-type="float">
            <text:p>533,2875</text:p>
          </table:table-cell>
          <table:table-cell table:style-name="ce3" table:formula="of:=[.N64]-[.N$176]" office:value-type="float" office:value="2633553.575" calcext:value-type="float">
            <text:p>2633553,575</text:p>
          </table:table-cell>
          <table:table-cell table:style-name="ce3" table:formula="of:=[.O64]-[.O$176]" office:value-type="float" office:value="96.875" calcext:value-type="float">
            <text:p>96,875</text:p>
          </table:table-cell>
          <table:table-cell table:style-name="ce3" table:formula="of:=[.P64]-[.P$176]" office:value-type="float" office:value="69.1625" calcext:value-type="float">
            <text:p>69,1625</text:p>
          </table:table-cell>
          <table:table-cell table:style-name="ce3" table:formula="of:=[.Q64]-[.Q$176]" office:value-type="float" office:value="-65.1000000000001" calcext:value-type="float">
            <text:p>-65,1</text:p>
          </table:table-cell>
          <table:table-cell table:style-name="ce3" table:formula="of:=[.R64]-[.R$176]" office:value-type="float" office:value="97.1875" calcext:value-type="float">
            <text:p>97,1875</text:p>
          </table:table-cell>
          <table:table-cell table:style-name="ce3" table:formula="of:=[.S64]-[.S$176]" office:value-type="float" office:value="35888.275" calcext:value-type="float">
            <text:p>35888,275</text:p>
          </table:table-cell>
          <table:table-cell table:style-name="ce3" table:formula="of:=[.T64]-[.T$176]" office:value-type="float" office:value="20.2125" calcext:value-type="float">
            <text:p>20,2125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-486.425000000001" calcext:value-type="float">
            <text:p>-486,425</text:p>
          </table:table-cell>
          <table:table-cell table:style-name="ce3" table:formula="of:=[.C65]-[.C$176]" office:value-type="float" office:value="1055.3625" calcext:value-type="float">
            <text:p>1055,3625</text:p>
          </table:table-cell>
          <table:table-cell table:style-name="ce3" table:formula="of:=[.D65]-[.D$176]" office:value-type="float" office:value="5905.975" calcext:value-type="float">
            <text:p>5905,975</text:p>
          </table:table-cell>
          <table:table-cell table:style-name="ce3" table:formula="of:=[.E65]-[.E$176]" office:value-type="float" office:value="5006285.85" calcext:value-type="float">
            <text:p>5006285,85</text:p>
          </table:table-cell>
          <table:table-cell table:style-name="ce3" table:formula="of:=[.F65]-[.F$176]" office:value-type="float" office:value="-989.05" calcext:value-type="float">
            <text:p>-989,05</text:p>
          </table:table-cell>
          <table:table-cell table:style-name="ce3" table:formula="of:=[.G65]-[.G$176]" office:value-type="float" office:value="-219.1625" calcext:value-type="float">
            <text:p>-219,1625</text:p>
          </table:table-cell>
          <table:table-cell table:style-name="ce3" table:formula="of:=[.H65]-[.H$176]" office:value-type="float" office:value="-32.6500000000001" calcext:value-type="float">
            <text:p>-32,65</text:p>
          </table:table-cell>
          <table:table-cell table:style-name="ce3" table:formula="of:=[.I65]-[.I$176]" office:value-type="float" office:value="70131.875" calcext:value-type="float">
            <text:p>70131,875</text:p>
          </table:table-cell>
          <table:table-cell table:style-name="ce3" table:formula="of:=[.J65]-[.J$176]" office:value-type="float" office:value="-571.65" calcext:value-type="float">
            <text:p>-571,65</text:p>
          </table:table-cell>
          <table:table-cell table:style-name="ce3" table:formula="of:=[.K65]-[.K$176]" office:value-type="float" office:value="-459.3125" calcext:value-type="float">
            <text:p>-459,3125</text:p>
          </table:table-cell>
          <table:table-cell table:style-name="ce3" table:formula="of:=[.L65]-[.L$176]" office:value-type="float" office:value="200.425" calcext:value-type="float">
            <text:p>200,425</text:p>
          </table:table-cell>
          <table:table-cell table:style-name="ce3" table:formula="of:=[.M65]-[.M$176]" office:value-type="float" office:value="533.0875" calcext:value-type="float">
            <text:p>533,0875</text:p>
          </table:table-cell>
          <table:table-cell table:style-name="ce3" table:formula="of:=[.N65]-[.N$176]" office:value-type="float" office:value="2657995.175" calcext:value-type="float">
            <text:p>2657995,175</text:p>
          </table:table-cell>
          <table:table-cell table:style-name="ce3" table:formula="of:=[.O65]-[.O$176]" office:value-type="float" office:value="46.875" calcext:value-type="float">
            <text:p>46,875</text:p>
          </table:table-cell>
          <table:table-cell table:style-name="ce3" table:formula="of:=[.P65]-[.P$176]" office:value-type="float" office:value="69.4625" calcext:value-type="float">
            <text:p>69,4625</text:p>
          </table:table-cell>
          <table:table-cell table:style-name="ce3" table:formula="of:=[.Q65]-[.Q$176]" office:value-type="float" office:value="195.5" calcext:value-type="float">
            <text:p>195,5</text:p>
          </table:table-cell>
          <table:table-cell table:style-name="ce3" table:formula="of:=[.R65]-[.R$176]" office:value-type="float" office:value="117.1875" calcext:value-type="float">
            <text:p>117,1875</text:p>
          </table:table-cell>
          <table:table-cell table:style-name="ce3" table:formula="of:=[.S65]-[.S$176]" office:value-type="float" office:value="27749.775" calcext:value-type="float">
            <text:p>27749,775</text:p>
          </table:table-cell>
          <table:table-cell table:style-name="ce3" table:formula="of:=[.T65]-[.T$176]" office:value-type="float" office:value="10.2125" calcext:value-type="float">
            <text:p>10,2125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215.574999999999" calcext:value-type="float">
            <text:p>215,575</text:p>
          </table:table-cell>
          <table:table-cell table:style-name="ce3" table:formula="of:=[.C66]-[.C$176]" office:value-type="float" office:value="1035.1625" calcext:value-type="float">
            <text:p>1035,1625</text:p>
          </table:table-cell>
          <table:table-cell table:style-name="ce3" table:formula="of:=[.D66]-[.D$176]" office:value-type="float" office:value="11331.675" calcext:value-type="float">
            <text:p>11331,675</text:p>
          </table:table-cell>
          <table:table-cell table:style-name="ce3" table:formula="of:=[.E66]-[.E$176]" office:value-type="float" office:value="4726187.65" calcext:value-type="float">
            <text:p>4726187,65</text:p>
          </table:table-cell>
          <table:table-cell table:style-name="ce3" table:formula="of:=[.F66]-[.F$176]" office:value-type="float" office:value="-989.05" calcext:value-type="float">
            <text:p>-989,05</text:p>
          </table:table-cell>
          <table:table-cell table:style-name="ce3" table:formula="of:=[.G66]-[.G$176]" office:value-type="float" office:value="-329.5625" calcext:value-type="float">
            <text:p>-329,5625</text:p>
          </table:table-cell>
          <table:table-cell table:style-name="ce3" table:formula="of:=[.H66]-[.H$176]" office:value-type="float" office:value="-133.05" calcext:value-type="float">
            <text:p>-133,05</text:p>
          </table:table-cell>
          <table:table-cell table:style-name="ce3" table:formula="of:=[.I66]-[.I$176]" office:value-type="float" office:value="75557.475" calcext:value-type="float">
            <text:p>75557,475</text:p>
          </table:table-cell>
          <table:table-cell table:style-name="ce3" table:formula="of:=[.J66]-[.J$176]" office:value-type="float" office:value="-251.05" calcext:value-type="float">
            <text:p>-251,05</text:p>
          </table:table-cell>
          <table:table-cell table:style-name="ce3" table:formula="of:=[.K66]-[.K$176]" office:value-type="float" office:value="167.1875" calcext:value-type="float">
            <text:p>167,1875</text:p>
          </table:table-cell>
          <table:table-cell table:style-name="ce3" table:formula="of:=[.L66]-[.L$176]" office:value-type="float" office:value="-120.275" calcext:value-type="float">
            <text:p>-120,275</text:p>
          </table:table-cell>
          <table:table-cell table:style-name="ce3" table:formula="of:=[.M66]-[.M$176]" office:value-type="float" office:value="493.0875" calcext:value-type="float">
            <text:p>493,0875</text:p>
          </table:table-cell>
          <table:table-cell table:style-name="ce3" table:formula="of:=[.N66]-[.N$176]" office:value-type="float" office:value="2499671.975" calcext:value-type="float">
            <text:p>2499671,975</text:p>
          </table:table-cell>
          <table:table-cell table:style-name="ce3" table:formula="of:=[.O66]-[.O$176]" office:value-type="float" office:value="71.875" calcext:value-type="float">
            <text:p>71,875</text:p>
          </table:table-cell>
          <table:table-cell table:style-name="ce3" table:formula="of:=[.P66]-[.P$176]" office:value-type="float" office:value="-80.8375" calcext:value-type="float">
            <text:p>-80,8375</text:p>
          </table:table-cell>
          <table:table-cell table:style-name="ce3" table:formula="of:=[.Q66]-[.Q$176]" office:value-type="float" office:value="-165.5" calcext:value-type="float">
            <text:p>-165,5</text:p>
          </table:table-cell>
          <table:table-cell table:style-name="ce3" table:formula="of:=[.R66]-[.R$176]" office:value-type="float" office:value="27.1875" calcext:value-type="float">
            <text:p>27,1875</text:p>
          </table:table-cell>
          <table:table-cell table:style-name="ce3" table:formula="of:=[.S66]-[.S$176]" office:value-type="float" office:value="38628.175" calcext:value-type="float">
            <text:p>38628,175</text:p>
          </table:table-cell>
          <table:table-cell table:style-name="ce3" table:formula="of:=[.T66]-[.T$176]" office:value-type="float" office:value="45.2125" calcext:value-type="float">
            <text:p>45,2125</text:p>
          </table:table-cell>
          <table:table-cell table:style-name="ce3" table:formula="of:=[.U66]-[.U$176]" office:value-type="float" office:value="20" calcext:value-type="float">
            <text:p>2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-85.2250000000004" calcext:value-type="float">
            <text:p>-85,225</text:p>
          </table:table-cell>
          <table:table-cell table:style-name="ce3" table:formula="of:=[.C67]-[.C$176]" office:value-type="float" office:value="960.1625" calcext:value-type="float">
            <text:p>960,1625</text:p>
          </table:table-cell>
          <table:table-cell table:style-name="ce3" table:formula="of:=[.D67]-[.D$176]" office:value-type="float" office:value="5905.975" calcext:value-type="float">
            <text:p>5905,975</text:p>
          </table:table-cell>
          <table:table-cell table:style-name="ce3" table:formula="of:=[.E67]-[.E$176]" office:value-type="float" office:value="4913860.15" calcext:value-type="float">
            <text:p>4913860,15</text:p>
          </table:table-cell>
          <table:table-cell table:style-name="ce3" table:formula="of:=[.F67]-[.F$176]" office:value-type="float" office:value="-989.05" calcext:value-type="float">
            <text:p>-989,05</text:p>
          </table:table-cell>
          <table:table-cell table:style-name="ce3" table:formula="of:=[.G67]-[.G$176]" office:value-type="float" office:value="21.2375000000002" calcext:value-type="float">
            <text:p>21,2375</text:p>
          </table:table-cell>
          <table:table-cell table:style-name="ce3" table:formula="of:=[.H67]-[.H$176]" office:value-type="float" office:value="-32.6500000000001" calcext:value-type="float">
            <text:p>-32,65</text:p>
          </table:table-cell>
          <table:table-cell table:style-name="ce3" table:formula="of:=[.I67]-[.I$176]" office:value-type="float" office:value="72844.675" calcext:value-type="float">
            <text:p>72844,675</text:p>
          </table:table-cell>
          <table:table-cell table:style-name="ce3" table:formula="of:=[.J67]-[.J$176]" office:value-type="float" office:value="-50.4499999999998" calcext:value-type="float">
            <text:p>-50,45</text:p>
          </table:table-cell>
          <table:table-cell table:style-name="ce3" table:formula="of:=[.K67]-[.K$176]" office:value-type="float" office:value="443.1875" calcext:value-type="float">
            <text:p>443,1875</text:p>
          </table:table-cell>
          <table:table-cell table:style-name="ce3" table:formula="of:=[.L67]-[.L$176]" office:value-type="float" office:value="5.22499999999997" calcext:value-type="float">
            <text:p>5,225</text:p>
          </table:table-cell>
          <table:table-cell table:style-name="ce3" table:formula="of:=[.M67]-[.M$176]" office:value-type="float" office:value="292.6875" calcext:value-type="float">
            <text:p>292,6875</text:p>
          </table:table-cell>
          <table:table-cell table:style-name="ce3" table:formula="of:=[.N67]-[.N$176]" office:value-type="float" office:value="2712759.575" calcext:value-type="float">
            <text:p>2712759,575</text:p>
          </table:table-cell>
          <table:table-cell table:style-name="ce3" table:formula="of:=[.O67]-[.O$176]" office:value-type="float" office:value="71.875" calcext:value-type="float">
            <text:p>71,875</text:p>
          </table:table-cell>
          <table:table-cell table:style-name="ce3" table:formula="of:=[.P67]-[.P$176]" office:value-type="float" office:value="-72.5375" calcext:value-type="float">
            <text:p>-72,5375</text:p>
          </table:table-cell>
          <table:table-cell table:style-name="ce3" table:formula="of:=[.Q67]-[.Q$176]" office:value-type="float" office:value="-145.5" calcext:value-type="float">
            <text:p>-145,5</text:p>
          </table:table-cell>
          <table:table-cell table:style-name="ce3" table:formula="of:=[.R67]-[.R$176]" office:value-type="float" office:value="27.1875" calcext:value-type="float">
            <text:p>27,1875</text:p>
          </table:table-cell>
          <table:table-cell table:style-name="ce3" table:formula="of:=[.S67]-[.S$176]" office:value-type="float" office:value="35915.375" calcext:value-type="float">
            <text:p>35915,375</text:p>
          </table:table-cell>
          <table:table-cell table:style-name="ce3" table:formula="of:=[.T67]-[.T$176]" office:value-type="float" office:value="70.2125" calcext:value-type="float">
            <text:p>70,2125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155.574999999999" calcext:value-type="float">
            <text:p>155,575</text:p>
          </table:table-cell>
          <table:table-cell table:style-name="ce3" table:formula="of:=[.C68]-[.C$176]" office:value-type="float" office:value="794.5625" calcext:value-type="float">
            <text:p>794,5625</text:p>
          </table:table-cell>
          <table:table-cell table:style-name="ce3" table:formula="of:=[.D68]-[.D$176]" office:value-type="float" office:value="8618.875" calcext:value-type="float">
            <text:p>8618,875</text:p>
          </table:table-cell>
          <table:table-cell table:style-name="ce3" table:formula="of:=[.E68]-[.E$176]" office:value-type="float" office:value="4663522.05" calcext:value-type="float">
            <text:p>4663522,05</text:p>
          </table:table-cell>
          <table:table-cell table:style-name="ce3" table:formula="of:=[.F68]-[.F$176]" office:value-type="float" office:value="-989.05" calcext:value-type="float">
            <text:p>-989,05</text:p>
          </table:table-cell>
          <table:table-cell table:style-name="ce3" table:formula="of:=[.G68]-[.G$176]" office:value-type="float" office:value="-79.0624999999998" calcext:value-type="float">
            <text:p>-79,0625</text:p>
          </table:table-cell>
          <table:table-cell table:style-name="ce3" table:formula="of:=[.H68]-[.H$176]" office:value-type="float" office:value="-313.45" calcext:value-type="float">
            <text:p>-313,45</text:p>
          </table:table-cell>
          <table:table-cell table:style-name="ce3" table:formula="of:=[.I68]-[.I$176]" office:value-type="float" office:value="70131.875" calcext:value-type="float">
            <text:p>70131,875</text:p>
          </table:table-cell>
          <table:table-cell table:style-name="ce3" table:formula="of:=[.J68]-[.J$176]" office:value-type="float" office:value="-511.45" calcext:value-type="float">
            <text:p>-511,45</text:p>
          </table:table-cell>
          <table:table-cell table:style-name="ce3" table:formula="of:=[.K68]-[.K$176]" office:value-type="float" office:value="-133.6125" calcext:value-type="float">
            <text:p>-133,6125</text:p>
          </table:table-cell>
          <table:table-cell table:style-name="ce3" table:formula="of:=[.L68]-[.L$176]" office:value-type="float" office:value="105.025" calcext:value-type="float">
            <text:p>105,025</text:p>
          </table:table-cell>
          <table:table-cell table:style-name="ce3" table:formula="of:=[.M68]-[.M$176]" office:value-type="float" office:value="432.8875" calcext:value-type="float">
            <text:p>432,8875</text:p>
          </table:table-cell>
          <table:table-cell table:style-name="ce3" table:formula="of:=[.N68]-[.N$176]" office:value-type="float" office:value="2677982.375" calcext:value-type="float">
            <text:p>2677982,375</text:p>
          </table:table-cell>
          <table:table-cell table:style-name="ce3" table:formula="of:=[.O68]-[.O$176]" office:value-type="float" office:value="34.375" calcext:value-type="float">
            <text:p>34,375</text:p>
          </table:table-cell>
          <table:table-cell table:style-name="ce3" table:formula="of:=[.P68]-[.P$176]" office:value-type="float" office:value="-65.8375" calcext:value-type="float">
            <text:p>-65,8375</text:p>
          </table:table-cell>
          <table:table-cell table:style-name="ce3" table:formula="of:=[.Q68]-[.Q$176]" office:value-type="float" office:value="-125.7" calcext:value-type="float">
            <text:p>-125,7</text:p>
          </table:table-cell>
          <table:table-cell table:style-name="ce3" table:formula="of:=[.R68]-[.R$176]" office:value-type="float" office:value="27.1875" calcext:value-type="float">
            <text:p>27,1875</text:p>
          </table:table-cell>
          <table:table-cell table:style-name="ce3" table:formula="of:=[.S68]-[.S$176]" office:value-type="float" office:value="25036.975" calcext:value-type="float">
            <text:p>25036,975</text:p>
          </table:table-cell>
          <table:table-cell table:style-name="ce3" table:formula="of:=[.T68]-[.T$176]" office:value-type="float" office:value="3.5125" calcext:value-type="float">
            <text:p>3,5125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-526.425000000001" calcext:value-type="float">
            <text:p>-526,425</text:p>
          </table:table-cell>
          <table:table-cell table:style-name="ce3" table:formula="of:=[.C69]-[.C$176]" office:value-type="float" office:value="794.7625" calcext:value-type="float">
            <text:p>794,7625</text:p>
          </table:table-cell>
          <table:table-cell table:style-name="ce3" table:formula="of:=[.D69]-[.D$176]" office:value-type="float" office:value="5905.975" calcext:value-type="float">
            <text:p>5905,975</text:p>
          </table:table-cell>
          <table:table-cell table:style-name="ce3" table:formula="of:=[.E69]-[.E$176]" office:value-type="float" office:value="4794143.85" calcext:value-type="float">
            <text:p>4794143,85</text:p>
          </table:table-cell>
          <table:table-cell table:style-name="ce3" table:formula="of:=[.F69]-[.F$176]" office:value-type="float" office:value="-989.05" calcext:value-type="float">
            <text:p>-989,05</text:p>
          </table:table-cell>
          <table:table-cell table:style-name="ce3" table:formula="of:=[.G69]-[.G$176]" office:value-type="float" office:value="-98.7624999999998" calcext:value-type="float">
            <text:p>-98,7625</text:p>
          </table:table-cell>
          <table:table-cell table:style-name="ce3" table:formula="of:=[.H69]-[.H$176]" office:value-type="float" office:value="-233.25" calcext:value-type="float">
            <text:p>-233,25</text:p>
          </table:table-cell>
          <table:table-cell table:style-name="ce3" table:formula="of:=[.I69]-[.I$176]" office:value-type="float" office:value="70131.875" calcext:value-type="float">
            <text:p>70131,875</text:p>
          </table:table-cell>
          <table:table-cell table:style-name="ce3" table:formula="of:=[.J69]-[.J$176]" office:value-type="float" office:value="-651.85" calcext:value-type="float">
            <text:p>-651,85</text:p>
          </table:table-cell>
          <table:table-cell table:style-name="ce3" table:formula="of:=[.K69]-[.K$176]" office:value-type="float" office:value="-534.6125" calcext:value-type="float">
            <text:p>-534,6125</text:p>
          </table:table-cell>
          <table:table-cell table:style-name="ce3" table:formula="of:=[.L69]-[.L$176]" office:value-type="float" office:value="-40.3750000000001" calcext:value-type="float">
            <text:p>-40,375</text:p>
          </table:table-cell>
          <table:table-cell table:style-name="ce3" table:formula="of:=[.M69]-[.M$176]" office:value-type="float" office:value="673.6875" calcext:value-type="float">
            <text:p>673,6875</text:p>
          </table:table-cell>
          <table:table-cell table:style-name="ce3" table:formula="of:=[.N69]-[.N$176]" office:value-type="float" office:value="2617021.975" calcext:value-type="float">
            <text:p>2617021,975</text:p>
          </table:table-cell>
          <table:table-cell table:style-name="ce3" table:formula="of:=[.O69]-[.O$176]" office:value-type="float" office:value="34.375" calcext:value-type="float">
            <text:p>34,375</text:p>
          </table:table-cell>
          <table:table-cell table:style-name="ce3" table:formula="of:=[.P69]-[.P$176]" office:value-type="float" office:value="-5.83750000000001" calcext:value-type="float">
            <text:p>-5,8375</text:p>
          </table:table-cell>
          <table:table-cell table:style-name="ce3" table:formula="of:=[.Q69]-[.Q$176]" office:value-type="float" office:value="-125.3" calcext:value-type="float">
            <text:p>-125,3</text:p>
          </table:table-cell>
          <table:table-cell table:style-name="ce3" table:formula="of:=[.R69]-[.R$176]" office:value-type="float" office:value="47.1875" calcext:value-type="float">
            <text:p>47,1875</text:p>
          </table:table-cell>
          <table:table-cell table:style-name="ce3" table:formula="of:=[.S69]-[.S$176]" office:value-type="float" office:value="30489.775" calcext:value-type="float">
            <text:p>30489,775</text:p>
          </table:table-cell>
          <table:table-cell table:style-name="ce3" table:formula="of:=[.T69]-[.T$176]" office:value-type="float" office:value="45.2125" calcext:value-type="float">
            <text:p>45,2125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75.1749999999993" calcext:value-type="float">
            <text:p>75,175</text:p>
          </table:table-cell>
          <table:table-cell table:style-name="ce3" table:formula="of:=[.C70]-[.C$176]" office:value-type="float" office:value="1015.1625" calcext:value-type="float">
            <text:p>1015,1625</text:p>
          </table:table-cell>
          <table:table-cell table:style-name="ce3" table:formula="of:=[.D70]-[.D$176]" office:value-type="float" office:value="5905.975" calcext:value-type="float">
            <text:p>5905,975</text:p>
          </table:table-cell>
          <table:table-cell table:style-name="ce3" table:formula="of:=[.E70]-[.E$176]" office:value-type="float" office:value="5409002.55" calcext:value-type="float">
            <text:p>5409002,55</text:p>
          </table:table-cell>
          <table:table-cell table:style-name="ce3" table:formula="of:=[.F70]-[.F$176]" office:value-type="float" office:value="-989.05" calcext:value-type="float">
            <text:p>-989,05</text:p>
          </table:table-cell>
          <table:table-cell table:style-name="ce3" table:formula="of:=[.G70]-[.G$176]" office:value-type="float" office:value="-199.5625" calcext:value-type="float">
            <text:p>-199,5625</text:p>
          </table:table-cell>
          <table:table-cell table:style-name="ce3" table:formula="of:=[.H70]-[.H$176]" office:value-type="float" office:value="148.15" calcext:value-type="float">
            <text:p>148,15</text:p>
          </table:table-cell>
          <table:table-cell table:style-name="ce3" table:formula="of:=[.I70]-[.I$176]" office:value-type="float" office:value="67419.075" calcext:value-type="float">
            <text:p>67419,075</text:p>
          </table:table-cell>
          <table:table-cell table:style-name="ce3" table:formula="of:=[.J70]-[.J$176]" office:value-type="float" office:value="972.55" calcext:value-type="float">
            <text:p>972,55</text:p>
          </table:table-cell>
          <table:table-cell table:style-name="ce3" table:formula="of:=[.K70]-[.K$176]" office:value-type="float" office:value="468.1875" calcext:value-type="float">
            <text:p>468,1875</text:p>
          </table:table-cell>
          <table:table-cell table:style-name="ce3" table:formula="of:=[.L70]-[.L$176]" office:value-type="float" office:value="230.525" calcext:value-type="float">
            <text:p>230,525</text:p>
          </table:table-cell>
          <table:table-cell table:style-name="ce3" table:formula="of:=[.M70]-[.M$176]" office:value-type="float" office:value="367.4875" calcext:value-type="float">
            <text:p>367,4875</text:p>
          </table:table-cell>
          <table:table-cell table:style-name="ce3" table:formula="of:=[.N70]-[.N$176]" office:value-type="float" office:value="2413047.975" calcext:value-type="float">
            <text:p>2413047,975</text:p>
          </table:table-cell>
          <table:table-cell table:style-name="ce3" table:formula="of:=[.O70]-[.O$176]" office:value-type="float" office:value="71.875" calcext:value-type="float">
            <text:p>71,875</text:p>
          </table:table-cell>
          <table:table-cell table:style-name="ce3" table:formula="of:=[.P70]-[.P$176]" office:value-type="float" office:value="-55.8375" calcext:value-type="float">
            <text:p>-55,8375</text:p>
          </table:table-cell>
          <table:table-cell table:style-name="ce3" table:formula="of:=[.Q70]-[.Q$176]" office:value-type="float" office:value="-85.1000000000001" calcext:value-type="float">
            <text:p>-85,1</text:p>
          </table:table-cell>
          <table:table-cell table:style-name="ce3" table:formula="of:=[.R70]-[.R$176]" office:value-type="float" office:value="27.1875" calcext:value-type="float">
            <text:p>27,1875</text:p>
          </table:table-cell>
          <table:table-cell table:style-name="ce3" table:formula="of:=[.S70]-[.S$176]" office:value-type="float" office:value="27749.775" calcext:value-type="float">
            <text:p>27749,775</text:p>
          </table:table-cell>
          <table:table-cell table:style-name="ce3" table:formula="of:=[.T70]-[.T$176]" office:value-type="float" office:value="-29.7875" calcext:value-type="float">
            <text:p>-29,7875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235.374999999999" calcext:value-type="float">
            <text:p>235,375</text:p>
          </table:table-cell>
          <table:table-cell table:style-name="ce3" table:formula="of:=[.C71]-[.C$176]" office:value-type="float" office:value="734.3625" calcext:value-type="float">
            <text:p>734,3625</text:p>
          </table:table-cell>
          <table:table-cell table:style-name="ce3" table:formula="of:=[.D71]-[.D$176]" office:value-type="float" office:value="5905.975" calcext:value-type="float">
            <text:p>5905,975</text:p>
          </table:table-cell>
          <table:table-cell table:style-name="ce3" table:formula="of:=[.E71]-[.E$176]" office:value-type="float" office:value="5115177.85" calcext:value-type="float">
            <text:p>5115177,85</text:p>
          </table:table-cell>
          <table:table-cell table:style-name="ce3" table:formula="of:=[.F71]-[.F$176]" office:value-type="float" office:value="2401.95" calcext:value-type="float">
            <text:p>2401,95</text:p>
          </table:table-cell>
          <table:table-cell table:style-name="ce3" table:formula="of:=[.G71]-[.G$176]" office:value-type="float" office:value="347.4375" calcext:value-type="float">
            <text:p>347,4375</text:p>
          </table:table-cell>
          <table:table-cell table:style-name="ce3" table:formula="of:=[.H71]-[.H$176]" office:value-type="float" office:value="27.5500000000002" calcext:value-type="float">
            <text:p>27,55</text:p>
          </table:table-cell>
          <table:table-cell table:style-name="ce3" table:formula="of:=[.I71]-[.I$176]" office:value-type="float" office:value="67419.075" calcext:value-type="float">
            <text:p>67419,075</text:p>
          </table:table-cell>
          <table:table-cell table:style-name="ce3" table:formula="of:=[.J71]-[.J$176]" office:value-type="float" office:value="-431.05" calcext:value-type="float">
            <text:p>-431,05</text:p>
          </table:table-cell>
          <table:table-cell table:style-name="ce3" table:formula="of:=[.K71]-[.K$176]" office:value-type="float" office:value="92.1875" calcext:value-type="float">
            <text:p>92,1875</text:p>
          </table:table-cell>
          <table:table-cell table:style-name="ce3" table:formula="of:=[.L71]-[.L$176]" office:value-type="float" office:value="180.425" calcext:value-type="float">
            <text:p>180,425</text:p>
          </table:table-cell>
          <table:table-cell table:style-name="ce3" table:formula="of:=[.M71]-[.M$176]" office:value-type="float" office:value="392.8875" calcext:value-type="float">
            <text:p>392,8875</text:p>
          </table:table-cell>
          <table:table-cell table:style-name="ce3" table:formula="of:=[.N71]-[.N$176]" office:value-type="float" office:value="2319921.575" calcext:value-type="float">
            <text:p>2319921,575</text:p>
          </table:table-cell>
          <table:table-cell table:style-name="ce3" table:formula="of:=[.O71]-[.O$176]" office:value-type="float" office:value="59.375" calcext:value-type="float">
            <text:p>59,375</text:p>
          </table:table-cell>
          <table:table-cell table:style-name="ce3" table:formula="of:=[.P71]-[.P$176]" office:value-type="float" office:value="-5.83750000000001" calcext:value-type="float">
            <text:p>-5,8375</text:p>
          </table:table-cell>
          <table:table-cell table:style-name="ce3" table:formula="of:=[.Q71]-[.Q$176]" office:value-type="float" office:value="-125.1" calcext:value-type="float">
            <text:p>-125,1</text:p>
          </table:table-cell>
          <table:table-cell table:style-name="ce3" table:formula="of:=[.R71]-[.R$176]" office:value-type="float" office:value="57.1875" calcext:value-type="float">
            <text:p>57,1875</text:p>
          </table:table-cell>
          <table:table-cell table:style-name="ce3" table:formula="of:=[.S71]-[.S$176]" office:value-type="float" office:value="19611.375" calcext:value-type="float">
            <text:p>19611,375</text:p>
          </table:table-cell>
          <table:table-cell table:style-name="ce3" table:formula="of:=[.T71]-[.T$176]" office:value-type="float" office:value="3.5125" calcext:value-type="float">
            <text:p>3,5125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-326.025000000001" calcext:value-type="float">
            <text:p>-326,025</text:p>
          </table:table-cell>
          <table:table-cell table:style-name="ce3" table:formula="of:=[.C72]-[.C$176]" office:value-type="float" office:value="934.9625" calcext:value-type="float">
            <text:p>934,9625</text:p>
          </table:table-cell>
          <table:table-cell table:style-name="ce3" table:formula="of:=[.D72]-[.D$176]" office:value-type="float" office:value="8618.875" calcext:value-type="float">
            <text:p>8618,875</text:p>
          </table:table-cell>
          <table:table-cell table:style-name="ce3" table:formula="of:=[.E72]-[.E$176]" office:value-type="float" office:value="5678323.85" calcext:value-type="float">
            <text:p>5678323,85</text:p>
          </table:table-cell>
          <table:table-cell table:style-name="ce3" table:formula="of:=[.F72]-[.F$176]" office:value-type="float" office:value="-989.05" calcext:value-type="float">
            <text:p>-989,05</text:p>
          </table:table-cell>
          <table:table-cell table:style-name="ce3" table:formula="of:=[.G72]-[.G$176]" office:value-type="float" office:value="-560.1625" calcext:value-type="float">
            <text:p>-560,1625</text:p>
          </table:table-cell>
          <table:table-cell table:style-name="ce3" table:formula="of:=[.H72]-[.H$176]" office:value-type="float" office:value="268.15" calcext:value-type="float">
            <text:p>268,15</text:p>
          </table:table-cell>
          <table:table-cell table:style-name="ce3" table:formula="of:=[.I72]-[.I$176]" office:value-type="float" office:value="64679.075" calcext:value-type="float">
            <text:p>64679,075</text:p>
          </table:table-cell>
          <table:table-cell table:style-name="ce3" table:formula="of:=[.J72]-[.J$176]" office:value-type="float" office:value="-30.0499999999997" calcext:value-type="float">
            <text:p>-30,05</text:p>
          </table:table-cell>
          <table:table-cell table:style-name="ce3" table:formula="of:=[.K72]-[.K$176]" office:value-type="float" office:value="-559.6125" calcext:value-type="float">
            <text:p>-559,6125</text:p>
          </table:table-cell>
          <table:table-cell table:style-name="ce3" table:formula="of:=[.L72]-[.L$176]" office:value-type="float" office:value="531.525" calcext:value-type="float">
            <text:p>531,525</text:p>
          </table:table-cell>
          <table:table-cell table:style-name="ce3" table:formula="of:=[.M72]-[.M$176]" office:value-type="float" office:value="413.0875" calcext:value-type="float">
            <text:p>413,0875</text:p>
          </table:table-cell>
          <table:table-cell table:style-name="ce3" table:formula="of:=[.N72]-[.N$176]" office:value-type="float" office:value="2549600.475" calcext:value-type="float">
            <text:p>2549600,475</text:p>
          </table:table-cell>
          <table:table-cell table:style-name="ce3" table:formula="of:=[.O72]-[.O$176]" office:value-type="float" office:value="38.575" calcext:value-type="float">
            <text:p>38,575</text:p>
          </table:table-cell>
          <table:table-cell table:style-name="ce3" table:formula="of:=[.P72]-[.P$176]" office:value-type="float" office:value="-105.8375" calcext:value-type="float">
            <text:p>-105,8375</text:p>
          </table:table-cell>
          <table:table-cell table:style-name="ce3" table:formula="of:=[.Q72]-[.Q$176]" office:value-type="float" office:value="-205.5" calcext:value-type="float">
            <text:p>-205,5</text:p>
          </table:table-cell>
          <table:table-cell table:style-name="ce3" table:formula="of:=[.R72]-[.R$176]" office:value-type="float" office:value="27.1875" calcext:value-type="float">
            <text:p>27,1875</text:p>
          </table:table-cell>
          <table:table-cell table:style-name="ce3" table:formula="of:=[.S72]-[.S$176]" office:value-type="float" office:value="27749.775" calcext:value-type="float">
            <text:p>27749,775</text:p>
          </table:table-cell>
          <table:table-cell table:style-name="ce3" table:formula="of:=[.T72]-[.T$176]" office:value-type="float" office:value="-29.7875" calcext:value-type="float">
            <text:p>-29,7875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-85.2250000000004" calcext:value-type="float">
            <text:p>-85,225</text:p>
          </table:table-cell>
          <table:table-cell table:style-name="ce3" table:formula="of:=[.C73]-[.C$176]" office:value-type="float" office:value="1336.1625" calcext:value-type="float">
            <text:p>1336,1625</text:p>
          </table:table-cell>
          <table:table-cell table:style-name="ce3" table:formula="of:=[.D73]-[.D$176]" office:value-type="float" office:value="5905.975" calcext:value-type="float">
            <text:p>5905,975</text:p>
          </table:table-cell>
          <table:table-cell table:style-name="ce3" table:formula="of:=[.E73]-[.E$176]" office:value-type="float" office:value="4649903.85" calcext:value-type="float">
            <text:p>4649903,85</text:p>
          </table:table-cell>
          <table:table-cell table:style-name="ce3" table:formula="of:=[.F73]-[.F$176]" office:value-type="float" office:value="-989.05" calcext:value-type="float">
            <text:p>-989,05</text:p>
          </table:table-cell>
          <table:table-cell table:style-name="ce3" table:formula="of:=[.G73]-[.G$176]" office:value-type="float" office:value="-560.5625" calcext:value-type="float">
            <text:p>-560,5625</text:p>
          </table:table-cell>
          <table:table-cell table:style-name="ce3" table:formula="of:=[.H73]-[.H$176]" office:value-type="float" office:value="7.55000000000018" calcext:value-type="float">
            <text:p>7,55</text:p>
          </table:table-cell>
          <table:table-cell table:style-name="ce3" table:formula="of:=[.I73]-[.I$176]" office:value-type="float" office:value="64679.075" calcext:value-type="float">
            <text:p>64679,075</text:p>
          </table:table-cell>
          <table:table-cell table:style-name="ce3" table:formula="of:=[.J73]-[.J$176]" office:value-type="float" office:value="-591.65" calcext:value-type="float">
            <text:p>-591,65</text:p>
          </table:table-cell>
          <table:table-cell table:style-name="ce3" table:formula="of:=[.K73]-[.K$176]" office:value-type="float" office:value="41.8874999999998" calcext:value-type="float">
            <text:p>41,8875</text:p>
          </table:table-cell>
          <table:table-cell table:style-name="ce3" table:formula="of:=[.L73]-[.L$176]" office:value-type="float" office:value="381.025" calcext:value-type="float">
            <text:p>381,025</text:p>
          </table:table-cell>
          <table:table-cell table:style-name="ce3" table:formula="of:=[.M73]-[.M$176]" office:value-type="float" office:value="332.8875" calcext:value-type="float">
            <text:p>332,8875</text:p>
          </table:table-cell>
          <table:table-cell table:style-name="ce3" table:formula="of:=[.N73]-[.N$176]" office:value-type="float" office:value="2592337.575" calcext:value-type="float">
            <text:p>2592337,575</text:p>
          </table:table-cell>
          <table:table-cell table:style-name="ce3" table:formula="of:=[.O73]-[.O$176]" office:value-type="float" office:value="171.875" calcext:value-type="float">
            <text:p>171,875</text:p>
          </table:table-cell>
          <table:table-cell table:style-name="ce3" table:formula="of:=[.P73]-[.P$176]" office:value-type="float" office:value="-5.83750000000001" calcext:value-type="float">
            <text:p>-5,8375</text:p>
          </table:table-cell>
          <table:table-cell table:style-name="ce3" table:formula="of:=[.Q73]-[.Q$176]" office:value-type="float" office:value="155.5" calcext:value-type="float">
            <text:p>155,5</text:p>
          </table:table-cell>
          <table:table-cell table:style-name="ce3" table:formula="of:=[.R73]-[.R$176]" office:value-type="float" office:value="94.6875" calcext:value-type="float">
            <text:p>94,6875</text:p>
          </table:table-cell>
          <table:table-cell table:style-name="ce3" table:formula="of:=[.S73]-[.S$176]" office:value-type="float" office:value="27749.775" calcext:value-type="float">
            <text:p>27749,775</text:p>
          </table:table-cell>
          <table:table-cell table:style-name="ce3" table:formula="of:=[.T73]-[.T$176]" office:value-type="float" office:value="50.2125" calcext:value-type="float">
            <text:p>50,2125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54.9749999999995" calcext:value-type="float">
            <text:p>54,975</text:p>
          </table:table-cell>
          <table:table-cell table:style-name="ce3" table:formula="of:=[.C74]-[.C$176]" office:value-type="float" office:value="914.9625" calcext:value-type="float">
            <text:p>914,9625</text:p>
          </table:table-cell>
          <table:table-cell table:style-name="ce3" table:formula="of:=[.D74]-[.D$176]" office:value-type="float" office:value="7940.575" calcext:value-type="float">
            <text:p>7940,575</text:p>
          </table:table-cell>
          <table:table-cell table:style-name="ce3" table:formula="of:=[.E74]-[.E$176]" office:value-type="float" office:value="5112465.05" calcext:value-type="float">
            <text:p>5112465,05</text:p>
          </table:table-cell>
          <table:table-cell table:style-name="ce3" table:formula="of:=[.F74]-[.F$176]" office:value-type="float" office:value="-989.05" calcext:value-type="float">
            <text:p>-989,05</text:p>
          </table:table-cell>
          <table:table-cell table:style-name="ce3" table:formula="of:=[.G74]-[.G$176]" office:value-type="float" office:value="-279.3625" calcext:value-type="float">
            <text:p>-279,3625</text:p>
          </table:table-cell>
          <table:table-cell table:style-name="ce3" table:formula="of:=[.H74]-[.H$176]" office:value-type="float" office:value="308.35" calcext:value-type="float">
            <text:p>308,35</text:p>
          </table:table-cell>
          <table:table-cell table:style-name="ce3" table:formula="of:=[.I74]-[.I$176]" office:value-type="float" office:value="61993.375" calcext:value-type="float">
            <text:p>61993,375</text:p>
          </table:table-cell>
          <table:table-cell table:style-name="ce3" table:formula="of:=[.J74]-[.J$176]" office:value-type="float" office:value="30.1500000000001" calcext:value-type="float">
            <text:p>30,15</text:p>
          </table:table-cell>
          <table:table-cell table:style-name="ce3" table:formula="of:=[.K74]-[.K$176]" office:value-type="float" office:value="117.1875" calcext:value-type="float">
            <text:p>117,1875</text:p>
          </table:table-cell>
          <table:table-cell table:style-name="ce3" table:formula="of:=[.L74]-[.L$176]" office:value-type="float" office:value="39.825" calcext:value-type="float">
            <text:p>39,825</text:p>
          </table:table-cell>
          <table:table-cell table:style-name="ce3" table:formula="of:=[.M74]-[.M$176]" office:value-type="float" office:value="573.2875" calcext:value-type="float">
            <text:p>573,2875</text:p>
          </table:table-cell>
          <table:table-cell table:style-name="ce3" table:formula="of:=[.N74]-[.N$176]" office:value-type="float" office:value="2705719.975" calcext:value-type="float">
            <text:p>2705719,975</text:p>
          </table:table-cell>
          <table:table-cell table:style-name="ce3" table:formula="of:=[.O74]-[.O$176]" office:value-type="float" office:value="34.375" calcext:value-type="float">
            <text:p>34,375</text:p>
          </table:table-cell>
          <table:table-cell table:style-name="ce3" table:formula="of:=[.P74]-[.P$176]" office:value-type="float" office:value="54.3625" calcext:value-type="float">
            <text:p>54,3625</text:p>
          </table:table-cell>
          <table:table-cell table:style-name="ce3" table:formula="of:=[.Q74]-[.Q$176]" office:value-type="float" office:value="95.3" calcext:value-type="float">
            <text:p>95,3</text:p>
          </table:table-cell>
          <table:table-cell table:style-name="ce3" table:formula="of:=[.R74]-[.R$176]" office:value-type="float" office:value="57.1875" calcext:value-type="float">
            <text:p>57,1875</text:p>
          </table:table-cell>
          <table:table-cell table:style-name="ce3" table:formula="of:=[.S74]-[.S$176]" office:value-type="float" office:value="27749.775" calcext:value-type="float">
            <text:p>27749,775</text:p>
          </table:table-cell>
          <table:table-cell table:style-name="ce3" table:formula="of:=[.T74]-[.T$176]" office:value-type="float" office:value="-29.7875" calcext:value-type="float">
            <text:p>-29,7875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275.775" calcext:value-type="float">
            <text:p>275,775</text:p>
          </table:table-cell>
          <table:table-cell table:style-name="ce3" table:formula="of:=[.C75]-[.C$176]" office:value-type="float" office:value="613.9625" calcext:value-type="float">
            <text:p>613,9625</text:p>
          </table:table-cell>
          <table:table-cell table:style-name="ce3" table:formula="of:=[.D75]-[.D$176]" office:value-type="float" office:value="4549.575" calcext:value-type="float">
            <text:p>4549,575</text:p>
          </table:table-cell>
          <table:table-cell table:style-name="ce3" table:formula="of:=[.E75]-[.E$176]" office:value-type="float" office:value="4753316.15" calcext:value-type="float">
            <text:p>4753316,15</text:p>
          </table:table-cell>
          <table:table-cell table:style-name="ce3" table:formula="of:=[.F75]-[.F$176]" office:value-type="float" office:value="-989.05" calcext:value-type="float">
            <text:p>-989,05</text:p>
          </table:table-cell>
          <table:table-cell table:style-name="ce3" table:formula="of:=[.G75]-[.G$176]" office:value-type="float" office:value="-119.1625" calcext:value-type="float">
            <text:p>-119,1625</text:p>
          </table:table-cell>
          <table:table-cell table:style-name="ce3" table:formula="of:=[.H75]-[.H$176]" office:value-type="float" office:value="187.95" calcext:value-type="float">
            <text:p>187,95</text:p>
          </table:table-cell>
          <table:table-cell table:style-name="ce3" table:formula="of:=[.I75]-[.I$176]" office:value-type="float" office:value="64679.075" calcext:value-type="float">
            <text:p>64679,075</text:p>
          </table:table-cell>
          <table:table-cell table:style-name="ce3" table:formula="of:=[.J75]-[.J$176]" office:value-type="float" office:value="30.1500000000001" calcext:value-type="float">
            <text:p>30,15</text:p>
          </table:table-cell>
          <table:table-cell table:style-name="ce3" table:formula="of:=[.K75]-[.K$176]" office:value-type="float" office:value="367.8875" calcext:value-type="float">
            <text:p>367,8875</text:p>
          </table:table-cell>
          <table:table-cell table:style-name="ce3" table:formula="of:=[.L75]-[.L$176]" office:value-type="float" office:value="-120.375" calcext:value-type="float">
            <text:p>-120,375</text:p>
          </table:table-cell>
          <table:table-cell table:style-name="ce3" table:formula="of:=[.M75]-[.M$176]" office:value-type="float" office:value="533.2875" calcext:value-type="float">
            <text:p>533,2875</text:p>
          </table:table-cell>
          <table:table-cell table:style-name="ce3" table:formula="of:=[.N75]-[.N$176]" office:value-type="float" office:value="2025137.475" calcext:value-type="float">
            <text:p>2025137,475</text:p>
          </table:table-cell>
          <table:table-cell table:style-name="ce3" table:formula="of:=[.O75]-[.O$176]" office:value-type="float" office:value="-15.625" calcext:value-type="float">
            <text:p>-15,625</text:p>
          </table:table-cell>
          <table:table-cell table:style-name="ce3" table:formula="of:=[.P75]-[.P$176]" office:value-type="float" office:value="-45.8375" calcext:value-type="float">
            <text:p>-45,8375</text:p>
          </table:table-cell>
          <table:table-cell table:style-name="ce3" table:formula="of:=[.Q75]-[.Q$176]" office:value-type="float" office:value="335.9" calcext:value-type="float">
            <text:p>335,9</text:p>
          </table:table-cell>
          <table:table-cell table:style-name="ce3" table:formula="of:=[.R75]-[.R$176]" office:value-type="float" office:value="67.1875" calcext:value-type="float">
            <text:p>67,1875</text:p>
          </table:table-cell>
          <table:table-cell table:style-name="ce3" table:formula="of:=[.S75]-[.S$176]" office:value-type="float" office:value="22324.175" calcext:value-type="float">
            <text:p>22324,175</text:p>
          </table:table-cell>
          <table:table-cell table:style-name="ce3" table:formula="of:=[.T75]-[.T$176]" office:value-type="float" office:value="3.5125" calcext:value-type="float">
            <text:p>3,5125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195.374999999999" calcext:value-type="float">
            <text:p>195,375</text:p>
          </table:table-cell>
          <table:table-cell table:style-name="ce3" table:formula="of:=[.C76]-[.C$176]" office:value-type="float" office:value="694.5625" calcext:value-type="float">
            <text:p>694,5625</text:p>
          </table:table-cell>
          <table:table-cell table:style-name="ce3" table:formula="of:=[.D76]-[.D$176]" office:value-type="float" office:value="5905.975" calcext:value-type="float">
            <text:p>5905,975</text:p>
          </table:table-cell>
          <table:table-cell table:style-name="ce3" table:formula="of:=[.E76]-[.E$176]" office:value-type="float" office:value="5332772.85" calcext:value-type="float">
            <text:p>5332772,85</text:p>
          </table:table-cell>
          <table:table-cell table:style-name="ce3" table:formula="of:=[.F76]-[.F$176]" office:value-type="float" office:value="-989.05" calcext:value-type="float">
            <text:p>-989,05</text:p>
          </table:table-cell>
          <table:table-cell table:style-name="ce3" table:formula="of:=[.G76]-[.G$176]" office:value-type="float" office:value="-801.1625" calcext:value-type="float">
            <text:p>-801,1625</text:p>
          </table:table-cell>
          <table:table-cell table:style-name="ce3" table:formula="of:=[.H76]-[.H$176]" office:value-type="float" office:value="-112.85" calcext:value-type="float">
            <text:p>-112,85</text:p>
          </table:table-cell>
          <table:table-cell table:style-name="ce3" table:formula="of:=[.I76]-[.I$176]" office:value-type="float" office:value="67419.075" calcext:value-type="float">
            <text:p>67419,075</text:p>
          </table:table-cell>
          <table:table-cell table:style-name="ce3" table:formula="of:=[.J76]-[.J$176]" office:value-type="float" office:value="90.1500000000001" calcext:value-type="float">
            <text:p>90,15</text:p>
          </table:table-cell>
          <table:table-cell table:style-name="ce3" table:formula="of:=[.K76]-[.K$176]" office:value-type="float" office:value="217.3875" calcext:value-type="float">
            <text:p>217,3875</text:p>
          </table:table-cell>
          <table:table-cell table:style-name="ce3" table:formula="of:=[.L76]-[.L$176]" office:value-type="float" office:value="40.025" calcext:value-type="float">
            <text:p>40,025</text:p>
          </table:table-cell>
          <table:table-cell table:style-name="ce3" table:formula="of:=[.M76]-[.M$176]" office:value-type="float" office:value="342.4875" calcext:value-type="float">
            <text:p>342,4875</text:p>
          </table:table-cell>
          <table:table-cell table:style-name="ce3" table:formula="of:=[.N76]-[.N$176]" office:value-type="float" office:value="2356439.975" calcext:value-type="float">
            <text:p>2356439,975</text:p>
          </table:table-cell>
          <table:table-cell table:style-name="ce3" table:formula="of:=[.O76]-[.O$176]" office:value-type="float" office:value="71.875" calcext:value-type="float">
            <text:p>71,875</text:p>
          </table:table-cell>
          <table:table-cell table:style-name="ce3" table:formula="of:=[.P76]-[.P$176]" office:value-type="float" office:value="-45.8375" calcext:value-type="float">
            <text:p>-45,8375</text:p>
          </table:table-cell>
          <table:table-cell table:style-name="ce3" table:formula="of:=[.Q76]-[.Q$176]" office:value-type="float" office:value="235.7" calcext:value-type="float">
            <text:p>235,7</text:p>
          </table:table-cell>
          <table:table-cell table:style-name="ce3" table:formula="of:=[.R76]-[.R$176]" office:value-type="float" office:value="17.1875" calcext:value-type="float">
            <text:p>17,1875</text:p>
          </table:table-cell>
          <table:table-cell table:style-name="ce3" table:formula="of:=[.S76]-[.S$176]" office:value-type="float" office:value="27749.775" calcext:value-type="float">
            <text:p>27749,775</text:p>
          </table:table-cell>
          <table:table-cell table:style-name="ce3" table:formula="of:=[.T76]-[.T$176]" office:value-type="float" office:value="90.2125" calcext:value-type="float">
            <text:p>90,2125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395.974999999999" calcext:value-type="float">
            <text:p>395,975</text:p>
          </table:table-cell>
          <table:table-cell table:style-name="ce3" table:formula="of:=[.C77]-[.C$176]" office:value-type="float" office:value="674.1625" calcext:value-type="float">
            <text:p>674,1625</text:p>
          </table:table-cell>
          <table:table-cell table:style-name="ce3" table:formula="of:=[.D77]-[.D$176]" office:value-type="float" office:value="7940.575" calcext:value-type="float">
            <text:p>7940,575</text:p>
          </table:table-cell>
          <table:table-cell table:style-name="ce3" table:formula="of:=[.E77]-[.E$176]" office:value-type="float" office:value="4731613.25" calcext:value-type="float">
            <text:p>4731613,25</text:p>
          </table:table-cell>
          <table:table-cell table:style-name="ce3" table:formula="of:=[.F77]-[.F$176]" office:value-type="float" office:value="5792.95" calcext:value-type="float">
            <text:p>5792,95</text:p>
          </table:table-cell>
          <table:table-cell table:style-name="ce3" table:formula="of:=[.G77]-[.G$176]" office:value-type="float" office:value="-480.1625" calcext:value-type="float">
            <text:p>-480,1625</text:p>
          </table:table-cell>
          <table:table-cell table:style-name="ce3" table:formula="of:=[.H77]-[.H$176]" office:value-type="float" office:value="368.55" calcext:value-type="float">
            <text:p>368,55</text:p>
          </table:table-cell>
          <table:table-cell table:style-name="ce3" table:formula="of:=[.I77]-[.I$176]" office:value-type="float" office:value="64679.075" calcext:value-type="float">
            <text:p>64679,075</text:p>
          </table:table-cell>
          <table:table-cell table:style-name="ce3" table:formula="of:=[.J77]-[.J$176]" office:value-type="float" office:value="-511.65" calcext:value-type="float">
            <text:p>-511,65</text:p>
          </table:table-cell>
          <table:table-cell table:style-name="ce3" table:formula="of:=[.K77]-[.K$176]" office:value-type="float" office:value="-133.6125" calcext:value-type="float">
            <text:p>-133,6125</text:p>
          </table:table-cell>
          <table:table-cell table:style-name="ce3" table:formula="of:=[.L77]-[.L$176]" office:value-type="float" office:value="280.525" calcext:value-type="float">
            <text:p>280,525</text:p>
          </table:table-cell>
          <table:table-cell table:style-name="ce3" table:formula="of:=[.M77]-[.M$176]" office:value-type="float" office:value="442.9875" calcext:value-type="float">
            <text:p>442,9875</text:p>
          </table:table-cell>
          <table:table-cell table:style-name="ce3" table:formula="of:=[.N77]-[.N$176]" office:value-type="float" office:value="2466399.375" calcext:value-type="float">
            <text:p>2466399,375</text:p>
          </table:table-cell>
          <table:table-cell table:style-name="ce3" table:formula="of:=[.O77]-[.O$176]" office:value-type="float" office:value="34.375" calcext:value-type="float">
            <text:p>34,375</text:p>
          </table:table-cell>
          <table:table-cell table:style-name="ce3" table:formula="of:=[.P77]-[.P$176]" office:value-type="float" office:value="-105.8375" calcext:value-type="float">
            <text:p>-105,8375</text:p>
          </table:table-cell>
          <table:table-cell table:style-name="ce3" table:formula="of:=[.Q77]-[.Q$176]" office:value-type="float" office:value="-85.5" calcext:value-type="float">
            <text:p>-85,5</text:p>
          </table:table-cell>
          <table:table-cell table:style-name="ce3" table:formula="of:=[.R77]-[.R$176]" office:value-type="float" office:value="19.6875" calcext:value-type="float">
            <text:p>19,6875</text:p>
          </table:table-cell>
          <table:table-cell table:style-name="ce3" table:formula="of:=[.S77]-[.S$176]" office:value-type="float" office:value="19611.375" calcext:value-type="float">
            <text:p>19611,375</text:p>
          </table:table-cell>
          <table:table-cell table:style-name="ce3" table:formula="of:=[.T77]-[.T$176]" office:value-type="float" office:value="-29.7875" calcext:value-type="float">
            <text:p>-29,7875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-225.625000000001" calcext:value-type="float">
            <text:p>-225,625</text:p>
          </table:table-cell>
          <table:table-cell table:style-name="ce3" table:formula="of:=[.C78]-[.C$176]" office:value-type="float" office:value="834.5625" calcext:value-type="float">
            <text:p>834,5625</text:p>
          </table:table-cell>
          <table:table-cell table:style-name="ce3" table:formula="of:=[.D78]-[.D$176]" office:value-type="float" office:value="7940.575" calcext:value-type="float">
            <text:p>7940,575</text:p>
          </table:table-cell>
          <table:table-cell table:style-name="ce3" table:formula="of:=[.E78]-[.E$176]" office:value-type="float" office:value="5349049.95" calcext:value-type="float">
            <text:p>5349049,95</text:p>
          </table:table-cell>
          <table:table-cell table:style-name="ce3" table:formula="of:=[.F78]-[.F$176]" office:value-type="float" office:value="-989.05" calcext:value-type="float">
            <text:p>-989,05</text:p>
          </table:table-cell>
          <table:table-cell table:style-name="ce3" table:formula="of:=[.G78]-[.G$176]" office:value-type="float" office:value="-279.2625" calcext:value-type="float">
            <text:p>-279,2625</text:p>
          </table:table-cell>
          <table:table-cell table:style-name="ce3" table:formula="of:=[.H78]-[.H$176]" office:value-type="float" office:value="87.5500000000002" calcext:value-type="float">
            <text:p>87,55</text:p>
          </table:table-cell>
          <table:table-cell table:style-name="ce3" table:formula="of:=[.I78]-[.I$176]" office:value-type="float" office:value="64706.275" calcext:value-type="float">
            <text:p>64706,275</text:p>
          </table:table-cell>
          <table:table-cell table:style-name="ce3" table:formula="of:=[.J78]-[.J$176]" office:value-type="float" office:value="-70.25" calcext:value-type="float">
            <text:p>-70,25</text:p>
          </table:table-cell>
          <table:table-cell table:style-name="ce3" table:formula="of:=[.K78]-[.K$176]" office:value-type="float" office:value="-559.8125" calcext:value-type="float">
            <text:p>-559,8125</text:p>
          </table:table-cell>
          <table:table-cell table:style-name="ce3" table:formula="of:=[.L78]-[.L$176]" office:value-type="float" office:value="105.225" calcext:value-type="float">
            <text:p>105,225</text:p>
          </table:table-cell>
          <table:table-cell table:style-name="ce3" table:formula="of:=[.M78]-[.M$176]" office:value-type="float" office:value="317.6875" calcext:value-type="float">
            <text:p>317,6875</text:p>
          </table:table-cell>
          <table:table-cell table:style-name="ce3" table:formula="of:=[.N78]-[.N$176]" office:value-type="float" office:value="2197361.575" calcext:value-type="float">
            <text:p>2197361,575</text:p>
          </table:table-cell>
          <table:table-cell table:style-name="ce3" table:formula="of:=[.O78]-[.O$176]" office:value-type="float" office:value="71.875" calcext:value-type="float">
            <text:p>71,875</text:p>
          </table:table-cell>
          <table:table-cell table:style-name="ce3" table:formula="of:=[.P78]-[.P$176]" office:value-type="float" office:value="-5.83750000000001" calcext:value-type="float">
            <text:p>-5,8375</text:p>
          </table:table-cell>
          <table:table-cell table:style-name="ce3" table:formula="of:=[.Q78]-[.Q$176]" office:value-type="float" office:value="215.5" calcext:value-type="float">
            <text:p>215,5</text:p>
          </table:table-cell>
          <table:table-cell table:style-name="ce3" table:formula="of:=[.R78]-[.R$176]" office:value-type="float" office:value="87.1875" calcext:value-type="float">
            <text:p>87,1875</text:p>
          </table:table-cell>
          <table:table-cell table:style-name="ce3" table:formula="of:=[.S78]-[.S$176]" office:value-type="float" office:value="22324.175" calcext:value-type="float">
            <text:p>22324,175</text:p>
          </table:table-cell>
          <table:table-cell table:style-name="ce3" table:formula="of:=[.T78]-[.T$176]" office:value-type="float" office:value="-29.7875" calcext:value-type="float">
            <text:p>-29,7875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275.574999999999" calcext:value-type="float">
            <text:p>275,575</text:p>
          </table:table-cell>
          <table:table-cell table:style-name="ce3" table:formula="of:=[.C79]-[.C$176]" office:value-type="float" office:value="493.7625" calcext:value-type="float">
            <text:p>493,7625</text:p>
          </table:table-cell>
          <table:table-cell table:style-name="ce3" table:formula="of:=[.D79]-[.D$176]" office:value-type="float" office:value="5905.975" calcext:value-type="float">
            <text:p>5905,975</text:p>
          </table:table-cell>
          <table:table-cell table:style-name="ce3" table:formula="of:=[.E79]-[.E$176]" office:value-type="float" office:value="4973677.75" calcext:value-type="float">
            <text:p>4973677,75</text:p>
          </table:table-cell>
          <table:table-cell table:style-name="ce3" table:formula="of:=[.F79]-[.F$176]" office:value-type="float" office:value="2401.95" calcext:value-type="float">
            <text:p>2401,95</text:p>
          </table:table-cell>
          <table:table-cell table:style-name="ce3" table:formula="of:=[.G79]-[.G$176]" office:value-type="float" office:value="221.9375" calcext:value-type="float">
            <text:p>221,9375</text:p>
          </table:table-cell>
          <table:table-cell table:style-name="ce3" table:formula="of:=[.H79]-[.H$176]" office:value-type="float" office:value="408.35" calcext:value-type="float">
            <text:p>408,35</text:p>
          </table:table-cell>
          <table:table-cell table:style-name="ce3" table:formula="of:=[.I79]-[.I$176]" office:value-type="float" office:value="64706.275" calcext:value-type="float">
            <text:p>64706,275</text:p>
          </table:table-cell>
          <table:table-cell table:style-name="ce3" table:formula="of:=[.J79]-[.J$176]" office:value-type="float" office:value="-90.25" calcext:value-type="float">
            <text:p>-90,25</text:p>
          </table:table-cell>
          <table:table-cell table:style-name="ce3" table:formula="of:=[.K79]-[.K$176]" office:value-type="float" office:value="217.3875" calcext:value-type="float">
            <text:p>217,3875</text:p>
          </table:table-cell>
          <table:table-cell table:style-name="ce3" table:formula="of:=[.L79]-[.L$176]" office:value-type="float" office:value="30.025" calcext:value-type="float">
            <text:p>30,025</text:p>
          </table:table-cell>
          <table:table-cell table:style-name="ce3" table:formula="of:=[.M79]-[.M$176]" office:value-type="float" office:value="393.0875" calcext:value-type="float">
            <text:p>393,0875</text:p>
          </table:table-cell>
          <table:table-cell table:style-name="ce3" table:formula="of:=[.N79]-[.N$176]" office:value-type="float" office:value="2493367.975" calcext:value-type="float">
            <text:p>2493367,975</text:p>
          </table:table-cell>
          <table:table-cell table:style-name="ce3" table:formula="of:=[.O79]-[.O$176]" office:value-type="float" office:value="34.375" calcext:value-type="float">
            <text:p>34,375</text:p>
          </table:table-cell>
          <table:table-cell table:style-name="ce3" table:formula="of:=[.P79]-[.P$176]" office:value-type="float" office:value="19.1625" calcext:value-type="float">
            <text:p>19,1625</text:p>
          </table:table-cell>
          <table:table-cell table:style-name="ce3" table:formula="of:=[.Q79]-[.Q$176]" office:value-type="float" office:value="-85.1000000000001" calcext:value-type="float">
            <text:p>-85,1</text:p>
          </table:table-cell>
          <table:table-cell table:style-name="ce3" table:formula="of:=[.R79]-[.R$176]" office:value-type="float" office:value="57.1875" calcext:value-type="float">
            <text:p>57,1875</text:p>
          </table:table-cell>
          <table:table-cell table:style-name="ce3" table:formula="of:=[.S79]-[.S$176]" office:value-type="float" office:value="19611.375" calcext:value-type="float">
            <text:p>19611,375</text:p>
          </table:table-cell>
          <table:table-cell table:style-name="ce3" table:formula="of:=[.T79]-[.T$176]" office:value-type="float" office:value="3.5125" calcext:value-type="float">
            <text:p>3,5125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-225.825000000001" calcext:value-type="float">
            <text:p>-225,825</text:p>
          </table:table-cell>
          <table:table-cell table:style-name="ce3" table:formula="of:=[.C80]-[.C$176]" office:value-type="float" office:value="814.7625" calcext:value-type="float">
            <text:p>814,7625</text:p>
          </table:table-cell>
          <table:table-cell table:style-name="ce3" table:formula="of:=[.D80]-[.D$176]" office:value-type="float" office:value="3193.175" calcext:value-type="float">
            <text:p>3193,175</text:p>
          </table:table-cell>
          <table:table-cell table:style-name="ce3" table:formula="of:=[.E80]-[.E$176]" office:value-type="float" office:value="4707116.65" calcext:value-type="float">
            <text:p>4707116,65</text:p>
          </table:table-cell>
          <table:table-cell table:style-name="ce3" table:formula="of:=[.F80]-[.F$176]" office:value-type="float" office:value="-989.05" calcext:value-type="float">
            <text:p>-989,05</text:p>
          </table:table-cell>
          <table:table-cell table:style-name="ce3" table:formula="of:=[.G80]-[.G$176]" office:value-type="float" office:value="-420.1625" calcext:value-type="float">
            <text:p>-420,1625</text:p>
          </table:table-cell>
          <table:table-cell table:style-name="ce3" table:formula="of:=[.H80]-[.H$176]" office:value-type="float" office:value="47.75" calcext:value-type="float">
            <text:p>47,75</text:p>
          </table:table-cell>
          <table:table-cell table:style-name="ce3" table:formula="of:=[.I80]-[.I$176]" office:value-type="float" office:value="61966.275" calcext:value-type="float">
            <text:p>61966,275</text:p>
          </table:table-cell>
          <table:table-cell table:style-name="ce3" table:formula="of:=[.J80]-[.J$176]" office:value-type="float" office:value="431.15" calcext:value-type="float">
            <text:p>431,15</text:p>
          </table:table-cell>
          <table:table-cell table:style-name="ce3" table:formula="of:=[.K80]-[.K$176]" office:value-type="float" office:value="418.1875" calcext:value-type="float">
            <text:p>418,1875</text:p>
          </table:table-cell>
          <table:table-cell table:style-name="ce3" table:formula="of:=[.L80]-[.L$176]" office:value-type="float" office:value="-140.575" calcext:value-type="float">
            <text:p>-140,575</text:p>
          </table:table-cell>
          <table:table-cell table:style-name="ce3" table:formula="of:=[.M80]-[.M$176]" office:value-type="float" office:value="413.0875" calcext:value-type="float">
            <text:p>413,0875</text:p>
          </table:table-cell>
          <table:table-cell table:style-name="ce3" table:formula="of:=[.N80]-[.N$176]" office:value-type="float" office:value="2491741.375" calcext:value-type="float">
            <text:p>2491741,375</text:p>
          </table:table-cell>
          <table:table-cell table:style-name="ce3" table:formula="of:=[.O80]-[.O$176]" office:value-type="float" office:value="34.375" calcext:value-type="float">
            <text:p>34,375</text:p>
          </table:table-cell>
          <table:table-cell table:style-name="ce3" table:formula="of:=[.P80]-[.P$176]" office:value-type="float" office:value="-30.8375" calcext:value-type="float">
            <text:p>-30,8375</text:p>
          </table:table-cell>
          <table:table-cell table:style-name="ce3" table:formula="of:=[.Q80]-[.Q$176]" office:value-type="float" office:value="-45.1000000000001" calcext:value-type="float">
            <text:p>-45,1</text:p>
          </table:table-cell>
          <table:table-cell table:style-name="ce3" table:formula="of:=[.R80]-[.R$176]" office:value-type="float" office:value="67.1875" calcext:value-type="float">
            <text:p>67,1875</text:p>
          </table:table-cell>
          <table:table-cell table:style-name="ce3" table:formula="of:=[.S80]-[.S$176]" office:value-type="float" office:value="14185.775" calcext:value-type="float">
            <text:p>14185,775</text:p>
          </table:table-cell>
          <table:table-cell table:style-name="ce3" table:formula="of:=[.T80]-[.T$176]" office:value-type="float" office:value="70.2125" calcext:value-type="float">
            <text:p>70,2125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-85.2250000000004" calcext:value-type="float">
            <text:p>-85,225</text:p>
          </table:table-cell>
          <table:table-cell table:style-name="ce3" table:formula="of:=[.C81]-[.C$176]" office:value-type="float" office:value="754.5625" calcext:value-type="float">
            <text:p>754,5625</text:p>
          </table:table-cell>
          <table:table-cell table:style-name="ce3" table:formula="of:=[.D81]-[.D$176]" office:value-type="float" office:value="8618.875" calcext:value-type="float">
            <text:p>8618,875</text:p>
          </table:table-cell>
          <table:table-cell table:style-name="ce3" table:formula="of:=[.E81]-[.E$176]" office:value-type="float" office:value="5009025.85" calcext:value-type="float">
            <text:p>5009025,85</text:p>
          </table:table-cell>
          <table:table-cell table:style-name="ce3" table:formula="of:=[.F81]-[.F$176]" office:value-type="float" office:value="-989.05" calcext:value-type="float">
            <text:p>-989,05</text:p>
          </table:table-cell>
          <table:table-cell table:style-name="ce3" table:formula="of:=[.G81]-[.G$176]" office:value-type="float" office:value="-99.1624999999997" calcext:value-type="float">
            <text:p>-99,1625</text:p>
          </table:table-cell>
          <table:table-cell table:style-name="ce3" table:formula="of:=[.H81]-[.H$176]" office:value-type="float" office:value="488.75" calcext:value-type="float">
            <text:p>488,75</text:p>
          </table:table-cell>
          <table:table-cell table:style-name="ce3" table:formula="of:=[.I81]-[.I$176]" office:value-type="float" office:value="61966.275" calcext:value-type="float">
            <text:p>61966,275</text:p>
          </table:table-cell>
          <table:table-cell table:style-name="ce3" table:formula="of:=[.J81]-[.J$176]" office:value-type="float" office:value="-170.45" calcext:value-type="float">
            <text:p>-170,45</text:p>
          </table:table-cell>
          <table:table-cell table:style-name="ce3" table:formula="of:=[.K81]-[.K$176]" office:value-type="float" office:value="-233.8125" calcext:value-type="float">
            <text:p>-233,8125</text:p>
          </table:table-cell>
          <table:table-cell table:style-name="ce3" table:formula="of:=[.L81]-[.L$176]" office:value-type="float" office:value="-19.975" calcext:value-type="float">
            <text:p>-19,975</text:p>
          </table:table-cell>
          <table:table-cell table:style-name="ce3" table:formula="of:=[.M81]-[.M$176]" office:value-type="float" office:value="412.8875" calcext:value-type="float">
            <text:p>412,8875</text:p>
          </table:table-cell>
          <table:table-cell table:style-name="ce3" table:formula="of:=[.N81]-[.N$176]" office:value-type="float" office:value="2494596.775" calcext:value-type="float">
            <text:p>2494596,775</text:p>
          </table:table-cell>
          <table:table-cell table:style-name="ce3" table:formula="of:=[.O81]-[.O$176]" office:value-type="float" office:value="55.175" calcext:value-type="float">
            <text:p>55,175</text:p>
          </table:table-cell>
          <table:table-cell table:style-name="ce3" table:formula="of:=[.P81]-[.P$176]" office:value-type="float" office:value="94.1625" calcext:value-type="float">
            <text:p>94,1625</text:p>
          </table:table-cell>
          <table:table-cell table:style-name="ce3" table:formula="of:=[.Q81]-[.Q$176]" office:value-type="float" office:value="-305.9" calcext:value-type="float">
            <text:p>-305,9</text:p>
          </table:table-cell>
          <table:table-cell table:style-name="ce3" table:formula="of:=[.R81]-[.R$176]" office:value-type="float" office:value="19.6875" calcext:value-type="float">
            <text:p>19,6875</text:p>
          </table:table-cell>
          <table:table-cell table:style-name="ce3" table:formula="of:=[.S81]-[.S$176]" office:value-type="float" office:value="19611.375" calcext:value-type="float">
            <text:p>19611,375</text:p>
          </table:table-cell>
          <table:table-cell table:style-name="ce3" table:formula="of:=[.T81]-[.T$176]" office:value-type="float" office:value="20.2125" calcext:value-type="float">
            <text:p>20,2125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-285.625000000001" calcext:value-type="float">
            <text:p>-285,625</text:p>
          </table:table-cell>
          <table:table-cell table:style-name="ce3" table:formula="of:=[.C82]-[.C$176]" office:value-type="float" office:value="734.5625" calcext:value-type="float">
            <text:p>734,5625</text:p>
          </table:table-cell>
          <table:table-cell table:style-name="ce3" table:formula="of:=[.D82]-[.D$176]" office:value-type="float" office:value="4549.575" calcext:value-type="float">
            <text:p>4549,575</text:p>
          </table:table-cell>
          <table:table-cell table:style-name="ce3" table:formula="of:=[.E82]-[.E$176]" office:value-type="float" office:value="4587373.45" calcext:value-type="float">
            <text:p>4587373,45</text:p>
          </table:table-cell>
          <table:table-cell table:style-name="ce3" table:formula="of:=[.F82]-[.F$176]" office:value-type="float" office:value="-989.05" calcext:value-type="float">
            <text:p>-989,05</text:p>
          </table:table-cell>
          <table:table-cell table:style-name="ce3" table:formula="of:=[.G82]-[.G$176]" office:value-type="float" office:value="-404.7625" calcext:value-type="float">
            <text:p>-404,7625</text:p>
          </table:table-cell>
          <table:table-cell table:style-name="ce3" table:formula="of:=[.H82]-[.H$176]" office:value-type="float" office:value="488.95" calcext:value-type="float">
            <text:p>488,95</text:p>
          </table:table-cell>
          <table:table-cell table:style-name="ce3" table:formula="of:=[.I82]-[.I$176]" office:value-type="float" office:value="64679.075" calcext:value-type="float">
            <text:p>64679,075</text:p>
          </table:table-cell>
          <table:table-cell table:style-name="ce3" table:formula="of:=[.J82]-[.J$176]" office:value-type="float" office:value="69.9500000000003" calcext:value-type="float">
            <text:p>69,95</text:p>
          </table:table-cell>
          <table:table-cell table:style-name="ce3" table:formula="of:=[.K82]-[.K$176]" office:value-type="float" office:value="-258.8125" calcext:value-type="float">
            <text:p>-258,8125</text:p>
          </table:table-cell>
          <table:table-cell table:style-name="ce3" table:formula="of:=[.L82]-[.L$176]" office:value-type="float" office:value="260.625" calcext:value-type="float">
            <text:p>260,625</text:p>
          </table:table-cell>
          <table:table-cell table:style-name="ce3" table:formula="of:=[.M82]-[.M$176]" office:value-type="float" office:value="593.4875" calcext:value-type="float">
            <text:p>593,4875</text:p>
          </table:table-cell>
          <table:table-cell table:style-name="ce3" table:formula="of:=[.N82]-[.N$176]" office:value-type="float" office:value="2581246.375" calcext:value-type="float">
            <text:p>2581246,375</text:p>
          </table:table-cell>
          <table:table-cell table:style-name="ce3" table:formula="of:=[.O82]-[.O$176]" office:value-type="float" office:value="46.875" calcext:value-type="float">
            <text:p>46,875</text:p>
          </table:table-cell>
          <table:table-cell table:style-name="ce3" table:formula="of:=[.P82]-[.P$176]" office:value-type="float" office:value="-5.83750000000001" calcext:value-type="float">
            <text:p>-5,8375</text:p>
          </table:table-cell>
          <table:table-cell table:style-name="ce3" table:formula="of:=[.Q82]-[.Q$176]" office:value-type="float" office:value="-205.5" calcext:value-type="float">
            <text:p>-205,5</text:p>
          </table:table-cell>
          <table:table-cell table:style-name="ce3" table:formula="of:=[.R82]-[.R$176]" office:value-type="float" office:value="57.1875" calcext:value-type="float">
            <text:p>57,1875</text:p>
          </table:table-cell>
          <table:table-cell table:style-name="ce3" table:formula="of:=[.S82]-[.S$176]" office:value-type="float" office:value="16898.575" calcext:value-type="float">
            <text:p>16898,575</text:p>
          </table:table-cell>
          <table:table-cell table:style-name="ce3" table:formula="of:=[.T82]-[.T$176]" office:value-type="float" office:value="10.2125" calcext:value-type="float">
            <text:p>10,2125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-586.825000000001" calcext:value-type="float">
            <text:p>-586,825</text:p>
          </table:table-cell>
          <table:table-cell table:style-name="ce3" table:formula="of:=[.C83]-[.C$176]" office:value-type="float" office:value="1075.3625" calcext:value-type="float">
            <text:p>1075,3625</text:p>
          </table:table-cell>
          <table:table-cell table:style-name="ce3" table:formula="of:=[.D83]-[.D$176]" office:value-type="float" office:value="1158.575" calcext:value-type="float">
            <text:p>1158,575</text:p>
          </table:table-cell>
          <table:table-cell table:style-name="ce3" table:formula="of:=[.E83]-[.E$176]" office:value-type="float" office:value="4823985.05" calcext:value-type="float">
            <text:p>4823985,05</text:p>
          </table:table-cell>
          <table:table-cell table:style-name="ce3" table:formula="of:=[.F83]-[.F$176]" office:value-type="float" office:value="-989.05" calcext:value-type="float">
            <text:p>-989,05</text:p>
          </table:table-cell>
          <table:table-cell table:style-name="ce3" table:formula="of:=[.G83]-[.G$176]" office:value-type="float" office:value="221.7375" calcext:value-type="float">
            <text:p>221,7375</text:p>
          </table:table-cell>
          <table:table-cell table:style-name="ce3" table:formula="of:=[.H83]-[.H$176]" office:value-type="float" office:value="-373.45" calcext:value-type="float">
            <text:p>-373,45</text:p>
          </table:table-cell>
          <table:table-cell table:style-name="ce3" table:formula="of:=[.I83]-[.I$176]" office:value-type="float" office:value="64679.075" calcext:value-type="float">
            <text:p>64679,075</text:p>
          </table:table-cell>
          <table:table-cell table:style-name="ce3" table:formula="of:=[.J83]-[.J$176]" office:value-type="float" office:value="130.15" calcext:value-type="float">
            <text:p>130,15</text:p>
          </table:table-cell>
          <table:table-cell table:style-name="ce3" table:formula="of:=[.K83]-[.K$176]" office:value-type="float" office:value="-183.6125" calcext:value-type="float">
            <text:p>-183,6125</text:p>
          </table:table-cell>
          <table:table-cell table:style-name="ce3" table:formula="of:=[.L83]-[.L$176]" office:value-type="float" office:value="80.025" calcext:value-type="float">
            <text:p>80,025</text:p>
          </table:table-cell>
          <table:table-cell table:style-name="ce3" table:formula="of:=[.M83]-[.M$176]" office:value-type="float" office:value="372.8875" calcext:value-type="float">
            <text:p>372,8875</text:p>
          </table:table-cell>
          <table:table-cell table:style-name="ce3" table:formula="of:=[.N83]-[.N$176]" office:value-type="float" office:value="2728048.775" calcext:value-type="float">
            <text:p>2728048,775</text:p>
          </table:table-cell>
          <table:table-cell table:style-name="ce3" table:formula="of:=[.O83]-[.O$176]" office:value-type="float" office:value="21.875" calcext:value-type="float">
            <text:p>21,875</text:p>
          </table:table-cell>
          <table:table-cell table:style-name="ce3" table:formula="of:=[.P83]-[.P$176]" office:value-type="float" office:value="-55.8375" calcext:value-type="float">
            <text:p>-55,8375</text:p>
          </table:table-cell>
          <table:table-cell table:style-name="ce3" table:formula="of:=[.Q83]-[.Q$176]" office:value-type="float" office:value="-406.1" calcext:value-type="float">
            <text:p>-406,1</text:p>
          </table:table-cell>
          <table:table-cell table:style-name="ce3" table:formula="of:=[.R83]-[.R$176]" office:value-type="float" office:value="-22.8125" calcext:value-type="float">
            <text:p>-22,8125</text:p>
          </table:table-cell>
          <table:table-cell table:style-name="ce3" table:formula="of:=[.S83]-[.S$176]" office:value-type="float" office:value="14185.775" calcext:value-type="float">
            <text:p>14185,775</text:p>
          </table:table-cell>
          <table:table-cell table:style-name="ce3" table:formula="of:=[.T83]-[.T$176]" office:value-type="float" office:value="45.2125" calcext:value-type="float">
            <text:p>45,2125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-65.2250000000004" calcext:value-type="float">
            <text:p>-65,225</text:p>
          </table:table-cell>
          <table:table-cell table:style-name="ce3" table:formula="of:=[.C84]-[.C$176]" office:value-type="float" office:value="653.9625" calcext:value-type="float">
            <text:p>653,9625</text:p>
          </table:table-cell>
          <table:table-cell table:style-name="ce3" table:formula="of:=[.D84]-[.D$176]" office:value-type="float" office:value="7940.575" calcext:value-type="float">
            <text:p>7940,575</text:p>
          </table:table-cell>
          <table:table-cell table:style-name="ce3" table:formula="of:=[.E84]-[.E$176]" office:value-type="float" office:value="5319208.65" calcext:value-type="float">
            <text:p>5319208,65</text:p>
          </table:table-cell>
          <table:table-cell table:style-name="ce3" table:formula="of:=[.F84]-[.F$176]" office:value-type="float" office:value="2401.95" calcext:value-type="float">
            <text:p>2401,95</text:p>
          </table:table-cell>
          <table:table-cell table:style-name="ce3" table:formula="of:=[.G84]-[.G$176]" office:value-type="float" office:value="-399.7625" calcext:value-type="float">
            <text:p>-399,7625</text:p>
          </table:table-cell>
          <table:table-cell table:style-name="ce3" table:formula="of:=[.H84]-[.H$176]" office:value-type="float" office:value="-72.6500000000001" calcext:value-type="float">
            <text:p>-72,65</text:p>
          </table:table-cell>
          <table:table-cell table:style-name="ce3" table:formula="of:=[.I84]-[.I$176]" office:value-type="float" office:value="61966.275" calcext:value-type="float">
            <text:p>61966,275</text:p>
          </table:table-cell>
          <table:table-cell table:style-name="ce3" table:formula="of:=[.J84]-[.J$176]" office:value-type="float" office:value="9.95000000000027" calcext:value-type="float">
            <text:p>9,95</text:p>
          </table:table-cell>
          <table:table-cell table:style-name="ce3" table:formula="of:=[.K84]-[.K$176]" office:value-type="float" office:value="618.6875" calcext:value-type="float">
            <text:p>618,6875</text:p>
          </table:table-cell>
          <table:table-cell table:style-name="ce3" table:formula="of:=[.L84]-[.L$176]" office:value-type="float" office:value="431.225" calcext:value-type="float">
            <text:p>431,225</text:p>
          </table:table-cell>
          <table:table-cell table:style-name="ce3" table:formula="of:=[.M84]-[.M$176]" office:value-type="float" office:value="232.2875" calcext:value-type="float">
            <text:p>232,2875</text:p>
          </table:table-cell>
          <table:table-cell table:style-name="ce3" table:formula="of:=[.N84]-[.N$176]" office:value-type="float" office:value="2761502.675" calcext:value-type="float">
            <text:p>2761502,675</text:p>
          </table:table-cell>
          <table:table-cell table:style-name="ce3" table:formula="of:=[.O84]-[.O$176]" office:value-type="float" office:value="84.375" calcext:value-type="float">
            <text:p>84,375</text:p>
          </table:table-cell>
          <table:table-cell table:style-name="ce3" table:formula="of:=[.P84]-[.P$176]" office:value-type="float" office:value="-80.8375" calcext:value-type="float">
            <text:p>-80,8375</text:p>
          </table:table-cell>
          <table:table-cell table:style-name="ce3" table:formula="of:=[.Q84]-[.Q$176]" office:value-type="float" office:value="255.7" calcext:value-type="float">
            <text:p>255,7</text:p>
          </table:table-cell>
          <table:table-cell table:style-name="ce3" table:formula="of:=[.R84]-[.R$176]" office:value-type="float" office:value="17.1875" calcext:value-type="float">
            <text:p>17,1875</text:p>
          </table:table-cell>
          <table:table-cell table:style-name="ce3" table:formula="of:=[.S84]-[.S$176]" office:value-type="float" office:value="16898.575" calcext:value-type="float">
            <text:p>16898,575</text:p>
          </table:table-cell>
          <table:table-cell table:style-name="ce3" table:formula="of:=[.T84]-[.T$176]" office:value-type="float" office:value="-29.7875" calcext:value-type="float">
            <text:p>-29,7875</text:p>
          </table:table-cell>
          <table:table-cell table:style-name="ce3" table:formula="of:=[.U84]-[.U$176]" office:value-type="float" office:value="20" calcext:value-type="float">
            <text:p>2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-727.225000000001" calcext:value-type="float">
            <text:p>-727,225</text:p>
          </table:table-cell>
          <table:table-cell table:style-name="ce3" table:formula="of:=[.C85]-[.C$176]" office:value-type="float" office:value="634.1625" calcext:value-type="float">
            <text:p>634,1625</text:p>
          </table:table-cell>
          <table:table-cell table:style-name="ce3" table:formula="of:=[.D85]-[.D$176]" office:value-type="float" office:value="3193.175" calcext:value-type="float">
            <text:p>3193,175</text:p>
          </table:table-cell>
          <table:table-cell table:style-name="ce3" table:formula="of:=[.E85]-[.E$176]" office:value-type="float" office:value="5542283.05" calcext:value-type="float">
            <text:p>5542283,05</text:p>
          </table:table-cell>
          <table:table-cell table:style-name="ce3" table:formula="of:=[.F85]-[.F$176]" office:value-type="float" office:value="-989.05" calcext:value-type="float">
            <text:p>-989,05</text:p>
          </table:table-cell>
          <table:table-cell table:style-name="ce3" table:formula="of:=[.G85]-[.G$176]" office:value-type="float" office:value="-379.7625" calcext:value-type="float">
            <text:p>-379,7625</text:p>
          </table:table-cell>
          <table:table-cell table:style-name="ce3" table:formula="of:=[.H85]-[.H$176]" office:value-type="float" office:value="7.34999999999991" calcext:value-type="float">
            <text:p>7,35</text:p>
          </table:table-cell>
          <table:table-cell table:style-name="ce3" table:formula="of:=[.I85]-[.I$176]" office:value-type="float" office:value="61966.275" calcext:value-type="float">
            <text:p>61966,275</text:p>
          </table:table-cell>
          <table:table-cell table:style-name="ce3" table:formula="of:=[.J85]-[.J$176]" office:value-type="float" office:value="-290.65" calcext:value-type="float">
            <text:p>-290,65</text:p>
          </table:table-cell>
          <table:table-cell table:style-name="ce3" table:formula="of:=[.K85]-[.K$176]" office:value-type="float" office:value="92.1875" calcext:value-type="float">
            <text:p>92,1875</text:p>
          </table:table-cell>
          <table:table-cell table:style-name="ce3" table:formula="of:=[.L85]-[.L$176]" office:value-type="float" office:value="80.225" calcext:value-type="float">
            <text:p>80,225</text:p>
          </table:table-cell>
          <table:table-cell table:style-name="ce3" table:formula="of:=[.M85]-[.M$176]" office:value-type="float" office:value="613.4875" calcext:value-type="float">
            <text:p>613,4875</text:p>
          </table:table-cell>
          <table:table-cell table:style-name="ce3" table:formula="of:=[.N85]-[.N$176]" office:value-type="float" office:value="2715115.175" calcext:value-type="float">
            <text:p>2715115,175</text:p>
          </table:table-cell>
          <table:table-cell table:style-name="ce3" table:formula="of:=[.O85]-[.O$176]" office:value-type="float" office:value="84.375" calcext:value-type="float">
            <text:p>84,375</text:p>
          </table:table-cell>
          <table:table-cell table:style-name="ce3" table:formula="of:=[.P85]-[.P$176]" office:value-type="float" office:value="-30.8375" calcext:value-type="float">
            <text:p>-30,8375</text:p>
          </table:table-cell>
          <table:table-cell table:style-name="ce3" table:formula="of:=[.Q85]-[.Q$176]" office:value-type="float" office:value="335.9" calcext:value-type="float">
            <text:p>335,9</text:p>
          </table:table-cell>
          <table:table-cell table:style-name="ce3" table:formula="of:=[.R85]-[.R$176]" office:value-type="float" office:value="69.6875" calcext:value-type="float">
            <text:p>69,6875</text:p>
          </table:table-cell>
          <table:table-cell table:style-name="ce3" table:formula="of:=[.S85]-[.S$176]" office:value-type="float" office:value="25036.975" calcext:value-type="float">
            <text:p>25036,975</text:p>
          </table:table-cell>
          <table:table-cell table:style-name="ce3" table:formula="of:=[.T85]-[.T$176]" office:value-type="float" office:value="45.2125" calcext:value-type="float">
            <text:p>45,2125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-285.825000000001" calcext:value-type="float">
            <text:p>-285,825</text:p>
          </table:table-cell>
          <table:table-cell table:style-name="ce3" table:formula="of:=[.C86]-[.C$176]" office:value-type="float" office:value="593.9625" calcext:value-type="float">
            <text:p>593,9625</text:p>
          </table:table-cell>
          <table:table-cell table:style-name="ce3" table:formula="of:=[.D86]-[.D$176]" office:value-type="float" office:value="11331.675" calcext:value-type="float">
            <text:p>11331,675</text:p>
          </table:table-cell>
          <table:table-cell table:style-name="ce3" table:formula="of:=[.E86]-[.E$176]" office:value-type="float" office:value="4916546.05" calcext:value-type="float">
            <text:p>4916546,05</text:p>
          </table:table-cell>
          <table:table-cell table:style-name="ce3" table:formula="of:=[.F86]-[.F$176]" office:value-type="float" office:value="-989.05" calcext:value-type="float">
            <text:p>-989,05</text:p>
          </table:table-cell>
          <table:table-cell table:style-name="ce3" table:formula="of:=[.G86]-[.G$176]" office:value-type="float" office:value="-861.1625" calcext:value-type="float">
            <text:p>-861,1625</text:p>
          </table:table-cell>
          <table:table-cell table:style-name="ce3" table:formula="of:=[.H86]-[.H$176]" office:value-type="float" office:value="67.5500000000002" calcext:value-type="float">
            <text:p>67,55</text:p>
          </table:table-cell>
          <table:table-cell table:style-name="ce3" table:formula="of:=[.I86]-[.I$176]" office:value-type="float" office:value="61966.275" calcext:value-type="float">
            <text:p>61966,275</text:p>
          </table:table-cell>
          <table:table-cell table:style-name="ce3" table:formula="of:=[.J86]-[.J$176]" office:value-type="float" office:value="-230.85" calcext:value-type="float">
            <text:p>-230,85</text:p>
          </table:table-cell>
          <table:table-cell table:style-name="ce3" table:formula="of:=[.K86]-[.K$176]" office:value-type="float" office:value="-33.1125000000002" calcext:value-type="float">
            <text:p>-33,1125</text:p>
          </table:table-cell>
          <table:table-cell table:style-name="ce3" table:formula="of:=[.L86]-[.L$176]" office:value-type="float" office:value="280.725" calcext:value-type="float">
            <text:p>280,725</text:p>
          </table:table-cell>
          <table:table-cell table:style-name="ce3" table:formula="of:=[.M86]-[.M$176]" office:value-type="float" office:value="493.0875" calcext:value-type="float">
            <text:p>493,0875</text:p>
          </table:table-cell>
          <table:table-cell table:style-name="ce3" table:formula="of:=[.N86]-[.N$176]" office:value-type="float" office:value="2297120.375" calcext:value-type="float">
            <text:p>2297120,375</text:p>
          </table:table-cell>
          <table:table-cell table:style-name="ce3" table:formula="of:=[.O86]-[.O$176]" office:value-type="float" office:value="134.375" calcext:value-type="float">
            <text:p>134,375</text:p>
          </table:table-cell>
          <table:table-cell table:style-name="ce3" table:formula="of:=[.P86]-[.P$176]" office:value-type="float" office:value="-80.8375" calcext:value-type="float">
            <text:p>-80,8375</text:p>
          </table:table-cell>
          <table:table-cell table:style-name="ce3" table:formula="of:=[.Q86]-[.Q$176]" office:value-type="float" office:value="75.3" calcext:value-type="float">
            <text:p>75,3</text:p>
          </table:table-cell>
          <table:table-cell table:style-name="ce3" table:formula="of:=[.R86]-[.R$176]" office:value-type="float" office:value="67.1875" calcext:value-type="float">
            <text:p>67,1875</text:p>
          </table:table-cell>
          <table:table-cell table:style-name="ce3" table:formula="of:=[.S86]-[.S$176]" office:value-type="float" office:value="30462.675" calcext:value-type="float">
            <text:p>30462,675</text:p>
          </table:table-cell>
          <table:table-cell table:style-name="ce3" table:formula="of:=[.T86]-[.T$176]" office:value-type="float" office:value="-29.7875" calcext:value-type="float">
            <text:p>-29,7875</text:p>
          </table:table-cell>
          <table:table-cell table:style-name="ce3" table:formula="of:=[.U86]-[.U$176]" office:value-type="float" office:value="0" calcext:value-type="float">
            <text:p>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125.425000000001" calcext:value-type="float">
            <text:p>-125,425</text:p>
          </table:table-cell>
          <table:table-cell table:style-name="ce3" table:formula="of:=[.C87]-[.C$176]" office:value-type="float" office:value="433.5625" calcext:value-type="float">
            <text:p>433,5625</text:p>
          </table:table-cell>
          <table:table-cell table:style-name="ce3" table:formula="of:=[.D87]-[.D$176]" office:value-type="float" office:value="4549.575" calcext:value-type="float">
            <text:p>4549,575</text:p>
          </table:table-cell>
          <table:table-cell table:style-name="ce3" table:formula="of:=[.E87]-[.E$176]" office:value-type="float" office:value="4176626.05" calcext:value-type="float">
            <text:p>4176626,05</text:p>
          </table:table-cell>
          <table:table-cell table:style-name="ce3" table:formula="of:=[.F87]-[.F$176]" office:value-type="float" office:value="-989.05" calcext:value-type="float">
            <text:p>-989,05</text:p>
          </table:table-cell>
          <table:table-cell table:style-name="ce3" table:formula="of:=[.G87]-[.G$176]" office:value-type="float" office:value="-129.0625" calcext:value-type="float">
            <text:p>-129,0625</text:p>
          </table:table-cell>
          <table:table-cell table:style-name="ce3" table:formula="of:=[.H87]-[.H$176]" office:value-type="float" office:value="268.35" calcext:value-type="float">
            <text:p>268,35</text:p>
          </table:table-cell>
          <table:table-cell table:style-name="ce3" table:formula="of:=[.I87]-[.I$176]" office:value-type="float" office:value="70131.875" calcext:value-type="float">
            <text:p>70131,875</text:p>
          </table:table-cell>
          <table:table-cell table:style-name="ce3" table:formula="of:=[.J87]-[.J$176]" office:value-type="float" office:value="-451.45" calcext:value-type="float">
            <text:p>-451,45</text:p>
          </table:table-cell>
          <table:table-cell table:style-name="ce3" table:formula="of:=[.K87]-[.K$176]" office:value-type="float" office:value="342.6875" calcext:value-type="float">
            <text:p>342,6875</text:p>
          </table:table-cell>
          <table:table-cell table:style-name="ce3" table:formula="of:=[.L87]-[.L$176]" office:value-type="float" office:value="40.025" calcext:value-type="float">
            <text:p>40,025</text:p>
          </table:table-cell>
          <table:table-cell table:style-name="ce3" table:formula="of:=[.M87]-[.M$176]" office:value-type="float" office:value="52.0875" calcext:value-type="float">
            <text:p>52,0875</text:p>
          </table:table-cell>
          <table:table-cell table:style-name="ce3" table:formula="of:=[.N87]-[.N$176]" office:value-type="float" office:value="2533003.175" calcext:value-type="float">
            <text:p>2533003,175</text:p>
          </table:table-cell>
          <table:table-cell table:style-name="ce3" table:formula="of:=[.O87]-[.O$176]" office:value-type="float" office:value="109.375" calcext:value-type="float">
            <text:p>109,375</text:p>
          </table:table-cell>
          <table:table-cell table:style-name="ce3" table:formula="of:=[.P87]-[.P$176]" office:value-type="float" office:value="-80.8375" calcext:value-type="float">
            <text:p>-80,8375</text:p>
          </table:table-cell>
          <table:table-cell table:style-name="ce3" table:formula="of:=[.Q87]-[.Q$176]" office:value-type="float" office:value="5.09999999999991" calcext:value-type="float">
            <text:p>5,1</text:p>
          </table:table-cell>
          <table:table-cell table:style-name="ce3" table:formula="of:=[.R87]-[.R$176]" office:value-type="float" office:value="144.6875" calcext:value-type="float">
            <text:p>144,6875</text:p>
          </table:table-cell>
          <table:table-cell table:style-name="ce3" table:formula="of:=[.S87]-[.S$176]" office:value-type="float" office:value="27749.775" calcext:value-type="float">
            <text:p>27749,775</text:p>
          </table:table-cell>
          <table:table-cell table:style-name="ce3" table:formula="of:=[.T87]-[.T$176]" office:value-type="float" office:value="95.2125" calcext:value-type="float">
            <text:p>95,2125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-205.625000000001" calcext:value-type="float">
            <text:p>-205,625</text:p>
          </table:table-cell>
          <table:table-cell table:style-name="ce3" table:formula="of:=[.C88]-[.C$176]" office:value-type="float" office:value="694.1625" calcext:value-type="float">
            <text:p>694,1625</text:p>
          </table:table-cell>
          <table:table-cell table:style-name="ce3" table:formula="of:=[.D88]-[.D$176]" office:value-type="float" office:value="5905.975" calcext:value-type="float">
            <text:p>5905,975</text:p>
          </table:table-cell>
          <table:table-cell table:style-name="ce3" table:formula="of:=[.E88]-[.E$176]" office:value-type="float" office:value="5172255.95" calcext:value-type="float">
            <text:p>5172255,95</text:p>
          </table:table-cell>
          <table:table-cell table:style-name="ce3" table:formula="of:=[.F88]-[.F$176]" office:value-type="float" office:value="1723.75" calcext:value-type="float">
            <text:p>1723,75</text:p>
          </table:table-cell>
          <table:table-cell table:style-name="ce3" table:formula="of:=[.G88]-[.G$176]" office:value-type="float" office:value="-460.1625" calcext:value-type="float">
            <text:p>-460,1625</text:p>
          </table:table-cell>
          <table:table-cell table:style-name="ce3" table:formula="of:=[.H88]-[.H$176]" office:value-type="float" office:value="-32.4499999999998" calcext:value-type="float">
            <text:p>-32,45</text:p>
          </table:table-cell>
          <table:table-cell table:style-name="ce3" table:formula="of:=[.I88]-[.I$176]" office:value-type="float" office:value="64706.275" calcext:value-type="float">
            <text:p>64706,275</text:p>
          </table:table-cell>
          <table:table-cell table:style-name="ce3" table:formula="of:=[.J88]-[.J$176]" office:value-type="float" office:value="466.35" calcext:value-type="float">
            <text:p>466,35</text:p>
          </table:table-cell>
          <table:table-cell table:style-name="ce3" table:formula="of:=[.K88]-[.K$176]" office:value-type="float" office:value="-108.6125" calcext:value-type="float">
            <text:p>-108,6125</text:p>
          </table:table-cell>
          <table:table-cell table:style-name="ce3" table:formula="of:=[.L88]-[.L$176]" office:value-type="float" office:value="255.725" calcext:value-type="float">
            <text:p>255,725</text:p>
          </table:table-cell>
          <table:table-cell table:style-name="ce3" table:formula="of:=[.M88]-[.M$176]" office:value-type="float" office:value="513.2875" calcext:value-type="float">
            <text:p>513,2875</text:p>
          </table:table-cell>
          <table:table-cell table:style-name="ce3" table:formula="of:=[.N88]-[.N$176]" office:value-type="float" office:value="2583777.775" calcext:value-type="float">
            <text:p>2583777,775</text:p>
          </table:table-cell>
          <table:table-cell table:style-name="ce3" table:formula="of:=[.O88]-[.O$176]" office:value-type="float" office:value="109.375" calcext:value-type="float">
            <text:p>109,375</text:p>
          </table:table-cell>
          <table:table-cell table:style-name="ce3" table:formula="of:=[.P88]-[.P$176]" office:value-type="float" office:value="94.6625" calcext:value-type="float">
            <text:p>94,6625</text:p>
          </table:table-cell>
          <table:table-cell table:style-name="ce3" table:formula="of:=[.Q88]-[.Q$176]" office:value-type="float" office:value="255.9" calcext:value-type="float">
            <text:p>255,9</text:p>
          </table:table-cell>
          <table:table-cell table:style-name="ce3" table:formula="of:=[.R88]-[.R$176]" office:value-type="float" office:value="77.1875" calcext:value-type="float">
            <text:p>77,1875</text:p>
          </table:table-cell>
          <table:table-cell table:style-name="ce3" table:formula="of:=[.S88]-[.S$176]" office:value-type="float" office:value="30489.775" calcext:value-type="float">
            <text:p>30489,775</text:p>
          </table:table-cell>
          <table:table-cell table:style-name="ce3" table:formula="of:=[.T88]-[.T$176]" office:value-type="float" office:value="-4.7875" calcext:value-type="float">
            <text:p>-4,7875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416.174999999999" calcext:value-type="float">
            <text:p>416,175</text:p>
          </table:table-cell>
          <table:table-cell table:style-name="ce3" table:formula="of:=[.C89]-[.C$176]" office:value-type="float" office:value="694.3625" calcext:value-type="float">
            <text:p>694,3625</text:p>
          </table:table-cell>
          <table:table-cell table:style-name="ce3" table:formula="of:=[.D89]-[.D$176]" office:value-type="float" office:value="7940.575" calcext:value-type="float">
            <text:p>7940,575</text:p>
          </table:table-cell>
          <table:table-cell table:style-name="ce3" table:formula="of:=[.E89]-[.E$176]" office:value-type="float" office:value="5381712.15" calcext:value-type="float">
            <text:p>5381712,15</text:p>
          </table:table-cell>
          <table:table-cell table:style-name="ce3" table:formula="of:=[.F89]-[.F$176]" office:value-type="float" office:value="-989.05" calcext:value-type="float">
            <text:p>-989,05</text:p>
          </table:table-cell>
          <table:table-cell table:style-name="ce3" table:formula="of:=[.G89]-[.G$176]" office:value-type="float" office:value="-600.5625" calcext:value-type="float">
            <text:p>-600,5625</text:p>
          </table:table-cell>
          <table:table-cell table:style-name="ce3" table:formula="of:=[.H89]-[.H$176]" office:value-type="float" office:value="-213.05" calcext:value-type="float">
            <text:p>-213,05</text:p>
          </table:table-cell>
          <table:table-cell table:style-name="ce3" table:formula="of:=[.I89]-[.I$176]" office:value-type="float" office:value="67419.075" calcext:value-type="float">
            <text:p>67419,075</text:p>
          </table:table-cell>
          <table:table-cell table:style-name="ce3" table:formula="of:=[.J89]-[.J$176]" office:value-type="float" office:value="-230.65" calcext:value-type="float">
            <text:p>-230,65</text:p>
          </table:table-cell>
          <table:table-cell table:style-name="ce3" table:formula="of:=[.K89]-[.K$176]" office:value-type="float" office:value="-258.6125" calcext:value-type="float">
            <text:p>-258,6125</text:p>
          </table:table-cell>
          <table:table-cell table:style-name="ce3" table:formula="of:=[.L89]-[.L$176]" office:value-type="float" office:value="155.225" calcext:value-type="float">
            <text:p>155,225</text:p>
          </table:table-cell>
          <table:table-cell table:style-name="ce3" table:formula="of:=[.M89]-[.M$176]" office:value-type="float" office:value="342.6875" calcext:value-type="float">
            <text:p>342,6875</text:p>
          </table:table-cell>
          <table:table-cell table:style-name="ce3" table:formula="of:=[.N89]-[.N$176]" office:value-type="float" office:value="2958934.375" calcext:value-type="float">
            <text:p>2958934,375</text:p>
          </table:table-cell>
          <table:table-cell table:style-name="ce3" table:formula="of:=[.O89]-[.O$176]" office:value-type="float" office:value="46.875" calcext:value-type="float">
            <text:p>46,875</text:p>
          </table:table-cell>
          <table:table-cell table:style-name="ce3" table:formula="of:=[.P89]-[.P$176]" office:value-type="float" office:value="-45.8375" calcext:value-type="float">
            <text:p>-45,8375</text:p>
          </table:table-cell>
          <table:table-cell table:style-name="ce3" table:formula="of:=[.Q89]-[.Q$176]" office:value-type="float" office:value="-185.7" calcext:value-type="float">
            <text:p>-185,7</text:p>
          </table:table-cell>
          <table:table-cell table:style-name="ce3" table:formula="of:=[.R89]-[.R$176]" office:value-type="float" office:value="57.1875" calcext:value-type="float">
            <text:p>57,1875</text:p>
          </table:table-cell>
          <table:table-cell table:style-name="ce3" table:formula="of:=[.S89]-[.S$176]" office:value-type="float" office:value="27749.775" calcext:value-type="float">
            <text:p>27749,775</text:p>
          </table:table-cell>
          <table:table-cell table:style-name="ce3" table:formula="of:=[.T89]-[.T$176]" office:value-type="float" office:value="30.2125" calcext:value-type="float">
            <text:p>30,2125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195.574999999999" calcext:value-type="float">
            <text:p>195,575</text:p>
          </table:table-cell>
          <table:table-cell table:style-name="ce3" table:formula="of:=[.C90]-[.C$176]" office:value-type="float" office:value="694.1625" calcext:value-type="float">
            <text:p>694,1625</text:p>
          </table:table-cell>
          <table:table-cell table:style-name="ce3" table:formula="of:=[.D90]-[.D$176]" office:value-type="float" office:value="5905.975" calcext:value-type="float">
            <text:p>5905,975</text:p>
          </table:table-cell>
          <table:table-cell table:style-name="ce3" table:formula="of:=[.E90]-[.E$176]" office:value-type="float" office:value="4856728.55" calcext:value-type="float">
            <text:p>4856728,55</text:p>
          </table:table-cell>
          <table:table-cell table:style-name="ce3" table:formula="of:=[.F90]-[.F$176]" office:value-type="float" office:value="-989.05" calcext:value-type="float">
            <text:p>-989,05</text:p>
          </table:table-cell>
          <table:table-cell table:style-name="ce3" table:formula="of:=[.G90]-[.G$176]" office:value-type="float" office:value="-455.2625" calcext:value-type="float">
            <text:p>-455,2625</text:p>
          </table:table-cell>
          <table:table-cell table:style-name="ce3" table:formula="of:=[.H90]-[.H$176]" office:value-type="float" office:value="368.35" calcext:value-type="float">
            <text:p>368,35</text:p>
          </table:table-cell>
          <table:table-cell table:style-name="ce3" table:formula="of:=[.I90]-[.I$176]" office:value-type="float" office:value="70104.675" calcext:value-type="float">
            <text:p>70104,675</text:p>
          </table:table-cell>
          <table:table-cell table:style-name="ce3" table:formula="of:=[.J90]-[.J$176]" office:value-type="float" office:value="-692.25" calcext:value-type="float">
            <text:p>-692,25</text:p>
          </table:table-cell>
          <table:table-cell table:style-name="ce3" table:formula="of:=[.K90]-[.K$176]" office:value-type="float" office:value="117.3875" calcext:value-type="float">
            <text:p>117,3875</text:p>
          </table:table-cell>
          <table:table-cell table:style-name="ce3" table:formula="of:=[.L90]-[.L$176]" office:value-type="float" office:value="180.525" calcext:value-type="float">
            <text:p>180,525</text:p>
          </table:table-cell>
          <table:table-cell table:style-name="ce3" table:formula="of:=[.M90]-[.M$176]" office:value-type="float" office:value="317.6875" calcext:value-type="float">
            <text:p>317,6875</text:p>
          </table:table-cell>
          <table:table-cell table:style-name="ce3" table:formula="of:=[.N90]-[.N$176]" office:value-type="float" office:value="2846085.175" calcext:value-type="float">
            <text:p>2846085,175</text:p>
          </table:table-cell>
          <table:table-cell table:style-name="ce3" table:formula="of:=[.O90]-[.O$176]" office:value-type="float" office:value="186.175" calcext:value-type="float">
            <text:p>186,175</text:p>
          </table:table-cell>
          <table:table-cell table:style-name="ce3" table:formula="of:=[.P90]-[.P$176]" office:value-type="float" office:value="-30.8375" calcext:value-type="float">
            <text:p>-30,8375</text:p>
          </table:table-cell>
          <table:table-cell table:style-name="ce3" table:formula="of:=[.Q90]-[.Q$176]" office:value-type="float" office:value="54.8999999999999" calcext:value-type="float">
            <text:p>54,9</text:p>
          </table:table-cell>
          <table:table-cell table:style-name="ce3" table:formula="of:=[.R90]-[.R$176]" office:value-type="float" office:value="57.1875" calcext:value-type="float">
            <text:p>57,1875</text:p>
          </table:table-cell>
          <table:table-cell table:style-name="ce3" table:formula="of:=[.S90]-[.S$176]" office:value-type="float" office:value="25036.975" calcext:value-type="float">
            <text:p>25036,975</text:p>
          </table:table-cell>
          <table:table-cell table:style-name="ce3" table:formula="of:=[.T90]-[.T$176]" office:value-type="float" office:value="-29.7875" calcext:value-type="float">
            <text:p>-29,7875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-366.225000000001" calcext:value-type="float">
            <text:p>-366,225</text:p>
          </table:table-cell>
          <table:table-cell table:style-name="ce3" table:formula="of:=[.C91]-[.C$176]" office:value-type="float" office:value="553.9625" calcext:value-type="float">
            <text:p>553,9625</text:p>
          </table:table-cell>
          <table:table-cell table:style-name="ce3" table:formula="of:=[.D91]-[.D$176]" office:value-type="float" office:value="5905.975" calcext:value-type="float">
            <text:p>5905,975</text:p>
          </table:table-cell>
          <table:table-cell table:style-name="ce3" table:formula="of:=[.E91]-[.E$176]" office:value-type="float" office:value="5493262.85" calcext:value-type="float">
            <text:p>5493262,85</text:p>
          </table:table-cell>
          <table:table-cell table:style-name="ce3" table:formula="of:=[.F91]-[.F$176]" office:value-type="float" office:value="1723.75" calcext:value-type="float">
            <text:p>1723,75</text:p>
          </table:table-cell>
          <table:table-cell table:style-name="ce3" table:formula="of:=[.G91]-[.G$176]" office:value-type="float" office:value="-620.5625" calcext:value-type="float">
            <text:p>-620,5625</text:p>
          </table:table-cell>
          <table:table-cell table:style-name="ce3" table:formula="of:=[.H91]-[.H$176]" office:value-type="float" office:value="308.15" calcext:value-type="float">
            <text:p>308,15</text:p>
          </table:table-cell>
          <table:table-cell table:style-name="ce3" table:formula="of:=[.I91]-[.I$176]" office:value-type="float" office:value="72844.675" calcext:value-type="float">
            <text:p>72844,675</text:p>
          </table:table-cell>
          <table:table-cell table:style-name="ce3" table:formula="of:=[.J91]-[.J$176]" office:value-type="float" office:value="-1193.45" calcext:value-type="float">
            <text:p>-1193,45</text:p>
          </table:table-cell>
          <table:table-cell table:style-name="ce3" table:formula="of:=[.K91]-[.K$176]" office:value-type="float" office:value="317.6875" calcext:value-type="float">
            <text:p>317,6875</text:p>
          </table:table-cell>
          <table:table-cell table:style-name="ce3" table:formula="of:=[.L91]-[.L$176]" office:value-type="float" office:value="280.725" calcext:value-type="float">
            <text:p>280,725</text:p>
          </table:table-cell>
          <table:table-cell table:style-name="ce3" table:formula="of:=[.M91]-[.M$176]" office:value-type="float" office:value="292.4875" calcext:value-type="float">
            <text:p>292,4875</text:p>
          </table:table-cell>
          <table:table-cell table:style-name="ce3" table:formula="of:=[.N91]-[.N$176]" office:value-type="float" office:value="2732409.975" calcext:value-type="float">
            <text:p>2732409,975</text:p>
          </table:table-cell>
          <table:table-cell table:style-name="ce3" table:formula="of:=[.O91]-[.O$176]" office:value-type="float" office:value="246.875" calcext:value-type="float">
            <text:p>246,875</text:p>
          </table:table-cell>
          <table:table-cell table:style-name="ce3" table:formula="of:=[.P91]-[.P$176]" office:value-type="float" office:value="27.4625" calcext:value-type="float">
            <text:p>27,4625</text:p>
          </table:table-cell>
          <table:table-cell table:style-name="ce3" table:formula="of:=[.Q91]-[.Q$176]" office:value-type="float" office:value="376.3" calcext:value-type="float">
            <text:p>376,3</text:p>
          </table:table-cell>
          <table:table-cell table:style-name="ce3" table:formula="of:=[.R91]-[.R$176]" office:value-type="float" office:value="94.6875" calcext:value-type="float">
            <text:p>94,6875</text:p>
          </table:table-cell>
          <table:table-cell table:style-name="ce3" table:formula="of:=[.S91]-[.S$176]" office:value-type="float" office:value="25036.975" calcext:value-type="float">
            <text:p>25036,975</text:p>
          </table:table-cell>
          <table:table-cell table:style-name="ce3" table:formula="of:=[.T91]-[.T$176]" office:value-type="float" office:value="70.5125" calcext:value-type="float">
            <text:p>70,5125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115.374999999999" calcext:value-type="float">
            <text:p>115,375</text:p>
          </table:table-cell>
          <table:table-cell table:style-name="ce3" table:formula="of:=[.C92]-[.C$176]" office:value-type="float" office:value="533.7625" calcext:value-type="float">
            <text:p>533,7625</text:p>
          </table:table-cell>
          <table:table-cell table:style-name="ce3" table:formula="of:=[.D92]-[.D$176]" office:value-type="float" office:value="5905.975" calcext:value-type="float">
            <text:p>5905,975</text:p>
          </table:table-cell>
          <table:table-cell table:style-name="ce3" table:formula="of:=[.E92]-[.E$176]" office:value-type="float" office:value="4875718.25" calcext:value-type="float">
            <text:p>4875718,25</text:p>
          </table:table-cell>
          <table:table-cell table:style-name="ce3" table:formula="of:=[.F92]-[.F$176]" office:value-type="float" office:value="-989.05" calcext:value-type="float">
            <text:p>-989,05</text:p>
          </table:table-cell>
          <table:table-cell table:style-name="ce3" table:formula="of:=[.G92]-[.G$176]" office:value-type="float" office:value="-580.5625" calcext:value-type="float">
            <text:p>-580,5625</text:p>
          </table:table-cell>
          <table:table-cell table:style-name="ce3" table:formula="of:=[.H92]-[.H$176]" office:value-type="float" office:value="-32.6500000000001" calcext:value-type="float">
            <text:p>-32,65</text:p>
          </table:table-cell>
          <table:table-cell table:style-name="ce3" table:formula="of:=[.I92]-[.I$176]" office:value-type="float" office:value="72844.675" calcext:value-type="float">
            <text:p>72844,675</text:p>
          </table:table-cell>
          <table:table-cell table:style-name="ce3" table:formula="of:=[.J92]-[.J$176]" office:value-type="float" office:value="471.15" calcext:value-type="float">
            <text:p>471,15</text:p>
          </table:table-cell>
          <table:table-cell table:style-name="ce3" table:formula="of:=[.K92]-[.K$176]" office:value-type="float" office:value="117.3875" calcext:value-type="float">
            <text:p>117,3875</text:p>
          </table:table-cell>
          <table:table-cell table:style-name="ce3" table:formula="of:=[.L92]-[.L$176]" office:value-type="float" office:value="55.025" calcext:value-type="float">
            <text:p>55,025</text:p>
          </table:table-cell>
          <table:table-cell table:style-name="ce3" table:formula="of:=[.M92]-[.M$176]" office:value-type="float" office:value="533.0875" calcext:value-type="float">
            <text:p>533,0875</text:p>
          </table:table-cell>
          <table:table-cell table:style-name="ce3" table:formula="of:=[.N92]-[.N$176]" office:value-type="float" office:value="2868310.975" calcext:value-type="float">
            <text:p>2868310,975</text:p>
          </table:table-cell>
          <table:table-cell table:style-name="ce3" table:formula="of:=[.O92]-[.O$176]" office:value-type="float" office:value="21.875" calcext:value-type="float">
            <text:p>21,875</text:p>
          </table:table-cell>
          <table:table-cell table:style-name="ce3" table:formula="of:=[.P92]-[.P$176]" office:value-type="float" office:value="14.1625" calcext:value-type="float">
            <text:p>14,1625</text:p>
          </table:table-cell>
          <table:table-cell table:style-name="ce3" table:formula="of:=[.Q92]-[.Q$176]" office:value-type="float" office:value="-185.5" calcext:value-type="float">
            <text:p>-185,5</text:p>
          </table:table-cell>
          <table:table-cell table:style-name="ce3" table:formula="of:=[.R92]-[.R$176]" office:value-type="float" office:value="32.1875" calcext:value-type="float">
            <text:p>32,1875</text:p>
          </table:table-cell>
          <table:table-cell table:style-name="ce3" table:formula="of:=[.S92]-[.S$176]" office:value-type="float" office:value="30462.675" calcext:value-type="float">
            <text:p>30462,675</text:p>
          </table:table-cell>
          <table:table-cell table:style-name="ce3" table:formula="of:=[.T92]-[.T$176]" office:value-type="float" office:value="-4.7875" calcext:value-type="float">
            <text:p>-4,7875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5.02500000000055" calcext:value-type="float">
            <text:p>-5,025</text:p>
          </table:table-cell>
          <table:table-cell table:style-name="ce3" table:formula="of:=[.C93]-[.C$176]" office:value-type="float" office:value="814.3625" calcext:value-type="float">
            <text:p>814,3625</text:p>
          </table:table-cell>
          <table:table-cell table:style-name="ce3" table:formula="of:=[.D93]-[.D$176]" office:value-type="float" office:value="11331.675" calcext:value-type="float">
            <text:p>11331,675</text:p>
          </table:table-cell>
          <table:table-cell table:style-name="ce3" table:formula="of:=[.E93]-[.E$176]" office:value-type="float" office:value="5305590.35" calcext:value-type="float">
            <text:p>5305590,35</text:p>
          </table:table-cell>
          <table:table-cell table:style-name="ce3" table:formula="of:=[.F93]-[.F$176]" office:value-type="float" office:value="3532.35" calcext:value-type="float">
            <text:p>3532,35</text:p>
          </table:table-cell>
          <table:table-cell table:style-name="ce3" table:formula="of:=[.G93]-[.G$176]" office:value-type="float" office:value="-229.5625" calcext:value-type="float">
            <text:p>-229,5625</text:p>
          </table:table-cell>
          <table:table-cell table:style-name="ce3" table:formula="of:=[.H93]-[.H$176]" office:value-type="float" office:value="-62.75" calcext:value-type="float">
            <text:p>-62,75</text:p>
          </table:table-cell>
          <table:table-cell table:style-name="ce3" table:formula="of:=[.I93]-[.I$176]" office:value-type="float" office:value="78270.275" calcext:value-type="float">
            <text:p>78270,275</text:p>
          </table:table-cell>
          <table:table-cell table:style-name="ce3" table:formula="of:=[.J93]-[.J$176]" office:value-type="float" office:value="-351.05" calcext:value-type="float">
            <text:p>-351,05</text:p>
          </table:table-cell>
          <table:table-cell table:style-name="ce3" table:formula="of:=[.K93]-[.K$176]" office:value-type="float" office:value="-208.6125" calcext:value-type="float">
            <text:p>-208,6125</text:p>
          </table:table-cell>
          <table:table-cell table:style-name="ce3" table:formula="of:=[.L93]-[.L$176]" office:value-type="float" office:value="-45.275" calcext:value-type="float">
            <text:p>-45,275</text:p>
          </table:table-cell>
          <table:table-cell table:style-name="ce3" table:formula="of:=[.M93]-[.M$176]" office:value-type="float" office:value="212.4875" calcext:value-type="float">
            <text:p>212,4875</text:p>
          </table:table-cell>
          <table:table-cell table:style-name="ce3" table:formula="of:=[.N93]-[.N$176]" office:value-type="float" office:value="2971586.875" calcext:value-type="float">
            <text:p>2971586,875</text:p>
          </table:table-cell>
          <table:table-cell table:style-name="ce3" table:formula="of:=[.O93]-[.O$176]" office:value-type="float" office:value="71.875" calcext:value-type="float">
            <text:p>71,875</text:p>
          </table:table-cell>
          <table:table-cell table:style-name="ce3" table:formula="of:=[.P93]-[.P$176]" office:value-type="float" office:value="-30.8375" calcext:value-type="float">
            <text:p>-30,8375</text:p>
          </table:table-cell>
          <table:table-cell table:style-name="ce3" table:formula="of:=[.Q93]-[.Q$176]" office:value-type="float" office:value="75.0999999999999" calcext:value-type="float">
            <text:p>75,1</text:p>
          </table:table-cell>
          <table:table-cell table:style-name="ce3" table:formula="of:=[.R93]-[.R$176]" office:value-type="float" office:value="17.1875" calcext:value-type="float">
            <text:p>17,1875</text:p>
          </table:table-cell>
          <table:table-cell table:style-name="ce3" table:formula="of:=[.S93]-[.S$176]" office:value-type="float" office:value="30462.675" calcext:value-type="float">
            <text:p>30462,675</text:p>
          </table:table-cell>
          <table:table-cell table:style-name="ce3" table:formula="of:=[.T93]-[.T$176]" office:value-type="float" office:value="-4.7875" calcext:value-type="float">
            <text:p>-4,7875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-225.625000000001" calcext:value-type="float">
            <text:p>-225,625</text:p>
          </table:table-cell>
          <table:table-cell table:style-name="ce3" table:formula="of:=[.C94]-[.C$176]" office:value-type="float" office:value="614.1625" calcext:value-type="float">
            <text:p>614,1625</text:p>
          </table:table-cell>
          <table:table-cell table:style-name="ce3" table:formula="of:=[.D94]-[.D$176]" office:value-type="float" office:value="8618.875" calcext:value-type="float">
            <text:p>8618,875</text:p>
          </table:table-cell>
          <table:table-cell table:style-name="ce3" table:formula="of:=[.E94]-[.E$176]" office:value-type="float" office:value="5150525.95" calcext:value-type="float">
            <text:p>5150525,95</text:p>
          </table:table-cell>
          <table:table-cell table:style-name="ce3" table:formula="of:=[.F94]-[.F$176]" office:value-type="float" office:value="-989.05" calcext:value-type="float">
            <text:p>-989,05</text:p>
          </table:table-cell>
          <table:table-cell table:style-name="ce3" table:formula="of:=[.G94]-[.G$176]" office:value-type="float" office:value="-29.0624999999998" calcext:value-type="float">
            <text:p>-29,0625</text:p>
          </table:table-cell>
          <table:table-cell table:style-name="ce3" table:formula="of:=[.H94]-[.H$176]" office:value-type="float" office:value="-213.05" calcext:value-type="float">
            <text:p>-213,05</text:p>
          </table:table-cell>
          <table:table-cell table:style-name="ce3" table:formula="of:=[.I94]-[.I$176]" office:value-type="float" office:value="75557.475" calcext:value-type="float">
            <text:p>75557,475</text:p>
          </table:table-cell>
          <table:table-cell table:style-name="ce3" table:formula="of:=[.J94]-[.J$176]" office:value-type="float" office:value="-10.25" calcext:value-type="float">
            <text:p>-10,25</text:p>
          </table:table-cell>
          <table:table-cell table:style-name="ce3" table:formula="of:=[.K94]-[.K$176]" office:value-type="float" office:value="-58.3125" calcext:value-type="float">
            <text:p>-58,3125</text:p>
          </table:table-cell>
          <table:table-cell table:style-name="ce3" table:formula="of:=[.L94]-[.L$176]" office:value-type="float" office:value="240.425" calcext:value-type="float">
            <text:p>240,425</text:p>
          </table:table-cell>
          <table:table-cell table:style-name="ce3" table:formula="of:=[.M94]-[.M$176]" office:value-type="float" office:value="212.4875" calcext:value-type="float">
            <text:p>212,4875</text:p>
          </table:table-cell>
          <table:table-cell table:style-name="ce3" table:formula="of:=[.N94]-[.N$176]" office:value-type="float" office:value="2872350.375" calcext:value-type="float">
            <text:p>2872350,375</text:p>
          </table:table-cell>
          <table:table-cell table:style-name="ce3" table:formula="of:=[.O94]-[.O$176]" office:value-type="float" office:value="71.875" calcext:value-type="float">
            <text:p>71,875</text:p>
          </table:table-cell>
          <table:table-cell table:style-name="ce3" table:formula="of:=[.P94]-[.P$176]" office:value-type="float" office:value="27.8625" calcext:value-type="float">
            <text:p>27,8625</text:p>
          </table:table-cell>
          <table:table-cell table:style-name="ce3" table:formula="of:=[.Q94]-[.Q$176]" office:value-type="float" office:value="-165.5" calcext:value-type="float">
            <text:p>-165,5</text:p>
          </table:table-cell>
          <table:table-cell table:style-name="ce3" table:formula="of:=[.R94]-[.R$176]" office:value-type="float" office:value="57.1875" calcext:value-type="float">
            <text:p>57,1875</text:p>
          </table:table-cell>
          <table:table-cell table:style-name="ce3" table:formula="of:=[.S94]-[.S$176]" office:value-type="float" office:value="30489.775" calcext:value-type="float">
            <text:p>30489,775</text:p>
          </table:table-cell>
          <table:table-cell table:style-name="ce3" table:formula="of:=[.T94]-[.T$176]" office:value-type="float" office:value="10.2125" calcext:value-type="float">
            <text:p>10,2125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-326.025000000001" calcext:value-type="float">
            <text:p>-326,025</text:p>
          </table:table-cell>
          <table:table-cell table:style-name="ce3" table:formula="of:=[.C95]-[.C$176]" office:value-type="float" office:value="373.3625" calcext:value-type="float">
            <text:p>373,3625</text:p>
          </table:table-cell>
          <table:table-cell table:style-name="ce3" table:formula="of:=[.D95]-[.D$176]" office:value-type="float" office:value="8618.875" calcext:value-type="float">
            <text:p>8618,875</text:p>
          </table:table-cell>
          <table:table-cell table:style-name="ce3" table:formula="of:=[.E95]-[.E$176]" office:value-type="float" office:value="4943728.55" calcext:value-type="float">
            <text:p>4943728,55</text:p>
          </table:table-cell>
          <table:table-cell table:style-name="ce3" table:formula="of:=[.F95]-[.F$176]" office:value-type="float" office:value="-989.05" calcext:value-type="float">
            <text:p>-989,05</text:p>
          </table:table-cell>
          <table:table-cell table:style-name="ce3" table:formula="of:=[.G95]-[.G$176]" office:value-type="float" office:value="-600.3625" calcext:value-type="float">
            <text:p>-600,3625</text:p>
          </table:table-cell>
          <table:table-cell table:style-name="ce3" table:formula="of:=[.H95]-[.H$176]" office:value-type="float" office:value="188.15" calcext:value-type="float">
            <text:p>188,15</text:p>
          </table:table-cell>
          <table:table-cell table:style-name="ce3" table:formula="of:=[.I95]-[.I$176]" office:value-type="float" office:value="78270.275" calcext:value-type="float">
            <text:p>78270,275</text:p>
          </table:table-cell>
          <table:table-cell table:style-name="ce3" table:formula="of:=[.J95]-[.J$176]" office:value-type="float" office:value="-170.65" calcext:value-type="float">
            <text:p>-170,65</text:p>
          </table:table-cell>
          <table:table-cell table:style-name="ce3" table:formula="of:=[.K95]-[.K$176]" office:value-type="float" office:value="-208.6125" calcext:value-type="float">
            <text:p>-208,6125</text:p>
          </table:table-cell>
          <table:table-cell table:style-name="ce3" table:formula="of:=[.L95]-[.L$176]" office:value-type="float" office:value="380.725" calcext:value-type="float">
            <text:p>380,725</text:p>
          </table:table-cell>
          <table:table-cell table:style-name="ce3" table:formula="of:=[.M95]-[.M$176]" office:value-type="float" office:value="312.6875" calcext:value-type="float">
            <text:p>312,6875</text:p>
          </table:table-cell>
          <table:table-cell table:style-name="ce3" table:formula="of:=[.N95]-[.N$176]" office:value-type="float" office:value="2791774.375" calcext:value-type="float">
            <text:p>2791774,375</text:p>
          </table:table-cell>
          <table:table-cell table:style-name="ce3" table:formula="of:=[.O95]-[.O$176]" office:value-type="float" office:value="-15.625" calcext:value-type="float">
            <text:p>-15,625</text:p>
          </table:table-cell>
          <table:table-cell table:style-name="ce3" table:formula="of:=[.P95]-[.P$176]" office:value-type="float" office:value="-80.8375" calcext:value-type="float">
            <text:p>-80,8375</text:p>
          </table:table-cell>
          <table:table-cell table:style-name="ce3" table:formula="of:=[.Q95]-[.Q$176]" office:value-type="float" office:value="-5.10000000000014" calcext:value-type="float">
            <text:p>-5,1</text:p>
          </table:table-cell>
          <table:table-cell table:style-name="ce3" table:formula="of:=[.R95]-[.R$176]" office:value-type="float" office:value="67.1875" calcext:value-type="float">
            <text:p>67,1875</text:p>
          </table:table-cell>
          <table:table-cell table:style-name="ce3" table:formula="of:=[.S95]-[.S$176]" office:value-type="float" office:value="33175.475" calcext:value-type="float">
            <text:p>33175,475</text:p>
          </table:table-cell>
          <table:table-cell table:style-name="ce3" table:formula="of:=[.T95]-[.T$176]" office:value-type="float" office:value="45.2125" calcext:value-type="float">
            <text:p>45,2125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35.1749999999993" calcext:value-type="float">
            <text:p>35,175</text:p>
          </table:table-cell>
          <table:table-cell table:style-name="ce3" table:formula="of:=[.C96]-[.C$176]" office:value-type="float" office:value="483.6625" calcext:value-type="float">
            <text:p>483,6625</text:p>
          </table:table-cell>
          <table:table-cell table:style-name="ce3" table:formula="of:=[.D96]-[.D$176]" office:value-type="float" office:value="5905.975" calcext:value-type="float">
            <text:p>5905,975</text:p>
          </table:table-cell>
          <table:table-cell table:style-name="ce3" table:formula="of:=[.E96]-[.E$176]" office:value-type="float" office:value="5599387.95" calcext:value-type="float">
            <text:p>5599387,95</text:p>
          </table:table-cell>
          <table:table-cell table:style-name="ce3" table:formula="of:=[.F96]-[.F$176]" office:value-type="float" office:value="-989.05" calcext:value-type="float">
            <text:p>-989,05</text:p>
          </table:table-cell>
          <table:table-cell table:style-name="ce3" table:formula="of:=[.G96]-[.G$176]" office:value-type="float" office:value="71.4375000000002" calcext:value-type="float">
            <text:p>71,4375</text:p>
          </table:table-cell>
          <table:table-cell table:style-name="ce3" table:formula="of:=[.H96]-[.H$176]" office:value-type="float" office:value="127.75" calcext:value-type="float">
            <text:p>127,75</text:p>
          </table:table-cell>
          <table:table-cell table:style-name="ce3" table:formula="of:=[.I96]-[.I$176]" office:value-type="float" office:value="75557.475" calcext:value-type="float">
            <text:p>75557,475</text:p>
          </table:table-cell>
          <table:table-cell table:style-name="ce3" table:formula="of:=[.J96]-[.J$176]" office:value-type="float" office:value="150.15" calcext:value-type="float">
            <text:p>150,15</text:p>
          </table:table-cell>
          <table:table-cell table:style-name="ce3" table:formula="of:=[.K96]-[.K$176]" office:value-type="float" office:value="-83.3125" calcext:value-type="float">
            <text:p>-83,3125</text:p>
          </table:table-cell>
          <table:table-cell table:style-name="ce3" table:formula="of:=[.L96]-[.L$176]" office:value-type="float" office:value="300.625" calcext:value-type="float">
            <text:p>300,625</text:p>
          </table:table-cell>
          <table:table-cell table:style-name="ce3" table:formula="of:=[.M96]-[.M$176]" office:value-type="float" office:value="493.1875" calcext:value-type="float">
            <text:p>493,1875</text:p>
          </table:table-cell>
          <table:table-cell table:style-name="ce3" table:formula="of:=[.N96]-[.N$176]" office:value-type="float" office:value="2980587.075" calcext:value-type="float">
            <text:p>2980587,075</text:p>
          </table:table-cell>
          <table:table-cell table:style-name="ce3" table:formula="of:=[.O96]-[.O$176]" office:value-type="float" office:value="100.475" calcext:value-type="float">
            <text:p>100,475</text:p>
          </table:table-cell>
          <table:table-cell table:style-name="ce3" table:formula="of:=[.P96]-[.P$176]" office:value-type="float" office:value="-55.8375" calcext:value-type="float">
            <text:p>-55,8375</text:p>
          </table:table-cell>
          <table:table-cell table:style-name="ce3" table:formula="of:=[.Q96]-[.Q$176]" office:value-type="float" office:value="-85.3" calcext:value-type="float">
            <text:p>-85,3</text:p>
          </table:table-cell>
          <table:table-cell table:style-name="ce3" table:formula="of:=[.R96]-[.R$176]" office:value-type="float" office:value="77.1875" calcext:value-type="float">
            <text:p>77,1875</text:p>
          </table:table-cell>
          <table:table-cell table:style-name="ce3" table:formula="of:=[.S96]-[.S$176]" office:value-type="float" office:value="30489.775" calcext:value-type="float">
            <text:p>30489,775</text:p>
          </table:table-cell>
          <table:table-cell table:style-name="ce3" table:formula="of:=[.T96]-[.T$176]" office:value-type="float" office:value="20.2125" calcext:value-type="float">
            <text:p>20,2125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-586.625000000001" calcext:value-type="float">
            <text:p>-586,625</text:p>
          </table:table-cell>
          <table:table-cell table:style-name="ce3" table:formula="of:=[.C97]-[.C$176]" office:value-type="float" office:value="573.9625" calcext:value-type="float">
            <text:p>573,9625</text:p>
          </table:table-cell>
          <table:table-cell table:style-name="ce3" table:formula="of:=[.D97]-[.D$176]" office:value-type="float" office:value="5905.975" calcext:value-type="float">
            <text:p>5905,975</text:p>
          </table:table-cell>
          <table:table-cell table:style-name="ce3" table:formula="of:=[.E97]-[.E$176]" office:value-type="float" office:value="4698924.05" calcext:value-type="float">
            <text:p>4698924,05</text:p>
          </table:table-cell>
          <table:table-cell table:style-name="ce3" table:formula="of:=[.F97]-[.F$176]" office:value-type="float" office:value="-989.05" calcext:value-type="float">
            <text:p>-989,05</text:p>
          </table:table-cell>
          <table:table-cell table:style-name="ce3" table:formula="of:=[.G97]-[.G$176]" office:value-type="float" office:value="-259.5625" calcext:value-type="float">
            <text:p>-259,5625</text:p>
          </table:table-cell>
          <table:table-cell table:style-name="ce3" table:formula="of:=[.H97]-[.H$176]" office:value-type="float" office:value="-92.8499999999999" calcext:value-type="float">
            <text:p>-92,85</text:p>
          </table:table-cell>
          <table:table-cell table:style-name="ce3" table:formula="of:=[.I97]-[.I$176]" office:value-type="float" office:value="81010.275" calcext:value-type="float">
            <text:p>81010,275</text:p>
          </table:table-cell>
          <table:table-cell table:style-name="ce3" table:formula="of:=[.J97]-[.J$176]" office:value-type="float" office:value="-110.25" calcext:value-type="float">
            <text:p>-110,25</text:p>
          </table:table-cell>
          <table:table-cell table:style-name="ce3" table:formula="of:=[.K97]-[.K$176]" office:value-type="float" office:value="192.1875" calcext:value-type="float">
            <text:p>192,1875</text:p>
          </table:table-cell>
          <table:table-cell table:style-name="ce3" table:formula="of:=[.L97]-[.L$176]" office:value-type="float" office:value="305.725" calcext:value-type="float">
            <text:p>305,725</text:p>
          </table:table-cell>
          <table:table-cell table:style-name="ce3" table:formula="of:=[.M97]-[.M$176]" office:value-type="float" office:value="292.4875" calcext:value-type="float">
            <text:p>292,4875</text:p>
          </table:table-cell>
          <table:table-cell table:style-name="ce3" table:formula="of:=[.N97]-[.N$176]" office:value-type="float" office:value="2882578.975" calcext:value-type="float">
            <text:p>2882578,975</text:p>
          </table:table-cell>
          <table:table-cell table:style-name="ce3" table:formula="of:=[.O97]-[.O$176]" office:value-type="float" office:value="21.875" calcext:value-type="float">
            <text:p>21,875</text:p>
          </table:table-cell>
          <table:table-cell table:style-name="ce3" table:formula="of:=[.P97]-[.P$176]" office:value-type="float" office:value="-105.8375" calcext:value-type="float">
            <text:p>-105,8375</text:p>
          </table:table-cell>
          <table:table-cell table:style-name="ce3" table:formula="of:=[.Q97]-[.Q$176]" office:value-type="float" office:value="-170.4" calcext:value-type="float">
            <text:p>-170,4</text:p>
          </table:table-cell>
          <table:table-cell table:style-name="ce3" table:formula="of:=[.R97]-[.R$176]" office:value-type="float" office:value="57.1875" calcext:value-type="float">
            <text:p>57,1875</text:p>
          </table:table-cell>
          <table:table-cell table:style-name="ce3" table:formula="of:=[.S97]-[.S$176]" office:value-type="float" office:value="30462.675" calcext:value-type="float">
            <text:p>30462,675</text:p>
          </table:table-cell>
          <table:table-cell table:style-name="ce3" table:formula="of:=[.T97]-[.T$176]" office:value-type="float" office:value="-4.7875" calcext:value-type="float">
            <text:p>-4,787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546.825000000001" calcext:value-type="float">
            <text:p>-546,825</text:p>
          </table:table-cell>
          <table:table-cell table:style-name="ce3" table:formula="of:=[.C98]-[.C$176]" office:value-type="float" office:value="433.5625" calcext:value-type="float">
            <text:p>433,5625</text:p>
          </table:table-cell>
          <table:table-cell table:style-name="ce3" table:formula="of:=[.D98]-[.D$176]" office:value-type="float" office:value="11331.675" calcext:value-type="float">
            <text:p>11331,675</text:p>
          </table:table-cell>
          <table:table-cell table:style-name="ce3" table:formula="of:=[.E98]-[.E$176]" office:value-type="float" office:value="5253911.05" calcext:value-type="float">
            <text:p>5253911,05</text:p>
          </table:table-cell>
          <table:table-cell table:style-name="ce3" table:formula="of:=[.F98]-[.F$176]" office:value-type="float" office:value="-989.05" calcext:value-type="float">
            <text:p>-989,05</text:p>
          </table:table-cell>
          <table:table-cell table:style-name="ce3" table:formula="of:=[.G98]-[.G$176]" office:value-type="float" office:value="-229.5625" calcext:value-type="float">
            <text:p>-229,5625</text:p>
          </table:table-cell>
          <table:table-cell table:style-name="ce3" table:formula="of:=[.H98]-[.H$176]" office:value-type="float" office:value="-393.45" calcext:value-type="float">
            <text:p>-393,45</text:p>
          </table:table-cell>
          <table:table-cell table:style-name="ce3" table:formula="of:=[.I98]-[.I$176]" office:value-type="float" office:value="86435.875" calcext:value-type="float">
            <text:p>86435,875</text:p>
          </table:table-cell>
          <table:table-cell table:style-name="ce3" table:formula="of:=[.J98]-[.J$176]" office:value-type="float" office:value="-90.4499999999998" calcext:value-type="float">
            <text:p>-90,45</text:p>
          </table:table-cell>
          <table:table-cell table:style-name="ce3" table:formula="of:=[.K98]-[.K$176]" office:value-type="float" office:value="-459.3125" calcext:value-type="float">
            <text:p>-459,3125</text:p>
          </table:table-cell>
          <table:table-cell table:style-name="ce3" table:formula="of:=[.L98]-[.L$176]" office:value-type="float" office:value="30.025" calcext:value-type="float">
            <text:p>30,025</text:p>
          </table:table-cell>
          <table:table-cell table:style-name="ce3" table:formula="of:=[.M98]-[.M$176]" office:value-type="float" office:value="493.0875" calcext:value-type="float">
            <text:p>493,0875</text:p>
          </table:table-cell>
          <table:table-cell table:style-name="ce3" table:formula="of:=[.N98]-[.N$176]" office:value-type="float" office:value="2782903.975" calcext:value-type="float">
            <text:p>2782903,975</text:p>
          </table:table-cell>
          <table:table-cell table:style-name="ce3" table:formula="of:=[.O98]-[.O$176]" office:value-type="float" office:value="71.875" calcext:value-type="float">
            <text:p>71,875</text:p>
          </table:table-cell>
          <table:table-cell table:style-name="ce3" table:formula="of:=[.P98]-[.P$176]" office:value-type="float" office:value="-65.8375" calcext:value-type="float">
            <text:p>-65,8375</text:p>
          </table:table-cell>
          <table:table-cell table:style-name="ce3" table:formula="of:=[.Q98]-[.Q$176]" office:value-type="float" office:value="-306.1" calcext:value-type="float">
            <text:p>-306,1</text:p>
          </table:table-cell>
          <table:table-cell table:style-name="ce3" table:formula="of:=[.R98]-[.R$176]" office:value-type="float" office:value="87.1875" calcext:value-type="float">
            <text:p>87,1875</text:p>
          </table:table-cell>
          <table:table-cell table:style-name="ce3" table:formula="of:=[.S98]-[.S$176]" office:value-type="float" office:value="30462.675" calcext:value-type="float">
            <text:p>30462,675</text:p>
          </table:table-cell>
          <table:table-cell table:style-name="ce3" table:formula="of:=[.T98]-[.T$176]" office:value-type="float" office:value="-4.7875" calcext:value-type="float">
            <text:p>-4,7875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95.3749999999991" calcext:value-type="float">
            <text:p>95,375</text:p>
          </table:table-cell>
          <table:table-cell table:style-name="ce3" table:formula="of:=[.C99]-[.C$176]" office:value-type="float" office:value="433.9625" calcext:value-type="float">
            <text:p>433,9625</text:p>
          </table:table-cell>
          <table:table-cell table:style-name="ce3" table:formula="of:=[.D99]-[.D$176]" office:value-type="float" office:value="8618.875" calcext:value-type="float">
            <text:p>8618,875</text:p>
          </table:table-cell>
          <table:table-cell table:style-name="ce3" table:formula="of:=[.E99]-[.E$176]" office:value-type="float" office:value="4756082.85" calcext:value-type="float">
            <text:p>4756082,85</text:p>
          </table:table-cell>
          <table:table-cell table:style-name="ce3" table:formula="of:=[.F99]-[.F$176]" office:value-type="float" office:value="-989.05" calcext:value-type="float">
            <text:p>-989,05</text:p>
          </table:table-cell>
          <table:table-cell table:style-name="ce3" table:formula="of:=[.G99]-[.G$176]" office:value-type="float" office:value="-219.3625" calcext:value-type="float">
            <text:p>-219,3625</text:p>
          </table:table-cell>
          <table:table-cell table:style-name="ce3" table:formula="of:=[.H99]-[.H$176]" office:value-type="float" office:value="-253.25" calcext:value-type="float">
            <text:p>-253,25</text:p>
          </table:table-cell>
          <table:table-cell table:style-name="ce3" table:formula="of:=[.I99]-[.I$176]" office:value-type="float" office:value="80983.075" calcext:value-type="float">
            <text:p>80983,075</text:p>
          </table:table-cell>
          <table:table-cell table:style-name="ce3" table:formula="of:=[.J99]-[.J$176]" office:value-type="float" office:value="-150.45" calcext:value-type="float">
            <text:p>-150,45</text:p>
          </table:table-cell>
          <table:table-cell table:style-name="ce3" table:formula="of:=[.K99]-[.K$176]" office:value-type="float" office:value="267.6875" calcext:value-type="float">
            <text:p>267,6875</text:p>
          </table:table-cell>
          <table:table-cell table:style-name="ce3" table:formula="of:=[.L99]-[.L$176]" office:value-type="float" office:value="40.025" calcext:value-type="float">
            <text:p>40,025</text:p>
          </table:table-cell>
          <table:table-cell table:style-name="ce3" table:formula="of:=[.M99]-[.M$176]" office:value-type="float" office:value="372.6875" calcext:value-type="float">
            <text:p>372,6875</text:p>
          </table:table-cell>
          <table:table-cell table:style-name="ce3" table:formula="of:=[.N99]-[.N$176]" office:value-type="float" office:value="2036009.075" calcext:value-type="float">
            <text:p>2036009,075</text:p>
          </table:table-cell>
          <table:table-cell table:style-name="ce3" table:formula="of:=[.O99]-[.O$176]" office:value-type="float" office:value="134.375" calcext:value-type="float">
            <text:p>134,375</text:p>
          </table:table-cell>
          <table:table-cell table:style-name="ce3" table:formula="of:=[.P99]-[.P$176]" office:value-type="float" office:value="-80.8375" calcext:value-type="float">
            <text:p>-80,8375</text:p>
          </table:table-cell>
          <table:table-cell table:style-name="ce3" table:formula="of:=[.Q99]-[.Q$176]" office:value-type="float" office:value="-85.3" calcext:value-type="float">
            <text:p>-85,3</text:p>
          </table:table-cell>
          <table:table-cell table:style-name="ce3" table:formula="of:=[.R99]-[.R$176]" office:value-type="float" office:value="57.1875" calcext:value-type="float">
            <text:p>57,1875</text:p>
          </table:table-cell>
          <table:table-cell table:style-name="ce3" table:formula="of:=[.S99]-[.S$176]" office:value-type="float" office:value="30462.675" calcext:value-type="float">
            <text:p>30462,675</text:p>
          </table:table-cell>
          <table:table-cell table:style-name="ce3" table:formula="of:=[.T99]-[.T$176]" office:value-type="float" office:value="-9.7875" calcext:value-type="float">
            <text:p>-9,7875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235.574999999999" calcext:value-type="float">
            <text:p>235,575</text:p>
          </table:table-cell>
          <table:table-cell table:style-name="ce3" table:formula="of:=[.C100]-[.C$176]" office:value-type="float" office:value="353.3625" calcext:value-type="float">
            <text:p>353,3625</text:p>
          </table:table-cell>
          <table:table-cell table:style-name="ce3" table:formula="of:=[.D100]-[.D$176]" office:value-type="float" office:value="11331.675" calcext:value-type="float">
            <text:p>11331,675</text:p>
          </table:table-cell>
          <table:table-cell table:style-name="ce3" table:formula="of:=[.E100]-[.E$176]" office:value-type="float" office:value="5038948.15" calcext:value-type="float">
            <text:p>5038948,15</text:p>
          </table:table-cell>
          <table:table-cell table:style-name="ce3" table:formula="of:=[.F100]-[.F$176]" office:value-type="float" office:value="-989.05" calcext:value-type="float">
            <text:p>-989,05</text:p>
          </table:table-cell>
          <table:table-cell table:style-name="ce3" table:formula="of:=[.G100]-[.G$176]" office:value-type="float" office:value="-354.7625" calcext:value-type="float">
            <text:p>-354,7625</text:p>
          </table:table-cell>
          <table:table-cell table:style-name="ce3" table:formula="of:=[.H100]-[.H$176]" office:value-type="float" office:value="348.55" calcext:value-type="float">
            <text:p>348,55</text:p>
          </table:table-cell>
          <table:table-cell table:style-name="ce3" table:formula="of:=[.I100]-[.I$176]" office:value-type="float" office:value="86435.875" calcext:value-type="float">
            <text:p>86435,875</text:p>
          </table:table-cell>
          <table:table-cell table:style-name="ce3" table:formula="of:=[.J100]-[.J$176]" office:value-type="float" office:value="-110.45" calcext:value-type="float">
            <text:p>-110,45</text:p>
          </table:table-cell>
          <table:table-cell table:style-name="ce3" table:formula="of:=[.K100]-[.K$176]" office:value-type="float" office:value="92.1875" calcext:value-type="float">
            <text:p>92,1875</text:p>
          </table:table-cell>
          <table:table-cell table:style-name="ce3" table:formula="of:=[.L100]-[.L$176]" office:value-type="float" office:value="-20.275" calcext:value-type="float">
            <text:p>-20,275</text:p>
          </table:table-cell>
          <table:table-cell table:style-name="ce3" table:formula="of:=[.M100]-[.M$176]" office:value-type="float" office:value="367.6875" calcext:value-type="float">
            <text:p>367,6875</text:p>
          </table:table-cell>
          <table:table-cell table:style-name="ce3" table:formula="of:=[.N100]-[.N$176]" office:value-type="float" office:value="2823045.775" calcext:value-type="float">
            <text:p>2823045,775</text:p>
          </table:table-cell>
          <table:table-cell table:style-name="ce3" table:formula="of:=[.O100]-[.O$176]" office:value-type="float" office:value="84.375" calcext:value-type="float">
            <text:p>84,375</text:p>
          </table:table-cell>
          <table:table-cell table:style-name="ce3" table:formula="of:=[.P100]-[.P$176]" office:value-type="float" office:value="-5.83750000000001" calcext:value-type="float">
            <text:p>-5,8375</text:p>
          </table:table-cell>
          <table:table-cell table:style-name="ce3" table:formula="of:=[.Q100]-[.Q$176]" office:value-type="float" office:value="-205.9" calcext:value-type="float">
            <text:p>-205,9</text:p>
          </table:table-cell>
          <table:table-cell table:style-name="ce3" table:formula="of:=[.R100]-[.R$176]" office:value-type="float" office:value="167.1875" calcext:value-type="float">
            <text:p>167,1875</text:p>
          </table:table-cell>
          <table:table-cell table:style-name="ce3" table:formula="of:=[.S100]-[.S$176]" office:value-type="float" office:value="38628.175" calcext:value-type="float">
            <text:p>38628,175</text:p>
          </table:table-cell>
          <table:table-cell table:style-name="ce3" table:formula="of:=[.T100]-[.T$176]" office:value-type="float" office:value="45.2125" calcext:value-type="float">
            <text:p>45,2125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-105.225" calcext:value-type="float">
            <text:p>-105,225</text:p>
          </table:table-cell>
          <table:table-cell table:style-name="ce3" table:formula="of:=[.C101]-[.C$176]" office:value-type="float" office:value="533.9625" calcext:value-type="float">
            <text:p>533,9625</text:p>
          </table:table-cell>
          <table:table-cell table:style-name="ce3" table:formula="of:=[.D101]-[.D$176]" office:value-type="float" office:value="5905.975" calcext:value-type="float">
            <text:p>5905,975</text:p>
          </table:table-cell>
          <table:table-cell table:style-name="ce3" table:formula="of:=[.E101]-[.E$176]" office:value-type="float" office:value="5093394.25" calcext:value-type="float">
            <text:p>5093394,25</text:p>
          </table:table-cell>
          <table:table-cell table:style-name="ce3" table:formula="of:=[.F101]-[.F$176]" office:value-type="float" office:value="-989.05" calcext:value-type="float">
            <text:p>-989,05</text:p>
          </table:table-cell>
          <table:table-cell table:style-name="ce3" table:formula="of:=[.G101]-[.G$176]" office:value-type="float" office:value="-700.9625" calcext:value-type="float">
            <text:p>-700,9625</text:p>
          </table:table-cell>
          <table:table-cell table:style-name="ce3" table:formula="of:=[.H101]-[.H$176]" office:value-type="float" office:value="47.5500000000002" calcext:value-type="float">
            <text:p>47,55</text:p>
          </table:table-cell>
          <table:table-cell table:style-name="ce3" table:formula="of:=[.I101]-[.I$176]" office:value-type="float" office:value="83723.075" calcext:value-type="float">
            <text:p>83723,075</text:p>
          </table:table-cell>
          <table:table-cell table:style-name="ce3" table:formula="of:=[.J101]-[.J$176]" office:value-type="float" office:value="49.9500000000003" calcext:value-type="float">
            <text:p>49,95</text:p>
          </table:table-cell>
          <table:table-cell table:style-name="ce3" table:formula="of:=[.K101]-[.K$176]" office:value-type="float" office:value="-158.3125" calcext:value-type="float">
            <text:p>-158,3125</text:p>
          </table:table-cell>
          <table:table-cell table:style-name="ce3" table:formula="of:=[.L101]-[.L$176]" office:value-type="float" office:value="40.225" calcext:value-type="float">
            <text:p>40,225</text:p>
          </table:table-cell>
          <table:table-cell table:style-name="ce3" table:formula="of:=[.M101]-[.M$176]" office:value-type="float" office:value="412.8875" calcext:value-type="float">
            <text:p>412,8875</text:p>
          </table:table-cell>
          <table:table-cell table:style-name="ce3" table:formula="of:=[.N101]-[.N$176]" office:value-type="float" office:value="2189568.275" calcext:value-type="float">
            <text:p>2189568,275</text:p>
          </table:table-cell>
          <table:table-cell table:style-name="ce3" table:formula="of:=[.O101]-[.O$176]" office:value-type="float" office:value="46.875" calcext:value-type="float">
            <text:p>46,875</text:p>
          </table:table-cell>
          <table:table-cell table:style-name="ce3" table:formula="of:=[.P101]-[.P$176]" office:value-type="float" office:value="-5.83750000000001" calcext:value-type="float">
            <text:p>-5,8375</text:p>
          </table:table-cell>
          <table:table-cell table:style-name="ce3" table:formula="of:=[.Q101]-[.Q$176]" office:value-type="float" office:value="-225.7" calcext:value-type="float">
            <text:p>-225,7</text:p>
          </table:table-cell>
          <table:table-cell table:style-name="ce3" table:formula="of:=[.R101]-[.R$176]" office:value-type="float" office:value="67.1875" calcext:value-type="float">
            <text:p>67,1875</text:p>
          </table:table-cell>
          <table:table-cell table:style-name="ce3" table:formula="of:=[.S101]-[.S$176]" office:value-type="float" office:value="25036.975" calcext:value-type="float">
            <text:p>25036,975</text:p>
          </table:table-cell>
          <table:table-cell table:style-name="ce3" table:formula="of:=[.T101]-[.T$176]" office:value-type="float" office:value="10.2125" calcext:value-type="float">
            <text:p>10,2125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-165.625000000001" calcext:value-type="float">
            <text:p>-165,625</text:p>
          </table:table-cell>
          <table:table-cell table:style-name="ce3" table:formula="of:=[.C102]-[.C$176]" office:value-type="float" office:value="674.3625" calcext:value-type="float">
            <text:p>674,3625</text:p>
          </table:table-cell>
          <table:table-cell table:style-name="ce3" table:formula="of:=[.D102]-[.D$176]" office:value-type="float" office:value="8618.875" calcext:value-type="float">
            <text:p>8618,875</text:p>
          </table:table-cell>
          <table:table-cell table:style-name="ce3" table:formula="of:=[.E102]-[.E$176]" office:value-type="float" office:value="4728819.55" calcext:value-type="float">
            <text:p>4728819,55</text:p>
          </table:table-cell>
          <table:table-cell table:style-name="ce3" table:formula="of:=[.F102]-[.F$176]" office:value-type="float" office:value="1723.75" calcext:value-type="float">
            <text:p>1723,75</text:p>
          </table:table-cell>
          <table:table-cell table:style-name="ce3" table:formula="of:=[.G102]-[.G$176]" office:value-type="float" office:value="121.7375" calcext:value-type="float">
            <text:p>121,7375</text:p>
          </table:table-cell>
          <table:table-cell table:style-name="ce3" table:formula="of:=[.H102]-[.H$176]" office:value-type="float" office:value="87.9499999999998" calcext:value-type="float">
            <text:p>87,95</text:p>
          </table:table-cell>
          <table:table-cell table:style-name="ce3" table:formula="of:=[.I102]-[.I$176]" office:value-type="float" office:value="86435.875" calcext:value-type="float">
            <text:p>86435,875</text:p>
          </table:table-cell>
          <table:table-cell table:style-name="ce3" table:formula="of:=[.J102]-[.J$176]" office:value-type="float" office:value="-511.45" calcext:value-type="float">
            <text:p>-511,45</text:p>
          </table:table-cell>
          <table:table-cell table:style-name="ce3" table:formula="of:=[.K102]-[.K$176]" office:value-type="float" office:value="-83.3125" calcext:value-type="float">
            <text:p>-83,3125</text:p>
          </table:table-cell>
          <table:table-cell table:style-name="ce3" table:formula="of:=[.L102]-[.L$176]" office:value-type="float" office:value="255.725" calcext:value-type="float">
            <text:p>255,725</text:p>
          </table:table-cell>
          <table:table-cell table:style-name="ce3" table:formula="of:=[.M102]-[.M$176]" office:value-type="float" office:value="533.0875" calcext:value-type="float">
            <text:p>533,0875</text:p>
          </table:table-cell>
          <table:table-cell table:style-name="ce3" table:formula="of:=[.N102]-[.N$176]" office:value-type="float" office:value="2440564.475" calcext:value-type="float">
            <text:p>2440564,475</text:p>
          </table:table-cell>
          <table:table-cell table:style-name="ce3" table:formula="of:=[.O102]-[.O$176]" office:value-type="float" office:value="234.375" calcext:value-type="float">
            <text:p>234,375</text:p>
          </table:table-cell>
          <table:table-cell table:style-name="ce3" table:formula="of:=[.P102]-[.P$176]" office:value-type="float" office:value="114.5625" calcext:value-type="float">
            <text:p>114,5625</text:p>
          </table:table-cell>
          <table:table-cell table:style-name="ce3" table:formula="of:=[.Q102]-[.Q$176]" office:value-type="float" office:value="375.9" calcext:value-type="float">
            <text:p>375,9</text:p>
          </table:table-cell>
          <table:table-cell table:style-name="ce3" table:formula="of:=[.R102]-[.R$176]" office:value-type="float" office:value="97.1875" calcext:value-type="float">
            <text:p>97,1875</text:p>
          </table:table-cell>
          <table:table-cell table:style-name="ce3" table:formula="of:=[.S102]-[.S$176]" office:value-type="float" office:value="22324.175" calcext:value-type="float">
            <text:p>22324,175</text:p>
          </table:table-cell>
          <table:table-cell table:style-name="ce3" table:formula="of:=[.T102]-[.T$176]" office:value-type="float" office:value="20.2125" calcext:value-type="float">
            <text:p>20,2125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-105.225" calcext:value-type="float">
            <text:p>-105,225</text:p>
          </table:table-cell>
          <table:table-cell table:style-name="ce3" table:formula="of:=[.C103]-[.C$176]" office:value-type="float" office:value="333.3625" calcext:value-type="float">
            <text:p>333,3625</text:p>
          </table:table-cell>
          <table:table-cell table:style-name="ce3" table:formula="of:=[.D103]-[.D$176]" office:value-type="float" office:value="11331.675" calcext:value-type="float">
            <text:p>11331,675</text:p>
          </table:table-cell>
          <table:table-cell table:style-name="ce3" table:formula="of:=[.E103]-[.E$176]" office:value-type="float" office:value="4799569.35" calcext:value-type="float">
            <text:p>4799569,35</text:p>
          </table:table-cell>
          <table:table-cell table:style-name="ce3" table:formula="of:=[.F103]-[.F$176]" office:value-type="float" office:value="2401.95" calcext:value-type="float">
            <text:p>2401,95</text:p>
          </table:table-cell>
          <table:table-cell table:style-name="ce3" table:formula="of:=[.G103]-[.G$176]" office:value-type="float" office:value="-279.5625" calcext:value-type="float">
            <text:p>-279,5625</text:p>
          </table:table-cell>
          <table:table-cell table:style-name="ce3" table:formula="of:=[.H103]-[.H$176]" office:value-type="float" office:value="589.25" calcext:value-type="float">
            <text:p>589,25</text:p>
          </table:table-cell>
          <table:table-cell table:style-name="ce3" table:formula="of:=[.I103]-[.I$176]" office:value-type="float" office:value="83695.875" calcext:value-type="float">
            <text:p>83695,875</text:p>
          </table:table-cell>
          <table:table-cell table:style-name="ce3" table:formula="of:=[.J103]-[.J$176]" office:value-type="float" office:value="130.35" calcext:value-type="float">
            <text:p>130,35</text:p>
          </table:table-cell>
          <table:table-cell table:style-name="ce3" table:formula="of:=[.K103]-[.K$176]" office:value-type="float" office:value="-208.6125" calcext:value-type="float">
            <text:p>-208,6125</text:p>
          </table:table-cell>
          <table:table-cell table:style-name="ce3" table:formula="of:=[.L103]-[.L$176]" office:value-type="float" office:value="130.225" calcext:value-type="float">
            <text:p>130,225</text:p>
          </table:table-cell>
          <table:table-cell table:style-name="ce3" table:formula="of:=[.M103]-[.M$176]" office:value-type="float" office:value="417.6875" calcext:value-type="float">
            <text:p>417,6875</text:p>
          </table:table-cell>
          <table:table-cell table:style-name="ce3" table:formula="of:=[.N103]-[.N$176]" office:value-type="float" office:value="2093342.375" calcext:value-type="float">
            <text:p>2093342,375</text:p>
          </table:table-cell>
          <table:table-cell table:style-name="ce3" table:formula="of:=[.O103]-[.O$176]" office:value-type="float" office:value="55.175" calcext:value-type="float">
            <text:p>55,175</text:p>
          </table:table-cell>
          <table:table-cell table:style-name="ce3" table:formula="of:=[.P103]-[.P$176]" office:value-type="float" office:value="-105.8375" calcext:value-type="float">
            <text:p>-105,8375</text:p>
          </table:table-cell>
          <table:table-cell table:style-name="ce3" table:formula="of:=[.Q103]-[.Q$176]" office:value-type="float" office:value="-185.5" calcext:value-type="float">
            <text:p>-185,5</text:p>
          </table:table-cell>
          <table:table-cell table:style-name="ce3" table:formula="of:=[.R103]-[.R$176]" office:value-type="float" office:value="94.6875" calcext:value-type="float">
            <text:p>94,6875</text:p>
          </table:table-cell>
          <table:table-cell table:style-name="ce3" table:formula="of:=[.S103]-[.S$176]" office:value-type="float" office:value="25036.975" calcext:value-type="float">
            <text:p>25036,975</text:p>
          </table:table-cell>
          <table:table-cell table:style-name="ce3" table:formula="of:=[.T103]-[.T$176]" office:value-type="float" office:value="-29.7875" calcext:value-type="float">
            <text:p>-29,7875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-446.225000000001" calcext:value-type="float">
            <text:p>-446,225</text:p>
          </table:table-cell>
          <table:table-cell table:style-name="ce3" table:formula="of:=[.C104]-[.C$176]" office:value-type="float" office:value="373.3625" calcext:value-type="float">
            <text:p>373,3625</text:p>
          </table:table-cell>
          <table:table-cell table:style-name="ce3" table:formula="of:=[.D104]-[.D$176]" office:value-type="float" office:value="7940.575" calcext:value-type="float">
            <text:p>7940,575</text:p>
          </table:table-cell>
          <table:table-cell table:style-name="ce3" table:formula="of:=[.E104]-[.E$176]" office:value-type="float" office:value="4603704.35" calcext:value-type="float">
            <text:p>4603704,35</text:p>
          </table:table-cell>
          <table:table-cell table:style-name="ce3" table:formula="of:=[.F104]-[.F$176]" office:value-type="float" office:value="-989.05" calcext:value-type="float">
            <text:p>-989,05</text:p>
          </table:table-cell>
          <table:table-cell table:style-name="ce3" table:formula="of:=[.G104]-[.G$176]" office:value-type="float" office:value="196.9375" calcext:value-type="float">
            <text:p>196,9375</text:p>
          </table:table-cell>
          <table:table-cell table:style-name="ce3" table:formula="of:=[.H104]-[.H$176]" office:value-type="float" office:value="207.75" calcext:value-type="float">
            <text:p>207,75</text:p>
          </table:table-cell>
          <table:table-cell table:style-name="ce3" table:formula="of:=[.I104]-[.I$176]" office:value-type="float" office:value="78270.275" calcext:value-type="float">
            <text:p>78270,275</text:p>
          </table:table-cell>
          <table:table-cell table:style-name="ce3" table:formula="of:=[.J104]-[.J$176]" office:value-type="float" office:value="-170.65" calcext:value-type="float">
            <text:p>-170,65</text:p>
          </table:table-cell>
          <table:table-cell table:style-name="ce3" table:formula="of:=[.K104]-[.K$176]" office:value-type="float" office:value="-208.8125" calcext:value-type="float">
            <text:p>-208,8125</text:p>
          </table:table-cell>
          <table:table-cell table:style-name="ce3" table:formula="of:=[.L104]-[.L$176]" office:value-type="float" office:value="320.825" calcext:value-type="float">
            <text:p>320,825</text:p>
          </table:table-cell>
          <table:table-cell table:style-name="ce3" table:formula="of:=[.M104]-[.M$176]" office:value-type="float" office:value="172.2875" calcext:value-type="float">
            <text:p>172,2875</text:p>
          </table:table-cell>
          <table:table-cell table:style-name="ce3" table:formula="of:=[.N104]-[.N$176]" office:value-type="float" office:value="2098423.975" calcext:value-type="float">
            <text:p>2098423,975</text:p>
          </table:table-cell>
          <table:table-cell table:style-name="ce3" table:formula="of:=[.O104]-[.O$176]" office:value-type="float" office:value="84.375" calcext:value-type="float">
            <text:p>84,375</text:p>
          </table:table-cell>
          <table:table-cell table:style-name="ce3" table:formula="of:=[.P104]-[.P$176]" office:value-type="float" office:value="44.1625" calcext:value-type="float">
            <text:p>44,1625</text:p>
          </table:table-cell>
          <table:table-cell table:style-name="ce3" table:formula="of:=[.Q104]-[.Q$176]" office:value-type="float" office:value="-205.7" calcext:value-type="float">
            <text:p>-205,7</text:p>
          </table:table-cell>
          <table:table-cell table:style-name="ce3" table:formula="of:=[.R104]-[.R$176]" office:value-type="float" office:value="147.1875" calcext:value-type="float">
            <text:p>147,1875</text:p>
          </table:table-cell>
          <table:table-cell table:style-name="ce3" table:formula="of:=[.S104]-[.S$176]" office:value-type="float" office:value="22324.175" calcext:value-type="float">
            <text:p>22324,175</text:p>
          </table:table-cell>
          <table:table-cell table:style-name="ce3" table:formula="of:=[.T104]-[.T$176]" office:value-type="float" office:value="-29.7875" calcext:value-type="float">
            <text:p>-29,7875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-65.2250000000004" calcext:value-type="float">
            <text:p>-65,225</text:p>
          </table:table-cell>
          <table:table-cell table:style-name="ce3" table:formula="of:=[.C105]-[.C$176]" office:value-type="float" office:value="473.5625" calcext:value-type="float">
            <text:p>473,5625</text:p>
          </table:table-cell>
          <table:table-cell table:style-name="ce3" table:formula="of:=[.D105]-[.D$176]" office:value-type="float" office:value="5905.975" calcext:value-type="float">
            <text:p>5905,975</text:p>
          </table:table-cell>
          <table:table-cell table:style-name="ce3" table:formula="of:=[.E105]-[.E$176]" office:value-type="float" office:value="4810474.85" calcext:value-type="float">
            <text:p>4810474,85</text:p>
          </table:table-cell>
          <table:table-cell table:style-name="ce3" table:formula="of:=[.F105]-[.F$176]" office:value-type="float" office:value="-989.05" calcext:value-type="float">
            <text:p>-989,05</text:p>
          </table:table-cell>
          <table:table-cell table:style-name="ce3" table:formula="of:=[.G105]-[.G$176]" office:value-type="float" office:value="21.4375000000002" calcext:value-type="float">
            <text:p>21,4375</text:p>
          </table:table-cell>
          <table:table-cell table:style-name="ce3" table:formula="of:=[.H105]-[.H$176]" office:value-type="float" office:value="-92.6500000000001" calcext:value-type="float">
            <text:p>-92,65</text:p>
          </table:table-cell>
          <table:table-cell table:style-name="ce3" table:formula="of:=[.I105]-[.I$176]" office:value-type="float" office:value="81010.275" calcext:value-type="float">
            <text:p>81010,275</text:p>
          </table:table-cell>
          <table:table-cell table:style-name="ce3" table:formula="of:=[.J105]-[.J$176]" office:value-type="float" office:value="-210.45" calcext:value-type="float">
            <text:p>-210,45</text:p>
          </table:table-cell>
          <table:table-cell table:style-name="ce3" table:formula="of:=[.K105]-[.K$176]" office:value-type="float" office:value="292.6875" calcext:value-type="float">
            <text:p>292,6875</text:p>
          </table:table-cell>
          <table:table-cell table:style-name="ce3" table:formula="of:=[.L105]-[.L$176]" office:value-type="float" office:value="220.425" calcext:value-type="float">
            <text:p>220,425</text:p>
          </table:table-cell>
          <table:table-cell table:style-name="ce3" table:formula="of:=[.M105]-[.M$176]" office:value-type="float" office:value="718.9875" calcext:value-type="float">
            <text:p>718,9875</text:p>
          </table:table-cell>
          <table:table-cell table:style-name="ce3" table:formula="of:=[.N105]-[.N$176]" office:value-type="float" office:value="2176292.775" calcext:value-type="float">
            <text:p>2176292,775</text:p>
          </table:table-cell>
          <table:table-cell table:style-name="ce3" table:formula="of:=[.O105]-[.O$176]" office:value-type="float" office:value="84.375" calcext:value-type="float">
            <text:p>84,375</text:p>
          </table:table-cell>
          <table:table-cell table:style-name="ce3" table:formula="of:=[.P105]-[.P$176]" office:value-type="float" office:value="-5.83750000000001" calcext:value-type="float">
            <text:p>-5,8375</text:p>
          </table:table-cell>
          <table:table-cell table:style-name="ce3" table:formula="of:=[.Q105]-[.Q$176]" office:value-type="float" office:value="95.0999999999999" calcext:value-type="float">
            <text:p>95,1</text:p>
          </table:table-cell>
          <table:table-cell table:style-name="ce3" table:formula="of:=[.R105]-[.R$176]" office:value-type="float" office:value="7.1875" calcext:value-type="float">
            <text:p>7,1875</text:p>
          </table:table-cell>
          <table:table-cell table:style-name="ce3" table:formula="of:=[.S105]-[.S$176]" office:value-type="float" office:value="25036.975" calcext:value-type="float">
            <text:p>25036,975</text:p>
          </table:table-cell>
          <table:table-cell table:style-name="ce3" table:formula="of:=[.T105]-[.T$176]" office:value-type="float" office:value="45.2125" calcext:value-type="float">
            <text:p>45,2125</text:p>
          </table:table-cell>
          <table:table-cell table:style-name="ce3" table:formula="of:=[.U105]-[.U$176]" office:value-type="float" office:value="20" calcext:value-type="float">
            <text:p>2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-686.825000000001" calcext:value-type="float">
            <text:p>-686,825</text:p>
          </table:table-cell>
          <table:table-cell table:style-name="ce3" table:formula="of:=[.C106]-[.C$176]" office:value-type="float" office:value="573.9625" calcext:value-type="float">
            <text:p>573,9625</text:p>
          </table:table-cell>
          <table:table-cell table:style-name="ce3" table:formula="of:=[.D106]-[.D$176]" office:value-type="float" office:value="7940.575" calcext:value-type="float">
            <text:p>7940,575</text:p>
          </table:table-cell>
          <table:table-cell table:style-name="ce3" table:formula="of:=[.E106]-[.E$176]" office:value-type="float" office:value="4473082.65" calcext:value-type="float">
            <text:p>4473082,65</text:p>
          </table:table-cell>
          <table:table-cell table:style-name="ce3" table:formula="of:=[.F106]-[.F$176]" office:value-type="float" office:value="-989.05" calcext:value-type="float">
            <text:p>-989,05</text:p>
          </table:table-cell>
          <table:table-cell table:style-name="ce3" table:formula="of:=[.G106]-[.G$176]" office:value-type="float" office:value="121.4375" calcext:value-type="float">
            <text:p>121,4375</text:p>
          </table:table-cell>
          <table:table-cell table:style-name="ce3" table:formula="of:=[.H106]-[.H$176]" office:value-type="float" office:value="-92.6500000000001" calcext:value-type="float">
            <text:p>-92,65</text:p>
          </table:table-cell>
          <table:table-cell table:style-name="ce3" table:formula="of:=[.I106]-[.I$176]" office:value-type="float" office:value="81010.275" calcext:value-type="float">
            <text:p>81010,275</text:p>
          </table:table-cell>
          <table:table-cell table:style-name="ce3" table:formula="of:=[.J106]-[.J$176]" office:value-type="float" office:value="691.95" calcext:value-type="float">
            <text:p>691,95</text:p>
          </table:table-cell>
          <table:table-cell table:style-name="ce3" table:formula="of:=[.K106]-[.K$176]" office:value-type="float" office:value="-358.8125" calcext:value-type="float">
            <text:p>-358,8125</text:p>
          </table:table-cell>
          <table:table-cell table:style-name="ce3" table:formula="of:=[.L106]-[.L$176]" office:value-type="float" office:value="80.225" calcext:value-type="float">
            <text:p>80,225</text:p>
          </table:table-cell>
          <table:table-cell table:style-name="ce3" table:formula="of:=[.M106]-[.M$176]" office:value-type="float" office:value="718.9875" calcext:value-type="float">
            <text:p>718,9875</text:p>
          </table:table-cell>
          <table:table-cell table:style-name="ce3" table:formula="of:=[.N106]-[.N$176]" office:value-type="float" office:value="2104166.475" calcext:value-type="float">
            <text:p>2104166,475</text:p>
          </table:table-cell>
          <table:table-cell table:style-name="ce3" table:formula="of:=[.O106]-[.O$176]" office:value-type="float" office:value="96.875" calcext:value-type="float">
            <text:p>96,875</text:p>
          </table:table-cell>
          <table:table-cell table:style-name="ce3" table:formula="of:=[.P106]-[.P$176]" office:value-type="float" office:value="-105.8375" calcext:value-type="float">
            <text:p>-105,8375</text:p>
          </table:table-cell>
          <table:table-cell table:style-name="ce3" table:formula="of:=[.Q106]-[.Q$176]" office:value-type="float" office:value="-45.1000000000001" calcext:value-type="float">
            <text:p>-45,1</text:p>
          </table:table-cell>
          <table:table-cell table:style-name="ce3" table:formula="of:=[.R106]-[.R$176]" office:value-type="float" office:value="119.6875" calcext:value-type="float">
            <text:p>119,6875</text:p>
          </table:table-cell>
          <table:table-cell table:style-name="ce3" table:formula="of:=[.S106]-[.S$176]" office:value-type="float" office:value="16898.575" calcext:value-type="float">
            <text:p>16898,575</text:p>
          </table:table-cell>
          <table:table-cell table:style-name="ce3" table:formula="of:=[.T106]-[.T$176]" office:value-type="float" office:value="-9.7875" calcext:value-type="float">
            <text:p>-9,7875</text:p>
          </table:table-cell>
          <table:table-cell table:style-name="ce3" table:formula="of:=[.U106]-[.U$176]" office:value-type="float" office:value="0" calcext:value-type="float">
            <text:p>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667.025000000001" calcext:value-type="float">
            <text:p>-667,025</text:p>
          </table:table-cell>
          <table:table-cell table:style-name="ce3" table:formula="of:=[.C107]-[.C$176]" office:value-type="float" office:value="453.7625" calcext:value-type="float">
            <text:p>453,7625</text:p>
          </table:table-cell>
          <table:table-cell table:style-name="ce3" table:formula="of:=[.D107]-[.D$176]" office:value-type="float" office:value="7940.575" calcext:value-type="float">
            <text:p>7940,575</text:p>
          </table:table-cell>
          <table:table-cell table:style-name="ce3" table:formula="of:=[.E107]-[.E$176]" office:value-type="float" office:value="4810420.85" calcext:value-type="float">
            <text:p>4810420,85</text:p>
          </table:table-cell>
          <table:table-cell table:style-name="ce3" table:formula="of:=[.F107]-[.F$176]" office:value-type="float" office:value="-989.05" calcext:value-type="float">
            <text:p>-989,05</text:p>
          </table:table-cell>
          <table:table-cell table:style-name="ce3" table:formula="of:=[.G107]-[.G$176]" office:value-type="float" office:value="-28.7624999999998" calcext:value-type="float">
            <text:p>-28,7625</text:p>
          </table:table-cell>
          <table:table-cell table:style-name="ce3" table:formula="of:=[.H107]-[.H$176]" office:value-type="float" office:value="-353.85" calcext:value-type="float">
            <text:p>-353,85</text:p>
          </table:table-cell>
          <table:table-cell table:style-name="ce3" table:formula="of:=[.I107]-[.I$176]" office:value-type="float" office:value="80983.075" calcext:value-type="float">
            <text:p>80983,075</text:p>
          </table:table-cell>
          <table:table-cell table:style-name="ce3" table:formula="of:=[.J107]-[.J$176]" office:value-type="float" office:value="591.75" calcext:value-type="float">
            <text:p>591,75</text:p>
          </table:table-cell>
          <table:table-cell table:style-name="ce3" table:formula="of:=[.K107]-[.K$176]" office:value-type="float" office:value="91.8874999999998" calcext:value-type="float">
            <text:p>91,8875</text:p>
          </table:table-cell>
          <table:table-cell table:style-name="ce3" table:formula="of:=[.L107]-[.L$176]" office:value-type="float" office:value="401.225" calcext:value-type="float">
            <text:p>401,225</text:p>
          </table:table-cell>
          <table:table-cell table:style-name="ce3" table:formula="of:=[.M107]-[.M$176]" office:value-type="float" office:value="553.4875" calcext:value-type="float">
            <text:p>553,4875</text:p>
          </table:table-cell>
          <table:table-cell table:style-name="ce3" table:formula="of:=[.N107]-[.N$176]" office:value-type="float" office:value="1961642.275" calcext:value-type="float">
            <text:p>1961642,275</text:p>
          </table:table-cell>
          <table:table-cell table:style-name="ce3" table:formula="of:=[.O107]-[.O$176]" office:value-type="float" office:value="34.375" calcext:value-type="float">
            <text:p>34,375</text:p>
          </table:table-cell>
          <table:table-cell table:style-name="ce3" table:formula="of:=[.P107]-[.P$176]" office:value-type="float" office:value="-55.8375" calcext:value-type="float">
            <text:p>-55,8375</text:p>
          </table:table-cell>
          <table:table-cell table:style-name="ce3" table:formula="of:=[.Q107]-[.Q$176]" office:value-type="float" office:value="-305.9" calcext:value-type="float">
            <text:p>-305,9</text:p>
          </table:table-cell>
          <table:table-cell table:style-name="ce3" table:formula="of:=[.R107]-[.R$176]" office:value-type="float" office:value="32.1875" calcext:value-type="float">
            <text:p>32,1875</text:p>
          </table:table-cell>
          <table:table-cell table:style-name="ce3" table:formula="of:=[.S107]-[.S$176]" office:value-type="float" office:value="16898.575" calcext:value-type="float">
            <text:p>16898,575</text:p>
          </table:table-cell>
          <table:table-cell table:style-name="ce3" table:formula="of:=[.T107]-[.T$176]" office:value-type="float" office:value="-29.7875" calcext:value-type="float">
            <text:p>-29,7875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275.775" calcext:value-type="float">
            <text:p>275,775</text:p>
          </table:table-cell>
          <table:table-cell table:style-name="ce3" table:formula="of:=[.C108]-[.C$176]" office:value-type="float" office:value="554.1625" calcext:value-type="float">
            <text:p>554,1625</text:p>
          </table:table-cell>
          <table:table-cell table:style-name="ce3" table:formula="of:=[.D108]-[.D$176]" office:value-type="float" office:value="3193.175" calcext:value-type="float">
            <text:p>3193,175</text:p>
          </table:table-cell>
          <table:table-cell table:style-name="ce3" table:formula="of:=[.E108]-[.E$176]" office:value-type="float" office:value="5204971.85" calcext:value-type="float">
            <text:p>5204971,85</text:p>
          </table:table-cell>
          <table:table-cell table:style-name="ce3" table:formula="of:=[.F108]-[.F$176]" office:value-type="float" office:value="1723.75" calcext:value-type="float">
            <text:p>1723,75</text:p>
          </table:table-cell>
          <table:table-cell table:style-name="ce3" table:formula="of:=[.G108]-[.G$176]" office:value-type="float" office:value="-359.7625" calcext:value-type="float">
            <text:p>-359,7625</text:p>
          </table:table-cell>
          <table:table-cell table:style-name="ce3" table:formula="of:=[.H108]-[.H$176]" office:value-type="float" office:value="-72.8499999999999" calcext:value-type="float">
            <text:p>-72,85</text:p>
          </table:table-cell>
          <table:table-cell table:style-name="ce3" table:formula="of:=[.I108]-[.I$176]" office:value-type="float" office:value="78270.275" calcext:value-type="float">
            <text:p>78270,275</text:p>
          </table:table-cell>
          <table:table-cell table:style-name="ce3" table:formula="of:=[.J108]-[.J$176]" office:value-type="float" office:value="210.35" calcext:value-type="float">
            <text:p>210,35</text:p>
          </table:table-cell>
          <table:table-cell table:style-name="ce3" table:formula="of:=[.K108]-[.K$176]" office:value-type="float" office:value="-83.3125" calcext:value-type="float">
            <text:p>-83,3125</text:p>
          </table:table-cell>
          <table:table-cell table:style-name="ce3" table:formula="of:=[.L108]-[.L$176]" office:value-type="float" office:value="-140.575" calcext:value-type="float">
            <text:p>-140,575</text:p>
          </table:table-cell>
          <table:table-cell table:style-name="ce3" table:formula="of:=[.M108]-[.M$176]" office:value-type="float" office:value="212.2875" calcext:value-type="float">
            <text:p>212,2875</text:p>
          </table:table-cell>
          <table:table-cell table:style-name="ce3" table:formula="of:=[.N108]-[.N$176]" office:value-type="float" office:value="2022270.375" calcext:value-type="float">
            <text:p>2022270,375</text:p>
          </table:table-cell>
          <table:table-cell table:style-name="ce3" table:formula="of:=[.O108]-[.O$176]" office:value-type="float" office:value="34.375" calcext:value-type="float">
            <text:p>34,375</text:p>
          </table:table-cell>
          <table:table-cell table:style-name="ce3" table:formula="of:=[.P108]-[.P$176]" office:value-type="float" office:value="27.8625" calcext:value-type="float">
            <text:p>27,8625</text:p>
          </table:table-cell>
          <table:table-cell table:style-name="ce3" table:formula="of:=[.Q108]-[.Q$176]" office:value-type="float" office:value="295.9" calcext:value-type="float">
            <text:p>295,9</text:p>
          </table:table-cell>
          <table:table-cell table:style-name="ce3" table:formula="of:=[.R108]-[.R$176]" office:value-type="float" office:value="94.6875" calcext:value-type="float">
            <text:p>94,6875</text:p>
          </table:table-cell>
          <table:table-cell table:style-name="ce3" table:formula="of:=[.S108]-[.S$176]" office:value-type="float" office:value="16898.575" calcext:value-type="float">
            <text:p>16898,575</text:p>
          </table:table-cell>
          <table:table-cell table:style-name="ce3" table:formula="of:=[.T108]-[.T$176]" office:value-type="float" office:value="20.2125" calcext:value-type="float">
            <text:p>20,2125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-145.425000000001" calcext:value-type="float">
            <text:p>-145,425</text:p>
          </table:table-cell>
          <table:table-cell table:style-name="ce3" table:formula="of:=[.C109]-[.C$176]" office:value-type="float" office:value="453.7625" calcext:value-type="float">
            <text:p>453,7625</text:p>
          </table:table-cell>
          <table:table-cell table:style-name="ce3" table:formula="of:=[.D109]-[.D$176]" office:value-type="float" office:value="4549.575" calcext:value-type="float">
            <text:p>4549,575</text:p>
          </table:table-cell>
          <table:table-cell table:style-name="ce3" table:formula="of:=[.E109]-[.E$176]" office:value-type="float" office:value="4987295.85" calcext:value-type="float">
            <text:p>4987295,85</text:p>
          </table:table-cell>
          <table:table-cell table:style-name="ce3" table:formula="of:=[.F109]-[.F$176]" office:value-type="float" office:value="-989.05" calcext:value-type="float">
            <text:p>-989,05</text:p>
          </table:table-cell>
          <table:table-cell table:style-name="ce3" table:formula="of:=[.G109]-[.G$176]" office:value-type="float" office:value="-79.0624999999998" calcext:value-type="float">
            <text:p>-79,0625</text:p>
          </table:table-cell>
          <table:table-cell table:style-name="ce3" table:formula="of:=[.H109]-[.H$176]" office:value-type="float" office:value="-172.85" calcext:value-type="float">
            <text:p>-172,85</text:p>
          </table:table-cell>
          <table:table-cell table:style-name="ce3" table:formula="of:=[.I109]-[.I$176]" office:value-type="float" office:value="70131.875" calcext:value-type="float">
            <text:p>70131,875</text:p>
          </table:table-cell>
          <table:table-cell table:style-name="ce3" table:formula="of:=[.J109]-[.J$176]" office:value-type="float" office:value="-852.45" calcext:value-type="float">
            <text:p>-852,45</text:p>
          </table:table-cell>
          <table:table-cell table:style-name="ce3" table:formula="of:=[.K109]-[.K$176]" office:value-type="float" office:value="668.8875" calcext:value-type="float">
            <text:p>668,8875</text:p>
          </table:table-cell>
          <table:table-cell table:style-name="ce3" table:formula="of:=[.L109]-[.L$176]" office:value-type="float" office:value="-80.175" calcext:value-type="float">
            <text:p>-80,175</text:p>
          </table:table-cell>
          <table:table-cell table:style-name="ce3" table:formula="of:=[.M109]-[.M$176]" office:value-type="float" office:value="292.4875" calcext:value-type="float">
            <text:p>292,4875</text:p>
          </table:table-cell>
          <table:table-cell table:style-name="ce3" table:formula="of:=[.N109]-[.N$176]" office:value-type="float" office:value="2490105.575" calcext:value-type="float">
            <text:p>2490105,575</text:p>
          </table:table-cell>
          <table:table-cell table:style-name="ce3" table:formula="of:=[.O109]-[.O$176]" office:value-type="float" office:value="-3.125" calcext:value-type="float">
            <text:p>-3,125</text:p>
          </table:table-cell>
          <table:table-cell table:style-name="ce3" table:formula="of:=[.P109]-[.P$176]" office:value-type="float" office:value="69.4625" calcext:value-type="float">
            <text:p>69,4625</text:p>
          </table:table-cell>
          <table:table-cell table:style-name="ce3" table:formula="of:=[.Q109]-[.Q$176]" office:value-type="float" office:value="-44.9000000000001" calcext:value-type="float">
            <text:p>-44,9</text:p>
          </table:table-cell>
          <table:table-cell table:style-name="ce3" table:formula="of:=[.R109]-[.R$176]" office:value-type="float" office:value="82.1875" calcext:value-type="float">
            <text:p>82,1875</text:p>
          </table:table-cell>
          <table:table-cell table:style-name="ce3" table:formula="of:=[.S109]-[.S$176]" office:value-type="float" office:value="14185.775" calcext:value-type="float">
            <text:p>14185,775</text:p>
          </table:table-cell>
          <table:table-cell table:style-name="ce3" table:formula="of:=[.T109]-[.T$176]" office:value-type="float" office:value="10.2125" calcext:value-type="float">
            <text:p>10,2125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416.174999999999" calcext:value-type="float">
            <text:p>416,175</text:p>
          </table:table-cell>
          <table:table-cell table:style-name="ce3" table:formula="of:=[.C110]-[.C$176]" office:value-type="float" office:value="553.7625" calcext:value-type="float">
            <text:p>553,7625</text:p>
          </table:table-cell>
          <table:table-cell table:style-name="ce3" table:formula="of:=[.D110]-[.D$176]" office:value-type="float" office:value="480.375" calcext:value-type="float">
            <text:p>480,375</text:p>
          </table:table-cell>
          <table:table-cell table:style-name="ce3" table:formula="of:=[.E110]-[.E$176]" office:value-type="float" office:value="5444296.65" calcext:value-type="float">
            <text:p>5444296,65</text:p>
          </table:table-cell>
          <table:table-cell table:style-name="ce3" table:formula="of:=[.F110]-[.F$176]" office:value-type="float" office:value="-989.05" calcext:value-type="float">
            <text:p>-989,05</text:p>
          </table:table-cell>
          <table:table-cell table:style-name="ce3" table:formula="of:=[.G110]-[.G$176]" office:value-type="float" office:value="-380.0625" calcext:value-type="float">
            <text:p>-380,0625</text:p>
          </table:table-cell>
          <table:table-cell table:style-name="ce3" table:formula="of:=[.H110]-[.H$176]" office:value-type="float" office:value="-213.25" calcext:value-type="float">
            <text:p>-213,25</text:p>
          </table:table-cell>
          <table:table-cell table:style-name="ce3" table:formula="of:=[.I110]-[.I$176]" office:value-type="float" office:value="70131.875" calcext:value-type="float">
            <text:p>70131,875</text:p>
          </table:table-cell>
          <table:table-cell table:style-name="ce3" table:formula="of:=[.J110]-[.J$176]" office:value-type="float" office:value="-972.85" calcext:value-type="float">
            <text:p>-972,85</text:p>
          </table:table-cell>
          <table:table-cell table:style-name="ce3" table:formula="of:=[.K110]-[.K$176]" office:value-type="float" office:value="518.3875" calcext:value-type="float">
            <text:p>518,3875</text:p>
          </table:table-cell>
          <table:table-cell table:style-name="ce3" table:formula="of:=[.L110]-[.L$176]" office:value-type="float" office:value="-100.375" calcext:value-type="float">
            <text:p>-100,375</text:p>
          </table:table-cell>
          <table:table-cell table:style-name="ce3" table:formula="of:=[.M110]-[.M$176]" office:value-type="float" office:value="292.6875" calcext:value-type="float">
            <text:p>292,6875</text:p>
          </table:table-cell>
          <table:table-cell table:style-name="ce3" table:formula="of:=[.N110]-[.N$176]" office:value-type="float" office:value="2083187.375" calcext:value-type="float">
            <text:p>2083187,375</text:p>
          </table:table-cell>
          <table:table-cell table:style-name="ce3" table:formula="of:=[.O110]-[.O$176]" office:value-type="float" office:value="88.575" calcext:value-type="float">
            <text:p>88,575</text:p>
          </table:table-cell>
          <table:table-cell table:style-name="ce3" table:formula="of:=[.P110]-[.P$176]" office:value-type="float" office:value="-105.8375" calcext:value-type="float">
            <text:p>-105,8375</text:p>
          </table:table-cell>
          <table:table-cell table:style-name="ce3" table:formula="of:=[.Q110]-[.Q$176]" office:value-type="float" office:value="-25.3" calcext:value-type="float">
            <text:p>-25,3</text:p>
          </table:table-cell>
          <table:table-cell table:style-name="ce3" table:formula="of:=[.R110]-[.R$176]" office:value-type="float" office:value="-42.8125" calcext:value-type="float">
            <text:p>-42,8125</text:p>
          </table:table-cell>
          <table:table-cell table:style-name="ce3" table:formula="of:=[.S110]-[.S$176]" office:value-type="float" office:value="19611.375" calcext:value-type="float">
            <text:p>19611,375</text:p>
          </table:table-cell>
          <table:table-cell table:style-name="ce3" table:formula="of:=[.T110]-[.T$176]" office:value-type="float" office:value="-29.7875" calcext:value-type="float">
            <text:p>-29,7875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266.025000000001" calcext:value-type="float">
            <text:p>-266,025</text:p>
          </table:table-cell>
          <table:table-cell table:style-name="ce3" table:formula="of:=[.C111]-[.C$176]" office:value-type="float" office:value="614.1625" calcext:value-type="float">
            <text:p>614,1625</text:p>
          </table:table-cell>
          <table:table-cell table:style-name="ce3" table:formula="of:=[.D111]-[.D$176]" office:value-type="float" office:value="5905.975" calcext:value-type="float">
            <text:p>5905,975</text:p>
          </table:table-cell>
          <table:table-cell table:style-name="ce3" table:formula="of:=[.E111]-[.E$176]" office:value-type="float" office:value="5724503.05" calcext:value-type="float">
            <text:p>5724503,05</text:p>
          </table:table-cell>
          <table:table-cell table:style-name="ce3" table:formula="of:=[.F111]-[.F$176]" office:value-type="float" office:value="-989.05" calcext:value-type="float">
            <text:p>-989,05</text:p>
          </table:table-cell>
          <table:table-cell table:style-name="ce3" table:formula="of:=[.G111]-[.G$176]" office:value-type="float" office:value="-700.7625" calcext:value-type="float">
            <text:p>-700,7625</text:p>
          </table:table-cell>
          <table:table-cell table:style-name="ce3" table:formula="of:=[.H111]-[.H$176]" office:value-type="float" office:value="107.75" calcext:value-type="float">
            <text:p>107,75</text:p>
          </table:table-cell>
          <table:table-cell table:style-name="ce3" table:formula="of:=[.I111]-[.I$176]" office:value-type="float" office:value="67419.075" calcext:value-type="float">
            <text:p>67419,075</text:p>
          </table:table-cell>
          <table:table-cell table:style-name="ce3" table:formula="of:=[.J111]-[.J$176]" office:value-type="float" office:value="-290.85" calcext:value-type="float">
            <text:p>-290,85</text:p>
          </table:table-cell>
          <table:table-cell table:style-name="ce3" table:formula="of:=[.K111]-[.K$176]" office:value-type="float" office:value="217.3875" calcext:value-type="float">
            <text:p>217,3875</text:p>
          </table:table-cell>
          <table:table-cell table:style-name="ce3" table:formula="of:=[.L111]-[.L$176]" office:value-type="float" office:value="20.025" calcext:value-type="float">
            <text:p>20,025</text:p>
          </table:table-cell>
          <table:table-cell table:style-name="ce3" table:formula="of:=[.M111]-[.M$176]" office:value-type="float" office:value="593.4875" calcext:value-type="float">
            <text:p>593,4875</text:p>
          </table:table-cell>
          <table:table-cell table:style-name="ce3" table:formula="of:=[.N111]-[.N$176]" office:value-type="float" office:value="2423844.775" calcext:value-type="float">
            <text:p>2423844,775</text:p>
          </table:table-cell>
          <table:table-cell table:style-name="ce3" table:formula="of:=[.O111]-[.O$176]" office:value-type="float" office:value="34.375" calcext:value-type="float">
            <text:p>34,375</text:p>
          </table:table-cell>
          <table:table-cell table:style-name="ce3" table:formula="of:=[.P111]-[.P$176]" office:value-type="float" office:value="-65.8375" calcext:value-type="float">
            <text:p>-65,8375</text:p>
          </table:table-cell>
          <table:table-cell table:style-name="ce3" table:formula="of:=[.Q111]-[.Q$176]" office:value-type="float" office:value="34.8999999999999" calcext:value-type="float">
            <text:p>34,9</text:p>
          </table:table-cell>
          <table:table-cell table:style-name="ce3" table:formula="of:=[.R111]-[.R$176]" office:value-type="float" office:value="107.1875" calcext:value-type="float">
            <text:p>107,1875</text:p>
          </table:table-cell>
          <table:table-cell table:style-name="ce3" table:formula="of:=[.S111]-[.S$176]" office:value-type="float" office:value="16898.575" calcext:value-type="float">
            <text:p>16898,575</text:p>
          </table:table-cell>
          <table:table-cell table:style-name="ce3" table:formula="of:=[.T111]-[.T$176]" office:value-type="float" office:value="45.2125" calcext:value-type="float">
            <text:p>45,2125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-967.825000000001" calcext:value-type="float">
            <text:p>-967,825</text:p>
          </table:table-cell>
          <table:table-cell table:style-name="ce3" table:formula="of:=[.C112]-[.C$176]" office:value-type="float" office:value="614.1625" calcext:value-type="float">
            <text:p>614,1625</text:p>
          </table:table-cell>
          <table:table-cell table:style-name="ce3" table:formula="of:=[.D112]-[.D$176]" office:value-type="float" office:value="7940.575" calcext:value-type="float">
            <text:p>7940,575</text:p>
          </table:table-cell>
          <table:table-cell table:style-name="ce3" table:formula="of:=[.E112]-[.E$176]" office:value-type="float" office:value="4579234.65" calcext:value-type="float">
            <text:p>4579234,65</text:p>
          </table:table-cell>
          <table:table-cell table:style-name="ce3" table:formula="of:=[.F112]-[.F$176]" office:value-type="float" office:value="-989.05" calcext:value-type="float">
            <text:p>-989,05</text:p>
          </table:table-cell>
          <table:table-cell table:style-name="ce3" table:formula="of:=[.G112]-[.G$176]" office:value-type="float" office:value="-359.7625" calcext:value-type="float">
            <text:p>-359,7625</text:p>
          </table:table-cell>
          <table:table-cell table:style-name="ce3" table:formula="of:=[.H112]-[.H$176]" office:value-type="float" office:value="-72.6500000000001" calcext:value-type="float">
            <text:p>-72,65</text:p>
          </table:table-cell>
          <table:table-cell table:style-name="ce3" table:formula="of:=[.I112]-[.I$176]" office:value-type="float" office:value="67419.075" calcext:value-type="float">
            <text:p>67419,075</text:p>
          </table:table-cell>
          <table:table-cell table:style-name="ce3" table:formula="of:=[.J112]-[.J$176]" office:value-type="float" office:value="-491.45" calcext:value-type="float">
            <text:p>-491,45</text:p>
          </table:table-cell>
          <table:table-cell table:style-name="ce3" table:formula="of:=[.K112]-[.K$176]" office:value-type="float" office:value="17.1875" calcext:value-type="float">
            <text:p>17,1875</text:p>
          </table:table-cell>
          <table:table-cell table:style-name="ce3" table:formula="of:=[.L112]-[.L$176]" office:value-type="float" office:value="180.525" calcext:value-type="float">
            <text:p>180,525</text:p>
          </table:table-cell>
          <table:table-cell table:style-name="ce3" table:formula="of:=[.M112]-[.M$176]" office:value-type="float" office:value="312.4875" calcext:value-type="float">
            <text:p>312,4875</text:p>
          </table:table-cell>
          <table:table-cell table:style-name="ce3" table:formula="of:=[.N112]-[.N$176]" office:value-type="float" office:value="2361220.775" calcext:value-type="float">
            <text:p>2361220,775</text:p>
          </table:table-cell>
          <table:table-cell table:style-name="ce3" table:formula="of:=[.O112]-[.O$176]" office:value-type="float" office:value="46.875" calcext:value-type="float">
            <text:p>46,875</text:p>
          </table:table-cell>
          <table:table-cell table:style-name="ce3" table:formula="of:=[.P112]-[.P$176]" office:value-type="float" office:value="94.3625" calcext:value-type="float">
            <text:p>94,3625</text:p>
          </table:table-cell>
          <table:table-cell table:style-name="ce3" table:formula="of:=[.Q112]-[.Q$176]" office:value-type="float" office:value="-426.1" calcext:value-type="float">
            <text:p>-426,1</text:p>
          </table:table-cell>
          <table:table-cell table:style-name="ce3" table:formula="of:=[.R112]-[.R$176]" office:value-type="float" office:value="97.1875" calcext:value-type="float">
            <text:p>97,1875</text:p>
          </table:table-cell>
          <table:table-cell table:style-name="ce3" table:formula="of:=[.S112]-[.S$176]" office:value-type="float" office:value="14185.775" calcext:value-type="float">
            <text:p>14185,775</text:p>
          </table:table-cell>
          <table:table-cell table:style-name="ce3" table:formula="of:=[.T112]-[.T$176]" office:value-type="float" office:value="95.5125" calcext:value-type="float">
            <text:p>95,5125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-225.825000000001" calcext:value-type="float">
            <text:p>-225,825</text:p>
          </table:table-cell>
          <table:table-cell table:style-name="ce3" table:formula="of:=[.C113]-[.C$176]" office:value-type="float" office:value="914.9625" calcext:value-type="float">
            <text:p>914,9625</text:p>
          </table:table-cell>
          <table:table-cell table:style-name="ce3" table:formula="of:=[.D113]-[.D$176]" office:value-type="float" office:value="7940.575" calcext:value-type="float">
            <text:p>7940,575</text:p>
          </table:table-cell>
          <table:table-cell table:style-name="ce3" table:formula="of:=[.E113]-[.E$176]" office:value-type="float" office:value="4878484.95" calcext:value-type="float">
            <text:p>4878484,95</text:p>
          </table:table-cell>
          <table:table-cell table:style-name="ce3" table:formula="of:=[.F113]-[.F$176]" office:value-type="float" office:value="-989.05" calcext:value-type="float">
            <text:p>-989,05</text:p>
          </table:table-cell>
          <table:table-cell table:style-name="ce3" table:formula="of:=[.G113]-[.G$176]" office:value-type="float" office:value="-78.9624999999999" calcext:value-type="float">
            <text:p>-78,9625</text:p>
          </table:table-cell>
          <table:table-cell table:style-name="ce3" table:formula="of:=[.H113]-[.H$176]" office:value-type="float" office:value="649.35" calcext:value-type="float">
            <text:p>649,35</text:p>
          </table:table-cell>
          <table:table-cell table:style-name="ce3" table:formula="of:=[.I113]-[.I$176]" office:value-type="float" office:value="70131.875" calcext:value-type="float">
            <text:p>70131,875</text:p>
          </table:table-cell>
          <table:table-cell table:style-name="ce3" table:formula="of:=[.J113]-[.J$176]" office:value-type="float" office:value="-290.85" calcext:value-type="float">
            <text:p>-290,85</text:p>
          </table:table-cell>
          <table:table-cell table:style-name="ce3" table:formula="of:=[.K113]-[.K$176]" office:value-type="float" office:value="-434.1125" calcext:value-type="float">
            <text:p>-434,1125</text:p>
          </table:table-cell>
          <table:table-cell table:style-name="ce3" table:formula="of:=[.L113]-[.L$176]" office:value-type="float" office:value="340.825" calcext:value-type="float">
            <text:p>340,825</text:p>
          </table:table-cell>
          <table:table-cell table:style-name="ce3" table:formula="of:=[.M113]-[.M$176]" office:value-type="float" office:value="367.6875" calcext:value-type="float">
            <text:p>367,6875</text:p>
          </table:table-cell>
          <table:table-cell table:style-name="ce3" table:formula="of:=[.N113]-[.N$176]" office:value-type="float" office:value="2634366.375" calcext:value-type="float">
            <text:p>2634366,375</text:p>
          </table:table-cell>
          <table:table-cell table:style-name="ce3" table:formula="of:=[.O113]-[.O$176]" office:value-type="float" office:value="9.375" calcext:value-type="float">
            <text:p>9,375</text:p>
          </table:table-cell>
          <table:table-cell table:style-name="ce3" table:formula="of:=[.P113]-[.P$176]" office:value-type="float" office:value="-72.5375" calcext:value-type="float">
            <text:p>-72,5375</text:p>
          </table:table-cell>
          <table:table-cell table:style-name="ce3" table:formula="of:=[.Q113]-[.Q$176]" office:value-type="float" office:value="34.8999999999999" calcext:value-type="float">
            <text:p>34,9</text:p>
          </table:table-cell>
          <table:table-cell table:style-name="ce3" table:formula="of:=[.R113]-[.R$176]" office:value-type="float" office:value="19.6875" calcext:value-type="float">
            <text:p>19,6875</text:p>
          </table:table-cell>
          <table:table-cell table:style-name="ce3" table:formula="of:=[.S113]-[.S$176]" office:value-type="float" office:value="19611.375" calcext:value-type="float">
            <text:p>19611,375</text:p>
          </table:table-cell>
          <table:table-cell table:style-name="ce3" table:formula="of:=[.T113]-[.T$176]" office:value-type="float" office:value="-4.7875" calcext:value-type="float">
            <text:p>-4,7875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-346.025000000001" calcext:value-type="float">
            <text:p>-346,025</text:p>
          </table:table-cell>
          <table:table-cell table:style-name="ce3" table:formula="of:=[.C114]-[.C$176]" office:value-type="float" office:value="1075.3625" calcext:value-type="float">
            <text:p>1075,3625</text:p>
          </table:table-cell>
          <table:table-cell table:style-name="ce3" table:formula="of:=[.D114]-[.D$176]" office:value-type="float" office:value="5905.975" calcext:value-type="float">
            <text:p>5905,975</text:p>
          </table:table-cell>
          <table:table-cell table:style-name="ce3" table:formula="of:=[.E114]-[.E$176]" office:value-type="float" office:value="4620035.45" calcext:value-type="float">
            <text:p>4620035,45</text:p>
          </table:table-cell>
          <table:table-cell table:style-name="ce3" table:formula="of:=[.F114]-[.F$176]" office:value-type="float" office:value="-989.05" calcext:value-type="float">
            <text:p>-989,05</text:p>
          </table:table-cell>
          <table:table-cell table:style-name="ce3" table:formula="of:=[.G114]-[.G$176]" office:value-type="float" office:value="-600.3625" calcext:value-type="float">
            <text:p>-600,3625</text:p>
          </table:table-cell>
          <table:table-cell table:style-name="ce3" table:formula="of:=[.H114]-[.H$176]" office:value-type="float" office:value="87.75" calcext:value-type="float">
            <text:p>87,75</text:p>
          </table:table-cell>
          <table:table-cell table:style-name="ce3" table:formula="of:=[.I114]-[.I$176]" office:value-type="float" office:value="75557.475" calcext:value-type="float">
            <text:p>75557,475</text:p>
          </table:table-cell>
          <table:table-cell table:style-name="ce3" table:formula="of:=[.J114]-[.J$176]" office:value-type="float" office:value="-311.25" calcext:value-type="float">
            <text:p>-311,25</text:p>
          </table:table-cell>
          <table:table-cell table:style-name="ce3" table:formula="of:=[.K114]-[.K$176]" office:value-type="float" office:value="142.1875" calcext:value-type="float">
            <text:p>142,1875</text:p>
          </table:table-cell>
          <table:table-cell table:style-name="ce3" table:formula="of:=[.L114]-[.L$176]" office:value-type="float" office:value="100.225" calcext:value-type="float">
            <text:p>100,225</text:p>
          </table:table-cell>
          <table:table-cell table:style-name="ce3" table:formula="of:=[.M114]-[.M$176]" office:value-type="float" office:value="433.0875" calcext:value-type="float">
            <text:p>433,0875</text:p>
          </table:table-cell>
          <table:table-cell table:style-name="ce3" table:formula="of:=[.N114]-[.N$176]" office:value-type="float" office:value="2736322.175" calcext:value-type="float">
            <text:p>2736322,175</text:p>
          </table:table-cell>
          <table:table-cell table:style-name="ce3" table:formula="of:=[.O114]-[.O$176]" office:value-type="float" office:value="96.875" calcext:value-type="float">
            <text:p>96,875</text:p>
          </table:table-cell>
          <table:table-cell table:style-name="ce3" table:formula="of:=[.P114]-[.P$176]" office:value-type="float" office:value="-30.8375" calcext:value-type="float">
            <text:p>-30,8375</text:p>
          </table:table-cell>
          <table:table-cell table:style-name="ce3" table:formula="of:=[.Q114]-[.Q$176]" office:value-type="float" office:value="-145.5" calcext:value-type="float">
            <text:p>-145,5</text:p>
          </table:table-cell>
          <table:table-cell table:style-name="ce3" table:formula="of:=[.R114]-[.R$176]" office:value-type="float" office:value="87.1875" calcext:value-type="float">
            <text:p>87,1875</text:p>
          </table:table-cell>
          <table:table-cell table:style-name="ce3" table:formula="of:=[.S114]-[.S$176]" office:value-type="float" office:value="14185.775" calcext:value-type="float">
            <text:p>14185,775</text:p>
          </table:table-cell>
          <table:table-cell table:style-name="ce3" table:formula="of:=[.T114]-[.T$176]" office:value-type="float" office:value="3.5125" calcext:value-type="float">
            <text:p>3,5125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727.025000000001" calcext:value-type="float">
            <text:p>-727,025</text:p>
          </table:table-cell>
          <table:table-cell table:style-name="ce3" table:formula="of:=[.C115]-[.C$176]" office:value-type="float" office:value="1216.1625" calcext:value-type="float">
            <text:p>1216,1625</text:p>
          </table:table-cell>
          <table:table-cell table:style-name="ce3" table:formula="of:=[.D115]-[.D$176]" office:value-type="float" office:value="7940.575" calcext:value-type="float">
            <text:p>7940,575</text:p>
          </table:table-cell>
          <table:table-cell table:style-name="ce3" table:formula="of:=[.E115]-[.E$176]" office:value-type="float" office:value="4508484.85" calcext:value-type="float">
            <text:p>4508484,85</text:p>
          </table:table-cell>
          <table:table-cell table:style-name="ce3" table:formula="of:=[.F115]-[.F$176]" office:value-type="float" office:value="-989.05" calcext:value-type="float">
            <text:p>-989,05</text:p>
          </table:table-cell>
          <table:table-cell table:style-name="ce3" table:formula="of:=[.G115]-[.G$176]" office:value-type="float" office:value="-304.5625" calcext:value-type="float">
            <text:p>-304,5625</text:p>
          </table:table-cell>
          <table:table-cell table:style-name="ce3" table:formula="of:=[.H115]-[.H$176]" office:value-type="float" office:value="-514.05" calcext:value-type="float">
            <text:p>-514,05</text:p>
          </table:table-cell>
          <table:table-cell table:style-name="ce3" table:formula="of:=[.I115]-[.I$176]" office:value-type="float" office:value="72844.675" calcext:value-type="float">
            <text:p>72844,675</text:p>
          </table:table-cell>
          <table:table-cell table:style-name="ce3" table:formula="of:=[.J115]-[.J$176]" office:value-type="float" office:value="89.9500000000003" calcext:value-type="float">
            <text:p>89,95</text:p>
          </table:table-cell>
          <table:table-cell table:style-name="ce3" table:formula="of:=[.K115]-[.K$176]" office:value-type="float" office:value="192.3875" calcext:value-type="float">
            <text:p>192,3875</text:p>
          </table:table-cell>
          <table:table-cell table:style-name="ce3" table:formula="of:=[.L115]-[.L$176]" office:value-type="float" office:value="406.225" calcext:value-type="float">
            <text:p>406,225</text:p>
          </table:table-cell>
          <table:table-cell table:style-name="ce3" table:formula="of:=[.M115]-[.M$176]" office:value-type="float" office:value="493.1875" calcext:value-type="float">
            <text:p>493,1875</text:p>
          </table:table-cell>
          <table:table-cell table:style-name="ce3" table:formula="of:=[.N115]-[.N$176]" office:value-type="float" office:value="2266385.575" calcext:value-type="float">
            <text:p>2266385,575</text:p>
          </table:table-cell>
          <table:table-cell table:style-name="ce3" table:formula="of:=[.O115]-[.O$176]" office:value-type="float" office:value="100.475" calcext:value-type="float">
            <text:p>100,475</text:p>
          </table:table-cell>
          <table:table-cell table:style-name="ce3" table:formula="of:=[.P115]-[.P$176]" office:value-type="float" office:value="-5.83750000000001" calcext:value-type="float">
            <text:p>-5,8375</text:p>
          </table:table-cell>
          <table:table-cell table:style-name="ce3" table:formula="of:=[.Q115]-[.Q$176]" office:value-type="float" office:value="155.5" calcext:value-type="float">
            <text:p>155,5</text:p>
          </table:table-cell>
          <table:table-cell table:style-name="ce3" table:formula="of:=[.R115]-[.R$176]" office:value-type="float" office:value="82.1875" calcext:value-type="float">
            <text:p>82,1875</text:p>
          </table:table-cell>
          <table:table-cell table:style-name="ce3" table:formula="of:=[.S115]-[.S$176]" office:value-type="float" office:value="11472.975" calcext:value-type="float">
            <text:p>11472,975</text:p>
          </table:table-cell>
          <table:table-cell table:style-name="ce3" table:formula="of:=[.T115]-[.T$176]" office:value-type="float" office:value="36.9125" calcext:value-type="float">
            <text:p>36,9125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175.374999999999" calcext:value-type="float">
            <text:p>175,375</text:p>
          </table:table-cell>
          <table:table-cell table:style-name="ce3" table:formula="of:=[.C116]-[.C$176]" office:value-type="float" office:value="1416.3625" calcext:value-type="float">
            <text:p>1416,3625</text:p>
          </table:table-cell>
          <table:table-cell table:style-name="ce3" table:formula="of:=[.D116]-[.D$176]" office:value-type="float" office:value="7940.575" calcext:value-type="float">
            <text:p>7940,575</text:p>
          </table:table-cell>
          <table:table-cell table:style-name="ce3" table:formula="of:=[.E116]-[.E$176]" office:value-type="float" office:value="4356160.35" calcext:value-type="float">
            <text:p>4356160,35</text:p>
          </table:table-cell>
          <table:table-cell table:style-name="ce3" table:formula="of:=[.F116]-[.F$176]" office:value-type="float" office:value="-989.05" calcext:value-type="float">
            <text:p>-989,05</text:p>
          </table:table-cell>
          <table:table-cell table:style-name="ce3" table:formula="of:=[.G116]-[.G$176]" office:value-type="float" office:value="-279.5625" calcext:value-type="float">
            <text:p>-279,5625</text:p>
          </table:table-cell>
          <table:table-cell table:style-name="ce3" table:formula="of:=[.H116]-[.H$176]" office:value-type="float" office:value="-253.05" calcext:value-type="float">
            <text:p>-253,05</text:p>
          </table:table-cell>
          <table:table-cell table:style-name="ce3" table:formula="of:=[.I116]-[.I$176]" office:value-type="float" office:value="72844.675" calcext:value-type="float">
            <text:p>72844,675</text:p>
          </table:table-cell>
          <table:table-cell table:style-name="ce3" table:formula="of:=[.J116]-[.J$176]" office:value-type="float" office:value="-270.85" calcext:value-type="float">
            <text:p>-270,85</text:p>
          </table:table-cell>
          <table:table-cell table:style-name="ce3" table:formula="of:=[.K116]-[.K$176]" office:value-type="float" office:value="-58.1125000000002" calcext:value-type="float">
            <text:p>-58,1125</text:p>
          </table:table-cell>
          <table:table-cell table:style-name="ce3" table:formula="of:=[.L116]-[.L$176]" office:value-type="float" office:value="30.025" calcext:value-type="float">
            <text:p>30,025</text:p>
          </table:table-cell>
          <table:table-cell table:style-name="ce3" table:formula="of:=[.M116]-[.M$176]" office:value-type="float" office:value="453.0875" calcext:value-type="float">
            <text:p>453,0875</text:p>
          </table:table-cell>
          <table:table-cell table:style-name="ce3" table:formula="of:=[.N116]-[.N$176]" office:value-type="float" office:value="2760631.975" calcext:value-type="float">
            <text:p>2760631,975</text:p>
          </table:table-cell>
          <table:table-cell table:style-name="ce3" table:formula="of:=[.O116]-[.O$176]" office:value-type="float" office:value="71.875" calcext:value-type="float">
            <text:p>71,875</text:p>
          </table:table-cell>
          <table:table-cell table:style-name="ce3" table:formula="of:=[.P116]-[.P$176]" office:value-type="float" office:value="119.4625" calcext:value-type="float">
            <text:p>119,4625</text:p>
          </table:table-cell>
          <table:table-cell table:style-name="ce3" table:formula="of:=[.Q116]-[.Q$176]" office:value-type="float" office:value="175.5" calcext:value-type="float">
            <text:p>175,5</text:p>
          </table:table-cell>
          <table:table-cell table:style-name="ce3" table:formula="of:=[.R116]-[.R$176]" office:value-type="float" office:value="27.1875" calcext:value-type="float">
            <text:p>27,1875</text:p>
          </table:table-cell>
          <table:table-cell table:style-name="ce3" table:formula="of:=[.S116]-[.S$176]" office:value-type="float" office:value="19611.375" calcext:value-type="float">
            <text:p>19611,375</text:p>
          </table:table-cell>
          <table:table-cell table:style-name="ce3" table:formula="of:=[.T116]-[.T$176]" office:value-type="float" office:value="-4.7875" calcext:value-type="float">
            <text:p>-4,7875</text:p>
          </table:table-cell>
          <table:table-cell table:style-name="ce3" table:formula="of:=[.U116]-[.U$176]" office:value-type="float" office:value="0" calcext:value-type="float">
            <text:p>0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-125.625000000001" calcext:value-type="float">
            <text:p>-125,625</text:p>
          </table:table-cell>
          <table:table-cell table:style-name="ce3" table:formula="of:=[.C117]-[.C$176]" office:value-type="float" office:value="1977.9625" calcext:value-type="float">
            <text:p>1977,9625</text:p>
          </table:table-cell>
          <table:table-cell table:style-name="ce3" table:formula="of:=[.D117]-[.D$176]" office:value-type="float" office:value="8618.875" calcext:value-type="float">
            <text:p>8618,875</text:p>
          </table:table-cell>
          <table:table-cell table:style-name="ce3" table:formula="of:=[.E117]-[.E$176]" office:value-type="float" office:value="4717995.15" calcext:value-type="float">
            <text:p>4717995,15</text:p>
          </table:table-cell>
          <table:table-cell table:style-name="ce3" table:formula="of:=[.F117]-[.F$176]" office:value-type="float" office:value="-989.05" calcext:value-type="float">
            <text:p>-989,05</text:p>
          </table:table-cell>
          <table:table-cell table:style-name="ce3" table:formula="of:=[.G117]-[.G$176]" office:value-type="float" office:value="-439.9625" calcext:value-type="float">
            <text:p>-439,9625</text:p>
          </table:table-cell>
          <table:table-cell table:style-name="ce3" table:formula="of:=[.H117]-[.H$176]" office:value-type="float" office:value="-233.25" calcext:value-type="float">
            <text:p>-233,25</text:p>
          </table:table-cell>
          <table:table-cell table:style-name="ce3" table:formula="of:=[.I117]-[.I$176]" office:value-type="float" office:value="70131.875" calcext:value-type="float">
            <text:p>70131,875</text:p>
          </table:table-cell>
          <table:table-cell table:style-name="ce3" table:formula="of:=[.J117]-[.J$176]" office:value-type="float" office:value="110.15" calcext:value-type="float">
            <text:p>110,15</text:p>
          </table:table-cell>
          <table:table-cell table:style-name="ce3" table:formula="of:=[.K117]-[.K$176]" office:value-type="float" office:value="-233.8125" calcext:value-type="float">
            <text:p>-233,8125</text:p>
          </table:table-cell>
          <table:table-cell table:style-name="ce3" table:formula="of:=[.L117]-[.L$176]" office:value-type="float" office:value="180.625" calcext:value-type="float">
            <text:p>180,625</text:p>
          </table:table-cell>
          <table:table-cell table:style-name="ce3" table:formula="of:=[.M117]-[.M$176]" office:value-type="float" office:value="553.2875" calcext:value-type="float">
            <text:p>553,2875</text:p>
          </table:table-cell>
          <table:table-cell table:style-name="ce3" table:formula="of:=[.N117]-[.N$176]" office:value-type="float" office:value="2607959.975" calcext:value-type="float">
            <text:p>2607959,975</text:p>
          </table:table-cell>
          <table:table-cell table:style-name="ce3" table:formula="of:=[.O117]-[.O$176]" office:value-type="float" office:value="71.875" calcext:value-type="float">
            <text:p>71,875</text:p>
          </table:table-cell>
          <table:table-cell table:style-name="ce3" table:formula="of:=[.P117]-[.P$176]" office:value-type="float" office:value="127.8625" calcext:value-type="float">
            <text:p>127,8625</text:p>
          </table:table-cell>
          <table:table-cell table:style-name="ce3" table:formula="of:=[.Q117]-[.Q$176]" office:value-type="float" office:value="-84.9000000000001" calcext:value-type="float">
            <text:p>-84,9</text:p>
          </table:table-cell>
          <table:table-cell table:style-name="ce3" table:formula="of:=[.R117]-[.R$176]" office:value-type="float" office:value="57.1875" calcext:value-type="float">
            <text:p>57,1875</text:p>
          </table:table-cell>
          <table:table-cell table:style-name="ce3" table:formula="of:=[.S117]-[.S$176]" office:value-type="float" office:value="22324.175" calcext:value-type="float">
            <text:p>22324,175</text:p>
          </table:table-cell>
          <table:table-cell table:style-name="ce3" table:formula="of:=[.T117]-[.T$176]" office:value-type="float" office:value="-4.7875" calcext:value-type="float">
            <text:p>-4,7875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95.1749999999993" calcext:value-type="float">
            <text:p>95,175</text:p>
          </table:table-cell>
          <table:table-cell table:style-name="ce3" table:formula="of:=[.C118]-[.C$176]" office:value-type="float" office:value="1777.3625" calcext:value-type="float">
            <text:p>1777,3625</text:p>
          </table:table-cell>
          <table:table-cell table:style-name="ce3" table:formula="of:=[.D118]-[.D$176]" office:value-type="float" office:value="8618.875" calcext:value-type="float">
            <text:p>8618,875</text:p>
          </table:table-cell>
          <table:table-cell table:style-name="ce3" table:formula="of:=[.E118]-[.E$176]" office:value-type="float" office:value="4293575.75" calcext:value-type="float">
            <text:p>4293575,75</text:p>
          </table:table-cell>
          <table:table-cell table:style-name="ce3" table:formula="of:=[.F118]-[.F$176]" office:value-type="float" office:value="-989.05" calcext:value-type="float">
            <text:p>-989,05</text:p>
          </table:table-cell>
          <table:table-cell table:style-name="ce3" table:formula="of:=[.G118]-[.G$176]" office:value-type="float" office:value="-480.1625" calcext:value-type="float">
            <text:p>-480,1625</text:p>
          </table:table-cell>
          <table:table-cell table:style-name="ce3" table:formula="of:=[.H118]-[.H$176]" office:value-type="float" office:value="-273.45" calcext:value-type="float">
            <text:p>-273,45</text:p>
          </table:table-cell>
          <table:table-cell table:style-name="ce3" table:formula="of:=[.I118]-[.I$176]" office:value-type="float" office:value="70131.875" calcext:value-type="float">
            <text:p>70131,875</text:p>
          </table:table-cell>
          <table:table-cell table:style-name="ce3" table:formula="of:=[.J118]-[.J$176]" office:value-type="float" office:value="-451.45" calcext:value-type="float">
            <text:p>-451,45</text:p>
          </table:table-cell>
          <table:table-cell table:style-name="ce3" table:formula="of:=[.K118]-[.K$176]" office:value-type="float" office:value="-359.1125" calcext:value-type="float">
            <text:p>-359,1125</text:p>
          </table:table-cell>
          <table:table-cell table:style-name="ce3" table:formula="of:=[.L118]-[.L$176]" office:value-type="float" office:value="-20.175" calcext:value-type="float">
            <text:p>-20,175</text:p>
          </table:table-cell>
          <table:table-cell table:style-name="ce3" table:formula="of:=[.M118]-[.M$176]" office:value-type="float" office:value="693.6875" calcext:value-type="float">
            <text:p>693,6875</text:p>
          </table:table-cell>
          <table:table-cell table:style-name="ce3" table:formula="of:=[.N118]-[.N$176]" office:value-type="float" office:value="3203370.775" calcext:value-type="float">
            <text:p>3203370,775</text:p>
          </table:table-cell>
          <table:table-cell table:style-name="ce3" table:formula="of:=[.O118]-[.O$176]" office:value-type="float" office:value="96.875" calcext:value-type="float">
            <text:p>96,875</text:p>
          </table:table-cell>
          <table:table-cell table:style-name="ce3" table:formula="of:=[.P118]-[.P$176]" office:value-type="float" office:value="169.4625" calcext:value-type="float">
            <text:p>169,4625</text:p>
          </table:table-cell>
          <table:table-cell table:style-name="ce3" table:formula="of:=[.Q118]-[.Q$176]" office:value-type="float" office:value="135.5" calcext:value-type="float">
            <text:p>135,5</text:p>
          </table:table-cell>
          <table:table-cell table:style-name="ce3" table:formula="of:=[.R118]-[.R$176]" office:value-type="float" office:value="-12.8125" calcext:value-type="float">
            <text:p>-12,8125</text:p>
          </table:table-cell>
          <table:table-cell table:style-name="ce3" table:formula="of:=[.S118]-[.S$176]" office:value-type="float" office:value="27749.775" calcext:value-type="float">
            <text:p>27749,775</text:p>
          </table:table-cell>
          <table:table-cell table:style-name="ce3" table:formula="of:=[.T118]-[.T$176]" office:value-type="float" office:value="-29.7875" calcext:value-type="float">
            <text:p>-29,7875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[.B119]-[.B$176]" office:value-type="float" office:value="95.1749999999993" calcext:value-type="float">
            <text:p>95,175</text:p>
          </table:table-cell>
          <table:table-cell table:style-name="ce3" table:formula="of:=[.C119]-[.C$176]" office:value-type="float" office:value="2660.1625" calcext:value-type="float">
            <text:p>2660,1625</text:p>
          </table:table-cell>
          <table:table-cell table:style-name="ce3" table:formula="of:=[.D119]-[.D$176]" office:value-type="float" office:value="8618.875" calcext:value-type="float">
            <text:p>8618,875</text:p>
          </table:table-cell>
          <table:table-cell table:style-name="ce3" table:formula="of:=[.E119]-[.E$176]" office:value-type="float" office:value="4886623.75" calcext:value-type="float">
            <text:p>4886623,75</text:p>
          </table:table-cell>
          <table:table-cell table:style-name="ce3" table:formula="of:=[.F119]-[.F$176]" office:value-type="float" office:value="-989.05" calcext:value-type="float">
            <text:p>-989,05</text:p>
          </table:table-cell>
          <table:table-cell table:style-name="ce3" table:formula="of:=[.G119]-[.G$176]" office:value-type="float" office:value="-204.2625" calcext:value-type="float">
            <text:p>-204,2625</text:p>
          </table:table-cell>
          <table:table-cell table:style-name="ce3" table:formula="of:=[.H119]-[.H$176]" office:value-type="float" office:value="147.95" calcext:value-type="float">
            <text:p>147,95</text:p>
          </table:table-cell>
          <table:table-cell table:style-name="ce3" table:formula="of:=[.I119]-[.I$176]" office:value-type="float" office:value="67391.875" calcext:value-type="float">
            <text:p>67391,875</text:p>
          </table:table-cell>
          <table:table-cell table:style-name="ce3" table:formula="of:=[.J119]-[.J$176]" office:value-type="float" office:value="-190.45" calcext:value-type="float">
            <text:p>-190,45</text:p>
          </table:table-cell>
          <table:table-cell table:style-name="ce3" table:formula="of:=[.K119]-[.K$176]" office:value-type="float" office:value="142.3875" calcext:value-type="float">
            <text:p>142,3875</text:p>
          </table:table-cell>
          <table:table-cell table:style-name="ce3" table:formula="of:=[.L119]-[.L$176]" office:value-type="float" office:value="405.725" calcext:value-type="float">
            <text:p>405,725</text:p>
          </table:table-cell>
          <table:table-cell table:style-name="ce3" table:formula="of:=[.M119]-[.M$176]" office:value-type="float" office:value="1054.6875" calcext:value-type="float">
            <text:p>1054,6875</text:p>
          </table:table-cell>
          <table:table-cell table:style-name="ce3" table:formula="of:=[.N119]-[.N$176]" office:value-type="float" office:value="3038508.975" calcext:value-type="float">
            <text:p>3038508,975</text:p>
          </table:table-cell>
          <table:table-cell table:style-name="ce3" table:formula="of:=[.O119]-[.O$176]" office:value-type="float" office:value="128.975" calcext:value-type="float">
            <text:p>128,975</text:p>
          </table:table-cell>
          <table:table-cell table:style-name="ce3" table:formula="of:=[.P119]-[.P$176]" office:value-type="float" office:value="19.1625" calcext:value-type="float">
            <text:p>19,1625</text:p>
          </table:table-cell>
          <table:table-cell table:style-name="ce3" table:formula="of:=[.Q119]-[.Q$176]" office:value-type="float" office:value="74.8999999999999" calcext:value-type="float">
            <text:p>74,9</text:p>
          </table:table-cell>
          <table:table-cell table:style-name="ce3" table:formula="of:=[.R119]-[.R$176]" office:value-type="float" office:value="44.6875" calcext:value-type="float">
            <text:p>44,6875</text:p>
          </table:table-cell>
          <table:table-cell table:style-name="ce3" table:formula="of:=[.S119]-[.S$176]" office:value-type="float" office:value="30462.675" calcext:value-type="float">
            <text:p>30462,675</text:p>
          </table:table-cell>
          <table:table-cell table:style-name="ce3" table:formula="of:=[.T119]-[.T$176]" office:value-type="float" office:value="-29.7875" calcext:value-type="float">
            <text:p>-29,7875</text:p>
          </table:table-cell>
          <table:table-cell table:style-name="ce3" table:formula="of:=[.U119]-[.U$176]" office:value-type="float" office:value="0" calcext:value-type="float">
            <text:p>0</text:p>
          </table:table-cell>
          <table:table-cell table:style-name="ce3" table:formula="of:=[.V1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[.B120]-[.B$176]" office:value-type="float" office:value="-245.825000000001" calcext:value-type="float">
            <text:p>-245,825</text:p>
          </table:table-cell>
          <table:table-cell table:style-name="ce3" table:formula="of:=[.C120]-[.C$176]" office:value-type="float" office:value="2980.5625" calcext:value-type="float">
            <text:p>2980,5625</text:p>
          </table:table-cell>
          <table:table-cell table:style-name="ce3" table:formula="of:=[.D120]-[.D$176]" office:value-type="float" office:value="7940.575" calcext:value-type="float">
            <text:p>7940,575</text:p>
          </table:table-cell>
          <table:table-cell table:style-name="ce3" table:formula="of:=[.E120]-[.E$176]" office:value-type="float" office:value="5572151.45" calcext:value-type="float">
            <text:p>5572151,45</text:p>
          </table:table-cell>
          <table:table-cell table:style-name="ce3" table:formula="of:=[.F120]-[.F$176]" office:value-type="float" office:value="-989.05" calcext:value-type="float">
            <text:p>-989,05</text:p>
          </table:table-cell>
          <table:table-cell table:style-name="ce3" table:formula="of:=[.G120]-[.G$176]" office:value-type="float" office:value="-480.3625" calcext:value-type="float">
            <text:p>-480,3625</text:p>
          </table:table-cell>
          <table:table-cell table:style-name="ce3" table:formula="of:=[.H120]-[.H$176]" office:value-type="float" office:value="7.34999999999991" calcext:value-type="float">
            <text:p>7,35</text:p>
          </table:table-cell>
          <table:table-cell table:style-name="ce3" table:formula="of:=[.I120]-[.I$176]" office:value-type="float" office:value="72844.675" calcext:value-type="float">
            <text:p>72844,675</text:p>
          </table:table-cell>
          <table:table-cell table:style-name="ce3" table:formula="of:=[.J120]-[.J$176]" office:value-type="float" office:value="9.95000000000027" calcext:value-type="float">
            <text:p>9,95</text:p>
          </table:table-cell>
          <table:table-cell table:style-name="ce3" table:formula="of:=[.K120]-[.K$176]" office:value-type="float" office:value="-183.8125" calcext:value-type="float">
            <text:p>-183,8125</text:p>
          </table:table-cell>
          <table:table-cell table:style-name="ce3" table:formula="of:=[.L120]-[.L$176]" office:value-type="float" office:value="406.025" calcext:value-type="float">
            <text:p>406,025</text:p>
          </table:table-cell>
          <table:table-cell table:style-name="ce3" table:formula="of:=[.M120]-[.M$176]" office:value-type="float" office:value="392.6875" calcext:value-type="float">
            <text:p>392,6875</text:p>
          </table:table-cell>
          <table:table-cell table:style-name="ce3" table:formula="of:=[.N120]-[.N$176]" office:value-type="float" office:value="3029700.775" calcext:value-type="float">
            <text:p>3029700,775</text:p>
          </table:table-cell>
          <table:table-cell table:style-name="ce3" table:formula="of:=[.O120]-[.O$176]" office:value-type="float" office:value="46.875" calcext:value-type="float">
            <text:p>46,875</text:p>
          </table:table-cell>
          <table:table-cell table:style-name="ce3" table:formula="of:=[.P120]-[.P$176]" office:value-type="float" office:value="-30.8375" calcext:value-type="float">
            <text:p>-30,8375</text:p>
          </table:table-cell>
          <table:table-cell table:style-name="ce3" table:formula="of:=[.Q120]-[.Q$176]" office:value-type="float" office:value="35.3" calcext:value-type="float">
            <text:p>35,3</text:p>
          </table:table-cell>
          <table:table-cell table:style-name="ce3" table:formula="of:=[.R120]-[.R$176]" office:value-type="float" office:value="27.1875" calcext:value-type="float">
            <text:p>27,1875</text:p>
          </table:table-cell>
          <table:table-cell table:style-name="ce3" table:formula="of:=[.S120]-[.S$176]" office:value-type="float" office:value="27749.775" calcext:value-type="float">
            <text:p>27749,775</text:p>
          </table:table-cell>
          <table:table-cell table:style-name="ce3" table:formula="of:=[.T120]-[.T$176]" office:value-type="float" office:value="-29.7875" calcext:value-type="float">
            <text:p>-29,7875</text:p>
          </table:table-cell>
          <table:table-cell table:style-name="ce3" table:formula="of:=[.U120]-[.U$176]" office:value-type="float" office:value="0" calcext:value-type="float">
            <text:p>0</text:p>
          </table:table-cell>
          <table:table-cell table:style-name="ce3" table:formula="of:=[.V1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[.B121]-[.B$176]" office:value-type="float" office:value="-346.025000000001" calcext:value-type="float">
            <text:p>-346,025</text:p>
          </table:table-cell>
          <table:table-cell table:style-name="ce3" table:formula="of:=[.C121]-[.C$176]" office:value-type="float" office:value="2619.7625" calcext:value-type="float">
            <text:p>2619,7625</text:p>
          </table:table-cell>
          <table:table-cell table:style-name="ce3" table:formula="of:=[.D121]-[.D$176]" office:value-type="float" office:value="8618.875" calcext:value-type="float">
            <text:p>8618,875</text:p>
          </table:table-cell>
          <table:table-cell table:style-name="ce3" table:formula="of:=[.E121]-[.E$176]" office:value-type="float" office:value="4309906.95" calcext:value-type="float">
            <text:p>4309906,95</text:p>
          </table:table-cell>
          <table:table-cell table:style-name="ce3" table:formula="of:=[.F121]-[.F$176]" office:value-type="float" office:value="-989.05" calcext:value-type="float">
            <text:p>-989,05</text:p>
          </table:table-cell>
          <table:table-cell table:style-name="ce3" table:formula="of:=[.G121]-[.G$176]" office:value-type="float" office:value="-279.7625" calcext:value-type="float">
            <text:p>-279,7625</text:p>
          </table:table-cell>
          <table:table-cell table:style-name="ce3" table:formula="of:=[.H121]-[.H$176]" office:value-type="float" office:value="-413.65" calcext:value-type="float">
            <text:p>-413,65</text:p>
          </table:table-cell>
          <table:table-cell table:style-name="ce3" table:formula="of:=[.I121]-[.I$176]" office:value-type="float" office:value="72817.575" calcext:value-type="float">
            <text:p>72817,575</text:p>
          </table:table-cell>
          <table:table-cell table:style-name="ce3" table:formula="of:=[.J121]-[.J$176]" office:value-type="float" office:value="-310.85" calcext:value-type="float">
            <text:p>-310,85</text:p>
          </table:table-cell>
          <table:table-cell table:style-name="ce3" table:formula="of:=[.K121]-[.K$176]" office:value-type="float" office:value="-7.8125" calcext:value-type="float">
            <text:p>-7,8125</text:p>
          </table:table-cell>
          <table:table-cell table:style-name="ce3" table:formula="of:=[.L121]-[.L$176]" office:value-type="float" office:value="260.625" calcext:value-type="float">
            <text:p>260,625</text:p>
          </table:table-cell>
          <table:table-cell table:style-name="ce3" table:formula="of:=[.M121]-[.M$176]" office:value-type="float" office:value="568.4875" calcext:value-type="float">
            <text:p>568,4875</text:p>
          </table:table-cell>
          <table:table-cell table:style-name="ce3" table:formula="of:=[.N121]-[.N$176]" office:value-type="float" office:value="2607871.875" calcext:value-type="float">
            <text:p>2607871,875</text:p>
          </table:table-cell>
          <table:table-cell table:style-name="ce3" table:formula="of:=[.O121]-[.O$176]" office:value-type="float" office:value="34.375" calcext:value-type="float">
            <text:p>34,375</text:p>
          </table:table-cell>
          <table:table-cell table:style-name="ce3" table:formula="of:=[.P121]-[.P$176]" office:value-type="float" office:value="-5.83750000000001" calcext:value-type="float">
            <text:p>-5,8375</text:p>
          </table:table-cell>
          <table:table-cell table:style-name="ce3" table:formula="of:=[.Q121]-[.Q$176]" office:value-type="float" office:value="15.3" calcext:value-type="float">
            <text:p>15,3</text:p>
          </table:table-cell>
          <table:table-cell table:style-name="ce3" table:formula="of:=[.R121]-[.R$176]" office:value-type="float" office:value="17.1875" calcext:value-type="float">
            <text:p>17,1875</text:p>
          </table:table-cell>
          <table:table-cell table:style-name="ce3" table:formula="of:=[.S121]-[.S$176]" office:value-type="float" office:value="22324.175" calcext:value-type="float">
            <text:p>22324,175</text:p>
          </table:table-cell>
          <table:table-cell table:style-name="ce3" table:formula="of:=[.T121]-[.T$176]" office:value-type="float" office:value="-4.7875" calcext:value-type="float">
            <text:p>-4,7875</text:p>
          </table:table-cell>
          <table:table-cell table:style-name="ce3" table:formula="of:=[.U121]-[.U$176]" office:value-type="float" office:value="0" calcext:value-type="float">
            <text:p>0</text:p>
          </table:table-cell>
          <table:table-cell table:style-name="ce3" table:formula="of:=[.V1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7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2499.3625" calcext:value-type="float">
            <text:p>2499,3625</text:p>
          </table:table-cell>
          <table:table-cell table:style-name="ce3" table:formula="of:=IF([.D180]&gt;[.D$177];[.D180];&quot;&quot;)" office:value-type="float" office:value="14044.475" calcext:value-type="float">
            <text:p>14044,475</text:p>
          </table:table-cell>
          <table:table-cell table:style-name="ce3" table:formula="of:=IF([.E180]&gt;[.E$177];[.E180];&quot;&quot;)" office:value-type="float" office:value="5134167.85" calcext:value-type="float">
            <text:p>5134167,85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89175.775" calcext:value-type="float">
            <text:p>89175,77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673.4875" calcext:value-type="float">
            <text:p>673,4875</text:p>
          </table:table-cell>
          <table:table-cell table:style-name="ce3" table:formula="of:=IF([.N180]&gt;[.N$177];[.N180];&quot;&quot;)" office:value-type="float" office:value="3412100.775" calcext:value-type="float">
            <text:p>3412100,775</text:p>
          </table:table-cell>
          <table:table-cell table:style-name="ce3" table:formula="of:=IF([.O180]&gt;[.O$177];[.O180];&quot;&quot;)" office:value-type="float" office:value="159.375" calcext:value-type="float">
            <text:p>159,375</text:p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30489.775" calcext:value-type="float">
            <text:p>30489,775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2378.9625" calcext:value-type="float">
            <text:p>2378,9625</text:p>
          </table:table-cell>
          <table:table-cell table:style-name="ce3" table:formula="of:=IF([.D181]&gt;[.D$177];[.D181];&quot;&quot;)" office:value-type="float" office:value="11331.675" calcext:value-type="float">
            <text:p>11331,675</text:p>
          </table:table-cell>
          <table:table-cell table:style-name="ce3" table:formula="of:=IF([.E181]&gt;[.E$177];[.E181];&quot;&quot;)" office:value-type="float" office:value="4984583.15" calcext:value-type="float">
            <text:p>4984583,15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89148.675" calcext:value-type="float">
            <text:p>89148,675</text:p>
          </table:table-cell>
          <table:table-cell table:style-name="ce3" table:formula="of:=IF([.J181]&gt;[.J$177];[.J181];&quot;&quot;)" office:value-type="float" office:value="992.55" calcext:value-type="float">
            <text:p>992,55</text:p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>
            <text:p/>
          </table:table-cell>
          <table:table-cell table:style-name="ce3" table:formula="of:=IF([.M181]&gt;[.M$177];[.M181];&quot;&quot;)" office:value-type="float" office:value="292.6875" calcext:value-type="float">
            <text:p>292,6875</text:p>
          </table:table-cell>
          <table:table-cell table:style-name="ce3" table:formula="of:=IF([.N181]&gt;[.N$177];[.N181];&quot;&quot;)" office:value-type="float" office:value="3279710.375" calcext:value-type="float">
            <text:p>3279710,375</text:p>
          </table:table-cell>
          <table:table-cell table:style-name="ce3" table:formula="of:=IF([.O181]&gt;[.O$177];[.O181];&quot;&quot;)">
            <text:p/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33175.475" calcext:value-type="float">
            <text:p>33175,475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2579.7625" calcext:value-type="float">
            <text:p>2579,7625</text:p>
          </table:table-cell>
          <table:table-cell table:style-name="ce3" table:formula="of:=IF([.D182]&gt;[.D$177];[.D182];&quot;&quot;)" office:value-type="float" office:value="8618.875" calcext:value-type="float">
            <text:p>8618,875</text:p>
          </table:table-cell>
          <table:table-cell table:style-name="ce3" table:formula="of:=IF([.E182]&gt;[.E$177];[.E182];&quot;&quot;)" office:value-type="float" office:value="4777758.85" calcext:value-type="float">
            <text:p>4777758,85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91888.575" calcext:value-type="float">
            <text:p>91888,57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693.6875" calcext:value-type="float">
            <text:p>693,6875</text:p>
          </table:table-cell>
          <table:table-cell table:style-name="ce3" table:formula="of:=IF([.N182]&gt;[.N$177];[.N182];&quot;&quot;)" office:value-type="float" office:value="3119735.975" calcext:value-type="float">
            <text:p>3119735,975</text:p>
          </table:table-cell>
          <table:table-cell table:style-name="ce3" table:formula="of:=IF([.O182]&gt;[.O$177];[.O182];&quot;&quot;)">
            <text:p/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 office:value-type="float" office:value="536.7" calcext:value-type="float">
            <text:p>536,7</text:p>
          </table:table-cell>
          <table:table-cell table:style-name="ce3" table:formula="of:=IF([.R182]&gt;[.R$177];[.R182];&quot;&quot;)" office:value-type="float" office:value="147.1875" calcext:value-type="float">
            <text:p>147,1875</text:p>
          </table:table-cell>
          <table:table-cell table:style-name="ce3" table:formula="of:=IF([.S182]&gt;[.S$177];[.S182];&quot;&quot;)" office:value-type="float" office:value="30489.775" calcext:value-type="float">
            <text:p>30489,775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2639.9625" calcext:value-type="float">
            <text:p>2639,9625</text:p>
          </table:table-cell>
          <table:table-cell table:style-name="ce3" table:formula="of:=IF([.D183]&gt;[.D$177];[.D183];&quot;&quot;)" office:value-type="float" office:value="11331.675" calcext:value-type="float">
            <text:p>11331,675</text:p>
          </table:table-cell>
          <table:table-cell table:style-name="ce3" table:formula="of:=IF([.E183]&gt;[.E$177];[.E183];&quot;&quot;)" office:value-type="float" office:value="5011711.65" calcext:value-type="float">
            <text:p>5011711,65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89175.775" calcext:value-type="float">
            <text:p>89175,77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352.6875" calcext:value-type="float">
            <text:p>352,6875</text:p>
          </table:table-cell>
          <table:table-cell table:style-name="ce3" table:formula="of:=IF([.N183]&gt;[.N$177];[.N183];&quot;&quot;)" office:value-type="float" office:value="2932036.775" calcext:value-type="float">
            <text:p>2932036,775</text:p>
          </table:table-cell>
          <table:table-cell table:style-name="ce3" table:formula="of:=IF([.O183]&gt;[.O$177];[.O183];&quot;&quot;)">
            <text:p/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30462.675" calcext:value-type="float">
            <text:p>30462,675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857.5625" calcext:value-type="float">
            <text:p>1857,5625</text:p>
          </table:table-cell>
          <table:table-cell table:style-name="ce3" table:formula="of:=IF([.D184]&gt;[.D$177];[.D184];&quot;&quot;)" office:value-type="float" office:value="11331.675" calcext:value-type="float">
            <text:p>11331,675</text:p>
          </table:table-cell>
          <table:table-cell table:style-name="ce3" table:formula="of:=IF([.E184]&gt;[.E$177];[.E184];&quot;&quot;)" office:value-type="float" office:value="4946522.45" calcext:value-type="float">
            <text:p>4946522,45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94601.375" calcext:value-type="float">
            <text:p>94601,37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493.2875" calcext:value-type="float">
            <text:p>493,2875</text:p>
          </table:table-cell>
          <table:table-cell table:style-name="ce3" table:formula="of:=IF([.N184]&gt;[.N$177];[.N184];&quot;&quot;)" office:value-type="float" office:value="2915947.175" calcext:value-type="float">
            <text:p>2915947,175</text:p>
          </table:table-cell>
          <table:table-cell table:style-name="ce3" table:formula="of:=IF([.O184]&gt;[.O$177];[.O184];&quot;&quot;)" office:value-type="float" office:value="96.875" calcext:value-type="float">
            <text:p>96,875</text:p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27749.775" calcext:value-type="float">
            <text:p>27749,775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977.9625" calcext:value-type="float">
            <text:p>1977,9625</text:p>
          </table:table-cell>
          <table:table-cell table:style-name="ce3" table:formula="of:=IF([.D185]&gt;[.D$177];[.D185];&quot;&quot;)" office:value-type="float" office:value="8618.875" calcext:value-type="float">
            <text:p>8618,875</text:p>
          </table:table-cell>
          <table:table-cell table:style-name="ce3" table:formula="of:=IF([.E185]&gt;[.E$177];[.E185];&quot;&quot;)" office:value-type="float" office:value="5139593.55" calcext:value-type="float">
            <text:p>5139593,55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00054.175" calcext:value-type="float">
            <text:p>100054,1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633.4875" calcext:value-type="float">
            <text:p>633,4875</text:p>
          </table:table-cell>
          <table:table-cell table:style-name="ce3" table:formula="of:=IF([.N185]&gt;[.N$177];[.N185];&quot;&quot;)" office:value-type="float" office:value="2862711.975" calcext:value-type="float">
            <text:p>2862711,975</text:p>
          </table:table-cell>
          <table:table-cell table:style-name="ce3" table:formula="of:=IF([.O185]&gt;[.O$177];[.O185];&quot;&quot;)" office:value-type="float" office:value="146.875" calcext:value-type="float">
            <text:p>146,875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30462.675" calcext:value-type="float">
            <text:p>30462,675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2138.7625" calcext:value-type="float">
            <text:p>2138,7625</text:p>
          </table:table-cell>
          <table:table-cell table:style-name="ce3" table:formula="of:=IF([.D186]&gt;[.D$177];[.D186];&quot;&quot;)" office:value-type="float" office:value="11331.675" calcext:value-type="float">
            <text:p>11331,675</text:p>
          </table:table-cell>
          <table:table-cell table:style-name="ce3" table:formula="of:=IF([.E186]&gt;[.E$177];[.E186];&quot;&quot;)" office:value-type="float" office:value="5074350.35" calcext:value-type="float">
            <text:p>5074350,35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97341.375" calcext:value-type="float">
            <text:p>97341,37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442.9875" calcext:value-type="float">
            <text:p>442,9875</text:p>
          </table:table-cell>
          <table:table-cell table:style-name="ce3" table:formula="of:=IF([.N186]&gt;[.N$177];[.N186];&quot;&quot;)" office:value-type="float" office:value="2786372.775" calcext:value-type="float">
            <text:p>2786372,775</text:p>
          </table:table-cell>
          <table:table-cell table:style-name="ce3" table:formula="of:=IF([.O186]&gt;[.O$177];[.O186];&quot;&quot;)">
            <text:p/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 office:value-type="float" office:value="94.6875" calcext:value-type="float">
            <text:p>94,6875</text:p>
          </table:table-cell>
          <table:table-cell table:style-name="ce3" table:formula="of:=IF([.S186]&gt;[.S$177];[.S186];&quot;&quot;)" office:value-type="float" office:value="33202.575" calcext:value-type="float">
            <text:p>33202,575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1396.3625" calcext:value-type="float">
            <text:p>1396,3625</text:p>
          </table:table-cell>
          <table:table-cell table:style-name="ce3" table:formula="of:=IF([.D187]&gt;[.D$177];[.D187];&quot;&quot;)" office:value-type="float" office:value="11331.675" calcext:value-type="float">
            <text:p>11331,675</text:p>
          </table:table-cell>
          <table:table-cell table:style-name="ce3" table:formula="of:=IF([.E187]&gt;[.E$177];[.E187];&quot;&quot;)" office:value-type="float" office:value="4709856.35" calcext:value-type="float">
            <text:p>4709856,35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00054.175" calcext:value-type="float">
            <text:p>100054,17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653.4875" calcext:value-type="float">
            <text:p>653,4875</text:p>
          </table:table-cell>
          <table:table-cell table:style-name="ce3" table:formula="of:=IF([.N187]&gt;[.N$177];[.N187];&quot;&quot;)" office:value-type="float" office:value="2673169.575" calcext:value-type="float">
            <text:p>2673169,575</text:p>
          </table:table-cell>
          <table:table-cell table:style-name="ce3" table:formula="of:=IF([.O187]&gt;[.O$177];[.O187];&quot;&quot;)">
            <text:p/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 office:value-type="float" office:value="147.1875" calcext:value-type="float">
            <text:p>147,1875</text:p>
          </table:table-cell>
          <table:table-cell table:style-name="ce3" table:formula="of:=IF([.S187]&gt;[.S$177];[.S187];&quot;&quot;)" office:value-type="float" office:value="33175.475" calcext:value-type="float">
            <text:p>33175,475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717.1625" calcext:value-type="float">
            <text:p>1717,1625</text:p>
          </table:table-cell>
          <table:table-cell table:style-name="ce3" table:formula="of:=IF([.D188]&gt;[.D$177];[.D188];&quot;&quot;)" office:value-type="float" office:value="11331.675" calcext:value-type="float">
            <text:p>11331,675</text:p>
          </table:table-cell>
          <table:table-cell table:style-name="ce3" table:formula="of:=IF([.E188]&gt;[.E$177];[.E188];&quot;&quot;)" office:value-type="float" office:value="4867633.75" calcext:value-type="float">
            <text:p>4867633,75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00054.175" calcext:value-type="float">
            <text:p>100054,17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814.0875" calcext:value-type="float">
            <text:p>814,0875</text:p>
          </table:table-cell>
          <table:table-cell table:style-name="ce3" table:formula="of:=IF([.N188]&gt;[.N$177];[.N188];&quot;&quot;)" office:value-type="float" office:value="2655921.575" calcext:value-type="float">
            <text:p>2655921,575</text:p>
          </table:table-cell>
          <table:table-cell table:style-name="ce3" table:formula="of:=IF([.O188]&gt;[.O$177];[.O188];&quot;&quot;)" office:value-type="float" office:value="96.875" calcext:value-type="float">
            <text:p>96,87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38628.175" calcext:value-type="float">
            <text:p>38628,175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1656.7625" calcext:value-type="float">
            <text:p>1656,7625</text:p>
          </table:table-cell>
          <table:table-cell table:style-name="ce3" table:formula="of:=IF([.D189]&gt;[.D$177];[.D189];&quot;&quot;)" office:value-type="float" office:value="11331.675" calcext:value-type="float">
            <text:p>11331,675</text:p>
          </table:table-cell>
          <table:table-cell table:style-name="ce3" table:formula="of:=IF([.E189]&gt;[.E$177];[.E189];&quot;&quot;)" office:value-type="float" office:value="4696238.35" calcext:value-type="float">
            <text:p>4696238,35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08219.775" calcext:value-type="float">
            <text:p>108219,775</text:p>
          </table:table-cell>
          <table:table-cell table:style-name="ce3" table:formula="of:=IF([.J189]&gt;[.J$177];[.J189];&quot;&quot;)" office:value-type="float" office:value="1093.15" calcext:value-type="float">
            <text:p>1093,15</text:p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553.0875" calcext:value-type="float">
            <text:p>553,0875</text:p>
          </table:table-cell>
          <table:table-cell table:style-name="ce3" table:formula="of:=IF([.N189]&gt;[.N$177];[.N189];&quot;&quot;)" office:value-type="float" office:value="2616113.575" calcext:value-type="float">
            <text:p>2616113,575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41368.175" calcext:value-type="float">
            <text:p>41368,175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356.3625" calcext:value-type="float">
            <text:p>1356,3625</text:p>
          </table:table-cell>
          <table:table-cell table:style-name="ce3" table:formula="of:=IF([.D190]&gt;[.D$177];[.D190];&quot;&quot;)" office:value-type="float" office:value="11331.675" calcext:value-type="float">
            <text:p>11331,675</text:p>
          </table:table-cell>
          <table:table-cell table:style-name="ce3" table:formula="of:=IF([.E190]&gt;[.E$177];[.E190];&quot;&quot;)" office:value-type="float" office:value="4636339.45" calcext:value-type="float">
            <text:p>4636339,45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08192.575" calcext:value-type="float">
            <text:p>108192,57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 office:value-type="float" office:value="473.2875" calcext:value-type="float">
            <text:p>473,2875</text:p>
          </table:table-cell>
          <table:table-cell table:style-name="ce3" table:formula="of:=IF([.N190]&gt;[.N$177];[.N190];&quot;&quot;)" office:value-type="float" office:value="2524868.775" calcext:value-type="float">
            <text:p>2524868,775</text:p>
          </table:table-cell>
          <table:table-cell table:style-name="ce3" table:formula="of:=IF([.O190]&gt;[.O$177];[.O190];&quot;&quot;)">
            <text:p/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 office:value-type="float" office:value="396.1" calcext:value-type="float">
            <text:p>396,1</text:p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44108.075" calcext:value-type="float">
            <text:p>44108,075</text:p>
          </table:table-cell>
          <table:table-cell table:style-name="ce3" table:formula="of:=IF([.T190]&gt;[.T$177];[.T190];&quot;&quot;)" office:value-type="float" office:value="170.6125" calcext:value-type="float">
            <text:p>170,6125</text:p>
          </table:table-cell>
          <table:table-cell table:style-name="ce3" table:formula="of:=IF([.U190]&gt;[.U$177];[.U190];&quot;&quot;)" office:value-type="float" office:value="25" calcext:value-type="float">
            <text:p>25</text:p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536.7625" calcext:value-type="float">
            <text:p>1536,7625</text:p>
          </table:table-cell>
          <table:table-cell table:style-name="ce3" table:formula="of:=IF([.D191]&gt;[.D$177];[.D191];&quot;&quot;)" office:value-type="float" office:value="14044.475" calcext:value-type="float">
            <text:p>14044,475</text:p>
          </table:table-cell>
          <table:table-cell table:style-name="ce3" table:formula="of:=IF([.E191]&gt;[.E$177];[.E191];&quot;&quot;)" office:value-type="float" office:value="4851275.35" calcext:value-type="float">
            <text:p>4851275,35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19098.075" calcext:value-type="float">
            <text:p>119098,07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753.8875" calcext:value-type="float">
            <text:p>753,8875</text:p>
          </table:table-cell>
          <table:table-cell table:style-name="ce3" table:formula="of:=IF([.N191]&gt;[.N$177];[.N191];&quot;&quot;)" office:value-type="float" office:value="2574551.975" calcext:value-type="float">
            <text:p>2574551,975</text:p>
          </table:table-cell>
          <table:table-cell table:style-name="ce3" table:formula="of:=IF([.O191]&gt;[.O$177];[.O191];&quot;&quot;)">
            <text:p/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46820.875" calcext:value-type="float">
            <text:p>46820,875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 office:value-type="float" office:value="33.3" calcext:value-type="float">
            <text:p>33,3</text:p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1938.1625" calcext:value-type="float">
            <text:p>1938,1625</text:p>
          </table:table-cell>
          <table:table-cell table:style-name="ce3" table:formula="of:=IF([.D192]&gt;[.D$177];[.D192];&quot;&quot;)" office:value-type="float" office:value="11331.675" calcext:value-type="float">
            <text:p>11331,675</text:p>
          </table:table-cell>
          <table:table-cell table:style-name="ce3" table:formula="of:=IF([.E192]&gt;[.E$177];[.E192];&quot;&quot;)" office:value-type="float" office:value="4796883.65" calcext:value-type="float">
            <text:p>4796883,65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19070.975" calcext:value-type="float">
            <text:p>119070,97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673.4875" calcext:value-type="float">
            <text:p>673,4875</text:p>
          </table:table-cell>
          <table:table-cell table:style-name="ce3" table:formula="of:=IF([.N192]&gt;[.N$177];[.N192];&quot;&quot;)" office:value-type="float" office:value="2612491.175" calcext:value-type="float">
            <text:p>2612491,175</text:p>
          </table:table-cell>
          <table:table-cell table:style-name="ce3" table:formula="of:=IF([.O192]&gt;[.O$177];[.O192];&quot;&quot;)">
            <text:p/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 office:value-type="float" office:value="97.1875" calcext:value-type="float">
            <text:p>97,1875</text:p>
          </table:table-cell>
          <table:table-cell table:style-name="ce3" table:formula="of:=IF([.S192]&gt;[.S$177];[.S192];&quot;&quot;)" office:value-type="float" office:value="49560.775" calcext:value-type="float">
            <text:p>49560,775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1817.5625" calcext:value-type="float">
            <text:p>1817,5625</text:p>
          </table:table-cell>
          <table:table-cell table:style-name="ce3" table:formula="of:=IF([.D193]&gt;[.D$177];[.D193];&quot;&quot;)" office:value-type="float" office:value="14722.675" calcext:value-type="float">
            <text:p>14722,675</text:p>
          </table:table-cell>
          <table:table-cell table:style-name="ce3" table:formula="of:=IF([.E193]&gt;[.E$177];[.E193];&quot;&quot;)" office:value-type="float" office:value="4840424.25" calcext:value-type="float">
            <text:p>4840424,25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13645.375" calcext:value-type="float">
            <text:p>113645,37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573.2875" calcext:value-type="float">
            <text:p>573,2875</text:p>
          </table:table-cell>
          <table:table-cell table:style-name="ce3" table:formula="of:=IF([.N193]&gt;[.N$177];[.N193];&quot;&quot;)" office:value-type="float" office:value="2547332.575" calcext:value-type="float">
            <text:p>2547332,575</text:p>
          </table:table-cell>
          <table:table-cell table:style-name="ce3" table:formula="of:=IF([.O193]&gt;[.O$177];[.O193];&quot;&quot;)">
            <text:p/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52273.675" calcext:value-type="float">
            <text:p>52273,675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1576.9625" calcext:value-type="float">
            <text:p>1576,9625</text:p>
          </table:table-cell>
          <table:table-cell table:style-name="ce3" table:formula="of:=IF([.D194]&gt;[.D$177];[.D194];&quot;&quot;)" office:value-type="float" office:value="11331.675" calcext:value-type="float">
            <text:p>11331,675</text:p>
          </table:table-cell>
          <table:table-cell table:style-name="ce3" table:formula="of:=IF([.E194]&gt;[.E$177];[.E194];&quot;&quot;)" office:value-type="float" office:value="5085201.65" calcext:value-type="float">
            <text:p>5085201,65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16358.175" calcext:value-type="float">
            <text:p>116358,17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1014.4875" calcext:value-type="float">
            <text:p>1014,4875</text:p>
          </table:table-cell>
          <table:table-cell table:style-name="ce3" table:formula="of:=IF([.N194]&gt;[.N$177];[.N194];&quot;&quot;)" office:value-type="float" office:value="2638046.375" calcext:value-type="float">
            <text:p>2638046,375</text:p>
          </table:table-cell>
          <table:table-cell table:style-name="ce3" table:formula="of:=IF([.O194]&gt;[.O$177];[.O194];&quot;&quot;)" office:value-type="float" office:value="143.275" calcext:value-type="float">
            <text:p>143,275</text:p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49533.675" calcext:value-type="float">
            <text:p>49533,675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2198.3625" calcext:value-type="float">
            <text:p>2198,3625</text:p>
          </table:table-cell>
          <table:table-cell table:style-name="ce3" table:formula="of:=IF([.D195]&gt;[.D$177];[.D195];&quot;&quot;)" office:value-type="float" office:value="11331.675" calcext:value-type="float">
            <text:p>11331,675</text:p>
          </table:table-cell>
          <table:table-cell table:style-name="ce3" table:formula="of:=IF([.E195]&gt;[.E$177];[.E195];&quot;&quot;)" office:value-type="float" office:value="5362695.15" calcext:value-type="float">
            <text:p>5362695,15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16358.175" calcext:value-type="float">
            <text:p>116358,17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 office:value-type="float" office:value="481.225" calcext:value-type="float">
            <text:p>481,225</text:p>
          </table:table-cell>
          <table:table-cell table:style-name="ce3" table:formula="of:=IF([.M195]&gt;[.M$177];[.M195];&quot;&quot;)" office:value-type="float" office:value="713.6875" calcext:value-type="float">
            <text:p>713,6875</text:p>
          </table:table-cell>
          <table:table-cell table:style-name="ce3" table:formula="of:=IF([.N195]&gt;[.N$177];[.N195];&quot;&quot;)" office:value-type="float" office:value="2648228.775" calcext:value-type="float">
            <text:p>2648228,775</text:p>
          </table:table-cell>
          <table:table-cell table:style-name="ce3" table:formula="of:=IF([.O195]&gt;[.O$177];[.O195];&quot;&quot;)">
            <text:p/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 office:value-type="float" office:value="87.1875" calcext:value-type="float">
            <text:p>87,1875</text:p>
          </table:table-cell>
          <table:table-cell table:style-name="ce3" table:formula="of:=IF([.S195]&gt;[.S$177];[.S195];&quot;&quot;)" office:value-type="float" office:value="44080.975" calcext:value-type="float">
            <text:p>44080,975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2198.5625" calcext:value-type="float">
            <text:p>2198,5625</text:p>
          </table:table-cell>
          <table:table-cell table:style-name="ce3" table:formula="of:=IF([.D196]&gt;[.D$177];[.D196];&quot;&quot;)" office:value-type="float" office:value="11331.675" calcext:value-type="float">
            <text:p>11331,675</text:p>
          </table:table-cell>
          <table:table-cell table:style-name="ce3" table:formula="of:=IF([.E196]&gt;[.E$177];[.E196];&quot;&quot;)" office:value-type="float" office:value="5058019.05" calcext:value-type="float">
            <text:p>5058019,05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10905.375" calcext:value-type="float">
            <text:p>110905,37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874.0875" calcext:value-type="float">
            <text:p>874,0875</text:p>
          </table:table-cell>
          <table:table-cell table:style-name="ce3" table:formula="of:=IF([.N196]&gt;[.N$177];[.N196];&quot;&quot;)" office:value-type="float" office:value="2430859.175" calcext:value-type="float">
            <text:p>2430859,175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41368.175" calcext:value-type="float">
            <text:p>41368,175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2459.3625" calcext:value-type="float">
            <text:p>2459,3625</text:p>
          </table:table-cell>
          <table:table-cell table:style-name="ce3" table:formula="of:=IF([.D197]&gt;[.D$177];[.D197];&quot;&quot;)" office:value-type="float" office:value="11331.675" calcext:value-type="float">
            <text:p>11331,675</text:p>
          </table:table-cell>
          <table:table-cell table:style-name="ce3" table:formula="of:=IF([.E197]&gt;[.E$177];[.E197];&quot;&quot;)" office:value-type="float" office:value="4622721.35" calcext:value-type="float">
            <text:p>4622721,35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08192.575" calcext:value-type="float">
            <text:p>108192,5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733.8875" calcext:value-type="float">
            <text:p>733,8875</text:p>
          </table:table-cell>
          <table:table-cell table:style-name="ce3" table:formula="of:=IF([.N197]&gt;[.N$177];[.N197];&quot;&quot;)" office:value-type="float" office:value="2426321.575" calcext:value-type="float">
            <text:p>2426321,575</text:p>
          </table:table-cell>
          <table:table-cell table:style-name="ce3" table:formula="of:=IF([.O197]&gt;[.O$177];[.O197];&quot;&quot;)">
            <text:p/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 office:value-type="float" office:value="167.1875" calcext:value-type="float">
            <text:p>167,1875</text:p>
          </table:table-cell>
          <table:table-cell table:style-name="ce3" table:formula="of:=IF([.S197]&gt;[.S$177];[.S197];&quot;&quot;)" office:value-type="float" office:value="46793.775" calcext:value-type="float">
            <text:p>46793,775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2700.1625" calcext:value-type="float">
            <text:p>2700,1625</text:p>
          </table:table-cell>
          <table:table-cell table:style-name="ce3" table:formula="of:=IF([.D198]&gt;[.D$177];[.D198];&quot;&quot;)" office:value-type="float" office:value="11331.675" calcext:value-type="float">
            <text:p>11331,675</text:p>
          </table:table-cell>
          <table:table-cell table:style-name="ce3" table:formula="of:=IF([.E198]&gt;[.E$177];[.E198];&quot;&quot;)" office:value-type="float" office:value="4818613.35" calcext:value-type="float">
            <text:p>4818613,35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121838.075" calcext:value-type="float">
            <text:p>121838,07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312.6875" calcext:value-type="float">
            <text:p>312,6875</text:p>
          </table:table-cell>
          <table:table-cell table:style-name="ce3" table:formula="of:=IF([.N198]&gt;[.N$177];[.N198];&quot;&quot;)" office:value-type="float" office:value="2413796.775" calcext:value-type="float">
            <text:p>2413796,775</text:p>
          </table:table-cell>
          <table:table-cell table:style-name="ce3" table:formula="of:=IF([.O198]&gt;[.O$177];[.O198];&quot;&quot;)">
            <text:p/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 office:value-type="float" office:value="77.1875" calcext:value-type="float">
            <text:p>77,1875</text:p>
          </table:table-cell>
          <table:table-cell table:style-name="ce3" table:formula="of:=IF([.S198]&gt;[.S$177];[.S198];&quot;&quot;)" office:value-type="float" office:value="35915.375" calcext:value-type="float">
            <text:p>35915,375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2178.5625" calcext:value-type="float">
            <text:p>2178,5625</text:p>
          </table:table-cell>
          <table:table-cell table:style-name="ce3" table:formula="of:=IF([.D199]&gt;[.D$177];[.D199];&quot;&quot;)" office:value-type="float" office:value="14722.675" calcext:value-type="float">
            <text:p>14722,675</text:p>
          </table:table-cell>
          <table:table-cell table:style-name="ce3" table:formula="of:=IF([.E199]&gt;[.E$177];[.E199];&quot;&quot;)" office:value-type="float" office:value="4968279.05" calcext:value-type="float">
            <text:p>4968279,05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19098.075" calcext:value-type="float">
            <text:p>119098,07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733.8875" calcext:value-type="float">
            <text:p>733,8875</text:p>
          </table:table-cell>
          <table:table-cell table:style-name="ce3" table:formula="of:=IF([.N199]&gt;[.N$177];[.N199];&quot;&quot;)" office:value-type="float" office:value="2453252.775" calcext:value-type="float">
            <text:p>2453252,775</text:p>
          </table:table-cell>
          <table:table-cell table:style-name="ce3" table:formula="of:=IF([.O199]&gt;[.O$177];[.O199];&quot;&quot;)">
            <text:p/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33175.475" calcext:value-type="float">
            <text:p>33175,475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2198.5625" calcext:value-type="float">
            <text:p>2198,5625</text:p>
          </table:table-cell>
          <table:table-cell table:style-name="ce3" table:formula="of:=IF([.D200]&gt;[.D$177];[.D200];&quot;&quot;)" office:value-type="float" office:value="14722.675" calcext:value-type="float">
            <text:p>14722,675</text:p>
          </table:table-cell>
          <table:table-cell table:style-name="ce3" table:formula="of:=IF([.E200]&gt;[.E$177];[.E200];&quot;&quot;)" office:value-type="float" office:value="4864893.95" calcext:value-type="float">
            <text:p>4864893,95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24577.975" calcext:value-type="float">
            <text:p>124577,97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 office:value-type="float" office:value="601.425" calcext:value-type="float">
            <text:p>601,425</text:p>
          </table:table-cell>
          <table:table-cell table:style-name="ce3" table:formula="of:=IF([.M200]&gt;[.M$177];[.M200];&quot;&quot;)" office:value-type="float" office:value="954.4875" calcext:value-type="float">
            <text:p>954,4875</text:p>
          </table:table-cell>
          <table:table-cell table:style-name="ce3" table:formula="of:=IF([.N200]&gt;[.N$177];[.N200];&quot;&quot;)" office:value-type="float" office:value="2506142.375" calcext:value-type="float">
            <text:p>2506142,375</text:p>
          </table:table-cell>
          <table:table-cell table:style-name="ce3" table:formula="of:=IF([.O200]&gt;[.O$177];[.O200];&quot;&quot;)">
            <text:p/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 office:value-type="float" office:value="77.1875" calcext:value-type="float">
            <text:p>77,1875</text:p>
          </table:table-cell>
          <table:table-cell table:style-name="ce3" table:formula="of:=IF([.S200]&gt;[.S$177];[.S200];&quot;&quot;)" office:value-type="float" office:value="35888.275" calcext:value-type="float">
            <text:p>35888,275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877.5625" calcext:value-type="float">
            <text:p>1877,5625</text:p>
          </table:table-cell>
          <table:table-cell table:style-name="ce3" table:formula="of:=IF([.D201]&gt;[.D$177];[.D201];&quot;&quot;)" office:value-type="float" office:value="14044.475" calcext:value-type="float">
            <text:p>14044,475</text:p>
          </table:table-cell>
          <table:table-cell table:style-name="ce3" table:formula="of:=IF([.E201]&gt;[.E$177];[.E201];&quot;&quot;)" office:value-type="float" office:value="5041741.95" calcext:value-type="float">
            <text:p>5041741,95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24577.975" calcext:value-type="float">
            <text:p>124577,97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1235.2875" calcext:value-type="float">
            <text:p>1235,2875</text:p>
          </table:table-cell>
          <table:table-cell table:style-name="ce3" table:formula="of:=IF([.N201]&gt;[.N$177];[.N201];&quot;&quot;)" office:value-type="float" office:value="2558423.975" calcext:value-type="float">
            <text:p>2558423,975</text:p>
          </table:table-cell>
          <table:table-cell table:style-name="ce3" table:formula="of:=IF([.O201]&gt;[.O$177];[.O201];&quot;&quot;)">
            <text:p/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 office:value-type="float" office:value="656.8" calcext:value-type="float">
            <text:p>656,8</text:p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38628.175" calcext:value-type="float">
            <text:p>38628,175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1677.1625" calcext:value-type="float">
            <text:p>1677,1625</text:p>
          </table:table-cell>
          <table:table-cell table:style-name="ce3" table:formula="of:=IF([.D202]&gt;[.D$177];[.D202];&quot;&quot;)" office:value-type="float" office:value="14044.475" calcext:value-type="float">
            <text:p>14044,475</text:p>
          </table:table-cell>
          <table:table-cell table:style-name="ce3" table:formula="of:=IF([.E202]&gt;[.E$177];[.E202];&quot;&quot;)" office:value-type="float" office:value="5014559.45" calcext:value-type="float">
            <text:p>5014559,45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24523.775" calcext:value-type="float">
            <text:p>124523,77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914.2875" calcext:value-type="float">
            <text:p>914,2875</text:p>
          </table:table-cell>
          <table:table-cell table:style-name="ce3" table:formula="of:=IF([.N202]&gt;[.N$177];[.N202];&quot;&quot;)" office:value-type="float" office:value="2584324.775" calcext:value-type="float">
            <text:p>2584324,775</text:p>
          </table:table-cell>
          <table:table-cell table:style-name="ce3" table:formula="of:=IF([.O202]&gt;[.O$177];[.O202];&quot;&quot;)">
            <text:p/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38628.175" calcext:value-type="float">
            <text:p>38628,175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2238.5625" calcext:value-type="float">
            <text:p>2238,5625</text:p>
          </table:table-cell>
          <table:table-cell table:style-name="ce3" table:formula="of:=IF([.D203]&gt;[.D$177];[.D203];&quot;&quot;)" office:value-type="float" office:value="11331.675" calcext:value-type="float">
            <text:p>11331,675</text:p>
          </table:table-cell>
          <table:table-cell table:style-name="ce3" table:formula="of:=IF([.E203]&gt;[.E$177];[.E203];&quot;&quot;)" office:value-type="float" office:value="5150552.85" calcext:value-type="float">
            <text:p>5150552,85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127290.775" calcext:value-type="float">
            <text:p>127290,77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894.4875" calcext:value-type="float">
            <text:p>894,4875</text:p>
          </table:table-cell>
          <table:table-cell table:style-name="ce3" table:formula="of:=IF([.N203]&gt;[.N$177];[.N203];&quot;&quot;)" office:value-type="float" office:value="2664644.775" calcext:value-type="float">
            <text:p>2664644,775</text:p>
          </table:table-cell>
          <table:table-cell table:style-name="ce3" table:formula="of:=IF([.O203]&gt;[.O$177];[.O203];&quot;&quot;)">
            <text:p/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>
            <text:p/>
          </table:table-cell>
          <table:table-cell table:style-name="ce3" table:formula="of:=IF([.S203]&gt;[.S$177];[.S203];&quot;&quot;)" office:value-type="float" office:value="35915.375" calcext:value-type="float">
            <text:p>35915,375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997.7625" calcext:value-type="float">
            <text:p>1997,7625</text:p>
          </table:table-cell>
          <table:table-cell table:style-name="ce3" table:formula="of:=IF([.D204]&gt;[.D$177];[.D204];&quot;&quot;)" office:value-type="float" office:value="14044.475" calcext:value-type="float">
            <text:p>14044,475</text:p>
          </table:table-cell>
          <table:table-cell table:style-name="ce3" table:formula="of:=IF([.E204]&gt;[.E$177];[.E204];&quot;&quot;)" office:value-type="float" office:value="5210370.85" calcext:value-type="float">
            <text:p>5210370,85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130003.675" calcext:value-type="float">
            <text:p>130003,67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733.6875" calcext:value-type="float">
            <text:p>733,6875</text:p>
          </table:table-cell>
          <table:table-cell table:style-name="ce3" table:formula="of:=IF([.N204]&gt;[.N$177];[.N204];&quot;&quot;)" office:value-type="float" office:value="2694903.975" calcext:value-type="float">
            <text:p>2694903,975</text:p>
          </table:table-cell>
          <table:table-cell table:style-name="ce3" table:formula="of:=IF([.O204]&gt;[.O$177];[.O204];&quot;&quot;)">
            <text:p/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35915.375" calcext:value-type="float">
            <text:p>35915,375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2218.9625" calcext:value-type="float">
            <text:p>2218,9625</text:p>
          </table:table-cell>
          <table:table-cell table:style-name="ce3" table:formula="of:=IF([.D205]&gt;[.D$177];[.D205];&quot;&quot;)" office:value-type="float" office:value="16757.275" calcext:value-type="float">
            <text:p>16757,275</text:p>
          </table:table-cell>
          <table:table-cell table:style-name="ce3" table:formula="of:=IF([.E205]&gt;[.E$177];[.E205];&quot;&quot;)" office:value-type="float" office:value="5063390.95" calcext:value-type="float">
            <text:p>5063390,95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121838.075" calcext:value-type="float">
            <text:p>121838,07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934.2875" calcext:value-type="float">
            <text:p>934,2875</text:p>
          </table:table-cell>
          <table:table-cell table:style-name="ce3" table:formula="of:=IF([.N205]&gt;[.N$177];[.N205];&quot;&quot;)" office:value-type="float" office:value="2766635.175" calcext:value-type="float">
            <text:p>2766635,175</text:p>
          </table:table-cell>
          <table:table-cell table:style-name="ce3" table:formula="of:=IF([.O205]&gt;[.O$177];[.O205];&quot;&quot;)" office:value-type="float" office:value="134.375" calcext:value-type="float">
            <text:p>134,375</text:p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33202.575" calcext:value-type="float">
            <text:p>33202,575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2218.7625" calcext:value-type="float">
            <text:p>2218,7625</text:p>
          </table:table-cell>
          <table:table-cell table:style-name="ce3" table:formula="of:=IF([.D206]&gt;[.D$177];[.D206];&quot;&quot;)" office:value-type="float" office:value="14044.475" calcext:value-type="float">
            <text:p>14044,475</text:p>
          </table:table-cell>
          <table:table-cell table:style-name="ce3" table:formula="of:=IF([.E206]&gt;[.E$177];[.E206];&quot;&quot;)" office:value-type="float" office:value="5272981.95" calcext:value-type="float">
            <text:p>5272981,95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121810.975" calcext:value-type="float">
            <text:p>121810,97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974.2875" calcext:value-type="float">
            <text:p>974,2875</text:p>
          </table:table-cell>
          <table:table-cell table:style-name="ce3" table:formula="of:=IF([.N206]&gt;[.N$177];[.N206];&quot;&quot;)" office:value-type="float" office:value="2830046.375" calcext:value-type="float">
            <text:p>2830046,375</text:p>
          </table:table-cell>
          <table:table-cell table:style-name="ce3" table:formula="of:=IF([.O206]&gt;[.O$177];[.O206];&quot;&quot;)" office:value-type="float" office:value="96.875" calcext:value-type="float">
            <text:p>96,87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>
            <text:p/>
          </table:table-cell>
          <table:table-cell table:style-name="ce3" table:formula="of:=IF([.S206]&gt;[.S$177];[.S206];&quot;&quot;)" office:value-type="float" office:value="38655.275" calcext:value-type="float">
            <text:p>38655,275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1997.9625" calcext:value-type="float">
            <text:p>1997,9625</text:p>
          </table:table-cell>
          <table:table-cell table:style-name="ce3" table:formula="of:=IF([.D207]&gt;[.D$177];[.D207];&quot;&quot;)" office:value-type="float" office:value="14044.475" calcext:value-type="float">
            <text:p>14044,475</text:p>
          </table:table-cell>
          <table:table-cell table:style-name="ce3" table:formula="of:=IF([.E207]&gt;[.E$177];[.E207];&quot;&quot;)" office:value-type="float" office:value="5169597.15" calcext:value-type="float">
            <text:p>5169597,15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113645.375" calcext:value-type="float">
            <text:p>113645,37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874.0875" calcext:value-type="float">
            <text:p>874,0875</text:p>
          </table:table-cell>
          <table:table-cell table:style-name="ce3" table:formula="of:=IF([.N207]&gt;[.N$177];[.N207];&quot;&quot;)" office:value-type="float" office:value="2810769.575" calcext:value-type="float">
            <text:p>2810769,575</text:p>
          </table:table-cell>
          <table:table-cell table:style-name="ce3" table:formula="of:=IF([.O207]&gt;[.O$177];[.O207];&quot;&quot;)">
            <text:p/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33175.475" calcext:value-type="float">
            <text:p>33175,475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2138.3625" calcext:value-type="float">
            <text:p>2138,3625</text:p>
          </table:table-cell>
          <table:table-cell table:style-name="ce3" table:formula="of:=IF([.D208]&gt;[.D$177];[.D208];&quot;&quot;)" office:value-type="float" office:value="14044.475" calcext:value-type="float">
            <text:p>14044,475</text:p>
          </table:table-cell>
          <table:table-cell table:style-name="ce3" table:formula="of:=IF([.E208]&gt;[.E$177];[.E208];&quot;&quot;)" office:value-type="float" office:value="5327347.05" calcext:value-type="float">
            <text:p>5327347,05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102739.875" calcext:value-type="float">
            <text:p>102739,87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633.4875" calcext:value-type="float">
            <text:p>633,4875</text:p>
          </table:table-cell>
          <table:table-cell table:style-name="ce3" table:formula="of:=IF([.N208]&gt;[.N$177];[.N208];&quot;&quot;)" office:value-type="float" office:value="2961310.375" calcext:value-type="float">
            <text:p>2961310,375</text:p>
          </table:table-cell>
          <table:table-cell table:style-name="ce3" table:formula="of:=IF([.O208]&gt;[.O$177];[.O208];&quot;&quot;)">
            <text:p/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41340.975" calcext:value-type="float">
            <text:p>41340,975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436.7625" calcext:value-type="float">
            <text:p>1436,7625</text:p>
          </table:table-cell>
          <table:table-cell table:style-name="ce3" table:formula="of:=IF([.D209]&gt;[.D$177];[.D209];&quot;&quot;)" office:value-type="float" office:value="14044.475" calcext:value-type="float">
            <text:p>14044,475</text:p>
          </table:table-cell>
          <table:table-cell table:style-name="ce3" table:formula="of:=IF([.E209]&gt;[.E$177];[.E209];&quot;&quot;)" office:value-type="float" office:value="4965539.05" calcext:value-type="float">
            <text:p>4965539,05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105479.775" calcext:value-type="float">
            <text:p>105479,77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>
            <text:p/>
          </table:table-cell>
          <table:table-cell table:style-name="ce3" table:formula="of:=IF([.M209]&gt;[.M$177];[.M209];&quot;&quot;)" office:value-type="float" office:value="633.4875" calcext:value-type="float">
            <text:p>633,4875</text:p>
          </table:table-cell>
          <table:table-cell table:style-name="ce3" table:formula="of:=IF([.N209]&gt;[.N$177];[.N209];&quot;&quot;)" office:value-type="float" office:value="2766443.175" calcext:value-type="float">
            <text:p>2766443,175</text:p>
          </table:table-cell>
          <table:table-cell table:style-name="ce3" table:formula="of:=IF([.O209]&gt;[.O$177];[.O209];&quot;&quot;)" office:value-type="float" office:value="109.375" calcext:value-type="float">
            <text:p>109,375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38628.175" calcext:value-type="float">
            <text:p>38628,175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1416.1625" calcext:value-type="float">
            <text:p>1416,1625</text:p>
          </table:table-cell>
          <table:table-cell table:style-name="ce3" table:formula="of:=IF([.D210]&gt;[.D$177];[.D210];&quot;&quot;)" office:value-type="float" office:value="11331.675" calcext:value-type="float">
            <text:p>11331,675</text:p>
          </table:table-cell>
          <table:table-cell table:style-name="ce3" table:formula="of:=IF([.E210]&gt;[.E$177];[.E210];&quot;&quot;)" office:value-type="float" office:value="5291945.05" calcext:value-type="float">
            <text:p>5291945,05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108219.775" calcext:value-type="float">
            <text:p>108219,77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773.8875" calcext:value-type="float">
            <text:p>773,8875</text:p>
          </table:table-cell>
          <table:table-cell table:style-name="ce3" table:formula="of:=IF([.N210]&gt;[.N$177];[.N210];&quot;&quot;)" office:value-type="float" office:value="2738487.975" calcext:value-type="float">
            <text:p>2738487,975</text:p>
          </table:table-cell>
          <table:table-cell table:style-name="ce3" table:formula="of:=IF([.O210]&gt;[.O$177];[.O210];&quot;&quot;)">
            <text:p/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38601.075" calcext:value-type="float">
            <text:p>38601,075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1917.7625" calcext:value-type="float">
            <text:p>1917,7625</text:p>
          </table:table-cell>
          <table:table-cell table:style-name="ce3" table:formula="of:=IF([.D211]&gt;[.D$177];[.D211];&quot;&quot;)" office:value-type="float" office:value="14722.675" calcext:value-type="float">
            <text:p>14722,675</text:p>
          </table:table-cell>
          <table:table-cell table:style-name="ce3" table:formula="of:=IF([.E211]&gt;[.E$177];[.E211];&quot;&quot;)" office:value-type="float" office:value="4753316.35" calcext:value-type="float">
            <text:p>4753316,35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>
            <text:p/>
          </table:table-cell>
          <table:table-cell table:style-name="ce3" table:formula="of:=IF([.I211]&gt;[.I$177];[.I211];&quot;&quot;)" office:value-type="float" office:value="108192.575" calcext:value-type="float">
            <text:p>108192,57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633.4875" calcext:value-type="float">
            <text:p>633,4875</text:p>
          </table:table-cell>
          <table:table-cell table:style-name="ce3" table:formula="of:=IF([.N211]&gt;[.N$177];[.N211];&quot;&quot;)" office:value-type="float" office:value="2762763.175" calcext:value-type="float">
            <text:p>2762763,175</text:p>
          </table:table-cell>
          <table:table-cell table:style-name="ce3" table:formula="of:=IF([.O211]&gt;[.O$177];[.O211];&quot;&quot;)">
            <text:p/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 office:value-type="float" office:value="107.1875" calcext:value-type="float">
            <text:p>107,1875</text:p>
          </table:table-cell>
          <table:table-cell table:style-name="ce3" table:formula="of:=IF([.S211]&gt;[.S$177];[.S211];&quot;&quot;)" office:value-type="float" office:value="35942.475" calcext:value-type="float">
            <text:p>35942,475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1677.1625" calcext:value-type="float">
            <text:p>1677,1625</text:p>
          </table:table-cell>
          <table:table-cell table:style-name="ce3" table:formula="of:=IF([.D212]&gt;[.D$177];[.D212];&quot;&quot;)" office:value-type="float" office:value="16757.275" calcext:value-type="float">
            <text:p>16757,275</text:p>
          </table:table-cell>
          <table:table-cell table:style-name="ce3" table:formula="of:=IF([.E212]&gt;[.E$177];[.E212];&quot;&quot;)" office:value-type="float" office:value="5417114.25" calcext:value-type="float">
            <text:p>5417114,25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110932.575" calcext:value-type="float">
            <text:p>110932,57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 office:value-type="float" office:value="493.0875" calcext:value-type="float">
            <text:p>493,0875</text:p>
          </table:table-cell>
          <table:table-cell table:style-name="ce3" table:formula="of:=IF([.N212]&gt;[.N$177];[.N212];&quot;&quot;)" office:value-type="float" office:value="3126660.775" calcext:value-type="float">
            <text:p>3126660,775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38655.275" calcext:value-type="float">
            <text:p>38655,275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1897.7625" calcext:value-type="float">
            <text:p>1897,7625</text:p>
          </table:table-cell>
          <table:table-cell table:style-name="ce3" table:formula="of:=IF([.D213]&gt;[.D$177];[.D213];&quot;&quot;)" office:value-type="float" office:value="8618.875" calcext:value-type="float">
            <text:p>8618,875</text:p>
          </table:table-cell>
          <table:table-cell table:style-name="ce3" table:formula="of:=IF([.E213]&gt;[.E$177];[.E213];&quot;&quot;)" office:value-type="float" office:value="5520499.35" calcext:value-type="float">
            <text:p>5520499,35</text:p>
          </table:table-cell>
          <table:table-cell table:style-name="ce3" table:formula="of:=IF([.F213]&gt;[.F$177];[.F213];&quot;&quot;)">
            <text:p/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113645.375" calcext:value-type="float">
            <text:p>113645,37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854.0875" calcext:value-type="float">
            <text:p>854,0875</text:p>
          </table:table-cell>
          <table:table-cell table:style-name="ce3" table:formula="of:=IF([.N213]&gt;[.N$177];[.N213];&quot;&quot;)" office:value-type="float" office:value="2902763.175" calcext:value-type="float">
            <text:p>2902763,175</text:p>
          </table:table-cell>
          <table:table-cell table:style-name="ce3" table:formula="of:=IF([.O213]&gt;[.O$177];[.O213];&quot;&quot;)">
            <text:p/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 office:value-type="float" office:value="77.1875" calcext:value-type="float">
            <text:p>77,1875</text:p>
          </table:table-cell>
          <table:table-cell table:style-name="ce3" table:formula="of:=IF([.S213]&gt;[.S$177];[.S213];&quot;&quot;)" office:value-type="float" office:value="35888.275" calcext:value-type="float">
            <text:p>35888,275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115.5625" calcext:value-type="float">
            <text:p>1115,5625</text:p>
          </table:table-cell>
          <table:table-cell table:style-name="ce3" table:formula="of:=IF([.D214]&gt;[.D$177];[.D214];&quot;&quot;)" office:value-type="float" office:value="11331.675" calcext:value-type="float">
            <text:p>11331,675</text:p>
          </table:table-cell>
          <table:table-cell table:style-name="ce3" table:formula="of:=IF([.E214]&gt;[.E$177];[.E214];&quot;&quot;)" office:value-type="float" office:value="5281093.65" calcext:value-type="float">
            <text:p>5281093,6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108192.575" calcext:value-type="float">
            <text:p>108192,57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553.2875" calcext:value-type="float">
            <text:p>553,2875</text:p>
          </table:table-cell>
          <table:table-cell table:style-name="ce3" table:formula="of:=IF([.N214]&gt;[.N$177];[.N214];&quot;&quot;)" office:value-type="float" office:value="2886327.975" calcext:value-type="float">
            <text:p>2886327,975</text:p>
          </table:table-cell>
          <table:table-cell table:style-name="ce3" table:formula="of:=IF([.O214]&gt;[.O$177];[.O214];&quot;&quot;)">
            <text:p/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35888.275" calcext:value-type="float">
            <text:p>35888,275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496.7625" calcext:value-type="float">
            <text:p>1496,7625</text:p>
          </table:table-cell>
          <table:table-cell table:style-name="ce3" table:formula="of:=IF([.D215]&gt;[.D$177];[.D215];&quot;&quot;)" office:value-type="float" office:value="11331.675" calcext:value-type="float">
            <text:p>11331,675</text:p>
          </table:table-cell>
          <table:table-cell table:style-name="ce3" table:formula="of:=IF([.E215]&gt;[.E$177];[.E215];&quot;&quot;)" office:value-type="float" office:value="5232181.15" calcext:value-type="float">
            <text:p>5232181,15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>
            <text:p/>
          </table:table-cell>
          <table:table-cell table:style-name="ce3" table:formula="of:=IF([.I215]&gt;[.I$177];[.I215];&quot;&quot;)" office:value-type="float" office:value="102766.975" calcext:value-type="float">
            <text:p>102766,97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633.4875" calcext:value-type="float">
            <text:p>633,4875</text:p>
          </table:table-cell>
          <table:table-cell table:style-name="ce3" table:formula="of:=IF([.N215]&gt;[.N$177];[.N215];&quot;&quot;)" office:value-type="float" office:value="2679121.575" calcext:value-type="float">
            <text:p>2679121,575</text:p>
          </table:table-cell>
          <table:table-cell table:style-name="ce3" table:formula="of:=IF([.O215]&gt;[.O$177];[.O215];&quot;&quot;)" office:value-type="float" office:value="134.375" calcext:value-type="float">
            <text:p>134,375</text:p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35888.275" calcext:value-type="float">
            <text:p>35888,27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1376.1625" calcext:value-type="float">
            <text:p>1376,1625</text:p>
          </table:table-cell>
          <table:table-cell table:style-name="ce3" table:formula="of:=IF([.D216]&gt;[.D$177];[.D216];&quot;&quot;)" office:value-type="float" office:value="8618.875" calcext:value-type="float">
            <text:p>8618,875</text:p>
          </table:table-cell>
          <table:table-cell table:style-name="ce3" table:formula="of:=IF([.E216]&gt;[.E$177];[.E216];&quot;&quot;)" office:value-type="float" office:value="5093394.15" calcext:value-type="float">
            <text:p>5093394,15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100027.075" calcext:value-type="float">
            <text:p>100027,07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472.8875" calcext:value-type="float">
            <text:p>472,8875</text:p>
          </table:table-cell>
          <table:table-cell table:style-name="ce3" table:formula="of:=IF([.N216]&gt;[.N$177];[.N216];&quot;&quot;)" office:value-type="float" office:value="2805086.375" calcext:value-type="float">
            <text:p>2805086,375</text:p>
          </table:table-cell>
          <table:table-cell table:style-name="ce3" table:formula="of:=IF([.O216]&gt;[.O$177];[.O216];&quot;&quot;)">
            <text:p/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33175.475" calcext:value-type="float">
            <text:p>33175,475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656.9625" calcext:value-type="float">
            <text:p>1656,9625</text:p>
          </table:table-cell>
          <table:table-cell table:style-name="ce3" table:formula="of:=IF([.D217]&gt;[.D$177];[.D217];&quot;&quot;)" office:value-type="float" office:value="14044.475" calcext:value-type="float">
            <text:p>14044,475</text:p>
          </table:table-cell>
          <table:table-cell table:style-name="ce3" table:formula="of:=IF([.E217]&gt;[.E$177];[.E217];&quot;&quot;)" office:value-type="float" office:value="5090708.25" calcext:value-type="float">
            <text:p>5090708,25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91888.575" calcext:value-type="float">
            <text:p>91888,57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633.4875" calcext:value-type="float">
            <text:p>633,4875</text:p>
          </table:table-cell>
          <table:table-cell table:style-name="ce3" table:formula="of:=IF([.N217]&gt;[.N$177];[.N217];&quot;&quot;)" office:value-type="float" office:value="2723665.575" calcext:value-type="float">
            <text:p>2723665,575</text:p>
          </table:table-cell>
          <table:table-cell table:style-name="ce3" table:formula="of:=IF([.O217]&gt;[.O$177];[.O217];&quot;&quot;)">
            <text:p/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 office:value-type="float" office:value="77.1875" calcext:value-type="float">
            <text:p>77,1875</text:p>
          </table:table-cell>
          <table:table-cell table:style-name="ce3" table:formula="of:=IF([.S217]&gt;[.S$177];[.S217];&quot;&quot;)" office:value-type="float" office:value="30462.675" calcext:value-type="float">
            <text:p>30462,675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135.7625" calcext:value-type="float">
            <text:p>1135,7625</text:p>
          </table:table-cell>
          <table:table-cell table:style-name="ce3" table:formula="of:=IF([.D218]&gt;[.D$177];[.D218];&quot;&quot;)" office:value-type="float" office:value="11331.675" calcext:value-type="float">
            <text:p>11331,675</text:p>
          </table:table-cell>
          <table:table-cell table:style-name="ce3" table:formula="of:=IF([.E218]&gt;[.E$177];[.E218];&quot;&quot;)" office:value-type="float" office:value="6307323.85" calcext:value-type="float">
            <text:p>6307323,85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91888.575" calcext:value-type="float">
            <text:p>91888,57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>
            <text:p/>
          </table:table-cell>
          <table:table-cell table:style-name="ce3" table:formula="of:=IF([.M218]&gt;[.M$177];[.M218];&quot;&quot;)" office:value-type="float" office:value="793.8875" calcext:value-type="float">
            <text:p>793,8875</text:p>
          </table:table-cell>
          <table:table-cell table:style-name="ce3" table:formula="of:=IF([.N218]&gt;[.N$177];[.N218];&quot;&quot;)" office:value-type="float" office:value="2745271.975" calcext:value-type="float">
            <text:p>2745271,975</text:p>
          </table:table-cell>
          <table:table-cell table:style-name="ce3" table:formula="of:=IF([.O218]&gt;[.O$177];[.O218];&quot;&quot;)" office:value-type="float" office:value="171.875" calcext:value-type="float">
            <text:p>171,87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 office:value-type="float" office:value="137.1875" calcext:value-type="float">
            <text:p>137,1875</text:p>
          </table:table-cell>
          <table:table-cell table:style-name="ce3" table:formula="of:=IF([.S218]&gt;[.S$177];[.S218];&quot;&quot;)" office:value-type="float" office:value="30462.675" calcext:value-type="float">
            <text:p>30462,675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 office:value-type="float" office:value="20" calcext:value-type="float">
            <text:p>20</text:p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1095.5625" calcext:value-type="float">
            <text:p>1095,5625</text:p>
          </table:table-cell>
          <table:table-cell table:style-name="ce3" table:formula="of:=IF([.D219]&gt;[.D$177];[.D219];&quot;&quot;)" office:value-type="float" office:value="8618.875" calcext:value-type="float">
            <text:p>8618,875</text:p>
          </table:table-cell>
          <table:table-cell table:style-name="ce3" table:formula="of:=IF([.E219]&gt;[.E$177];[.E219];&quot;&quot;)" office:value-type="float" office:value="4921998.45" calcext:value-type="float">
            <text:p>4921998,45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83723.075" calcext:value-type="float">
            <text:p>83723,07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954.4875" calcext:value-type="float">
            <text:p>954,4875</text:p>
          </table:table-cell>
          <table:table-cell table:style-name="ce3" table:formula="of:=IF([.N219]&gt;[.N$177];[.N219];&quot;&quot;)" office:value-type="float" office:value="2760887.975" calcext:value-type="float">
            <text:p>2760887,975</text:p>
          </table:table-cell>
          <table:table-cell table:style-name="ce3" table:formula="of:=IF([.O219]&gt;[.O$177];[.O219];&quot;&quot;)">
            <text:p/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25036.975" calcext:value-type="float">
            <text:p>25036,975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995.1625" calcext:value-type="float">
            <text:p>995,1625</text:p>
          </table:table-cell>
          <table:table-cell table:style-name="ce3" table:formula="of:=IF([.D220]&gt;[.D$177];[.D220];&quot;&quot;)" office:value-type="float" office:value="11331.675" calcext:value-type="float">
            <text:p>11331,675</text:p>
          </table:table-cell>
          <table:table-cell table:style-name="ce3" table:formula="of:=IF([.E220]&gt;[.E$177];[.E220];&quot;&quot;)" office:value-type="float" office:value="4902954.85" calcext:value-type="float">
            <text:p>4902954,85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81010.275" calcext:value-type="float">
            <text:p>81010,27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773.8875" calcext:value-type="float">
            <text:p>773,8875</text:p>
          </table:table-cell>
          <table:table-cell table:style-name="ce3" table:formula="of:=IF([.N220]&gt;[.N$177];[.N220];&quot;&quot;)" office:value-type="float" office:value="2844985.275" calcext:value-type="float">
            <text:p>2844985,275</text:p>
          </table:table-cell>
          <table:table-cell table:style-name="ce3" table:formula="of:=IF([.O220]&gt;[.O$177];[.O220];&quot;&quot;)" office:value-type="float" office:value="121.875" calcext:value-type="float">
            <text:p>121,875</text:p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30462.675" calcext:value-type="float">
            <text:p>30462,675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135.6625" calcext:value-type="float">
            <text:p>1135,6625</text:p>
          </table:table-cell>
          <table:table-cell table:style-name="ce3" table:formula="of:=IF([.D221]&gt;[.D$177];[.D221];&quot;&quot;)" office:value-type="float" office:value="8618.875" calcext:value-type="float">
            <text:p>8618,875</text:p>
          </table:table-cell>
          <table:table-cell table:style-name="ce3" table:formula="of:=IF([.E221]&gt;[.E$177];[.E221];&quot;&quot;)" office:value-type="float" office:value="5112438.05" calcext:value-type="float">
            <text:p>5112438,05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86435.875" calcext:value-type="float">
            <text:p>86435,87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593.4875" calcext:value-type="float">
            <text:p>593,4875</text:p>
          </table:table-cell>
          <table:table-cell table:style-name="ce3" table:formula="of:=IF([.N221]&gt;[.N$177];[.N221];&quot;&quot;)" office:value-type="float" office:value="2699294.375" calcext:value-type="float">
            <text:p>2699294,375</text:p>
          </table:table-cell>
          <table:table-cell table:style-name="ce3" table:formula="of:=IF([.O221]&gt;[.O$177];[.O221];&quot;&quot;)">
            <text:p/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27749.775" calcext:value-type="float">
            <text:p>27749,775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135.5625" calcext:value-type="float">
            <text:p>1135,5625</text:p>
          </table:table-cell>
          <table:table-cell table:style-name="ce3" table:formula="of:=IF([.D222]&gt;[.D$177];[.D222];&quot;&quot;)" office:value-type="float" office:value="11331.675" calcext:value-type="float">
            <text:p>11331,675</text:p>
          </table:table-cell>
          <table:table-cell table:style-name="ce3" table:formula="of:=IF([.E222]&gt;[.E$177];[.E222];&quot;&quot;)" office:value-type="float" office:value="4951975.05" calcext:value-type="float">
            <text:p>4951975,05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80983.075" calcext:value-type="float">
            <text:p>80983,075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914.4875" calcext:value-type="float">
            <text:p>914,4875</text:p>
          </table:table-cell>
          <table:table-cell table:style-name="ce3" table:formula="of:=IF([.N222]&gt;[.N$177];[.N222];&quot;&quot;)" office:value-type="float" office:value="2648670.375" calcext:value-type="float">
            <text:p>2648670,375</text:p>
          </table:table-cell>
          <table:table-cell table:style-name="ce3" table:formula="of:=IF([.O222]&gt;[.O$177];[.O222];&quot;&quot;)">
            <text:p/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30462.675" calcext:value-type="float">
            <text:p>30462,675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1035.1625" calcext:value-type="float">
            <text:p>1035,1625</text:p>
          </table:table-cell>
          <table:table-cell table:style-name="ce3" table:formula="of:=IF([.D223]&gt;[.D$177];[.D223];&quot;&quot;)" office:value-type="float" office:value="11331.675" calcext:value-type="float">
            <text:p>11331,675</text:p>
          </table:table-cell>
          <table:table-cell table:style-name="ce3" table:formula="of:=IF([.E223]&gt;[.E$177];[.E223];&quot;&quot;)" office:value-type="float" office:value="4976336.85" calcext:value-type="float">
            <text:p>4976336,85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78270.275" calcext:value-type="float">
            <text:p>78270,27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472.8875" calcext:value-type="float">
            <text:p>472,8875</text:p>
          </table:table-cell>
          <table:table-cell table:style-name="ce3" table:formula="of:=IF([.N223]&gt;[.N$177];[.N223];&quot;&quot;)" office:value-type="float" office:value="2496068.775" calcext:value-type="float">
            <text:p>2496068,775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 office:value-type="float" office:value="107.1875" calcext:value-type="float">
            <text:p>107,1875</text:p>
          </table:table-cell>
          <table:table-cell table:style-name="ce3" table:formula="of:=IF([.S223]&gt;[.S$177];[.S223];&quot;&quot;)" office:value-type="float" office:value="30489.775" calcext:value-type="float">
            <text:p>30489,775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834.7625" calcext:value-type="float">
            <text:p>834,7625</text:p>
          </table:table-cell>
          <table:table-cell table:style-name="ce3" table:formula="of:=IF([.D224]&gt;[.D$177];[.D224];&quot;&quot;)" office:value-type="float" office:value="8618.875" calcext:value-type="float">
            <text:p>8618,875</text:p>
          </table:table-cell>
          <table:table-cell table:style-name="ce3" table:formula="of:=IF([.E224]&gt;[.E$177];[.E224];&quot;&quot;)" office:value-type="float" office:value="4815927.45" calcext:value-type="float">
            <text:p>4815927,45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78270.275" calcext:value-type="float">
            <text:p>78270,27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472.8875" calcext:value-type="float">
            <text:p>472,8875</text:p>
          </table:table-cell>
          <table:table-cell table:style-name="ce3" table:formula="of:=IF([.N224]&gt;[.N$177];[.N224];&quot;&quot;)" office:value-type="float" office:value="2618882.475" calcext:value-type="float">
            <text:p>2618882,475</text:p>
          </table:table-cell>
          <table:table-cell table:style-name="ce3" table:formula="of:=IF([.O224]&gt;[.O$177];[.O224];&quot;&quot;)">
            <text:p/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33175.475" calcext:value-type="float">
            <text:p>33175,47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694.1625" calcext:value-type="float">
            <text:p>694,1625</text:p>
          </table:table-cell>
          <table:table-cell table:style-name="ce3" table:formula="of:=IF([.D225]&gt;[.D$177];[.D225];&quot;&quot;)" office:value-type="float" office:value="8618.875" calcext:value-type="float">
            <text:p>8618,875</text:p>
          </table:table-cell>
          <table:table-cell table:style-name="ce3" table:formula="of:=IF([.E225]&gt;[.E$177];[.E225];&quot;&quot;)" office:value-type="float" office:value="4745177.35" calcext:value-type="float">
            <text:p>4745177,35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72844.675" calcext:value-type="float">
            <text:p>72844,67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533.2875" calcext:value-type="float">
            <text:p>533,2875</text:p>
          </table:table-cell>
          <table:table-cell table:style-name="ce3" table:formula="of:=IF([.N225]&gt;[.N$177];[.N225];&quot;&quot;)" office:value-type="float" office:value="2633553.575" calcext:value-type="float">
            <text:p>2633553,575</text:p>
          </table:table-cell>
          <table:table-cell table:style-name="ce3" table:formula="of:=IF([.O225]&gt;[.O$177];[.O225];&quot;&quot;)" office:value-type="float" office:value="96.875" calcext:value-type="float">
            <text:p>96,875</text:p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 office:value-type="float" office:value="97.1875" calcext:value-type="float">
            <text:p>97,1875</text:p>
          </table:table-cell>
          <table:table-cell table:style-name="ce3" table:formula="of:=IF([.S225]&gt;[.S$177];[.S225];&quot;&quot;)" office:value-type="float" office:value="35888.275" calcext:value-type="float">
            <text:p>35888,275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055.3625" calcext:value-type="float">
            <text:p>1055,3625</text:p>
          </table:table-cell>
          <table:table-cell table:style-name="ce3" table:formula="of:=IF([.D226]&gt;[.D$177];[.D226];&quot;&quot;)">
            <text:p/>
          </table:table-cell>
          <table:table-cell table:style-name="ce3" table:formula="of:=IF([.E226]&gt;[.E$177];[.E226];&quot;&quot;)" office:value-type="float" office:value="5006285.85" calcext:value-type="float">
            <text:p>5006285,85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70131.875" calcext:value-type="float">
            <text:p>70131,87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533.0875" calcext:value-type="float">
            <text:p>533,0875</text:p>
          </table:table-cell>
          <table:table-cell table:style-name="ce3" table:formula="of:=IF([.N226]&gt;[.N$177];[.N226];&quot;&quot;)" office:value-type="float" office:value="2657995.175" calcext:value-type="float">
            <text:p>2657995,175</text:p>
          </table:table-cell>
          <table:table-cell table:style-name="ce3" table:formula="of:=IF([.O226]&gt;[.O$177];[.O226];&quot;&quot;)">
            <text:p/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 office:value-type="float" office:value="117.1875" calcext:value-type="float">
            <text:p>117,1875</text:p>
          </table:table-cell>
          <table:table-cell table:style-name="ce3" table:formula="of:=IF([.S226]&gt;[.S$177];[.S226];&quot;&quot;)" office:value-type="float" office:value="27749.775" calcext:value-type="float">
            <text:p>27749,775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035.1625" calcext:value-type="float">
            <text:p>1035,1625</text:p>
          </table:table-cell>
          <table:table-cell table:style-name="ce3" table:formula="of:=IF([.D227]&gt;[.D$177];[.D227];&quot;&quot;)" office:value-type="float" office:value="11331.675" calcext:value-type="float">
            <text:p>11331,675</text:p>
          </table:table-cell>
          <table:table-cell table:style-name="ce3" table:formula="of:=IF([.E227]&gt;[.E$177];[.E227];&quot;&quot;)" office:value-type="float" office:value="4726187.65" calcext:value-type="float">
            <text:p>4726187,65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75557.475" calcext:value-type="float">
            <text:p>75557,47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493.0875" calcext:value-type="float">
            <text:p>493,0875</text:p>
          </table:table-cell>
          <table:table-cell table:style-name="ce3" table:formula="of:=IF([.N227]&gt;[.N$177];[.N227];&quot;&quot;)" office:value-type="float" office:value="2499671.975" calcext:value-type="float">
            <text:p>2499671,975</text:p>
          </table:table-cell>
          <table:table-cell table:style-name="ce3" table:formula="of:=IF([.O227]&gt;[.O$177];[.O227];&quot;&quot;)">
            <text:p/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38628.175" calcext:value-type="float">
            <text:p>38628,175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 office:value-type="float" office:value="20" calcext:value-type="float">
            <text:p>20</text:p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960.1625" calcext:value-type="float">
            <text:p>960,1625</text:p>
          </table:table-cell>
          <table:table-cell table:style-name="ce3" table:formula="of:=IF([.D228]&gt;[.D$177];[.D228];&quot;&quot;)">
            <text:p/>
          </table:table-cell>
          <table:table-cell table:style-name="ce3" table:formula="of:=IF([.E228]&gt;[.E$177];[.E228];&quot;&quot;)" office:value-type="float" office:value="4913860.15" calcext:value-type="float">
            <text:p>4913860,15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72844.675" calcext:value-type="float">
            <text:p>72844,67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292.6875" calcext:value-type="float">
            <text:p>292,6875</text:p>
          </table:table-cell>
          <table:table-cell table:style-name="ce3" table:formula="of:=IF([.N228]&gt;[.N$177];[.N228];&quot;&quot;)" office:value-type="float" office:value="2712759.575" calcext:value-type="float">
            <text:p>2712759,575</text:p>
          </table:table-cell>
          <table:table-cell table:style-name="ce3" table:formula="of:=IF([.O228]&gt;[.O$177];[.O228];&quot;&quot;)">
            <text:p/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35915.375" calcext:value-type="float">
            <text:p>35915,375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794.5625" calcext:value-type="float">
            <text:p>794,5625</text:p>
          </table:table-cell>
          <table:table-cell table:style-name="ce3" table:formula="of:=IF([.D229]&gt;[.D$177];[.D229];&quot;&quot;)" office:value-type="float" office:value="8618.875" calcext:value-type="float">
            <text:p>8618,875</text:p>
          </table:table-cell>
          <table:table-cell table:style-name="ce3" table:formula="of:=IF([.E229]&gt;[.E$177];[.E229];&quot;&quot;)" office:value-type="float" office:value="4663522.05" calcext:value-type="float">
            <text:p>4663522,05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70131.875" calcext:value-type="float">
            <text:p>70131,87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 office:value-type="float" office:value="432.8875" calcext:value-type="float">
            <text:p>432,8875</text:p>
          </table:table-cell>
          <table:table-cell table:style-name="ce3" table:formula="of:=IF([.N229]&gt;[.N$177];[.N229];&quot;&quot;)" office:value-type="float" office:value="2677982.375" calcext:value-type="float">
            <text:p>2677982,375</text:p>
          </table:table-cell>
          <table:table-cell table:style-name="ce3" table:formula="of:=IF([.O229]&gt;[.O$177];[.O229];&quot;&quot;)">
            <text:p/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25036.975" calcext:value-type="float">
            <text:p>25036,975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794.7625" calcext:value-type="float">
            <text:p>794,7625</text:p>
          </table:table-cell>
          <table:table-cell table:style-name="ce3" table:formula="of:=IF([.D230]&gt;[.D$177];[.D230];&quot;&quot;)">
            <text:p/>
          </table:table-cell>
          <table:table-cell table:style-name="ce3" table:formula="of:=IF([.E230]&gt;[.E$177];[.E230];&quot;&quot;)" office:value-type="float" office:value="4794143.85" calcext:value-type="float">
            <text:p>4794143,85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70131.875" calcext:value-type="float">
            <text:p>70131,87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673.6875" calcext:value-type="float">
            <text:p>673,6875</text:p>
          </table:table-cell>
          <table:table-cell table:style-name="ce3" table:formula="of:=IF([.N230]&gt;[.N$177];[.N230];&quot;&quot;)" office:value-type="float" office:value="2617021.975" calcext:value-type="float">
            <text:p>2617021,975</text:p>
          </table:table-cell>
          <table:table-cell table:style-name="ce3" table:formula="of:=IF([.O230]&gt;[.O$177];[.O230];&quot;&quot;)">
            <text:p/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30489.775" calcext:value-type="float">
            <text:p>30489,775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1015.1625" calcext:value-type="float">
            <text:p>1015,1625</text:p>
          </table:table-cell>
          <table:table-cell table:style-name="ce3" table:formula="of:=IF([.D231]&gt;[.D$177];[.D231];&quot;&quot;)">
            <text:p/>
          </table:table-cell>
          <table:table-cell table:style-name="ce3" table:formula="of:=IF([.E231]&gt;[.E$177];[.E231];&quot;&quot;)" office:value-type="float" office:value="5409002.55" calcext:value-type="float">
            <text:p>5409002,55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67419.075" calcext:value-type="float">
            <text:p>67419,075</text:p>
          </table:table-cell>
          <table:table-cell table:style-name="ce3" table:formula="of:=IF([.J231]&gt;[.J$177];[.J231];&quot;&quot;)" office:value-type="float" office:value="972.55" calcext:value-type="float">
            <text:p>972,55</text:p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 office:value-type="float" office:value="367.4875" calcext:value-type="float">
            <text:p>367,4875</text:p>
          </table:table-cell>
          <table:table-cell table:style-name="ce3" table:formula="of:=IF([.N231]&gt;[.N$177];[.N231];&quot;&quot;)" office:value-type="float" office:value="2413047.975" calcext:value-type="float">
            <text:p>2413047,975</text:p>
          </table:table-cell>
          <table:table-cell table:style-name="ce3" table:formula="of:=IF([.O231]&gt;[.O$177];[.O231];&quot;&quot;)">
            <text:p/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27749.775" calcext:value-type="float">
            <text:p>27749,775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734.3625" calcext:value-type="float">
            <text:p>734,3625</text:p>
          </table:table-cell>
          <table:table-cell table:style-name="ce3" table:formula="of:=IF([.D232]&gt;[.D$177];[.D232];&quot;&quot;)">
            <text:p/>
          </table:table-cell>
          <table:table-cell table:style-name="ce3" table:formula="of:=IF([.E232]&gt;[.E$177];[.E232];&quot;&quot;)" office:value-type="float" office:value="5115177.85" calcext:value-type="float">
            <text:p>5115177,85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67419.075" calcext:value-type="float">
            <text:p>67419,07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392.8875" calcext:value-type="float">
            <text:p>392,8875</text:p>
          </table:table-cell>
          <table:table-cell table:style-name="ce3" table:formula="of:=IF([.N232]&gt;[.N$177];[.N232];&quot;&quot;)" office:value-type="float" office:value="2319921.575" calcext:value-type="float">
            <text:p>2319921,575</text:p>
          </table:table-cell>
          <table:table-cell table:style-name="ce3" table:formula="of:=IF([.O232]&gt;[.O$177];[.O232];&quot;&quot;)">
            <text:p/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19611.375" calcext:value-type="float">
            <text:p>19611,375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934.9625" calcext:value-type="float">
            <text:p>934,9625</text:p>
          </table:table-cell>
          <table:table-cell table:style-name="ce3" table:formula="of:=IF([.D233]&gt;[.D$177];[.D233];&quot;&quot;)" office:value-type="float" office:value="8618.875" calcext:value-type="float">
            <text:p>8618,875</text:p>
          </table:table-cell>
          <table:table-cell table:style-name="ce3" table:formula="of:=IF([.E233]&gt;[.E$177];[.E233];&quot;&quot;)" office:value-type="float" office:value="5678323.85" calcext:value-type="float">
            <text:p>5678323,85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64679.075" calcext:value-type="float">
            <text:p>64679,07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 office:value-type="float" office:value="531.525" calcext:value-type="float">
            <text:p>531,525</text:p>
          </table:table-cell>
          <table:table-cell table:style-name="ce3" table:formula="of:=IF([.M233]&gt;[.M$177];[.M233];&quot;&quot;)" office:value-type="float" office:value="413.0875" calcext:value-type="float">
            <text:p>413,0875</text:p>
          </table:table-cell>
          <table:table-cell table:style-name="ce3" table:formula="of:=IF([.N233]&gt;[.N$177];[.N233];&quot;&quot;)" office:value-type="float" office:value="2549600.475" calcext:value-type="float">
            <text:p>2549600,475</text:p>
          </table:table-cell>
          <table:table-cell table:style-name="ce3" table:formula="of:=IF([.O233]&gt;[.O$177];[.O233];&quot;&quot;)">
            <text:p/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27749.775" calcext:value-type="float">
            <text:p>27749,775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336.1625" calcext:value-type="float">
            <text:p>1336,1625</text:p>
          </table:table-cell>
          <table:table-cell table:style-name="ce3" table:formula="of:=IF([.D234]&gt;[.D$177];[.D234];&quot;&quot;)">
            <text:p/>
          </table:table-cell>
          <table:table-cell table:style-name="ce3" table:formula="of:=IF([.E234]&gt;[.E$177];[.E234];&quot;&quot;)" office:value-type="float" office:value="4649903.85" calcext:value-type="float">
            <text:p>4649903,85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64679.075" calcext:value-type="float">
            <text:p>64679,07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332.8875" calcext:value-type="float">
            <text:p>332,8875</text:p>
          </table:table-cell>
          <table:table-cell table:style-name="ce3" table:formula="of:=IF([.N234]&gt;[.N$177];[.N234];&quot;&quot;)" office:value-type="float" office:value="2592337.575" calcext:value-type="float">
            <text:p>2592337,575</text:p>
          </table:table-cell>
          <table:table-cell table:style-name="ce3" table:formula="of:=IF([.O234]&gt;[.O$177];[.O234];&quot;&quot;)" office:value-type="float" office:value="171.875" calcext:value-type="float">
            <text:p>171,875</text:p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 office:value-type="float" office:value="94.6875" calcext:value-type="float">
            <text:p>94,6875</text:p>
          </table:table-cell>
          <table:table-cell table:style-name="ce3" table:formula="of:=IF([.S234]&gt;[.S$177];[.S234];&quot;&quot;)" office:value-type="float" office:value="27749.775" calcext:value-type="float">
            <text:p>27749,775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914.9625" calcext:value-type="float">
            <text:p>914,9625</text:p>
          </table:table-cell>
          <table:table-cell table:style-name="ce3" table:formula="of:=IF([.D235]&gt;[.D$177];[.D235];&quot;&quot;)" office:value-type="float" office:value="7940.575" calcext:value-type="float">
            <text:p>7940,575</text:p>
          </table:table-cell>
          <table:table-cell table:style-name="ce3" table:formula="of:=IF([.E235]&gt;[.E$177];[.E235];&quot;&quot;)" office:value-type="float" office:value="5112465.05" calcext:value-type="float">
            <text:p>5112465,05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61993.375" calcext:value-type="float">
            <text:p>61993,37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573.2875" calcext:value-type="float">
            <text:p>573,2875</text:p>
          </table:table-cell>
          <table:table-cell table:style-name="ce3" table:formula="of:=IF([.N235]&gt;[.N$177];[.N235];&quot;&quot;)" office:value-type="float" office:value="2705719.975" calcext:value-type="float">
            <text:p>2705719,975</text:p>
          </table:table-cell>
          <table:table-cell table:style-name="ce3" table:formula="of:=IF([.O235]&gt;[.O$177];[.O235];&quot;&quot;)">
            <text:p/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27749.775" calcext:value-type="float">
            <text:p>27749,775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613.9625" calcext:value-type="float">
            <text:p>613,9625</text:p>
          </table:table-cell>
          <table:table-cell table:style-name="ce3" table:formula="of:=IF([.D236]&gt;[.D$177];[.D236];&quot;&quot;)">
            <text:p/>
          </table:table-cell>
          <table:table-cell table:style-name="ce3" table:formula="of:=IF([.E236]&gt;[.E$177];[.E236];&quot;&quot;)" office:value-type="float" office:value="4753316.15" calcext:value-type="float">
            <text:p>4753316,15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64679.075" calcext:value-type="float">
            <text:p>64679,07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533.2875" calcext:value-type="float">
            <text:p>533,2875</text:p>
          </table:table-cell>
          <table:table-cell table:style-name="ce3" table:formula="of:=IF([.N236]&gt;[.N$177];[.N236];&quot;&quot;)" office:value-type="float" office:value="2025137.475" calcext:value-type="float">
            <text:p>2025137,475</text:p>
          </table:table-cell>
          <table:table-cell table:style-name="ce3" table:formula="of:=IF([.O236]&gt;[.O$177];[.O236];&quot;&quot;)">
            <text:p/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22324.175" calcext:value-type="float">
            <text:p>22324,175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694.5625" calcext:value-type="float">
            <text:p>694,5625</text:p>
          </table:table-cell>
          <table:table-cell table:style-name="ce3" table:formula="of:=IF([.D237]&gt;[.D$177];[.D237];&quot;&quot;)">
            <text:p/>
          </table:table-cell>
          <table:table-cell table:style-name="ce3" table:formula="of:=IF([.E237]&gt;[.E$177];[.E237];&quot;&quot;)" office:value-type="float" office:value="5332772.85" calcext:value-type="float">
            <text:p>5332772,85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7419.075" calcext:value-type="float">
            <text:p>67419,07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342.4875" calcext:value-type="float">
            <text:p>342,4875</text:p>
          </table:table-cell>
          <table:table-cell table:style-name="ce3" table:formula="of:=IF([.N237]&gt;[.N$177];[.N237];&quot;&quot;)" office:value-type="float" office:value="2356439.975" calcext:value-type="float">
            <text:p>2356439,975</text:p>
          </table:table-cell>
          <table:table-cell table:style-name="ce3" table:formula="of:=IF([.O237]&gt;[.O$177];[.O237];&quot;&quot;)">
            <text:p/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27749.775" calcext:value-type="float">
            <text:p>27749,775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674.1625" calcext:value-type="float">
            <text:p>674,1625</text:p>
          </table:table-cell>
          <table:table-cell table:style-name="ce3" table:formula="of:=IF([.D238]&gt;[.D$177];[.D238];&quot;&quot;)" office:value-type="float" office:value="7940.575" calcext:value-type="float">
            <text:p>7940,575</text:p>
          </table:table-cell>
          <table:table-cell table:style-name="ce3" table:formula="of:=IF([.E238]&gt;[.E$177];[.E238];&quot;&quot;)" office:value-type="float" office:value="4731613.25" calcext:value-type="float">
            <text:p>4731613,25</text:p>
          </table:table-cell>
          <table:table-cell table:style-name="ce3" table:formula="of:=IF([.F238]&gt;[.F$177];[.F238];&quot;&quot;)" office:value-type="float" office:value="5792.95" calcext:value-type="float">
            <text:p>5792,95</text:p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4679.075" calcext:value-type="float">
            <text:p>64679,07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442.9875" calcext:value-type="float">
            <text:p>442,9875</text:p>
          </table:table-cell>
          <table:table-cell table:style-name="ce3" table:formula="of:=IF([.N238]&gt;[.N$177];[.N238];&quot;&quot;)" office:value-type="float" office:value="2466399.375" calcext:value-type="float">
            <text:p>2466399,375</text:p>
          </table:table-cell>
          <table:table-cell table:style-name="ce3" table:formula="of:=IF([.O238]&gt;[.O$177];[.O238];&quot;&quot;)">
            <text:p/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19611.375" calcext:value-type="float">
            <text:p>19611,375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834.5625" calcext:value-type="float">
            <text:p>834,5625</text:p>
          </table:table-cell>
          <table:table-cell table:style-name="ce3" table:formula="of:=IF([.D239]&gt;[.D$177];[.D239];&quot;&quot;)" office:value-type="float" office:value="7940.575" calcext:value-type="float">
            <text:p>7940,575</text:p>
          </table:table-cell>
          <table:table-cell table:style-name="ce3" table:formula="of:=IF([.E239]&gt;[.E$177];[.E239];&quot;&quot;)" office:value-type="float" office:value="5349049.95" calcext:value-type="float">
            <text:p>5349049,95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4706.275" calcext:value-type="float">
            <text:p>64706,27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 office:value-type="float" office:value="317.6875" calcext:value-type="float">
            <text:p>317,6875</text:p>
          </table:table-cell>
          <table:table-cell table:style-name="ce3" table:formula="of:=IF([.N239]&gt;[.N$177];[.N239];&quot;&quot;)" office:value-type="float" office:value="2197361.575" calcext:value-type="float">
            <text:p>2197361,575</text:p>
          </table:table-cell>
          <table:table-cell table:style-name="ce3" table:formula="of:=IF([.O239]&gt;[.O$177];[.O239];&quot;&quot;)">
            <text:p/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 office:value-type="float" office:value="87.1875" calcext:value-type="float">
            <text:p>87,1875</text:p>
          </table:table-cell>
          <table:table-cell table:style-name="ce3" table:formula="of:=IF([.S239]&gt;[.S$177];[.S239];&quot;&quot;)" office:value-type="float" office:value="22324.175" calcext:value-type="float">
            <text:p>22324,175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493.7625" calcext:value-type="float">
            <text:p>493,7625</text:p>
          </table:table-cell>
          <table:table-cell table:style-name="ce3" table:formula="of:=IF([.D240]&gt;[.D$177];[.D240];&quot;&quot;)">
            <text:p/>
          </table:table-cell>
          <table:table-cell table:style-name="ce3" table:formula="of:=IF([.E240]&gt;[.E$177];[.E240];&quot;&quot;)" office:value-type="float" office:value="4973677.75" calcext:value-type="float">
            <text:p>4973677,75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4706.275" calcext:value-type="float">
            <text:p>64706,27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393.0875" calcext:value-type="float">
            <text:p>393,0875</text:p>
          </table:table-cell>
          <table:table-cell table:style-name="ce3" table:formula="of:=IF([.N240]&gt;[.N$177];[.N240];&quot;&quot;)" office:value-type="float" office:value="2493367.975" calcext:value-type="float">
            <text:p>2493367,975</text:p>
          </table:table-cell>
          <table:table-cell table:style-name="ce3" table:formula="of:=IF([.O240]&gt;[.O$177];[.O240];&quot;&quot;)">
            <text:p/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19611.375" calcext:value-type="float">
            <text:p>19611,375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814.7625" calcext:value-type="float">
            <text:p>814,7625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4707116.65" calcext:value-type="float">
            <text:p>4707116,65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61966.275" calcext:value-type="float">
            <text:p>61966,27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413.0875" calcext:value-type="float">
            <text:p>413,0875</text:p>
          </table:table-cell>
          <table:table-cell table:style-name="ce3" table:formula="of:=IF([.N241]&gt;[.N$177];[.N241];&quot;&quot;)" office:value-type="float" office:value="2491741.375" calcext:value-type="float">
            <text:p>2491741,375</text:p>
          </table:table-cell>
          <table:table-cell table:style-name="ce3" table:formula="of:=IF([.O241]&gt;[.O$177];[.O241];&quot;&quot;)">
            <text:p/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14185.775" calcext:value-type="float">
            <text:p>14185,775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754.5625" calcext:value-type="float">
            <text:p>754,5625</text:p>
          </table:table-cell>
          <table:table-cell table:style-name="ce3" table:formula="of:=IF([.D242]&gt;[.D$177];[.D242];&quot;&quot;)" office:value-type="float" office:value="8618.875" calcext:value-type="float">
            <text:p>8618,875</text:p>
          </table:table-cell>
          <table:table-cell table:style-name="ce3" table:formula="of:=IF([.E242]&gt;[.E$177];[.E242];&quot;&quot;)" office:value-type="float" office:value="5009025.85" calcext:value-type="float">
            <text:p>5009025,85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61966.275" calcext:value-type="float">
            <text:p>61966,27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412.8875" calcext:value-type="float">
            <text:p>412,8875</text:p>
          </table:table-cell>
          <table:table-cell table:style-name="ce3" table:formula="of:=IF([.N242]&gt;[.N$177];[.N242];&quot;&quot;)" office:value-type="float" office:value="2494596.775" calcext:value-type="float">
            <text:p>2494596,775</text:p>
          </table:table-cell>
          <table:table-cell table:style-name="ce3" table:formula="of:=IF([.O242]&gt;[.O$177];[.O242];&quot;&quot;)">
            <text:p/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19611.375" calcext:value-type="float">
            <text:p>19611,375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734.5625" calcext:value-type="float">
            <text:p>734,5625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4587373.45" calcext:value-type="float">
            <text:p>4587373,45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64679.075" calcext:value-type="float">
            <text:p>64679,07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593.4875" calcext:value-type="float">
            <text:p>593,4875</text:p>
          </table:table-cell>
          <table:table-cell table:style-name="ce3" table:formula="of:=IF([.N243]&gt;[.N$177];[.N243];&quot;&quot;)" office:value-type="float" office:value="2581246.375" calcext:value-type="float">
            <text:p>2581246,375</text:p>
          </table:table-cell>
          <table:table-cell table:style-name="ce3" table:formula="of:=IF([.O243]&gt;[.O$177];[.O243];&quot;&quot;)">
            <text:p/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>
            <text:p/>
          </table:table-cell>
          <table:table-cell table:style-name="ce3" table:formula="of:=IF([.S243]&gt;[.S$177];[.S243];&quot;&quot;)" office:value-type="float" office:value="16898.575" calcext:value-type="float">
            <text:p>16898,575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1075.3625" calcext:value-type="float">
            <text:p>1075,3625</text:p>
          </table:table-cell>
          <table:table-cell table:style-name="ce3" table:formula="of:=IF([.D244]&gt;[.D$177];[.D244];&quot;&quot;)">
            <text:p/>
          </table:table-cell>
          <table:table-cell table:style-name="ce3" table:formula="of:=IF([.E244]&gt;[.E$177];[.E244];&quot;&quot;)" office:value-type="float" office:value="4823985.05" calcext:value-type="float">
            <text:p>4823985,05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64679.075" calcext:value-type="float">
            <text:p>64679,07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 office:value-type="float" office:value="372.8875" calcext:value-type="float">
            <text:p>372,8875</text:p>
          </table:table-cell>
          <table:table-cell table:style-name="ce3" table:formula="of:=IF([.N244]&gt;[.N$177];[.N244];&quot;&quot;)" office:value-type="float" office:value="2728048.775" calcext:value-type="float">
            <text:p>2728048,775</text:p>
          </table:table-cell>
          <table:table-cell table:style-name="ce3" table:formula="of:=IF([.O244]&gt;[.O$177];[.O244];&quot;&quot;)">
            <text:p/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14185.775" calcext:value-type="float">
            <text:p>14185,775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653.9625" calcext:value-type="float">
            <text:p>653,9625</text:p>
          </table:table-cell>
          <table:table-cell table:style-name="ce3" table:formula="of:=IF([.D245]&gt;[.D$177];[.D245];&quot;&quot;)" office:value-type="float" office:value="7940.575" calcext:value-type="float">
            <text:p>7940,575</text:p>
          </table:table-cell>
          <table:table-cell table:style-name="ce3" table:formula="of:=IF([.E245]&gt;[.E$177];[.E245];&quot;&quot;)" office:value-type="float" office:value="5319208.65" calcext:value-type="float">
            <text:p>5319208,65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61966.275" calcext:value-type="float">
            <text:p>61966,27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232.2875" calcext:value-type="float">
            <text:p>232,2875</text:p>
          </table:table-cell>
          <table:table-cell table:style-name="ce3" table:formula="of:=IF([.N245]&gt;[.N$177];[.N245];&quot;&quot;)" office:value-type="float" office:value="2761502.675" calcext:value-type="float">
            <text:p>2761502,675</text:p>
          </table:table-cell>
          <table:table-cell table:style-name="ce3" table:formula="of:=IF([.O245]&gt;[.O$177];[.O245];&quot;&quot;)">
            <text:p/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16898.575" calcext:value-type="float">
            <text:p>16898,575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 office:value-type="float" office:value="20" calcext:value-type="float">
            <text:p>20</text:p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634.1625" calcext:value-type="float">
            <text:p>634,1625</text:p>
          </table:table-cell>
          <table:table-cell table:style-name="ce3" table:formula="of:=IF([.D246]&gt;[.D$177];[.D246];&quot;&quot;)">
            <text:p/>
          </table:table-cell>
          <table:table-cell table:style-name="ce3" table:formula="of:=IF([.E246]&gt;[.E$177];[.E246];&quot;&quot;)" office:value-type="float" office:value="5542283.05" calcext:value-type="float">
            <text:p>5542283,05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61966.275" calcext:value-type="float">
            <text:p>61966,27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613.4875" calcext:value-type="float">
            <text:p>613,4875</text:p>
          </table:table-cell>
          <table:table-cell table:style-name="ce3" table:formula="of:=IF([.N246]&gt;[.N$177];[.N246];&quot;&quot;)" office:value-type="float" office:value="2715115.175" calcext:value-type="float">
            <text:p>2715115,175</text:p>
          </table:table-cell>
          <table:table-cell table:style-name="ce3" table:formula="of:=IF([.O246]&gt;[.O$177];[.O246];&quot;&quot;)">
            <text:p/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>
            <text:p/>
          </table:table-cell>
          <table:table-cell table:style-name="ce3" table:formula="of:=IF([.S246]&gt;[.S$177];[.S246];&quot;&quot;)" office:value-type="float" office:value="25036.975" calcext:value-type="float">
            <text:p>25036,975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593.9625" calcext:value-type="float">
            <text:p>593,9625</text:p>
          </table:table-cell>
          <table:table-cell table:style-name="ce3" table:formula="of:=IF([.D247]&gt;[.D$177];[.D247];&quot;&quot;)" office:value-type="float" office:value="11331.675" calcext:value-type="float">
            <text:p>11331,675</text:p>
          </table:table-cell>
          <table:table-cell table:style-name="ce3" table:formula="of:=IF([.E247]&gt;[.E$177];[.E247];&quot;&quot;)" office:value-type="float" office:value="4916546.05" calcext:value-type="float">
            <text:p>4916546,05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61966.275" calcext:value-type="float">
            <text:p>61966,27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493.0875" calcext:value-type="float">
            <text:p>493,0875</text:p>
          </table:table-cell>
          <table:table-cell table:style-name="ce3" table:formula="of:=IF([.N247]&gt;[.N$177];[.N247];&quot;&quot;)" office:value-type="float" office:value="2297120.375" calcext:value-type="float">
            <text:p>2297120,375</text:p>
          </table:table-cell>
          <table:table-cell table:style-name="ce3" table:formula="of:=IF([.O247]&gt;[.O$177];[.O247];&quot;&quot;)" office:value-type="float" office:value="134.375" calcext:value-type="float">
            <text:p>134,375</text:p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30462.675" calcext:value-type="float">
            <text:p>30462,675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433.5625" calcext:value-type="float">
            <text:p>433,5625</text:p>
          </table:table-cell>
          <table:table-cell table:style-name="ce3" table:formula="of:=IF([.D248]&gt;[.D$177];[.D248];&quot;&quot;)">
            <text:p/>
          </table:table-cell>
          <table:table-cell table:style-name="ce3" table:formula="of:=IF([.E248]&gt;[.E$177];[.E248];&quot;&quot;)" office:value-type="float" office:value="4176626.05" calcext:value-type="float">
            <text:p>4176626,05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70131.875" calcext:value-type="float">
            <text:p>70131,87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>
            <text:p/>
          </table:table-cell>
          <table:table-cell table:style-name="ce3" table:formula="of:=IF([.N248]&gt;[.N$177];[.N248];&quot;&quot;)" office:value-type="float" office:value="2533003.175" calcext:value-type="float">
            <text:p>2533003,175</text:p>
          </table:table-cell>
          <table:table-cell table:style-name="ce3" table:formula="of:=IF([.O248]&gt;[.O$177];[.O248];&quot;&quot;)" office:value-type="float" office:value="109.375" calcext:value-type="float">
            <text:p>109,375</text:p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 office:value-type="float" office:value="144.6875" calcext:value-type="float">
            <text:p>144,6875</text:p>
          </table:table-cell>
          <table:table-cell table:style-name="ce3" table:formula="of:=IF([.S248]&gt;[.S$177];[.S248];&quot;&quot;)" office:value-type="float" office:value="27749.775" calcext:value-type="float">
            <text:p>27749,775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694.1625" calcext:value-type="float">
            <text:p>694,1625</text:p>
          </table:table-cell>
          <table:table-cell table:style-name="ce3" table:formula="of:=IF([.D249]&gt;[.D$177];[.D249];&quot;&quot;)">
            <text:p/>
          </table:table-cell>
          <table:table-cell table:style-name="ce3" table:formula="of:=IF([.E249]&gt;[.E$177];[.E249];&quot;&quot;)" office:value-type="float" office:value="5172255.95" calcext:value-type="float">
            <text:p>5172255,95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64706.275" calcext:value-type="float">
            <text:p>64706,27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513.2875" calcext:value-type="float">
            <text:p>513,2875</text:p>
          </table:table-cell>
          <table:table-cell table:style-name="ce3" table:formula="of:=IF([.N249]&gt;[.N$177];[.N249];&quot;&quot;)" office:value-type="float" office:value="2583777.775" calcext:value-type="float">
            <text:p>2583777,775</text:p>
          </table:table-cell>
          <table:table-cell table:style-name="ce3" table:formula="of:=IF([.O249]&gt;[.O$177];[.O249];&quot;&quot;)" office:value-type="float" office:value="109.375" calcext:value-type="float">
            <text:p>109,375</text:p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 office:value-type="float" office:value="77.1875" calcext:value-type="float">
            <text:p>77,1875</text:p>
          </table:table-cell>
          <table:table-cell table:style-name="ce3" table:formula="of:=IF([.S249]&gt;[.S$177];[.S249];&quot;&quot;)" office:value-type="float" office:value="30489.775" calcext:value-type="float">
            <text:p>30489,775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694.3625" calcext:value-type="float">
            <text:p>694,3625</text:p>
          </table:table-cell>
          <table:table-cell table:style-name="ce3" table:formula="of:=IF([.D250]&gt;[.D$177];[.D250];&quot;&quot;)" office:value-type="float" office:value="7940.575" calcext:value-type="float">
            <text:p>7940,575</text:p>
          </table:table-cell>
          <table:table-cell table:style-name="ce3" table:formula="of:=IF([.E250]&gt;[.E$177];[.E250];&quot;&quot;)" office:value-type="float" office:value="5381712.15" calcext:value-type="float">
            <text:p>5381712,15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67419.075" calcext:value-type="float">
            <text:p>67419,07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342.6875" calcext:value-type="float">
            <text:p>342,6875</text:p>
          </table:table-cell>
          <table:table-cell table:style-name="ce3" table:formula="of:=IF([.N250]&gt;[.N$177];[.N250];&quot;&quot;)" office:value-type="float" office:value="2958934.375" calcext:value-type="float">
            <text:p>2958934,375</text:p>
          </table:table-cell>
          <table:table-cell table:style-name="ce3" table:formula="of:=IF([.O250]&gt;[.O$177];[.O250];&quot;&quot;)">
            <text:p/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27749.775" calcext:value-type="float">
            <text:p>27749,775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694.1625" calcext:value-type="float">
            <text:p>694,1625</text:p>
          </table:table-cell>
          <table:table-cell table:style-name="ce3" table:formula="of:=IF([.D251]&gt;[.D$177];[.D251];&quot;&quot;)">
            <text:p/>
          </table:table-cell>
          <table:table-cell table:style-name="ce3" table:formula="of:=IF([.E251]&gt;[.E$177];[.E251];&quot;&quot;)" office:value-type="float" office:value="4856728.55" calcext:value-type="float">
            <text:p>4856728,55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70104.675" calcext:value-type="float">
            <text:p>70104,67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 office:value-type="float" office:value="317.6875" calcext:value-type="float">
            <text:p>317,6875</text:p>
          </table:table-cell>
          <table:table-cell table:style-name="ce3" table:formula="of:=IF([.N251]&gt;[.N$177];[.N251];&quot;&quot;)" office:value-type="float" office:value="2846085.175" calcext:value-type="float">
            <text:p>2846085,175</text:p>
          </table:table-cell>
          <table:table-cell table:style-name="ce3" table:formula="of:=IF([.O251]&gt;[.O$177];[.O251];&quot;&quot;)" office:value-type="float" office:value="186.175" calcext:value-type="float">
            <text:p>186,175</text:p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>
            <text:p/>
          </table:table-cell>
          <table:table-cell table:style-name="ce3" table:formula="of:=IF([.S251]&gt;[.S$177];[.S251];&quot;&quot;)" office:value-type="float" office:value="25036.975" calcext:value-type="float">
            <text:p>25036,975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553.9625" calcext:value-type="float">
            <text:p>553,9625</text:p>
          </table:table-cell>
          <table:table-cell table:style-name="ce3" table:formula="of:=IF([.D252]&gt;[.D$177];[.D252];&quot;&quot;)">
            <text:p/>
          </table:table-cell>
          <table:table-cell table:style-name="ce3" table:formula="of:=IF([.E252]&gt;[.E$177];[.E252];&quot;&quot;)" office:value-type="float" office:value="5493262.85" calcext:value-type="float">
            <text:p>5493262,85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72844.675" calcext:value-type="float">
            <text:p>72844,67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292.4875" calcext:value-type="float">
            <text:p>292,4875</text:p>
          </table:table-cell>
          <table:table-cell table:style-name="ce3" table:formula="of:=IF([.N252]&gt;[.N$177];[.N252];&quot;&quot;)" office:value-type="float" office:value="2732409.975" calcext:value-type="float">
            <text:p>2732409,975</text:p>
          </table:table-cell>
          <table:table-cell table:style-name="ce3" table:formula="of:=IF([.O252]&gt;[.O$177];[.O252];&quot;&quot;)" office:value-type="float" office:value="246.875" calcext:value-type="float">
            <text:p>246,875</text:p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 office:value-type="float" office:value="376.3" calcext:value-type="float">
            <text:p>376,3</text:p>
          </table:table-cell>
          <table:table-cell table:style-name="ce3" table:formula="of:=IF([.R252]&gt;[.R$177];[.R252];&quot;&quot;)" office:value-type="float" office:value="94.6875" calcext:value-type="float">
            <text:p>94,6875</text:p>
          </table:table-cell>
          <table:table-cell table:style-name="ce3" table:formula="of:=IF([.S252]&gt;[.S$177];[.S252];&quot;&quot;)" office:value-type="float" office:value="25036.975" calcext:value-type="float">
            <text:p>25036,975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533.7625" calcext:value-type="float">
            <text:p>533,7625</text:p>
          </table:table-cell>
          <table:table-cell table:style-name="ce3" table:formula="of:=IF([.D253]&gt;[.D$177];[.D253];&quot;&quot;)">
            <text:p/>
          </table:table-cell>
          <table:table-cell table:style-name="ce3" table:formula="of:=IF([.E253]&gt;[.E$177];[.E253];&quot;&quot;)" office:value-type="float" office:value="4875718.25" calcext:value-type="float">
            <text:p>4875718,25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72844.675" calcext:value-type="float">
            <text:p>72844,67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533.0875" calcext:value-type="float">
            <text:p>533,0875</text:p>
          </table:table-cell>
          <table:table-cell table:style-name="ce3" table:formula="of:=IF([.N253]&gt;[.N$177];[.N253];&quot;&quot;)" office:value-type="float" office:value="2868310.975" calcext:value-type="float">
            <text:p>2868310,975</text:p>
          </table:table-cell>
          <table:table-cell table:style-name="ce3" table:formula="of:=IF([.O253]&gt;[.O$177];[.O253];&quot;&quot;)">
            <text:p/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30462.675" calcext:value-type="float">
            <text:p>30462,675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814.3625" calcext:value-type="float">
            <text:p>814,3625</text:p>
          </table:table-cell>
          <table:table-cell table:style-name="ce3" table:formula="of:=IF([.D254]&gt;[.D$177];[.D254];&quot;&quot;)" office:value-type="float" office:value="11331.675" calcext:value-type="float">
            <text:p>11331,675</text:p>
          </table:table-cell>
          <table:table-cell table:style-name="ce3" table:formula="of:=IF([.E254]&gt;[.E$177];[.E254];&quot;&quot;)" office:value-type="float" office:value="5305590.35" calcext:value-type="float">
            <text:p>5305590,35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78270.275" calcext:value-type="float">
            <text:p>78270,27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 office:value-type="float" office:value="212.4875" calcext:value-type="float">
            <text:p>212,4875</text:p>
          </table:table-cell>
          <table:table-cell table:style-name="ce3" table:formula="of:=IF([.N254]&gt;[.N$177];[.N254];&quot;&quot;)" office:value-type="float" office:value="2971586.875" calcext:value-type="float">
            <text:p>2971586,875</text:p>
          </table:table-cell>
          <table:table-cell table:style-name="ce3" table:formula="of:=IF([.O254]&gt;[.O$177];[.O254];&quot;&quot;)">
            <text:p/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30462.675" calcext:value-type="float">
            <text:p>30462,675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614.1625" calcext:value-type="float">
            <text:p>614,1625</text:p>
          </table:table-cell>
          <table:table-cell table:style-name="ce3" table:formula="of:=IF([.D255]&gt;[.D$177];[.D255];&quot;&quot;)" office:value-type="float" office:value="8618.875" calcext:value-type="float">
            <text:p>8618,875</text:p>
          </table:table-cell>
          <table:table-cell table:style-name="ce3" table:formula="of:=IF([.E255]&gt;[.E$177];[.E255];&quot;&quot;)" office:value-type="float" office:value="5150525.95" calcext:value-type="float">
            <text:p>5150525,95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75557.475" calcext:value-type="float">
            <text:p>75557,47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212.4875" calcext:value-type="float">
            <text:p>212,4875</text:p>
          </table:table-cell>
          <table:table-cell table:style-name="ce3" table:formula="of:=IF([.N255]&gt;[.N$177];[.N255];&quot;&quot;)" office:value-type="float" office:value="2872350.375" calcext:value-type="float">
            <text:p>2872350,375</text:p>
          </table:table-cell>
          <table:table-cell table:style-name="ce3" table:formula="of:=IF([.O255]&gt;[.O$177];[.O255];&quot;&quot;)">
            <text:p/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>
            <text:p/>
          </table:table-cell>
          <table:table-cell table:style-name="ce3" table:formula="of:=IF([.S255]&gt;[.S$177];[.S255];&quot;&quot;)" office:value-type="float" office:value="30489.775" calcext:value-type="float">
            <text:p>30489,775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373.3625" calcext:value-type="float">
            <text:p>373,3625</text:p>
          </table:table-cell>
          <table:table-cell table:style-name="ce3" table:formula="of:=IF([.D256]&gt;[.D$177];[.D256];&quot;&quot;)" office:value-type="float" office:value="8618.875" calcext:value-type="float">
            <text:p>8618,875</text:p>
          </table:table-cell>
          <table:table-cell table:style-name="ce3" table:formula="of:=IF([.E256]&gt;[.E$177];[.E256];&quot;&quot;)" office:value-type="float" office:value="4943728.55" calcext:value-type="float">
            <text:p>4943728,55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78270.275" calcext:value-type="float">
            <text:p>78270,27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312.6875" calcext:value-type="float">
            <text:p>312,6875</text:p>
          </table:table-cell>
          <table:table-cell table:style-name="ce3" table:formula="of:=IF([.N256]&gt;[.N$177];[.N256];&quot;&quot;)" office:value-type="float" office:value="2791774.375" calcext:value-type="float">
            <text:p>2791774,375</text:p>
          </table:table-cell>
          <table:table-cell table:style-name="ce3" table:formula="of:=IF([.O256]&gt;[.O$177];[.O256];&quot;&quot;)">
            <text:p/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33175.475" calcext:value-type="float">
            <text:p>33175,475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483.6625" calcext:value-type="float">
            <text:p>483,6625</text:p>
          </table:table-cell>
          <table:table-cell table:style-name="ce3" table:formula="of:=IF([.D257]&gt;[.D$177];[.D257];&quot;&quot;)">
            <text:p/>
          </table:table-cell>
          <table:table-cell table:style-name="ce3" table:formula="of:=IF([.E257]&gt;[.E$177];[.E257];&quot;&quot;)" office:value-type="float" office:value="5599387.95" calcext:value-type="float">
            <text:p>5599387,95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75557.475" calcext:value-type="float">
            <text:p>75557,47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493.1875" calcext:value-type="float">
            <text:p>493,1875</text:p>
          </table:table-cell>
          <table:table-cell table:style-name="ce3" table:formula="of:=IF([.N257]&gt;[.N$177];[.N257];&quot;&quot;)" office:value-type="float" office:value="2980587.075" calcext:value-type="float">
            <text:p>2980587,075</text:p>
          </table:table-cell>
          <table:table-cell table:style-name="ce3" table:formula="of:=IF([.O257]&gt;[.O$177];[.O257];&quot;&quot;)" office:value-type="float" office:value="100.475" calcext:value-type="float">
            <text:p>100,475</text:p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 office:value-type="float" office:value="77.1875" calcext:value-type="float">
            <text:p>77,1875</text:p>
          </table:table-cell>
          <table:table-cell table:style-name="ce3" table:formula="of:=IF([.S257]&gt;[.S$177];[.S257];&quot;&quot;)" office:value-type="float" office:value="30489.775" calcext:value-type="float">
            <text:p>30489,775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573.9625" calcext:value-type="float">
            <text:p>573,9625</text:p>
          </table:table-cell>
          <table:table-cell table:style-name="ce3" table:formula="of:=IF([.D258]&gt;[.D$177];[.D258];&quot;&quot;)">
            <text:p/>
          </table:table-cell>
          <table:table-cell table:style-name="ce3" table:formula="of:=IF([.E258]&gt;[.E$177];[.E258];&quot;&quot;)" office:value-type="float" office:value="4698924.05" calcext:value-type="float">
            <text:p>4698924,05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81010.275" calcext:value-type="float">
            <text:p>81010,27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292.4875" calcext:value-type="float">
            <text:p>292,4875</text:p>
          </table:table-cell>
          <table:table-cell table:style-name="ce3" table:formula="of:=IF([.N258]&gt;[.N$177];[.N258];&quot;&quot;)" office:value-type="float" office:value="2882578.975" calcext:value-type="float">
            <text:p>2882578,975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30462.675" calcext:value-type="float">
            <text:p>30462,675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433.5625" calcext:value-type="float">
            <text:p>433,5625</text:p>
          </table:table-cell>
          <table:table-cell table:style-name="ce3" table:formula="of:=IF([.D259]&gt;[.D$177];[.D259];&quot;&quot;)" office:value-type="float" office:value="11331.675" calcext:value-type="float">
            <text:p>11331,675</text:p>
          </table:table-cell>
          <table:table-cell table:style-name="ce3" table:formula="of:=IF([.E259]&gt;[.E$177];[.E259];&quot;&quot;)" office:value-type="float" office:value="5253911.05" calcext:value-type="float">
            <text:p>5253911,05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86435.875" calcext:value-type="float">
            <text:p>86435,87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493.0875" calcext:value-type="float">
            <text:p>493,0875</text:p>
          </table:table-cell>
          <table:table-cell table:style-name="ce3" table:formula="of:=IF([.N259]&gt;[.N$177];[.N259];&quot;&quot;)" office:value-type="float" office:value="2782903.975" calcext:value-type="float">
            <text:p>2782903,975</text:p>
          </table:table-cell>
          <table:table-cell table:style-name="ce3" table:formula="of:=IF([.O259]&gt;[.O$177];[.O259];&quot;&quot;)">
            <text:p/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 office:value-type="float" office:value="87.1875" calcext:value-type="float">
            <text:p>87,1875</text:p>
          </table:table-cell>
          <table:table-cell table:style-name="ce3" table:formula="of:=IF([.S259]&gt;[.S$177];[.S259];&quot;&quot;)" office:value-type="float" office:value="30462.675" calcext:value-type="float">
            <text:p>30462,675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433.9625" calcext:value-type="float">
            <text:p>433,9625</text:p>
          </table:table-cell>
          <table:table-cell table:style-name="ce3" table:formula="of:=IF([.D260]&gt;[.D$177];[.D260];&quot;&quot;)" office:value-type="float" office:value="8618.875" calcext:value-type="float">
            <text:p>8618,875</text:p>
          </table:table-cell>
          <table:table-cell table:style-name="ce3" table:formula="of:=IF([.E260]&gt;[.E$177];[.E260];&quot;&quot;)" office:value-type="float" office:value="4756082.85" calcext:value-type="float">
            <text:p>4756082,85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80983.075" calcext:value-type="float">
            <text:p>80983,07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372.6875" calcext:value-type="float">
            <text:p>372,6875</text:p>
          </table:table-cell>
          <table:table-cell table:style-name="ce3" table:formula="of:=IF([.N260]&gt;[.N$177];[.N260];&quot;&quot;)" office:value-type="float" office:value="2036009.075" calcext:value-type="float">
            <text:p>2036009,075</text:p>
          </table:table-cell>
          <table:table-cell table:style-name="ce3" table:formula="of:=IF([.O260]&gt;[.O$177];[.O260];&quot;&quot;)" office:value-type="float" office:value="134.375" calcext:value-type="float">
            <text:p>134,375</text:p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30462.675" calcext:value-type="float">
            <text:p>30462,675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353.3625" calcext:value-type="float">
            <text:p>353,3625</text:p>
          </table:table-cell>
          <table:table-cell table:style-name="ce3" table:formula="of:=IF([.D261]&gt;[.D$177];[.D261];&quot;&quot;)" office:value-type="float" office:value="11331.675" calcext:value-type="float">
            <text:p>11331,675</text:p>
          </table:table-cell>
          <table:table-cell table:style-name="ce3" table:formula="of:=IF([.E261]&gt;[.E$177];[.E261];&quot;&quot;)" office:value-type="float" office:value="5038948.15" calcext:value-type="float">
            <text:p>5038948,15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86435.875" calcext:value-type="float">
            <text:p>86435,87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367.6875" calcext:value-type="float">
            <text:p>367,6875</text:p>
          </table:table-cell>
          <table:table-cell table:style-name="ce3" table:formula="of:=IF([.N261]&gt;[.N$177];[.N261];&quot;&quot;)" office:value-type="float" office:value="2823045.775" calcext:value-type="float">
            <text:p>2823045,775</text:p>
          </table:table-cell>
          <table:table-cell table:style-name="ce3" table:formula="of:=IF([.O261]&gt;[.O$177];[.O261];&quot;&quot;)">
            <text:p/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 office:value-type="float" office:value="167.1875" calcext:value-type="float">
            <text:p>167,1875</text:p>
          </table:table-cell>
          <table:table-cell table:style-name="ce3" table:formula="of:=IF([.S261]&gt;[.S$177];[.S261];&quot;&quot;)" office:value-type="float" office:value="38628.175" calcext:value-type="float">
            <text:p>38628,175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533.9625" calcext:value-type="float">
            <text:p>533,9625</text:p>
          </table:table-cell>
          <table:table-cell table:style-name="ce3" table:formula="of:=IF([.D262]&gt;[.D$177];[.D262];&quot;&quot;)">
            <text:p/>
          </table:table-cell>
          <table:table-cell table:style-name="ce3" table:formula="of:=IF([.E262]&gt;[.E$177];[.E262];&quot;&quot;)" office:value-type="float" office:value="5093394.25" calcext:value-type="float">
            <text:p>5093394,25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83723.075" calcext:value-type="float">
            <text:p>83723,07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412.8875" calcext:value-type="float">
            <text:p>412,8875</text:p>
          </table:table-cell>
          <table:table-cell table:style-name="ce3" table:formula="of:=IF([.N262]&gt;[.N$177];[.N262];&quot;&quot;)" office:value-type="float" office:value="2189568.275" calcext:value-type="float">
            <text:p>2189568,275</text:p>
          </table:table-cell>
          <table:table-cell table:style-name="ce3" table:formula="of:=IF([.O262]&gt;[.O$177];[.O262];&quot;&quot;)">
            <text:p/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25036.975" calcext:value-type="float">
            <text:p>25036,975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674.3625" calcext:value-type="float">
            <text:p>674,3625</text:p>
          </table:table-cell>
          <table:table-cell table:style-name="ce3" table:formula="of:=IF([.D263]&gt;[.D$177];[.D263];&quot;&quot;)" office:value-type="float" office:value="8618.875" calcext:value-type="float">
            <text:p>8618,875</text:p>
          </table:table-cell>
          <table:table-cell table:style-name="ce3" table:formula="of:=IF([.E263]&gt;[.E$177];[.E263];&quot;&quot;)" office:value-type="float" office:value="4728819.55" calcext:value-type="float">
            <text:p>4728819,55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86435.875" calcext:value-type="float">
            <text:p>86435,87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533.0875" calcext:value-type="float">
            <text:p>533,0875</text:p>
          </table:table-cell>
          <table:table-cell table:style-name="ce3" table:formula="of:=IF([.N263]&gt;[.N$177];[.N263];&quot;&quot;)" office:value-type="float" office:value="2440564.475" calcext:value-type="float">
            <text:p>2440564,475</text:p>
          </table:table-cell>
          <table:table-cell table:style-name="ce3" table:formula="of:=IF([.O263]&gt;[.O$177];[.O263];&quot;&quot;)" office:value-type="float" office:value="234.375" calcext:value-type="float">
            <text:p>234,375</text:p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 office:value-type="float" office:value="375.9" calcext:value-type="float">
            <text:p>375,9</text:p>
          </table:table-cell>
          <table:table-cell table:style-name="ce3" table:formula="of:=IF([.R263]&gt;[.R$177];[.R263];&quot;&quot;)" office:value-type="float" office:value="97.1875" calcext:value-type="float">
            <text:p>97,1875</text:p>
          </table:table-cell>
          <table:table-cell table:style-name="ce3" table:formula="of:=IF([.S263]&gt;[.S$177];[.S263];&quot;&quot;)" office:value-type="float" office:value="22324.175" calcext:value-type="float">
            <text:p>22324,175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333.3625" calcext:value-type="float">
            <text:p>333,3625</text:p>
          </table:table-cell>
          <table:table-cell table:style-name="ce3" table:formula="of:=IF([.D264]&gt;[.D$177];[.D264];&quot;&quot;)" office:value-type="float" office:value="11331.675" calcext:value-type="float">
            <text:p>11331,675</text:p>
          </table:table-cell>
          <table:table-cell table:style-name="ce3" table:formula="of:=IF([.E264]&gt;[.E$177];[.E264];&quot;&quot;)" office:value-type="float" office:value="4799569.35" calcext:value-type="float">
            <text:p>4799569,35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83695.875" calcext:value-type="float">
            <text:p>83695,87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 office:value-type="float" office:value="417.6875" calcext:value-type="float">
            <text:p>417,6875</text:p>
          </table:table-cell>
          <table:table-cell table:style-name="ce3" table:formula="of:=IF([.N264]&gt;[.N$177];[.N264];&quot;&quot;)" office:value-type="float" office:value="2093342.375" calcext:value-type="float">
            <text:p>2093342,375</text:p>
          </table:table-cell>
          <table:table-cell table:style-name="ce3" table:formula="of:=IF([.O264]&gt;[.O$177];[.O264];&quot;&quot;)">
            <text:p/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 office:value-type="float" office:value="94.6875" calcext:value-type="float">
            <text:p>94,6875</text:p>
          </table:table-cell>
          <table:table-cell table:style-name="ce3" table:formula="of:=IF([.S264]&gt;[.S$177];[.S264];&quot;&quot;)" office:value-type="float" office:value="25036.975" calcext:value-type="float">
            <text:p>25036,975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373.3625" calcext:value-type="float">
            <text:p>373,3625</text:p>
          </table:table-cell>
          <table:table-cell table:style-name="ce3" table:formula="of:=IF([.D265]&gt;[.D$177];[.D265];&quot;&quot;)" office:value-type="float" office:value="7940.575" calcext:value-type="float">
            <text:p>7940,575</text:p>
          </table:table-cell>
          <table:table-cell table:style-name="ce3" table:formula="of:=IF([.E265]&gt;[.E$177];[.E265];&quot;&quot;)" office:value-type="float" office:value="4603704.35" calcext:value-type="float">
            <text:p>4603704,35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78270.275" calcext:value-type="float">
            <text:p>78270,27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>
            <text:p/>
          </table:table-cell>
          <table:table-cell table:style-name="ce3" table:formula="of:=IF([.N265]&gt;[.N$177];[.N265];&quot;&quot;)" office:value-type="float" office:value="2098423.975" calcext:value-type="float">
            <text:p>2098423,975</text:p>
          </table:table-cell>
          <table:table-cell table:style-name="ce3" table:formula="of:=IF([.O265]&gt;[.O$177];[.O265];&quot;&quot;)">
            <text:p/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 office:value-type="float" office:value="147.1875" calcext:value-type="float">
            <text:p>147,1875</text:p>
          </table:table-cell>
          <table:table-cell table:style-name="ce3" table:formula="of:=IF([.S265]&gt;[.S$177];[.S265];&quot;&quot;)" office:value-type="float" office:value="22324.175" calcext:value-type="float">
            <text:p>22324,175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473.5625" calcext:value-type="float">
            <text:p>473,5625</text:p>
          </table:table-cell>
          <table:table-cell table:style-name="ce3" table:formula="of:=IF([.D266]&gt;[.D$177];[.D266];&quot;&quot;)">
            <text:p/>
          </table:table-cell>
          <table:table-cell table:style-name="ce3" table:formula="of:=IF([.E266]&gt;[.E$177];[.E266];&quot;&quot;)" office:value-type="float" office:value="4810474.85" calcext:value-type="float">
            <text:p>4810474,85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81010.275" calcext:value-type="float">
            <text:p>81010,27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718.9875" calcext:value-type="float">
            <text:p>718,9875</text:p>
          </table:table-cell>
          <table:table-cell table:style-name="ce3" table:formula="of:=IF([.N266]&gt;[.N$177];[.N266];&quot;&quot;)" office:value-type="float" office:value="2176292.775" calcext:value-type="float">
            <text:p>2176292,775</text:p>
          </table:table-cell>
          <table:table-cell table:style-name="ce3" table:formula="of:=IF([.O266]&gt;[.O$177];[.O266];&quot;&quot;)">
            <text:p/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25036.975" calcext:value-type="float">
            <text:p>25036,975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 office:value-type="float" office:value="20" calcext:value-type="float">
            <text:p>20</text:p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573.9625" calcext:value-type="float">
            <text:p>573,9625</text:p>
          </table:table-cell>
          <table:table-cell table:style-name="ce3" table:formula="of:=IF([.D267]&gt;[.D$177];[.D267];&quot;&quot;)" office:value-type="float" office:value="7940.575" calcext:value-type="float">
            <text:p>7940,575</text:p>
          </table:table-cell>
          <table:table-cell table:style-name="ce3" table:formula="of:=IF([.E267]&gt;[.E$177];[.E267];&quot;&quot;)" office:value-type="float" office:value="4473082.65" calcext:value-type="float">
            <text:p>4473082,65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81010.275" calcext:value-type="float">
            <text:p>81010,27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 office:value-type="float" office:value="718.9875" calcext:value-type="float">
            <text:p>718,9875</text:p>
          </table:table-cell>
          <table:table-cell table:style-name="ce3" table:formula="of:=IF([.N267]&gt;[.N$177];[.N267];&quot;&quot;)" office:value-type="float" office:value="2104166.475" calcext:value-type="float">
            <text:p>2104166,475</text:p>
          </table:table-cell>
          <table:table-cell table:style-name="ce3" table:formula="of:=IF([.O267]&gt;[.O$177];[.O267];&quot;&quot;)" office:value-type="float" office:value="96.875" calcext:value-type="float">
            <text:p>96,875</text:p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 office:value-type="float" office:value="119.6875" calcext:value-type="float">
            <text:p>119,6875</text:p>
          </table:table-cell>
          <table:table-cell table:style-name="ce3" table:formula="of:=IF([.S267]&gt;[.S$177];[.S267];&quot;&quot;)" office:value-type="float" office:value="16898.575" calcext:value-type="float">
            <text:p>16898,575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453.7625" calcext:value-type="float">
            <text:p>453,7625</text:p>
          </table:table-cell>
          <table:table-cell table:style-name="ce3" table:formula="of:=IF([.D268]&gt;[.D$177];[.D268];&quot;&quot;)" office:value-type="float" office:value="7940.575" calcext:value-type="float">
            <text:p>7940,575</text:p>
          </table:table-cell>
          <table:table-cell table:style-name="ce3" table:formula="of:=IF([.E268]&gt;[.E$177];[.E268];&quot;&quot;)" office:value-type="float" office:value="4810420.85" calcext:value-type="float">
            <text:p>4810420,85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80983.075" calcext:value-type="float">
            <text:p>80983,07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553.4875" calcext:value-type="float">
            <text:p>553,4875</text:p>
          </table:table-cell>
          <table:table-cell table:style-name="ce3" table:formula="of:=IF([.N268]&gt;[.N$177];[.N268];&quot;&quot;)" office:value-type="float" office:value="1961642.275" calcext:value-type="float">
            <text:p>1961642,275</text:p>
          </table:table-cell>
          <table:table-cell table:style-name="ce3" table:formula="of:=IF([.O268]&gt;[.O$177];[.O268];&quot;&quot;)">
            <text:p/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16898.575" calcext:value-type="float">
            <text:p>16898,575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554.1625" calcext:value-type="float">
            <text:p>554,1625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5204971.85" calcext:value-type="float">
            <text:p>5204971,85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78270.275" calcext:value-type="float">
            <text:p>78270,27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212.2875" calcext:value-type="float">
            <text:p>212,2875</text:p>
          </table:table-cell>
          <table:table-cell table:style-name="ce3" table:formula="of:=IF([.N269]&gt;[.N$177];[.N269];&quot;&quot;)" office:value-type="float" office:value="2022270.375" calcext:value-type="float">
            <text:p>2022270,375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 office:value-type="float" office:value="94.6875" calcext:value-type="float">
            <text:p>94,6875</text:p>
          </table:table-cell>
          <table:table-cell table:style-name="ce3" table:formula="of:=IF([.S269]&gt;[.S$177];[.S269];&quot;&quot;)" office:value-type="float" office:value="16898.575" calcext:value-type="float">
            <text:p>16898,575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453.7625" calcext:value-type="float">
            <text:p>453,7625</text:p>
          </table:table-cell>
          <table:table-cell table:style-name="ce3" table:formula="of:=IF([.D270]&gt;[.D$177];[.D270];&quot;&quot;)">
            <text:p/>
          </table:table-cell>
          <table:table-cell table:style-name="ce3" table:formula="of:=IF([.E270]&gt;[.E$177];[.E270];&quot;&quot;)" office:value-type="float" office:value="4987295.85" calcext:value-type="float">
            <text:p>4987295,85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70131.875" calcext:value-type="float">
            <text:p>70131,87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292.4875" calcext:value-type="float">
            <text:p>292,4875</text:p>
          </table:table-cell>
          <table:table-cell table:style-name="ce3" table:formula="of:=IF([.N270]&gt;[.N$177];[.N270];&quot;&quot;)" office:value-type="float" office:value="2490105.575" calcext:value-type="float">
            <text:p>2490105,575</text:p>
          </table:table-cell>
          <table:table-cell table:style-name="ce3" table:formula="of:=IF([.O270]&gt;[.O$177];[.O270];&quot;&quot;)">
            <text:p/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 office:value-type="float" office:value="82.1875" calcext:value-type="float">
            <text:p>82,1875</text:p>
          </table:table-cell>
          <table:table-cell table:style-name="ce3" table:formula="of:=IF([.S270]&gt;[.S$177];[.S270];&quot;&quot;)" office:value-type="float" office:value="14185.775" calcext:value-type="float">
            <text:p>14185,775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553.7625" calcext:value-type="float">
            <text:p>553,7625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5444296.65" calcext:value-type="float">
            <text:p>5444296,65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70131.875" calcext:value-type="float">
            <text:p>70131,87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292.6875" calcext:value-type="float">
            <text:p>292,6875</text:p>
          </table:table-cell>
          <table:table-cell table:style-name="ce3" table:formula="of:=IF([.N271]&gt;[.N$177];[.N271];&quot;&quot;)" office:value-type="float" office:value="2083187.375" calcext:value-type="float">
            <text:p>2083187,375</text:p>
          </table:table-cell>
          <table:table-cell table:style-name="ce3" table:formula="of:=IF([.O271]&gt;[.O$177];[.O271];&quot;&quot;)">
            <text:p/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19611.375" calcext:value-type="float">
            <text:p>19611,375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614.1625" calcext:value-type="float">
            <text:p>614,1625</text:p>
          </table:table-cell>
          <table:table-cell table:style-name="ce3" table:formula="of:=IF([.D272]&gt;[.D$177];[.D272];&quot;&quot;)">
            <text:p/>
          </table:table-cell>
          <table:table-cell table:style-name="ce3" table:formula="of:=IF([.E272]&gt;[.E$177];[.E272];&quot;&quot;)" office:value-type="float" office:value="5724503.05" calcext:value-type="float">
            <text:p>5724503,05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67419.075" calcext:value-type="float">
            <text:p>67419,07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593.4875" calcext:value-type="float">
            <text:p>593,4875</text:p>
          </table:table-cell>
          <table:table-cell table:style-name="ce3" table:formula="of:=IF([.N272]&gt;[.N$177];[.N272];&quot;&quot;)" office:value-type="float" office:value="2423844.775" calcext:value-type="float">
            <text:p>2423844,775</text:p>
          </table:table-cell>
          <table:table-cell table:style-name="ce3" table:formula="of:=IF([.O272]&gt;[.O$177];[.O272];&quot;&quot;)">
            <text:p/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 office:value-type="float" office:value="107.1875" calcext:value-type="float">
            <text:p>107,1875</text:p>
          </table:table-cell>
          <table:table-cell table:style-name="ce3" table:formula="of:=IF([.S272]&gt;[.S$177];[.S272];&quot;&quot;)" office:value-type="float" office:value="16898.575" calcext:value-type="float">
            <text:p>16898,575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614.1625" calcext:value-type="float">
            <text:p>614,1625</text:p>
          </table:table-cell>
          <table:table-cell table:style-name="ce3" table:formula="of:=IF([.D273]&gt;[.D$177];[.D273];&quot;&quot;)" office:value-type="float" office:value="7940.575" calcext:value-type="float">
            <text:p>7940,575</text:p>
          </table:table-cell>
          <table:table-cell table:style-name="ce3" table:formula="of:=IF([.E273]&gt;[.E$177];[.E273];&quot;&quot;)" office:value-type="float" office:value="4579234.65" calcext:value-type="float">
            <text:p>4579234,65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67419.075" calcext:value-type="float">
            <text:p>67419,07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312.4875" calcext:value-type="float">
            <text:p>312,4875</text:p>
          </table:table-cell>
          <table:table-cell table:style-name="ce3" table:formula="of:=IF([.N273]&gt;[.N$177];[.N273];&quot;&quot;)" office:value-type="float" office:value="2361220.775" calcext:value-type="float">
            <text:p>2361220,775</text:p>
          </table:table-cell>
          <table:table-cell table:style-name="ce3" table:formula="of:=IF([.O273]&gt;[.O$177];[.O273];&quot;&quot;)">
            <text:p/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 office:value-type="float" office:value="97.1875" calcext:value-type="float">
            <text:p>97,1875</text:p>
          </table:table-cell>
          <table:table-cell table:style-name="ce3" table:formula="of:=IF([.S273]&gt;[.S$177];[.S273];&quot;&quot;)" office:value-type="float" office:value="14185.775" calcext:value-type="float">
            <text:p>14185,775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914.9625" calcext:value-type="float">
            <text:p>914,9625</text:p>
          </table:table-cell>
          <table:table-cell table:style-name="ce3" table:formula="of:=IF([.D274]&gt;[.D$177];[.D274];&quot;&quot;)" office:value-type="float" office:value="7940.575" calcext:value-type="float">
            <text:p>7940,575</text:p>
          </table:table-cell>
          <table:table-cell table:style-name="ce3" table:formula="of:=IF([.E274]&gt;[.E$177];[.E274];&quot;&quot;)" office:value-type="float" office:value="4878484.95" calcext:value-type="float">
            <text:p>4878484,95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70131.875" calcext:value-type="float">
            <text:p>70131,87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367.6875" calcext:value-type="float">
            <text:p>367,6875</text:p>
          </table:table-cell>
          <table:table-cell table:style-name="ce3" table:formula="of:=IF([.N274]&gt;[.N$177];[.N274];&quot;&quot;)" office:value-type="float" office:value="2634366.375" calcext:value-type="float">
            <text:p>2634366,375</text:p>
          </table:table-cell>
          <table:table-cell table:style-name="ce3" table:formula="of:=IF([.O274]&gt;[.O$177];[.O274];&quot;&quot;)">
            <text:p/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19611.375" calcext:value-type="float">
            <text:p>19611,375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1075.3625" calcext:value-type="float">
            <text:p>1075,3625</text:p>
          </table:table-cell>
          <table:table-cell table:style-name="ce3" table:formula="of:=IF([.D275]&gt;[.D$177];[.D275];&quot;&quot;)">
            <text:p/>
          </table:table-cell>
          <table:table-cell table:style-name="ce3" table:formula="of:=IF([.E275]&gt;[.E$177];[.E275];&quot;&quot;)" office:value-type="float" office:value="4620035.45" calcext:value-type="float">
            <text:p>4620035,45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75557.475" calcext:value-type="float">
            <text:p>75557,47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433.0875" calcext:value-type="float">
            <text:p>433,0875</text:p>
          </table:table-cell>
          <table:table-cell table:style-name="ce3" table:formula="of:=IF([.N275]&gt;[.N$177];[.N275];&quot;&quot;)" office:value-type="float" office:value="2736322.175" calcext:value-type="float">
            <text:p>2736322,175</text:p>
          </table:table-cell>
          <table:table-cell table:style-name="ce3" table:formula="of:=IF([.O275]&gt;[.O$177];[.O275];&quot;&quot;)" office:value-type="float" office:value="96.875" calcext:value-type="float">
            <text:p>96,875</text:p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 office:value-type="float" office:value="87.1875" calcext:value-type="float">
            <text:p>87,1875</text:p>
          </table:table-cell>
          <table:table-cell table:style-name="ce3" table:formula="of:=IF([.S275]&gt;[.S$177];[.S275];&quot;&quot;)" office:value-type="float" office:value="14185.775" calcext:value-type="float">
            <text:p>14185,775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1216.1625" calcext:value-type="float">
            <text:p>1216,1625</text:p>
          </table:table-cell>
          <table:table-cell table:style-name="ce3" table:formula="of:=IF([.D276]&gt;[.D$177];[.D276];&quot;&quot;)" office:value-type="float" office:value="7940.575" calcext:value-type="float">
            <text:p>7940,575</text:p>
          </table:table-cell>
          <table:table-cell table:style-name="ce3" table:formula="of:=IF([.E276]&gt;[.E$177];[.E276];&quot;&quot;)" office:value-type="float" office:value="4508484.85" calcext:value-type="float">
            <text:p>4508484,85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72844.675" calcext:value-type="float">
            <text:p>72844,67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493.1875" calcext:value-type="float">
            <text:p>493,1875</text:p>
          </table:table-cell>
          <table:table-cell table:style-name="ce3" table:formula="of:=IF([.N276]&gt;[.N$177];[.N276];&quot;&quot;)" office:value-type="float" office:value="2266385.575" calcext:value-type="float">
            <text:p>2266385,575</text:p>
          </table:table-cell>
          <table:table-cell table:style-name="ce3" table:formula="of:=IF([.O276]&gt;[.O$177];[.O276];&quot;&quot;)" office:value-type="float" office:value="100.475" calcext:value-type="float">
            <text:p>100,475</text:p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 office:value-type="float" office:value="82.1875" calcext:value-type="float">
            <text:p>82,1875</text:p>
          </table:table-cell>
          <table:table-cell table:style-name="ce3" table:formula="of:=IF([.S276]&gt;[.S$177];[.S276];&quot;&quot;)" office:value-type="float" office:value="11472.975" calcext:value-type="float">
            <text:p>11472,975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1416.3625" calcext:value-type="float">
            <text:p>1416,3625</text:p>
          </table:table-cell>
          <table:table-cell table:style-name="ce3" table:formula="of:=IF([.D277]&gt;[.D$177];[.D277];&quot;&quot;)" office:value-type="float" office:value="7940.575" calcext:value-type="float">
            <text:p>7940,575</text:p>
          </table:table-cell>
          <table:table-cell table:style-name="ce3" table:formula="of:=IF([.E277]&gt;[.E$177];[.E277];&quot;&quot;)" office:value-type="float" office:value="4356160.35" calcext:value-type="float">
            <text:p>4356160,35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72844.675" calcext:value-type="float">
            <text:p>72844,675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453.0875" calcext:value-type="float">
            <text:p>453,0875</text:p>
          </table:table-cell>
          <table:table-cell table:style-name="ce3" table:formula="of:=IF([.N277]&gt;[.N$177];[.N277];&quot;&quot;)" office:value-type="float" office:value="2760631.975" calcext:value-type="float">
            <text:p>2760631,975</text:p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19611.375" calcext:value-type="float">
            <text:p>19611,375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 office:value-type="float" office:value="1977.9625" calcext:value-type="float">
            <text:p>1977,9625</text:p>
          </table:table-cell>
          <table:table-cell table:style-name="ce3" table:formula="of:=IF([.D278]&gt;[.D$177];[.D278];&quot;&quot;)" office:value-type="float" office:value="8618.875" calcext:value-type="float">
            <text:p>8618,875</text:p>
          </table:table-cell>
          <table:table-cell table:style-name="ce3" table:formula="of:=IF([.E278]&gt;[.E$177];[.E278];&quot;&quot;)" office:value-type="float" office:value="4717995.15" calcext:value-type="float">
            <text:p>4717995,15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 office:value-type="float" office:value="70131.875" calcext:value-type="float">
            <text:p>70131,875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 office:value-type="float" office:value="553.2875" calcext:value-type="float">
            <text:p>553,2875</text:p>
          </table:table-cell>
          <table:table-cell table:style-name="ce3" table:formula="of:=IF([.N278]&gt;[.N$177];[.N278];&quot;&quot;)" office:value-type="float" office:value="2607959.975" calcext:value-type="float">
            <text:p>2607959,975</text:p>
          </table:table-cell>
          <table:table-cell table:style-name="ce3" table:formula="of:=IF([.O278]&gt;[.O$177];[.O278];&quot;&quot;)">
            <text:p/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22324.175" calcext:value-type="float">
            <text:p>22324,175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 office:value-type="float" office:value="1777.3625" calcext:value-type="float">
            <text:p>1777,3625</text:p>
          </table:table-cell>
          <table:table-cell table:style-name="ce3" table:formula="of:=IF([.D279]&gt;[.D$177];[.D279];&quot;&quot;)" office:value-type="float" office:value="8618.875" calcext:value-type="float">
            <text:p>8618,875</text:p>
          </table:table-cell>
          <table:table-cell table:style-name="ce3" table:formula="of:=IF([.E279]&gt;[.E$177];[.E279];&quot;&quot;)" office:value-type="float" office:value="4293575.75" calcext:value-type="float">
            <text:p>4293575,75</text:p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 office:value-type="float" office:value="70131.875" calcext:value-type="float">
            <text:p>70131,875</text:p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 office:value-type="float" office:value="693.6875" calcext:value-type="float">
            <text:p>693,6875</text:p>
          </table:table-cell>
          <table:table-cell table:style-name="ce3" table:formula="of:=IF([.N279]&gt;[.N$177];[.N279];&quot;&quot;)" office:value-type="float" office:value="3203370.775" calcext:value-type="float">
            <text:p>3203370,775</text:p>
          </table:table-cell>
          <table:table-cell table:style-name="ce3" table:formula="of:=IF([.O279]&gt;[.O$177];[.O279];&quot;&quot;)" office:value-type="float" office:value="96.875" calcext:value-type="float">
            <text:p>96,875</text:p>
          </table:table-cell>
          <table:table-cell table:style-name="ce3" table:formula="of:=IF([.P279]&gt;[.P$177];[.P279];&quot;&quot;)" office:value-type="float" office:value="169.4625" calcext:value-type="float">
            <text:p>169,4625</text:p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 office:value-type="float" office:value="27749.775" calcext:value-type="float">
            <text:p>27749,775</text:p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([.B280]&gt;[.B$177];[.B280];&quot;&quot;)">
            <text:p/>
          </table:table-cell>
          <table:table-cell table:style-name="ce3" table:formula="of:=IF([.C280]&gt;[.C$177];[.C280];&quot;&quot;)" office:value-type="float" office:value="2660.1625" calcext:value-type="float">
            <text:p>2660,1625</text:p>
          </table:table-cell>
          <table:table-cell table:style-name="ce3" table:formula="of:=IF([.D280]&gt;[.D$177];[.D280];&quot;&quot;)" office:value-type="float" office:value="8618.875" calcext:value-type="float">
            <text:p>8618,875</text:p>
          </table:table-cell>
          <table:table-cell table:style-name="ce3" table:formula="of:=IF([.E280]&gt;[.E$177];[.E280];&quot;&quot;)" office:value-type="float" office:value="4886623.75" calcext:value-type="float">
            <text:p>4886623,75</text:p>
          </table:table-cell>
          <table:table-cell table:style-name="ce3" table:formula="of:=IF([.F280]&gt;[.F$177];[.F280];&quot;&quot;)">
            <text:p/>
          </table:table-cell>
          <table:table-cell table:style-name="ce3" table:formula="of:=IF([.G280]&gt;[.G$177];[.G280];&quot;&quot;)">
            <text:p/>
          </table:table-cell>
          <table:table-cell table:style-name="ce3" table:formula="of:=IF([.H280]&gt;[.H$177];[.H280];&quot;&quot;)">
            <text:p/>
          </table:table-cell>
          <table:table-cell table:style-name="ce3" table:formula="of:=IF([.I280]&gt;[.I$177];[.I280];&quot;&quot;)" office:value-type="float" office:value="67391.875" calcext:value-type="float">
            <text:p>67391,875</text:p>
          </table:table-cell>
          <table:table-cell table:style-name="ce3" table:formula="of:=IF([.J280]&gt;[.J$177];[.J280];&quot;&quot;)">
            <text:p/>
          </table:table-cell>
          <table:table-cell table:style-name="ce3" table:formula="of:=IF([.K280]&gt;[.K$177];[.K280];&quot;&quot;)">
            <text:p/>
          </table:table-cell>
          <table:table-cell table:style-name="ce3" table:formula="of:=IF([.L280]&gt;[.L$177];[.L280];&quot;&quot;)">
            <text:p/>
          </table:table-cell>
          <table:table-cell table:style-name="ce3" table:formula="of:=IF([.M280]&gt;[.M$177];[.M280];&quot;&quot;)" office:value-type="float" office:value="1054.6875" calcext:value-type="float">
            <text:p>1054,6875</text:p>
          </table:table-cell>
          <table:table-cell table:style-name="ce3" table:formula="of:=IF([.N280]&gt;[.N$177];[.N280];&quot;&quot;)" office:value-type="float" office:value="3038508.975" calcext:value-type="float">
            <text:p>3038508,975</text:p>
          </table:table-cell>
          <table:table-cell table:style-name="ce3" table:formula="of:=IF([.O280]&gt;[.O$177];[.O280];&quot;&quot;)" office:value-type="float" office:value="128.975" calcext:value-type="float">
            <text:p>128,975</text:p>
          </table:table-cell>
          <table:table-cell table:style-name="ce3" table:formula="of:=IF([.P280]&gt;[.P$177];[.P280];&quot;&quot;)">
            <text:p/>
          </table:table-cell>
          <table:table-cell table:style-name="ce3" table:formula="of:=IF([.Q280]&gt;[.Q$177];[.Q280];&quot;&quot;)">
            <text:p/>
          </table:table-cell>
          <table:table-cell table:style-name="ce3" table:formula="of:=IF([.R280]&gt;[.R$177];[.R280];&quot;&quot;)">
            <text:p/>
          </table:table-cell>
          <table:table-cell table:style-name="ce3" table:formula="of:=IF([.S280]&gt;[.S$177];[.S280];&quot;&quot;)" office:value-type="float" office:value="30462.675" calcext:value-type="float">
            <text:p>30462,675</text:p>
          </table:table-cell>
          <table:table-cell table:style-name="ce3" table:formula="of:=IF([.T280]&gt;[.T$177];[.T280];&quot;&quot;)">
            <text:p/>
          </table:table-cell>
          <table:table-cell table:style-name="ce3" table:formula="of:=IF([.U280]&gt;[.U$177];[.U280];&quot;&quot;)">
            <text:p/>
          </table:table-cell>
          <table:table-cell table:style-name="ce3" table:formula="of:=IF([.V280]&gt;[.V$177];[.V2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([.B281]&gt;[.B$177];[.B281];&quot;&quot;)">
            <text:p/>
          </table:table-cell>
          <table:table-cell table:style-name="ce3" table:formula="of:=IF([.C281]&gt;[.C$177];[.C281];&quot;&quot;)" office:value-type="float" office:value="2980.5625" calcext:value-type="float">
            <text:p>2980,5625</text:p>
          </table:table-cell>
          <table:table-cell table:style-name="ce3" table:formula="of:=IF([.D281]&gt;[.D$177];[.D281];&quot;&quot;)" office:value-type="float" office:value="7940.575" calcext:value-type="float">
            <text:p>7940,575</text:p>
          </table:table-cell>
          <table:table-cell table:style-name="ce3" table:formula="of:=IF([.E281]&gt;[.E$177];[.E281];&quot;&quot;)" office:value-type="float" office:value="5572151.45" calcext:value-type="float">
            <text:p>5572151,45</text:p>
          </table:table-cell>
          <table:table-cell table:style-name="ce3" table:formula="of:=IF([.F281]&gt;[.F$177];[.F281];&quot;&quot;)">
            <text:p/>
          </table:table-cell>
          <table:table-cell table:style-name="ce3" table:formula="of:=IF([.G281]&gt;[.G$177];[.G281];&quot;&quot;)">
            <text:p/>
          </table:table-cell>
          <table:table-cell table:style-name="ce3" table:formula="of:=IF([.H281]&gt;[.H$177];[.H281];&quot;&quot;)">
            <text:p/>
          </table:table-cell>
          <table:table-cell table:style-name="ce3" table:formula="of:=IF([.I281]&gt;[.I$177];[.I281];&quot;&quot;)" office:value-type="float" office:value="72844.675" calcext:value-type="float">
            <text:p>72844,675</text:p>
          </table:table-cell>
          <table:table-cell table:style-name="ce3" table:formula="of:=IF([.J281]&gt;[.J$177];[.J281];&quot;&quot;)">
            <text:p/>
          </table:table-cell>
          <table:table-cell table:style-name="ce3" table:formula="of:=IF([.K281]&gt;[.K$177];[.K281];&quot;&quot;)">
            <text:p/>
          </table:table-cell>
          <table:table-cell table:style-name="ce3" table:formula="of:=IF([.L281]&gt;[.L$177];[.L281];&quot;&quot;)">
            <text:p/>
          </table:table-cell>
          <table:table-cell table:style-name="ce3" table:formula="of:=IF([.M281]&gt;[.M$177];[.M281];&quot;&quot;)" office:value-type="float" office:value="392.6875" calcext:value-type="float">
            <text:p>392,6875</text:p>
          </table:table-cell>
          <table:table-cell table:style-name="ce3" table:formula="of:=IF([.N281]&gt;[.N$177];[.N281];&quot;&quot;)" office:value-type="float" office:value="3029700.775" calcext:value-type="float">
            <text:p>3029700,775</text:p>
          </table:table-cell>
          <table:table-cell table:style-name="ce3" table:formula="of:=IF([.O281]&gt;[.O$177];[.O281];&quot;&quot;)">
            <text:p/>
          </table:table-cell>
          <table:table-cell table:style-name="ce3" table:formula="of:=IF([.P281]&gt;[.P$177];[.P281];&quot;&quot;)">
            <text:p/>
          </table:table-cell>
          <table:table-cell table:style-name="ce3" table:formula="of:=IF([.Q281]&gt;[.Q$177];[.Q281];&quot;&quot;)">
            <text:p/>
          </table:table-cell>
          <table:table-cell table:style-name="ce3" table:formula="of:=IF([.R281]&gt;[.R$177];[.R281];&quot;&quot;)">
            <text:p/>
          </table:table-cell>
          <table:table-cell table:style-name="ce3" table:formula="of:=IF([.S281]&gt;[.S$177];[.S281];&quot;&quot;)" office:value-type="float" office:value="27749.775" calcext:value-type="float">
            <text:p>27749,775</text:p>
          </table:table-cell>
          <table:table-cell table:style-name="ce3" table:formula="of:=IF([.T281]&gt;[.T$177];[.T281];&quot;&quot;)">
            <text:p/>
          </table:table-cell>
          <table:table-cell table:style-name="ce3" table:formula="of:=IF([.U281]&gt;[.U$177];[.U281];&quot;&quot;)">
            <text:p/>
          </table:table-cell>
          <table:table-cell table:style-name="ce3" table:formula="of:=IF([.V281]&gt;[.V$177];[.V2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([.B282]&gt;[.B$177];[.B282];&quot;&quot;)">
            <text:p/>
          </table:table-cell>
          <table:table-cell table:style-name="ce3" table:formula="of:=IF([.C282]&gt;[.C$177];[.C282];&quot;&quot;)" office:value-type="float" office:value="2619.7625" calcext:value-type="float">
            <text:p>2619,7625</text:p>
          </table:table-cell>
          <table:table-cell table:style-name="ce3" table:formula="of:=IF([.D282]&gt;[.D$177];[.D282];&quot;&quot;)" office:value-type="float" office:value="8618.875" calcext:value-type="float">
            <text:p>8618,875</text:p>
          </table:table-cell>
          <table:table-cell table:style-name="ce3" table:formula="of:=IF([.E282]&gt;[.E$177];[.E282];&quot;&quot;)" office:value-type="float" office:value="4309906.95" calcext:value-type="float">
            <text:p>4309906,95</text:p>
          </table:table-cell>
          <table:table-cell table:style-name="ce3" table:formula="of:=IF([.F282]&gt;[.F$177];[.F282];&quot;&quot;)">
            <text:p/>
          </table:table-cell>
          <table:table-cell table:style-name="ce3" table:formula="of:=IF([.G282]&gt;[.G$177];[.G282];&quot;&quot;)">
            <text:p/>
          </table:table-cell>
          <table:table-cell table:style-name="ce3" table:formula="of:=IF([.H282]&gt;[.H$177];[.H282];&quot;&quot;)">
            <text:p/>
          </table:table-cell>
          <table:table-cell table:style-name="ce3" table:formula="of:=IF([.I282]&gt;[.I$177];[.I282];&quot;&quot;)" office:value-type="float" office:value="72817.575" calcext:value-type="float">
            <text:p>72817,575</text:p>
          </table:table-cell>
          <table:table-cell table:style-name="ce3" table:formula="of:=IF([.J282]&gt;[.J$177];[.J282];&quot;&quot;)">
            <text:p/>
          </table:table-cell>
          <table:table-cell table:style-name="ce3" table:formula="of:=IF([.K282]&gt;[.K$177];[.K282];&quot;&quot;)">
            <text:p/>
          </table:table-cell>
          <table:table-cell table:style-name="ce3" table:formula="of:=IF([.L282]&gt;[.L$177];[.L282];&quot;&quot;)">
            <text:p/>
          </table:table-cell>
          <table:table-cell table:style-name="ce3" table:formula="of:=IF([.M282]&gt;[.M$177];[.M282];&quot;&quot;)" office:value-type="float" office:value="568.4875" calcext:value-type="float">
            <text:p>568,4875</text:p>
          </table:table-cell>
          <table:table-cell table:style-name="ce3" table:formula="of:=IF([.N282]&gt;[.N$177];[.N282];&quot;&quot;)" office:value-type="float" office:value="2607871.875" calcext:value-type="float">
            <text:p>2607871,875</text:p>
          </table:table-cell>
          <table:table-cell table:style-name="ce3" table:formula="of:=IF([.O282]&gt;[.O$177];[.O282];&quot;&quot;)">
            <text:p/>
          </table:table-cell>
          <table:table-cell table:style-name="ce3" table:formula="of:=IF([.P282]&gt;[.P$177];[.P282];&quot;&quot;)">
            <text:p/>
          </table:table-cell>
          <table:table-cell table:style-name="ce3" table:formula="of:=IF([.Q282]&gt;[.Q$177];[.Q282];&quot;&quot;)">
            <text:p/>
          </table:table-cell>
          <table:table-cell table:style-name="ce3" table:formula="of:=IF([.R282]&gt;[.R$177];[.R282];&quot;&quot;)">
            <text:p/>
          </table:table-cell>
          <table:table-cell table:style-name="ce3" table:formula="of:=IF([.S282]&gt;[.S$177];[.S282];&quot;&quot;)" office:value-type="float" office:value="22324.175" calcext:value-type="float">
            <text:p>22324,175</text:p>
          </table:table-cell>
          <table:table-cell table:style-name="ce3" table:formula="of:=IF([.T282]&gt;[.T$177];[.T282];&quot;&quot;)">
            <text:p/>
          </table:table-cell>
          <table:table-cell table:style-name="ce3" table:formula="of:=IF([.U282]&gt;[.U$177];[.U282];&quot;&quot;)">
            <text:p/>
          </table:table-cell>
          <table:table-cell table:style-name="ce3" table:formula="of:=IF([.V282]&gt;[.V$177];[.V282];&quot;&quot;)">
            <text:p/>
          </table:table-cell>
          <table:table-cell table:number-columns-repeated="1002"/>
        </table:table-row>
        <table:table-row table:style-name="ro1" table:number-rows-repeated="15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486809658940153" calcext:value-type="float">
            <text:p>0,0004868097</text:p>
          </table:table-cell>
          <table:table-cell table:style-name="ce3" table:formula="of:=IFERROR([.D302]/[.$E302];&quot;&quot; )" office:value-type="float" office:value="0.00273549198435341" calcext:value-type="float">
            <text:p>0,002735492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173690805609326" calcext:value-type="float">
            <text:p>0,0173690806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13117753834246" calcext:value-type="float">
            <text:p>0,0001311775</text:p>
          </table:table-cell>
          <table:table-cell table:style-name="ce3" table:formula="of:=IFERROR([.N302]/[.$E302];&quot;&quot; )" office:value-type="float" office:value="0.664586915482321" calcext:value-type="float">
            <text:p>0,6645869155</text:p>
          </table:table-cell>
          <table:table-cell table:style-name="ce3" table:formula="of:=IFERROR([.O302]/[.$E302];&quot;&quot; )" office:value-type="float" office:value="0.000031042031475461" calcext:value-type="float">
            <text:p>0,000031042</text:p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0593860113085317" calcext:value-type="float">
            <text:p>0,0059386011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477264081751751" calcext:value-type="float">
            <text:p>0,0004772641</text:p>
          </table:table-cell>
          <table:table-cell table:style-name="ce3" table:formula="of:=IFERROR([.D303]/[.$E303];&quot;&quot; )" office:value-type="float" office:value="0.00227334456242344" calcext:value-type="float">
            <text:p>0,0022733446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178848807046182" calcext:value-type="float">
            <text:p>0,0178848807</text:p>
          </table:table-cell>
          <table:table-cell table:style-name="ce3" table:formula="of:=IFERROR([.J303]/[.$E303];&quot;&quot; )" office:value-type="float" office:value="0.000199123972884272" calcext:value-type="float">
            <text:p>0,000199124</text:p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>
            <text:p/>
          </table:table-cell>
          <table:table-cell table:style-name="ce3" table:formula="of:=IFERROR([.M303]/[.$E303];&quot;&quot; )" office:value-type="float" office:value="0.0000587185510186544" calcext:value-type="float">
            <text:p>5,87185510186544E-005</text:p>
          </table:table-cell>
          <table:table-cell table:style-name="ce3" table:formula="of:=IFERROR([.N303]/[.$E303];&quot;&quot; )" office:value-type="float" office:value="0.657970842556814" calcext:value-type="float">
            <text:p>0,6579708426</text:p>
          </table:table-cell>
          <table:table-cell table:style-name="ce3" table:formula="of:=IFERROR([.O303]/[.$E303];&quot;&quot; )">
            <text:p/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0665561672895355" calcext:value-type="float">
            <text:p>0,0066556167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539952429788289" calcext:value-type="float">
            <text:p>0,0005399524</text:p>
          </table:table-cell>
          <table:table-cell table:style-name="ce3" table:formula="of:=IFERROR([.D304]/[.$E304];&quot;&quot; )" office:value-type="float" office:value="0.00180395772800463" calcext:value-type="float">
            <text:p>0,0018039577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192325686341411" calcext:value-type="float">
            <text:p>0,0192325686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145190982169391" calcext:value-type="float">
            <text:p>0,000145191</text:p>
          </table:table-cell>
          <table:table-cell table:style-name="ce3" table:formula="of:=IFERROR([.N304]/[.$E304];&quot;&quot; )" office:value-type="float" office:value="0.65297058159392" calcext:value-type="float">
            <text:p>0,6529705816</text:p>
          </table:table-cell>
          <table:table-cell table:style-name="ce3" table:formula="of:=IFERROR([.O304]/[.$E304];&quot;&quot; )">
            <text:p/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 office:value-type="float" office:value="0.000112333003161095" calcext:value-type="float">
            <text:p>0,000112333</text:p>
          </table:table-cell>
          <table:table-cell table:style-name="ce3" table:formula="of:=IFERROR([.R304]/[.$E304];&quot;&quot; )" office:value-type="float" office:value="0.0000308068080916223" calcext:value-type="float">
            <text:p>3,08068080916223E-005</text:p>
          </table:table-cell>
          <table:table-cell table:style-name="ce3" table:formula="of:=IFERROR([.S304]/[.$E304];&quot;&quot; )" office:value-type="float" office:value="0.00638160609550229" calcext:value-type="float">
            <text:p>0,0063816061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526758657394026" calcext:value-type="float">
            <text:p>0,0005267587</text:p>
          </table:table-cell>
          <table:table-cell table:style-name="ce3" table:formula="of:=IFERROR([.D305]/[.$E305];&quot;&quot; )" office:value-type="float" office:value="0.0022610389007516" calcext:value-type="float">
            <text:p>0,0022610389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177934768054742" calcext:value-type="float">
            <text:p>0,0177934768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0703726639979377" calcext:value-type="float">
            <text:p>7,03726639979377E-005</text:p>
          </table:table-cell>
          <table:table-cell table:style-name="ce3" table:formula="of:=IFERROR([.N305]/[.$E305];&quot;&quot; )" office:value-type="float" office:value="0.585037005271443" calcext:value-type="float">
            <text:p>0,5850370053</text:p>
          </table:table-cell>
          <table:table-cell table:style-name="ce3" table:formula="of:=IFERROR([.O305]/[.$E305];&quot;&quot; )">
            <text:p/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0607829762113309" calcext:value-type="float">
            <text:p>0,0060782976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37552897389559" calcext:value-type="float">
            <text:p>0,000375529</text:p>
          </table:table-cell>
          <table:table-cell table:style-name="ce3" table:formula="of:=IFERROR([.D306]/[.$E306];&quot;&quot; )" office:value-type="float" office:value="0.00229083666647465" calcext:value-type="float">
            <text:p>0,0022908367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19124824754409" calcext:value-type="float">
            <text:p>0,0191248248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0997241001099672" calcext:value-type="float">
            <text:p>9,97241001099672E-005</text:p>
          </table:table-cell>
          <table:table-cell table:style-name="ce3" table:formula="of:=IFERROR([.N306]/[.$E306];&quot;&quot; )" office:value-type="float" office:value="0.589494378015003" calcext:value-type="float">
            <text:p>0,589494378</text:p>
          </table:table-cell>
          <table:table-cell table:style-name="ce3" table:formula="of:=IFERROR([.O306]/[.$E306];&quot;&quot; )" office:value-type="float" office:value="0.000019584465850347" calcext:value-type="float">
            <text:p>1,9584465850347E-005</text:p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0560995634417873" calcext:value-type="float">
            <text:p>0,0056099563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38484803919952" calcext:value-type="float">
            <text:p>0,000384848</text:p>
          </table:table-cell>
          <table:table-cell table:style-name="ce3" table:formula="of:=IFERROR([.D307]/[.$E307];&quot;&quot; )" office:value-type="float" office:value="0.00167695653676739" calcext:value-type="float">
            <text:p>0,0016769565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194673321978934" calcext:value-type="float">
            <text:p>0,0194673322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123256341933887" calcext:value-type="float">
            <text:p>0,0001232563</text:p>
          </table:table-cell>
          <table:table-cell table:style-name="ce3" table:formula="of:=IFERROR([.N307]/[.$E307];&quot;&quot; )" office:value-type="float" office:value="0.556991899680472" calcext:value-type="float">
            <text:p>0,5569918997</text:p>
          </table:table-cell>
          <table:table-cell table:style-name="ce3" table:formula="of:=IFERROR([.O307]/[.$E307];&quot;&quot; )" office:value-type="float" office:value="0.0000285771624878781" calcext:value-type="float">
            <text:p>2,85771624878781E-005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0592705915431776" calcext:value-type="float">
            <text:p>0,0059270592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421484988713875" calcext:value-type="float">
            <text:p>0,000421485</text:p>
          </table:table-cell>
          <table:table-cell table:style-name="ce3" table:formula="of:=IFERROR([.D308]/[.$E308];&quot;&quot; )" office:value-type="float" office:value="0.00223312822694633" calcext:value-type="float">
            <text:p>0,0022331282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191830221182895" calcext:value-type="float">
            <text:p>0,0191830221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0872993525171158" calcext:value-type="float">
            <text:p>8,72993525171158E-005</text:p>
          </table:table-cell>
          <table:table-cell table:style-name="ce3" table:formula="of:=IFERROR([.N308]/[.$E308];&quot;&quot; )" office:value-type="float" office:value="0.549109261838809" calcext:value-type="float">
            <text:p>0,5491092618</text:p>
          </table:table-cell>
          <table:table-cell table:style-name="ce3" table:formula="of:=IFERROR([.O308]/[.$E308];&quot;&quot; )">
            <text:p/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 office:value-type="float" office:value="0.0000186600241349122" calcext:value-type="float">
            <text:p>0,00001866</text:p>
          </table:table-cell>
          <table:table-cell table:style-name="ce3" table:formula="of:=IFERROR([.S308]/[.$E308];&quot;&quot; )" office:value-type="float" office:value="0.00654321690657406" calcext:value-type="float">
            <text:p>0,0065432169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 office:value-type="float" office:value="0.00000492673904552137" calcext:value-type="float">
            <text:p>4,92673904552137E-006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29647666430421" calcext:value-type="float">
            <text:p>0,0002964767</text:p>
          </table:table-cell>
          <table:table-cell table:style-name="ce3" table:formula="of:=IFERROR([.D309]/[.$E309];&quot;&quot; )" office:value-type="float" office:value="0.0024059491750741" calcext:value-type="float">
            <text:p>0,002405949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212435725348609" calcext:value-type="float">
            <text:p>0,0212435725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138748923839259" calcext:value-type="float">
            <text:p>0,0001387489</text:p>
          </table:table-cell>
          <table:table-cell table:style-name="ce3" table:formula="of:=IFERROR([.N309]/[.$E309];&quot;&quot; )" office:value-type="float" office:value="0.567569237010806" calcext:value-type="float">
            <text:p>0,567569237</text:p>
          </table:table-cell>
          <table:table-cell table:style-name="ce3" table:formula="of:=IFERROR([.O309]/[.$E309];&quot;&quot; )">
            <text:p/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 office:value-type="float" office:value="0.0000312509531208951" calcext:value-type="float">
            <text:p>0,000031251</text:p>
          </table:table-cell>
          <table:table-cell table:style-name="ce3" table:formula="of:=IFERROR([.S309]/[.$E309];&quot;&quot; )" office:value-type="float" office:value="0.00704384009503814" calcext:value-type="float">
            <text:p>0,0070438401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352771508332976" calcext:value-type="float">
            <text:p>0,0003527715</text:p>
          </table:table-cell>
          <table:table-cell table:style-name="ce3" table:formula="of:=IFERROR([.D310]/[.$E310];&quot;&quot; )" office:value-type="float" office:value="0.00232796376678915" calcext:value-type="float">
            <text:p>0,0023279638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205549924539824" calcext:value-type="float">
            <text:p>0,0205549925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16724501920466" calcext:value-type="float">
            <text:p>0,000167245</text:p>
          </table:table-cell>
          <table:table-cell table:style-name="ce3" table:formula="of:=IFERROR([.N310]/[.$E310];&quot;&quot; )" office:value-type="float" office:value="0.545628884876558" calcext:value-type="float">
            <text:p>0,5456288849</text:p>
          </table:table-cell>
          <table:table-cell table:style-name="ce3" table:formula="of:=IFERROR([.O310]/[.$E310];&quot;&quot; )" office:value-type="float" office:value="0.0000199018671032922" calcext:value-type="float">
            <text:p>1,99018671032922E-005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0793571928044093" calcext:value-type="float">
            <text:p>0,0079357193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352785011433672" calcext:value-type="float">
            <text:p>0,000352785</text:p>
          </table:table-cell>
          <table:table-cell table:style-name="ce3" table:formula="of:=IFERROR([.D311]/[.$E311];&quot;&quot; )" office:value-type="float" office:value="0.00241292586863697" calcext:value-type="float">
            <text:p>0,0024129259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23043927274262" calcext:value-type="float">
            <text:p>0,0230439273</text:p>
          </table:table-cell>
          <table:table-cell table:style-name="ce3" table:formula="of:=IFERROR([.J311]/[.$E311];&quot;&quot; )" office:value-type="float" office:value="0.00023277140522478" calcext:value-type="float">
            <text:p>0,0002327714</text:p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117772450795646" calcext:value-type="float">
            <text:p>0,0001177725</text:p>
          </table:table-cell>
          <table:table-cell table:style-name="ce3" table:formula="of:=IFERROR([.N311]/[.$E311];&quot;&quot; )" office:value-type="float" office:value="0.557065757746304" calcext:value-type="float">
            <text:p>0,5570657577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0880878948573809" calcext:value-type="float">
            <text:p>0,0088087895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292550300647206" calcext:value-type="float">
            <text:p>0,0002925503</text:p>
          </table:table-cell>
          <table:table-cell table:style-name="ce3" table:formula="of:=IFERROR([.D312]/[.$E312];&quot;&quot; )" office:value-type="float" office:value="0.00244409951475835" calcext:value-type="float">
            <text:p>0,0024440995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23335775166333" calcext:value-type="float">
            <text:p>0,0233357752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 office:value-type="float" office:value="0.000102082150175609" calcext:value-type="float">
            <text:p>0,0001020822</text:p>
          </table:table-cell>
          <table:table-cell table:style-name="ce3" table:formula="of:=IFERROR([.N312]/[.$E312];&quot;&quot; )" office:value-type="float" office:value="0.544582380610635" calcext:value-type="float">
            <text:p>0,5445823806</text:p>
          </table:table-cell>
          <table:table-cell table:style-name="ce3" table:formula="of:=IFERROR([.O312]/[.$E312];&quot;&quot; )">
            <text:p/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 office:value-type="float" office:value="0.0000854337790128805" calcext:value-type="float">
            <text:p>8,54337790128805E-005</text:p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095135560015995" calcext:value-type="float">
            <text:p>0,009513556</text:p>
          </table:table-cell>
          <table:table-cell table:style-name="ce3" table:formula="of:=IFERROR([.T312]/[.$E312];&quot;&quot; )" office:value-type="float" office:value="0.0000367989664777457" calcext:value-type="float">
            <text:p>0,000036799</text:p>
          </table:table-cell>
          <table:table-cell table:style-name="ce3" table:formula="of:=IFERROR([.U312]/[.$E312];&quot;&quot; )" office:value-type="float" office:value="0.00000539218499197681" calcext:value-type="float">
            <text:p>5,39218499197681E-006</text:p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316774948674064" calcext:value-type="float">
            <text:p>0,0003167749</text:p>
          </table:table-cell>
          <table:table-cell table:style-name="ce3" table:formula="of:=IFERROR([.D313]/[.$E313];&quot;&quot; )" office:value-type="float" office:value="0.00289500677383732" calcext:value-type="float">
            <text:p>0,0028950068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245498485259139" calcext:value-type="float">
            <text:p>0,0245498485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553998578951" calcext:value-type="float">
            <text:p>0,0001553999</text:p>
          </table:table-cell>
          <table:table-cell table:style-name="ce3" table:formula="of:=IFERROR([.N313]/[.$E313];&quot;&quot; )" office:value-type="float" office:value="0.530695907623549" calcext:value-type="float">
            <text:p>0,5306959076</text:p>
          </table:table-cell>
          <table:table-cell table:style-name="ce3" table:formula="of:=IFERROR([.O313]/[.$E313];&quot;&quot; )">
            <text:p/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0965125077882871" calcext:value-type="float">
            <text:p>0,0096512508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 office:value-type="float" office:value="0.00000686417438663835" calcext:value-type="float">
            <text:p>6,86417438663835E-006</text:p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404046176938229" calcext:value-type="float">
            <text:p>0,0004040462</text:p>
          </table:table-cell>
          <table:table-cell table:style-name="ce3" table:formula="of:=IFERROR([.D314]/[.$E314];&quot;&quot; )" office:value-type="float" office:value="0.00236229932322832" calcext:value-type="float">
            <text:p>0,0023622993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248225689193024" calcext:value-type="float">
            <text:p>0,0248225689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140401049752374" calcext:value-type="float">
            <text:p>0,000140401</text:p>
          </table:table-cell>
          <table:table-cell table:style-name="ce3" table:formula="of:=IFERROR([.N314]/[.$E314];&quot;&quot; )" office:value-type="float" office:value="0.544622585332042" calcext:value-type="float">
            <text:p>0,5446225853</text:p>
          </table:table-cell>
          <table:table-cell table:style-name="ce3" table:formula="of:=IFERROR([.O314]/[.$E314];&quot;&quot; )">
            <text:p/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 office:value-type="float" office:value="0.0000202605497842334" calcext:value-type="float">
            <text:p>2,02605497842334E-005</text:p>
          </table:table-cell>
          <table:table-cell table:style-name="ce3" table:formula="of:=IFERROR([.S314]/[.$E314];&quot;&quot; )" office:value-type="float" office:value="0.0103318693168637" calcext:value-type="float">
            <text:p>0,0103318693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375496528016113" calcext:value-type="float">
            <text:p>0,0003754965</text:p>
          </table:table-cell>
          <table:table-cell table:style-name="ce3" table:formula="of:=IFERROR([.D315]/[.$E315];&quot;&quot; )" office:value-type="float" office:value="0.00304160838794244" calcext:value-type="float">
            <text:p>0,0030416084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234783913827388" calcext:value-type="float">
            <text:p>0,0234783914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118437448948819" calcext:value-type="float">
            <text:p>0,0001184374</text:p>
          </table:table-cell>
          <table:table-cell table:style-name="ce3" table:formula="of:=IFERROR([.N315]/[.$E315];&quot;&quot; )" office:value-type="float" office:value="0.526262253768355" calcext:value-type="float">
            <text:p>0,5262622538</text:p>
          </table:table-cell>
          <table:table-cell table:style-name="ce3" table:formula="of:=IFERROR([.O315]/[.$E315];&quot;&quot; )">
            <text:p/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07993994534673" calcext:value-type="float">
            <text:p>0,0107993995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310108154708083" calcext:value-type="float">
            <text:p>0,0003101082</text:p>
          </table:table-cell>
          <table:table-cell table:style-name="ce3" table:formula="of:=IFERROR([.D316]/[.$E316];&quot;&quot; )" office:value-type="float" office:value="0.00222836295980514" calcext:value-type="float">
            <text:p>0,002228363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228817228909693" calcext:value-type="float">
            <text:p>0,0228817229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199497988442602" calcext:value-type="float">
            <text:p>0,000199498</text:p>
          </table:table-cell>
          <table:table-cell table:style-name="ce3" table:formula="of:=IFERROR([.N316]/[.$E316];&quot;&quot; )" office:value-type="float" office:value="0.518769275354105" calcext:value-type="float">
            <text:p>0,5187692754</text:p>
          </table:table-cell>
          <table:table-cell table:style-name="ce3" table:formula="of:=IFERROR([.O316]/[.$E316];&quot;&quot; )" office:value-type="float" office:value="0.000028174890567024" calcext:value-type="float">
            <text:p>2,8174890567024E-005</text:p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0974074941551236" calcext:value-type="float">
            <text:p>0,0097407494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409936130715914" calcext:value-type="float">
            <text:p>0,0004099361</text:p>
          </table:table-cell>
          <table:table-cell table:style-name="ce3" table:formula="of:=IFERROR([.D317]/[.$E317];&quot;&quot; )" office:value-type="float" office:value="0.00211305596962751" calcext:value-type="float">
            <text:p>0,002113056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216977045581269" calcext:value-type="float">
            <text:p>0,0216977046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 office:value-type="float" office:value="0.0000897356621138533" calcext:value-type="float">
            <text:p>8,97356621138533E-005</text:p>
          </table:table-cell>
          <table:table-cell table:style-name="ce3" table:formula="of:=IFERROR([.M317]/[.$E317];&quot;&quot; )" office:value-type="float" office:value="0.000133083734957412" calcext:value-type="float">
            <text:p>0,0001330837</text:p>
          </table:table-cell>
          <table:table-cell table:style-name="ce3" table:formula="of:=IFERROR([.N317]/[.$E317];&quot;&quot; )" office:value-type="float" office:value="0.493824224746395" calcext:value-type="float">
            <text:p>0,4938242247</text:p>
          </table:table-cell>
          <table:table-cell table:style-name="ce3" table:formula="of:=IFERROR([.O317]/[.$E317];&quot;&quot; )">
            <text:p/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 office:value-type="float" office:value="0.0000162581495985279" calcext:value-type="float">
            <text:p>1,62581495985279E-005</text:p>
          </table:table-cell>
          <table:table-cell table:style-name="ce3" table:formula="of:=IFERROR([.S317]/[.$E317];&quot;&quot; )" office:value-type="float" office:value="0.00821992930178028" calcext:value-type="float">
            <text:p>0,0082199293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434668687141461" calcext:value-type="float">
            <text:p>0,0004346687</text:p>
          </table:table-cell>
          <table:table-cell table:style-name="ce3" table:formula="of:=IFERROR([.D318]/[.$E318];&quot;&quot; )" office:value-type="float" office:value="0.00224033853727775" calcext:value-type="float">
            <text:p>0,0022403385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219266424075647" calcext:value-type="float">
            <text:p>0,0219266424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172812219835352" calcext:value-type="float">
            <text:p>0,0001728122</text:p>
          </table:table-cell>
          <table:table-cell table:style-name="ce3" table:formula="of:=IFERROR([.N318]/[.$E318];&quot;&quot; )" office:value-type="float" office:value="0.480595100763806" calcext:value-type="float">
            <text:p>0,4805951008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0817873056448848" calcext:value-type="float">
            <text:p>0,0081787306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532016168355032" calcext:value-type="float">
            <text:p>0,0005320162</text:p>
          </table:table-cell>
          <table:table-cell table:style-name="ce3" table:formula="of:=IFERROR([.D319]/[.$E319];&quot;&quot; )" office:value-type="float" office:value="0.00245129960082928" calcext:value-type="float">
            <text:p>0,0024512996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234045201534806" calcext:value-type="float">
            <text:p>0,0234045202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58756594749108" calcext:value-type="float">
            <text:p>0,0001587566</text:p>
          </table:table-cell>
          <table:table-cell table:style-name="ce3" table:formula="of:=IFERROR([.N319]/[.$E319];&quot;&quot; )" office:value-type="float" office:value="0.524868663130647" calcext:value-type="float">
            <text:p>0,5248686631</text:p>
          </table:table-cell>
          <table:table-cell table:style-name="ce3" table:formula="of:=IFERROR([.O319]/[.$E319];&quot;&quot; )">
            <text:p/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 office:value-type="float" office:value="0.0000361664671827992" calcext:value-type="float">
            <text:p>3,61664671827992E-005</text:p>
          </table:table-cell>
          <table:table-cell table:style-name="ce3" table:formula="of:=IFERROR([.S319]/[.$E319];&quot;&quot; )" office:value-type="float" office:value="0.0101225601668593" calcext:value-type="float">
            <text:p>0,0101225602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560360897186324" calcext:value-type="float">
            <text:p>0,0005603609</text:p>
          </table:table-cell>
          <table:table-cell table:style-name="ce3" table:formula="of:=IFERROR([.D320]/[.$E320];&quot;&quot; )" office:value-type="float" office:value="0.00235164645447222" calcext:value-type="float">
            <text:p>0,0023516465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252848830462814" calcext:value-type="float">
            <text:p>0,025284883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0648915937610973" calcext:value-type="float">
            <text:p>6,48915937610973E-005</text:p>
          </table:table-cell>
          <table:table-cell table:style-name="ce3" table:formula="of:=IFERROR([.N320]/[.$E320];&quot;&quot; )" office:value-type="float" office:value="0.500931824090015" calcext:value-type="float">
            <text:p>0,5009318241</text:p>
          </table:table-cell>
          <table:table-cell table:style-name="ce3" table:formula="of:=IFERROR([.O320]/[.$E320];&quot;&quot; )">
            <text:p/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 office:value-type="float" office:value="0.0000160186124914961" calcext:value-type="float">
            <text:p>1,60186124914961E-005</text:p>
          </table:table-cell>
          <table:table-cell table:style-name="ce3" table:formula="of:=IFERROR([.S320]/[.$E320];&quot;&quot; )" office:value-type="float" office:value="0.00745346687756136" calcext:value-type="float">
            <text:p>0,0074534669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438494391735102" calcext:value-type="float">
            <text:p>0,0004384944</text:p>
          </table:table-cell>
          <table:table-cell table:style-name="ce3" table:formula="of:=IFERROR([.D321]/[.$E321];&quot;&quot; )" office:value-type="float" office:value="0.00296333496002001" calcext:value-type="float">
            <text:p>0,002963335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239716959940082" calcext:value-type="float">
            <text:p>0,023971696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147714629676447" calcext:value-type="float">
            <text:p>0,0001477146</text:p>
          </table:table-cell>
          <table:table-cell table:style-name="ce3" table:formula="of:=IFERROR([.N321]/[.$E321];&quot;&quot; )" office:value-type="float" office:value="0.493783209499877" calcext:value-type="float">
            <text:p>0,4937832095</text:p>
          </table:table-cell>
          <table:table-cell table:style-name="ce3" table:formula="of:=IFERROR([.O321]/[.$E321];&quot;&quot; )">
            <text:p/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0667745806266659" calcext:value-type="float">
            <text:p>0,0066774581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451924034233059" calcext:value-type="float">
            <text:p>0,000451924</text:p>
          </table:table-cell>
          <table:table-cell table:style-name="ce3" table:formula="of:=IFERROR([.D322]/[.$E322];&quot;&quot; )" office:value-type="float" office:value="0.00302630954576101" calcext:value-type="float">
            <text:p>0,0030263095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256075417635774" calcext:value-type="float">
            <text:p>0,0256075418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 office:value-type="float" office:value="0.000123625510891147" calcext:value-type="float">
            <text:p>0,0001236255</text:p>
          </table:table-cell>
          <table:table-cell table:style-name="ce3" table:formula="of:=IFERROR([.M322]/[.$E322];&quot;&quot; )" office:value-type="float" office:value="0.000196199035335601" calcext:value-type="float">
            <text:p>0,000196199</text:p>
          </table:table-cell>
          <table:table-cell table:style-name="ce3" table:formula="of:=IFERROR([.N322]/[.$E322];&quot;&quot; )" office:value-type="float" office:value="0.515148408322447" calcext:value-type="float">
            <text:p>0,5151484083</text:p>
          </table:table-cell>
          <table:table-cell table:style-name="ce3" table:formula="of:=IFERROR([.O322]/[.$E322];&quot;&quot; )">
            <text:p/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 office:value-type="float" office:value="0.0000158662245864578" calcext:value-type="float">
            <text:p>1,58662245864578E-005</text:p>
          </table:table-cell>
          <table:table-cell table:style-name="ce3" table:formula="of:=IFERROR([.S322]/[.$E322];&quot;&quot; )" office:value-type="float" office:value="0.00737699020139997" calcext:value-type="float">
            <text:p>0,0073769902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372403530093404" calcext:value-type="float">
            <text:p>0,0003724035</text:p>
          </table:table-cell>
          <table:table-cell table:style-name="ce3" table:formula="of:=IFERROR([.D323]/[.$E323];&quot;&quot; )" office:value-type="float" office:value="0.00278563939592347" calcext:value-type="float">
            <text:p>0,0027856394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247093120265705" calcext:value-type="float">
            <text:p>0,024709312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245012043902802" calcext:value-type="float">
            <text:p>0,000245012</text:p>
          </table:table-cell>
          <table:table-cell table:style-name="ce3" table:formula="of:=IFERROR([.N323]/[.$E323];&quot;&quot; )" office:value-type="float" office:value="0.507448417704123" calcext:value-type="float">
            <text:p>0,5074484177</text:p>
          </table:table-cell>
          <table:table-cell table:style-name="ce3" table:formula="of:=IFERROR([.O323]/[.$E323];&quot;&quot; )">
            <text:p/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 office:value-type="float" office:value="0.000130272434907146" calcext:value-type="float">
            <text:p>0,0001302724</text:p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0766167237099471" calcext:value-type="float">
            <text:p>0,0076616724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334458593366562" calcext:value-type="float">
            <text:p>0,0003344586</text:p>
          </table:table-cell>
          <table:table-cell table:style-name="ce3" table:formula="of:=IFERROR([.D324]/[.$E324];&quot;&quot; )" office:value-type="float" office:value="0.00280073955449865" calcext:value-type="float">
            <text:p>0,0028007396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248324456498367" calcext:value-type="float">
            <text:p>0,0248324456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82326585040287" calcext:value-type="float">
            <text:p>0,0001823266</text:p>
          </table:table-cell>
          <table:table-cell table:style-name="ce3" table:formula="of:=IFERROR([.N324]/[.$E324];&quot;&quot; )" office:value-type="float" office:value="0.515364270933113" calcext:value-type="float">
            <text:p>0,5153642709</text:p>
          </table:table-cell>
          <table:table-cell table:style-name="ce3" table:formula="of:=IFERROR([.O324]/[.$E324];&quot;&quot; )">
            <text:p/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0770320411696386" calcext:value-type="float">
            <text:p>0,0077032041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434625673242048" calcext:value-type="float">
            <text:p>0,0004346257</text:p>
          </table:table-cell>
          <table:table-cell table:style-name="ce3" table:formula="of:=IFERROR([.D325]/[.$E325];&quot;&quot; )" office:value-type="float" office:value="0.00220008906422541" calcext:value-type="float">
            <text:p>0,0022000891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247140023036556" calcext:value-type="float">
            <text:p>0,0247140023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173668250001551" calcext:value-type="float">
            <text:p>0,0001736683</text:p>
          </table:table-cell>
          <table:table-cell table:style-name="ce3" table:formula="of:=IFERROR([.N325]/[.$E325];&quot;&quot; )" office:value-type="float" office:value="0.517351215025393" calcext:value-type="float">
            <text:p>0,517351215</text:p>
          </table:table-cell>
          <table:table-cell table:style-name="ce3" table:formula="of:=IFERROR([.O325]/[.$E325];&quot;&quot; )">
            <text:p/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>
            <text:p/>
          </table:table-cell>
          <table:table-cell table:style-name="ce3" table:formula="of:=IFERROR([.S325]/[.$E325];&quot;&quot; )" office:value-type="float" office:value="0.00697311066325628" calcext:value-type="float">
            <text:p>0,0069731107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83420404710732" calcext:value-type="float">
            <text:p>0,0003834204</text:p>
          </table:table-cell>
          <table:table-cell table:style-name="ce3" table:formula="of:=IFERROR([.D326]/[.$E326];&quot;&quot; )" office:value-type="float" office:value="0.00269548471775286" calcext:value-type="float">
            <text:p>0,0026954847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249509447105862" calcext:value-type="float">
            <text:p>0,0249509447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140812913537623" calcext:value-type="float">
            <text:p>0,0001408129</text:p>
          </table:table-cell>
          <table:table-cell table:style-name="ce3" table:formula="of:=IFERROR([.N326]/[.$E326];&quot;&quot; )" office:value-type="float" office:value="0.517219225383928" calcext:value-type="float">
            <text:p>0,5172192254</text:p>
          </table:table-cell>
          <table:table-cell table:style-name="ce3" table:formula="of:=IFERROR([.O326]/[.$E326];&quot;&quot; )">
            <text:p/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0689305541466401" calcext:value-type="float">
            <text:p>0,0068930554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438236454959102" calcext:value-type="float">
            <text:p>0,0004382365</text:p>
          </table:table-cell>
          <table:table-cell table:style-name="ce3" table:formula="of:=IFERROR([.D327]/[.$E327];&quot;&quot; )" office:value-type="float" office:value="0.00330949657363511" calcext:value-type="float">
            <text:p>0,0033094966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240625454765645" calcext:value-type="float">
            <text:p>0,0240625455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184518143913023" calcext:value-type="float">
            <text:p>0,0001845181</text:p>
          </table:table-cell>
          <table:table-cell table:style-name="ce3" table:formula="of:=IFERROR([.N327]/[.$E327];&quot;&quot; )" office:value-type="float" office:value="0.546399676090585" calcext:value-type="float">
            <text:p>0,5463996761</text:p>
          </table:table-cell>
          <table:table-cell table:style-name="ce3" table:formula="of:=IFERROR([.O327]/[.$E327];&quot;&quot; )" office:value-type="float" office:value="0.0000265385393557256" calcext:value-type="float">
            <text:p>2,65385393557256E-005</text:p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0655737929934089" calcext:value-type="float">
            <text:p>0,0065573793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420779460472077" calcext:value-type="float">
            <text:p>0,0004207795</text:p>
          </table:table-cell>
          <table:table-cell table:style-name="ce3" table:formula="of:=IFERROR([.D328]/[.$E328];&quot;&quot; )" office:value-type="float" office:value="0.0026634786792699" calcext:value-type="float">
            <text:p>0,0026634787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231009656689608" calcext:value-type="float">
            <text:p>0,0231009657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84769739255413" calcext:value-type="float">
            <text:p>0,0001847697</text:p>
          </table:table-cell>
          <table:table-cell table:style-name="ce3" table:formula="of:=IFERROR([.N328]/[.$E328];&quot;&quot; )" office:value-type="float" office:value="0.536707009778404" calcext:value-type="float">
            <text:p>0,5367070098</text:p>
          </table:table-cell>
          <table:table-cell table:style-name="ce3" table:formula="of:=IFERROR([.O328]/[.$E328];&quot;&quot; )" office:value-type="float" office:value="0.0000183719574462037" calcext:value-type="float">
            <text:p>0,000018372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>
            <text:p/>
          </table:table-cell>
          <table:table-cell table:style-name="ce3" table:formula="of:=IFERROR([.S328]/[.$E328];&quot;&quot; )" office:value-type="float" office:value="0.00733081875996181" calcext:value-type="float">
            <text:p>0,0073308188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38648320981839" calcext:value-type="float">
            <text:p>0,0003864832</text:p>
          </table:table-cell>
          <table:table-cell table:style-name="ce3" table:formula="of:=IFERROR([.D329]/[.$E329];&quot;&quot; )" office:value-type="float" office:value="0.00271674457264044" calcext:value-type="float">
            <text:p>0,0027167446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219834102547043" calcext:value-type="float">
            <text:p>0,0219834103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169082323948589" calcext:value-type="float">
            <text:p>0,0001690823</text:p>
          </table:table-cell>
          <table:table-cell table:style-name="ce3" table:formula="of:=IFERROR([.N329]/[.$E329];&quot;&quot; )" office:value-type="float" office:value="0.543711529823944" calcext:value-type="float">
            <text:p>0,5437115298</text:p>
          </table:table-cell>
          <table:table-cell table:style-name="ce3" table:formula="of:=IFERROR([.O329]/[.$E329];&quot;&quot; )">
            <text:p/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0641741977902476" calcext:value-type="float">
            <text:p>0,0064174198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401393504108203" calcext:value-type="float">
            <text:p>0,0004013935</text:p>
          </table:table-cell>
          <table:table-cell table:style-name="ce3" table:formula="of:=IFERROR([.D330]/[.$E330];&quot;&quot; )" office:value-type="float" office:value="0.00263629811765314" calcext:value-type="float">
            <text:p>0,0026362981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192853730075648" calcext:value-type="float">
            <text:p>0,019285373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118912376846183" calcext:value-type="float">
            <text:p>0,0001189124</text:p>
          </table:table-cell>
          <table:table-cell table:style-name="ce3" table:formula="of:=IFERROR([.N330]/[.$E330];&quot;&quot; )" office:value-type="float" office:value="0.555869619006706" calcext:value-type="float">
            <text:p>0,555869619</text:p>
          </table:table-cell>
          <table:table-cell table:style-name="ce3" table:formula="of:=IFERROR([.O330]/[.$E330];&quot;&quot; )">
            <text:p/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0776014301527437" calcext:value-type="float">
            <text:p>0,007760143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289346732657354" calcext:value-type="float">
            <text:p>0,0002893467</text:p>
          </table:table-cell>
          <table:table-cell table:style-name="ce3" table:formula="of:=IFERROR([.D331]/[.$E331];&quot;&quot; )" office:value-type="float" office:value="0.00282838879295492" calcext:value-type="float">
            <text:p>0,0028283888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212423613907537" calcext:value-type="float">
            <text:p>0,0212423614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>
            <text:p/>
          </table:table-cell>
          <table:table-cell table:style-name="ce3" table:formula="of:=IFERROR([.M331]/[.$E331];&quot;&quot; )" office:value-type="float" office:value="0.000127576783430995" calcext:value-type="float">
            <text:p>0,0001275768</text:p>
          </table:table-cell>
          <table:table-cell table:style-name="ce3" table:formula="of:=IFERROR([.N331]/[.$E331];&quot;&quot; )" office:value-type="float" office:value="0.557128470271521" calcext:value-type="float">
            <text:p>0,5571284703</text:p>
          </table:table-cell>
          <table:table-cell table:style-name="ce3" table:formula="of:=IFERROR([.O331]/[.$E331];&quot;&quot; )" office:value-type="float" office:value="0.0000220268129801537" calcext:value-type="float">
            <text:p>2,20268129801537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0777925107647678" calcext:value-type="float">
            <text:p>0,0077792511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267607181597624" calcext:value-type="float">
            <text:p>0,0002676072</text:p>
          </table:table-cell>
          <table:table-cell table:style-name="ce3" table:formula="of:=IFERROR([.D332]/[.$E332];&quot;&quot; )" office:value-type="float" office:value="0.00214130624806847" calcext:value-type="float">
            <text:p>0,0021413062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204499052763218" calcext:value-type="float">
            <text:p>0,0204499053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146238763382473" calcext:value-type="float">
            <text:p>0,0001462388</text:p>
          </table:table-cell>
          <table:table-cell table:style-name="ce3" table:formula="of:=IFERROR([.N332]/[.$E332];&quot;&quot; )" office:value-type="float" office:value="0.517482314938248" calcext:value-type="float">
            <text:p>0,5174823149</text:p>
          </table:table-cell>
          <table:table-cell table:style-name="ce3" table:formula="of:=IFERROR([.O332]/[.$E332];&quot;&quot; )">
            <text:p/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0729430760056739" calcext:value-type="float">
            <text:p>0,0072943076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403457787950512" calcext:value-type="float">
            <text:p>0,0004034578</text:p>
          </table:table-cell>
          <table:table-cell table:style-name="ce3" table:formula="of:=IFERROR([.D333]/[.$E333];&quot;&quot; )" office:value-type="float" office:value="0.00309734802313336" calcext:value-type="float">
            <text:p>0,003097348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 office:value-type="float" office:value="0.0227614926155714" calcext:value-type="float">
            <text:p>0,0227614926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133272741251484" calcext:value-type="float">
            <text:p>0,0001332727</text:p>
          </table:table-cell>
          <table:table-cell table:style-name="ce3" table:formula="of:=IFERROR([.N333]/[.$E333];&quot;&quot; )" office:value-type="float" office:value="0.581228551093596" calcext:value-type="float">
            <text:p>0,5812285511</text:p>
          </table:table-cell>
          <table:table-cell table:style-name="ce3" table:formula="of:=IFERROR([.O333]/[.$E333];&quot;&quot; )">
            <text:p/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 office:value-type="float" office:value="0.0000225500455066493" calcext:value-type="float">
            <text:p>0,00002255</text:p>
          </table:table-cell>
          <table:table-cell table:style-name="ce3" table:formula="of:=IFERROR([.S333]/[.$E333];&quot;&quot; )" office:value-type="float" office:value="0.0075615575218342" calcext:value-type="float">
            <text:p>0,0075615575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309604417148854" calcext:value-type="float">
            <text:p>0,0003096044</text:p>
          </table:table-cell>
          <table:table-cell table:style-name="ce3" table:formula="of:=IFERROR([.D334]/[.$E334];&quot;&quot; )" office:value-type="float" office:value="0.0030933951596092" calcext:value-type="float">
            <text:p>0,0030933952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204781678732362" calcext:value-type="float">
            <text:p>0,0204781679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 office:value-type="float" office:value="0.0000910240170769889" calcext:value-type="float">
            <text:p>0,000091024</text:p>
          </table:table-cell>
          <table:table-cell table:style-name="ce3" table:formula="of:=IFERROR([.N334]/[.$E334];&quot;&quot; )" office:value-type="float" office:value="0.577181988546762" calcext:value-type="float">
            <text:p>0,5771819885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0713576882747119" calcext:value-type="float">
            <text:p>0,0071357688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 office:value-type="float" office:value="0.00000614718436111995" calcext:value-type="float">
            <text:p>6,14718436111995E-006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343766456561579" calcext:value-type="float">
            <text:p>0,0003437665</text:p>
          </table:table-cell>
          <table:table-cell table:style-name="ce3" table:formula="of:=IFERROR([.D335]/[.$E335];&quot;&quot; )" office:value-type="float" office:value="0.00156124916489665" calcext:value-type="float">
            <text:p>0,0015612492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20586067997635" calcext:value-type="float">
            <text:p>0,020586068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154712000826519" calcext:value-type="float">
            <text:p>0,000154712</text:p>
          </table:table-cell>
          <table:table-cell table:style-name="ce3" table:formula="of:=IFERROR([.N335]/[.$E335];&quot;&quot; )" office:value-type="float" office:value="0.525815327738423" calcext:value-type="float">
            <text:p>0,5258153277</text:p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 office:value-type="float" office:value="0.0000139819779165448" calcext:value-type="float">
            <text:p>0,000013982</text:p>
          </table:table-cell>
          <table:table-cell table:style-name="ce3" table:formula="of:=IFERROR([.S335]/[.$E335];&quot;&quot; )" office:value-type="float" office:value="0.00650091100907385" calcext:value-type="float">
            <text:p>0,006500911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211237022846584" calcext:value-type="float">
            <text:p>0,000211237</text:p>
          </table:table-cell>
          <table:table-cell table:style-name="ce3" table:formula="of:=IFERROR([.D336]/[.$E336];&quot;&quot; )" office:value-type="float" office:value="0.00214570612660883" calcext:value-type="float">
            <text:p>0,0021457061</text:p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204867745528429" calcext:value-type="float">
            <text:p>0,0204867746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104767598658282" calcext:value-type="float">
            <text:p>0,0001047676</text:p>
          </table:table-cell>
          <table:table-cell table:style-name="ce3" table:formula="of:=IFERROR([.N336]/[.$E336];&quot;&quot; )" office:value-type="float" office:value="0.546539820402541" calcext:value-type="float">
            <text:p>0,5465398204</text:p>
          </table:table-cell>
          <table:table-cell table:style-name="ce3" table:formula="of:=IFERROR([.O336]/[.$E336];&quot;&quot; )">
            <text:p/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0679561420010039" calcext:value-type="float">
            <text:p>0,0067956142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286068554793826" calcext:value-type="float">
            <text:p>0,0002860686</text:p>
          </table:table-cell>
          <table:table-cell table:style-name="ce3" table:formula="of:=IFERROR([.D337]/[.$E337];&quot;&quot; )" office:value-type="float" office:value="0.00216576503663295" calcext:value-type="float">
            <text:p>0,002165765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 office:value-type="float" office:value="0.0196413258742007" calcext:value-type="float">
            <text:p>0,0196413259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121075223093145" calcext:value-type="float">
            <text:p>0,0001210752</text:p>
          </table:table-cell>
          <table:table-cell table:style-name="ce3" table:formula="of:=IFERROR([.N337]/[.$E337];&quot;&quot; )" office:value-type="float" office:value="0.512046792378357" calcext:value-type="float">
            <text:p>0,5120467924</text:p>
          </table:table-cell>
          <table:table-cell table:style-name="ce3" table:formula="of:=IFERROR([.O337]/[.$E337];&quot;&quot; )" office:value-type="float" office:value="0.0000256824058929993" calcext:value-type="float">
            <text:p>2,56824058929993E-005</text:p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0685914229097362" calcext:value-type="float">
            <text:p>0,0068591423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270185746375038" calcext:value-type="float">
            <text:p>0,0002701857</text:p>
          </table:table-cell>
          <table:table-cell table:style-name="ce3" table:formula="of:=IFERROR([.D338]/[.$E338];&quot;&quot; )" office:value-type="float" office:value="0.00169216729476944" calcext:value-type="float">
            <text:p>0,0016921673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196385891321605" calcext:value-type="float">
            <text:p>0,0196385891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0928432958599915" calcext:value-type="float">
            <text:p>9,28432958599915E-005</text:p>
          </table:table-cell>
          <table:table-cell table:style-name="ce3" table:formula="of:=IFERROR([.N338]/[.$E338];&quot;&quot; )" office:value-type="float" office:value="0.550730277765761" calcext:value-type="float">
            <text:p>0,5507302778</text:p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0651343171625546" calcext:value-type="float">
            <text:p>0,0065134317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325487617562841" calcext:value-type="float">
            <text:p>0,0003254876</text:p>
          </table:table-cell>
          <table:table-cell table:style-name="ce3" table:formula="of:=IFERROR([.D339]/[.$E339];&quot;&quot; )" office:value-type="float" office:value="0.00275884499961277" calcext:value-type="float">
            <text:p>0,002758845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180502536164786" calcext:value-type="float">
            <text:p>0,0180502536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124439953910146" calcext:value-type="float">
            <text:p>0,00012444</text:p>
          </table:table-cell>
          <table:table-cell table:style-name="ce3" table:formula="of:=IFERROR([.N339]/[.$E339];&quot;&quot; )" office:value-type="float" office:value="0.535026845233176" calcext:value-type="float">
            <text:p>0,5350268452</text:p>
          </table:table-cell>
          <table:table-cell table:style-name="ce3" table:formula="of:=IFERROR([.O339]/[.$E339];&quot;&quot; )">
            <text:p/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 office:value-type="float" office:value="0.0000151624285284862" calcext:value-type="float">
            <text:p>1,51624285284862E-005</text:p>
          </table:table-cell>
          <table:table-cell table:style-name="ce3" table:formula="of:=IFERROR([.S339]/[.$E339];&quot;&quot; )" office:value-type="float" office:value="0.00598397580533121" calcext:value-type="float">
            <text:p>0,0059839758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18007042717491" calcext:value-type="float">
            <text:p>0,0001800704</text:p>
          </table:table-cell>
          <table:table-cell table:style-name="ce3" table:formula="of:=IFERROR([.D340]/[.$E340];&quot;&quot; )" office:value-type="float" office:value="0.0017965900070281" calcext:value-type="float">
            <text:p>0,00179659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145685519223815" calcext:value-type="float">
            <text:p>0,0145685519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 office:value-type="float" office:value="0.000125867565845695" calcext:value-type="float">
            <text:p>0,0001258676</text:p>
          </table:table-cell>
          <table:table-cell table:style-name="ce3" table:formula="of:=IFERROR([.N340]/[.$E340];&quot;&quot; )" office:value-type="float" office:value="0.435251469607035" calcext:value-type="float">
            <text:p>0,4352514696</text:p>
          </table:table-cell>
          <table:table-cell table:style-name="ce3" table:formula="of:=IFERROR([.O340]/[.$E340];&quot;&quot; )" office:value-type="float" office:value="0.0000272500673958576" calcext:value-type="float">
            <text:p>2,72500673958576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 office:value-type="float" office:value="0.0000217505083396027" calcext:value-type="float">
            <text:p>2,17505083396027E-005</text:p>
          </table:table-cell>
          <table:table-cell table:style-name="ce3" table:formula="of:=IFERROR([.S340]/[.$E340];&quot;&quot; )" office:value-type="float" office:value="0.0048297305996108" calcext:value-type="float">
            <text:p>0,0048297306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 office:value-type="float" office:value="0.00000317091693333616" calcext:value-type="float">
            <text:p>3,17091693333616E-006</text:p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22258489333738" calcext:value-type="float">
            <text:p>0,0002225849</text:p>
          </table:table-cell>
          <table:table-cell table:style-name="ce3" table:formula="of:=IFERROR([.D341]/[.$E341];&quot;&quot; )" office:value-type="float" office:value="0.00175109258719901" calcext:value-type="float">
            <text:p>0,0017510926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170099758970871" calcext:value-type="float">
            <text:p>0,0170099759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193922755095545" calcext:value-type="float">
            <text:p>0,0001939228</text:p>
          </table:table-cell>
          <table:table-cell table:style-name="ce3" table:formula="of:=IFERROR([.N341]/[.$E341];&quot;&quot; )" office:value-type="float" office:value="0.560928249581225" calcext:value-type="float">
            <text:p>0,5609282496</text:p>
          </table:table-cell>
          <table:table-cell table:style-name="ce3" table:formula="of:=IFERROR([.O341]/[.$E341];&quot;&quot; )">
            <text:p/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0508674987494155" calcext:value-type="float">
            <text:p>0,0050867499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202971989432046" calcext:value-type="float">
            <text:p>0,000202972</text:p>
          </table:table-cell>
          <table:table-cell table:style-name="ce3" table:formula="of:=IFERROR([.D342]/[.$E342];&quot;&quot; )" office:value-type="float" office:value="0.00231119301455529" calcext:value-type="float">
            <text:p>0,002311193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165227454623613" calcext:value-type="float">
            <text:p>0,0165227455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157841041509897" calcext:value-type="float">
            <text:p>0,000157841</text:p>
          </table:table-cell>
          <table:table-cell table:style-name="ce3" table:formula="of:=IFERROR([.N342]/[.$E342];&quot;&quot; )" office:value-type="float" office:value="0.580259325659505" calcext:value-type="float">
            <text:p>0,5802593257</text:p>
          </table:table-cell>
          <table:table-cell table:style-name="ce3" table:formula="of:=IFERROR([.O342]/[.$E342];&quot;&quot; )" office:value-type="float" office:value="0.0000248574591707692" calcext:value-type="float">
            <text:p>2,48574591707692E-005</text:p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0621312574395826" calcext:value-type="float">
            <text:p>0,0062131257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222137166043508" calcext:value-type="float">
            <text:p>0,0002221372</text:p>
          </table:table-cell>
          <table:table-cell table:style-name="ce3" table:formula="of:=IFERROR([.D343]/[.$E343];&quot;&quot; )" office:value-type="float" office:value="0.00168586394900179" calcext:value-type="float">
            <text:p>0,0016858639</text:p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169069774840597" calcext:value-type="float">
            <text:p>0,0169069775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116086981239802" calcext:value-type="float">
            <text:p>0,000116087</text:p>
          </table:table-cell>
          <table:table-cell table:style-name="ce3" table:formula="of:=IFERROR([.N343]/[.$E343];&quot;&quot; )" office:value-type="float" office:value="0.527985737646249" calcext:value-type="float">
            <text:p>0,5279857376</text:p>
          </table:table-cell>
          <table:table-cell table:style-name="ce3" table:formula="of:=IFERROR([.O343]/[.$E343];&quot;&quot; )">
            <text:p/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0542789462260575" calcext:value-type="float">
            <text:p>0,0054278946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229315068944057" calcext:value-type="float">
            <text:p>0,0002293151</text:p>
          </table:table-cell>
          <table:table-cell table:style-name="ce3" table:formula="of:=IFERROR([.D344]/[.$E344];&quot;&quot; )" office:value-type="float" office:value="0.00228831423534737" calcext:value-type="float">
            <text:p>0,0022883142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163536920485898" calcext:value-type="float">
            <text:p>0,016353692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184671265659951" calcext:value-type="float">
            <text:p>0,0001846713</text:p>
          </table:table-cell>
          <table:table-cell table:style-name="ce3" table:formula="of:=IFERROR([.N344]/[.$E344];&quot;&quot; )" office:value-type="float" office:value="0.534871510509731" calcext:value-type="float">
            <text:p>0,5348715105</text:p>
          </table:table-cell>
          <table:table-cell table:style-name="ce3" table:formula="of:=IFERROR([.O344]/[.$E344];&quot;&quot; )">
            <text:p/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0615162126069274" calcext:value-type="float">
            <text:p>0,0061516213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208016967340143" calcext:value-type="float">
            <text:p>0,000208017</text:p>
          </table:table-cell>
          <table:table-cell table:style-name="ce3" table:formula="of:=IFERROR([.D345]/[.$E345];&quot;&quot; )" office:value-type="float" office:value="0.00227711172727385" calcext:value-type="float">
            <text:p>0,0022771117</text:p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157284921337268" calcext:value-type="float">
            <text:p>0,0157284921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095027228713426" calcext:value-type="float">
            <text:p>9,5027228713426E-005</text:p>
          </table:table-cell>
          <table:table-cell table:style-name="ce3" table:formula="of:=IFERROR([.N345]/[.$E345];&quot;&quot; )" office:value-type="float" office:value="0.501587583445039" calcext:value-type="float">
            <text:p>0,5015875834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 office:value-type="float" office:value="0.0000215394381913676" calcext:value-type="float">
            <text:p>2,15394381913676E-005</text:p>
          </table:table-cell>
          <table:table-cell table:style-name="ce3" table:formula="of:=IFERROR([.S345]/[.$E345];&quot;&quot; )" office:value-type="float" office:value="0.0061269515949267" calcext:value-type="float">
            <text:p>0,0061269516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173333695049746" calcext:value-type="float">
            <text:p>0,0001733337</text:p>
          </table:table-cell>
          <table:table-cell table:style-name="ce3" table:formula="of:=IFERROR([.D346]/[.$E346];&quot;&quot; )" office:value-type="float" office:value="0.00178966047339438" calcext:value-type="float">
            <text:p>0,0017896605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162523783451098" calcext:value-type="float">
            <text:p>0,0162523783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098192405286338" calcext:value-type="float">
            <text:p>9,8192405286338E-005</text:p>
          </table:table-cell>
          <table:table-cell table:style-name="ce3" table:formula="of:=IFERROR([.N346]/[.$E346];&quot;&quot; )" office:value-type="float" office:value="0.543796081271947" calcext:value-type="float">
            <text:p>0,5437960813</text:p>
          </table:table-cell>
          <table:table-cell table:style-name="ce3" table:formula="of:=IFERROR([.O346]/[.$E346];&quot;&quot; )">
            <text:p/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0688869908121228" calcext:value-type="float">
            <text:p>0,0068886991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14628799911978" calcext:value-type="float">
            <text:p>0,000146288</text:p>
          </table:table-cell>
          <table:table-cell table:style-name="ce3" table:formula="of:=IFERROR([.D347]/[.$E347];&quot;&quot; )" office:value-type="float" office:value="0.00181634412463003" calcext:value-type="float">
            <text:p>0,0018163441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153513071539887" calcext:value-type="float">
            <text:p>0,0153513072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112385156689665" calcext:value-type="float">
            <text:p>0,0001123852</text:p>
          </table:table-cell>
          <table:table-cell table:style-name="ce3" table:formula="of:=IFERROR([.N347]/[.$E347];&quot;&quot; )" office:value-type="float" office:value="0.55499581590981" calcext:value-type="float">
            <text:p>0,5549958159</text:p>
          </table:table-cell>
          <table:table-cell table:style-name="ce3" table:formula="of:=IFERROR([.O347]/[.$E347];&quot;&quot; )" office:value-type="float" office:value="0.000020415464555819" calcext:value-type="float">
            <text:p>2,0415464555819E-005</text:p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 office:value-type="float" office:value="0.0000204813208930958" calcext:value-type="float">
            <text:p>2,04813208930958E-005</text:p>
          </table:table-cell>
          <table:table-cell table:style-name="ce3" table:formula="of:=IFERROR([.S347]/[.$E347];&quot;&quot; )" office:value-type="float" office:value="0.00756310509658822" calcext:value-type="float">
            <text:p>0,0075631051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210807479161423" calcext:value-type="float">
            <text:p>0,0002108075</text:p>
          </table:table-cell>
          <table:table-cell table:style-name="ce3" table:formula="of:=IFERROR([.D348]/[.$E348];&quot;&quot; )">
            <text:p/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140087636026616" calcext:value-type="float">
            <text:p>0,0140087636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06483631972393" calcext:value-type="float">
            <text:p>0,0001064836</text:p>
          </table:table-cell>
          <table:table-cell table:style-name="ce3" table:formula="of:=IFERROR([.N348]/[.$E348];&quot;&quot; )" office:value-type="float" office:value="0.53093156376598" calcext:value-type="float">
            <text:p>0,5309315638</text:p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 office:value-type="float" office:value="0.0000234080720740307" calcext:value-type="float">
            <text:p>2,34080720740307E-005</text:p>
          </table:table-cell>
          <table:table-cell table:style-name="ce3" table:formula="of:=IFERROR([.S348]/[.$E348];&quot;&quot; )" office:value-type="float" office:value="0.00554298652363209" calcext:value-type="float">
            <text:p>0,0055429865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219026957171284" calcext:value-type="float">
            <text:p>0,000219027</text:p>
          </table:table-cell>
          <table:table-cell table:style-name="ce3" table:formula="of:=IFERROR([.D349]/[.$E349];&quot;&quot; )" office:value-type="float" office:value="0.00239763543878754" calcext:value-type="float">
            <text:p>0,0023976354</text:p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159869816002756" calcext:value-type="float">
            <text:p>0,0159869816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104330918811486" calcext:value-type="float">
            <text:p>0,0001043309</text:p>
          </table:table-cell>
          <table:table-cell table:style-name="ce3" table:formula="of:=IFERROR([.N349]/[.$E349];&quot;&quot; )" office:value-type="float" office:value="0.528898164887719" calcext:value-type="float">
            <text:p>0,5288981649</text:p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0817322075648012" calcext:value-type="float">
            <text:p>0,0081732208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 office:value-type="float" office:value="0.00000423174056578139" calcext:value-type="float">
            <text:p>4,23174056578139E-006</text:p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195398825096803" calcext:value-type="float">
            <text:p>0,0001953988</text:p>
          </table:table-cell>
          <table:table-cell table:style-name="ce3" table:formula="of:=IFERROR([.D350]/[.$E350];&quot;&quot; )">
            <text:p/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148243280794224" calcext:value-type="float">
            <text:p>0,0148243281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0595636609641811" calcext:value-type="float">
            <text:p>5,95636609641811E-005</text:p>
          </table:table-cell>
          <table:table-cell table:style-name="ce3" table:formula="of:=IFERROR([.N350]/[.$E350];&quot;&quot; )" office:value-type="float" office:value="0.552062836993845" calcext:value-type="float">
            <text:p>0,552062837</text:p>
          </table:table-cell>
          <table:table-cell table:style-name="ce3" table:formula="of:=IFERROR([.O350]/[.$E350];&quot;&quot; )">
            <text:p/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073089941316299" calcext:value-type="float">
            <text:p>0,0073089941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170378201599797" calcext:value-type="float">
            <text:p>0,0001703782</text:p>
          </table:table-cell>
          <table:table-cell table:style-name="ce3" table:formula="of:=IFERROR([.D351]/[.$E351];&quot;&quot; )" office:value-type="float" office:value="0.00184814715307286" calcext:value-type="float">
            <text:p>0,0018481472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150383924956461" calcext:value-type="float">
            <text:p>0,0150383925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 office:value-type="float" office:value="0.0000928241563691116" calcext:value-type="float">
            <text:p>9,28241563691116E-005</text:p>
          </table:table-cell>
          <table:table-cell table:style-name="ce3" table:formula="of:=IFERROR([.N351]/[.$E351];&quot;&quot; )" office:value-type="float" office:value="0.574240315857411" calcext:value-type="float">
            <text:p>0,5742403159</text:p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0536868373979276" calcext:value-type="float">
            <text:p>0,0053686837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165777774899266" calcext:value-type="float">
            <text:p>0,0001657778</text:p>
          </table:table-cell>
          <table:table-cell table:style-name="ce3" table:formula="of:=IFERROR([.D352]/[.$E352];&quot;&quot; )">
            <text:p/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146286547075553" calcext:value-type="float">
            <text:p>0,0146286547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140523004957392" calcext:value-type="float">
            <text:p>0,000140523</text:p>
          </table:table-cell>
          <table:table-cell table:style-name="ce3" table:formula="of:=IFERROR([.N352]/[.$E352];&quot;&quot; )" office:value-type="float" office:value="0.545878900775996" calcext:value-type="float">
            <text:p>0,5458789008</text:p>
          </table:table-cell>
          <table:table-cell table:style-name="ce3" table:formula="of:=IFERROR([.O352]/[.$E352];&quot;&quot; )">
            <text:p/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0635979560771836" calcext:value-type="float">
            <text:p>0,0063597956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187680166651058" calcext:value-type="float">
            <text:p>0,0001876802</text:p>
          </table:table-cell>
          <table:table-cell table:style-name="ce3" table:formula="of:=IFERROR([.D353]/[.$E353];&quot;&quot; )">
            <text:p/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124642342792018" calcext:value-type="float">
            <text:p>0,0124642343</text:p>
          </table:table-cell>
          <table:table-cell table:style-name="ce3" table:formula="of:=IFERROR([.J353]/[.$E353];&quot;&quot; )" office:value-type="float" office:value="0.000179802096784" calcext:value-type="float">
            <text:p>0,0001798021</text:p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 office:value-type="float" office:value="0.0000679399753656984" calcext:value-type="float">
            <text:p>0,00006794</text:p>
          </table:table-cell>
          <table:table-cell table:style-name="ce3" table:formula="of:=IFERROR([.N353]/[.$E353];&quot;&quot; )" office:value-type="float" office:value="0.446116997116224" calcext:value-type="float">
            <text:p>0,4461169971</text:p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0513029430906813" calcext:value-type="float">
            <text:p>0,0051302943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143565389422383" calcext:value-type="float">
            <text:p>0,0001435654</text:p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131802015447029" calcext:value-type="float">
            <text:p>0,0131802015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0768081797976976" calcext:value-type="float">
            <text:p>7,68081797976976E-005</text:p>
          </table:table-cell>
          <table:table-cell table:style-name="ce3" table:formula="of:=IFERROR([.N354]/[.$E354];&quot;&quot; )" office:value-type="float" office:value="0.453536835478751" calcext:value-type="float">
            <text:p>0,4535368355</text:p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0383395760129826" calcext:value-type="float">
            <text:p>0,0038339576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164654663012924" calcext:value-type="float">
            <text:p>0,0001646547</text:p>
          </table:table-cell>
          <table:table-cell table:style-name="ce3" table:formula="of:=IFERROR([.D355]/[.$E355];&quot;&quot; )" office:value-type="float" office:value="0.00151785548476598" calcext:value-type="float">
            <text:p>0,0015178555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13905223986124" calcext:value-type="float">
            <text:p>0,0113905224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 office:value-type="float" office:value="0.0000936059678949097" calcext:value-type="float">
            <text:p>0,000093606</text:p>
          </table:table-cell>
          <table:table-cell table:style-name="ce3" table:formula="of:=IFERROR([.M355]/[.$E355];&quot;&quot; )" office:value-type="float" office:value="0.0000727481402808683" calcext:value-type="float">
            <text:p>7,27481402808683E-005</text:p>
          </table:table-cell>
          <table:table-cell table:style-name="ce3" table:formula="of:=IFERROR([.N355]/[.$E355];&quot;&quot; )" office:value-type="float" office:value="0.449005823258918" calcext:value-type="float">
            <text:p>0,4490058233</text:p>
          </table:table-cell>
          <table:table-cell table:style-name="ce3" table:formula="of:=IFERROR([.O355]/[.$E355];&quot;&quot; )">
            <text:p/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0488696589575461" calcext:value-type="float">
            <text:p>0,0048869659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287352715906158" calcext:value-type="float">
            <text:p>0,0002873527</text:p>
          </table:table-cell>
          <table:table-cell table:style-name="ce3" table:formula="of:=IFERROR([.D356]/[.$E356];&quot;&quot; )">
            <text:p/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39097661126907" calcext:value-type="float">
            <text:p>0,0139097661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0715901899777992" calcext:value-type="float">
            <text:p>7,15901899777992E-005</text:p>
          </table:table-cell>
          <table:table-cell table:style-name="ce3" table:formula="of:=IFERROR([.N356]/[.$E356];&quot;&quot; )" office:value-type="float" office:value="0.557503479346138" calcext:value-type="float">
            <text:p>0,5575034793</text:p>
          </table:table-cell>
          <table:table-cell table:style-name="ce3" table:formula="of:=IFERROR([.O356]/[.$E356];&quot;&quot; )" office:value-type="float" office:value="0.0000369631298935353" calcext:value-type="float">
            <text:p>3,69631298935353E-005</text:p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 office:value-type="float" office:value="0.0000203633242868022" calcext:value-type="float">
            <text:p>2,03633242868022E-005</text:p>
          </table:table-cell>
          <table:table-cell table:style-name="ce3" table:formula="of:=IFERROR([.S356]/[.$E356];&quot;&quot; )" office:value-type="float" office:value="0.00596781694744075" calcext:value-type="float">
            <text:p>0,0059678169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178966993622773" calcext:value-type="float">
            <text:p>0,000178967</text:p>
          </table:table-cell>
          <table:table-cell table:style-name="ce3" table:formula="of:=IFERROR([.D357]/[.$E357];&quot;&quot; )" office:value-type="float" office:value="0.00155317932197893" calcext:value-type="float">
            <text:p>0,0015531793</text:p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21259264158686" calcext:value-type="float">
            <text:p>0,0121259264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112135240904972" calcext:value-type="float">
            <text:p>0,0001121352</text:p>
          </table:table-cell>
          <table:table-cell table:style-name="ce3" table:formula="of:=IFERROR([.N357]/[.$E357];&quot;&quot; )" office:value-type="float" office:value="0.529239798910704" calcext:value-type="float">
            <text:p>0,5292397989</text:p>
          </table:table-cell>
          <table:table-cell table:style-name="ce3" table:formula="of:=IFERROR([.O357]/[.$E357];&quot;&quot; )">
            <text:p/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0542786595675603" calcext:value-type="float">
            <text:p>0,005427866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129165088251073" calcext:value-type="float">
            <text:p>0,0001291651</text:p>
          </table:table-cell>
          <table:table-cell table:style-name="ce3" table:formula="of:=IFERROR([.D358]/[.$E358];&quot;&quot; )">
            <text:p/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36071477172837" calcext:value-type="float">
            <text:p>0,0136071477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112192726755615" calcext:value-type="float">
            <text:p>0,0001121927</text:p>
          </table:table-cell>
          <table:table-cell table:style-name="ce3" table:formula="of:=IFERROR([.N358]/[.$E358];&quot;&quot; )" office:value-type="float" office:value="0.426047292267736" calcext:value-type="float">
            <text:p>0,4260472923</text:p>
          </table:table-cell>
          <table:table-cell table:style-name="ce3" table:formula="of:=IFERROR([.O358]/[.$E358];&quot;&quot; )">
            <text:p/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0469654748296092" calcext:value-type="float">
            <text:p>0,0046965475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130244156189777" calcext:value-type="float">
            <text:p>0,0001302442</text:p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26424051607598" calcext:value-type="float">
            <text:p>0,0126424052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0642231555015511" calcext:value-type="float">
            <text:p>6,42231555015511E-005</text:p>
          </table:table-cell>
          <table:table-cell table:style-name="ce3" table:formula="of:=IFERROR([.N359]/[.$E359];&quot;&quot; )" office:value-type="float" office:value="0.441878932645706" calcext:value-type="float">
            <text:p>0,4418789326</text:p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0520362966519378" calcext:value-type="float">
            <text:p>0,0052036297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142480474286439" calcext:value-type="float">
            <text:p>0,0001424805</text:p>
          </table:table-cell>
          <table:table-cell table:style-name="ce3" table:formula="of:=IFERROR([.D360]/[.$E360];&quot;&quot; )" office:value-type="float" office:value="0.00167819612053035" calcext:value-type="float">
            <text:p>0,0016781961</text:p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 office:value-type="float" office:value="0.00122430758684683" calcext:value-type="float">
            <text:p>0,0012243076</text:p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36695607993743" calcext:value-type="float">
            <text:p>0,0136695608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0936229308259714" calcext:value-type="float">
            <text:p>9,36229308259714E-005</text:p>
          </table:table-cell>
          <table:table-cell table:style-name="ce3" table:formula="of:=IFERROR([.N360]/[.$E360];&quot;&quot; )" office:value-type="float" office:value="0.521259715172198" calcext:value-type="float">
            <text:p>0,5212597152</text:p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0414475443444157" calcext:value-type="float">
            <text:p>0,0041447544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156020696722041" calcext:value-type="float">
            <text:p>0,0001560207</text:p>
          </table:table-cell>
          <table:table-cell table:style-name="ce3" table:formula="of:=IFERROR([.D361]/[.$E361];&quot;&quot; )" office:value-type="float" office:value="0.00148448323986954" calcext:value-type="float">
            <text:p>0,0014844832</text:p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20967789803496" calcext:value-type="float">
            <text:p>0,012096779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 office:value-type="float" office:value="0.0000593913878108392" calcext:value-type="float">
            <text:p>5,93913878108392E-005</text:p>
          </table:table-cell>
          <table:table-cell table:style-name="ce3" table:formula="of:=IFERROR([.N361]/[.$E361];&quot;&quot; )" office:value-type="float" office:value="0.410794738418923" calcext:value-type="float">
            <text:p>0,4107947384</text:p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 office:value-type="float" office:value="0.0000162996234499549" calcext:value-type="float">
            <text:p>1,62996234499549E-005</text:p>
          </table:table-cell>
          <table:table-cell table:style-name="ce3" table:formula="of:=IFERROR([.S361]/[.$E361];&quot;&quot; )" office:value-type="float" office:value="0.00417348411562319" calcext:value-type="float">
            <text:p>0,0041734841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0992751289526146" calcext:value-type="float">
            <text:p>9,92751289526146E-005</text:p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30097441475777" calcext:value-type="float">
            <text:p>0,0130097441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0790335682684709" calcext:value-type="float">
            <text:p>7,90335682684709E-005</text:p>
          </table:table-cell>
          <table:table-cell table:style-name="ce3" table:formula="of:=IFERROR([.N362]/[.$E362];&quot;&quot; )" office:value-type="float" office:value="0.50131273080569" calcext:value-type="float">
            <text:p>0,5013127308</text:p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0394303289954803" calcext:value-type="float">
            <text:p>0,0039430329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173091631370555" calcext:value-type="float">
            <text:p>0,0001730916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31643805768017" calcext:value-type="float">
            <text:p>0,0131643806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087758075848832" calcext:value-type="float">
            <text:p>8,7758075848832E-005</text:p>
          </table:table-cell>
          <table:table-cell table:style-name="ce3" table:formula="of:=IFERROR([.N363]/[.$E363];&quot;&quot; )" office:value-type="float" office:value="0.52935619834278" calcext:value-type="float">
            <text:p>0,5293561983</text:p>
          </table:table-cell>
          <table:table-cell table:style-name="ce3" table:formula="of:=IFERROR([.O363]/[.$E363];&quot;&quot; )">
            <text:p/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030136867332574" calcext:value-type="float">
            <text:p>0,0030136867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150640568165565" calcext:value-type="float">
            <text:p>0,0001506406</text:p>
          </table:table-cell>
          <table:table-cell table:style-name="ce3" table:formula="of:=IFERROR([.D364]/[.$E364];&quot;&quot; )" office:value-type="float" office:value="0.00172066890012157" calcext:value-type="float">
            <text:p>0,0017206689</text:p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23709233802417" calcext:value-type="float">
            <text:p>0,0123709234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0824287021796863" calcext:value-type="float">
            <text:p>8,24287021796863E-005</text:p>
          </table:table-cell>
          <table:table-cell table:style-name="ce3" table:formula="of:=IFERROR([.N364]/[.$E364];&quot;&quot; )" office:value-type="float" office:value="0.498020343616314" calcext:value-type="float">
            <text:p>0,4980203436</text:p>
          </table:table-cell>
          <table:table-cell table:style-name="ce3" table:formula="of:=IFERROR([.O364]/[.$E364];&quot;&quot; )">
            <text:p/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0391520738508467" calcext:value-type="float">
            <text:p>0,0039152074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160127033041097" calcext:value-type="float">
            <text:p>0,000160127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40993698692658" calcext:value-type="float">
            <text:p>0,0140993699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129374141100285" calcext:value-type="float">
            <text:p>0,0001293741</text:p>
          </table:table-cell>
          <table:table-cell table:style-name="ce3" table:formula="of:=IFERROR([.N365]/[.$E365];&quot;&quot; )" office:value-type="float" office:value="0.56268503167101" calcext:value-type="float">
            <text:p>0,5626850317</text:p>
          </table:table-cell>
          <table:table-cell table:style-name="ce3" table:formula="of:=IFERROR([.O365]/[.$E365];&quot;&quot; )">
            <text:p/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 office:value-type="float" office:value="0.0036837146973504" calcext:value-type="float">
            <text:p>0,0036837147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222919948725795" calcext:value-type="float">
            <text:p>0,0002229199</text:p>
          </table:table-cell>
          <table:table-cell table:style-name="ce3" table:formula="of:=IFERROR([.D366]/[.$E366];&quot;&quot; )">
            <text:p/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34078100014012" calcext:value-type="float">
            <text:p>0,01340781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 office:value-type="float" office:value="0.0000772986433695519" calcext:value-type="float">
            <text:p>7,72986433695519E-005</text:p>
          </table:table-cell>
          <table:table-cell table:style-name="ce3" table:formula="of:=IFERROR([.N366]/[.$E366];&quot;&quot; )" office:value-type="float" office:value="0.565517667804547" calcext:value-type="float">
            <text:p>0,5655176678</text:p>
          </table:table-cell>
          <table:table-cell table:style-name="ce3" table:formula="of:=IFERROR([.O366]/[.$E366];&quot;&quot; )">
            <text:p/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0294067557278189" calcext:value-type="float">
            <text:p>0,0029406756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122943569810897" calcext:value-type="float">
            <text:p>0,0001229436</text:p>
          </table:table-cell>
          <table:table-cell table:style-name="ce3" table:formula="of:=IFERROR([.D367]/[.$E367];&quot;&quot; )" office:value-type="float" office:value="0.00149281134140132" calcext:value-type="float">
            <text:p>0,0014928113</text:p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16495289200584" calcext:value-type="float">
            <text:p>0,0116495289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0436695597567883" calcext:value-type="float">
            <text:p>4,36695597567883E-005</text:p>
          </table:table-cell>
          <table:table-cell table:style-name="ce3" table:formula="of:=IFERROR([.N367]/[.$E367];&quot;&quot; )" office:value-type="float" office:value="0.519156674743338" calcext:value-type="float">
            <text:p>0,5191566747</text:p>
          </table:table-cell>
          <table:table-cell table:style-name="ce3" table:formula="of:=IFERROR([.O367]/[.$E367];&quot;&quot; )">
            <text:p/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0317689643552524" calcext:value-type="float">
            <text:p>0,0031768964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 office:value-type="float" office:value="0.00000375995778996186" calcext:value-type="float">
            <text:p>0,00000376</text:p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114422611454318" calcext:value-type="float">
            <text:p>0,0001144226</text:p>
          </table:table-cell>
          <table:table-cell table:style-name="ce3" table:formula="of:=IFERROR([.D368]/[.$E368];&quot;&quot; )">
            <text:p/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11806406206554" calcext:value-type="float">
            <text:p>0,0111806406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110692199309452" calcext:value-type="float">
            <text:p>0,0001106922</text:p>
          </table:table-cell>
          <table:table-cell table:style-name="ce3" table:formula="of:=IFERROR([.N368]/[.$E368];&quot;&quot; )" office:value-type="float" office:value="0.489891106337487" calcext:value-type="float">
            <text:p>0,4898911063</text:p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 office:value-type="float" office:value="0.00451744791345509" calcext:value-type="float">
            <text:p>0,0045174479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120808895911796" calcext:value-type="float">
            <text:p>0,0001208089</text:p>
          </table:table-cell>
          <table:table-cell table:style-name="ce3" table:formula="of:=IFERROR([.D369]/[.$E369];&quot;&quot; )" office:value-type="float" office:value="0.00230480399954761" calcext:value-type="float">
            <text:p>0,002304804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26036193640452" calcext:value-type="float">
            <text:p>0,0126036194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100291443420936" calcext:value-type="float">
            <text:p>0,0001002914</text:p>
          </table:table-cell>
          <table:table-cell table:style-name="ce3" table:formula="of:=IFERROR([.N369]/[.$E369];&quot;&quot; )" office:value-type="float" office:value="0.467222385723408" calcext:value-type="float">
            <text:p>0,4672223857</text:p>
          </table:table-cell>
          <table:table-cell table:style-name="ce3" table:formula="of:=IFERROR([.O369]/[.$E369];&quot;&quot; )" office:value-type="float" office:value="0.0000273311789686176" calcext:value-type="float">
            <text:p>2,73311789686176E-005</text:p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0619595030539783" calcext:value-type="float">
            <text:p>0,0061959503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103806875408441" calcext:value-type="float">
            <text:p>0,0001038069</text:p>
          </table:table-cell>
          <table:table-cell table:style-name="ce3" table:formula="of:=IFERROR([.D370]/[.$E370];&quot;&quot; )">
            <text:p/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67915140499591" calcext:value-type="float">
            <text:p>0,016791514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>
            <text:p/>
          </table:table-cell>
          <table:table-cell table:style-name="ce3" table:formula="of:=IFERROR([.N370]/[.$E370];&quot;&quot; )" office:value-type="float" office:value="0.606471143137174" calcext:value-type="float">
            <text:p>0,6064711431</text:p>
          </table:table-cell>
          <table:table-cell table:style-name="ce3" table:formula="of:=IFERROR([.O370]/[.$E370];&quot;&quot; )" office:value-type="float" office:value="0.0000261874055016249" calcext:value-type="float">
            <text:p>2,61874055016249E-005</text:p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 office:value-type="float" office:value="0.000034642196420721" calcext:value-type="float">
            <text:p>3,4642196420721E-005</text:p>
          </table:table-cell>
          <table:table-cell table:style-name="ce3" table:formula="of:=IFERROR([.S370]/[.$E370];&quot;&quot; )" office:value-type="float" office:value="0.00664406501032095" calcext:value-type="float">
            <text:p>0,006644065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134208845561867" calcext:value-type="float">
            <text:p>0,0001342088</text:p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25102616006464" calcext:value-type="float">
            <text:p>0,0125102616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0992386117318885" calcext:value-type="float">
            <text:p>9,92386117318885E-005</text:p>
          </table:table-cell>
          <table:table-cell table:style-name="ce3" table:formula="of:=IFERROR([.N371]/[.$E371];&quot;&quot; )" office:value-type="float" office:value="0.49954561413381" calcext:value-type="float">
            <text:p>0,4995456141</text:p>
          </table:table-cell>
          <table:table-cell table:style-name="ce3" table:formula="of:=IFERROR([.O371]/[.$E371];&quot;&quot; )" office:value-type="float" office:value="0.0000211464786463245" calcext:value-type="float">
            <text:p>2,11464786463245E-005</text:p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 office:value-type="float" office:value="0.0000149233720732633" calcext:value-type="float">
            <text:p>1,49233720732633E-005</text:p>
          </table:table-cell>
          <table:table-cell table:style-name="ce3" table:formula="of:=IFERROR([.S371]/[.$E371];&quot;&quot; )" office:value-type="float" office:value="0.00589486972314276" calcext:value-type="float">
            <text:p>0,0058948697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129022601106601" calcext:value-type="float">
            <text:p>0,0001290226</text:p>
          </table:table-cell>
          <table:table-cell table:style-name="ce3" table:formula="of:=IFERROR([.D372]/[.$E372];&quot;&quot; )" office:value-type="float" office:value="0.00147547374862849" calcext:value-type="float">
            <text:p>0,0014754737</text:p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25274398037063" calcext:value-type="float">
            <text:p>0,0125274398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0636762967710936" calcext:value-type="float">
            <text:p>6,36762967710936E-005</text:p>
          </table:table-cell>
          <table:table-cell table:style-name="ce3" table:formula="of:=IFERROR([.N372]/[.$E372];&quot;&quot; )" office:value-type="float" office:value="0.549812827689047" calcext:value-type="float">
            <text:p>0,5498128277</text:p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0515630978145124" calcext:value-type="float">
            <text:p>0,0051563098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142928000371773" calcext:value-type="float">
            <text:p>0,000142928</text:p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44345466867816" calcext:value-type="float">
            <text:p>0,0144345467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 office:value-type="float" office:value="0.0000654118295328653" calcext:value-type="float">
            <text:p>6,54118295328653E-005</text:p>
          </table:table-cell>
          <table:table-cell table:style-name="ce3" table:formula="of:=IFERROR([.N373]/[.$E373];&quot;&quot; )" office:value-type="float" office:value="0.586008698180177" calcext:value-type="float">
            <text:p>0,5860086982</text:p>
          </table:table-cell>
          <table:table-cell table:style-name="ce3" table:formula="of:=IFERROR([.O373]/[.$E373];&quot;&quot; )" office:value-type="float" office:value="0.0000383334168429076" calcext:value-type="float">
            <text:p>3,83334168429076E-005</text:p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 office:value-type="float" office:value="0.00515511104692067" calcext:value-type="float">
            <text:p>0,005155111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100843982006068" calcext:value-type="float">
            <text:p>0,000100844</text:p>
          </table:table-cell>
          <table:table-cell table:style-name="ce3" table:formula="of:=IFERROR([.D374]/[.$E374];&quot;&quot; )">
            <text:p/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32607299139163" calcext:value-type="float">
            <text:p>0,0132607299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0532447669057016" calcext:value-type="float">
            <text:p>5,32447669057016E-005</text:p>
          </table:table-cell>
          <table:table-cell table:style-name="ce3" table:formula="of:=IFERROR([.N374]/[.$E374];&quot;&quot; )" office:value-type="float" office:value="0.497411110593406" calcext:value-type="float">
            <text:p>0,4974111106</text:p>
          </table:table-cell>
          <table:table-cell table:style-name="ce3" table:formula="of:=IFERROR([.O374]/[.$E374];&quot;&quot; )" office:value-type="float" office:value="0.000044941414008616" calcext:value-type="float">
            <text:p>4,4941414008616E-005</text:p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 office:value-type="float" office:value="0.0000685020925222976" calcext:value-type="float">
            <text:p>6,85020925222976E-005</text:p>
          </table:table-cell>
          <table:table-cell table:style-name="ce3" table:formula="of:=IFERROR([.R374]/[.$E374];&quot;&quot; )" office:value-type="float" office:value="0.0000172370233476084" calcext:value-type="float">
            <text:p>0,000017237</text:p>
          </table:table-cell>
          <table:table-cell table:style-name="ce3" table:formula="of:=IFERROR([.S374]/[.$E374];&quot;&quot; )" office:value-type="float" office:value="0.00455776023898074" calcext:value-type="float">
            <text:p>0,0045577602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109473614477211" calcext:value-type="float">
            <text:p>0,0001094736</text:p>
          </table:table-cell>
          <table:table-cell table:style-name="ce3" table:formula="of:=IFERROR([.D375]/[.$E375];&quot;&quot; )">
            <text:p/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49402962322525" calcext:value-type="float">
            <text:p>0,0149402962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109335173335744" calcext:value-type="float">
            <text:p>0,0001093352</text:p>
          </table:table-cell>
          <table:table-cell table:style-name="ce3" table:formula="of:=IFERROR([.N375]/[.$E375];&quot;&quot; )" office:value-type="float" office:value="0.588284808089557" calcext:value-type="float">
            <text:p>0,5882848081</text:p>
          </table:table-cell>
          <table:table-cell table:style-name="ce3" table:formula="of:=IFERROR([.O375]/[.$E375];&quot;&quot; )">
            <text:p/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0624783333204293" calcext:value-type="float">
            <text:p>0,0062478333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153491401762671" calcext:value-type="float">
            <text:p>0,0001534914</text:p>
          </table:table-cell>
          <table:table-cell table:style-name="ce3" table:formula="of:=IFERROR([.D376]/[.$E376];&quot;&quot; )" office:value-type="float" office:value="0.00213579908218885" calcext:value-type="float">
            <text:p>0,0021357991</text:p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47524158174029" calcext:value-type="float">
            <text:p>0,0147524158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 office:value-type="float" office:value="0.0000400497373492094" calcext:value-type="float">
            <text:p>4,00497373492094E-005</text:p>
          </table:table-cell>
          <table:table-cell table:style-name="ce3" table:formula="of:=IFERROR([.N376]/[.$E376];&quot;&quot; )" office:value-type="float" office:value="0.560085999666371" calcext:value-type="float">
            <text:p>0,5600859997</text:p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0574161836674782" calcext:value-type="float">
            <text:p>0,0057416184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119242676565876" calcext:value-type="float">
            <text:p>0,0001192427</text:p>
          </table:table-cell>
          <table:table-cell table:style-name="ce3" table:formula="of:=IFERROR([.D377]/[.$E377];&quot;&quot; )" office:value-type="float" office:value="0.00167339706345912" calcext:value-type="float">
            <text:p>0,0016733971</text:p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46698561920652" calcext:value-type="float">
            <text:p>0,0146698562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0412554954703218" calcext:value-type="float">
            <text:p>4,12554954703218E-005</text:p>
          </table:table-cell>
          <table:table-cell table:style-name="ce3" table:formula="of:=IFERROR([.N377]/[.$E377];&quot;&quot; )" office:value-type="float" office:value="0.557680983046013" calcext:value-type="float">
            <text:p>0,557680983</text:p>
          </table:table-cell>
          <table:table-cell table:style-name="ce3" table:formula="of:=IFERROR([.O377]/[.$E377];&quot;&quot; )">
            <text:p/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 office:value-type="float" office:value="0.00591974009955236" calcext:value-type="float">
            <text:p>0,0059197401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0755224515714966" calcext:value-type="float">
            <text:p>7,55224515714966E-005</text:p>
          </table:table-cell>
          <table:table-cell table:style-name="ce3" table:formula="of:=IFERROR([.D378]/[.$E378];&quot;&quot; )" office:value-type="float" office:value="0.00174339568057393" calcext:value-type="float">
            <text:p>0,0017433957</text:p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58322355704583" calcext:value-type="float">
            <text:p>0,0158322356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063249326260035" calcext:value-type="float">
            <text:p>6,3249326260035E-005</text:p>
          </table:table-cell>
          <table:table-cell table:style-name="ce3" table:formula="of:=IFERROR([.N378]/[.$E378];&quot;&quot; )" office:value-type="float" office:value="0.564710288351087" calcext:value-type="float">
            <text:p>0,5647102884</text:p>
          </table:table-cell>
          <table:table-cell table:style-name="ce3" table:formula="of:=IFERROR([.O378]/[.$E378];&quot;&quot; )">
            <text:p/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0671061824379496" calcext:value-type="float">
            <text:p>0,0067106182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0863777441961313" calcext:value-type="float">
            <text:p>8,63777441961313E-005</text:p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34938810589111" calcext:value-type="float">
            <text:p>0,0134938811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0880788229720714" calcext:value-type="float">
            <text:p>8,80788229720714E-005</text:p>
          </table:table-cell>
          <table:table-cell table:style-name="ce3" table:formula="of:=IFERROR([.N379]/[.$E379];&quot;&quot; )" office:value-type="float" office:value="0.532305870144254" calcext:value-type="float">
            <text:p>0,5323058701</text:p>
          </table:table-cell>
          <table:table-cell table:style-name="ce3" table:formula="of:=IFERROR([.O379]/[.$E379];&quot;&quot; )" office:value-type="float" office:value="0.000017943925460639" calcext:value-type="float">
            <text:p>1,7943925460639E-005</text:p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 office:value-type="float" office:value="0.0000137849887682814" calcext:value-type="float">
            <text:p>0,000013785</text:p>
          </table:table-cell>
          <table:table-cell table:style-name="ce3" table:formula="of:=IFERROR([.S379]/[.$E379];&quot;&quot; )" office:value-type="float" office:value="0.00544519780952131" calcext:value-type="float">
            <text:p>0,0054451978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122147643565339" calcext:value-type="float">
            <text:p>0,0001221476</text:p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72401754397371" calcext:value-type="float">
            <text:p>0,0172401754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0622456325932742" calcext:value-type="float">
            <text:p>6,22456325932742E-005</text:p>
          </table:table-cell>
          <table:table-cell table:style-name="ce3" table:formula="of:=IFERROR([.N380]/[.$E380];&quot;&quot; )" office:value-type="float" office:value="0.613455111069522" calcext:value-type="float">
            <text:p>0,6134551111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0648290431508464" calcext:value-type="float">
            <text:p>0,0064829043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0825218576930418" calcext:value-type="float">
            <text:p>8,25218576930418E-005</text:p>
          </table:table-cell>
          <table:table-cell table:style-name="ce3" table:formula="of:=IFERROR([.D381]/[.$E381];&quot;&quot; )" office:value-type="float" office:value="0.00215680754625642" calcext:value-type="float">
            <text:p>0,0021568075</text:p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64517202855956" calcext:value-type="float">
            <text:p>0,0164517203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0938515127697109" calcext:value-type="float">
            <text:p>9,38515127697109E-005</text:p>
          </table:table-cell>
          <table:table-cell table:style-name="ce3" table:formula="of:=IFERROR([.N381]/[.$E381];&quot;&quot; )" office:value-type="float" office:value="0.529682354443363" calcext:value-type="float">
            <text:p>0,5296823544</text:p>
          </table:table-cell>
          <table:table-cell table:style-name="ce3" table:formula="of:=IFERROR([.O381]/[.$E381];&quot;&quot; )">
            <text:p/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 office:value-type="float" office:value="0.0000165947803779434" calcext:value-type="float">
            <text:p>1,65947803779434E-005</text:p>
          </table:table-cell>
          <table:table-cell table:style-name="ce3" table:formula="of:=IFERROR([.S381]/[.$E381];&quot;&quot; )" office:value-type="float" office:value="0.00579809492587432" calcext:value-type="float">
            <text:p>0,0057980949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0912436796596174" calcext:value-type="float">
            <text:p>9,12436796596174E-005</text:p>
          </table:table-cell>
          <table:table-cell table:style-name="ce3" table:formula="of:=IFERROR([.D382]/[.$E382];&quot;&quot; )" office:value-type="float" office:value="0.00181217932315876" calcext:value-type="float">
            <text:p>0,0018121793</text:p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70272633076608" calcext:value-type="float">
            <text:p>0,0170272633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078360178271495" calcext:value-type="float">
            <text:p>7,8360178271495E-005</text:p>
          </table:table-cell>
          <table:table-cell table:style-name="ce3" table:formula="of:=IFERROR([.N382]/[.$E382];&quot;&quot; )" office:value-type="float" office:value="0.428085283459686" calcext:value-type="float">
            <text:p>0,4280852835</text:p>
          </table:table-cell>
          <table:table-cell table:style-name="ce3" table:formula="of:=IFERROR([.O382]/[.$E382];&quot;&quot; )" office:value-type="float" office:value="0.0000282532925178122" calcext:value-type="float">
            <text:p>2,82532925178122E-005</text:p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64049925034422" calcext:value-type="float">
            <text:p>0,0064049925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0701262425174984" calcext:value-type="float">
            <text:p>7,01262425174984E-005</text:p>
          </table:table-cell>
          <table:table-cell table:style-name="ce3" table:formula="of:=IFERROR([.D383]/[.$E383];&quot;&quot; )" office:value-type="float" office:value="0.00224881754339941" calcext:value-type="float">
            <text:p>0,0022488175</text:p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71535551521799" calcext:value-type="float">
            <text:p>0,0171535552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0729690977272707" calcext:value-type="float">
            <text:p>7,29690977272707E-005</text:p>
          </table:table-cell>
          <table:table-cell table:style-name="ce3" table:formula="of:=IFERROR([.N383]/[.$E383];&quot;&quot; )" office:value-type="float" office:value="0.560245053325266" calcext:value-type="float">
            <text:p>0,5602450533</text:p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 office:value-type="float" office:value="0.0000331790474962518" calcext:value-type="float">
            <text:p>0,000033179</text:p>
          </table:table-cell>
          <table:table-cell table:style-name="ce3" table:formula="of:=IFERROR([.S383]/[.$E383];&quot;&quot; )" office:value-type="float" office:value="0.00766592031712015" calcext:value-type="float">
            <text:p>0,0076659203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104834315545081" calcext:value-type="float">
            <text:p>0,0001048343</text:p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6437579910489" calcext:value-type="float">
            <text:p>0,0164375799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0810633302144243" calcext:value-type="float">
            <text:p>8,10633302144243E-005</text:p>
          </table:table-cell>
          <table:table-cell table:style-name="ce3" table:formula="of:=IFERROR([.N384]/[.$E384];&quot;&quot; )" office:value-type="float" office:value="0.429883917782331" calcext:value-type="float">
            <text:p>0,4298839178</text:p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49155776621847" calcext:value-type="float">
            <text:p>0,0049155777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142606942994896" calcext:value-type="float">
            <text:p>0,0001426069</text:p>
          </table:table-cell>
          <table:table-cell table:style-name="ce3" table:formula="of:=IFERROR([.D385]/[.$E385];&quot;&quot; )" office:value-type="float" office:value="0.00182262717129902" calcext:value-type="float">
            <text:p>0,0018226272</text:p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82785310553878" calcext:value-type="float">
            <text:p>0,0182785311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112731622419384" calcext:value-type="float">
            <text:p>0,0001127316</text:p>
          </table:table-cell>
          <table:table-cell table:style-name="ce3" table:formula="of:=IFERROR([.N385]/[.$E385];&quot;&quot; )" office:value-type="float" office:value="0.516104378522966" calcext:value-type="float">
            <text:p>0,5161043785</text:p>
          </table:table-cell>
          <table:table-cell table:style-name="ce3" table:formula="of:=IFERROR([.O385]/[.$E385];&quot;&quot; )" office:value-type="float" office:value="0.0000495631092541901" calcext:value-type="float">
            <text:p>4,95631092541901E-005</text:p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 office:value-type="float" office:value="0.0000794912971462402" calcext:value-type="float">
            <text:p>7,94912971462402E-005</text:p>
          </table:table-cell>
          <table:table-cell table:style-name="ce3" table:formula="of:=IFERROR([.R385]/[.$E385];&quot;&quot; )" office:value-type="float" office:value="0.0000205521693040708" calcext:value-type="float">
            <text:p>2,05521693040708E-005</text:p>
          </table:table-cell>
          <table:table-cell table:style-name="ce3" table:formula="of:=IFERROR([.S385]/[.$E385];&quot;&quot; )" office:value-type="float" office:value="0.00472087690468121" calcext:value-type="float">
            <text:p>0,0047208769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0694567524063383" calcext:value-type="float">
            <text:p>6,94567524063383E-005</text:p>
          </table:table-cell>
          <table:table-cell table:style-name="ce3" table:formula="of:=IFERROR([.D386]/[.$E386];&quot;&quot; )" office:value-type="float" office:value="0.0023609774489455" calcext:value-type="float">
            <text:p>0,0023609774</text:p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74382051589691" calcext:value-type="float">
            <text:p>0,0174382052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 office:value-type="float" office:value="0.0000870260370339268" calcext:value-type="float">
            <text:p>0,000087026</text:p>
          </table:table-cell>
          <table:table-cell table:style-name="ce3" table:formula="of:=IFERROR([.N386]/[.$E386];&quot;&quot; )" office:value-type="float" office:value="0.436152125815205" calcext:value-type="float">
            <text:p>0,4361521258</text:p>
          </table:table-cell>
          <table:table-cell table:style-name="ce3" table:formula="of:=IFERROR([.O386]/[.$E386];&quot;&quot; )">
            <text:p/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 office:value-type="float" office:value="0.0000197283325013316" calcext:value-type="float">
            <text:p>1,97283325013316E-005</text:p>
          </table:table-cell>
          <table:table-cell table:style-name="ce3" table:formula="of:=IFERROR([.S386]/[.$E386];&quot;&quot; )" office:value-type="float" office:value="0.00521650447659434" calcext:value-type="float">
            <text:p>0,0052165045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0811004512051257" calcext:value-type="float">
            <text:p>8,11004512051257E-005</text:p>
          </table:table-cell>
          <table:table-cell table:style-name="ce3" table:formula="of:=IFERROR([.D387]/[.$E387];&quot;&quot; )" office:value-type="float" office:value="0.00172482296783459" calcext:value-type="float">
            <text:p>0,001724823</text:p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70015859076615" calcext:value-type="float">
            <text:p>0,0170015859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>
            <text:p/>
          </table:table-cell>
          <table:table-cell table:style-name="ce3" table:formula="of:=IFERROR([.N387]/[.$E387];&quot;&quot; )" office:value-type="float" office:value="0.455812062518741" calcext:value-type="float">
            <text:p>0,4558120625</text:p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 office:value-type="float" office:value="0.0000319715361391528" calcext:value-type="float">
            <text:p>3,19715361391528E-005</text:p>
          </table:table-cell>
          <table:table-cell table:style-name="ce3" table:formula="of:=IFERROR([.S387]/[.$E387];&quot;&quot; )" office:value-type="float" office:value="0.00484917651151947" calcext:value-type="float">
            <text:p>0,0048491765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098444023670553" calcext:value-type="float">
            <text:p>0,000098444</text:p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68403905073945" calcext:value-type="float">
            <text:p>0,0168403905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149462895539304" calcext:value-type="float">
            <text:p>0,0001494629</text:p>
          </table:table-cell>
          <table:table-cell table:style-name="ce3" table:formula="of:=IFERROR([.N388]/[.$E388];&quot;&quot; )" office:value-type="float" office:value="0.452407058109866" calcext:value-type="float">
            <text:p>0,4524070581</text:p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520467849447337" calcext:value-type="float">
            <text:p>0,0052046785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 office:value-type="float" office:value="0.00000415759371447499" calcext:value-type="float">
            <text:p>4,15759371447499E-006</text:p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128314754032099" calcext:value-type="float">
            <text:p>0,0001283148</text:p>
          </table:table-cell>
          <table:table-cell table:style-name="ce3" table:formula="of:=IFERROR([.D389]/[.$E389];&quot;&quot; )" office:value-type="float" office:value="0.00177519076245998" calcext:value-type="float">
            <text:p>0,0017751908</text:p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8110614388044" calcext:value-type="float">
            <text:p>0,0181106144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 office:value-type="float" office:value="0.000160736466606536" calcext:value-type="float">
            <text:p>0,0001607365</text:p>
          </table:table-cell>
          <table:table-cell table:style-name="ce3" table:formula="of:=IFERROR([.N389]/[.$E389];&quot;&quot; )" office:value-type="float" office:value="0.470406348293162" calcext:value-type="float">
            <text:p>0,4704063483</text:p>
          </table:table-cell>
          <table:table-cell table:style-name="ce3" table:formula="of:=IFERROR([.O389]/[.$E389];&quot;&quot; )" office:value-type="float" office:value="0.0000216573239486196" calcext:value-type="float">
            <text:p>2,16573239486196E-005</text:p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 office:value-type="float" office:value="0.000026757274426843" calcext:value-type="float">
            <text:p>2,6757274426843E-005</text:p>
          </table:table-cell>
          <table:table-cell table:style-name="ce3" table:formula="of:=IFERROR([.S389]/[.$E389];&quot;&quot; )" office:value-type="float" office:value="0.00377783652175531" calcext:value-type="float">
            <text:p>0,0037778365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0943290647844253" calcext:value-type="float">
            <text:p>9,43290647844253E-005</text:p>
          </table:table-cell>
          <table:table-cell table:style-name="ce3" table:formula="of:=IFERROR([.D390]/[.$E390];&quot;&quot; )" office:value-type="float" office:value="0.00165070276543475" calcext:value-type="float">
            <text:p>0,0016507028</text:p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68349251604462" calcext:value-type="float">
            <text:p>0,0168349252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115060099159515" calcext:value-type="float">
            <text:p>0,0001150601</text:p>
          </table:table-cell>
          <table:table-cell table:style-name="ce3" table:formula="of:=IFERROR([.N390]/[.$E390];&quot;&quot; )" office:value-type="float" office:value="0.407790157279066" calcext:value-type="float">
            <text:p>0,4077901573</text:p>
          </table:table-cell>
          <table:table-cell table:style-name="ce3" table:formula="of:=IFERROR([.O390]/[.$E390];&quot;&quot; )">
            <text:p/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351290989435987" calcext:value-type="float">
            <text:p>0,0035129099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106467914903325" calcext:value-type="float">
            <text:p>0,0001064679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50375981380187" calcext:value-type="float">
            <text:p>0,0150375981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040785523172426" calcext:value-type="float">
            <text:p>4,0785523172426E-005</text:p>
          </table:table-cell>
          <table:table-cell table:style-name="ce3" table:formula="of:=IFERROR([.N391]/[.$E391];&quot;&quot; )" office:value-type="float" office:value="0.388526668977086" calcext:value-type="float">
            <text:p>0,388526669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 office:value-type="float" office:value="0.0000181917410369856" calcext:value-type="float">
            <text:p>1,81917410369856E-005</text:p>
          </table:table-cell>
          <table:table-cell table:style-name="ce3" table:formula="of:=IFERROR([.S391]/[.$E391];&quot;&quot; )" office:value-type="float" office:value="0.00324662178528401" calcext:value-type="float">
            <text:p>0,0032466218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0909836740485327" calcext:value-type="float">
            <text:p>9,09836740485327E-005</text:p>
          </table:table-cell>
          <table:table-cell table:style-name="ce3" table:formula="of:=IFERROR([.D392]/[.$E392];&quot;&quot; )">
            <text:p/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40621044167653" calcext:value-type="float">
            <text:p>0,0140621044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0586465108140717" calcext:value-type="float">
            <text:p>5,86465108140717E-005</text:p>
          </table:table-cell>
          <table:table-cell table:style-name="ce3" table:formula="of:=IFERROR([.N392]/[.$E392];&quot;&quot; )" office:value-type="float" office:value="0.499289725312767" calcext:value-type="float">
            <text:p>0,4992897253</text:p>
          </table:table-cell>
          <table:table-cell table:style-name="ce3" table:formula="of:=IFERROR([.O392]/[.$E392];&quot;&quot; )">
            <text:p/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 office:value-type="float" office:value="0.0000164793712809317" calcext:value-type="float">
            <text:p>1,64793712809317E-005</text:p>
          </table:table-cell>
          <table:table-cell table:style-name="ce3" table:formula="of:=IFERROR([.S392]/[.$E392];&quot;&quot; )" office:value-type="float" office:value="0.00284438209134916" calcext:value-type="float">
            <text:p>0,0028443821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101714240718312" calcext:value-type="float">
            <text:p>0,0001017142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28817144818881" calcext:value-type="float">
            <text:p>0,0128817145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0537603879465312" calcext:value-type="float">
            <text:p>5,37603879465312E-005</text:p>
          </table:table-cell>
          <table:table-cell table:style-name="ce3" table:formula="of:=IFERROR([.N393]/[.$E393];&quot;&quot; )" office:value-type="float" office:value="0.382636639574003" calcext:value-type="float">
            <text:p>0,3826366396</text:p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360218707039044" calcext:value-type="float">
            <text:p>0,0036021871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107286605428571" calcext:value-type="float">
            <text:p>0,0001072866</text:p>
          </table:table-cell>
          <table:table-cell table:style-name="ce3" table:formula="of:=IFERROR([.D394]/[.$E394];&quot;&quot; )">
            <text:p/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17772799509645" calcext:value-type="float">
            <text:p>0,01177728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03674938211449" calcext:value-type="float">
            <text:p>0,0001036749</text:p>
          </table:table-cell>
          <table:table-cell table:style-name="ce3" table:formula="of:=IFERROR([.N394]/[.$E394];&quot;&quot; )" office:value-type="float" office:value="0.423415753966626" calcext:value-type="float">
            <text:p>0,423415754</text:p>
          </table:table-cell>
          <table:table-cell table:style-name="ce3" table:formula="of:=IFERROR([.O394]/[.$E394];&quot;&quot; )">
            <text:p/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 office:value-type="float" office:value="0.000018724332761077" calcext:value-type="float">
            <text:p>1,8724332761077E-005</text:p>
          </table:table-cell>
          <table:table-cell table:style-name="ce3" table:formula="of:=IFERROR([.S394]/[.$E394];&quot;&quot; )" office:value-type="float" office:value="0.00295197239872202" calcext:value-type="float">
            <text:p>0,0029519724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13411902794717" calcext:value-type="float">
            <text:p>0,000134119</text:p>
          </table:table-cell>
          <table:table-cell table:style-name="ce3" table:formula="of:=IFERROR([.D395]/[.$E395];&quot;&quot; )" office:value-type="float" office:value="0.00173403977016116" calcext:value-type="float">
            <text:p>0,0017340398</text:p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47227823321961" calcext:value-type="float">
            <text:p>0,0147227823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0682401151904282" calcext:value-type="float">
            <text:p>6,82401151904282E-005</text:p>
          </table:table-cell>
          <table:table-cell table:style-name="ce3" table:formula="of:=IFERROR([.N395]/[.$E395];&quot;&quot; )" office:value-type="float" office:value="0.515636554025464" calcext:value-type="float">
            <text:p>0,515636554</text:p>
          </table:table-cell>
          <table:table-cell table:style-name="ce3" table:formula="of:=IFERROR([.O395]/[.$E395];&quot;&quot; )">
            <text:p/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 office:value-type="float" office:value="0.0000212235247652138" calcext:value-type="float">
            <text:p>2,12235247652138E-005</text:p>
          </table:table-cell>
          <table:table-cell table:style-name="ce3" table:formula="of:=IFERROR([.S395]/[.$E395];&quot;&quot; )" office:value-type="float" office:value="0.00309784845814791" calcext:value-type="float">
            <text:p>0,0030978485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187550542715111" calcext:value-type="float">
            <text:p>0,0001875505</text:p>
          </table:table-cell>
          <table:table-cell table:style-name="ce3" table:formula="of:=IFERROR([.D396]/[.$E396];&quot;&quot; )" office:value-type="float" office:value="0.0016276723370849" calcext:value-type="float">
            <text:p>0,0016276723</text:p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43757489709997" calcext:value-type="float">
            <text:p>0,014375749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075369198381969" calcext:value-type="float">
            <text:p>7,5369198381969E-005</text:p>
          </table:table-cell>
          <table:table-cell table:style-name="ce3" table:formula="of:=IFERROR([.N396]/[.$E396];&quot;&quot; )" office:value-type="float" office:value="0.539996823194053" calcext:value-type="float">
            <text:p>0,5399968232</text:p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401997243017015" calcext:value-type="float">
            <text:p>0,0040199724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232760659877621" calcext:value-type="float">
            <text:p>0,0002327607</text:p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63543063289698" calcext:value-type="float">
            <text:p>0,0163543063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0937411638259183" calcext:value-type="float">
            <text:p>9,37411638259183E-005</text:p>
          </table:table-cell>
          <table:table-cell table:style-name="ce3" table:formula="of:=IFERROR([.N397]/[.$E397];&quot;&quot; )" office:value-type="float" office:value="0.592272982450816" calcext:value-type="float">
            <text:p>0,5922729825</text:p>
          </table:table-cell>
          <table:table-cell table:style-name="ce3" table:formula="of:=IFERROR([.O397]/[.$E397];&quot;&quot; )" office:value-type="float" office:value="0.0000209684538243099" calcext:value-type="float">
            <text:p>2,09684538243099E-005</text:p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 office:value-type="float" office:value="0.0000188716084418789" calcext:value-type="float">
            <text:p>1,88716084418789E-005</text:p>
          </table:table-cell>
          <table:table-cell table:style-name="ce3" table:formula="of:=IFERROR([.S397]/[.$E397];&quot;&quot; )" office:value-type="float" office:value="0.00307049050889858" calcext:value-type="float">
            <text:p>0,0030704905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269749714252672" calcext:value-type="float">
            <text:p>0,0002697497</text:p>
          </table:table-cell>
          <table:table-cell table:style-name="ce3" table:formula="of:=IFERROR([.D398]/[.$E398];&quot;&quot; )" office:value-type="float" office:value="0.0017612513436748" calcext:value-type="float">
            <text:p>0,0017612513</text:p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61572407191298" calcext:value-type="float">
            <text:p>0,0161572407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10939096313033" calcext:value-type="float">
            <text:p>0,000109391</text:p>
          </table:table-cell>
          <table:table-cell table:style-name="ce3" table:formula="of:=IFERROR([.N398]/[.$E398];&quot;&quot; )" office:value-type="float" office:value="0.502693399313519" calcext:value-type="float">
            <text:p>0,5026933993</text:p>
          </table:table-cell>
          <table:table-cell table:style-name="ce3" table:formula="of:=IFERROR([.O398]/[.$E398];&quot;&quot; )" office:value-type="float" office:value="0.0000222857574867974" calcext:value-type="float">
            <text:p>2,22857574867974E-005</text:p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 office:value-type="float" office:value="0.0000182295167299941" calcext:value-type="float">
            <text:p>1,82295167299941E-005</text:p>
          </table:table-cell>
          <table:table-cell table:style-name="ce3" table:formula="of:=IFERROR([.S398]/[.$E398];&quot;&quot; )" office:value-type="float" office:value="0.00254475181390484" calcext:value-type="float">
            <text:p>0,0025447518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325140120243737" calcext:value-type="float">
            <text:p>0,0003251401</text:p>
          </table:table-cell>
          <table:table-cell table:style-name="ce3" table:formula="of:=IFERROR([.D399]/[.$E399];&quot;&quot; )" office:value-type="float" office:value="0.00182283808721596" calcext:value-type="float">
            <text:p>0,0018228381</text:p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67222207511255" calcext:value-type="float">
            <text:p>0,0167222208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104010748823789" calcext:value-type="float">
            <text:p>0,0001040107</text:p>
          </table:table-cell>
          <table:table-cell table:style-name="ce3" table:formula="of:=IFERROR([.N399]/[.$E399];&quot;&quot; )" office:value-type="float" office:value="0.633730568481025" calcext:value-type="float">
            <text:p>0,6337305685</text:p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450198647990541" calcext:value-type="float">
            <text:p>0,0045019865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400]/[.$E400];&quot;&quot; )">
            <text:p/>
          </table:table-cell>
          <table:table-cell table:style-name="ce3" table:formula="of:=IFERROR([.C400]/[.$E400];&quot;&quot; )" office:value-type="float" office:value="0.000419237925668491" calcext:value-type="float">
            <text:p>0,0004192379</text:p>
          </table:table-cell>
          <table:table-cell table:style-name="ce3" table:formula="of:=IFERROR([.D400]/[.$E400];&quot;&quot; )" office:value-type="float" office:value="0.00182680878762667" calcext:value-type="float">
            <text:p>0,0018268088</text:p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 office:value-type="float" office:value="0.0148647619953573" calcext:value-type="float">
            <text:p>0,014864762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 office:value-type="float" office:value="0.000117271739882988" calcext:value-type="float">
            <text:p>0,0001172717</text:p>
          </table:table-cell>
          <table:table-cell table:style-name="ce3" table:formula="of:=IFERROR([.N400]/[.$E400];&quot;&quot; )" office:value-type="float" office:value="0.552768685020798" calcext:value-type="float">
            <text:p>0,552768685</text:p>
          </table:table-cell>
          <table:table-cell table:style-name="ce3" table:formula="of:=IFERROR([.O400]/[.$E400];&quot;&quot; )">
            <text:p/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473170791623217" calcext:value-type="float">
            <text:p>0,0047317079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401]/[.$E401];&quot;&quot; )">
            <text:p/>
          </table:table-cell>
          <table:table-cell table:style-name="ce3" table:formula="of:=IFERROR([.C401]/[.$E401];&quot;&quot; )" office:value-type="float" office:value="0.000413958575203896" calcext:value-type="float">
            <text:p>0,0004139586</text:p>
          </table:table-cell>
          <table:table-cell table:style-name="ce3" table:formula="of:=IFERROR([.D401]/[.$E401];&quot;&quot; )" office:value-type="float" office:value="0.00200738859678905" calcext:value-type="float">
            <text:p>0,0020073886</text:p>
          </table:table-cell>
          <table:table-cell table:style-name="ce3" table:formula="of:=IFERROR([.E401]/[.$E401];&quot;&quot; )" office:value-type="float" office:value="1" calcext:value-type="float">
            <text:p>1</text:p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 office:value-type="float" office:value="0.016334141769829" calcext:value-type="float">
            <text:p>0,0163341418</text:p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 office:value-type="float" office:value="0.000161564052992427" calcext:value-type="float">
            <text:p>0,0001615641</text:p>
          </table:table-cell>
          <table:table-cell table:style-name="ce3" table:formula="of:=IFERROR([.N401]/[.$E401];&quot;&quot; )" office:value-type="float" office:value="0.746084606752309" calcext:value-type="float">
            <text:p>0,7460846068</text:p>
          </table:table-cell>
          <table:table-cell table:style-name="ce3" table:formula="of:=IFERROR([.O401]/[.$E401];&quot;&quot; )" office:value-type="float" office:value="0.0000225627788213589" calcext:value-type="float">
            <text:p>2,25627788213589E-005</text:p>
          </table:table-cell>
          <table:table-cell table:style-name="ce3" table:formula="of:=IFERROR([.P401]/[.$E401];&quot;&quot; )" office:value-type="float" office:value="0.0000394688506427306" calcext:value-type="float">
            <text:p>3,94688506427306E-005</text:p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 office:value-type="float" office:value="0.0064630919810836" calcext:value-type="float">
            <text:p>0,006463092</text:p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ERROR([.B402]/[.$E402];&quot;&quot; )">
            <text:p/>
          </table:table-cell>
          <table:table-cell table:style-name="ce3" table:formula="of:=IFERROR([.C402]/[.$E402];&quot;&quot; )" office:value-type="float" office:value="0.000544376370290428" calcext:value-type="float">
            <text:p>0,0005443764</text:p>
          </table:table-cell>
          <table:table-cell table:style-name="ce3" table:formula="of:=IFERROR([.D402]/[.$E402];&quot;&quot; )" office:value-type="float" office:value="0.00176376890076712" calcext:value-type="float">
            <text:p>0,0017637689</text:p>
          </table:table-cell>
          <table:table-cell table:style-name="ce3" table:formula="of:=IFERROR([.E402]/[.$E402];&quot;&quot; )" office:value-type="float" office:value="1" calcext:value-type="float">
            <text:p>1</text:p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 office:value-type="float" office:value="0.0137910914463181" calcext:value-type="float">
            <text:p>0,0137910914</text:p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 office:value-type="float" office:value="0.000215831533991132" calcext:value-type="float">
            <text:p>0,0002158315</text:p>
          </table:table-cell>
          <table:table-cell table:style-name="ce3" table:formula="of:=IFERROR([.N402]/[.$E402];&quot;&quot; )" office:value-type="float" office:value="0.621801294810144" calcext:value-type="float">
            <text:p>0,6218012948</text:p>
          </table:table-cell>
          <table:table-cell table:style-name="ce3" table:formula="of:=IFERROR([.O402]/[.$E402];&quot;&quot; )" office:value-type="float" office:value="0.0000263934787285393" calcext:value-type="float">
            <text:p>2,63934787285393E-005</text:p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 office:value-type="float" office:value="0.00623389001455248" calcext:value-type="float">
            <text:p>0,00623389</text:p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ERROR([.B403]/[.$E403];&quot;&quot; )">
            <text:p/>
          </table:table-cell>
          <table:table-cell table:style-name="ce3" table:formula="of:=IFERROR([.C403]/[.$E403];&quot;&quot; )" office:value-type="float" office:value="0.000534903354071613" calcext:value-type="float">
            <text:p>0,0005349034</text:p>
          </table:table-cell>
          <table:table-cell table:style-name="ce3" table:formula="of:=IFERROR([.D403]/[.$E403];&quot;&quot; )" office:value-type="float" office:value="0.00142504651412517" calcext:value-type="float">
            <text:p>0,0014250465</text:p>
          </table:table-cell>
          <table:table-cell table:style-name="ce3" table:formula="of:=IFERROR([.E403]/[.$E403];&quot;&quot; )" office:value-type="float" office:value="1" calcext:value-type="float">
            <text:p>1</text:p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 office:value-type="float" office:value="0.013072989069599" calcext:value-type="float">
            <text:p>0,0130729891</text:p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>
            <text:p/>
          </table:table-cell>
          <table:table-cell table:style-name="ce3" table:formula="of:=IFERROR([.M403]/[.$E403];&quot;&quot; )" office:value-type="float" office:value="0.0000704732280742298" calcext:value-type="float">
            <text:p>7,04732280742298E-005</text:p>
          </table:table-cell>
          <table:table-cell table:style-name="ce3" table:formula="of:=IFERROR([.N403]/[.$E403];&quot;&quot; )" office:value-type="float" office:value="0.54372190027247" calcext:value-type="float">
            <text:p>0,5437219003</text:p>
          </table:table-cell>
          <table:table-cell table:style-name="ce3" table:formula="of:=IFERROR([.O403]/[.$E403];&quot;&quot; )">
            <text:p/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 office:value-type="float" office:value="0.00498008269319385" calcext:value-type="float">
            <text:p>0,0049800827</text:p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ERROR([.B404]/[.$E404];&quot;&quot; )">
            <text:p/>
          </table:table-cell>
          <table:table-cell table:style-name="ce3" table:formula="of:=IFERROR([.C404]/[.$E404];&quot;&quot; )" office:value-type="float" office:value="0.000607846649682309" calcext:value-type="float">
            <text:p>0,0006078466</text:p>
          </table:table-cell>
          <table:table-cell table:style-name="ce3" table:formula="of:=IFERROR([.D404]/[.$E404];&quot;&quot; )" office:value-type="float" office:value="0.00199978215306945" calcext:value-type="float">
            <text:p>0,0019997822</text:p>
          </table:table-cell>
          <table:table-cell table:style-name="ce3" table:formula="of:=IFERROR([.E404]/[.$E404];&quot;&quot; )" office:value-type="float" office:value="1" calcext:value-type="float">
            <text:p>1</text:p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 office:value-type="float" office:value="0.0168953937625034" calcext:value-type="float">
            <text:p>0,0168953938</text:p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 office:value-type="float" office:value="0.000131902499658374" calcext:value-type="float">
            <text:p>0,0001319025</text:p>
          </table:table-cell>
          <table:table-cell table:style-name="ce3" table:formula="of:=IFERROR([.N404]/[.$E404];&quot;&quot; )" office:value-type="float" office:value="0.605087744411744" calcext:value-type="float">
            <text:p>0,6050877444</text:p>
          </table:table-cell>
          <table:table-cell table:style-name="ce3" table:formula="of:=IFERROR([.O404]/[.$E404];&quot;&quot; )">
            <text:p/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>
            <text:p/>
          </table:table-cell>
          <table:table-cell table:style-name="ce3" table:formula="of:=IFERROR([.S404]/[.$E404];&quot;&quot; )" office:value-type="float" office:value="0.00517973479682665" calcext:value-type="float">
            <text:p>0,0051797348</text:p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405]/[.$E405];&quot;&quot; )">
            <text:p/>
          </table:table-cell>
          <table:table-cell table:style-name="ce3" table:formula="of:=IFERROR([.C405]/[.$E405];&quot;&quot; )">
            <text:p/>
          </table:table-cell>
          <table:table-cell table:style-name="ce3" table:formula="of:=IFERROR([.D405]/[.$E405];&quot;&quot; )">
            <text:p/>
          </table:table-cell>
          <table:table-cell table:style-name="ce3" table:formula="of:=IFERROR([.E405]/[.$E405];&quot;&quot; )">
            <text:p/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>
            <text:p/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>
            <text:p/>
          </table:table-cell>
          <table:table-cell table:style-name="ce3" table:formula="of:=IFERROR([.N405]/[.$E405];&quot;&quot; )">
            <text:p/>
          </table:table-cell>
          <table:table-cell table:style-name="ce3" table:formula="of:=IFERROR([.O405]/[.$E405];&quot;&quot; )">
            <text:p/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>
            <text:p/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406]/[.$E406];&quot;&quot; )">
            <text:p/>
          </table:table-cell>
          <table:table-cell table:style-name="ce3" table:formula="of:=IFERROR([.C406]/[.$E406];&quot;&quot; )">
            <text:p/>
          </table:table-cell>
          <table:table-cell table:style-name="ce3" table:formula="of:=IFERROR([.D406]/[.$E406];&quot;&quot; )">
            <text:p/>
          </table:table-cell>
          <table:table-cell table:style-name="ce3" table:formula="of:=IFERROR([.E406]/[.$E406];&quot;&quot; )">
            <text:p/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>
            <text:p/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>
            <text:p/>
          </table:table-cell>
          <table:table-cell table:style-name="ce3" table:formula="of:=IFERROR([.N406]/[.$E406];&quot;&quot; )">
            <text:p/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>
            <text:p/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1" table:number-rows-repeated="21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24])-2*STDEV([.B422:.B524])" office:value-type="string" office:string-value="" calcext:value-type="error">
            <text:p>#DIV/0 !</text:p>
          </table:table-cell>
          <table:table-cell table:style-name="ce3" table:formula="of:=AVERAGE([.C422:.C524])-2*STDEV([.C422:.C524])" office:value-type="float" office:value="-0.0000310138718138666" calcext:value-type="float">
            <text:p>-3,10138718138666E-005</text:p>
          </table:table-cell>
          <table:table-cell table:style-name="ce3" table:formula="of:=AVERAGE([.D422:.D524])-2*STDEV([.D422:.D524])" office:value-type="float" office:value="0.00121643142466978" calcext:value-type="float">
            <text:p>0,0012164314</text:p>
          </table:table-cell>
          <table:table-cell table:style-name="ce3" table:formula="of:=AVERAGE([.E422:.E524])-2*STDEV([.E422:.E524])" office:value-type="float" office:value="1" calcext:value-type="float">
            <text:p>1</text:p>
          </table:table-cell>
          <table:table-cell table:style-name="ce3" table:formula="of:=AVERAGE([.F422:.F524])-2*STDEV([.F422:.F524])" office:value-type="string" office:string-value="" calcext:value-type="error">
            <text:p>#DIV/0 !</text:p>
          </table:table-cell>
          <table:table-cell table:style-name="ce3" table:formula="of:=AVERAGE([.G422:.G524])-2*STDEV([.G422:.G524])" office:value-type="string" office:string-value="" calcext:value-type="error">
            <text:p>#DIV/0 !</text:p>
          </table:table-cell>
          <table:table-cell table:style-name="ce3" table:formula="of:=AVERAGE([.H422:.H524])-2*STDEV([.H422:.H524])" office:value-type="string" office:string-value="" calcext:value-type="error">
            <text:p>#DIV/0 !</text:p>
          </table:table-cell>
          <table:table-cell table:style-name="ce3" table:formula="of:=AVERAGE([.I422:.I524])-2*STDEV([.I422:.I524])" office:value-type="float" office:value="0.00937335967621984" calcext:value-type="float">
            <text:p>0,0093733597</text:p>
          </table:table-cell>
          <table:table-cell table:style-name="ce3" table:formula="of:=AVERAGE([.J422:.J524])-2*STDEV([.J422:.J524])" office:value-type="float" office:value="0.000150288013711023" calcext:value-type="float">
            <text:p>0,000150288</text:p>
          </table:table-cell>
          <table:table-cell table:style-name="ce3" table:formula="of:=AVERAGE([.K422:.K524])-2*STDEV([.K422:.K524])" office:value-type="string" office:string-value="" calcext:value-type="error">
            <text:p>#DIV/0 !</text:p>
          </table:table-cell>
          <table:table-cell table:style-name="ce3" table:formula="of:=AVERAGE([.L422:.L524])-2*STDEV([.L422:.L524])" office:value-type="float" office:value="0.0000652218494979302" calcext:value-type="float">
            <text:p>6,52218494979302E-005</text:p>
          </table:table-cell>
          <table:table-cell table:style-name="ce3" table:formula="of:=AVERAGE([.M422:.M524])-2*STDEV([.M422:.M524])" office:value-type="float" office:value="0.0000255790710140348" calcext:value-type="float">
            <text:p>2,55790710140348E-005</text:p>
          </table:table-cell>
          <table:table-cell table:style-name="ce3" table:formula="of:=AVERAGE([.N422:.N524])-2*STDEV([.N422:.N524])" office:value-type="float" office:value="0.408234043782455" calcext:value-type="float">
            <text:p>0,4082340438</text:p>
          </table:table-cell>
          <table:table-cell table:style-name="ce3" table:formula="of:=AVERAGE([.O422:.O524])-2*STDEV([.O422:.O524])" office:value-type="float" office:value="0.0000110160421150681" calcext:value-type="float">
            <text:p>0,000011016</text:p>
          </table:table-cell>
          <table:table-cell table:style-name="ce3" table:formula="of:=AVERAGE([.P422:.P524])-2*STDEV([.P422:.P524])" office:value-type="string" office:string-value="" calcext:value-type="error">
            <text:p>#DIV/0 !</text:p>
          </table:table-cell>
          <table:table-cell table:style-name="ce3" table:formula="of:=AVERAGE([.Q422:.Q524])-2*STDEV([.Q422:.Q524])" office:value-type="float" office:value="0.0000444272346633411" calcext:value-type="float">
            <text:p>4,44272346633411E-005</text:p>
          </table:table-cell>
          <table:table-cell table:style-name="ce3" table:formula="of:=AVERAGE([.R422:.R524])-2*STDEV([.R422:.R524])" office:value-type="float" office:value="0.00000861225388641202" calcext:value-type="float">
            <text:p>8,61225388641202E-006</text:p>
          </table:table-cell>
          <table:table-cell table:style-name="ce3" table:formula="of:=AVERAGE([.S422:.S524])-2*STDEV([.S422:.S524])" office:value-type="float" office:value="0.00243687567091915" calcext:value-type="float">
            <text:p>0,0024368757</text:p>
          </table:table-cell>
          <table:table-cell table:style-name="ce3" table:formula="of:=AVERAGE([.T422:.T524])-2*STDEV([.T422:.T524])" office:value-type="string" office:string-value="" calcext:value-type="error">
            <text:p>#DIV/0 !</text:p>
          </table:table-cell>
          <table:table-cell table:style-name="ce3" table:formula="of:=AVERAGE([.U422:.U524])-2*STDEV([.U422:.U524])" office:value-type="float" office:value="0.0000019377886732988" calcext:value-type="float">
            <text:p>1,9377886732988E-006</text:p>
          </table:table-cell>
          <table:table-cell table:style-name="ce3" table:formula="of:=AVERAGE([.V422:.V524])-2*STDEV([.V422:.V524])" office:value-type="float" office:value="0.00000381099138586643" calcext:value-type="float">
            <text:p>0,00000381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4" table:formula="of:=AVERAGE([.B422:.B524])+2*STDEV([.B422:.B524])" office:value-type="string" office:string-value="" calcext:value-type="error">
            <text:p>#DIV/0 !</text:p>
          </table:table-cell>
          <table:table-cell table:style-name="ce4" table:formula="of:=AVERAGE([.C422:.C524])+2*STDEV([.C422:.C524])" office:value-type="float" office:value="0.000539095915549609" calcext:value-type="float">
            <text:p>0,0005390959</text:p>
          </table:table-cell>
          <table:table-cell table:style-name="ce4" table:formula="of:=AVERAGE([.D422:.D524])+2*STDEV([.D422:.D524])" office:value-type="float" office:value="0.00310182740897035" calcext:value-type="float">
            <text:p>0,0031018274</text:p>
          </table:table-cell>
          <table:table-cell table:style-name="ce4" table:formula="of:=AVERAGE([.E422:.E524])+2*STDEV([.E422:.E524])" office:value-type="float" office:value="1" calcext:value-type="float">
            <text:p>1</text:p>
          </table:table-cell>
          <table:table-cell table:style-name="ce4" table:formula="of:=AVERAGE([.F422:.F524])+2*STDEV([.F422:.F524])" office:value-type="string" office:string-value="" calcext:value-type="error">
            <text:p>#DIV/0 !</text:p>
          </table:table-cell>
          <table:table-cell table:style-name="ce4" table:formula="of:=AVERAGE([.G422:.G524])+2*STDEV([.G422:.G524])" office:value-type="string" office:string-value="" calcext:value-type="error">
            <text:p>#DIV/0 !</text:p>
          </table:table-cell>
          <table:table-cell table:style-name="ce4" table:formula="of:=AVERAGE([.H422:.H524])+2*STDEV([.H422:.H524])" office:value-type="string" office:string-value="" calcext:value-type="error">
            <text:p>#DIV/0 !</text:p>
          </table:table-cell>
          <table:table-cell table:style-name="ce4" table:formula="of:=AVERAGE([.I422:.I524])+2*STDEV([.I422:.I524])" office:value-type="float" office:value="0.02529972399038" calcext:value-type="float">
            <text:p>0,025299724</text:p>
          </table:table-cell>
          <table:table-cell table:style-name="ce4" table:formula="of:=AVERAGE([.J422:.J524])+2*STDEV([.J422:.J524])" office:value-type="float" office:value="0.000257510302884345" calcext:value-type="float">
            <text:p>0,0002575103</text:p>
          </table:table-cell>
          <table:table-cell table:style-name="ce4" table:formula="of:=AVERAGE([.K422:.K524])+2*STDEV([.K422:.K524])" office:value-type="string" office:string-value="" calcext:value-type="error">
            <text:p>#DIV/0 !</text:p>
          </table:table-cell>
          <table:table-cell table:style-name="ce4" table:formula="of:=AVERAGE([.L422:.L524])+2*STDEV([.L422:.L524])" office:value-type="float" office:value="0.00013942291110201" calcext:value-type="float">
            <text:p>0,0001394229</text:p>
          </table:table-cell>
          <table:table-cell table:style-name="ce4" table:formula="of:=AVERAGE([.M422:.M524])+2*STDEV([.M422:.M524])" office:value-type="float" office:value="0.000198073652782871" calcext:value-type="float">
            <text:p>0,0001980737</text:p>
          </table:table-cell>
          <table:table-cell table:style-name="ce4" table:formula="of:=AVERAGE([.N422:.N524])+2*STDEV([.N422:.N524])" office:value-type="float" office:value="0.649513486260518" calcext:value-type="float">
            <text:p>0,6495134863</text:p>
          </table:table-cell>
          <table:table-cell table:style-name="ce4" table:formula="of:=AVERAGE([.O422:.O524])+2*STDEV([.O422:.O524])" office:value-type="float" office:value="0.000042595824668426" calcext:value-type="float">
            <text:p>4,2595824668426E-005</text:p>
          </table:table-cell>
          <table:table-cell table:style-name="ce4" table:formula="of:=AVERAGE([.P422:.P524])+2*STDEV([.P422:.P524])" office:value-type="string" office:string-value="" calcext:value-type="error">
            <text:p>#DIV/0 !</text:p>
          </table:table-cell>
          <table:table-cell table:style-name="ce4" table:formula="of:=AVERAGE([.Q422:.Q524])+2*STDEV([.Q422:.Q524])" office:value-type="float" office:value="0.000145985808036522" calcext:value-type="float">
            <text:p>0,0001459858</text:p>
          </table:table-cell>
          <table:table-cell table:style-name="ce4" table:formula="of:=AVERAGE([.R422:.R524])+2*STDEV([.R422:.R524])" office:value-type="float" office:value="0.0000339280699953472" calcext:value-type="float">
            <text:p>3,39280699953472E-005</text:p>
          </table:table-cell>
          <table:table-cell table:style-name="ce4" table:formula="of:=AVERAGE([.S422:.S524])+2*STDEV([.S422:.S524])" office:value-type="float" office:value="0.00948728413595999" calcext:value-type="float">
            <text:p>0,0094872841</text:p>
          </table:table-cell>
          <table:table-cell table:style-name="ce4" table:formula="of:=AVERAGE([.T422:.T524])+2*STDEV([.T422:.T524])" office:value-type="string" office:string-value="" calcext:value-type="error">
            <text:p>#DIV/0 !</text:p>
          </table:table-cell>
          <table:table-cell table:style-name="ce4" table:formula="of:=AVERAGE([.U422:.U524])+2*STDEV([.U422:.U524])" office:value-type="float" office:value="0.00000725440078742438" calcext:value-type="float">
            <text:p>7,25440078742438E-006</text:p>
          </table:table-cell>
          <table:table-cell table:style-name="ce4" table:formula="of:=AVERAGE([.V422:.V524])+2*STDEV([.V422:.V524])" office:value-type="float" office:value="0.00000726293202077488" calcext:value-type="float">
            <text:p>7,26293202077488E-006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486809658940153" calcext:value-type="float">
            <text:p>0,0004868097</text:p>
          </table:table-cell>
          <table:table-cell table:formula="of:=IF(OR([.D422]&lt;[.D$549];[.D422]&gt;[.D$550]);&quot;&quot;;[.D422])" office:value-type="float" office:value="0.00273549198435341" calcext:value-type="float">
            <text:p>0,002735492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173690805609326" calcext:value-type="float">
            <text:p>0,0173690806</text:p>
          </table:table-cell>
          <table:table-cell table:formula="of:=IF(OR([.J422]&lt;[.J$549];[.J422]&gt;[.J$550]);&quot;&quot;;[.J422])">
            <text:p/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00013117753834246" calcext:value-type="float">
            <text:p>0,0001311775</text:p>
          </table:table-cell>
          <table:table-cell table:formula="of:=IF(OR([.N422]&lt;[.N$549];[.N422]&gt;[.N$550]);&quot;&quot;;[.N422])">
            <text:p/>
          </table:table-cell>
          <table:table-cell table:formula="of:=IF(OR([.O422]&lt;[.O$549];[.O422]&gt;[.O$550]);&quot;&quot;;[.O422])" office:value-type="float" office:value="0.000031042031475461" calcext:value-type="float">
            <text:p>0,000031042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>
            <text:p/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0593860113085317" calcext:value-type="float">
            <text:p>0,0059386011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477264081751751" calcext:value-type="float">
            <text:p>0,0004772641</text:p>
          </table:table-cell>
          <table:table-cell table:formula="of:=IF(OR([.D423]&lt;[.D$549];[.D423]&gt;[.D$550]);&quot;&quot;;[.D423])" office:value-type="float" office:value="0.00227334456242344" calcext:value-type="float">
            <text:p>0,0022733446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178848807046182" calcext:value-type="float">
            <text:p>0,0178848807</text:p>
          </table:table-cell>
          <table:table-cell table:formula="of:=IF(OR([.J423]&lt;[.J$549];[.J423]&gt;[.J$550]);&quot;&quot;;[.J423])" office:value-type="float" office:value="0.000199123972884272" calcext:value-type="float">
            <text:p>0,000199124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 office:value-type="float" office:value="0.0000587185510186544" calcext:value-type="float">
            <text:p>5,87185510186544E-005</text:p>
          </table:table-cell>
          <table:table-cell table:formula="of:=IF(OR([.N423]&lt;[.N$549];[.N423]&gt;[.N$550]);&quot;&quot;;[.N423])">
            <text:p/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>
            <text:p/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0665561672895355" calcext:value-type="float">
            <text:p>0,0066556167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>
            <text:p/>
          </table:table-cell>
          <table:table-cell table:formula="of:=IF(OR([.D424]&lt;[.D$549];[.D424]&gt;[.D$550]);&quot;&quot;;[.D424])" office:value-type="float" office:value="0.00180395772800463" calcext:value-type="float">
            <text:p>0,0018039577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192325686341411" calcext:value-type="float">
            <text:p>0,0192325686</text:p>
          </table:table-cell>
          <table:table-cell table:formula="of:=IF(OR([.J424]&lt;[.J$549];[.J424]&gt;[.J$550]);&quot;&quot;;[.J424])">
            <text:p/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000145190982169391" calcext:value-type="float">
            <text:p>0,000145191</text:p>
          </table:table-cell>
          <table:table-cell table:formula="of:=IF(OR([.N424]&lt;[.N$549];[.N424]&gt;[.N$550]);&quot;&quot;;[.N424])">
            <text:p/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float" office:value="0.000112333003161095" calcext:value-type="float">
            <text:p>0,000112333</text:p>
          </table:table-cell>
          <table:table-cell table:formula="of:=IF(OR([.R424]&lt;[.R$549];[.R424]&gt;[.R$550]);&quot;&quot;;[.R424])" office:value-type="float" office:value="0.0000308068080916223" calcext:value-type="float">
            <text:p>3,08068080916223E-005</text:p>
          </table:table-cell>
          <table:table-cell table:formula="of:=IF(OR([.S424]&lt;[.S$549];[.S424]&gt;[.S$550]);&quot;&quot;;[.S424])" office:value-type="float" office:value="0.00638160609550229" calcext:value-type="float">
            <text:p>0,0063816061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526758657394026" calcext:value-type="float">
            <text:p>0,0005267587</text:p>
          </table:table-cell>
          <table:table-cell table:formula="of:=IF(OR([.D425]&lt;[.D$549];[.D425]&gt;[.D$550]);&quot;&quot;;[.D425])" office:value-type="float" office:value="0.0022610389007516" calcext:value-type="float">
            <text:p>0,0022610389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177934768054742" calcext:value-type="float">
            <text:p>0,0177934768</text:p>
          </table:table-cell>
          <table:table-cell table:formula="of:=IF(OR([.J425]&lt;[.J$549];[.J425]&gt;[.J$550]);&quot;&quot;;[.J425])">
            <text:p/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0703726639979377" calcext:value-type="float">
            <text:p>7,03726639979377E-005</text:p>
          </table:table-cell>
          <table:table-cell table:formula="of:=IF(OR([.N425]&lt;[.N$549];[.N425]&gt;[.N$550]);&quot;&quot;;[.N425])" office:value-type="float" office:value="0.585037005271443" calcext:value-type="float">
            <text:p>0,5850370053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>
            <text:p/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0607829762113309" calcext:value-type="float">
            <text:p>0,0060782976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7552897389559" calcext:value-type="float">
            <text:p>0,000375529</text:p>
          </table:table-cell>
          <table:table-cell table:formula="of:=IF(OR([.D426]&lt;[.D$549];[.D426]&gt;[.D$550]);&quot;&quot;;[.D426])" office:value-type="float" office:value="0.00229083666647465" calcext:value-type="float">
            <text:p>0,0022908367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19124824754409" calcext:value-type="float">
            <text:p>0,0191248248</text:p>
          </table:table-cell>
          <table:table-cell table:formula="of:=IF(OR([.J426]&lt;[.J$549];[.J426]&gt;[.J$550]);&quot;&quot;;[.J426])">
            <text:p/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0997241001099672" calcext:value-type="float">
            <text:p>9,97241001099672E-005</text:p>
          </table:table-cell>
          <table:table-cell table:formula="of:=IF(OR([.N426]&lt;[.N$549];[.N426]&gt;[.N$550]);&quot;&quot;;[.N426])" office:value-type="float" office:value="0.589494378015003" calcext:value-type="float">
            <text:p>0,589494378</text:p>
          </table:table-cell>
          <table:table-cell table:formula="of:=IF(OR([.O426]&lt;[.O$549];[.O426]&gt;[.O$550]);&quot;&quot;;[.O426])" office:value-type="float" office:value="0.000019584465850347" calcext:value-type="float">
            <text:p>1,9584465850347E-005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>
            <text:p/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0560995634417873" calcext:value-type="float">
            <text:p>0,0056099563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38484803919952" calcext:value-type="float">
            <text:p>0,000384848</text:p>
          </table:table-cell>
          <table:table-cell table:formula="of:=IF(OR([.D427]&lt;[.D$549];[.D427]&gt;[.D$550]);&quot;&quot;;[.D427])" office:value-type="float" office:value="0.00167695653676739" calcext:value-type="float">
            <text:p>0,0016769565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194673321978934" calcext:value-type="float">
            <text:p>0,0194673322</text:p>
          </table:table-cell>
          <table:table-cell table:formula="of:=IF(OR([.J427]&lt;[.J$549];[.J427]&gt;[.J$550]);&quot;&quot;;[.J427])">
            <text:p/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123256341933887" calcext:value-type="float">
            <text:p>0,0001232563</text:p>
          </table:table-cell>
          <table:table-cell table:formula="of:=IF(OR([.N427]&lt;[.N$549];[.N427]&gt;[.N$550]);&quot;&quot;;[.N427])" office:value-type="float" office:value="0.556991899680472" calcext:value-type="float">
            <text:p>0,5569918997</text:p>
          </table:table-cell>
          <table:table-cell table:formula="of:=IF(OR([.O427]&lt;[.O$549];[.O427]&gt;[.O$550]);&quot;&quot;;[.O427])" office:value-type="float" office:value="0.0000285771624878781" calcext:value-type="float">
            <text:p>2,85771624878781E-005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>
            <text:p/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0592705915431776" calcext:value-type="float">
            <text:p>0,0059270592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421484988713875" calcext:value-type="float">
            <text:p>0,000421485</text:p>
          </table:table-cell>
          <table:table-cell table:formula="of:=IF(OR([.D428]&lt;[.D$549];[.D428]&gt;[.D$550]);&quot;&quot;;[.D428])" office:value-type="float" office:value="0.00223312822694633" calcext:value-type="float">
            <text:p>0,0022331282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191830221182895" calcext:value-type="float">
            <text:p>0,0191830221</text:p>
          </table:table-cell>
          <table:table-cell table:formula="of:=IF(OR([.J428]&lt;[.J$549];[.J428]&gt;[.J$550]);&quot;&quot;;[.J428])">
            <text:p/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0872993525171158" calcext:value-type="float">
            <text:p>8,72993525171158E-005</text:p>
          </table:table-cell>
          <table:table-cell table:formula="of:=IF(OR([.N428]&lt;[.N$549];[.N428]&gt;[.N$550]);&quot;&quot;;[.N428])" office:value-type="float" office:value="0.549109261838809" calcext:value-type="float">
            <text:p>0,5491092618</text:p>
          </table:table-cell>
          <table:table-cell table:formula="of:=IF(OR([.O428]&lt;[.O$549];[.O428]&gt;[.O$550]);&quot;&quot;;[.O428])">
            <text:p/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>
            <text:p/>
          </table:table-cell>
          <table:table-cell table:formula="of:=IF(OR([.R428]&lt;[.R$549];[.R428]&gt;[.R$550]);&quot;&quot;;[.R428])" office:value-type="float" office:value="0.0000186600241349122" calcext:value-type="float">
            <text:p>0,00001866</text:p>
          </table:table-cell>
          <table:table-cell table:formula="of:=IF(OR([.S428]&lt;[.S$549];[.S428]&gt;[.S$550]);&quot;&quot;;[.S428])" office:value-type="float" office:value="0.00654321690657406" calcext:value-type="float">
            <text:p>0,0065432169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 office:value-type="float" office:value="0.00000492673904552137" calcext:value-type="float">
            <text:p>4,92673904552137E-006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9647666430421" calcext:value-type="float">
            <text:p>0,0002964767</text:p>
          </table:table-cell>
          <table:table-cell table:formula="of:=IF(OR([.D429]&lt;[.D$549];[.D429]&gt;[.D$550]);&quot;&quot;;[.D429])" office:value-type="float" office:value="0.0024059491750741" calcext:value-type="float">
            <text:p>0,002405949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212435725348609" calcext:value-type="float">
            <text:p>0,0212435725</text:p>
          </table:table-cell>
          <table:table-cell table:formula="of:=IF(OR([.J429]&lt;[.J$549];[.J429]&gt;[.J$550]);&quot;&quot;;[.J429])">
            <text:p/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 office:value-type="float" office:value="0.000138748923839259" calcext:value-type="float">
            <text:p>0,0001387489</text:p>
          </table:table-cell>
          <table:table-cell table:formula="of:=IF(OR([.N429]&lt;[.N$549];[.N429]&gt;[.N$550]);&quot;&quot;;[.N429])" office:value-type="float" office:value="0.567569237010806" calcext:value-type="float">
            <text:p>0,567569237</text:p>
          </table:table-cell>
          <table:table-cell table:formula="of:=IF(OR([.O429]&lt;[.O$549];[.O429]&gt;[.O$550]);&quot;&quot;;[.O429])">
            <text:p/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>
            <text:p/>
          </table:table-cell>
          <table:table-cell table:formula="of:=IF(OR([.R429]&lt;[.R$549];[.R429]&gt;[.R$550]);&quot;&quot;;[.R429])" office:value-type="float" office:value="0.0000312509531208951" calcext:value-type="float">
            <text:p>0,000031251</text:p>
          </table:table-cell>
          <table:table-cell table:formula="of:=IF(OR([.S429]&lt;[.S$549];[.S429]&gt;[.S$550]);&quot;&quot;;[.S429])" office:value-type="float" office:value="0.00704384009503814" calcext:value-type="float">
            <text:p>0,0070438401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52771508332976" calcext:value-type="float">
            <text:p>0,0003527715</text:p>
          </table:table-cell>
          <table:table-cell table:formula="of:=IF(OR([.D430]&lt;[.D$549];[.D430]&gt;[.D$550]);&quot;&quot;;[.D430])" office:value-type="float" office:value="0.00232796376678915" calcext:value-type="float">
            <text:p>0,0023279638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205549924539824" calcext:value-type="float">
            <text:p>0,0205549925</text:p>
          </table:table-cell>
          <table:table-cell table:formula="of:=IF(OR([.J430]&lt;[.J$549];[.J430]&gt;[.J$550]);&quot;&quot;;[.J430])">
            <text:p/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 office:value-type="float" office:value="0.00016724501920466" calcext:value-type="float">
            <text:p>0,000167245</text:p>
          </table:table-cell>
          <table:table-cell table:formula="of:=IF(OR([.N430]&lt;[.N$549];[.N430]&gt;[.N$550]);&quot;&quot;;[.N430])" office:value-type="float" office:value="0.545628884876558" calcext:value-type="float">
            <text:p>0,5456288849</text:p>
          </table:table-cell>
          <table:table-cell table:formula="of:=IF(OR([.O430]&lt;[.O$549];[.O430]&gt;[.O$550]);&quot;&quot;;[.O430])" office:value-type="float" office:value="0.0000199018671032922" calcext:value-type="float">
            <text:p>1,99018671032922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>
            <text:p/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0793571928044093" calcext:value-type="float">
            <text:p>0,0079357193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352785011433672" calcext:value-type="float">
            <text:p>0,000352785</text:p>
          </table:table-cell>
          <table:table-cell table:formula="of:=IF(OR([.D431]&lt;[.D$549];[.D431]&gt;[.D$550]);&quot;&quot;;[.D431])" office:value-type="float" office:value="0.00241292586863697" calcext:value-type="float">
            <text:p>0,0024129259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23043927274262" calcext:value-type="float">
            <text:p>0,0230439273</text:p>
          </table:table-cell>
          <table:table-cell table:formula="of:=IF(OR([.J431]&lt;[.J$549];[.J431]&gt;[.J$550]);&quot;&quot;;[.J431])" office:value-type="float" office:value="0.00023277140522478" calcext:value-type="float">
            <text:p>0,0002327714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117772450795646" calcext:value-type="float">
            <text:p>0,0001177725</text:p>
          </table:table-cell>
          <table:table-cell table:formula="of:=IF(OR([.N431]&lt;[.N$549];[.N431]&gt;[.N$550]);&quot;&quot;;[.N431])" office:value-type="float" office:value="0.557065757746304" calcext:value-type="float">
            <text:p>0,5570657577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>
            <text:p/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0880878948573809" calcext:value-type="float">
            <text:p>0,0088087895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292550300647206" calcext:value-type="float">
            <text:p>0,0002925503</text:p>
          </table:table-cell>
          <table:table-cell table:formula="of:=IF(OR([.D432]&lt;[.D$549];[.D432]&gt;[.D$550]);&quot;&quot;;[.D432])" office:value-type="float" office:value="0.00244409951475835" calcext:value-type="float">
            <text:p>0,0024440995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23335775166333" calcext:value-type="float">
            <text:p>0,0233357752</text:p>
          </table:table-cell>
          <table:table-cell table:formula="of:=IF(OR([.J432]&lt;[.J$549];[.J432]&gt;[.J$550]);&quot;&quot;;[.J432])">
            <text:p/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102082150175609" calcext:value-type="float">
            <text:p>0,0001020822</text:p>
          </table:table-cell>
          <table:table-cell table:formula="of:=IF(OR([.N432]&lt;[.N$549];[.N432]&gt;[.N$550]);&quot;&quot;;[.N432])" office:value-type="float" office:value="0.544582380610635" calcext:value-type="float">
            <text:p>0,5445823806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float" office:value="0.0000854337790128805" calcext:value-type="float">
            <text:p>8,54337790128805E-005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>
            <text:p/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float" office:value="0.00000539218499197681" calcext:value-type="float">
            <text:p>5,39218499197681E-006</text:p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16774948674064" calcext:value-type="float">
            <text:p>0,0003167749</text:p>
          </table:table-cell>
          <table:table-cell table:formula="of:=IF(OR([.D433]&lt;[.D$549];[.D433]&gt;[.D$550]);&quot;&quot;;[.D433])" office:value-type="float" office:value="0.00289500677383732" calcext:value-type="float">
            <text:p>0,0028950068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245498485259139" calcext:value-type="float">
            <text:p>0,0245498485</text:p>
          </table:table-cell>
          <table:table-cell table:formula="of:=IF(OR([.J433]&lt;[.J$549];[.J433]&gt;[.J$550]);&quot;&quot;;[.J433])">
            <text:p/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553998578951" calcext:value-type="float">
            <text:p>0,0001553999</text:p>
          </table:table-cell>
          <table:table-cell table:formula="of:=IF(OR([.N433]&lt;[.N$549];[.N433]&gt;[.N$550]);&quot;&quot;;[.N433])" office:value-type="float" office:value="0.530695907623549" calcext:value-type="float">
            <text:p>0,5306959076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>
            <text:p/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>
            <text:p/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float" office:value="0.00000686417438663835" calcext:value-type="float">
            <text:p>6,86417438663835E-006</text:p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404046176938229" calcext:value-type="float">
            <text:p>0,0004040462</text:p>
          </table:table-cell>
          <table:table-cell table:formula="of:=IF(OR([.D434]&lt;[.D$549];[.D434]&gt;[.D$550]);&quot;&quot;;[.D434])" office:value-type="float" office:value="0.00236229932322832" calcext:value-type="float">
            <text:p>0,0023622993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248225689193024" calcext:value-type="float">
            <text:p>0,0248225689</text:p>
          </table:table-cell>
          <table:table-cell table:formula="of:=IF(OR([.J434]&lt;[.J$549];[.J434]&gt;[.J$550]);&quot;&quot;;[.J434])">
            <text:p/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140401049752374" calcext:value-type="float">
            <text:p>0,000140401</text:p>
          </table:table-cell>
          <table:table-cell table:formula="of:=IF(OR([.N434]&lt;[.N$549];[.N434]&gt;[.N$550]);&quot;&quot;;[.N434])" office:value-type="float" office:value="0.544622585332042" calcext:value-type="float">
            <text:p>0,5446225853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>
            <text:p/>
          </table:table-cell>
          <table:table-cell table:formula="of:=IF(OR([.R434]&lt;[.R$549];[.R434]&gt;[.R$550]);&quot;&quot;;[.R434])" office:value-type="float" office:value="0.0000202605497842334" calcext:value-type="float">
            <text:p>2,02605497842334E-005</text:p>
          </table:table-cell>
          <table:table-cell table:formula="of:=IF(OR([.S434]&lt;[.S$549];[.S434]&gt;[.S$550]);&quot;&quot;;[.S434])">
            <text:p/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375496528016113" calcext:value-type="float">
            <text:p>0,0003754965</text:p>
          </table:table-cell>
          <table:table-cell table:formula="of:=IF(OR([.D435]&lt;[.D$549];[.D435]&gt;[.D$550]);&quot;&quot;;[.D435])" office:value-type="float" office:value="0.00304160838794244" calcext:value-type="float">
            <text:p>0,0030416084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234783913827388" calcext:value-type="float">
            <text:p>0,0234783914</text:p>
          </table:table-cell>
          <table:table-cell table:formula="of:=IF(OR([.J435]&lt;[.J$549];[.J435]&gt;[.J$550]);&quot;&quot;;[.J435])">
            <text:p/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118437448948819" calcext:value-type="float">
            <text:p>0,0001184374</text:p>
          </table:table-cell>
          <table:table-cell table:formula="of:=IF(OR([.N435]&lt;[.N$549];[.N435]&gt;[.N$550]);&quot;&quot;;[.N435])" office:value-type="float" office:value="0.526262253768355" calcext:value-type="float">
            <text:p>0,5262622538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>
            <text:p/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>
            <text:p/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310108154708083" calcext:value-type="float">
            <text:p>0,0003101082</text:p>
          </table:table-cell>
          <table:table-cell table:formula="of:=IF(OR([.D436]&lt;[.D$549];[.D436]&gt;[.D$550]);&quot;&quot;;[.D436])" office:value-type="float" office:value="0.00222836295980514" calcext:value-type="float">
            <text:p>0,002228363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228817228909693" calcext:value-type="float">
            <text:p>0,0228817229</text:p>
          </table:table-cell>
          <table:table-cell table:formula="of:=IF(OR([.J436]&lt;[.J$549];[.J436]&gt;[.J$550]);&quot;&quot;;[.J436])">
            <text:p/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>
            <text:p/>
          </table:table-cell>
          <table:table-cell table:formula="of:=IF(OR([.N436]&lt;[.N$549];[.N436]&gt;[.N$550]);&quot;&quot;;[.N436])" office:value-type="float" office:value="0.518769275354105" calcext:value-type="float">
            <text:p>0,5187692754</text:p>
          </table:table-cell>
          <table:table-cell table:formula="of:=IF(OR([.O436]&lt;[.O$549];[.O436]&gt;[.O$550]);&quot;&quot;;[.O436])" office:value-type="float" office:value="0.000028174890567024" calcext:value-type="float">
            <text:p>2,8174890567024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>
            <text:p/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>
            <text:p/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409936130715914" calcext:value-type="float">
            <text:p>0,0004099361</text:p>
          </table:table-cell>
          <table:table-cell table:formula="of:=IF(OR([.D437]&lt;[.D$549];[.D437]&gt;[.D$550]);&quot;&quot;;[.D437])" office:value-type="float" office:value="0.00211305596962751" calcext:value-type="float">
            <text:p>0,002113056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16977045581269" calcext:value-type="float">
            <text:p>0,0216977046</text:p>
          </table:table-cell>
          <table:table-cell table:formula="of:=IF(OR([.J437]&lt;[.J$549];[.J437]&gt;[.J$550]);&quot;&quot;;[.J437])">
            <text:p/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float" office:value="0.0000897356621138533" calcext:value-type="float">
            <text:p>8,97356621138533E-005</text:p>
          </table:table-cell>
          <table:table-cell table:formula="of:=IF(OR([.M437]&lt;[.M$549];[.M437]&gt;[.M$550]);&quot;&quot;;[.M437])" office:value-type="float" office:value="0.000133083734957412" calcext:value-type="float">
            <text:p>0,0001330837</text:p>
          </table:table-cell>
          <table:table-cell table:formula="of:=IF(OR([.N437]&lt;[.N$549];[.N437]&gt;[.N$550]);&quot;&quot;;[.N437])" office:value-type="float" office:value="0.493824224746395" calcext:value-type="float">
            <text:p>0,4938242247</text:p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>
            <text:p/>
          </table:table-cell>
          <table:table-cell table:formula="of:=IF(OR([.R437]&lt;[.R$549];[.R437]&gt;[.R$550]);&quot;&quot;;[.R437])" office:value-type="float" office:value="0.0000162581495985279" calcext:value-type="float">
            <text:p>1,62581495985279E-005</text:p>
          </table:table-cell>
          <table:table-cell table:formula="of:=IF(OR([.S437]&lt;[.S$549];[.S437]&gt;[.S$550]);&quot;&quot;;[.S437])" office:value-type="float" office:value="0.00821992930178028" calcext:value-type="float">
            <text:p>0,0082199293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434668687141461" calcext:value-type="float">
            <text:p>0,0004346687</text:p>
          </table:table-cell>
          <table:table-cell table:formula="of:=IF(OR([.D438]&lt;[.D$549];[.D438]&gt;[.D$550]);&quot;&quot;;[.D438])" office:value-type="float" office:value="0.00224033853727775" calcext:value-type="float">
            <text:p>0,0022403385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19266424075647" calcext:value-type="float">
            <text:p>0,0219266424</text:p>
          </table:table-cell>
          <table:table-cell table:formula="of:=IF(OR([.J438]&lt;[.J$549];[.J438]&gt;[.J$550]);&quot;&quot;;[.J438])">
            <text:p/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72812219835352" calcext:value-type="float">
            <text:p>0,0001728122</text:p>
          </table:table-cell>
          <table:table-cell table:formula="of:=IF(OR([.N438]&lt;[.N$549];[.N438]&gt;[.N$550]);&quot;&quot;;[.N438])" office:value-type="float" office:value="0.480595100763806" calcext:value-type="float">
            <text:p>0,4805951008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>
            <text:p/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0817873056448848" calcext:value-type="float">
            <text:p>0,0081787306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532016168355032" calcext:value-type="float">
            <text:p>0,0005320162</text:p>
          </table:table-cell>
          <table:table-cell table:formula="of:=IF(OR([.D439]&lt;[.D$549];[.D439]&gt;[.D$550]);&quot;&quot;;[.D439])" office:value-type="float" office:value="0.00245129960082928" calcext:value-type="float">
            <text:p>0,0024512996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34045201534806" calcext:value-type="float">
            <text:p>0,0234045202</text:p>
          </table:table-cell>
          <table:table-cell table:formula="of:=IF(OR([.J439]&lt;[.J$549];[.J439]&gt;[.J$550]);&quot;&quot;;[.J439])">
            <text:p/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158756594749108" calcext:value-type="float">
            <text:p>0,0001587566</text:p>
          </table:table-cell>
          <table:table-cell table:formula="of:=IF(OR([.N439]&lt;[.N$549];[.N439]&gt;[.N$550]);&quot;&quot;;[.N439])" office:value-type="float" office:value="0.524868663130647" calcext:value-type="float">
            <text:p>0,5248686631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>
            <text:p/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>
            <text:p/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>
            <text:p/>
          </table:table-cell>
          <table:table-cell table:formula="of:=IF(OR([.D440]&lt;[.D$549];[.D440]&gt;[.D$550]);&quot;&quot;;[.D440])" office:value-type="float" office:value="0.00235164645447222" calcext:value-type="float">
            <text:p>0,0023516465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252848830462814" calcext:value-type="float">
            <text:p>0,025284883</text:p>
          </table:table-cell>
          <table:table-cell table:formula="of:=IF(OR([.J440]&lt;[.J$549];[.J440]&gt;[.J$550]);&quot;&quot;;[.J440])">
            <text:p/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0648915937610973" calcext:value-type="float">
            <text:p>6,48915937610973E-005</text:p>
          </table:table-cell>
          <table:table-cell table:formula="of:=IF(OR([.N440]&lt;[.N$549];[.N440]&gt;[.N$550]);&quot;&quot;;[.N440])" office:value-type="float" office:value="0.500931824090015" calcext:value-type="float">
            <text:p>0,5009318241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>
            <text:p/>
          </table:table-cell>
          <table:table-cell table:formula="of:=IF(OR([.R440]&lt;[.R$549];[.R440]&gt;[.R$550]);&quot;&quot;;[.R440])" office:value-type="float" office:value="0.0000160186124914961" calcext:value-type="float">
            <text:p>1,60186124914961E-005</text:p>
          </table:table-cell>
          <table:table-cell table:formula="of:=IF(OR([.S440]&lt;[.S$549];[.S440]&gt;[.S$550]);&quot;&quot;;[.S440])" office:value-type="float" office:value="0.00745346687756136" calcext:value-type="float">
            <text:p>0,0074534669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438494391735102" calcext:value-type="float">
            <text:p>0,0004384944</text:p>
          </table:table-cell>
          <table:table-cell table:formula="of:=IF(OR([.D441]&lt;[.D$549];[.D441]&gt;[.D$550]);&quot;&quot;;[.D441])" office:value-type="float" office:value="0.00296333496002001" calcext:value-type="float">
            <text:p>0,002963335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239716959940082" calcext:value-type="float">
            <text:p>0,023971696</text:p>
          </table:table-cell>
          <table:table-cell table:formula="of:=IF(OR([.J441]&lt;[.J$549];[.J441]&gt;[.J$550]);&quot;&quot;;[.J441])">
            <text:p/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47714629676447" calcext:value-type="float">
            <text:p>0,0001477146</text:p>
          </table:table-cell>
          <table:table-cell table:formula="of:=IF(OR([.N441]&lt;[.N$549];[.N441]&gt;[.N$550]);&quot;&quot;;[.N441])" office:value-type="float" office:value="0.493783209499877" calcext:value-type="float">
            <text:p>0,4937832095</text:p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>
            <text:p/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0667745806266659" calcext:value-type="float">
            <text:p>0,0066774581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451924034233059" calcext:value-type="float">
            <text:p>0,000451924</text:p>
          </table:table-cell>
          <table:table-cell table:formula="of:=IF(OR([.D442]&lt;[.D$549];[.D442]&gt;[.D$550]);&quot;&quot;;[.D442])" office:value-type="float" office:value="0.00302630954576101" calcext:value-type="float">
            <text:p>0,0030263095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>
            <text:p/>
          </table:table-cell>
          <table:table-cell table:formula="of:=IF(OR([.J442]&lt;[.J$549];[.J442]&gt;[.J$550]);&quot;&quot;;[.J442])">
            <text:p/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float" office:value="0.000123625510891147" calcext:value-type="float">
            <text:p>0,0001236255</text:p>
          </table:table-cell>
          <table:table-cell table:formula="of:=IF(OR([.M442]&lt;[.M$549];[.M442]&gt;[.M$550]);&quot;&quot;;[.M442])" office:value-type="float" office:value="0.000196199035335601" calcext:value-type="float">
            <text:p>0,000196199</text:p>
          </table:table-cell>
          <table:table-cell table:formula="of:=IF(OR([.N442]&lt;[.N$549];[.N442]&gt;[.N$550]);&quot;&quot;;[.N442])" office:value-type="float" office:value="0.515148408322447" calcext:value-type="float">
            <text:p>0,5151484083</text:p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>
            <text:p/>
          </table:table-cell>
          <table:table-cell table:formula="of:=IF(OR([.R442]&lt;[.R$549];[.R442]&gt;[.R$550]);&quot;&quot;;[.R442])" office:value-type="float" office:value="0.0000158662245864578" calcext:value-type="float">
            <text:p>1,58662245864578E-005</text:p>
          </table:table-cell>
          <table:table-cell table:formula="of:=IF(OR([.S442]&lt;[.S$549];[.S442]&gt;[.S$550]);&quot;&quot;;[.S442])" office:value-type="float" office:value="0.00737699020139997" calcext:value-type="float">
            <text:p>0,0073769902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372403530093404" calcext:value-type="float">
            <text:p>0,0003724035</text:p>
          </table:table-cell>
          <table:table-cell table:formula="of:=IF(OR([.D443]&lt;[.D$549];[.D443]&gt;[.D$550]);&quot;&quot;;[.D443])" office:value-type="float" office:value="0.00278563939592347" calcext:value-type="float">
            <text:p>0,0027856394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247093120265705" calcext:value-type="float">
            <text:p>0,024709312</text:p>
          </table:table-cell>
          <table:table-cell table:formula="of:=IF(OR([.J443]&lt;[.J$549];[.J443]&gt;[.J$550]);&quot;&quot;;[.J443])">
            <text:p/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>
            <text:p/>
          </table:table-cell>
          <table:table-cell table:formula="of:=IF(OR([.N443]&lt;[.N$549];[.N443]&gt;[.N$550]);&quot;&quot;;[.N443])" office:value-type="float" office:value="0.507448417704123" calcext:value-type="float">
            <text:p>0,5074484177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float" office:value="0.000130272434907146" calcext:value-type="float">
            <text:p>0,0001302724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0766167237099471" calcext:value-type="float">
            <text:p>0,0076616724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334458593366562" calcext:value-type="float">
            <text:p>0,0003344586</text:p>
          </table:table-cell>
          <table:table-cell table:formula="of:=IF(OR([.D444]&lt;[.D$549];[.D444]&gt;[.D$550]);&quot;&quot;;[.D444])" office:value-type="float" office:value="0.00280073955449865" calcext:value-type="float">
            <text:p>0,0028007396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248324456498367" calcext:value-type="float">
            <text:p>0,0248324456</text:p>
          </table:table-cell>
          <table:table-cell table:formula="of:=IF(OR([.J444]&lt;[.J$549];[.J444]&gt;[.J$550]);&quot;&quot;;[.J444])">
            <text:p/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82326585040287" calcext:value-type="float">
            <text:p>0,0001823266</text:p>
          </table:table-cell>
          <table:table-cell table:formula="of:=IF(OR([.N444]&lt;[.N$549];[.N444]&gt;[.N$550]);&quot;&quot;;[.N444])" office:value-type="float" office:value="0.515364270933113" calcext:value-type="float">
            <text:p>0,5153642709</text:p>
          </table:table-cell>
          <table:table-cell table:formula="of:=IF(OR([.O444]&lt;[.O$549];[.O444]&gt;[.O$550]);&quot;&quot;;[.O444])">
            <text:p/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>
            <text:p/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0770320411696386" calcext:value-type="float">
            <text:p>0,0077032041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434625673242048" calcext:value-type="float">
            <text:p>0,0004346257</text:p>
          </table:table-cell>
          <table:table-cell table:formula="of:=IF(OR([.D445]&lt;[.D$549];[.D445]&gt;[.D$550]);&quot;&quot;;[.D445])" office:value-type="float" office:value="0.00220008906422541" calcext:value-type="float">
            <text:p>0,0022000891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247140023036556" calcext:value-type="float">
            <text:p>0,0247140023</text:p>
          </table:table-cell>
          <table:table-cell table:formula="of:=IF(OR([.J445]&lt;[.J$549];[.J445]&gt;[.J$550]);&quot;&quot;;[.J445])">
            <text:p/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173668250001551" calcext:value-type="float">
            <text:p>0,0001736683</text:p>
          </table:table-cell>
          <table:table-cell table:formula="of:=IF(OR([.N445]&lt;[.N$549];[.N445]&gt;[.N$550]);&quot;&quot;;[.N445])" office:value-type="float" office:value="0.517351215025393" calcext:value-type="float">
            <text:p>0,517351215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>
            <text:p/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0697311066325628" calcext:value-type="float">
            <text:p>0,0069731107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83420404710732" calcext:value-type="float">
            <text:p>0,0003834204</text:p>
          </table:table-cell>
          <table:table-cell table:formula="of:=IF(OR([.D446]&lt;[.D$549];[.D446]&gt;[.D$550]);&quot;&quot;;[.D446])" office:value-type="float" office:value="0.00269548471775286" calcext:value-type="float">
            <text:p>0,0026954847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249509447105862" calcext:value-type="float">
            <text:p>0,0249509447</text:p>
          </table:table-cell>
          <table:table-cell table:formula="of:=IF(OR([.J446]&lt;[.J$549];[.J446]&gt;[.J$550]);&quot;&quot;;[.J446])">
            <text:p/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140812913537623" calcext:value-type="float">
            <text:p>0,0001408129</text:p>
          </table:table-cell>
          <table:table-cell table:formula="of:=IF(OR([.N446]&lt;[.N$549];[.N446]&gt;[.N$550]);&quot;&quot;;[.N446])" office:value-type="float" office:value="0.517219225383928" calcext:value-type="float">
            <text:p>0,5172192254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>
            <text:p/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0689305541466401" calcext:value-type="float">
            <text:p>0,0068930554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438236454959102" calcext:value-type="float">
            <text:p>0,0004382365</text:p>
          </table:table-cell>
          <table:table-cell table:formula="of:=IF(OR([.D447]&lt;[.D$549];[.D447]&gt;[.D$550]);&quot;&quot;;[.D447])">
            <text:p/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240625454765645" calcext:value-type="float">
            <text:p>0,0240625455</text:p>
          </table:table-cell>
          <table:table-cell table:formula="of:=IF(OR([.J447]&lt;[.J$549];[.J447]&gt;[.J$550]);&quot;&quot;;[.J447])">
            <text:p/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184518143913023" calcext:value-type="float">
            <text:p>0,0001845181</text:p>
          </table:table-cell>
          <table:table-cell table:formula="of:=IF(OR([.N447]&lt;[.N$549];[.N447]&gt;[.N$550]);&quot;&quot;;[.N447])" office:value-type="float" office:value="0.546399676090585" calcext:value-type="float">
            <text:p>0,5463996761</text:p>
          </table:table-cell>
          <table:table-cell table:formula="of:=IF(OR([.O447]&lt;[.O$549];[.O447]&gt;[.O$550]);&quot;&quot;;[.O447])" office:value-type="float" office:value="0.0000265385393557256" calcext:value-type="float">
            <text:p>2,65385393557256E-005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>
            <text:p/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0655737929934089" calcext:value-type="float">
            <text:p>0,0065573793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420779460472077" calcext:value-type="float">
            <text:p>0,0004207795</text:p>
          </table:table-cell>
          <table:table-cell table:formula="of:=IF(OR([.D448]&lt;[.D$549];[.D448]&gt;[.D$550]);&quot;&quot;;[.D448])" office:value-type="float" office:value="0.0026634786792699" calcext:value-type="float">
            <text:p>0,0026634787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231009656689608" calcext:value-type="float">
            <text:p>0,0231009657</text:p>
          </table:table-cell>
          <table:table-cell table:formula="of:=IF(OR([.J448]&lt;[.J$549];[.J448]&gt;[.J$550]);&quot;&quot;;[.J448])">
            <text:p/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84769739255413" calcext:value-type="float">
            <text:p>0,0001847697</text:p>
          </table:table-cell>
          <table:table-cell table:formula="of:=IF(OR([.N448]&lt;[.N$549];[.N448]&gt;[.N$550]);&quot;&quot;;[.N448])" office:value-type="float" office:value="0.536707009778404" calcext:value-type="float">
            <text:p>0,5367070098</text:p>
          </table:table-cell>
          <table:table-cell table:formula="of:=IF(OR([.O448]&lt;[.O$549];[.O448]&gt;[.O$550]);&quot;&quot;;[.O448])" office:value-type="float" office:value="0.0000183719574462037" calcext:value-type="float">
            <text:p>0,000018372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>
            <text:p/>
          </table:table-cell>
          <table:table-cell table:formula="of:=IF(OR([.R448]&lt;[.R$549];[.R448]&gt;[.R$550]);&quot;&quot;;[.R448])">
            <text:p/>
          </table:table-cell>
          <table:table-cell table:formula="of:=IF(OR([.S448]&lt;[.S$549];[.S448]&gt;[.S$550]);&quot;&quot;;[.S448])" office:value-type="float" office:value="0.00733081875996181" calcext:value-type="float">
            <text:p>0,0073308188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38648320981839" calcext:value-type="float">
            <text:p>0,0003864832</text:p>
          </table:table-cell>
          <table:table-cell table:formula="of:=IF(OR([.D449]&lt;[.D$549];[.D449]&gt;[.D$550]);&quot;&quot;;[.D449])" office:value-type="float" office:value="0.00271674457264044" calcext:value-type="float">
            <text:p>0,0027167446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219834102547043" calcext:value-type="float">
            <text:p>0,0219834103</text:p>
          </table:table-cell>
          <table:table-cell table:formula="of:=IF(OR([.J449]&lt;[.J$549];[.J449]&gt;[.J$550]);&quot;&quot;;[.J449])">
            <text:p/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169082323948589" calcext:value-type="float">
            <text:p>0,0001690823</text:p>
          </table:table-cell>
          <table:table-cell table:formula="of:=IF(OR([.N449]&lt;[.N$549];[.N449]&gt;[.N$550]);&quot;&quot;;[.N449])" office:value-type="float" office:value="0.543711529823944" calcext:value-type="float">
            <text:p>0,5437115298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>
            <text:p/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0641741977902476" calcext:value-type="float">
            <text:p>0,0064174198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401393504108203" calcext:value-type="float">
            <text:p>0,0004013935</text:p>
          </table:table-cell>
          <table:table-cell table:formula="of:=IF(OR([.D450]&lt;[.D$549];[.D450]&gt;[.D$550]);&quot;&quot;;[.D450])" office:value-type="float" office:value="0.00263629811765314" calcext:value-type="float">
            <text:p>0,0026362981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192853730075648" calcext:value-type="float">
            <text:p>0,019285373</text:p>
          </table:table-cell>
          <table:table-cell table:formula="of:=IF(OR([.J450]&lt;[.J$549];[.J450]&gt;[.J$550]);&quot;&quot;;[.J450])">
            <text:p/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118912376846183" calcext:value-type="float">
            <text:p>0,0001189124</text:p>
          </table:table-cell>
          <table:table-cell table:formula="of:=IF(OR([.N450]&lt;[.N$549];[.N450]&gt;[.N$550]);&quot;&quot;;[.N450])" office:value-type="float" office:value="0.555869619006706" calcext:value-type="float">
            <text:p>0,555869619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>
            <text:p/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 office:value-type="float" office:value="0.00776014301527437" calcext:value-type="float">
            <text:p>0,007760143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289346732657354" calcext:value-type="float">
            <text:p>0,0002893467</text:p>
          </table:table-cell>
          <table:table-cell table:formula="of:=IF(OR([.D451]&lt;[.D$549];[.D451]&gt;[.D$550]);&quot;&quot;;[.D451])" office:value-type="float" office:value="0.00282838879295492" calcext:value-type="float">
            <text:p>0,0028283888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212423613907537" calcext:value-type="float">
            <text:p>0,0212423614</text:p>
          </table:table-cell>
          <table:table-cell table:formula="of:=IF(OR([.J451]&lt;[.J$549];[.J451]&gt;[.J$550]);&quot;&quot;;[.J451])">
            <text:p/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127576783430995" calcext:value-type="float">
            <text:p>0,0001275768</text:p>
          </table:table-cell>
          <table:table-cell table:formula="of:=IF(OR([.N451]&lt;[.N$549];[.N451]&gt;[.N$550]);&quot;&quot;;[.N451])" office:value-type="float" office:value="0.557128470271521" calcext:value-type="float">
            <text:p>0,5571284703</text:p>
          </table:table-cell>
          <table:table-cell table:formula="of:=IF(OR([.O451]&lt;[.O$549];[.O451]&gt;[.O$550]);&quot;&quot;;[.O451])" office:value-type="float" office:value="0.0000220268129801537" calcext:value-type="float">
            <text:p>2,20268129801537E-005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>
            <text:p/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0777925107647678" calcext:value-type="float">
            <text:p>0,0077792511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267607181597624" calcext:value-type="float">
            <text:p>0,0002676072</text:p>
          </table:table-cell>
          <table:table-cell table:formula="of:=IF(OR([.D452]&lt;[.D$549];[.D452]&gt;[.D$550]);&quot;&quot;;[.D452])" office:value-type="float" office:value="0.00214130624806847" calcext:value-type="float">
            <text:p>0,0021413062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204499052763218" calcext:value-type="float">
            <text:p>0,0204499053</text:p>
          </table:table-cell>
          <table:table-cell table:formula="of:=IF(OR([.J452]&lt;[.J$549];[.J452]&gt;[.J$550]);&quot;&quot;;[.J452])">
            <text:p/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46238763382473" calcext:value-type="float">
            <text:p>0,0001462388</text:p>
          </table:table-cell>
          <table:table-cell table:formula="of:=IF(OR([.N452]&lt;[.N$549];[.N452]&gt;[.N$550]);&quot;&quot;;[.N452])" office:value-type="float" office:value="0.517482314938248" calcext:value-type="float">
            <text:p>0,5174823149</text:p>
          </table:table-cell>
          <table:table-cell table:formula="of:=IF(OR([.O452]&lt;[.O$549];[.O452]&gt;[.O$550]);&quot;&quot;;[.O452])">
            <text:p/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>
            <text:p/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 office:value-type="float" office:value="0.00729430760056739" calcext:value-type="float">
            <text:p>0,0072943076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403457787950512" calcext:value-type="float">
            <text:p>0,0004034578</text:p>
          </table:table-cell>
          <table:table-cell table:formula="of:=IF(OR([.D453]&lt;[.D$549];[.D453]&gt;[.D$550]);&quot;&quot;;[.D453])" office:value-type="float" office:value="0.00309734802313336" calcext:value-type="float">
            <text:p>0,003097348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227614926155714" calcext:value-type="float">
            <text:p>0,0227614926</text:p>
          </table:table-cell>
          <table:table-cell table:formula="of:=IF(OR([.J453]&lt;[.J$549];[.J453]&gt;[.J$550]);&quot;&quot;;[.J453])">
            <text:p/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 office:value-type="float" office:value="0.000133272741251484" calcext:value-type="float">
            <text:p>0,0001332727</text:p>
          </table:table-cell>
          <table:table-cell table:formula="of:=IF(OR([.N453]&lt;[.N$549];[.N453]&gt;[.N$550]);&quot;&quot;;[.N453])" office:value-type="float" office:value="0.581228551093596" calcext:value-type="float">
            <text:p>0,5812285511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>
            <text:p/>
          </table:table-cell>
          <table:table-cell table:formula="of:=IF(OR([.R453]&lt;[.R$549];[.R453]&gt;[.R$550]);&quot;&quot;;[.R453])" office:value-type="float" office:value="0.0000225500455066493" calcext:value-type="float">
            <text:p>0,00002255</text:p>
          </table:table-cell>
          <table:table-cell table:formula="of:=IF(OR([.S453]&lt;[.S$549];[.S453]&gt;[.S$550]);&quot;&quot;;[.S453])" office:value-type="float" office:value="0.0075615575218342" calcext:value-type="float">
            <text:p>0,0075615575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309604417148854" calcext:value-type="float">
            <text:p>0,0003096044</text:p>
          </table:table-cell>
          <table:table-cell table:formula="of:=IF(OR([.D454]&lt;[.D$549];[.D454]&gt;[.D$550]);&quot;&quot;;[.D454])" office:value-type="float" office:value="0.0030933951596092" calcext:value-type="float">
            <text:p>0,0030933952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204781678732362" calcext:value-type="float">
            <text:p>0,0204781679</text:p>
          </table:table-cell>
          <table:table-cell table:formula="of:=IF(OR([.J454]&lt;[.J$549];[.J454]&gt;[.J$550]);&quot;&quot;;[.J454])">
            <text:p/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 office:value-type="float" office:value="0.0000910240170769889" calcext:value-type="float">
            <text:p>0,000091024</text:p>
          </table:table-cell>
          <table:table-cell table:formula="of:=IF(OR([.N454]&lt;[.N$549];[.N454]&gt;[.N$550]);&quot;&quot;;[.N454])" office:value-type="float" office:value="0.577181988546762" calcext:value-type="float">
            <text:p>0,5771819885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>
            <text:p/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 office:value-type="float" office:value="0.00713576882747119" calcext:value-type="float">
            <text:p>0,0071357688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 office:value-type="float" office:value="0.00000614718436111995" calcext:value-type="float">
            <text:p>6,14718436111995E-006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float" office:value="0.000343766456561579" calcext:value-type="float">
            <text:p>0,0003437665</text:p>
          </table:table-cell>
          <table:table-cell table:formula="of:=IF(OR([.D455]&lt;[.D$549];[.D455]&gt;[.D$550]);&quot;&quot;;[.D455])" office:value-type="float" office:value="0.00156124916489665" calcext:value-type="float">
            <text:p>0,0015612492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string" office:string-value="" calcext:value-type="error">
            <text:p>#DIV/0 !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 office:value-type="string" office:string-value="" calcext:value-type="error">
            <text:p>#DIV/0 !</text:p>
          </table:table-cell>
          <table:table-cell table:formula="of:=IF(OR([.I455]&lt;[.I$549];[.I455]&gt;[.I$550]);&quot;&quot;;[.I455])" office:value-type="float" office:value="0.020586067997635" calcext:value-type="float">
            <text:p>0,020586068</text:p>
          </table:table-cell>
          <table:table-cell table:formula="of:=IF(OR([.J455]&lt;[.J$549];[.J455]&gt;[.J$550]);&quot;&quot;;[.J455])">
            <text:p/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 office:value-type="float" office:value="0.000154712000826519" calcext:value-type="float">
            <text:p>0,000154712</text:p>
          </table:table-cell>
          <table:table-cell table:formula="of:=IF(OR([.N455]&lt;[.N$549];[.N455]&gt;[.N$550]);&quot;&quot;;[.N455])" office:value-type="float" office:value="0.525815327738423" calcext:value-type="float">
            <text:p>0,5258153277</text:p>
          </table:table-cell>
          <table:table-cell table:formula="of:=IF(OR([.O455]&lt;[.O$549];[.O455]&gt;[.O$550]);&quot;&quot;;[.O455])">
            <text:p/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>
            <text:p/>
          </table:table-cell>
          <table:table-cell table:formula="of:=IF(OR([.R455]&lt;[.R$549];[.R455]&gt;[.R$550]);&quot;&quot;;[.R455])" office:value-type="float" office:value="0.0000139819779165448" calcext:value-type="float">
            <text:p>0,000013982</text:p>
          </table:table-cell>
          <table:table-cell table:formula="of:=IF(OR([.S455]&lt;[.S$549];[.S455]&gt;[.S$550]);&quot;&quot;;[.S455])" office:value-type="float" office:value="0.00650091100907385" calcext:value-type="float">
            <text:p>0,006500911</text:p>
          </table:table-cell>
          <table:table-cell table:formula="of:=IF(OR([.T455]&lt;[.T$549];[.T455]&gt;[.T$550]);&quot;&quot;;[.T455])" office:value-type="string" office:string-value="" calcext:value-type="error">
            <text:p>#DIV/0 !</text:p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211237022846584" calcext:value-type="float">
            <text:p>0,000211237</text:p>
          </table:table-cell>
          <table:table-cell table:formula="of:=IF(OR([.D456]&lt;[.D$549];[.D456]&gt;[.D$550]);&quot;&quot;;[.D456])" office:value-type="float" office:value="0.00214570612660883" calcext:value-type="float">
            <text:p>0,0021457061</text:p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 office:value-type="string" office:string-value="" calcext:value-type="error">
            <text:p>#DIV/0 !</text:p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 office:value-type="string" office:string-value="" calcext:value-type="error">
            <text:p>#DIV/0 !</text:p>
          </table:table-cell>
          <table:table-cell table:formula="of:=IF(OR([.I456]&lt;[.I$549];[.I456]&gt;[.I$550]);&quot;&quot;;[.I456])" office:value-type="float" office:value="0.0204867745528429" calcext:value-type="float">
            <text:p>0,0204867746</text:p>
          </table:table-cell>
          <table:table-cell table:formula="of:=IF(OR([.J456]&lt;[.J$549];[.J456]&gt;[.J$550]);&quot;&quot;;[.J456])">
            <text:p/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104767598658282" calcext:value-type="float">
            <text:p>0,0001047676</text:p>
          </table:table-cell>
          <table:table-cell table:formula="of:=IF(OR([.N456]&lt;[.N$549];[.N456]&gt;[.N$550]);&quot;&quot;;[.N456])" office:value-type="float" office:value="0.546539820402541" calcext:value-type="float">
            <text:p>0,5465398204</text:p>
          </table:table-cell>
          <table:table-cell table:formula="of:=IF(OR([.O456]&lt;[.O$549];[.O456]&gt;[.O$550]);&quot;&quot;;[.O456])">
            <text:p/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>
            <text:p/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0679561420010039" calcext:value-type="float">
            <text:p>0,0067956142</text:p>
          </table:table-cell>
          <table:table-cell table:formula="of:=IF(OR([.T456]&lt;[.T$549];[.T456]&gt;[.T$550]);&quot;&quot;;[.T456])" office:value-type="string" office:string-value="" calcext:value-type="error">
            <text:p>#DIV/0 !</text:p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286068554793826" calcext:value-type="float">
            <text:p>0,0002860686</text:p>
          </table:table-cell>
          <table:table-cell table:formula="of:=IF(OR([.D457]&lt;[.D$549];[.D457]&gt;[.D$550]);&quot;&quot;;[.D457])" office:value-type="float" office:value="0.00216576503663295" calcext:value-type="float">
            <text:p>0,002165765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 office:value-type="string" office:string-value="" calcext:value-type="error">
            <text:p>#DIV/0 !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string" office:string-value="" calcext:value-type="error">
            <text:p>#DIV/0 !</text:p>
          </table:table-cell>
          <table:table-cell table:formula="of:=IF(OR([.I457]&lt;[.I$549];[.I457]&gt;[.I$550]);&quot;&quot;;[.I457])" office:value-type="float" office:value="0.0196413258742007" calcext:value-type="float">
            <text:p>0,0196413259</text:p>
          </table:table-cell>
          <table:table-cell table:formula="of:=IF(OR([.J457]&lt;[.J$549];[.J457]&gt;[.J$550]);&quot;&quot;;[.J457])">
            <text:p/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 office:value-type="float" office:value="0.000121075223093145" calcext:value-type="float">
            <text:p>0,0001210752</text:p>
          </table:table-cell>
          <table:table-cell table:formula="of:=IF(OR([.N457]&lt;[.N$549];[.N457]&gt;[.N$550]);&quot;&quot;;[.N457])" office:value-type="float" office:value="0.512046792378357" calcext:value-type="float">
            <text:p>0,5120467924</text:p>
          </table:table-cell>
          <table:table-cell table:formula="of:=IF(OR([.O457]&lt;[.O$549];[.O457]&gt;[.O$550]);&quot;&quot;;[.O457])" office:value-type="float" office:value="0.0000256824058929993" calcext:value-type="float">
            <text:p>2,56824058929993E-005</text:p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>
            <text:p/>
          </table:table-cell>
          <table:table-cell table:formula="of:=IF(OR([.R457]&lt;[.R$549];[.R457]&gt;[.R$550]);&quot;&quot;;[.R457])">
            <text:p/>
          </table:table-cell>
          <table:table-cell table:formula="of:=IF(OR([.S457]&lt;[.S$549];[.S457]&gt;[.S$550]);&quot;&quot;;[.S457])" office:value-type="float" office:value="0.00685914229097362" calcext:value-type="float">
            <text:p>0,0068591423</text:p>
          </table:table-cell>
          <table:table-cell table:formula="of:=IF(OR([.T457]&lt;[.T$549];[.T457]&gt;[.T$550]);&quot;&quot;;[.T457])" office:value-type="string" office:string-value="" calcext:value-type="error">
            <text:p>#DIV/0 !</text:p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270185746375038" calcext:value-type="float">
            <text:p>0,0002701857</text:p>
          </table:table-cell>
          <table:table-cell table:formula="of:=IF(OR([.D458]&lt;[.D$549];[.D458]&gt;[.D$550]);&quot;&quot;;[.D458])" office:value-type="float" office:value="0.00169216729476944" calcext:value-type="float">
            <text:p>0,0016921673</text:p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 office:value-type="string" office:string-value="" calcext:value-type="error">
            <text:p>#DIV/0 !</text:p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 office:value-type="string" office:string-value="" calcext:value-type="error">
            <text:p>#DIV/0 !</text:p>
          </table:table-cell>
          <table:table-cell table:formula="of:=IF(OR([.I458]&lt;[.I$549];[.I458]&gt;[.I$550]);&quot;&quot;;[.I458])" office:value-type="float" office:value="0.0196385891321605" calcext:value-type="float">
            <text:p>0,0196385891</text:p>
          </table:table-cell>
          <table:table-cell table:formula="of:=IF(OR([.J458]&lt;[.J$549];[.J458]&gt;[.J$550]);&quot;&quot;;[.J458])">
            <text:p/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 office:value-type="float" office:value="0.0000928432958599915" calcext:value-type="float">
            <text:p>9,28432958599915E-005</text:p>
          </table:table-cell>
          <table:table-cell table:formula="of:=IF(OR([.N458]&lt;[.N$549];[.N458]&gt;[.N$550]);&quot;&quot;;[.N458])" office:value-type="float" office:value="0.550730277765761" calcext:value-type="float">
            <text:p>0,5507302778</text:p>
          </table:table-cell>
          <table:table-cell table:formula="of:=IF(OR([.O458]&lt;[.O$549];[.O458]&gt;[.O$550]);&quot;&quot;;[.O458])">
            <text:p/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>
            <text:p/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 office:value-type="float" office:value="0.00651343171625546" calcext:value-type="float">
            <text:p>0,0065134317</text:p>
          </table:table-cell>
          <table:table-cell table:formula="of:=IF(OR([.T458]&lt;[.T$549];[.T458]&gt;[.T$550]);&quot;&quot;;[.T458])" office:value-type="string" office:string-value="" calcext:value-type="error">
            <text:p>#DIV/0 !</text:p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325487617562841" calcext:value-type="float">
            <text:p>0,0003254876</text:p>
          </table:table-cell>
          <table:table-cell table:formula="of:=IF(OR([.D459]&lt;[.D$549];[.D459]&gt;[.D$550]);&quot;&quot;;[.D459])" office:value-type="float" office:value="0.00275884499961277" calcext:value-type="float">
            <text:p>0,002758845</text:p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 office:value-type="string" office:string-value="" calcext:value-type="error">
            <text:p>#DIV/0 !</text:p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string" office:string-value="" calcext:value-type="error">
            <text:p>#DIV/0 !</text:p>
          </table:table-cell>
          <table:table-cell table:formula="of:=IF(OR([.I459]&lt;[.I$549];[.I459]&gt;[.I$550]);&quot;&quot;;[.I459])" office:value-type="float" office:value="0.0180502536164786" calcext:value-type="float">
            <text:p>0,0180502536</text:p>
          </table:table-cell>
          <table:table-cell table:formula="of:=IF(OR([.J459]&lt;[.J$549];[.J459]&gt;[.J$550]);&quot;&quot;;[.J459])">
            <text:p/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124439953910146" calcext:value-type="float">
            <text:p>0,00012444</text:p>
          </table:table-cell>
          <table:table-cell table:formula="of:=IF(OR([.N459]&lt;[.N$549];[.N459]&gt;[.N$550]);&quot;&quot;;[.N459])" office:value-type="float" office:value="0.535026845233176" calcext:value-type="float">
            <text:p>0,5350268452</text:p>
          </table:table-cell>
          <table:table-cell table:formula="of:=IF(OR([.O459]&lt;[.O$549];[.O459]&gt;[.O$550]);&quot;&quot;;[.O459])">
            <text:p/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>
            <text:p/>
          </table:table-cell>
          <table:table-cell table:formula="of:=IF(OR([.R459]&lt;[.R$549];[.R459]&gt;[.R$550]);&quot;&quot;;[.R459])" office:value-type="float" office:value="0.0000151624285284862" calcext:value-type="float">
            <text:p>1,51624285284862E-005</text:p>
          </table:table-cell>
          <table:table-cell table:formula="of:=IF(OR([.S459]&lt;[.S$549];[.S459]&gt;[.S$550]);&quot;&quot;;[.S459])" office:value-type="float" office:value="0.00598397580533121" calcext:value-type="float">
            <text:p>0,0059839758</text:p>
          </table:table-cell>
          <table:table-cell table:formula="of:=IF(OR([.T459]&lt;[.T$549];[.T459]&gt;[.T$550]);&quot;&quot;;[.T459])" office:value-type="string" office:string-value="" calcext:value-type="error">
            <text:p>#DIV/0 !</text:p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18007042717491" calcext:value-type="float">
            <text:p>0,0001800704</text:p>
          </table:table-cell>
          <table:table-cell table:formula="of:=IF(OR([.D460]&lt;[.D$549];[.D460]&gt;[.D$550]);&quot;&quot;;[.D460])" office:value-type="float" office:value="0.0017965900070281" calcext:value-type="float">
            <text:p>0,00179659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 office:value-type="string" office:string-value="" calcext:value-type="error">
            <text:p>#DIV/0 !</text:p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 office:value-type="string" office:string-value="" calcext:value-type="error">
            <text:p>#DIV/0 !</text:p>
          </table:table-cell>
          <table:table-cell table:formula="of:=IF(OR([.I460]&lt;[.I$549];[.I460]&gt;[.I$550]);&quot;&quot;;[.I460])" office:value-type="float" office:value="0.0145685519223815" calcext:value-type="float">
            <text:p>0,0145685519</text:p>
          </table:table-cell>
          <table:table-cell table:formula="of:=IF(OR([.J460]&lt;[.J$549];[.J460]&gt;[.J$550]);&quot;&quot;;[.J460])">
            <text:p/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>
            <text:p/>
          </table:table-cell>
          <table:table-cell table:formula="of:=IF(OR([.M460]&lt;[.M$549];[.M460]&gt;[.M$550]);&quot;&quot;;[.M460])" office:value-type="float" office:value="0.000125867565845695" calcext:value-type="float">
            <text:p>0,0001258676</text:p>
          </table:table-cell>
          <table:table-cell table:formula="of:=IF(OR([.N460]&lt;[.N$549];[.N460]&gt;[.N$550]);&quot;&quot;;[.N460])" office:value-type="float" office:value="0.435251469607035" calcext:value-type="float">
            <text:p>0,4352514696</text:p>
          </table:table-cell>
          <table:table-cell table:formula="of:=IF(OR([.O460]&lt;[.O$549];[.O460]&gt;[.O$550]);&quot;&quot;;[.O460])" office:value-type="float" office:value="0.0000272500673958576" calcext:value-type="float">
            <text:p>2,72500673958576E-005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>
            <text:p/>
          </table:table-cell>
          <table:table-cell table:formula="of:=IF(OR([.R460]&lt;[.R$549];[.R460]&gt;[.R$550]);&quot;&quot;;[.R460])" office:value-type="float" office:value="0.0000217505083396027" calcext:value-type="float">
            <text:p>2,17505083396027E-005</text:p>
          </table:table-cell>
          <table:table-cell table:formula="of:=IF(OR([.S460]&lt;[.S$549];[.S460]&gt;[.S$550]);&quot;&quot;;[.S460])" office:value-type="float" office:value="0.0048297305996108" calcext:value-type="float">
            <text:p>0,0048297306</text:p>
          </table:table-cell>
          <table:table-cell table:formula="of:=IF(OR([.T460]&lt;[.T$549];[.T460]&gt;[.T$550]);&quot;&quot;;[.T460])" office:value-type="string" office:string-value="" calcext:value-type="error">
            <text:p>#DIV/0 !</text:p>
          </table:table-cell>
          <table:table-cell table:formula="of:=IF(OR([.U460]&lt;[.U$549];[.U460]&gt;[.U$550]);&quot;&quot;;[.U460])" office:value-type="float" office:value="0.00000317091693333616" calcext:value-type="float">
            <text:p>3,17091693333616E-006</text:p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22258489333738" calcext:value-type="float">
            <text:p>0,0002225849</text:p>
          </table:table-cell>
          <table:table-cell table:formula="of:=IF(OR([.D461]&lt;[.D$549];[.D461]&gt;[.D$550]);&quot;&quot;;[.D461])" office:value-type="float" office:value="0.00175109258719901" calcext:value-type="float">
            <text:p>0,0017510926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 office:value-type="string" office:string-value="" calcext:value-type="error">
            <text:p>#DIV/0 !</text:p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 office:value-type="string" office:string-value="" calcext:value-type="error">
            <text:p>#DIV/0 !</text:p>
          </table:table-cell>
          <table:table-cell table:formula="of:=IF(OR([.I461]&lt;[.I$549];[.I461]&gt;[.I$550]);&quot;&quot;;[.I461])" office:value-type="float" office:value="0.0170099758970871" calcext:value-type="float">
            <text:p>0,0170099759</text:p>
          </table:table-cell>
          <table:table-cell table:formula="of:=IF(OR([.J461]&lt;[.J$549];[.J461]&gt;[.J$550]);&quot;&quot;;[.J461])">
            <text:p/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193922755095545" calcext:value-type="float">
            <text:p>0,0001939228</text:p>
          </table:table-cell>
          <table:table-cell table:formula="of:=IF(OR([.N461]&lt;[.N$549];[.N461]&gt;[.N$550]);&quot;&quot;;[.N461])" office:value-type="float" office:value="0.560928249581225" calcext:value-type="float">
            <text:p>0,5609282496</text:p>
          </table:table-cell>
          <table:table-cell table:formula="of:=IF(OR([.O461]&lt;[.O$549];[.O461]&gt;[.O$550]);&quot;&quot;;[.O461])">
            <text:p/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>
            <text:p/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0508674987494155" calcext:value-type="float">
            <text:p>0,0050867499</text:p>
          </table:table-cell>
          <table:table-cell table:formula="of:=IF(OR([.T461]&lt;[.T$549];[.T461]&gt;[.T$550]);&quot;&quot;;[.T461])" office:value-type="string" office:string-value="" calcext:value-type="error">
            <text:p>#DIV/0 !</text:p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202971989432046" calcext:value-type="float">
            <text:p>0,000202972</text:p>
          </table:table-cell>
          <table:table-cell table:formula="of:=IF(OR([.D462]&lt;[.D$549];[.D462]&gt;[.D$550]);&quot;&quot;;[.D462])" office:value-type="float" office:value="0.00231119301455529" calcext:value-type="float">
            <text:p>0,002311193</text:p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 office:value-type="string" office:string-value="" calcext:value-type="error">
            <text:p>#DIV/0 !</text:p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string" office:string-value="" calcext:value-type="error">
            <text:p>#DIV/0 !</text:p>
          </table:table-cell>
          <table:table-cell table:formula="of:=IF(OR([.I462]&lt;[.I$549];[.I462]&gt;[.I$550]);&quot;&quot;;[.I462])" office:value-type="float" office:value="0.0165227454623613" calcext:value-type="float">
            <text:p>0,0165227455</text:p>
          </table:table-cell>
          <table:table-cell table:formula="of:=IF(OR([.J462]&lt;[.J$549];[.J462]&gt;[.J$550]);&quot;&quot;;[.J462])">
            <text:p/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 office:value-type="float" office:value="0.000157841041509897" calcext:value-type="float">
            <text:p>0,000157841</text:p>
          </table:table-cell>
          <table:table-cell table:formula="of:=IF(OR([.N462]&lt;[.N$549];[.N462]&gt;[.N$550]);&quot;&quot;;[.N462])" office:value-type="float" office:value="0.580259325659505" calcext:value-type="float">
            <text:p>0,5802593257</text:p>
          </table:table-cell>
          <table:table-cell table:formula="of:=IF(OR([.O462]&lt;[.O$549];[.O462]&gt;[.O$550]);&quot;&quot;;[.O462])" office:value-type="float" office:value="0.0000248574591707692" calcext:value-type="float">
            <text:p>2,48574591707692E-005</text:p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>
            <text:p/>
          </table:table-cell>
          <table:table-cell table:formula="of:=IF(OR([.R462]&lt;[.R$549];[.R462]&gt;[.R$550]);&quot;&quot;;[.R462])">
            <text:p/>
          </table:table-cell>
          <table:table-cell table:formula="of:=IF(OR([.S462]&lt;[.S$549];[.S462]&gt;[.S$550]);&quot;&quot;;[.S462])" office:value-type="float" office:value="0.00621312574395826" calcext:value-type="float">
            <text:p>0,0062131257</text:p>
          </table:table-cell>
          <table:table-cell table:formula="of:=IF(OR([.T462]&lt;[.T$549];[.T462]&gt;[.T$550]);&quot;&quot;;[.T462])" office:value-type="string" office:string-value="" calcext:value-type="error">
            <text:p>#DIV/0 !</text:p>
          </table:table-cell>
          <table:table-cell table:formula="of:=IF(OR([.U462]&lt;[.U$549];[.U462]&gt;[.U$550]);&quot;&quot;;[.U462])">
            <text:p/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222137166043508" calcext:value-type="float">
            <text:p>0,0002221372</text:p>
          </table:table-cell>
          <table:table-cell table:formula="of:=IF(OR([.D463]&lt;[.D$549];[.D463]&gt;[.D$550]);&quot;&quot;;[.D463])" office:value-type="float" office:value="0.00168586394900179" calcext:value-type="float">
            <text:p>0,0016858639</text:p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 office:value-type="string" office:string-value="" calcext:value-type="error">
            <text:p>#DIV/0 !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 office:value-type="string" office:string-value="" calcext:value-type="error">
            <text:p>#DIV/0 !</text:p>
          </table:table-cell>
          <table:table-cell table:formula="of:=IF(OR([.I463]&lt;[.I$549];[.I463]&gt;[.I$550]);&quot;&quot;;[.I463])" office:value-type="float" office:value="0.0169069774840597" calcext:value-type="float">
            <text:p>0,0169069775</text:p>
          </table:table-cell>
          <table:table-cell table:formula="of:=IF(OR([.J463]&lt;[.J$549];[.J463]&gt;[.J$550]);&quot;&quot;;[.J463])">
            <text:p/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>
            <text:p/>
          </table:table-cell>
          <table:table-cell table:formula="of:=IF(OR([.M463]&lt;[.M$549];[.M463]&gt;[.M$550]);&quot;&quot;;[.M463])" office:value-type="float" office:value="0.000116086981239802" calcext:value-type="float">
            <text:p>0,000116087</text:p>
          </table:table-cell>
          <table:table-cell table:formula="of:=IF(OR([.N463]&lt;[.N$549];[.N463]&gt;[.N$550]);&quot;&quot;;[.N463])" office:value-type="float" office:value="0.527985737646249" calcext:value-type="float">
            <text:p>0,5279857376</text:p>
          </table:table-cell>
          <table:table-cell table:formula="of:=IF(OR([.O463]&lt;[.O$549];[.O463]&gt;[.O$550]);&quot;&quot;;[.O463])">
            <text:p/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>
            <text:p/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0542789462260575" calcext:value-type="float">
            <text:p>0,0054278946</text:p>
          </table:table-cell>
          <table:table-cell table:formula="of:=IF(OR([.T463]&lt;[.T$549];[.T463]&gt;[.T$550]);&quot;&quot;;[.T463])" office:value-type="string" office:string-value="" calcext:value-type="error">
            <text:p>#DIV/0 !</text:p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229315068944057" calcext:value-type="float">
            <text:p>0,0002293151</text:p>
          </table:table-cell>
          <table:table-cell table:formula="of:=IF(OR([.D464]&lt;[.D$549];[.D464]&gt;[.D$550]);&quot;&quot;;[.D464])" office:value-type="float" office:value="0.00228831423534737" calcext:value-type="float">
            <text:p>0,0022883142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 office:value-type="string" office:string-value="" calcext:value-type="error">
            <text:p>#DIV/0 !</text:p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 office:value-type="string" office:string-value="" calcext:value-type="error">
            <text:p>#DIV/0 !</text:p>
          </table:table-cell>
          <table:table-cell table:formula="of:=IF(OR([.I464]&lt;[.I$549];[.I464]&gt;[.I$550]);&quot;&quot;;[.I464])" office:value-type="float" office:value="0.0163536920485898" calcext:value-type="float">
            <text:p>0,016353692</text:p>
          </table:table-cell>
          <table:table-cell table:formula="of:=IF(OR([.J464]&lt;[.J$549];[.J464]&gt;[.J$550]);&quot;&quot;;[.J464])">
            <text:p/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>
            <text:p/>
          </table:table-cell>
          <table:table-cell table:formula="of:=IF(OR([.M464]&lt;[.M$549];[.M464]&gt;[.M$550]);&quot;&quot;;[.M464])" office:value-type="float" office:value="0.000184671265659951" calcext:value-type="float">
            <text:p>0,0001846713</text:p>
          </table:table-cell>
          <table:table-cell table:formula="of:=IF(OR([.N464]&lt;[.N$549];[.N464]&gt;[.N$550]);&quot;&quot;;[.N464])" office:value-type="float" office:value="0.534871510509731" calcext:value-type="float">
            <text:p>0,5348715105</text:p>
          </table:table-cell>
          <table:table-cell table:formula="of:=IF(OR([.O464]&lt;[.O$549];[.O464]&gt;[.O$550]);&quot;&quot;;[.O464])">
            <text:p/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>
            <text:p/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0615162126069274" calcext:value-type="float">
            <text:p>0,0061516213</text:p>
          </table:table-cell>
          <table:table-cell table:formula="of:=IF(OR([.T464]&lt;[.T$549];[.T464]&gt;[.T$550]);&quot;&quot;;[.T464])" office:value-type="string" office:string-value="" calcext:value-type="error">
            <text:p>#DIV/0 !</text:p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208016967340143" calcext:value-type="float">
            <text:p>0,000208017</text:p>
          </table:table-cell>
          <table:table-cell table:formula="of:=IF(OR([.D465]&lt;[.D$549];[.D465]&gt;[.D$550]);&quot;&quot;;[.D465])" office:value-type="float" office:value="0.00227711172727385" calcext:value-type="float">
            <text:p>0,0022771117</text:p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 office:value-type="string" office:string-value="" calcext:value-type="error">
            <text:p>#DIV/0 !</text:p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string" office:string-value="" calcext:value-type="error">
            <text:p>#DIV/0 !</text:p>
          </table:table-cell>
          <table:table-cell table:formula="of:=IF(OR([.I465]&lt;[.I$549];[.I465]&gt;[.I$550]);&quot;&quot;;[.I465])" office:value-type="float" office:value="0.0157284921337268" calcext:value-type="float">
            <text:p>0,0157284921</text:p>
          </table:table-cell>
          <table:table-cell table:formula="of:=IF(OR([.J465]&lt;[.J$549];[.J465]&gt;[.J$550]);&quot;&quot;;[.J465])">
            <text:p/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 office:value-type="float" office:value="0.000095027228713426" calcext:value-type="float">
            <text:p>9,5027228713426E-005</text:p>
          </table:table-cell>
          <table:table-cell table:formula="of:=IF(OR([.N465]&lt;[.N$549];[.N465]&gt;[.N$550]);&quot;&quot;;[.N465])" office:value-type="float" office:value="0.501587583445039" calcext:value-type="float">
            <text:p>0,5015875834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>
            <text:p/>
          </table:table-cell>
          <table:table-cell table:formula="of:=IF(OR([.R465]&lt;[.R$549];[.R465]&gt;[.R$550]);&quot;&quot;;[.R465])" office:value-type="float" office:value="0.0000215394381913676" calcext:value-type="float">
            <text:p>2,15394381913676E-005</text:p>
          </table:table-cell>
          <table:table-cell table:formula="of:=IF(OR([.S465]&lt;[.S$549];[.S465]&gt;[.S$550]);&quot;&quot;;[.S465])" office:value-type="float" office:value="0.0061269515949267" calcext:value-type="float">
            <text:p>0,0061269516</text:p>
          </table:table-cell>
          <table:table-cell table:formula="of:=IF(OR([.T465]&lt;[.T$549];[.T465]&gt;[.T$550]);&quot;&quot;;[.T465])" office:value-type="string" office:string-value="" calcext:value-type="error">
            <text:p>#DIV/0 !</text:p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173333695049746" calcext:value-type="float">
            <text:p>0,0001733337</text:p>
          </table:table-cell>
          <table:table-cell table:formula="of:=IF(OR([.D466]&lt;[.D$549];[.D466]&gt;[.D$550]);&quot;&quot;;[.D466])" office:value-type="float" office:value="0.00178966047339438" calcext:value-type="float">
            <text:p>0,0017896605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string" office:string-value="" calcext:value-type="error">
            <text:p>#DIV/0 !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string" office:string-value="" calcext:value-type="error">
            <text:p>#DIV/0 !</text:p>
          </table:table-cell>
          <table:table-cell table:formula="of:=IF(OR([.I466]&lt;[.I$549];[.I466]&gt;[.I$550]);&quot;&quot;;[.I466])" office:value-type="float" office:value="0.0162523783451098" calcext:value-type="float">
            <text:p>0,0162523783</text:p>
          </table:table-cell>
          <table:table-cell table:formula="of:=IF(OR([.J466]&lt;[.J$549];[.J466]&gt;[.J$550]);&quot;&quot;;[.J466])">
            <text:p/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 office:value-type="float" office:value="0.000098192405286338" calcext:value-type="float">
            <text:p>9,8192405286338E-005</text:p>
          </table:table-cell>
          <table:table-cell table:formula="of:=IF(OR([.N466]&lt;[.N$549];[.N466]&gt;[.N$550]);&quot;&quot;;[.N466])" office:value-type="float" office:value="0.543796081271947" calcext:value-type="float">
            <text:p>0,5437960813</text:p>
          </table:table-cell>
          <table:table-cell table:formula="of:=IF(OR([.O466]&lt;[.O$549];[.O466]&gt;[.O$550]);&quot;&quot;;[.O466])">
            <text:p/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>
            <text:p/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0688869908121228" calcext:value-type="float">
            <text:p>0,0068886991</text:p>
          </table:table-cell>
          <table:table-cell table:formula="of:=IF(OR([.T466]&lt;[.T$549];[.T466]&gt;[.T$550]);&quot;&quot;;[.T466])" office:value-type="string" office:string-value="" calcext:value-type="error">
            <text:p>#DIV/0 !</text:p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14628799911978" calcext:value-type="float">
            <text:p>0,000146288</text:p>
          </table:table-cell>
          <table:table-cell table:formula="of:=IF(OR([.D467]&lt;[.D$549];[.D467]&gt;[.D$550]);&quot;&quot;;[.D467])" office:value-type="float" office:value="0.00181634412463003" calcext:value-type="float">
            <text:p>0,0018163441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 office:value-type="string" office:string-value="" calcext:value-type="error">
            <text:p>#DIV/0 !</text:p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 office:value-type="string" office:string-value="" calcext:value-type="error">
            <text:p>#DIV/0 !</text:p>
          </table:table-cell>
          <table:table-cell table:formula="of:=IF(OR([.I467]&lt;[.I$549];[.I467]&gt;[.I$550]);&quot;&quot;;[.I467])" office:value-type="float" office:value="0.0153513071539887" calcext:value-type="float">
            <text:p>0,0153513072</text:p>
          </table:table-cell>
          <table:table-cell table:formula="of:=IF(OR([.J467]&lt;[.J$549];[.J467]&gt;[.J$550]);&quot;&quot;;[.J467])">
            <text:p/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>
            <text:p/>
          </table:table-cell>
          <table:table-cell table:formula="of:=IF(OR([.M467]&lt;[.M$549];[.M467]&gt;[.M$550]);&quot;&quot;;[.M467])" office:value-type="float" office:value="0.000112385156689665" calcext:value-type="float">
            <text:p>0,0001123852</text:p>
          </table:table-cell>
          <table:table-cell table:formula="of:=IF(OR([.N467]&lt;[.N$549];[.N467]&gt;[.N$550]);&quot;&quot;;[.N467])" office:value-type="float" office:value="0.55499581590981" calcext:value-type="float">
            <text:p>0,5549958159</text:p>
          </table:table-cell>
          <table:table-cell table:formula="of:=IF(OR([.O467]&lt;[.O$549];[.O467]&gt;[.O$550]);&quot;&quot;;[.O467])" office:value-type="float" office:value="0.000020415464555819" calcext:value-type="float">
            <text:p>2,0415464555819E-005</text:p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>
            <text:p/>
          </table:table-cell>
          <table:table-cell table:formula="of:=IF(OR([.R467]&lt;[.R$549];[.R467]&gt;[.R$550]);&quot;&quot;;[.R467])" office:value-type="float" office:value="0.0000204813208930958" calcext:value-type="float">
            <text:p>2,04813208930958E-005</text:p>
          </table:table-cell>
          <table:table-cell table:formula="of:=IF(OR([.S467]&lt;[.S$549];[.S467]&gt;[.S$550]);&quot;&quot;;[.S467])" office:value-type="float" office:value="0.00756310509658822" calcext:value-type="float">
            <text:p>0,0075631051</text:p>
          </table:table-cell>
          <table:table-cell table:formula="of:=IF(OR([.T467]&lt;[.T$549];[.T467]&gt;[.T$550]);&quot;&quot;;[.T467])" office:value-type="string" office:string-value="" calcext:value-type="error">
            <text:p>#DIV/0 !</text:p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210807479161423" calcext:value-type="float">
            <text:p>0,0002108075</text:p>
          </table:table-cell>
          <table:table-cell table:formula="of:=IF(OR([.D468]&lt;[.D$549];[.D468]&gt;[.D$550]);&quot;&quot;;[.D468])">
            <text:p/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 office:value-type="string" office:string-value="" calcext:value-type="error">
            <text:p>#DIV/0 !</text:p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 office:value-type="string" office:string-value="" calcext:value-type="error">
            <text:p>#DIV/0 !</text:p>
          </table:table-cell>
          <table:table-cell table:formula="of:=IF(OR([.I468]&lt;[.I$549];[.I468]&gt;[.I$550]);&quot;&quot;;[.I468])" office:value-type="float" office:value="0.0140087636026616" calcext:value-type="float">
            <text:p>0,0140087636</text:p>
          </table:table-cell>
          <table:table-cell table:formula="of:=IF(OR([.J468]&lt;[.J$549];[.J468]&gt;[.J$550]);&quot;&quot;;[.J468])">
            <text:p/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106483631972393" calcext:value-type="float">
            <text:p>0,0001064836</text:p>
          </table:table-cell>
          <table:table-cell table:formula="of:=IF(OR([.N468]&lt;[.N$549];[.N468]&gt;[.N$550]);&quot;&quot;;[.N468])" office:value-type="float" office:value="0.53093156376598" calcext:value-type="float">
            <text:p>0,5309315638</text:p>
          </table:table-cell>
          <table:table-cell table:formula="of:=IF(OR([.O468]&lt;[.O$549];[.O468]&gt;[.O$550]);&quot;&quot;;[.O468])">
            <text:p/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>
            <text:p/>
          </table:table-cell>
          <table:table-cell table:formula="of:=IF(OR([.R468]&lt;[.R$549];[.R468]&gt;[.R$550]);&quot;&quot;;[.R468])" office:value-type="float" office:value="0.0000234080720740307" calcext:value-type="float">
            <text:p>2,34080720740307E-005</text:p>
          </table:table-cell>
          <table:table-cell table:formula="of:=IF(OR([.S468]&lt;[.S$549];[.S468]&gt;[.S$550]);&quot;&quot;;[.S468])" office:value-type="float" office:value="0.00554298652363209" calcext:value-type="float">
            <text:p>0,0055429865</text:p>
          </table:table-cell>
          <table:table-cell table:formula="of:=IF(OR([.T468]&lt;[.T$549];[.T468]&gt;[.T$550]);&quot;&quot;;[.T468])" office:value-type="string" office:string-value="" calcext:value-type="error">
            <text:p>#DIV/0 !</text:p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219026957171284" calcext:value-type="float">
            <text:p>0,000219027</text:p>
          </table:table-cell>
          <table:table-cell table:formula="of:=IF(OR([.D469]&lt;[.D$549];[.D469]&gt;[.D$550]);&quot;&quot;;[.D469])" office:value-type="float" office:value="0.00239763543878754" calcext:value-type="float">
            <text:p>0,0023976354</text:p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 office:value-type="string" office:string-value="" calcext:value-type="error">
            <text:p>#DIV/0 !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 office:value-type="string" office:string-value="" calcext:value-type="error">
            <text:p>#DIV/0 !</text:p>
          </table:table-cell>
          <table:table-cell table:formula="of:=IF(OR([.I469]&lt;[.I$549];[.I469]&gt;[.I$550]);&quot;&quot;;[.I469])" office:value-type="float" office:value="0.0159869816002756" calcext:value-type="float">
            <text:p>0,0159869816</text:p>
          </table:table-cell>
          <table:table-cell table:formula="of:=IF(OR([.J469]&lt;[.J$549];[.J469]&gt;[.J$550]);&quot;&quot;;[.J469])">
            <text:p/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>
            <text:p/>
          </table:table-cell>
          <table:table-cell table:formula="of:=IF(OR([.M469]&lt;[.M$549];[.M469]&gt;[.M$550]);&quot;&quot;;[.M469])" office:value-type="float" office:value="0.000104330918811486" calcext:value-type="float">
            <text:p>0,0001043309</text:p>
          </table:table-cell>
          <table:table-cell table:formula="of:=IF(OR([.N469]&lt;[.N$549];[.N469]&gt;[.N$550]);&quot;&quot;;[.N469])" office:value-type="float" office:value="0.528898164887719" calcext:value-type="float">
            <text:p>0,5288981649</text:p>
          </table:table-cell>
          <table:table-cell table:formula="of:=IF(OR([.O469]&lt;[.O$549];[.O469]&gt;[.O$550]);&quot;&quot;;[.O469])">
            <text:p/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>
            <text:p/>
          </table:table-cell>
          <table:table-cell table:formula="of:=IF(OR([.R469]&lt;[.R$549];[.R469]&gt;[.R$550]);&quot;&quot;;[.R469])">
            <text:p/>
          </table:table-cell>
          <table:table-cell table:formula="of:=IF(OR([.S469]&lt;[.S$549];[.S469]&gt;[.S$550]);&quot;&quot;;[.S469])" office:value-type="float" office:value="0.00817322075648012" calcext:value-type="float">
            <text:p>0,0081732208</text:p>
          </table:table-cell>
          <table:table-cell table:formula="of:=IF(OR([.T469]&lt;[.T$549];[.T469]&gt;[.T$550]);&quot;&quot;;[.T469])" office:value-type="string" office:string-value="" calcext:value-type="error">
            <text:p>#DIV/0 !</text:p>
          </table:table-cell>
          <table:table-cell table:formula="of:=IF(OR([.U469]&lt;[.U$549];[.U469]&gt;[.U$550]);&quot;&quot;;[.U469])" office:value-type="float" office:value="0.00000423174056578139" calcext:value-type="float">
            <text:p>4,23174056578139E-006</text:p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195398825096803" calcext:value-type="float">
            <text:p>0,0001953988</text:p>
          </table:table-cell>
          <table:table-cell table:formula="of:=IF(OR([.D470]&lt;[.D$549];[.D470]&gt;[.D$550]);&quot;&quot;;[.D470])">
            <text:p/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 office:value-type="string" office:string-value="" calcext:value-type="error">
            <text:p>#DIV/0 !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 office:value-type="string" office:string-value="" calcext:value-type="error">
            <text:p>#DIV/0 !</text:p>
          </table:table-cell>
          <table:table-cell table:formula="of:=IF(OR([.I470]&lt;[.I$549];[.I470]&gt;[.I$550]);&quot;&quot;;[.I470])" office:value-type="float" office:value="0.0148243280794224" calcext:value-type="float">
            <text:p>0,0148243281</text:p>
          </table:table-cell>
          <table:table-cell table:formula="of:=IF(OR([.J470]&lt;[.J$549];[.J470]&gt;[.J$550]);&quot;&quot;;[.J470])">
            <text:p/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>
            <text:p/>
          </table:table-cell>
          <table:table-cell table:formula="of:=IF(OR([.M470]&lt;[.M$549];[.M470]&gt;[.M$550]);&quot;&quot;;[.M470])" office:value-type="float" office:value="0.0000595636609641811" calcext:value-type="float">
            <text:p>5,95636609641811E-005</text:p>
          </table:table-cell>
          <table:table-cell table:formula="of:=IF(OR([.N470]&lt;[.N$549];[.N470]&gt;[.N$550]);&quot;&quot;;[.N470])" office:value-type="float" office:value="0.552062836993845" calcext:value-type="float">
            <text:p>0,552062837</text:p>
          </table:table-cell>
          <table:table-cell table:formula="of:=IF(OR([.O470]&lt;[.O$549];[.O470]&gt;[.O$550]);&quot;&quot;;[.O470])">
            <text:p/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>
            <text:p/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073089941316299" calcext:value-type="float">
            <text:p>0,0073089941</text:p>
          </table:table-cell>
          <table:table-cell table:formula="of:=IF(OR([.T470]&lt;[.T$549];[.T470]&gt;[.T$550]);&quot;&quot;;[.T470])" office:value-type="string" office:string-value="" calcext:value-type="error">
            <text:p>#DIV/0 !</text:p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170378201599797" calcext:value-type="float">
            <text:p>0,0001703782</text:p>
          </table:table-cell>
          <table:table-cell table:formula="of:=IF(OR([.D471]&lt;[.D$549];[.D471]&gt;[.D$550]);&quot;&quot;;[.D471])" office:value-type="float" office:value="0.00184814715307286" calcext:value-type="float">
            <text:p>0,0018481472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 office:value-type="string" office:string-value="" calcext:value-type="error">
            <text:p>#DIV/0 !</text:p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string" office:string-value="" calcext:value-type="error">
            <text:p>#DIV/0 !</text:p>
          </table:table-cell>
          <table:table-cell table:formula="of:=IF(OR([.I471]&lt;[.I$549];[.I471]&gt;[.I$550]);&quot;&quot;;[.I471])" office:value-type="float" office:value="0.0150383924956461" calcext:value-type="float">
            <text:p>0,0150383925</text:p>
          </table:table-cell>
          <table:table-cell table:formula="of:=IF(OR([.J471]&lt;[.J$549];[.J471]&gt;[.J$550]);&quot;&quot;;[.J471])">
            <text:p/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>
            <text:p/>
          </table:table-cell>
          <table:table-cell table:formula="of:=IF(OR([.M471]&lt;[.M$549];[.M471]&gt;[.M$550]);&quot;&quot;;[.M471])" office:value-type="float" office:value="0.0000928241563691116" calcext:value-type="float">
            <text:p>9,28241563691116E-005</text:p>
          </table:table-cell>
          <table:table-cell table:formula="of:=IF(OR([.N471]&lt;[.N$549];[.N471]&gt;[.N$550]);&quot;&quot;;[.N471])" office:value-type="float" office:value="0.574240315857411" calcext:value-type="float">
            <text:p>0,5742403159</text:p>
          </table:table-cell>
          <table:table-cell table:formula="of:=IF(OR([.O471]&lt;[.O$549];[.O471]&gt;[.O$550]);&quot;&quot;;[.O471])">
            <text:p/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>
            <text:p/>
          </table:table-cell>
          <table:table-cell table:formula="of:=IF(OR([.R471]&lt;[.R$549];[.R471]&gt;[.R$550]);&quot;&quot;;[.R471])">
            <text:p/>
          </table:table-cell>
          <table:table-cell table:formula="of:=IF(OR([.S471]&lt;[.S$549];[.S471]&gt;[.S$550]);&quot;&quot;;[.S471])" office:value-type="float" office:value="0.00536868373979276" calcext:value-type="float">
            <text:p>0,0053686837</text:p>
          </table:table-cell>
          <table:table-cell table:formula="of:=IF(OR([.T471]&lt;[.T$549];[.T471]&gt;[.T$550]);&quot;&quot;;[.T471])" office:value-type="string" office:string-value="" calcext:value-type="error">
            <text:p>#DIV/0 !</text:p>
          </table:table-cell>
          <table:table-cell table:formula="of:=IF(OR([.U471]&lt;[.U$549];[.U471]&gt;[.U$550]);&quot;&quot;;[.U471])">
            <text:p/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165777774899266" calcext:value-type="float">
            <text:p>0,0001657778</text:p>
          </table:table-cell>
          <table:table-cell table:formula="of:=IF(OR([.D472]&lt;[.D$549];[.D472]&gt;[.D$550]);&quot;&quot;;[.D472])">
            <text:p/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 office:value-type="string" office:string-value="" calcext:value-type="error">
            <text:p>#DIV/0 !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 office:value-type="string" office:string-value="" calcext:value-type="error">
            <text:p>#DIV/0 !</text:p>
          </table:table-cell>
          <table:table-cell table:formula="of:=IF(OR([.I472]&lt;[.I$549];[.I472]&gt;[.I$550]);&quot;&quot;;[.I472])" office:value-type="float" office:value="0.0146286547075553" calcext:value-type="float">
            <text:p>0,0146286547</text:p>
          </table:table-cell>
          <table:table-cell table:formula="of:=IF(OR([.J472]&lt;[.J$549];[.J472]&gt;[.J$550]);&quot;&quot;;[.J472])">
            <text:p/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>
            <text:p/>
          </table:table-cell>
          <table:table-cell table:formula="of:=IF(OR([.M472]&lt;[.M$549];[.M472]&gt;[.M$550]);&quot;&quot;;[.M472])" office:value-type="float" office:value="0.000140523004957392" calcext:value-type="float">
            <text:p>0,000140523</text:p>
          </table:table-cell>
          <table:table-cell table:formula="of:=IF(OR([.N472]&lt;[.N$549];[.N472]&gt;[.N$550]);&quot;&quot;;[.N472])" office:value-type="float" office:value="0.545878900775996" calcext:value-type="float">
            <text:p>0,5458789008</text:p>
          </table:table-cell>
          <table:table-cell table:formula="of:=IF(OR([.O472]&lt;[.O$549];[.O472]&gt;[.O$550]);&quot;&quot;;[.O472])">
            <text:p/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>
            <text:p/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0635979560771836" calcext:value-type="float">
            <text:p>0,0063597956</text:p>
          </table:table-cell>
          <table:table-cell table:formula="of:=IF(OR([.T472]&lt;[.T$549];[.T472]&gt;[.T$550]);&quot;&quot;;[.T472])" office:value-type="string" office:string-value="" calcext:value-type="error">
            <text:p>#DIV/0 !</text:p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187680166651058" calcext:value-type="float">
            <text:p>0,0001876802</text:p>
          </table:table-cell>
          <table:table-cell table:formula="of:=IF(OR([.D473]&lt;[.D$549];[.D473]&gt;[.D$550]);&quot;&quot;;[.D473])">
            <text:p/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 office:value-type="string" office:string-value="" calcext:value-type="error">
            <text:p>#DIV/0 !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 office:value-type="string" office:string-value="" calcext:value-type="error">
            <text:p>#DIV/0 !</text:p>
          </table:table-cell>
          <table:table-cell table:formula="of:=IF(OR([.I473]&lt;[.I$549];[.I473]&gt;[.I$550]);&quot;&quot;;[.I473])" office:value-type="float" office:value="0.0124642342792018" calcext:value-type="float">
            <text:p>0,0124642343</text:p>
          </table:table-cell>
          <table:table-cell table:formula="of:=IF(OR([.J473]&lt;[.J$549];[.J473]&gt;[.J$550]);&quot;&quot;;[.J473])" office:value-type="float" office:value="0.000179802096784" calcext:value-type="float">
            <text:p>0,0001798021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>
            <text:p/>
          </table:table-cell>
          <table:table-cell table:formula="of:=IF(OR([.M473]&lt;[.M$549];[.M473]&gt;[.M$550]);&quot;&quot;;[.M473])" office:value-type="float" office:value="0.0000679399753656984" calcext:value-type="float">
            <text:p>0,00006794</text:p>
          </table:table-cell>
          <table:table-cell table:formula="of:=IF(OR([.N473]&lt;[.N$549];[.N473]&gt;[.N$550]);&quot;&quot;;[.N473])" office:value-type="float" office:value="0.446116997116224" calcext:value-type="float">
            <text:p>0,4461169971</text:p>
          </table:table-cell>
          <table:table-cell table:formula="of:=IF(OR([.O473]&lt;[.O$549];[.O473]&gt;[.O$550]);&quot;&quot;;[.O473])">
            <text:p/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>
            <text:p/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0513029430906813" calcext:value-type="float">
            <text:p>0,0051302943</text:p>
          </table:table-cell>
          <table:table-cell table:formula="of:=IF(OR([.T473]&lt;[.T$549];[.T473]&gt;[.T$550]);&quot;&quot;;[.T473])" office:value-type="string" office:string-value="" calcext:value-type="error">
            <text:p>#DIV/0 !</text:p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143565389422383" calcext:value-type="float">
            <text:p>0,0001435654</text:p>
          </table:table-cell>
          <table:table-cell table:formula="of:=IF(OR([.D474]&lt;[.D$549];[.D474]&gt;[.D$550]);&quot;&quot;;[.D474])">
            <text:p/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 office:value-type="string" office:string-value="" calcext:value-type="error">
            <text:p>#DIV/0 !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 office:value-type="string" office:string-value="" calcext:value-type="error">
            <text:p>#DIV/0 !</text:p>
          </table:table-cell>
          <table:table-cell table:formula="of:=IF(OR([.I474]&lt;[.I$549];[.I474]&gt;[.I$550]);&quot;&quot;;[.I474])" office:value-type="float" office:value="0.0131802015447029" calcext:value-type="float">
            <text:p>0,0131802015</text:p>
          </table:table-cell>
          <table:table-cell table:formula="of:=IF(OR([.J474]&lt;[.J$549];[.J474]&gt;[.J$550]);&quot;&quot;;[.J474])">
            <text:p/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 office:value-type="float" office:value="0.0000768081797976976" calcext:value-type="float">
            <text:p>7,68081797976976E-005</text:p>
          </table:table-cell>
          <table:table-cell table:formula="of:=IF(OR([.N474]&lt;[.N$549];[.N474]&gt;[.N$550]);&quot;&quot;;[.N474])" office:value-type="float" office:value="0.453536835478751" calcext:value-type="float">
            <text:p>0,4535368355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>
            <text:p/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0383395760129826" calcext:value-type="float">
            <text:p>0,0038339576</text:p>
          </table:table-cell>
          <table:table-cell table:formula="of:=IF(OR([.T474]&lt;[.T$549];[.T474]&gt;[.T$550]);&quot;&quot;;[.T474])" office:value-type="string" office:string-value="" calcext:value-type="error">
            <text:p>#DIV/0 !</text:p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164654663012924" calcext:value-type="float">
            <text:p>0,0001646547</text:p>
          </table:table-cell>
          <table:table-cell table:formula="of:=IF(OR([.D475]&lt;[.D$549];[.D475]&gt;[.D$550]);&quot;&quot;;[.D475])" office:value-type="float" office:value="0.00151785548476598" calcext:value-type="float">
            <text:p>0,0015178555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 office:value-type="string" office:string-value="" calcext:value-type="error">
            <text:p>#DIV/0 !</text:p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 office:value-type="string" office:string-value="" calcext:value-type="error">
            <text:p>#DIV/0 !</text:p>
          </table:table-cell>
          <table:table-cell table:formula="of:=IF(OR([.I475]&lt;[.I$549];[.I475]&gt;[.I$550]);&quot;&quot;;[.I475])" office:value-type="float" office:value="0.0113905223986124" calcext:value-type="float">
            <text:p>0,0113905224</text:p>
          </table:table-cell>
          <table:table-cell table:formula="of:=IF(OR([.J475]&lt;[.J$549];[.J475]&gt;[.J$550]);&quot;&quot;;[.J475])">
            <text:p/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 office:value-type="float" office:value="0.0000936059678949097" calcext:value-type="float">
            <text:p>0,000093606</text:p>
          </table:table-cell>
          <table:table-cell table:formula="of:=IF(OR([.M475]&lt;[.M$549];[.M475]&gt;[.M$550]);&quot;&quot;;[.M475])" office:value-type="float" office:value="0.0000727481402808683" calcext:value-type="float">
            <text:p>7,27481402808683E-005</text:p>
          </table:table-cell>
          <table:table-cell table:formula="of:=IF(OR([.N475]&lt;[.N$549];[.N475]&gt;[.N$550]);&quot;&quot;;[.N475])" office:value-type="float" office:value="0.449005823258918" calcext:value-type="float">
            <text:p>0,4490058233</text:p>
          </table:table-cell>
          <table:table-cell table:formula="of:=IF(OR([.O475]&lt;[.O$549];[.O475]&gt;[.O$550]);&quot;&quot;;[.O475])">
            <text:p/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>
            <text:p/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0488696589575461" calcext:value-type="float">
            <text:p>0,0048869659</text:p>
          </table:table-cell>
          <table:table-cell table:formula="of:=IF(OR([.T475]&lt;[.T$549];[.T475]&gt;[.T$550]);&quot;&quot;;[.T475])" office:value-type="string" office:string-value="" calcext:value-type="error">
            <text:p>#DIV/0 !</text:p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287352715906158" calcext:value-type="float">
            <text:p>0,0002873527</text:p>
          </table:table-cell>
          <table:table-cell table:formula="of:=IF(OR([.D476]&lt;[.D$549];[.D476]&gt;[.D$550]);&quot;&quot;;[.D476])">
            <text:p/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 office:value-type="string" office:string-value="" calcext:value-type="error">
            <text:p>#DIV/0 !</text:p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 office:value-type="string" office:string-value="" calcext:value-type="error">
            <text:p>#DIV/0 !</text:p>
          </table:table-cell>
          <table:table-cell table:formula="of:=IF(OR([.I476]&lt;[.I$549];[.I476]&gt;[.I$550]);&quot;&quot;;[.I476])" office:value-type="float" office:value="0.0139097661126907" calcext:value-type="float">
            <text:p>0,0139097661</text:p>
          </table:table-cell>
          <table:table-cell table:formula="of:=IF(OR([.J476]&lt;[.J$549];[.J476]&gt;[.J$550]);&quot;&quot;;[.J476])">
            <text:p/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>
            <text:p/>
          </table:table-cell>
          <table:table-cell table:formula="of:=IF(OR([.M476]&lt;[.M$549];[.M476]&gt;[.M$550]);&quot;&quot;;[.M476])" office:value-type="float" office:value="0.0000715901899777992" calcext:value-type="float">
            <text:p>7,15901899777992E-005</text:p>
          </table:table-cell>
          <table:table-cell table:formula="of:=IF(OR([.N476]&lt;[.N$549];[.N476]&gt;[.N$550]);&quot;&quot;;[.N476])" office:value-type="float" office:value="0.557503479346138" calcext:value-type="float">
            <text:p>0,5575034793</text:p>
          </table:table-cell>
          <table:table-cell table:formula="of:=IF(OR([.O476]&lt;[.O$549];[.O476]&gt;[.O$550]);&quot;&quot;;[.O476])" office:value-type="float" office:value="0.0000369631298935353" calcext:value-type="float">
            <text:p>3,69631298935353E-005</text:p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>
            <text:p/>
          </table:table-cell>
          <table:table-cell table:formula="of:=IF(OR([.R476]&lt;[.R$549];[.R476]&gt;[.R$550]);&quot;&quot;;[.R476])" office:value-type="float" office:value="0.0000203633242868022" calcext:value-type="float">
            <text:p>2,03633242868022E-005</text:p>
          </table:table-cell>
          <table:table-cell table:formula="of:=IF(OR([.S476]&lt;[.S$549];[.S476]&gt;[.S$550]);&quot;&quot;;[.S476])" office:value-type="float" office:value="0.00596781694744075" calcext:value-type="float">
            <text:p>0,0059678169</text:p>
          </table:table-cell>
          <table:table-cell table:formula="of:=IF(OR([.T476]&lt;[.T$549];[.T476]&gt;[.T$550]);&quot;&quot;;[.T476])" office:value-type="string" office:string-value="" calcext:value-type="error">
            <text:p>#DIV/0 !</text:p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178966993622773" calcext:value-type="float">
            <text:p>0,000178967</text:p>
          </table:table-cell>
          <table:table-cell table:formula="of:=IF(OR([.D477]&lt;[.D$549];[.D477]&gt;[.D$550]);&quot;&quot;;[.D477])" office:value-type="float" office:value="0.00155317932197893" calcext:value-type="float">
            <text:p>0,0015531793</text:p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 office:value-type="string" office:string-value="" calcext:value-type="error">
            <text:p>#DIV/0 !</text:p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 office:value-type="string" office:string-value="" calcext:value-type="error">
            <text:p>#DIV/0 !</text:p>
          </table:table-cell>
          <table:table-cell table:formula="of:=IF(OR([.I477]&lt;[.I$549];[.I477]&gt;[.I$550]);&quot;&quot;;[.I477])" office:value-type="float" office:value="0.0121259264158686" calcext:value-type="float">
            <text:p>0,0121259264</text:p>
          </table:table-cell>
          <table:table-cell table:formula="of:=IF(OR([.J477]&lt;[.J$549];[.J477]&gt;[.J$550]);&quot;&quot;;[.J477])">
            <text:p/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 office:value-type="float" office:value="0.000112135240904972" calcext:value-type="float">
            <text:p>0,0001121352</text:p>
          </table:table-cell>
          <table:table-cell table:formula="of:=IF(OR([.N477]&lt;[.N$549];[.N477]&gt;[.N$550]);&quot;&quot;;[.N477])" office:value-type="float" office:value="0.529239798910704" calcext:value-type="float">
            <text:p>0,5292397989</text:p>
          </table:table-cell>
          <table:table-cell table:formula="of:=IF(OR([.O477]&lt;[.O$549];[.O477]&gt;[.O$550]);&quot;&quot;;[.O477])">
            <text:p/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>
            <text:p/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0542786595675603" calcext:value-type="float">
            <text:p>0,005427866</text:p>
          </table:table-cell>
          <table:table-cell table:formula="of:=IF(OR([.T477]&lt;[.T$549];[.T477]&gt;[.T$550]);&quot;&quot;;[.T477])" office:value-type="string" office:string-value="" calcext:value-type="error">
            <text:p>#DIV/0 !</text:p>
          </table:table-cell>
          <table:table-cell table:formula="of:=IF(OR([.U477]&lt;[.U$549];[.U477]&gt;[.U$550]);&quot;&quot;;[.U477])">
            <text:p/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129165088251073" calcext:value-type="float">
            <text:p>0,0001291651</text:p>
          </table:table-cell>
          <table:table-cell table:formula="of:=IF(OR([.D478]&lt;[.D$549];[.D478]&gt;[.D$550]);&quot;&quot;;[.D478])">
            <text:p/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 office:value-type="string" office:string-value="" calcext:value-type="error">
            <text:p>#DIV/0 !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string" office:string-value="" calcext:value-type="error">
            <text:p>#DIV/0 !</text:p>
          </table:table-cell>
          <table:table-cell table:formula="of:=IF(OR([.I478]&lt;[.I$549];[.I478]&gt;[.I$550]);&quot;&quot;;[.I478])" office:value-type="float" office:value="0.0136071477172837" calcext:value-type="float">
            <text:p>0,0136071477</text:p>
          </table:table-cell>
          <table:table-cell table:formula="of:=IF(OR([.J478]&lt;[.J$549];[.J478]&gt;[.J$550]);&quot;&quot;;[.J478])">
            <text:p/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>
            <text:p/>
          </table:table-cell>
          <table:table-cell table:formula="of:=IF(OR([.M478]&lt;[.M$549];[.M478]&gt;[.M$550]);&quot;&quot;;[.M478])" office:value-type="float" office:value="0.000112192726755615" calcext:value-type="float">
            <text:p>0,0001121927</text:p>
          </table:table-cell>
          <table:table-cell table:formula="of:=IF(OR([.N478]&lt;[.N$549];[.N478]&gt;[.N$550]);&quot;&quot;;[.N478])" office:value-type="float" office:value="0.426047292267736" calcext:value-type="float">
            <text:p>0,4260472923</text:p>
          </table:table-cell>
          <table:table-cell table:formula="of:=IF(OR([.O478]&lt;[.O$549];[.O478]&gt;[.O$550]);&quot;&quot;;[.O478])">
            <text:p/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>
            <text:p/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 office:value-type="float" office:value="0.00469654748296092" calcext:value-type="float">
            <text:p>0,0046965475</text:p>
          </table:table-cell>
          <table:table-cell table:formula="of:=IF(OR([.T478]&lt;[.T$549];[.T478]&gt;[.T$550]);&quot;&quot;;[.T478])" office:value-type="string" office:string-value="" calcext:value-type="error">
            <text:p>#DIV/0 !</text:p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130244156189777" calcext:value-type="float">
            <text:p>0,0001302442</text:p>
          </table:table-cell>
          <table:table-cell table:formula="of:=IF(OR([.D479]&lt;[.D$549];[.D479]&gt;[.D$550]);&quot;&quot;;[.D479])">
            <text:p/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 office:value-type="string" office:string-value="" calcext:value-type="error">
            <text:p>#DIV/0 !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 office:value-type="string" office:string-value="" calcext:value-type="error">
            <text:p>#DIV/0 !</text:p>
          </table:table-cell>
          <table:table-cell table:formula="of:=IF(OR([.I479]&lt;[.I$549];[.I479]&gt;[.I$550]);&quot;&quot;;[.I479])" office:value-type="float" office:value="0.0126424051607598" calcext:value-type="float">
            <text:p>0,0126424052</text:p>
          </table:table-cell>
          <table:table-cell table:formula="of:=IF(OR([.J479]&lt;[.J$549];[.J479]&gt;[.J$550]);&quot;&quot;;[.J479])">
            <text:p/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 office:value-type="float" office:value="0.0000642231555015511" calcext:value-type="float">
            <text:p>6,42231555015511E-005</text:p>
          </table:table-cell>
          <table:table-cell table:formula="of:=IF(OR([.N479]&lt;[.N$549];[.N479]&gt;[.N$550]);&quot;&quot;;[.N479])" office:value-type="float" office:value="0.441878932645706" calcext:value-type="float">
            <text:p>0,4418789326</text:p>
          </table:table-cell>
          <table:table-cell table:formula="of:=IF(OR([.O479]&lt;[.O$549];[.O479]&gt;[.O$550]);&quot;&quot;;[.O479])">
            <text:p/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>
            <text:p/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 office:value-type="float" office:value="0.00520362966519378" calcext:value-type="float">
            <text:p>0,0052036297</text:p>
          </table:table-cell>
          <table:table-cell table:formula="of:=IF(OR([.T479]&lt;[.T$549];[.T479]&gt;[.T$550]);&quot;&quot;;[.T479])" office:value-type="string" office:string-value="" calcext:value-type="error">
            <text:p>#DIV/0 !</text:p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142480474286439" calcext:value-type="float">
            <text:p>0,0001424805</text:p>
          </table:table-cell>
          <table:table-cell table:formula="of:=IF(OR([.D480]&lt;[.D$549];[.D480]&gt;[.D$550]);&quot;&quot;;[.D480])" office:value-type="float" office:value="0.00167819612053035" calcext:value-type="float">
            <text:p>0,0016781961</text:p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 office:value-type="string" office:string-value="" calcext:value-type="error">
            <text:p>#DIV/0 !</text:p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 office:value-type="string" office:string-value="" calcext:value-type="error">
            <text:p>#DIV/0 !</text:p>
          </table:table-cell>
          <table:table-cell table:formula="of:=IF(OR([.I480]&lt;[.I$549];[.I480]&gt;[.I$550]);&quot;&quot;;[.I480])" office:value-type="float" office:value="0.0136695607993743" calcext:value-type="float">
            <text:p>0,0136695608</text:p>
          </table:table-cell>
          <table:table-cell table:formula="of:=IF(OR([.J480]&lt;[.J$549];[.J480]&gt;[.J$550]);&quot;&quot;;[.J480])">
            <text:p/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>
            <text:p/>
          </table:table-cell>
          <table:table-cell table:formula="of:=IF(OR([.M480]&lt;[.M$549];[.M480]&gt;[.M$550]);&quot;&quot;;[.M480])" office:value-type="float" office:value="0.0000936229308259714" calcext:value-type="float">
            <text:p>9,36229308259714E-005</text:p>
          </table:table-cell>
          <table:table-cell table:formula="of:=IF(OR([.N480]&lt;[.N$549];[.N480]&gt;[.N$550]);&quot;&quot;;[.N480])" office:value-type="float" office:value="0.521259715172198" calcext:value-type="float">
            <text:p>0,5212597152</text:p>
          </table:table-cell>
          <table:table-cell table:formula="of:=IF(OR([.O480]&lt;[.O$549];[.O480]&gt;[.O$550]);&quot;&quot;;[.O480])">
            <text:p/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>
            <text:p/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 office:value-type="float" office:value="0.00414475443444157" calcext:value-type="float">
            <text:p>0,0041447544</text:p>
          </table:table-cell>
          <table:table-cell table:formula="of:=IF(OR([.T480]&lt;[.T$549];[.T480]&gt;[.T$550]);&quot;&quot;;[.T480])" office:value-type="string" office:string-value="" calcext:value-type="error">
            <text:p>#DIV/0 !</text:p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156020696722041" calcext:value-type="float">
            <text:p>0,0001560207</text:p>
          </table:table-cell>
          <table:table-cell table:formula="of:=IF(OR([.D481]&lt;[.D$549];[.D481]&gt;[.D$550]);&quot;&quot;;[.D481])" office:value-type="float" office:value="0.00148448323986954" calcext:value-type="float">
            <text:p>0,0014844832</text:p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 office:value-type="string" office:string-value="" calcext:value-type="error">
            <text:p>#DIV/0 !</text:p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 office:value-type="string" office:string-value="" calcext:value-type="error">
            <text:p>#DIV/0 !</text:p>
          </table:table-cell>
          <table:table-cell table:formula="of:=IF(OR([.I481]&lt;[.I$549];[.I481]&gt;[.I$550]);&quot;&quot;;[.I481])" office:value-type="float" office:value="0.0120967789803496" calcext:value-type="float">
            <text:p>0,012096779</text:p>
          </table:table-cell>
          <table:table-cell table:formula="of:=IF(OR([.J481]&lt;[.J$549];[.J481]&gt;[.J$550]);&quot;&quot;;[.J481])">
            <text:p/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>
            <text:p/>
          </table:table-cell>
          <table:table-cell table:formula="of:=IF(OR([.M481]&lt;[.M$549];[.M481]&gt;[.M$550]);&quot;&quot;;[.M481])" office:value-type="float" office:value="0.0000593913878108392" calcext:value-type="float">
            <text:p>5,93913878108392E-005</text:p>
          </table:table-cell>
          <table:table-cell table:formula="of:=IF(OR([.N481]&lt;[.N$549];[.N481]&gt;[.N$550]);&quot;&quot;;[.N481])" office:value-type="float" office:value="0.410794738418923" calcext:value-type="float">
            <text:p>0,4107947384</text:p>
          </table:table-cell>
          <table:table-cell table:formula="of:=IF(OR([.O481]&lt;[.O$549];[.O481]&gt;[.O$550]);&quot;&quot;;[.O481])">
            <text:p/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>
            <text:p/>
          </table:table-cell>
          <table:table-cell table:formula="of:=IF(OR([.R481]&lt;[.R$549];[.R481]&gt;[.R$550]);&quot;&quot;;[.R481])" office:value-type="float" office:value="0.0000162996234499549" calcext:value-type="float">
            <text:p>1,62996234499549E-005</text:p>
          </table:table-cell>
          <table:table-cell table:formula="of:=IF(OR([.S481]&lt;[.S$549];[.S481]&gt;[.S$550]);&quot;&quot;;[.S481])" office:value-type="float" office:value="0.00417348411562319" calcext:value-type="float">
            <text:p>0,0041734841</text:p>
          </table:table-cell>
          <table:table-cell table:formula="of:=IF(OR([.T481]&lt;[.T$549];[.T481]&gt;[.T$550]);&quot;&quot;;[.T481])" office:value-type="string" office:string-value="" calcext:value-type="error">
            <text:p>#DIV/0 !</text:p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0992751289526146" calcext:value-type="float">
            <text:p>9,92751289526146E-005</text:p>
          </table:table-cell>
          <table:table-cell table:formula="of:=IF(OR([.D482]&lt;[.D$549];[.D482]&gt;[.D$550]);&quot;&quot;;[.D482])">
            <text:p/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 office:value-type="string" office:string-value="" calcext:value-type="error">
            <text:p>#DIV/0 !</text:p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 office:value-type="string" office:string-value="" calcext:value-type="error">
            <text:p>#DIV/0 !</text:p>
          </table:table-cell>
          <table:table-cell table:formula="of:=IF(OR([.I482]&lt;[.I$549];[.I482]&gt;[.I$550]);&quot;&quot;;[.I482])" office:value-type="float" office:value="0.0130097441475777" calcext:value-type="float">
            <text:p>0,0130097441</text:p>
          </table:table-cell>
          <table:table-cell table:formula="of:=IF(OR([.J482]&lt;[.J$549];[.J482]&gt;[.J$550]);&quot;&quot;;[.J482])">
            <text:p/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>
            <text:p/>
          </table:table-cell>
          <table:table-cell table:formula="of:=IF(OR([.M482]&lt;[.M$549];[.M482]&gt;[.M$550]);&quot;&quot;;[.M482])" office:value-type="float" office:value="0.0000790335682684709" calcext:value-type="float">
            <text:p>7,90335682684709E-005</text:p>
          </table:table-cell>
          <table:table-cell table:formula="of:=IF(OR([.N482]&lt;[.N$549];[.N482]&gt;[.N$550]);&quot;&quot;;[.N482])" office:value-type="float" office:value="0.50131273080569" calcext:value-type="float">
            <text:p>0,5013127308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>
            <text:p/>
          </table:table-cell>
          <table:table-cell table:formula="of:=IF(OR([.R482]&lt;[.R$549];[.R482]&gt;[.R$550]);&quot;&quot;;[.R482])">
            <text:p/>
          </table:table-cell>
          <table:table-cell table:formula="of:=IF(OR([.S482]&lt;[.S$549];[.S482]&gt;[.S$550]);&quot;&quot;;[.S482])" office:value-type="float" office:value="0.00394303289954803" calcext:value-type="float">
            <text:p>0,0039430329</text:p>
          </table:table-cell>
          <table:table-cell table:formula="of:=IF(OR([.T482]&lt;[.T$549];[.T482]&gt;[.T$550]);&quot;&quot;;[.T482])" office:value-type="string" office:string-value="" calcext:value-type="error">
            <text:p>#DIV/0 !</text:p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173091631370555" calcext:value-type="float">
            <text:p>0,0001730916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string" office:string-value="" calcext:value-type="error">
            <text:p>#DIV/0 !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 office:value-type="string" office:string-value="" calcext:value-type="error">
            <text:p>#DIV/0 !</text:p>
          </table:table-cell>
          <table:table-cell table:formula="of:=IF(OR([.I483]&lt;[.I$549];[.I483]&gt;[.I$550]);&quot;&quot;;[.I483])" office:value-type="float" office:value="0.0131643805768017" calcext:value-type="float">
            <text:p>0,0131643806</text:p>
          </table:table-cell>
          <table:table-cell table:formula="of:=IF(OR([.J483]&lt;[.J$549];[.J483]&gt;[.J$550]);&quot;&quot;;[.J483])">
            <text:p/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>
            <text:p/>
          </table:table-cell>
          <table:table-cell table:formula="of:=IF(OR([.M483]&lt;[.M$549];[.M483]&gt;[.M$550]);&quot;&quot;;[.M483])" office:value-type="float" office:value="0.000087758075848832" calcext:value-type="float">
            <text:p>8,7758075848832E-005</text:p>
          </table:table-cell>
          <table:table-cell table:formula="of:=IF(OR([.N483]&lt;[.N$549];[.N483]&gt;[.N$550]);&quot;&quot;;[.N483])" office:value-type="float" office:value="0.52935619834278" calcext:value-type="float">
            <text:p>0,5293561983</text:p>
          </table:table-cell>
          <table:table-cell table:formula="of:=IF(OR([.O483]&lt;[.O$549];[.O483]&gt;[.O$550]);&quot;&quot;;[.O483])">
            <text:p/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>
            <text:p/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030136867332574" calcext:value-type="float">
            <text:p>0,0030136867</text:p>
          </table:table-cell>
          <table:table-cell table:formula="of:=IF(OR([.T483]&lt;[.T$549];[.T483]&gt;[.T$550]);&quot;&quot;;[.T483])" office:value-type="string" office:string-value="" calcext:value-type="error">
            <text:p>#DIV/0 !</text:p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150640568165565" calcext:value-type="float">
            <text:p>0,0001506406</text:p>
          </table:table-cell>
          <table:table-cell table:formula="of:=IF(OR([.D484]&lt;[.D$549];[.D484]&gt;[.D$550]);&quot;&quot;;[.D484])" office:value-type="float" office:value="0.00172066890012157" calcext:value-type="float">
            <text:p>0,0017206689</text:p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 office:value-type="string" office:string-value="" calcext:value-type="error">
            <text:p>#DIV/0 !</text:p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 office:value-type="string" office:string-value="" calcext:value-type="error">
            <text:p>#DIV/0 !</text:p>
          </table:table-cell>
          <table:table-cell table:formula="of:=IF(OR([.I484]&lt;[.I$549];[.I484]&gt;[.I$550]);&quot;&quot;;[.I484])" office:value-type="float" office:value="0.0123709233802417" calcext:value-type="float">
            <text:p>0,0123709234</text:p>
          </table:table-cell>
          <table:table-cell table:formula="of:=IF(OR([.J484]&lt;[.J$549];[.J484]&gt;[.J$550]);&quot;&quot;;[.J484])">
            <text:p/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 office:value-type="float" office:value="0.0000824287021796863" calcext:value-type="float">
            <text:p>8,24287021796863E-005</text:p>
          </table:table-cell>
          <table:table-cell table:formula="of:=IF(OR([.N484]&lt;[.N$549];[.N484]&gt;[.N$550]);&quot;&quot;;[.N484])" office:value-type="float" office:value="0.498020343616314" calcext:value-type="float">
            <text:p>0,4980203436</text:p>
          </table:table-cell>
          <table:table-cell table:formula="of:=IF(OR([.O484]&lt;[.O$549];[.O484]&gt;[.O$550]);&quot;&quot;;[.O484])">
            <text:p/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>
            <text:p/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0391520738508467" calcext:value-type="float">
            <text:p>0,0039152074</text:p>
          </table:table-cell>
          <table:table-cell table:formula="of:=IF(OR([.T484]&lt;[.T$549];[.T484]&gt;[.T$550]);&quot;&quot;;[.T484])" office:value-type="string" office:string-value="" calcext:value-type="error">
            <text:p>#DIV/0 !</text:p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160127033041097" calcext:value-type="float">
            <text:p>0,000160127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 office:value-type="string" office:string-value="" calcext:value-type="error">
            <text:p>#DIV/0 !</text:p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 office:value-type="string" office:string-value="" calcext:value-type="error">
            <text:p>#DIV/0 !</text:p>
          </table:table-cell>
          <table:table-cell table:formula="of:=IF(OR([.I485]&lt;[.I$549];[.I485]&gt;[.I$550]);&quot;&quot;;[.I485])" office:value-type="float" office:value="0.0140993698692658" calcext:value-type="float">
            <text:p>0,0140993699</text:p>
          </table:table-cell>
          <table:table-cell table:formula="of:=IF(OR([.J485]&lt;[.J$549];[.J485]&gt;[.J$550]);&quot;&quot;;[.J485])">
            <text:p/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>
            <text:p/>
          </table:table-cell>
          <table:table-cell table:formula="of:=IF(OR([.M485]&lt;[.M$549];[.M485]&gt;[.M$550]);&quot;&quot;;[.M485])" office:value-type="float" office:value="0.000129374141100285" calcext:value-type="float">
            <text:p>0,0001293741</text:p>
          </table:table-cell>
          <table:table-cell table:formula="of:=IF(OR([.N485]&lt;[.N$549];[.N485]&gt;[.N$550]);&quot;&quot;;[.N485])" office:value-type="float" office:value="0.56268503167101" calcext:value-type="float">
            <text:p>0,5626850317</text:p>
          </table:table-cell>
          <table:table-cell table:formula="of:=IF(OR([.O485]&lt;[.O$549];[.O485]&gt;[.O$550]);&quot;&quot;;[.O485])">
            <text:p/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>
            <text:p/>
          </table:table-cell>
          <table:table-cell table:formula="of:=IF(OR([.R485]&lt;[.R$549];[.R485]&gt;[.R$550]);&quot;&quot;;[.R485])">
            <text:p/>
          </table:table-cell>
          <table:table-cell table:formula="of:=IF(OR([.S485]&lt;[.S$549];[.S485]&gt;[.S$550]);&quot;&quot;;[.S485])" office:value-type="float" office:value="0.0036837146973504" calcext:value-type="float">
            <text:p>0,0036837147</text:p>
          </table:table-cell>
          <table:table-cell table:formula="of:=IF(OR([.T485]&lt;[.T$549];[.T485]&gt;[.T$550]);&quot;&quot;;[.T485])" office:value-type="string" office:string-value="" calcext:value-type="error">
            <text:p>#DIV/0 !</text:p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222919948725795" calcext:value-type="float">
            <text:p>0,0002229199</text:p>
          </table:table-cell>
          <table:table-cell table:formula="of:=IF(OR([.D486]&lt;[.D$549];[.D486]&gt;[.D$550]);&quot;&quot;;[.D486])">
            <text:p/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string" office:string-value="" calcext:value-type="error">
            <text:p>#DIV/0 !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 office:value-type="string" office:string-value="" calcext:value-type="error">
            <text:p>#DIV/0 !</text:p>
          </table:table-cell>
          <table:table-cell table:formula="of:=IF(OR([.I486]&lt;[.I$549];[.I486]&gt;[.I$550]);&quot;&quot;;[.I486])" office:value-type="float" office:value="0.0134078100014012" calcext:value-type="float">
            <text:p>0,01340781</text:p>
          </table:table-cell>
          <table:table-cell table:formula="of:=IF(OR([.J486]&lt;[.J$549];[.J486]&gt;[.J$550]);&quot;&quot;;[.J486])">
            <text:p/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>
            <text:p/>
          </table:table-cell>
          <table:table-cell table:formula="of:=IF(OR([.M486]&lt;[.M$549];[.M486]&gt;[.M$550]);&quot;&quot;;[.M486])" office:value-type="float" office:value="0.0000772986433695519" calcext:value-type="float">
            <text:p>7,72986433695519E-005</text:p>
          </table:table-cell>
          <table:table-cell table:formula="of:=IF(OR([.N486]&lt;[.N$549];[.N486]&gt;[.N$550]);&quot;&quot;;[.N486])" office:value-type="float" office:value="0.565517667804547" calcext:value-type="float">
            <text:p>0,5655176678</text:p>
          </table:table-cell>
          <table:table-cell table:formula="of:=IF(OR([.O486]&lt;[.O$549];[.O486]&gt;[.O$550]);&quot;&quot;;[.O486])">
            <text:p/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>
            <text:p/>
          </table:table-cell>
          <table:table-cell table:formula="of:=IF(OR([.R486]&lt;[.R$549];[.R486]&gt;[.R$550]);&quot;&quot;;[.R486])">
            <text:p/>
          </table:table-cell>
          <table:table-cell table:formula="of:=IF(OR([.S486]&lt;[.S$549];[.S486]&gt;[.S$550]);&quot;&quot;;[.S486])" office:value-type="float" office:value="0.00294067557278189" calcext:value-type="float">
            <text:p>0,0029406756</text:p>
          </table:table-cell>
          <table:table-cell table:formula="of:=IF(OR([.T486]&lt;[.T$549];[.T486]&gt;[.T$550]);&quot;&quot;;[.T486])" office:value-type="string" office:string-value="" calcext:value-type="error">
            <text:p>#DIV/0 !</text:p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122943569810897" calcext:value-type="float">
            <text:p>0,0001229436</text:p>
          </table:table-cell>
          <table:table-cell table:formula="of:=IF(OR([.D487]&lt;[.D$549];[.D487]&gt;[.D$550]);&quot;&quot;;[.D487])" office:value-type="float" office:value="0.00149281134140132" calcext:value-type="float">
            <text:p>0,0014928113</text:p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 office:value-type="string" office:string-value="" calcext:value-type="error">
            <text:p>#DIV/0 !</text:p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 office:value-type="string" office:string-value="" calcext:value-type="error">
            <text:p>#DIV/0 !</text:p>
          </table:table-cell>
          <table:table-cell table:formula="of:=IF(OR([.I487]&lt;[.I$549];[.I487]&gt;[.I$550]);&quot;&quot;;[.I487])" office:value-type="float" office:value="0.0116495289200584" calcext:value-type="float">
            <text:p>0,0116495289</text:p>
          </table:table-cell>
          <table:table-cell table:formula="of:=IF(OR([.J487]&lt;[.J$549];[.J487]&gt;[.J$550]);&quot;&quot;;[.J487])">
            <text:p/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>
            <text:p/>
          </table:table-cell>
          <table:table-cell table:formula="of:=IF(OR([.M487]&lt;[.M$549];[.M487]&gt;[.M$550]);&quot;&quot;;[.M487])" office:value-type="float" office:value="0.0000436695597567883" calcext:value-type="float">
            <text:p>4,36695597567883E-005</text:p>
          </table:table-cell>
          <table:table-cell table:formula="of:=IF(OR([.N487]&lt;[.N$549];[.N487]&gt;[.N$550]);&quot;&quot;;[.N487])" office:value-type="float" office:value="0.519156674743338" calcext:value-type="float">
            <text:p>0,5191566747</text:p>
          </table:table-cell>
          <table:table-cell table:formula="of:=IF(OR([.O487]&lt;[.O$549];[.O487]&gt;[.O$550]);&quot;&quot;;[.O487])">
            <text:p/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>
            <text:p/>
          </table:table-cell>
          <table:table-cell table:formula="of:=IF(OR([.R487]&lt;[.R$549];[.R487]&gt;[.R$550]);&quot;&quot;;[.R487])">
            <text:p/>
          </table:table-cell>
          <table:table-cell table:formula="of:=IF(OR([.S487]&lt;[.S$549];[.S487]&gt;[.S$550]);&quot;&quot;;[.S487])" office:value-type="float" office:value="0.00317689643552524" calcext:value-type="float">
            <text:p>0,0031768964</text:p>
          </table:table-cell>
          <table:table-cell table:formula="of:=IF(OR([.T487]&lt;[.T$549];[.T487]&gt;[.T$550]);&quot;&quot;;[.T487])" office:value-type="string" office:string-value="" calcext:value-type="error">
            <text:p>#DIV/0 !</text:p>
          </table:table-cell>
          <table:table-cell table:formula="of:=IF(OR([.U487]&lt;[.U$549];[.U487]&gt;[.U$550]);&quot;&quot;;[.U487])" office:value-type="float" office:value="0.00000375995778996186" calcext:value-type="float">
            <text:p>0,00000376</text:p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114422611454318" calcext:value-type="float">
            <text:p>0,0001144226</text:p>
          </table:table-cell>
          <table:table-cell table:formula="of:=IF(OR([.D488]&lt;[.D$549];[.D488]&gt;[.D$550]);&quot;&quot;;[.D488])">
            <text:p/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 office:value-type="string" office:string-value="" calcext:value-type="error">
            <text:p>#DIV/0 !</text:p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 office:value-type="string" office:string-value="" calcext:value-type="error">
            <text:p>#DIV/0 !</text:p>
          </table:table-cell>
          <table:table-cell table:formula="of:=IF(OR([.I488]&lt;[.I$549];[.I488]&gt;[.I$550]);&quot;&quot;;[.I488])" office:value-type="float" office:value="0.0111806406206554" calcext:value-type="float">
            <text:p>0,0111806406</text:p>
          </table:table-cell>
          <table:table-cell table:formula="of:=IF(OR([.J488]&lt;[.J$549];[.J488]&gt;[.J$550]);&quot;&quot;;[.J488])">
            <text:p/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>
            <text:p/>
          </table:table-cell>
          <table:table-cell table:formula="of:=IF(OR([.M488]&lt;[.M$549];[.M488]&gt;[.M$550]);&quot;&quot;;[.M488])" office:value-type="float" office:value="0.000110692199309452" calcext:value-type="float">
            <text:p>0,0001106922</text:p>
          </table:table-cell>
          <table:table-cell table:formula="of:=IF(OR([.N488]&lt;[.N$549];[.N488]&gt;[.N$550]);&quot;&quot;;[.N488])" office:value-type="float" office:value="0.489891106337487" calcext:value-type="float">
            <text:p>0,4898911063</text:p>
          </table:table-cell>
          <table:table-cell table:formula="of:=IF(OR([.O488]&lt;[.O$549];[.O488]&gt;[.O$550]);&quot;&quot;;[.O488])">
            <text:p/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>
            <text:p/>
          </table:table-cell>
          <table:table-cell table:formula="of:=IF(OR([.R488]&lt;[.R$549];[.R488]&gt;[.R$550]);&quot;&quot;;[.R488])">
            <text:p/>
          </table:table-cell>
          <table:table-cell table:formula="of:=IF(OR([.S488]&lt;[.S$549];[.S488]&gt;[.S$550]);&quot;&quot;;[.S488])" office:value-type="float" office:value="0.00451744791345509" calcext:value-type="float">
            <text:p>0,0045174479</text:p>
          </table:table-cell>
          <table:table-cell table:formula="of:=IF(OR([.T488]&lt;[.T$549];[.T488]&gt;[.T$550]);&quot;&quot;;[.T488])" office:value-type="string" office:string-value="" calcext:value-type="error">
            <text:p>#DIV/0 !</text:p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120808895911796" calcext:value-type="float">
            <text:p>0,0001208089</text:p>
          </table:table-cell>
          <table:table-cell table:formula="of:=IF(OR([.D489]&lt;[.D$549];[.D489]&gt;[.D$550]);&quot;&quot;;[.D489])" office:value-type="float" office:value="0.00230480399954761" calcext:value-type="float">
            <text:p>0,002304804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 office:value-type="string" office:string-value="" calcext:value-type="error">
            <text:p>#DIV/0 !</text:p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 office:value-type="string" office:string-value="" calcext:value-type="error">
            <text:p>#DIV/0 !</text:p>
          </table:table-cell>
          <table:table-cell table:formula="of:=IF(OR([.I489]&lt;[.I$549];[.I489]&gt;[.I$550]);&quot;&quot;;[.I489])" office:value-type="float" office:value="0.0126036193640452" calcext:value-type="float">
            <text:p>0,0126036194</text:p>
          </table:table-cell>
          <table:table-cell table:formula="of:=IF(OR([.J489]&lt;[.J$549];[.J489]&gt;[.J$550]);&quot;&quot;;[.J489])">
            <text:p/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 office:value-type="float" office:value="0.000100291443420936" calcext:value-type="float">
            <text:p>0,0001002914</text:p>
          </table:table-cell>
          <table:table-cell table:formula="of:=IF(OR([.N489]&lt;[.N$549];[.N489]&gt;[.N$550]);&quot;&quot;;[.N489])" office:value-type="float" office:value="0.467222385723408" calcext:value-type="float">
            <text:p>0,4672223857</text:p>
          </table:table-cell>
          <table:table-cell table:formula="of:=IF(OR([.O489]&lt;[.O$549];[.O489]&gt;[.O$550]);&quot;&quot;;[.O489])" office:value-type="float" office:value="0.0000273311789686176" calcext:value-type="float">
            <text:p>2,73311789686176E-005</text:p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>
            <text:p/>
          </table:table-cell>
          <table:table-cell table:formula="of:=IF(OR([.R489]&lt;[.R$549];[.R489]&gt;[.R$550]);&quot;&quot;;[.R489])">
            <text:p/>
          </table:table-cell>
          <table:table-cell table:formula="of:=IF(OR([.S489]&lt;[.S$549];[.S489]&gt;[.S$550]);&quot;&quot;;[.S489])" office:value-type="float" office:value="0.00619595030539783" calcext:value-type="float">
            <text:p>0,0061959503</text:p>
          </table:table-cell>
          <table:table-cell table:formula="of:=IF(OR([.T489]&lt;[.T$549];[.T489]&gt;[.T$550]);&quot;&quot;;[.T489])" office:value-type="string" office:string-value="" calcext:value-type="error">
            <text:p>#DIV/0 !</text:p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103806875408441" calcext:value-type="float">
            <text:p>0,0001038069</text:p>
          </table:table-cell>
          <table:table-cell table:formula="of:=IF(OR([.D490]&lt;[.D$549];[.D490]&gt;[.D$550]);&quot;&quot;;[.D490])">
            <text:p/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 office:value-type="string" office:string-value="" calcext:value-type="error">
            <text:p>#DIV/0 !</text:p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 office:value-type="string" office:string-value="" calcext:value-type="error">
            <text:p>#DIV/0 !</text:p>
          </table:table-cell>
          <table:table-cell table:formula="of:=IF(OR([.I490]&lt;[.I$549];[.I490]&gt;[.I$550]);&quot;&quot;;[.I490])" office:value-type="float" office:value="0.0167915140499591" calcext:value-type="float">
            <text:p>0,016791514</text:p>
          </table:table-cell>
          <table:table-cell table:formula="of:=IF(OR([.J490]&lt;[.J$549];[.J490]&gt;[.J$550]);&quot;&quot;;[.J490])">
            <text:p/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>
            <text:p/>
          </table:table-cell>
          <table:table-cell table:formula="of:=IF(OR([.M490]&lt;[.M$549];[.M490]&gt;[.M$550]);&quot;&quot;;[.M490])">
            <text:p/>
          </table:table-cell>
          <table:table-cell table:formula="of:=IF(OR([.N490]&lt;[.N$549];[.N490]&gt;[.N$550]);&quot;&quot;;[.N490])" office:value-type="float" office:value="0.606471143137174" calcext:value-type="float">
            <text:p>0,6064711431</text:p>
          </table:table-cell>
          <table:table-cell table:formula="of:=IF(OR([.O490]&lt;[.O$549];[.O490]&gt;[.O$550]);&quot;&quot;;[.O490])" office:value-type="float" office:value="0.0000261874055016249" calcext:value-type="float">
            <text:p>2,61874055016249E-005</text:p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>
            <text:p/>
          </table:table-cell>
          <table:table-cell table:formula="of:=IF(OR([.R490]&lt;[.R$549];[.R490]&gt;[.R$550]);&quot;&quot;;[.R490])">
            <text:p/>
          </table:table-cell>
          <table:table-cell table:formula="of:=IF(OR([.S490]&lt;[.S$549];[.S490]&gt;[.S$550]);&quot;&quot;;[.S490])" office:value-type="float" office:value="0.00664406501032095" calcext:value-type="float">
            <text:p>0,006644065</text:p>
          </table:table-cell>
          <table:table-cell table:formula="of:=IF(OR([.T490]&lt;[.T$549];[.T490]&gt;[.T$550]);&quot;&quot;;[.T490])" office:value-type="string" office:string-value="" calcext:value-type="error">
            <text:p>#DIV/0 !</text:p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134208845561867" calcext:value-type="float">
            <text:p>0,0001342088</text:p>
          </table:table-cell>
          <table:table-cell table:formula="of:=IF(OR([.D491]&lt;[.D$549];[.D491]&gt;[.D$550]);&quot;&quot;;[.D491])">
            <text:p/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 office:value-type="string" office:string-value="" calcext:value-type="error">
            <text:p>#DIV/0 !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 office:value-type="string" office:string-value="" calcext:value-type="error">
            <text:p>#DIV/0 !</text:p>
          </table:table-cell>
          <table:table-cell table:formula="of:=IF(OR([.I491]&lt;[.I$549];[.I491]&gt;[.I$550]);&quot;&quot;;[.I491])" office:value-type="float" office:value="0.0125102616006464" calcext:value-type="float">
            <text:p>0,0125102616</text:p>
          </table:table-cell>
          <table:table-cell table:formula="of:=IF(OR([.J491]&lt;[.J$549];[.J491]&gt;[.J$550]);&quot;&quot;;[.J491])">
            <text:p/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>
            <text:p/>
          </table:table-cell>
          <table:table-cell table:formula="of:=IF(OR([.M491]&lt;[.M$549];[.M491]&gt;[.M$550]);&quot;&quot;;[.M491])" office:value-type="float" office:value="0.0000992386117318885" calcext:value-type="float">
            <text:p>9,92386117318885E-005</text:p>
          </table:table-cell>
          <table:table-cell table:formula="of:=IF(OR([.N491]&lt;[.N$549];[.N491]&gt;[.N$550]);&quot;&quot;;[.N491])" office:value-type="float" office:value="0.49954561413381" calcext:value-type="float">
            <text:p>0,4995456141</text:p>
          </table:table-cell>
          <table:table-cell table:formula="of:=IF(OR([.O491]&lt;[.O$549];[.O491]&gt;[.O$550]);&quot;&quot;;[.O491])" office:value-type="float" office:value="0.0000211464786463245" calcext:value-type="float">
            <text:p>2,11464786463245E-005</text:p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>
            <text:p/>
          </table:table-cell>
          <table:table-cell table:formula="of:=IF(OR([.R491]&lt;[.R$549];[.R491]&gt;[.R$550]);&quot;&quot;;[.R491])" office:value-type="float" office:value="0.0000149233720732633" calcext:value-type="float">
            <text:p>1,49233720732633E-005</text:p>
          </table:table-cell>
          <table:table-cell table:formula="of:=IF(OR([.S491]&lt;[.S$549];[.S491]&gt;[.S$550]);&quot;&quot;;[.S491])" office:value-type="float" office:value="0.00589486972314276" calcext:value-type="float">
            <text:p>0,0058948697</text:p>
          </table:table-cell>
          <table:table-cell table:formula="of:=IF(OR([.T491]&lt;[.T$549];[.T491]&gt;[.T$550]);&quot;&quot;;[.T491])" office:value-type="string" office:string-value="" calcext:value-type="error">
            <text:p>#DIV/0 !</text:p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129022601106601" calcext:value-type="float">
            <text:p>0,0001290226</text:p>
          </table:table-cell>
          <table:table-cell table:formula="of:=IF(OR([.D492]&lt;[.D$549];[.D492]&gt;[.D$550]);&quot;&quot;;[.D492])" office:value-type="float" office:value="0.00147547374862849" calcext:value-type="float">
            <text:p>0,0014754737</text:p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 office:value-type="string" office:string-value="" calcext:value-type="error">
            <text:p>#DIV/0 !</text:p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 office:value-type="string" office:string-value="" calcext:value-type="error">
            <text:p>#DIV/0 !</text:p>
          </table:table-cell>
          <table:table-cell table:formula="of:=IF(OR([.I492]&lt;[.I$549];[.I492]&gt;[.I$550]);&quot;&quot;;[.I492])" office:value-type="float" office:value="0.0125274398037063" calcext:value-type="float">
            <text:p>0,0125274398</text:p>
          </table:table-cell>
          <table:table-cell table:formula="of:=IF(OR([.J492]&lt;[.J$549];[.J492]&gt;[.J$550]);&quot;&quot;;[.J492])">
            <text:p/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0636762967710936" calcext:value-type="float">
            <text:p>6,36762967710936E-005</text:p>
          </table:table-cell>
          <table:table-cell table:formula="of:=IF(OR([.N492]&lt;[.N$549];[.N492]&gt;[.N$550]);&quot;&quot;;[.N492])" office:value-type="float" office:value="0.549812827689047" calcext:value-type="float">
            <text:p>0,5498128277</text:p>
          </table:table-cell>
          <table:table-cell table:formula="of:=IF(OR([.O492]&lt;[.O$549];[.O492]&gt;[.O$550]);&quot;&quot;;[.O492])">
            <text:p/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>
            <text:p/>
          </table:table-cell>
          <table:table-cell table:formula="of:=IF(OR([.R492]&lt;[.R$549];[.R492]&gt;[.R$550]);&quot;&quot;;[.R492])">
            <text:p/>
          </table:table-cell>
          <table:table-cell table:formula="of:=IF(OR([.S492]&lt;[.S$549];[.S492]&gt;[.S$550]);&quot;&quot;;[.S492])" office:value-type="float" office:value="0.00515630978145124" calcext:value-type="float">
            <text:p>0,0051563098</text:p>
          </table:table-cell>
          <table:table-cell table:formula="of:=IF(OR([.T492]&lt;[.T$549];[.T492]&gt;[.T$550]);&quot;&quot;;[.T492])" office:value-type="string" office:string-value="" calcext:value-type="error">
            <text:p>#DIV/0 !</text:p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142928000371773" calcext:value-type="float">
            <text:p>0,000142928</text:p>
          </table:table-cell>
          <table:table-cell table:formula="of:=IF(OR([.D493]&lt;[.D$549];[.D493]&gt;[.D$550]);&quot;&quot;;[.D493])">
            <text:p/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 office:value-type="string" office:string-value="" calcext:value-type="error">
            <text:p>#DIV/0 !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 office:value-type="string" office:string-value="" calcext:value-type="error">
            <text:p>#DIV/0 !</text:p>
          </table:table-cell>
          <table:table-cell table:formula="of:=IF(OR([.I493]&lt;[.I$549];[.I493]&gt;[.I$550]);&quot;&quot;;[.I493])" office:value-type="float" office:value="0.0144345466867816" calcext:value-type="float">
            <text:p>0,0144345467</text:p>
          </table:table-cell>
          <table:table-cell table:formula="of:=IF(OR([.J493]&lt;[.J$549];[.J493]&gt;[.J$550]);&quot;&quot;;[.J493])">
            <text:p/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>
            <text:p/>
          </table:table-cell>
          <table:table-cell table:formula="of:=IF(OR([.M493]&lt;[.M$549];[.M493]&gt;[.M$550]);&quot;&quot;;[.M493])" office:value-type="float" office:value="0.0000654118295328653" calcext:value-type="float">
            <text:p>6,54118295328653E-005</text:p>
          </table:table-cell>
          <table:table-cell table:formula="of:=IF(OR([.N493]&lt;[.N$549];[.N493]&gt;[.N$550]);&quot;&quot;;[.N493])" office:value-type="float" office:value="0.586008698180177" calcext:value-type="float">
            <text:p>0,5860086982</text:p>
          </table:table-cell>
          <table:table-cell table:formula="of:=IF(OR([.O493]&lt;[.O$549];[.O493]&gt;[.O$550]);&quot;&quot;;[.O493])" office:value-type="float" office:value="0.0000383334168429076" calcext:value-type="float">
            <text:p>3,83334168429076E-005</text:p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>
            <text:p/>
          </table:table-cell>
          <table:table-cell table:formula="of:=IF(OR([.R493]&lt;[.R$549];[.R493]&gt;[.R$550]);&quot;&quot;;[.R493])">
            <text:p/>
          </table:table-cell>
          <table:table-cell table:formula="of:=IF(OR([.S493]&lt;[.S$549];[.S493]&gt;[.S$550]);&quot;&quot;;[.S493])" office:value-type="float" office:value="0.00515511104692067" calcext:value-type="float">
            <text:p>0,005155111</text:p>
          </table:table-cell>
          <table:table-cell table:formula="of:=IF(OR([.T493]&lt;[.T$549];[.T493]&gt;[.T$550]);&quot;&quot;;[.T493])" office:value-type="string" office:string-value="" calcext:value-type="error">
            <text:p>#DIV/0 !</text:p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100843982006068" calcext:value-type="float">
            <text:p>0,000100844</text:p>
          </table:table-cell>
          <table:table-cell table:formula="of:=IF(OR([.D494]&lt;[.D$549];[.D494]&gt;[.D$550]);&quot;&quot;;[.D494])">
            <text:p/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 office:value-type="string" office:string-value="" calcext:value-type="error">
            <text:p>#DIV/0 !</text:p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 office:value-type="string" office:string-value="" calcext:value-type="error">
            <text:p>#DIV/0 !</text:p>
          </table:table-cell>
          <table:table-cell table:formula="of:=IF(OR([.I494]&lt;[.I$549];[.I494]&gt;[.I$550]);&quot;&quot;;[.I494])" office:value-type="float" office:value="0.0132607299139163" calcext:value-type="float">
            <text:p>0,0132607299</text:p>
          </table:table-cell>
          <table:table-cell table:formula="of:=IF(OR([.J494]&lt;[.J$549];[.J494]&gt;[.J$550]);&quot;&quot;;[.J494])">
            <text:p/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>
            <text:p/>
          </table:table-cell>
          <table:table-cell table:formula="of:=IF(OR([.M494]&lt;[.M$549];[.M494]&gt;[.M$550]);&quot;&quot;;[.M494])" office:value-type="float" office:value="0.0000532447669057016" calcext:value-type="float">
            <text:p>5,32447669057016E-005</text:p>
          </table:table-cell>
          <table:table-cell table:formula="of:=IF(OR([.N494]&lt;[.N$549];[.N494]&gt;[.N$550]);&quot;&quot;;[.N494])" office:value-type="float" office:value="0.497411110593406" calcext:value-type="float">
            <text:p>0,4974111106</text:p>
          </table:table-cell>
          <table:table-cell table:formula="of:=IF(OR([.O494]&lt;[.O$549];[.O494]&gt;[.O$550]);&quot;&quot;;[.O494])">
            <text:p/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float" office:value="0.0000685020925222976" calcext:value-type="float">
            <text:p>6,85020925222976E-005</text:p>
          </table:table-cell>
          <table:table-cell table:formula="of:=IF(OR([.R494]&lt;[.R$549];[.R494]&gt;[.R$550]);&quot;&quot;;[.R494])" office:value-type="float" office:value="0.0000172370233476084" calcext:value-type="float">
            <text:p>0,000017237</text:p>
          </table:table-cell>
          <table:table-cell table:formula="of:=IF(OR([.S494]&lt;[.S$549];[.S494]&gt;[.S$550]);&quot;&quot;;[.S494])" office:value-type="float" office:value="0.00455776023898074" calcext:value-type="float">
            <text:p>0,0045577602</text:p>
          </table:table-cell>
          <table:table-cell table:formula="of:=IF(OR([.T494]&lt;[.T$549];[.T494]&gt;[.T$550]);&quot;&quot;;[.T494])" office:value-type="string" office:string-value="" calcext:value-type="error">
            <text:p>#DIV/0 !</text:p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109473614477211" calcext:value-type="float">
            <text:p>0,0001094736</text:p>
          </table:table-cell>
          <table:table-cell table:formula="of:=IF(OR([.D495]&lt;[.D$549];[.D495]&gt;[.D$550]);&quot;&quot;;[.D495])">
            <text:p/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 office:value-type="string" office:string-value="" calcext:value-type="error">
            <text:p>#DIV/0 !</text:p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 office:value-type="string" office:string-value="" calcext:value-type="error">
            <text:p>#DIV/0 !</text:p>
          </table:table-cell>
          <table:table-cell table:formula="of:=IF(OR([.I495]&lt;[.I$549];[.I495]&gt;[.I$550]);&quot;&quot;;[.I495])" office:value-type="float" office:value="0.0149402962322525" calcext:value-type="float">
            <text:p>0,0149402962</text:p>
          </table:table-cell>
          <table:table-cell table:formula="of:=IF(OR([.J495]&lt;[.J$549];[.J495]&gt;[.J$550]);&quot;&quot;;[.J495])">
            <text:p/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>
            <text:p/>
          </table:table-cell>
          <table:table-cell table:formula="of:=IF(OR([.M495]&lt;[.M$549];[.M495]&gt;[.M$550]);&quot;&quot;;[.M495])" office:value-type="float" office:value="0.000109335173335744" calcext:value-type="float">
            <text:p>0,0001093352</text:p>
          </table:table-cell>
          <table:table-cell table:formula="of:=IF(OR([.N495]&lt;[.N$549];[.N495]&gt;[.N$550]);&quot;&quot;;[.N495])" office:value-type="float" office:value="0.588284808089557" calcext:value-type="float">
            <text:p>0,5882848081</text:p>
          </table:table-cell>
          <table:table-cell table:formula="of:=IF(OR([.O495]&lt;[.O$549];[.O495]&gt;[.O$550]);&quot;&quot;;[.O495])">
            <text:p/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>
            <text:p/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0624783333204293" calcext:value-type="float">
            <text:p>0,0062478333</text:p>
          </table:table-cell>
          <table:table-cell table:formula="of:=IF(OR([.T495]&lt;[.T$549];[.T495]&gt;[.T$550]);&quot;&quot;;[.T495])" office:value-type="string" office:string-value="" calcext:value-type="error">
            <text:p>#DIV/0 !</text:p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153491401762671" calcext:value-type="float">
            <text:p>0,0001534914</text:p>
          </table:table-cell>
          <table:table-cell table:formula="of:=IF(OR([.D496]&lt;[.D$549];[.D496]&gt;[.D$550]);&quot;&quot;;[.D496])" office:value-type="float" office:value="0.00213579908218885" calcext:value-type="float">
            <text:p>0,0021357991</text:p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 office:value-type="string" office:string-value="" calcext:value-type="error">
            <text:p>#DIV/0 !</text:p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 office:value-type="string" office:string-value="" calcext:value-type="error">
            <text:p>#DIV/0 !</text:p>
          </table:table-cell>
          <table:table-cell table:formula="of:=IF(OR([.I496]&lt;[.I$549];[.I496]&gt;[.I$550]);&quot;&quot;;[.I496])" office:value-type="float" office:value="0.0147524158174029" calcext:value-type="float">
            <text:p>0,0147524158</text:p>
          </table:table-cell>
          <table:table-cell table:formula="of:=IF(OR([.J496]&lt;[.J$549];[.J496]&gt;[.J$550]);&quot;&quot;;[.J496])">
            <text:p/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 office:value-type="float" office:value="0.0000400497373492094" calcext:value-type="float">
            <text:p>4,00497373492094E-005</text:p>
          </table:table-cell>
          <table:table-cell table:formula="of:=IF(OR([.N496]&lt;[.N$549];[.N496]&gt;[.N$550]);&quot;&quot;;[.N496])" office:value-type="float" office:value="0.560085999666371" calcext:value-type="float">
            <text:p>0,5600859997</text:p>
          </table:table-cell>
          <table:table-cell table:formula="of:=IF(OR([.O496]&lt;[.O$549];[.O496]&gt;[.O$550]);&quot;&quot;;[.O496])">
            <text:p/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>
            <text:p/>
          </table:table-cell>
          <table:table-cell table:formula="of:=IF(OR([.R496]&lt;[.R$549];[.R496]&gt;[.R$550]);&quot;&quot;;[.R496])">
            <text:p/>
          </table:table-cell>
          <table:table-cell table:formula="of:=IF(OR([.S496]&lt;[.S$549];[.S496]&gt;[.S$550]);&quot;&quot;;[.S496])" office:value-type="float" office:value="0.00574161836674782" calcext:value-type="float">
            <text:p>0,0057416184</text:p>
          </table:table-cell>
          <table:table-cell table:formula="of:=IF(OR([.T496]&lt;[.T$549];[.T496]&gt;[.T$550]);&quot;&quot;;[.T496])" office:value-type="string" office:string-value="" calcext:value-type="error">
            <text:p>#DIV/0 !</text:p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119242676565876" calcext:value-type="float">
            <text:p>0,0001192427</text:p>
          </table:table-cell>
          <table:table-cell table:formula="of:=IF(OR([.D497]&lt;[.D$549];[.D497]&gt;[.D$550]);&quot;&quot;;[.D497])" office:value-type="float" office:value="0.00167339706345912" calcext:value-type="float">
            <text:p>0,0016733971</text:p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 office:value-type="string" office:string-value="" calcext:value-type="error">
            <text:p>#DIV/0 !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string" office:string-value="" calcext:value-type="error">
            <text:p>#DIV/0 !</text:p>
          </table:table-cell>
          <table:table-cell table:formula="of:=IF(OR([.I497]&lt;[.I$549];[.I497]&gt;[.I$550]);&quot;&quot;;[.I497])" office:value-type="float" office:value="0.0146698561920652" calcext:value-type="float">
            <text:p>0,0146698562</text:p>
          </table:table-cell>
          <table:table-cell table:formula="of:=IF(OR([.J497]&lt;[.J$549];[.J497]&gt;[.J$550]);&quot;&quot;;[.J497])">
            <text:p/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>
            <text:p/>
          </table:table-cell>
          <table:table-cell table:formula="of:=IF(OR([.M497]&lt;[.M$549];[.M497]&gt;[.M$550]);&quot;&quot;;[.M497])" office:value-type="float" office:value="0.0000412554954703218" calcext:value-type="float">
            <text:p>4,12554954703218E-005</text:p>
          </table:table-cell>
          <table:table-cell table:formula="of:=IF(OR([.N497]&lt;[.N$549];[.N497]&gt;[.N$550]);&quot;&quot;;[.N497])" office:value-type="float" office:value="0.557680983046013" calcext:value-type="float">
            <text:p>0,557680983</text:p>
          </table:table-cell>
          <table:table-cell table:formula="of:=IF(OR([.O497]&lt;[.O$549];[.O497]&gt;[.O$550]);&quot;&quot;;[.O497])">
            <text:p/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>
            <text:p/>
          </table:table-cell>
          <table:table-cell table:formula="of:=IF(OR([.R497]&lt;[.R$549];[.R497]&gt;[.R$550]);&quot;&quot;;[.R497])">
            <text:p/>
          </table:table-cell>
          <table:table-cell table:formula="of:=IF(OR([.S497]&lt;[.S$549];[.S497]&gt;[.S$550]);&quot;&quot;;[.S497])" office:value-type="float" office:value="0.00591974009955236" calcext:value-type="float">
            <text:p>0,0059197401</text:p>
          </table:table-cell>
          <table:table-cell table:formula="of:=IF(OR([.T497]&lt;[.T$549];[.T497]&gt;[.T$550]);&quot;&quot;;[.T497])" office:value-type="string" office:string-value="" calcext:value-type="error">
            <text:p>#DIV/0 !</text:p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0755224515714966" calcext:value-type="float">
            <text:p>7,55224515714966E-005</text:p>
          </table:table-cell>
          <table:table-cell table:formula="of:=IF(OR([.D498]&lt;[.D$549];[.D498]&gt;[.D$550]);&quot;&quot;;[.D498])" office:value-type="float" office:value="0.00174339568057393" calcext:value-type="float">
            <text:p>0,0017433957</text:p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 office:value-type="string" office:string-value="" calcext:value-type="error">
            <text:p>#DIV/0 !</text:p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 office:value-type="string" office:string-value="" calcext:value-type="error">
            <text:p>#DIV/0 !</text:p>
          </table:table-cell>
          <table:table-cell table:formula="of:=IF(OR([.I498]&lt;[.I$549];[.I498]&gt;[.I$550]);&quot;&quot;;[.I498])" office:value-type="float" office:value="0.0158322355704583" calcext:value-type="float">
            <text:p>0,0158322356</text:p>
          </table:table-cell>
          <table:table-cell table:formula="of:=IF(OR([.J498]&lt;[.J$549];[.J498]&gt;[.J$550]);&quot;&quot;;[.J498])">
            <text:p/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>
            <text:p/>
          </table:table-cell>
          <table:table-cell table:formula="of:=IF(OR([.M498]&lt;[.M$549];[.M498]&gt;[.M$550]);&quot;&quot;;[.M498])" office:value-type="float" office:value="0.000063249326260035" calcext:value-type="float">
            <text:p>6,3249326260035E-005</text:p>
          </table:table-cell>
          <table:table-cell table:formula="of:=IF(OR([.N498]&lt;[.N$549];[.N498]&gt;[.N$550]);&quot;&quot;;[.N498])" office:value-type="float" office:value="0.564710288351087" calcext:value-type="float">
            <text:p>0,5647102884</text:p>
          </table:table-cell>
          <table:table-cell table:formula="of:=IF(OR([.O498]&lt;[.O$549];[.O498]&gt;[.O$550]);&quot;&quot;;[.O498])">
            <text:p/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>
            <text:p/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0671061824379496" calcext:value-type="float">
            <text:p>0,0067106182</text:p>
          </table:table-cell>
          <table:table-cell table:formula="of:=IF(OR([.T498]&lt;[.T$549];[.T498]&gt;[.T$550]);&quot;&quot;;[.T498])" office:value-type="string" office:string-value="" calcext:value-type="error">
            <text:p>#DIV/0 !</text:p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0863777441961313" calcext:value-type="float">
            <text:p>8,63777441961313E-005</text:p>
          </table:table-cell>
          <table:table-cell table:formula="of:=IF(OR([.D499]&lt;[.D$549];[.D499]&gt;[.D$550]);&quot;&quot;;[.D499])">
            <text:p/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 office:value-type="string" office:string-value="" calcext:value-type="error">
            <text:p>#DIV/0 !</text:p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 office:value-type="string" office:string-value="" calcext:value-type="error">
            <text:p>#DIV/0 !</text:p>
          </table:table-cell>
          <table:table-cell table:formula="of:=IF(OR([.I499]&lt;[.I$549];[.I499]&gt;[.I$550]);&quot;&quot;;[.I499])" office:value-type="float" office:value="0.0134938810589111" calcext:value-type="float">
            <text:p>0,0134938811</text:p>
          </table:table-cell>
          <table:table-cell table:formula="of:=IF(OR([.J499]&lt;[.J$549];[.J499]&gt;[.J$550]);&quot;&quot;;[.J499])">
            <text:p/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 office:value-type="float" office:value="0.0000880788229720714" calcext:value-type="float">
            <text:p>8,80788229720714E-005</text:p>
          </table:table-cell>
          <table:table-cell table:formula="of:=IF(OR([.N499]&lt;[.N$549];[.N499]&gt;[.N$550]);&quot;&quot;;[.N499])" office:value-type="float" office:value="0.532305870144254" calcext:value-type="float">
            <text:p>0,5323058701</text:p>
          </table:table-cell>
          <table:table-cell table:formula="of:=IF(OR([.O499]&lt;[.O$549];[.O499]&gt;[.O$550]);&quot;&quot;;[.O499])" office:value-type="float" office:value="0.000017943925460639" calcext:value-type="float">
            <text:p>1,7943925460639E-005</text:p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>
            <text:p/>
          </table:table-cell>
          <table:table-cell table:formula="of:=IF(OR([.R499]&lt;[.R$549];[.R499]&gt;[.R$550]);&quot;&quot;;[.R499])" office:value-type="float" office:value="0.0000137849887682814" calcext:value-type="float">
            <text:p>0,000013785</text:p>
          </table:table-cell>
          <table:table-cell table:formula="of:=IF(OR([.S499]&lt;[.S$549];[.S499]&gt;[.S$550]);&quot;&quot;;[.S499])" office:value-type="float" office:value="0.00544519780952131" calcext:value-type="float">
            <text:p>0,0054451978</text:p>
          </table:table-cell>
          <table:table-cell table:formula="of:=IF(OR([.T499]&lt;[.T$549];[.T499]&gt;[.T$550]);&quot;&quot;;[.T499])" office:value-type="string" office:string-value="" calcext:value-type="error">
            <text:p>#DIV/0 !</text:p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122147643565339" calcext:value-type="float">
            <text:p>0,0001221476</text:p>
          </table:table-cell>
          <table:table-cell table:formula="of:=IF(OR([.D500]&lt;[.D$549];[.D500]&gt;[.D$550]);&quot;&quot;;[.D500])">
            <text:p/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 office:value-type="string" office:string-value="" calcext:value-type="error">
            <text:p>#DIV/0 !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 office:value-type="string" office:string-value="" calcext:value-type="error">
            <text:p>#DIV/0 !</text:p>
          </table:table-cell>
          <table:table-cell table:formula="of:=IF(OR([.I500]&lt;[.I$549];[.I500]&gt;[.I$550]);&quot;&quot;;[.I500])" office:value-type="float" office:value="0.0172401754397371" calcext:value-type="float">
            <text:p>0,0172401754</text:p>
          </table:table-cell>
          <table:table-cell table:formula="of:=IF(OR([.J500]&lt;[.J$549];[.J500]&gt;[.J$550]);&quot;&quot;;[.J500])">
            <text:p/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>
            <text:p/>
          </table:table-cell>
          <table:table-cell table:formula="of:=IF(OR([.M500]&lt;[.M$549];[.M500]&gt;[.M$550]);&quot;&quot;;[.M500])" office:value-type="float" office:value="0.0000622456325932742" calcext:value-type="float">
            <text:p>6,22456325932742E-005</text:p>
          </table:table-cell>
          <table:table-cell table:formula="of:=IF(OR([.N500]&lt;[.N$549];[.N500]&gt;[.N$550]);&quot;&quot;;[.N500])" office:value-type="float" office:value="0.613455111069522" calcext:value-type="float">
            <text:p>0,6134551111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>
            <text:p/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0648290431508464" calcext:value-type="float">
            <text:p>0,0064829043</text:p>
          </table:table-cell>
          <table:table-cell table:formula="of:=IF(OR([.T500]&lt;[.T$549];[.T500]&gt;[.T$550]);&quot;&quot;;[.T500])" office:value-type="string" office:string-value="" calcext:value-type="error">
            <text:p>#DIV/0 !</text:p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0825218576930418" calcext:value-type="float">
            <text:p>8,25218576930418E-005</text:p>
          </table:table-cell>
          <table:table-cell table:formula="of:=IF(OR([.D501]&lt;[.D$549];[.D501]&gt;[.D$550]);&quot;&quot;;[.D501])" office:value-type="float" office:value="0.00215680754625642" calcext:value-type="float">
            <text:p>0,0021568075</text:p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 office:value-type="string" office:string-value="" calcext:value-type="error">
            <text:p>#DIV/0 !</text:p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 office:value-type="string" office:string-value="" calcext:value-type="error">
            <text:p>#DIV/0 !</text:p>
          </table:table-cell>
          <table:table-cell table:formula="of:=IF(OR([.I501]&lt;[.I$549];[.I501]&gt;[.I$550]);&quot;&quot;;[.I501])" office:value-type="float" office:value="0.0164517202855956" calcext:value-type="float">
            <text:p>0,0164517203</text:p>
          </table:table-cell>
          <table:table-cell table:formula="of:=IF(OR([.J501]&lt;[.J$549];[.J501]&gt;[.J$550]);&quot;&quot;;[.J501])">
            <text:p/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 office:value-type="float" office:value="0.0000938515127697109" calcext:value-type="float">
            <text:p>9,38515127697109E-005</text:p>
          </table:table-cell>
          <table:table-cell table:formula="of:=IF(OR([.N501]&lt;[.N$549];[.N501]&gt;[.N$550]);&quot;&quot;;[.N501])" office:value-type="float" office:value="0.529682354443363" calcext:value-type="float">
            <text:p>0,5296823544</text:p>
          </table:table-cell>
          <table:table-cell table:formula="of:=IF(OR([.O501]&lt;[.O$549];[.O501]&gt;[.O$550]);&quot;&quot;;[.O501])">
            <text:p/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>
            <text:p/>
          </table:table-cell>
          <table:table-cell table:formula="of:=IF(OR([.R501]&lt;[.R$549];[.R501]&gt;[.R$550]);&quot;&quot;;[.R501])" office:value-type="float" office:value="0.0000165947803779434" calcext:value-type="float">
            <text:p>1,65947803779434E-005</text:p>
          </table:table-cell>
          <table:table-cell table:formula="of:=IF(OR([.S501]&lt;[.S$549];[.S501]&gt;[.S$550]);&quot;&quot;;[.S501])" office:value-type="float" office:value="0.00579809492587432" calcext:value-type="float">
            <text:p>0,0057980949</text:p>
          </table:table-cell>
          <table:table-cell table:formula="of:=IF(OR([.T501]&lt;[.T$549];[.T501]&gt;[.T$550]);&quot;&quot;;[.T501])" office:value-type="string" office:string-value="" calcext:value-type="error">
            <text:p>#DIV/0 !</text:p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0912436796596174" calcext:value-type="float">
            <text:p>9,12436796596174E-005</text:p>
          </table:table-cell>
          <table:table-cell table:formula="of:=IF(OR([.D502]&lt;[.D$549];[.D502]&gt;[.D$550]);&quot;&quot;;[.D502])" office:value-type="float" office:value="0.00181217932315876" calcext:value-type="float">
            <text:p>0,0018121793</text:p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 office:value-type="string" office:string-value="" calcext:value-type="error">
            <text:p>#DIV/0 !</text:p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 office:value-type="string" office:string-value="" calcext:value-type="error">
            <text:p>#DIV/0 !</text:p>
          </table:table-cell>
          <table:table-cell table:formula="of:=IF(OR([.I502]&lt;[.I$549];[.I502]&gt;[.I$550]);&quot;&quot;;[.I502])" office:value-type="float" office:value="0.0170272633076608" calcext:value-type="float">
            <text:p>0,0170272633</text:p>
          </table:table-cell>
          <table:table-cell table:formula="of:=IF(OR([.J502]&lt;[.J$549];[.J502]&gt;[.J$550]);&quot;&quot;;[.J502])">
            <text:p/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 office:value-type="float" office:value="0.000078360178271495" calcext:value-type="float">
            <text:p>7,8360178271495E-005</text:p>
          </table:table-cell>
          <table:table-cell table:formula="of:=IF(OR([.N502]&lt;[.N$549];[.N502]&gt;[.N$550]);&quot;&quot;;[.N502])" office:value-type="float" office:value="0.428085283459686" calcext:value-type="float">
            <text:p>0,4280852835</text:p>
          </table:table-cell>
          <table:table-cell table:formula="of:=IF(OR([.O502]&lt;[.O$549];[.O502]&gt;[.O$550]);&quot;&quot;;[.O502])" office:value-type="float" office:value="0.0000282532925178122" calcext:value-type="float">
            <text:p>2,82532925178122E-005</text:p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>
            <text:p/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64049925034422" calcext:value-type="float">
            <text:p>0,0064049925</text:p>
          </table:table-cell>
          <table:table-cell table:formula="of:=IF(OR([.T502]&lt;[.T$549];[.T502]&gt;[.T$550]);&quot;&quot;;[.T502])" office:value-type="string" office:string-value="" calcext:value-type="error">
            <text:p>#DIV/0 !</text:p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0701262425174984" calcext:value-type="float">
            <text:p>7,01262425174984E-005</text:p>
          </table:table-cell>
          <table:table-cell table:formula="of:=IF(OR([.D503]&lt;[.D$549];[.D503]&gt;[.D$550]);&quot;&quot;;[.D503])" office:value-type="float" office:value="0.00224881754339941" calcext:value-type="float">
            <text:p>0,0022488175</text:p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 office:value-type="string" office:string-value="" calcext:value-type="error">
            <text:p>#DIV/0 !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 office:value-type="string" office:string-value="" calcext:value-type="error">
            <text:p>#DIV/0 !</text:p>
          </table:table-cell>
          <table:table-cell table:formula="of:=IF(OR([.I503]&lt;[.I$549];[.I503]&gt;[.I$550]);&quot;&quot;;[.I503])" office:value-type="float" office:value="0.0171535551521799" calcext:value-type="float">
            <text:p>0,0171535552</text:p>
          </table:table-cell>
          <table:table-cell table:formula="of:=IF(OR([.J503]&lt;[.J$549];[.J503]&gt;[.J$550]);&quot;&quot;;[.J503])">
            <text:p/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 office:value-type="float" office:value="0.0000729690977272707" calcext:value-type="float">
            <text:p>7,29690977272707E-005</text:p>
          </table:table-cell>
          <table:table-cell table:formula="of:=IF(OR([.N503]&lt;[.N$549];[.N503]&gt;[.N$550]);&quot;&quot;;[.N503])" office:value-type="float" office:value="0.560245053325266" calcext:value-type="float">
            <text:p>0,5602450533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>
            <text:p/>
          </table:table-cell>
          <table:table-cell table:formula="of:=IF(OR([.R503]&lt;[.R$549];[.R503]&gt;[.R$550]);&quot;&quot;;[.R503])" office:value-type="float" office:value="0.0000331790474962518" calcext:value-type="float">
            <text:p>0,000033179</text:p>
          </table:table-cell>
          <table:table-cell table:formula="of:=IF(OR([.S503]&lt;[.S$549];[.S503]&gt;[.S$550]);&quot;&quot;;[.S503])" office:value-type="float" office:value="0.00766592031712015" calcext:value-type="float">
            <text:p>0,0076659203</text:p>
          </table:table-cell>
          <table:table-cell table:formula="of:=IF(OR([.T503]&lt;[.T$549];[.T503]&gt;[.T$550]);&quot;&quot;;[.T503])" office:value-type="string" office:string-value="" calcext:value-type="error">
            <text:p>#DIV/0 !</text:p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104834315545081" calcext:value-type="float">
            <text:p>0,0001048343</text:p>
          </table:table-cell>
          <table:table-cell table:formula="of:=IF(OR([.D504]&lt;[.D$549];[.D504]&gt;[.D$550]);&quot;&quot;;[.D504])">
            <text:p/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 office:value-type="string" office:string-value="" calcext:value-type="error">
            <text:p>#DIV/0 !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 office:value-type="string" office:string-value="" calcext:value-type="error">
            <text:p>#DIV/0 !</text:p>
          </table:table-cell>
          <table:table-cell table:formula="of:=IF(OR([.I504]&lt;[.I$549];[.I504]&gt;[.I$550]);&quot;&quot;;[.I504])" office:value-type="float" office:value="0.016437579910489" calcext:value-type="float">
            <text:p>0,0164375799</text:p>
          </table:table-cell>
          <table:table-cell table:formula="of:=IF(OR([.J504]&lt;[.J$549];[.J504]&gt;[.J$550]);&quot;&quot;;[.J504])">
            <text:p/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 office:value-type="float" office:value="0.0000810633302144243" calcext:value-type="float">
            <text:p>8,10633302144243E-005</text:p>
          </table:table-cell>
          <table:table-cell table:formula="of:=IF(OR([.N504]&lt;[.N$549];[.N504]&gt;[.N$550]);&quot;&quot;;[.N504])" office:value-type="float" office:value="0.429883917782331" calcext:value-type="float">
            <text:p>0,4298839178</text:p>
          </table:table-cell>
          <table:table-cell table:formula="of:=IF(OR([.O504]&lt;[.O$549];[.O504]&gt;[.O$550]);&quot;&quot;;[.O504])">
            <text:p/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>
            <text:p/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49155776621847" calcext:value-type="float">
            <text:p>0,0049155777</text:p>
          </table:table-cell>
          <table:table-cell table:formula="of:=IF(OR([.T504]&lt;[.T$549];[.T504]&gt;[.T$550]);&quot;&quot;;[.T504])" office:value-type="string" office:string-value="" calcext:value-type="error">
            <text:p>#DIV/0 !</text:p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142606942994896" calcext:value-type="float">
            <text:p>0,0001426069</text:p>
          </table:table-cell>
          <table:table-cell table:formula="of:=IF(OR([.D505]&lt;[.D$549];[.D505]&gt;[.D$550]);&quot;&quot;;[.D505])" office:value-type="float" office:value="0.00182262717129902" calcext:value-type="float">
            <text:p>0,0018226272</text:p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 office:value-type="string" office:string-value="" calcext:value-type="error">
            <text:p>#DIV/0 !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 office:value-type="string" office:string-value="" calcext:value-type="error">
            <text:p>#DIV/0 !</text:p>
          </table:table-cell>
          <table:table-cell table:formula="of:=IF(OR([.I505]&lt;[.I$549];[.I505]&gt;[.I$550]);&quot;&quot;;[.I505])" office:value-type="float" office:value="0.0182785310553878" calcext:value-type="float">
            <text:p>0,0182785311</text:p>
          </table:table-cell>
          <table:table-cell table:formula="of:=IF(OR([.J505]&lt;[.J$549];[.J505]&gt;[.J$550]);&quot;&quot;;[.J505])">
            <text:p/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>
            <text:p/>
          </table:table-cell>
          <table:table-cell table:formula="of:=IF(OR([.M505]&lt;[.M$549];[.M505]&gt;[.M$550]);&quot;&quot;;[.M505])" office:value-type="float" office:value="0.000112731622419384" calcext:value-type="float">
            <text:p>0,0001127316</text:p>
          </table:table-cell>
          <table:table-cell table:formula="of:=IF(OR([.N505]&lt;[.N$549];[.N505]&gt;[.N$550]);&quot;&quot;;[.N505])" office:value-type="float" office:value="0.516104378522966" calcext:value-type="float">
            <text:p>0,5161043785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float" office:value="0.0000794912971462402" calcext:value-type="float">
            <text:p>7,94912971462402E-005</text:p>
          </table:table-cell>
          <table:table-cell table:formula="of:=IF(OR([.R505]&lt;[.R$549];[.R505]&gt;[.R$550]);&quot;&quot;;[.R505])" office:value-type="float" office:value="0.0000205521693040708" calcext:value-type="float">
            <text:p>2,05521693040708E-005</text:p>
          </table:table-cell>
          <table:table-cell table:formula="of:=IF(OR([.S505]&lt;[.S$549];[.S505]&gt;[.S$550]);&quot;&quot;;[.S505])" office:value-type="float" office:value="0.00472087690468121" calcext:value-type="float">
            <text:p>0,0047208769</text:p>
          </table:table-cell>
          <table:table-cell table:formula="of:=IF(OR([.T505]&lt;[.T$549];[.T505]&gt;[.T$550]);&quot;&quot;;[.T505])" office:value-type="string" office:string-value="" calcext:value-type="error">
            <text:p>#DIV/0 !</text:p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0694567524063383" calcext:value-type="float">
            <text:p>6,94567524063383E-005</text:p>
          </table:table-cell>
          <table:table-cell table:formula="of:=IF(OR([.D506]&lt;[.D$549];[.D506]&gt;[.D$550]);&quot;&quot;;[.D506])" office:value-type="float" office:value="0.0023609774489455" calcext:value-type="float">
            <text:p>0,0023609774</text:p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 office:value-type="string" office:string-value="" calcext:value-type="error">
            <text:p>#DIV/0 !</text:p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 office:value-type="string" office:string-value="" calcext:value-type="error">
            <text:p>#DIV/0 !</text:p>
          </table:table-cell>
          <table:table-cell table:formula="of:=IF(OR([.I506]&lt;[.I$549];[.I506]&gt;[.I$550]);&quot;&quot;;[.I506])" office:value-type="float" office:value="0.0174382051589691" calcext:value-type="float">
            <text:p>0,0174382052</text:p>
          </table:table-cell>
          <table:table-cell table:formula="of:=IF(OR([.J506]&lt;[.J$549];[.J506]&gt;[.J$550]);&quot;&quot;;[.J506])">
            <text:p/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>
            <text:p/>
          </table:table-cell>
          <table:table-cell table:formula="of:=IF(OR([.M506]&lt;[.M$549];[.M506]&gt;[.M$550]);&quot;&quot;;[.M506])" office:value-type="float" office:value="0.0000870260370339268" calcext:value-type="float">
            <text:p>0,000087026</text:p>
          </table:table-cell>
          <table:table-cell table:formula="of:=IF(OR([.N506]&lt;[.N$549];[.N506]&gt;[.N$550]);&quot;&quot;;[.N506])" office:value-type="float" office:value="0.436152125815205" calcext:value-type="float">
            <text:p>0,4361521258</text:p>
          </table:table-cell>
          <table:table-cell table:formula="of:=IF(OR([.O506]&lt;[.O$549];[.O506]&gt;[.O$550]);&quot;&quot;;[.O506])">
            <text:p/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>
            <text:p/>
          </table:table-cell>
          <table:table-cell table:formula="of:=IF(OR([.R506]&lt;[.R$549];[.R506]&gt;[.R$550]);&quot;&quot;;[.R506])" office:value-type="float" office:value="0.0000197283325013316" calcext:value-type="float">
            <text:p>1,97283325013316E-005</text:p>
          </table:table-cell>
          <table:table-cell table:formula="of:=IF(OR([.S506]&lt;[.S$549];[.S506]&gt;[.S$550]);&quot;&quot;;[.S506])" office:value-type="float" office:value="0.00521650447659434" calcext:value-type="float">
            <text:p>0,0052165045</text:p>
          </table:table-cell>
          <table:table-cell table:formula="of:=IF(OR([.T506]&lt;[.T$549];[.T506]&gt;[.T$550]);&quot;&quot;;[.T506])" office:value-type="string" office:string-value="" calcext:value-type="error">
            <text:p>#DIV/0 !</text:p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0811004512051257" calcext:value-type="float">
            <text:p>8,11004512051257E-005</text:p>
          </table:table-cell>
          <table:table-cell table:formula="of:=IF(OR([.D507]&lt;[.D$549];[.D507]&gt;[.D$550]);&quot;&quot;;[.D507])" office:value-type="float" office:value="0.00172482296783459" calcext:value-type="float">
            <text:p>0,001724823</text:p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 office:value-type="string" office:string-value="" calcext:value-type="error">
            <text:p>#DIV/0 !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 office:value-type="string" office:string-value="" calcext:value-type="error">
            <text:p>#DIV/0 !</text:p>
          </table:table-cell>
          <table:table-cell table:formula="of:=IF(OR([.I507]&lt;[.I$549];[.I507]&gt;[.I$550]);&quot;&quot;;[.I507])" office:value-type="float" office:value="0.0170015859076615" calcext:value-type="float">
            <text:p>0,0170015859</text:p>
          </table:table-cell>
          <table:table-cell table:formula="of:=IF(OR([.J507]&lt;[.J$549];[.J507]&gt;[.J$550]);&quot;&quot;;[.J507])">
            <text:p/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>
            <text:p/>
          </table:table-cell>
          <table:table-cell table:formula="of:=IF(OR([.M507]&lt;[.M$549];[.M507]&gt;[.M$550]);&quot;&quot;;[.M507])">
            <text:p/>
          </table:table-cell>
          <table:table-cell table:formula="of:=IF(OR([.N507]&lt;[.N$549];[.N507]&gt;[.N$550]);&quot;&quot;;[.N507])" office:value-type="float" office:value="0.455812062518741" calcext:value-type="float">
            <text:p>0,4558120625</text:p>
          </table:table-cell>
          <table:table-cell table:formula="of:=IF(OR([.O507]&lt;[.O$549];[.O507]&gt;[.O$550]);&quot;&quot;;[.O507])">
            <text:p/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>
            <text:p/>
          </table:table-cell>
          <table:table-cell table:formula="of:=IF(OR([.R507]&lt;[.R$549];[.R507]&gt;[.R$550]);&quot;&quot;;[.R507])" office:value-type="float" office:value="0.0000319715361391528" calcext:value-type="float">
            <text:p>3,19715361391528E-005</text:p>
          </table:table-cell>
          <table:table-cell table:formula="of:=IF(OR([.S507]&lt;[.S$549];[.S507]&gt;[.S$550]);&quot;&quot;;[.S507])" office:value-type="float" office:value="0.00484917651151947" calcext:value-type="float">
            <text:p>0,0048491765</text:p>
          </table:table-cell>
          <table:table-cell table:formula="of:=IF(OR([.T507]&lt;[.T$549];[.T507]&gt;[.T$550]);&quot;&quot;;[.T507])" office:value-type="string" office:string-value="" calcext:value-type="error">
            <text:p>#DIV/0 !</text:p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098444023670553" calcext:value-type="float">
            <text:p>0,000098444</text:p>
          </table:table-cell>
          <table:table-cell table:formula="of:=IF(OR([.D508]&lt;[.D$549];[.D508]&gt;[.D$550]);&quot;&quot;;[.D508])">
            <text:p/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 office:value-type="string" office:string-value="" calcext:value-type="error">
            <text:p>#DIV/0 !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 office:value-type="string" office:string-value="" calcext:value-type="error">
            <text:p>#DIV/0 !</text:p>
          </table:table-cell>
          <table:table-cell table:formula="of:=IF(OR([.I508]&lt;[.I$549];[.I508]&gt;[.I$550]);&quot;&quot;;[.I508])" office:value-type="float" office:value="0.0168403905073945" calcext:value-type="float">
            <text:p>0,0168403905</text:p>
          </table:table-cell>
          <table:table-cell table:formula="of:=IF(OR([.J508]&lt;[.J$549];[.J508]&gt;[.J$550]);&quot;&quot;;[.J508])">
            <text:p/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>
            <text:p/>
          </table:table-cell>
          <table:table-cell table:formula="of:=IF(OR([.M508]&lt;[.M$549];[.M508]&gt;[.M$550]);&quot;&quot;;[.M508])" office:value-type="float" office:value="0.000149462895539304" calcext:value-type="float">
            <text:p>0,0001494629</text:p>
          </table:table-cell>
          <table:table-cell table:formula="of:=IF(OR([.N508]&lt;[.N$549];[.N508]&gt;[.N$550]);&quot;&quot;;[.N508])" office:value-type="float" office:value="0.452407058109866" calcext:value-type="float">
            <text:p>0,4524070581</text:p>
          </table:table-cell>
          <table:table-cell table:formula="of:=IF(OR([.O508]&lt;[.O$549];[.O508]&gt;[.O$550]);&quot;&quot;;[.O508])">
            <text:p/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>
            <text:p/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520467849447337" calcext:value-type="float">
            <text:p>0,0052046785</text:p>
          </table:table-cell>
          <table:table-cell table:formula="of:=IF(OR([.T508]&lt;[.T$549];[.T508]&gt;[.T$550]);&quot;&quot;;[.T508])" office:value-type="string" office:string-value="" calcext:value-type="error">
            <text:p>#DIV/0 !</text:p>
          </table:table-cell>
          <table:table-cell table:formula="of:=IF(OR([.U508]&lt;[.U$549];[.U508]&gt;[.U$550]);&quot;&quot;;[.U508])" office:value-type="float" office:value="0.00000415759371447499" calcext:value-type="float">
            <text:p>4,15759371447499E-006</text:p>
          </table:table-cell>
          <table:table-cell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128314754032099" calcext:value-type="float">
            <text:p>0,0001283148</text:p>
          </table:table-cell>
          <table:table-cell table:formula="of:=IF(OR([.D509]&lt;[.D$549];[.D509]&gt;[.D$550]);&quot;&quot;;[.D509])" office:value-type="float" office:value="0.00177519076245998" calcext:value-type="float">
            <text:p>0,0017751908</text:p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 office:value-type="string" office:string-value="" calcext:value-type="error">
            <text:p>#DIV/0 !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 office:value-type="string" office:string-value="" calcext:value-type="error">
            <text:p>#DIV/0 !</text:p>
          </table:table-cell>
          <table:table-cell table:formula="of:=IF(OR([.I509]&lt;[.I$549];[.I509]&gt;[.I$550]);&quot;&quot;;[.I509])" office:value-type="float" office:value="0.018110614388044" calcext:value-type="float">
            <text:p>0,0181106144</text:p>
          </table:table-cell>
          <table:table-cell table:formula="of:=IF(OR([.J509]&lt;[.J$549];[.J509]&gt;[.J$550]);&quot;&quot;;[.J509])">
            <text:p/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>
            <text:p/>
          </table:table-cell>
          <table:table-cell table:formula="of:=IF(OR([.M509]&lt;[.M$549];[.M509]&gt;[.M$550]);&quot;&quot;;[.M509])" office:value-type="float" office:value="0.000160736466606536" calcext:value-type="float">
            <text:p>0,0001607365</text:p>
          </table:table-cell>
          <table:table-cell table:formula="of:=IF(OR([.N509]&lt;[.N$549];[.N509]&gt;[.N$550]);&quot;&quot;;[.N509])" office:value-type="float" office:value="0.470406348293162" calcext:value-type="float">
            <text:p>0,4704063483</text:p>
          </table:table-cell>
          <table:table-cell table:formula="of:=IF(OR([.O509]&lt;[.O$549];[.O509]&gt;[.O$550]);&quot;&quot;;[.O509])" office:value-type="float" office:value="0.0000216573239486196" calcext:value-type="float">
            <text:p>2,16573239486196E-005</text:p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>
            <text:p/>
          </table:table-cell>
          <table:table-cell table:formula="of:=IF(OR([.R509]&lt;[.R$549];[.R509]&gt;[.R$550]);&quot;&quot;;[.R509])" office:value-type="float" office:value="0.000026757274426843" calcext:value-type="float">
            <text:p>2,6757274426843E-005</text:p>
          </table:table-cell>
          <table:table-cell table:formula="of:=IF(OR([.S509]&lt;[.S$549];[.S509]&gt;[.S$550]);&quot;&quot;;[.S509])" office:value-type="float" office:value="0.00377783652175531" calcext:value-type="float">
            <text:p>0,0037778365</text:p>
          </table:table-cell>
          <table:table-cell table:formula="of:=IF(OR([.T509]&lt;[.T$549];[.T509]&gt;[.T$550]);&quot;&quot;;[.T509])" office:value-type="string" office:string-value="" calcext:value-type="error">
            <text:p>#DIV/0 !</text:p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0943290647844253" calcext:value-type="float">
            <text:p>9,43290647844253E-005</text:p>
          </table:table-cell>
          <table:table-cell table:formula="of:=IF(OR([.D510]&lt;[.D$549];[.D510]&gt;[.D$550]);&quot;&quot;;[.D510])" office:value-type="float" office:value="0.00165070276543475" calcext:value-type="float">
            <text:p>0,0016507028</text:p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 office:value-type="string" office:string-value="" calcext:value-type="error">
            <text:p>#DIV/0 !</text:p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 office:value-type="string" office:string-value="" calcext:value-type="error">
            <text:p>#DIV/0 !</text:p>
          </table:table-cell>
          <table:table-cell table:formula="of:=IF(OR([.I510]&lt;[.I$549];[.I510]&gt;[.I$550]);&quot;&quot;;[.I510])" office:value-type="float" office:value="0.0168349251604462" calcext:value-type="float">
            <text:p>0,0168349252</text:p>
          </table:table-cell>
          <table:table-cell table:formula="of:=IF(OR([.J510]&lt;[.J$549];[.J510]&gt;[.J$550]);&quot;&quot;;[.J510])">
            <text:p/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>
            <text:p/>
          </table:table-cell>
          <table:table-cell table:formula="of:=IF(OR([.M510]&lt;[.M$549];[.M510]&gt;[.M$550]);&quot;&quot;;[.M510])" office:value-type="float" office:value="0.000115060099159515" calcext:value-type="float">
            <text:p>0,0001150601</text:p>
          </table:table-cell>
          <table:table-cell table:formula="of:=IF(OR([.N510]&lt;[.N$549];[.N510]&gt;[.N$550]);&quot;&quot;;[.N510])">
            <text:p/>
          </table:table-cell>
          <table:table-cell table:formula="of:=IF(OR([.O510]&lt;[.O$549];[.O510]&gt;[.O$550]);&quot;&quot;;[.O510])">
            <text:p/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>
            <text:p/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351290989435987" calcext:value-type="float">
            <text:p>0,0035129099</text:p>
          </table:table-cell>
          <table:table-cell table:formula="of:=IF(OR([.T510]&lt;[.T$549];[.T510]&gt;[.T$550]);&quot;&quot;;[.T510])" office:value-type="string" office:string-value="" calcext:value-type="error">
            <text:p>#DIV/0 !</text:p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106467914903325" calcext:value-type="float">
            <text:p>0,0001064679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 office:value-type="string" office:string-value="" calcext:value-type="error">
            <text:p>#DIV/0 !</text:p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 office:value-type="string" office:string-value="" calcext:value-type="error">
            <text:p>#DIV/0 !</text:p>
          </table:table-cell>
          <table:table-cell table:formula="of:=IF(OR([.I511]&lt;[.I$549];[.I511]&gt;[.I$550]);&quot;&quot;;[.I511])" office:value-type="float" office:value="0.0150375981380187" calcext:value-type="float">
            <text:p>0,0150375981</text:p>
          </table:table-cell>
          <table:table-cell table:formula="of:=IF(OR([.J511]&lt;[.J$549];[.J511]&gt;[.J$550]);&quot;&quot;;[.J511])">
            <text:p/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 office:value-type="float" office:value="0.000040785523172426" calcext:value-type="float">
            <text:p>4,0785523172426E-005</text:p>
          </table:table-cell>
          <table:table-cell table:formula="of:=IF(OR([.N511]&lt;[.N$549];[.N511]&gt;[.N$550]);&quot;&quot;;[.N511])">
            <text:p/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>
            <text:p/>
          </table:table-cell>
          <table:table-cell table:formula="of:=IF(OR([.R511]&lt;[.R$549];[.R511]&gt;[.R$550]);&quot;&quot;;[.R511])" office:value-type="float" office:value="0.0000181917410369856" calcext:value-type="float">
            <text:p>1,81917410369856E-005</text:p>
          </table:table-cell>
          <table:table-cell table:formula="of:=IF(OR([.S511]&lt;[.S$549];[.S511]&gt;[.S$550]);&quot;&quot;;[.S511])" office:value-type="float" office:value="0.00324662178528401" calcext:value-type="float">
            <text:p>0,0032466218</text:p>
          </table:table-cell>
          <table:table-cell table:formula="of:=IF(OR([.T511]&lt;[.T$549];[.T511]&gt;[.T$550]);&quot;&quot;;[.T511])" office:value-type="string" office:string-value="" calcext:value-type="error">
            <text:p>#DIV/0 !</text:p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0909836740485327" calcext:value-type="float">
            <text:p>9,09836740485327E-005</text:p>
          </table:table-cell>
          <table:table-cell table:formula="of:=IF(OR([.D512]&lt;[.D$549];[.D512]&gt;[.D$550]);&quot;&quot;;[.D512])">
            <text:p/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 office:value-type="string" office:string-value="" calcext:value-type="error">
            <text:p>#DIV/0 !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 office:value-type="string" office:string-value="" calcext:value-type="error">
            <text:p>#DIV/0 !</text:p>
          </table:table-cell>
          <table:table-cell table:formula="of:=IF(OR([.I512]&lt;[.I$549];[.I512]&gt;[.I$550]);&quot;&quot;;[.I512])" office:value-type="float" office:value="0.0140621044167653" calcext:value-type="float">
            <text:p>0,0140621044</text:p>
          </table:table-cell>
          <table:table-cell table:formula="of:=IF(OR([.J512]&lt;[.J$549];[.J512]&gt;[.J$550]);&quot;&quot;;[.J512])">
            <text:p/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 office:value-type="float" office:value="0.0000586465108140717" calcext:value-type="float">
            <text:p>5,86465108140717E-005</text:p>
          </table:table-cell>
          <table:table-cell table:formula="of:=IF(OR([.N512]&lt;[.N$549];[.N512]&gt;[.N$550]);&quot;&quot;;[.N512])" office:value-type="float" office:value="0.499289725312767" calcext:value-type="float">
            <text:p>0,4992897253</text:p>
          </table:table-cell>
          <table:table-cell table:formula="of:=IF(OR([.O512]&lt;[.O$549];[.O512]&gt;[.O$550]);&quot;&quot;;[.O512])">
            <text:p/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>
            <text:p/>
          </table:table-cell>
          <table:table-cell table:formula="of:=IF(OR([.R512]&lt;[.R$549];[.R512]&gt;[.R$550]);&quot;&quot;;[.R512])" office:value-type="float" office:value="0.0000164793712809317" calcext:value-type="float">
            <text:p>1,64793712809317E-005</text:p>
          </table:table-cell>
          <table:table-cell table:formula="of:=IF(OR([.S512]&lt;[.S$549];[.S512]&gt;[.S$550]);&quot;&quot;;[.S512])" office:value-type="float" office:value="0.00284438209134916" calcext:value-type="float">
            <text:p>0,0028443821</text:p>
          </table:table-cell>
          <table:table-cell table:formula="of:=IF(OR([.T512]&lt;[.T$549];[.T512]&gt;[.T$550]);&quot;&quot;;[.T512])" office:value-type="string" office:string-value="" calcext:value-type="error">
            <text:p>#DIV/0 !</text:p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101714240718312" calcext:value-type="float">
            <text:p>0,0001017142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 office:value-type="string" office:string-value="" calcext:value-type="error">
            <text:p>#DIV/0 !</text:p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 office:value-type="string" office:string-value="" calcext:value-type="error">
            <text:p>#DIV/0 !</text:p>
          </table:table-cell>
          <table:table-cell table:formula="of:=IF(OR([.I513]&lt;[.I$549];[.I513]&gt;[.I$550]);&quot;&quot;;[.I513])" office:value-type="float" office:value="0.0128817144818881" calcext:value-type="float">
            <text:p>0,0128817145</text:p>
          </table:table-cell>
          <table:table-cell table:formula="of:=IF(OR([.J513]&lt;[.J$549];[.J513]&gt;[.J$550]);&quot;&quot;;[.J513])">
            <text:p/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>
            <text:p/>
          </table:table-cell>
          <table:table-cell table:formula="of:=IF(OR([.M513]&lt;[.M$549];[.M513]&gt;[.M$550]);&quot;&quot;;[.M513])" office:value-type="float" office:value="0.0000537603879465312" calcext:value-type="float">
            <text:p>5,37603879465312E-005</text:p>
          </table:table-cell>
          <table:table-cell table:formula="of:=IF(OR([.N513]&lt;[.N$549];[.N513]&gt;[.N$550]);&quot;&quot;;[.N513])">
            <text:p/>
          </table:table-cell>
          <table:table-cell table:formula="of:=IF(OR([.O513]&lt;[.O$549];[.O513]&gt;[.O$550]);&quot;&quot;;[.O513])">
            <text:p/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>
            <text:p/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360218707039044" calcext:value-type="float">
            <text:p>0,0036021871</text:p>
          </table:table-cell>
          <table:table-cell table:formula="of:=IF(OR([.T513]&lt;[.T$549];[.T513]&gt;[.T$550]);&quot;&quot;;[.T513])" office:value-type="string" office:string-value="" calcext:value-type="error">
            <text:p>#DIV/0 !</text:p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107286605428571" calcext:value-type="float">
            <text:p>0,0001072866</text:p>
          </table:table-cell>
          <table:table-cell table:formula="of:=IF(OR([.D514]&lt;[.D$549];[.D514]&gt;[.D$550]);&quot;&quot;;[.D514])">
            <text:p/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 office:value-type="string" office:string-value="" calcext:value-type="error">
            <text:p>#DIV/0 !</text:p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 office:value-type="string" office:string-value="" calcext:value-type="error">
            <text:p>#DIV/0 !</text:p>
          </table:table-cell>
          <table:table-cell table:formula="of:=IF(OR([.I514]&lt;[.I$549];[.I514]&gt;[.I$550]);&quot;&quot;;[.I514])" office:value-type="float" office:value="0.0117772799509645" calcext:value-type="float">
            <text:p>0,01177728</text:p>
          </table:table-cell>
          <table:table-cell table:formula="of:=IF(OR([.J514]&lt;[.J$549];[.J514]&gt;[.J$550]);&quot;&quot;;[.J514])">
            <text:p/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 office:value-type="float" office:value="0.000103674938211449" calcext:value-type="float">
            <text:p>0,0001036749</text:p>
          </table:table-cell>
          <table:table-cell table:formula="of:=IF(OR([.N514]&lt;[.N$549];[.N514]&gt;[.N$550]);&quot;&quot;;[.N514])" office:value-type="float" office:value="0.423415753966626" calcext:value-type="float">
            <text:p>0,423415754</text:p>
          </table:table-cell>
          <table:table-cell table:formula="of:=IF(OR([.O514]&lt;[.O$549];[.O514]&gt;[.O$550]);&quot;&quot;;[.O514])">
            <text:p/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>
            <text:p/>
          </table:table-cell>
          <table:table-cell table:formula="of:=IF(OR([.R514]&lt;[.R$549];[.R514]&gt;[.R$550]);&quot;&quot;;[.R514])" office:value-type="float" office:value="0.000018724332761077" calcext:value-type="float">
            <text:p>1,8724332761077E-005</text:p>
          </table:table-cell>
          <table:table-cell table:formula="of:=IF(OR([.S514]&lt;[.S$549];[.S514]&gt;[.S$550]);&quot;&quot;;[.S514])" office:value-type="float" office:value="0.00295197239872202" calcext:value-type="float">
            <text:p>0,0029519724</text:p>
          </table:table-cell>
          <table:table-cell table:formula="of:=IF(OR([.T514]&lt;[.T$549];[.T514]&gt;[.T$550]);&quot;&quot;;[.T514])" office:value-type="string" office:string-value="" calcext:value-type="error">
            <text:p>#DIV/0 !</text:p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13411902794717" calcext:value-type="float">
            <text:p>0,000134119</text:p>
          </table:table-cell>
          <table:table-cell table:formula="of:=IF(OR([.D515]&lt;[.D$549];[.D515]&gt;[.D$550]);&quot;&quot;;[.D515])" office:value-type="float" office:value="0.00173403977016116" calcext:value-type="float">
            <text:p>0,0017340398</text:p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 office:value-type="string" office:string-value="" calcext:value-type="error">
            <text:p>#DIV/0 !</text:p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 office:value-type="string" office:string-value="" calcext:value-type="error">
            <text:p>#DIV/0 !</text:p>
          </table:table-cell>
          <table:table-cell table:formula="of:=IF(OR([.I515]&lt;[.I$549];[.I515]&gt;[.I$550]);&quot;&quot;;[.I515])" office:value-type="float" office:value="0.0147227823321961" calcext:value-type="float">
            <text:p>0,0147227823</text:p>
          </table:table-cell>
          <table:table-cell table:formula="of:=IF(OR([.J515]&lt;[.J$549];[.J515]&gt;[.J$550]);&quot;&quot;;[.J515])">
            <text:p/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 office:value-type="float" office:value="0.0000682401151904282" calcext:value-type="float">
            <text:p>6,82401151904282E-005</text:p>
          </table:table-cell>
          <table:table-cell table:formula="of:=IF(OR([.N515]&lt;[.N$549];[.N515]&gt;[.N$550]);&quot;&quot;;[.N515])" office:value-type="float" office:value="0.515636554025464" calcext:value-type="float">
            <text:p>0,515636554</text:p>
          </table:table-cell>
          <table:table-cell table:formula="of:=IF(OR([.O515]&lt;[.O$549];[.O515]&gt;[.O$550]);&quot;&quot;;[.O515])">
            <text:p/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>
            <text:p/>
          </table:table-cell>
          <table:table-cell table:formula="of:=IF(OR([.R515]&lt;[.R$549];[.R515]&gt;[.R$550]);&quot;&quot;;[.R515])" office:value-type="float" office:value="0.0000212235247652138" calcext:value-type="float">
            <text:p>2,12235247652138E-005</text:p>
          </table:table-cell>
          <table:table-cell table:formula="of:=IF(OR([.S515]&lt;[.S$549];[.S515]&gt;[.S$550]);&quot;&quot;;[.S515])" office:value-type="float" office:value="0.00309784845814791" calcext:value-type="float">
            <text:p>0,0030978485</text:p>
          </table:table-cell>
          <table:table-cell table:formula="of:=IF(OR([.T515]&lt;[.T$549];[.T515]&gt;[.T$550]);&quot;&quot;;[.T515])" office:value-type="string" office:string-value="" calcext:value-type="error">
            <text:p>#DIV/0 !</text:p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187550542715111" calcext:value-type="float">
            <text:p>0,0001875505</text:p>
          </table:table-cell>
          <table:table-cell table:formula="of:=IF(OR([.D516]&lt;[.D$549];[.D516]&gt;[.D$550]);&quot;&quot;;[.D516])" office:value-type="float" office:value="0.0016276723370849" calcext:value-type="float">
            <text:p>0,0016276723</text:p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 office:value-type="string" office:string-value="" calcext:value-type="error">
            <text:p>#DIV/0 !</text:p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 office:value-type="string" office:string-value="" calcext:value-type="error">
            <text:p>#DIV/0 !</text:p>
          </table:table-cell>
          <table:table-cell table:formula="of:=IF(OR([.I516]&lt;[.I$549];[.I516]&gt;[.I$550]);&quot;&quot;;[.I516])" office:value-type="float" office:value="0.0143757489709997" calcext:value-type="float">
            <text:p>0,014375749</text:p>
          </table:table-cell>
          <table:table-cell table:formula="of:=IF(OR([.J516]&lt;[.J$549];[.J516]&gt;[.J$550]);&quot;&quot;;[.J516])">
            <text:p/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075369198381969" calcext:value-type="float">
            <text:p>7,5369198381969E-005</text:p>
          </table:table-cell>
          <table:table-cell table:formula="of:=IF(OR([.N516]&lt;[.N$549];[.N516]&gt;[.N$550]);&quot;&quot;;[.N516])" office:value-type="float" office:value="0.539996823194053" calcext:value-type="float">
            <text:p>0,5399968232</text:p>
          </table:table-cell>
          <table:table-cell table:formula="of:=IF(OR([.O516]&lt;[.O$549];[.O516]&gt;[.O$550]);&quot;&quot;;[.O516])">
            <text:p/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>
            <text:p/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401997243017015" calcext:value-type="float">
            <text:p>0,0040199724</text:p>
          </table:table-cell>
          <table:table-cell table:formula="of:=IF(OR([.T516]&lt;[.T$549];[.T516]&gt;[.T$550]);&quot;&quot;;[.T516])" office:value-type="string" office:string-value="" calcext:value-type="error">
            <text:p>#DIV/0 !</text:p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232760659877621" calcext:value-type="float">
            <text:p>0,0002327607</text:p>
          </table:table-cell>
          <table:table-cell table:formula="of:=IF(OR([.D517]&lt;[.D$549];[.D517]&gt;[.D$550]);&quot;&quot;;[.D517])">
            <text:p/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 office:value-type="string" office:string-value="" calcext:value-type="error">
            <text:p>#DIV/0 !</text:p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 office:value-type="string" office:string-value="" calcext:value-type="error">
            <text:p>#DIV/0 !</text:p>
          </table:table-cell>
          <table:table-cell table:formula="of:=IF(OR([.I517]&lt;[.I$549];[.I517]&gt;[.I$550]);&quot;&quot;;[.I517])" office:value-type="float" office:value="0.0163543063289698" calcext:value-type="float">
            <text:p>0,0163543063</text:p>
          </table:table-cell>
          <table:table-cell table:formula="of:=IF(OR([.J517]&lt;[.J$549];[.J517]&gt;[.J$550]);&quot;&quot;;[.J517])">
            <text:p/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0937411638259183" calcext:value-type="float">
            <text:p>9,37411638259183E-005</text:p>
          </table:table-cell>
          <table:table-cell table:formula="of:=IF(OR([.N517]&lt;[.N$549];[.N517]&gt;[.N$550]);&quot;&quot;;[.N517])" office:value-type="float" office:value="0.592272982450816" calcext:value-type="float">
            <text:p>0,5922729825</text:p>
          </table:table-cell>
          <table:table-cell table:formula="of:=IF(OR([.O517]&lt;[.O$549];[.O517]&gt;[.O$550]);&quot;&quot;;[.O517])" office:value-type="float" office:value="0.0000209684538243099" calcext:value-type="float">
            <text:p>2,09684538243099E-005</text:p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>
            <text:p/>
          </table:table-cell>
          <table:table-cell table:formula="of:=IF(OR([.R517]&lt;[.R$549];[.R517]&gt;[.R$550]);&quot;&quot;;[.R517])" office:value-type="float" office:value="0.0000188716084418789" calcext:value-type="float">
            <text:p>1,88716084418789E-005</text:p>
          </table:table-cell>
          <table:table-cell table:formula="of:=IF(OR([.S517]&lt;[.S$549];[.S517]&gt;[.S$550]);&quot;&quot;;[.S517])" office:value-type="float" office:value="0.00307049050889858" calcext:value-type="float">
            <text:p>0,0030704905</text:p>
          </table:table-cell>
          <table:table-cell table:formula="of:=IF(OR([.T517]&lt;[.T$549];[.T517]&gt;[.T$550]);&quot;&quot;;[.T517])" office:value-type="string" office:string-value="" calcext:value-type="error">
            <text:p>#DIV/0 !</text:p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269749714252672" calcext:value-type="float">
            <text:p>0,0002697497</text:p>
          </table:table-cell>
          <table:table-cell table:formula="of:=IF(OR([.D518]&lt;[.D$549];[.D518]&gt;[.D$550]);&quot;&quot;;[.D518])" office:value-type="float" office:value="0.0017612513436748" calcext:value-type="float">
            <text:p>0,0017612513</text:p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 office:value-type="string" office:string-value="" calcext:value-type="error">
            <text:p>#DIV/0 !</text:p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 office:value-type="string" office:string-value="" calcext:value-type="error">
            <text:p>#DIV/0 !</text:p>
          </table:table-cell>
          <table:table-cell table:formula="of:=IF(OR([.I518]&lt;[.I$549];[.I518]&gt;[.I$550]);&quot;&quot;;[.I518])" office:value-type="float" office:value="0.0161572407191298" calcext:value-type="float">
            <text:p>0,0161572407</text:p>
          </table:table-cell>
          <table:table-cell table:formula="of:=IF(OR([.J518]&lt;[.J$549];[.J518]&gt;[.J$550]);&quot;&quot;;[.J518])">
            <text:p/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 office:value-type="float" office:value="0.00010939096313033" calcext:value-type="float">
            <text:p>0,000109391</text:p>
          </table:table-cell>
          <table:table-cell table:formula="of:=IF(OR([.N518]&lt;[.N$549];[.N518]&gt;[.N$550]);&quot;&quot;;[.N518])" office:value-type="float" office:value="0.502693399313519" calcext:value-type="float">
            <text:p>0,5026933993</text:p>
          </table:table-cell>
          <table:table-cell table:formula="of:=IF(OR([.O518]&lt;[.O$549];[.O518]&gt;[.O$550]);&quot;&quot;;[.O518])" office:value-type="float" office:value="0.0000222857574867974" calcext:value-type="float">
            <text:p>2,22857574867974E-005</text:p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>
            <text:p/>
          </table:table-cell>
          <table:table-cell table:formula="of:=IF(OR([.R518]&lt;[.R$549];[.R518]&gt;[.R$550]);&quot;&quot;;[.R518])" office:value-type="float" office:value="0.0000182295167299941" calcext:value-type="float">
            <text:p>1,82295167299941E-005</text:p>
          </table:table-cell>
          <table:table-cell table:formula="of:=IF(OR([.S518]&lt;[.S$549];[.S518]&gt;[.S$550]);&quot;&quot;;[.S518])" office:value-type="float" office:value="0.00254475181390484" calcext:value-type="float">
            <text:p>0,0025447518</text:p>
          </table:table-cell>
          <table:table-cell table:formula="of:=IF(OR([.T518]&lt;[.T$549];[.T518]&gt;[.T$550]);&quot;&quot;;[.T518])" office:value-type="string" office:string-value="" calcext:value-type="error">
            <text:p>#DIV/0 !</text:p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325140120243737" calcext:value-type="float">
            <text:p>0,0003251401</text:p>
          </table:table-cell>
          <table:table-cell table:formula="of:=IF(OR([.D519]&lt;[.D$549];[.D519]&gt;[.D$550]);&quot;&quot;;[.D519])" office:value-type="float" office:value="0.00182283808721596" calcext:value-type="float">
            <text:p>0,0018228381</text:p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 office:value-type="string" office:string-value="" calcext:value-type="error">
            <text:p>#DIV/0 !</text:p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 office:value-type="string" office:string-value="" calcext:value-type="error">
            <text:p>#DIV/0 !</text:p>
          </table:table-cell>
          <table:table-cell table:formula="of:=IF(OR([.I519]&lt;[.I$549];[.I519]&gt;[.I$550]);&quot;&quot;;[.I519])" office:value-type="float" office:value="0.0167222207511255" calcext:value-type="float">
            <text:p>0,0167222208</text:p>
          </table:table-cell>
          <table:table-cell table:formula="of:=IF(OR([.J519]&lt;[.J$549];[.J519]&gt;[.J$550]);&quot;&quot;;[.J519])">
            <text:p/>
          </table:table-cell>
          <table:table-cell table:formula="of:=IF(OR([.K519]&lt;[.K$549];[.K519]&gt;[.K$550]);&quot;&quot;;[.K519])" office:value-type="string" office:string-value="" calcext:value-type="error">
            <text:p>#DIV/0 !</text:p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 office:value-type="float" office:value="0.000104010748823789" calcext:value-type="float">
            <text:p>0,0001040107</text:p>
          </table:table-cell>
          <table:table-cell table:formula="of:=IF(OR([.N519]&lt;[.N$549];[.N519]&gt;[.N$550]);&quot;&quot;;[.N519])" office:value-type="float" office:value="0.633730568481025" calcext:value-type="float">
            <text:p>0,6337305685</text:p>
          </table:table-cell>
          <table:table-cell table:formula="of:=IF(OR([.O519]&lt;[.O$549];[.O519]&gt;[.O$550]);&quot;&quot;;[.O519])">
            <text:p/>
          </table:table-cell>
          <table:table-cell table:formula="of:=IF(OR([.P519]&lt;[.P$549];[.P519]&gt;[.P$550]);&quot;&quot;;[.P519])" office:value-type="string" office:string-value="" calcext:value-type="error">
            <text:p>#DIV/0 !</text:p>
          </table:table-cell>
          <table:table-cell table:formula="of:=IF(OR([.Q519]&lt;[.Q$549];[.Q519]&gt;[.Q$550]);&quot;&quot;;[.Q519])">
            <text:p/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0450198647990541" calcext:value-type="float">
            <text:p>0,0045019865</text:p>
          </table:table-cell>
          <table:table-cell table:formula="of:=IF(OR([.T519]&lt;[.T$549];[.T519]&gt;[.T$550]);&quot;&quot;;[.T519])" office:value-type="string" office:string-value="" calcext:value-type="error">
            <text:p>#DIV/0 !</text:p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float" office:value="0.000419237925668491" calcext:value-type="float">
            <text:p>0,0004192379</text:p>
          </table:table-cell>
          <table:table-cell table:formula="of:=IF(OR([.D520]&lt;[.D$549];[.D520]&gt;[.D$550]);&quot;&quot;;[.D520])" office:value-type="float" office:value="0.00182680878762667" calcext:value-type="float">
            <text:p>0,0018268088</text:p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 office:value-type="string" office:string-value="" calcext:value-type="error">
            <text:p>#DIV/0 !</text:p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 office:value-type="string" office:string-value="" calcext:value-type="error">
            <text:p>#DIV/0 !</text:p>
          </table:table-cell>
          <table:table-cell table:formula="of:=IF(OR([.I520]&lt;[.I$549];[.I520]&gt;[.I$550]);&quot;&quot;;[.I520])" office:value-type="float" office:value="0.0148647619953573" calcext:value-type="float">
            <text:p>0,014864762</text:p>
          </table:table-cell>
          <table:table-cell table:formula="of:=IF(OR([.J520]&lt;[.J$549];[.J520]&gt;[.J$550]);&quot;&quot;;[.J520])">
            <text:p/>
          </table:table-cell>
          <table:table-cell table:formula="of:=IF(OR([.K520]&lt;[.K$549];[.K520]&gt;[.K$550]);&quot;&quot;;[.K520])" office:value-type="string" office:string-value="" calcext:value-type="error">
            <text:p>#DIV/0 !</text:p>
          </table:table-cell>
          <table:table-cell table:formula="of:=IF(OR([.L520]&lt;[.L$549];[.L520]&gt;[.L$550]);&quot;&quot;;[.L520])">
            <text:p/>
          </table:table-cell>
          <table:table-cell table:formula="of:=IF(OR([.M520]&lt;[.M$549];[.M520]&gt;[.M$550]);&quot;&quot;;[.M520])" office:value-type="float" office:value="0.000117271739882988" calcext:value-type="float">
            <text:p>0,0001172717</text:p>
          </table:table-cell>
          <table:table-cell table:formula="of:=IF(OR([.N520]&lt;[.N$549];[.N520]&gt;[.N$550]);&quot;&quot;;[.N520])" office:value-type="float" office:value="0.552768685020798" calcext:value-type="float">
            <text:p>0,552768685</text:p>
          </table:table-cell>
          <table:table-cell table:formula="of:=IF(OR([.O520]&lt;[.O$549];[.O520]&gt;[.O$550]);&quot;&quot;;[.O520])">
            <text:p/>
          </table:table-cell>
          <table:table-cell table:formula="of:=IF(OR([.P520]&lt;[.P$549];[.P520]&gt;[.P$550]);&quot;&quot;;[.P520])" office:value-type="string" office:string-value="" calcext:value-type="error">
            <text:p>#DIV/0 !</text:p>
          </table:table-cell>
          <table:table-cell table:formula="of:=IF(OR([.Q520]&lt;[.Q$549];[.Q520]&gt;[.Q$550]);&quot;&quot;;[.Q520])">
            <text:p/>
          </table:table-cell>
          <table:table-cell table:formula="of:=IF(OR([.R520]&lt;[.R$549];[.R520]&gt;[.R$550]);&quot;&quot;;[.R520])">
            <text:p/>
          </table:table-cell>
          <table:table-cell table:formula="of:=IF(OR([.S520]&lt;[.S$549];[.S520]&gt;[.S$550]);&quot;&quot;;[.S520])" office:value-type="float" office:value="0.00473170791623217" calcext:value-type="float">
            <text:p>0,0047317079</text:p>
          </table:table-cell>
          <table:table-cell table:formula="of:=IF(OR([.T520]&lt;[.T$549];[.T520]&gt;[.T$550]);&quot;&quot;;[.T520])" office:value-type="string" office:string-value="" calcext:value-type="error">
            <text:p>#DIV/0 !</text:p>
          </table:table-cell>
          <table:table-cell table:formula="of:=IF(OR([.U520]&lt;[.U$549];[.U520]&gt;[.U$550]);&quot;&quot;;[.U520])">
            <text:p/>
          </table:table-cell>
          <table:table-cell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21]&lt;[.B$549];[.B521]&gt;[.B$550]);&quot;&quot;;[.B521])" office:value-type="string" office:string-value="" calcext:value-type="error">
            <text:p>#DIV/0 !</text:p>
          </table:table-cell>
          <table:table-cell table:formula="of:=IF(OR([.C521]&lt;[.C$549];[.C521]&gt;[.C$550]);&quot;&quot;;[.C521])" office:value-type="float" office:value="0.000413958575203896" calcext:value-type="float">
            <text:p>0,0004139586</text:p>
          </table:table-cell>
          <table:table-cell table:formula="of:=IF(OR([.D521]&lt;[.D$549];[.D521]&gt;[.D$550]);&quot;&quot;;[.D521])" office:value-type="float" office:value="0.00200738859678905" calcext:value-type="float">
            <text:p>0,0020073886</text:p>
          </table:table-cell>
          <table:table-cell table:formula="of:=IF(OR([.E521]&lt;[.E$549];[.E521]&gt;[.E$550]);&quot;&quot;;[.E521])" office:value-type="float" office:value="1" calcext:value-type="float">
            <text:p>1</text:p>
          </table:table-cell>
          <table:table-cell table:formula="of:=IF(OR([.F521]&lt;[.F$549];[.F521]&gt;[.F$550]);&quot;&quot;;[.F521])" office:value-type="string" office:string-value="" calcext:value-type="error">
            <text:p>#DIV/0 !</text:p>
          </table:table-cell>
          <table:table-cell table:formula="of:=IF(OR([.G521]&lt;[.G$549];[.G521]&gt;[.G$550]);&quot;&quot;;[.G521])" office:value-type="string" office:string-value="" calcext:value-type="error">
            <text:p>#DIV/0 !</text:p>
          </table:table-cell>
          <table:table-cell table:formula="of:=IF(OR([.H521]&lt;[.H$549];[.H521]&gt;[.H$550]);&quot;&quot;;[.H521])" office:value-type="string" office:string-value="" calcext:value-type="error">
            <text:p>#DIV/0 !</text:p>
          </table:table-cell>
          <table:table-cell table:formula="of:=IF(OR([.I521]&lt;[.I$549];[.I521]&gt;[.I$550]);&quot;&quot;;[.I521])" office:value-type="float" office:value="0.016334141769829" calcext:value-type="float">
            <text:p>0,0163341418</text:p>
          </table:table-cell>
          <table:table-cell table:formula="of:=IF(OR([.J521]&lt;[.J$549];[.J521]&gt;[.J$550]);&quot;&quot;;[.J521])">
            <text:p/>
          </table:table-cell>
          <table:table-cell table:formula="of:=IF(OR([.K521]&lt;[.K$549];[.K521]&gt;[.K$550]);&quot;&quot;;[.K521])" office:value-type="string" office:string-value="" calcext:value-type="error">
            <text:p>#DIV/0 !</text:p>
          </table:table-cell>
          <table:table-cell table:formula="of:=IF(OR([.L521]&lt;[.L$549];[.L521]&gt;[.L$550]);&quot;&quot;;[.L521])">
            <text:p/>
          </table:table-cell>
          <table:table-cell table:formula="of:=IF(OR([.M521]&lt;[.M$549];[.M521]&gt;[.M$550]);&quot;&quot;;[.M521])" office:value-type="float" office:value="0.000161564052992427" calcext:value-type="float">
            <text:p>0,0001615641</text:p>
          </table:table-cell>
          <table:table-cell table:formula="of:=IF(OR([.N521]&lt;[.N$549];[.N521]&gt;[.N$550]);&quot;&quot;;[.N521])">
            <text:p/>
          </table:table-cell>
          <table:table-cell table:formula="of:=IF(OR([.O521]&lt;[.O$549];[.O521]&gt;[.O$550]);&quot;&quot;;[.O521])" office:value-type="float" office:value="0.0000225627788213589" calcext:value-type="float">
            <text:p>2,25627788213589E-005</text:p>
          </table:table-cell>
          <table:table-cell table:formula="of:=IF(OR([.P521]&lt;[.P$549];[.P521]&gt;[.P$550]);&quot;&quot;;[.P521])" office:value-type="string" office:string-value="" calcext:value-type="error">
            <text:p>#DIV/0 !</text:p>
          </table:table-cell>
          <table:table-cell table:formula="of:=IF(OR([.Q521]&lt;[.Q$549];[.Q521]&gt;[.Q$550]);&quot;&quot;;[.Q521])">
            <text:p/>
          </table:table-cell>
          <table:table-cell table:formula="of:=IF(OR([.R521]&lt;[.R$549];[.R521]&gt;[.R$550]);&quot;&quot;;[.R521])">
            <text:p/>
          </table:table-cell>
          <table:table-cell table:formula="of:=IF(OR([.S521]&lt;[.S$549];[.S521]&gt;[.S$550]);&quot;&quot;;[.S521])" office:value-type="float" office:value="0.0064630919810836" calcext:value-type="float">
            <text:p>0,006463092</text:p>
          </table:table-cell>
          <table:table-cell table:formula="of:=IF(OR([.T521]&lt;[.T$549];[.T521]&gt;[.T$550]);&quot;&quot;;[.T521])" office:value-type="string" office:string-value="" calcext:value-type="error">
            <text:p>#DIV/0 !</text:p>
          </table:table-cell>
          <table:table-cell table:formula="of:=IF(OR([.U521]&lt;[.U$549];[.U521]&gt;[.U$550]);&quot;&quot;;[.U521])">
            <text:p/>
          </table:table-cell>
          <table:table-cell table:formula="of:=IF(OR([.V521]&lt;[.V$549];[.V521]&gt;[.V$550]);&quot;&quot;;[.V521]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formula="of:=IF(OR([.B522]&lt;[.B$549];[.B522]&gt;[.B$550]);&quot;&quot;;[.B522])" office:value-type="string" office:string-value="" calcext:value-type="error">
            <text:p>#DIV/0 !</text:p>
          </table:table-cell>
          <table:table-cell table:formula="of:=IF(OR([.C522]&lt;[.C$549];[.C522]&gt;[.C$550]);&quot;&quot;;[.C522])">
            <text:p/>
          </table:table-cell>
          <table:table-cell table:formula="of:=IF(OR([.D522]&lt;[.D$549];[.D522]&gt;[.D$550]);&quot;&quot;;[.D522])" office:value-type="float" office:value="0.00176376890076712" calcext:value-type="float">
            <text:p>0,0017637689</text:p>
          </table:table-cell>
          <table:table-cell table:formula="of:=IF(OR([.E522]&lt;[.E$549];[.E522]&gt;[.E$550]);&quot;&quot;;[.E522])" office:value-type="float" office:value="1" calcext:value-type="float">
            <text:p>1</text:p>
          </table:table-cell>
          <table:table-cell table:formula="of:=IF(OR([.F522]&lt;[.F$549];[.F522]&gt;[.F$550]);&quot;&quot;;[.F522])" office:value-type="string" office:string-value="" calcext:value-type="error">
            <text:p>#DIV/0 !</text:p>
          </table:table-cell>
          <table:table-cell table:formula="of:=IF(OR([.G522]&lt;[.G$549];[.G522]&gt;[.G$550]);&quot;&quot;;[.G522])" office:value-type="string" office:string-value="" calcext:value-type="error">
            <text:p>#DIV/0 !</text:p>
          </table:table-cell>
          <table:table-cell table:formula="of:=IF(OR([.H522]&lt;[.H$549];[.H522]&gt;[.H$550]);&quot;&quot;;[.H522])" office:value-type="string" office:string-value="" calcext:value-type="error">
            <text:p>#DIV/0 !</text:p>
          </table:table-cell>
          <table:table-cell table:formula="of:=IF(OR([.I522]&lt;[.I$549];[.I522]&gt;[.I$550]);&quot;&quot;;[.I522])" office:value-type="float" office:value="0.0137910914463181" calcext:value-type="float">
            <text:p>0,0137910914</text:p>
          </table:table-cell>
          <table:table-cell table:formula="of:=IF(OR([.J522]&lt;[.J$549];[.J522]&gt;[.J$550]);&quot;&quot;;[.J522])">
            <text:p/>
          </table:table-cell>
          <table:table-cell table:formula="of:=IF(OR([.K522]&lt;[.K$549];[.K522]&gt;[.K$550]);&quot;&quot;;[.K522])" office:value-type="string" office:string-value="" calcext:value-type="error">
            <text:p>#DIV/0 !</text:p>
          </table:table-cell>
          <table:table-cell table:formula="of:=IF(OR([.L522]&lt;[.L$549];[.L522]&gt;[.L$550]);&quot;&quot;;[.L522])">
            <text:p/>
          </table:table-cell>
          <table:table-cell table:formula="of:=IF(OR([.M522]&lt;[.M$549];[.M522]&gt;[.M$550]);&quot;&quot;;[.M522])">
            <text:p/>
          </table:table-cell>
          <table:table-cell table:formula="of:=IF(OR([.N522]&lt;[.N$549];[.N522]&gt;[.N$550]);&quot;&quot;;[.N522])" office:value-type="float" office:value="0.621801294810144" calcext:value-type="float">
            <text:p>0,6218012948</text:p>
          </table:table-cell>
          <table:table-cell table:formula="of:=IF(OR([.O522]&lt;[.O$549];[.O522]&gt;[.O$550]);&quot;&quot;;[.O522])" office:value-type="float" office:value="0.0000263934787285393" calcext:value-type="float">
            <text:p>2,63934787285393E-005</text:p>
          </table:table-cell>
          <table:table-cell table:formula="of:=IF(OR([.P522]&lt;[.P$549];[.P522]&gt;[.P$550]);&quot;&quot;;[.P522])" office:value-type="string" office:string-value="" calcext:value-type="error">
            <text:p>#DIV/0 !</text:p>
          </table:table-cell>
          <table:table-cell table:formula="of:=IF(OR([.Q522]&lt;[.Q$549];[.Q522]&gt;[.Q$550]);&quot;&quot;;[.Q522])">
            <text:p/>
          </table:table-cell>
          <table:table-cell table:formula="of:=IF(OR([.R522]&lt;[.R$549];[.R522]&gt;[.R$550]);&quot;&quot;;[.R522])">
            <text:p/>
          </table:table-cell>
          <table:table-cell table:formula="of:=IF(OR([.S522]&lt;[.S$549];[.S522]&gt;[.S$550]);&quot;&quot;;[.S522])" office:value-type="float" office:value="0.00623389001455248" calcext:value-type="float">
            <text:p>0,00623389</text:p>
          </table:table-cell>
          <table:table-cell table:formula="of:=IF(OR([.T522]&lt;[.T$549];[.T522]&gt;[.T$550]);&quot;&quot;;[.T522])" office:value-type="string" office:string-value="" calcext:value-type="error">
            <text:p>#DIV/0 !</text:p>
          </table:table-cell>
          <table:table-cell table:formula="of:=IF(OR([.U522]&lt;[.U$549];[.U522]&gt;[.U$550]);&quot;&quot;;[.U522])">
            <text:p/>
          </table:table-cell>
          <table:table-cell table:formula="of:=IF(OR([.V522]&lt;[.V$549];[.V522]&gt;[.V$550]);&quot;&quot;;[.V522]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IF(OR([.B523]&lt;[.B$549];[.B523]&gt;[.B$550]);&quot;&quot;;[.B523])" office:value-type="string" office:string-value="" calcext:value-type="error">
            <text:p>#DIV/0 !</text:p>
          </table:table-cell>
          <table:table-cell table:formula="of:=IF(OR([.C523]&lt;[.C$549];[.C523]&gt;[.C$550]);&quot;&quot;;[.C523])" office:value-type="float" office:value="0.000534903354071613" calcext:value-type="float">
            <text:p>0,0005349034</text:p>
          </table:table-cell>
          <table:table-cell table:formula="of:=IF(OR([.D523]&lt;[.D$549];[.D523]&gt;[.D$550]);&quot;&quot;;[.D523])" office:value-type="float" office:value="0.00142504651412517" calcext:value-type="float">
            <text:p>0,0014250465</text:p>
          </table:table-cell>
          <table:table-cell table:formula="of:=IF(OR([.E523]&lt;[.E$549];[.E523]&gt;[.E$550]);&quot;&quot;;[.E523])" office:value-type="float" office:value="1" calcext:value-type="float">
            <text:p>1</text:p>
          </table:table-cell>
          <table:table-cell table:formula="of:=IF(OR([.F523]&lt;[.F$549];[.F523]&gt;[.F$550]);&quot;&quot;;[.F523])" office:value-type="string" office:string-value="" calcext:value-type="error">
            <text:p>#DIV/0 !</text:p>
          </table:table-cell>
          <table:table-cell table:formula="of:=IF(OR([.G523]&lt;[.G$549];[.G523]&gt;[.G$550]);&quot;&quot;;[.G523])" office:value-type="string" office:string-value="" calcext:value-type="error">
            <text:p>#DIV/0 !</text:p>
          </table:table-cell>
          <table:table-cell table:formula="of:=IF(OR([.H523]&lt;[.H$549];[.H523]&gt;[.H$550]);&quot;&quot;;[.H523])" office:value-type="string" office:string-value="" calcext:value-type="error">
            <text:p>#DIV/0 !</text:p>
          </table:table-cell>
          <table:table-cell table:formula="of:=IF(OR([.I523]&lt;[.I$549];[.I523]&gt;[.I$550]);&quot;&quot;;[.I523])" office:value-type="float" office:value="0.013072989069599" calcext:value-type="float">
            <text:p>0,0130729891</text:p>
          </table:table-cell>
          <table:table-cell table:formula="of:=IF(OR([.J523]&lt;[.J$549];[.J523]&gt;[.J$550]);&quot;&quot;;[.J523])">
            <text:p/>
          </table:table-cell>
          <table:table-cell table:formula="of:=IF(OR([.K523]&lt;[.K$549];[.K523]&gt;[.K$550]);&quot;&quot;;[.K523])" office:value-type="string" office:string-value="" calcext:value-type="error">
            <text:p>#DIV/0 !</text:p>
          </table:table-cell>
          <table:table-cell table:formula="of:=IF(OR([.L523]&lt;[.L$549];[.L523]&gt;[.L$550]);&quot;&quot;;[.L523])">
            <text:p/>
          </table:table-cell>
          <table:table-cell table:formula="of:=IF(OR([.M523]&lt;[.M$549];[.M523]&gt;[.M$550]);&quot;&quot;;[.M523])" office:value-type="float" office:value="0.0000704732280742298" calcext:value-type="float">
            <text:p>7,04732280742298E-005</text:p>
          </table:table-cell>
          <table:table-cell table:formula="of:=IF(OR([.N523]&lt;[.N$549];[.N523]&gt;[.N$550]);&quot;&quot;;[.N523])" office:value-type="float" office:value="0.54372190027247" calcext:value-type="float">
            <text:p>0,5437219003</text:p>
          </table:table-cell>
          <table:table-cell table:formula="of:=IF(OR([.O523]&lt;[.O$549];[.O523]&gt;[.O$550]);&quot;&quot;;[.O523])">
            <text:p/>
          </table:table-cell>
          <table:table-cell table:formula="of:=IF(OR([.P523]&lt;[.P$549];[.P523]&gt;[.P$550]);&quot;&quot;;[.P523])" office:value-type="string" office:string-value="" calcext:value-type="error">
            <text:p>#DIV/0 !</text:p>
          </table:table-cell>
          <table:table-cell table:formula="of:=IF(OR([.Q523]&lt;[.Q$549];[.Q523]&gt;[.Q$550]);&quot;&quot;;[.Q523])">
            <text:p/>
          </table:table-cell>
          <table:table-cell table:formula="of:=IF(OR([.R523]&lt;[.R$549];[.R523]&gt;[.R$550]);&quot;&quot;;[.R523])">
            <text:p/>
          </table:table-cell>
          <table:table-cell table:formula="of:=IF(OR([.S523]&lt;[.S$549];[.S523]&gt;[.S$550]);&quot;&quot;;[.S523])" office:value-type="float" office:value="0.00498008269319385" calcext:value-type="float">
            <text:p>0,0049800827</text:p>
          </table:table-cell>
          <table:table-cell table:formula="of:=IF(OR([.T523]&lt;[.T$549];[.T523]&gt;[.T$550]);&quot;&quot;;[.T523])" office:value-type="string" office:string-value="" calcext:value-type="error">
            <text:p>#DIV/0 !</text:p>
          </table:table-cell>
          <table:table-cell table:formula="of:=IF(OR([.U523]&lt;[.U$549];[.U523]&gt;[.U$550]);&quot;&quot;;[.U523])">
            <text:p/>
          </table:table-cell>
          <table:table-cell table:formula="of:=IF(OR([.V523]&lt;[.V$549];[.V523]&gt;[.V$550]);&quot;&quot;;[.V523]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IF(OR([.B524]&lt;[.B$549];[.B524]&gt;[.B$550]);&quot;&quot;;[.B524])" office:value-type="string" office:string-value="" calcext:value-type="error">
            <text:p>#DIV/0 !</text:p>
          </table:table-cell>
          <table:table-cell table:formula="of:=IF(OR([.C524]&lt;[.C$549];[.C524]&gt;[.C$550]);&quot;&quot;;[.C524])">
            <text:p/>
          </table:table-cell>
          <table:table-cell table:formula="of:=IF(OR([.D524]&lt;[.D$549];[.D524]&gt;[.D$550]);&quot;&quot;;[.D524])" office:value-type="float" office:value="0.00199978215306945" calcext:value-type="float">
            <text:p>0,0019997822</text:p>
          </table:table-cell>
          <table:table-cell table:formula="of:=IF(OR([.E524]&lt;[.E$549];[.E524]&gt;[.E$550]);&quot;&quot;;[.E524])" office:value-type="float" office:value="1" calcext:value-type="float">
            <text:p>1</text:p>
          </table:table-cell>
          <table:table-cell table:formula="of:=IF(OR([.F524]&lt;[.F$549];[.F524]&gt;[.F$550]);&quot;&quot;;[.F524])" office:value-type="string" office:string-value="" calcext:value-type="error">
            <text:p>#DIV/0 !</text:p>
          </table:table-cell>
          <table:table-cell table:formula="of:=IF(OR([.G524]&lt;[.G$549];[.G524]&gt;[.G$550]);&quot;&quot;;[.G524])" office:value-type="string" office:string-value="" calcext:value-type="error">
            <text:p>#DIV/0 !</text:p>
          </table:table-cell>
          <table:table-cell table:formula="of:=IF(OR([.H524]&lt;[.H$549];[.H524]&gt;[.H$550]);&quot;&quot;;[.H524])" office:value-type="string" office:string-value="" calcext:value-type="error">
            <text:p>#DIV/0 !</text:p>
          </table:table-cell>
          <table:table-cell table:formula="of:=IF(OR([.I524]&lt;[.I$549];[.I524]&gt;[.I$550]);&quot;&quot;;[.I524])" office:value-type="float" office:value="0.0168953937625034" calcext:value-type="float">
            <text:p>0,0168953938</text:p>
          </table:table-cell>
          <table:table-cell table:formula="of:=IF(OR([.J524]&lt;[.J$549];[.J524]&gt;[.J$550]);&quot;&quot;;[.J524])">
            <text:p/>
          </table:table-cell>
          <table:table-cell table:formula="of:=IF(OR([.K524]&lt;[.K$549];[.K524]&gt;[.K$550]);&quot;&quot;;[.K524])" office:value-type="string" office:string-value="" calcext:value-type="error">
            <text:p>#DIV/0 !</text:p>
          </table:table-cell>
          <table:table-cell table:formula="of:=IF(OR([.L524]&lt;[.L$549];[.L524]&gt;[.L$550]);&quot;&quot;;[.L524])">
            <text:p/>
          </table:table-cell>
          <table:table-cell table:formula="of:=IF(OR([.M524]&lt;[.M$549];[.M524]&gt;[.M$550]);&quot;&quot;;[.M524])" office:value-type="float" office:value="0.000131902499658374" calcext:value-type="float">
            <text:p>0,0001319025</text:p>
          </table:table-cell>
          <table:table-cell table:formula="of:=IF(OR([.N524]&lt;[.N$549];[.N524]&gt;[.N$550]);&quot;&quot;;[.N524])" office:value-type="float" office:value="0.605087744411744" calcext:value-type="float">
            <text:p>0,6050877444</text:p>
          </table:table-cell>
          <table:table-cell table:formula="of:=IF(OR([.O524]&lt;[.O$549];[.O524]&gt;[.O$550]);&quot;&quot;;[.O524])">
            <text:p/>
          </table:table-cell>
          <table:table-cell table:formula="of:=IF(OR([.P524]&lt;[.P$549];[.P524]&gt;[.P$550]);&quot;&quot;;[.P524])" office:value-type="string" office:string-value="" calcext:value-type="error">
            <text:p>#DIV/0 !</text:p>
          </table:table-cell>
          <table:table-cell table:formula="of:=IF(OR([.Q524]&lt;[.Q$549];[.Q524]&gt;[.Q$550]);&quot;&quot;;[.Q524])">
            <text:p/>
          </table:table-cell>
          <table:table-cell table:formula="of:=IF(OR([.R524]&lt;[.R$549];[.R524]&gt;[.R$550]);&quot;&quot;;[.R524])">
            <text:p/>
          </table:table-cell>
          <table:table-cell table:formula="of:=IF(OR([.S524]&lt;[.S$549];[.S524]&gt;[.S$550]);&quot;&quot;;[.S524])" office:value-type="float" office:value="0.00517973479682665" calcext:value-type="float">
            <text:p>0,0051797348</text:p>
          </table:table-cell>
          <table:table-cell table:formula="of:=IF(OR([.T524]&lt;[.T$549];[.T524]&gt;[.T$550]);&quot;&quot;;[.T524])" office:value-type="string" office:string-value="" calcext:value-type="error">
            <text:p>#DIV/0 !</text:p>
          </table:table-cell>
          <table:table-cell table:formula="of:=IF(OR([.U524]&lt;[.U$549];[.U524]&gt;[.U$550]);&quot;&quot;;[.U524])">
            <text:p/>
          </table:table-cell>
          <table:table-cell table:formula="of:=IF(OR([.V524]&lt;[.V$549];[.V524]&gt;[.V$550]);&quot;&quot;;[.V524])">
            <text:p/>
          </table:table-cell>
          <table:table-cell table:number-columns-repeated="100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.000486809658940153" calcext:value-type="float">
            <text:p>0,0004868097</text:p>
          </table:table-cell>
          <table:table-cell table:formula="of:=[.D554]-[.D676]" office:value-type="float" office:value="0.00273549198435341" calcext:value-type="float">
            <text:p>0,002735492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.0173690805609326" calcext:value-type="float">
            <text:p>0,0173690806</text:p>
          </table:table-cell>
          <table:table-cell table:formula="of:=[.J554]-[.J676]" office:value-type="string" office:string-value="" calcext:value-type="error">
            <text:p>#VALEUR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.00013117753834246" calcext:value-type="float">
            <text:p>0,0001311775</text:p>
          </table:table-cell>
          <table:table-cell table:formula="of:=[.N554]-[.N676]" office:value-type="string" office:string-value="" calcext:value-type="error">
            <text:p>#VALEUR !</text:p>
          </table:table-cell>
          <table:table-cell table:formula="of:=[.O554]-[.O676]" office:value-type="float" office:value="0.000031042031475461" calcext:value-type="float">
            <text:p>0,000031042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VALEUR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.00593860113085317" calcext:value-type="float">
            <text:p>0,0059386011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.000477264081751751" calcext:value-type="float">
            <text:p>0,0004772641</text:p>
          </table:table-cell>
          <table:table-cell table:formula="of:=[.D555]-[.D677]" office:value-type="float" office:value="0.00227334456242344" calcext:value-type="float">
            <text:p>0,0022733446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.0178848807046182" calcext:value-type="float">
            <text:p>0,0178848807</text:p>
          </table:table-cell>
          <table:table-cell table:formula="of:=[.J555]-[.J677]" office:value-type="float" office:value="0.000199123972884272" calcext:value-type="float">
            <text:p>0,000199124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float" office:value="0.0000587185510186544" calcext:value-type="float">
            <text:p>5,87185510186544E-005</text:p>
          </table:table-cell>
          <table:table-cell table:formula="of:=[.N555]-[.N677]" office:value-type="string" office:string-value="" calcext:value-type="error">
            <text:p>#VALEUR !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VALEUR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.00665561672895355" calcext:value-type="float">
            <text:p>0,0066556167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string" office:string-value="" calcext:value-type="error">
            <text:p>#VALEUR !</text:p>
          </table:table-cell>
          <table:table-cell table:formula="of:=[.D556]-[.D678]" office:value-type="float" office:value="0.00180395772800463" calcext:value-type="float">
            <text:p>0,0018039577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.0192325686341411" calcext:value-type="float">
            <text:p>0,0192325686</text:p>
          </table:table-cell>
          <table:table-cell table:formula="of:=[.J556]-[.J678]" office:value-type="string" office:string-value="" calcext:value-type="error">
            <text:p>#VALEUR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.000145190982169391" calcext:value-type="float">
            <text:p>0,000145191</text:p>
          </table:table-cell>
          <table:table-cell table:formula="of:=[.N556]-[.N678]" office:value-type="string" office:string-value="" calcext:value-type="error">
            <text:p>#VALEUR !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float" office:value="0.000112333003161095" calcext:value-type="float">
            <text:p>0,000112333</text:p>
          </table:table-cell>
          <table:table-cell table:formula="of:=[.R556]-[.R678]" office:value-type="float" office:value="0.0000308068080916223" calcext:value-type="float">
            <text:p>3,08068080916223E-005</text:p>
          </table:table-cell>
          <table:table-cell table:formula="of:=[.S556]-[.S678]" office:value-type="float" office:value="0.00638160609550229" calcext:value-type="float">
            <text:p>0,0063816061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526758657394026" calcext:value-type="float">
            <text:p>0,0005267587</text:p>
          </table:table-cell>
          <table:table-cell table:formula="of:=[.D557]-[.D679]" office:value-type="float" office:value="0.0022610389007516" calcext:value-type="float">
            <text:p>0,0022610389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.0177934768054742" calcext:value-type="float">
            <text:p>0,0177934768</text:p>
          </table:table-cell>
          <table:table-cell table:formula="of:=[.J557]-[.J679]" office:value-type="string" office:string-value="" calcext:value-type="error">
            <text:p>#VALEUR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0703726639979377" calcext:value-type="float">
            <text:p>7,03726639979377E-005</text:p>
          </table:table-cell>
          <table:table-cell table:formula="of:=[.N557]-[.N679]" office:value-type="float" office:value="0.585037005271443" calcext:value-type="float">
            <text:p>0,5850370053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VALEUR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0607829762113309" calcext:value-type="float">
            <text:p>0,0060782976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37552897389559" calcext:value-type="float">
            <text:p>0,000375529</text:p>
          </table:table-cell>
          <table:table-cell table:formula="of:=[.D558]-[.D680]" office:value-type="float" office:value="0.00229083666647465" calcext:value-type="float">
            <text:p>0,0022908367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.019124824754409" calcext:value-type="float">
            <text:p>0,0191248248</text:p>
          </table:table-cell>
          <table:table-cell table:formula="of:=[.J558]-[.J680]" office:value-type="string" office:string-value="" calcext:value-type="error">
            <text:p>#VALEUR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.0000997241001099672" calcext:value-type="float">
            <text:p>9,97241001099672E-005</text:p>
          </table:table-cell>
          <table:table-cell table:formula="of:=[.N558]-[.N680]" office:value-type="float" office:value="0.589494378015003" calcext:value-type="float">
            <text:p>0,589494378</text:p>
          </table:table-cell>
          <table:table-cell table:formula="of:=[.O558]-[.O680]" office:value-type="float" office:value="0.000019584465850347" calcext:value-type="float">
            <text:p>1,9584465850347E-005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VALEUR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0560995634417873" calcext:value-type="float">
            <text:p>0,0056099563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.00038484803919952" calcext:value-type="float">
            <text:p>0,000384848</text:p>
          </table:table-cell>
          <table:table-cell table:formula="of:=[.D559]-[.D681]" office:value-type="float" office:value="0.00167695653676739" calcext:value-type="float">
            <text:p>0,0016769565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.0194673321978934" calcext:value-type="float">
            <text:p>0,0194673322</text:p>
          </table:table-cell>
          <table:table-cell table:formula="of:=[.J559]-[.J681]" office:value-type="string" office:string-value="" calcext:value-type="error">
            <text:p>#VALEUR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.000123256341933887" calcext:value-type="float">
            <text:p>0,0001232563</text:p>
          </table:table-cell>
          <table:table-cell table:formula="of:=[.N559]-[.N681]" office:value-type="float" office:value="0.556991899680472" calcext:value-type="float">
            <text:p>0,5569918997</text:p>
          </table:table-cell>
          <table:table-cell table:formula="of:=[.O559]-[.O681]" office:value-type="float" office:value="0.0000285771624878781" calcext:value-type="float">
            <text:p>2,85771624878781E-005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VALEUR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.00592705915431776" calcext:value-type="float">
            <text:p>0,0059270592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421484988713875" calcext:value-type="float">
            <text:p>0,000421485</text:p>
          </table:table-cell>
          <table:table-cell table:formula="of:=[.D560]-[.D682]" office:value-type="float" office:value="0.00223312822694633" calcext:value-type="float">
            <text:p>0,0022331282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.0191830221182895" calcext:value-type="float">
            <text:p>0,0191830221</text:p>
          </table:table-cell>
          <table:table-cell table:formula="of:=[.J560]-[.J682]" office:value-type="string" office:string-value="" calcext:value-type="error">
            <text:p>#VALEUR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.0000872993525171158" calcext:value-type="float">
            <text:p>8,72993525171158E-005</text:p>
          </table:table-cell>
          <table:table-cell table:formula="of:=[.N560]-[.N682]" office:value-type="float" office:value="0.549109261838809" calcext:value-type="float">
            <text:p>0,5491092618</text:p>
          </table:table-cell>
          <table:table-cell table:formula="of:=[.O560]-[.O682]" office:value-type="string" office:string-value="" calcext:value-type="error">
            <text:p>#VALEUR !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VALEUR !</text:p>
          </table:table-cell>
          <table:table-cell table:formula="of:=[.R560]-[.R682]" office:value-type="float" office:value="0.0000186600241349122" calcext:value-type="float">
            <text:p>0,00001866</text:p>
          </table:table-cell>
          <table:table-cell table:formula="of:=[.S560]-[.S682]" office:value-type="float" office:value="0.00654321690657406" calcext:value-type="float">
            <text:p>0,0065432169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float" office:value="0.00000492673904552137" calcext:value-type="float">
            <text:p>4,92673904552137E-006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29647666430421" calcext:value-type="float">
            <text:p>0,0002964767</text:p>
          </table:table-cell>
          <table:table-cell table:formula="of:=[.D561]-[.D683]" office:value-type="float" office:value="0.0024059491750741" calcext:value-type="float">
            <text:p>0,0024059492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.0212435725348609" calcext:value-type="float">
            <text:p>0,0212435725</text:p>
          </table:table-cell>
          <table:table-cell table:formula="of:=[.J561]-[.J683]" office:value-type="string" office:string-value="" calcext:value-type="error">
            <text:p>#VALEUR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float" office:value="0.000138748923839259" calcext:value-type="float">
            <text:p>0,0001387489</text:p>
          </table:table-cell>
          <table:table-cell table:formula="of:=[.N561]-[.N683]" office:value-type="float" office:value="0.567569237010806" calcext:value-type="float">
            <text:p>0,567569237</text:p>
          </table:table-cell>
          <table:table-cell table:formula="of:=[.O561]-[.O683]" office:value-type="string" office:string-value="" calcext:value-type="error">
            <text:p>#VALEUR !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VALEUR !</text:p>
          </table:table-cell>
          <table:table-cell table:formula="of:=[.R561]-[.R683]" office:value-type="float" office:value="0.0000312509531208951" calcext:value-type="float">
            <text:p>0,000031251</text:p>
          </table:table-cell>
          <table:table-cell table:formula="of:=[.S561]-[.S683]" office:value-type="float" office:value="0.00704384009503814" calcext:value-type="float">
            <text:p>0,0070438401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352771508332976" calcext:value-type="float">
            <text:p>0,0003527715</text:p>
          </table:table-cell>
          <table:table-cell table:formula="of:=[.D562]-[.D684]" office:value-type="float" office:value="0.00232796376678915" calcext:value-type="float">
            <text:p>0,0023279638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.0205549924539824" calcext:value-type="float">
            <text:p>0,0205549925</text:p>
          </table:table-cell>
          <table:table-cell table:formula="of:=[.J562]-[.J684]" office:value-type="string" office:string-value="" calcext:value-type="error">
            <text:p>#VALEUR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float" office:value="0.00016724501920466" calcext:value-type="float">
            <text:p>0,000167245</text:p>
          </table:table-cell>
          <table:table-cell table:formula="of:=[.N562]-[.N684]" office:value-type="float" office:value="0.545628884876558" calcext:value-type="float">
            <text:p>0,5456288849</text:p>
          </table:table-cell>
          <table:table-cell table:formula="of:=[.O562]-[.O684]" office:value-type="float" office:value="0.0000199018671032922" calcext:value-type="float">
            <text:p>1,99018671032922E-005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VALEUR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.00793571928044093" calcext:value-type="float">
            <text:p>0,0079357193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352785011433672" calcext:value-type="float">
            <text:p>0,000352785</text:p>
          </table:table-cell>
          <table:table-cell table:formula="of:=[.D563]-[.D685]" office:value-type="float" office:value="0.00241292586863697" calcext:value-type="float">
            <text:p>0,0024129259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.023043927274262" calcext:value-type="float">
            <text:p>0,0230439273</text:p>
          </table:table-cell>
          <table:table-cell table:formula="of:=[.J563]-[.J685]" office:value-type="float" office:value="0.00023277140522478" calcext:value-type="float">
            <text:p>0,0002327714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.000117772450795646" calcext:value-type="float">
            <text:p>0,0001177725</text:p>
          </table:table-cell>
          <table:table-cell table:formula="of:=[.N563]-[.N685]" office:value-type="float" office:value="0.557065757746304" calcext:value-type="float">
            <text:p>0,5570657577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VALEUR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.00880878948573809" calcext:value-type="float">
            <text:p>0,0088087895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292550300647206" calcext:value-type="float">
            <text:p>0,0002925503</text:p>
          </table:table-cell>
          <table:table-cell table:formula="of:=[.D564]-[.D686]" office:value-type="float" office:value="0.00244409951475835" calcext:value-type="float">
            <text:p>0,0024440995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.023335775166333" calcext:value-type="float">
            <text:p>0,0233357752</text:p>
          </table:table-cell>
          <table:table-cell table:formula="of:=[.J564]-[.J686]" office:value-type="string" office:string-value="" calcext:value-type="error">
            <text:p>#VALEUR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.000102082150175609" calcext:value-type="float">
            <text:p>0,0001020822</text:p>
          </table:table-cell>
          <table:table-cell table:formula="of:=[.N564]-[.N686]" office:value-type="float" office:value="0.544582380610635" calcext:value-type="float">
            <text:p>0,5445823806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float" office:value="0.0000854337790128805" calcext:value-type="float">
            <text:p>8,54337790128805E-005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string" office:string-value="" calcext:value-type="error">
            <text:p>#VALEUR !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float" office:value="0.00000539218499197681" calcext:value-type="float">
            <text:p>5,39218499197681E-006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316774948674064" calcext:value-type="float">
            <text:p>0,0003167749</text:p>
          </table:table-cell>
          <table:table-cell table:formula="of:=[.D565]-[.D687]" office:value-type="float" office:value="0.00289500677383732" calcext:value-type="float">
            <text:p>0,0028950068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.0245498485259139" calcext:value-type="float">
            <text:p>0,0245498485</text:p>
          </table:table-cell>
          <table:table-cell table:formula="of:=[.J565]-[.J687]" office:value-type="string" office:string-value="" calcext:value-type="error">
            <text:p>#VALEUR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.0001553998578951" calcext:value-type="float">
            <text:p>0,0001553999</text:p>
          </table:table-cell>
          <table:table-cell table:formula="of:=[.N565]-[.N687]" office:value-type="float" office:value="0.530695907623549" calcext:value-type="float">
            <text:p>0,5306959076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VALEUR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string" office:string-value="" calcext:value-type="error">
            <text:p>#VALEUR !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float" office:value="0.00000686417438663835" calcext:value-type="float">
            <text:p>6,86417438663835E-006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404046176938229" calcext:value-type="float">
            <text:p>0,0004040462</text:p>
          </table:table-cell>
          <table:table-cell table:formula="of:=[.D566]-[.D688]" office:value-type="float" office:value="0.00236229932322832" calcext:value-type="float">
            <text:p>0,0023622993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.0248225689193024" calcext:value-type="float">
            <text:p>0,0248225689</text:p>
          </table:table-cell>
          <table:table-cell table:formula="of:=[.J566]-[.J688]" office:value-type="string" office:string-value="" calcext:value-type="error">
            <text:p>#VALEUR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.000140401049752374" calcext:value-type="float">
            <text:p>0,000140401</text:p>
          </table:table-cell>
          <table:table-cell table:formula="of:=[.N566]-[.N688]" office:value-type="float" office:value="0.544622585332042" calcext:value-type="float">
            <text:p>0,5446225853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VALEUR !</text:p>
          </table:table-cell>
          <table:table-cell table:formula="of:=[.R566]-[.R688]" office:value-type="float" office:value="0.0000202605497842334" calcext:value-type="float">
            <text:p>2,02605497842334E-005</text:p>
          </table:table-cell>
          <table:table-cell table:formula="of:=[.S566]-[.S688]" office:value-type="string" office:string-value="" calcext:value-type="error">
            <text:p>#VALEUR !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375496528016113" calcext:value-type="float">
            <text:p>0,0003754965</text:p>
          </table:table-cell>
          <table:table-cell table:formula="of:=[.D567]-[.D689]" office:value-type="float" office:value="0.00304160838794244" calcext:value-type="float">
            <text:p>0,0030416084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.0234783913827388" calcext:value-type="float">
            <text:p>0,0234783914</text:p>
          </table:table-cell>
          <table:table-cell table:formula="of:=[.J567]-[.J689]" office:value-type="string" office:string-value="" calcext:value-type="error">
            <text:p>#VALEUR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.000118437448948819" calcext:value-type="float">
            <text:p>0,0001184374</text:p>
          </table:table-cell>
          <table:table-cell table:formula="of:=[.N567]-[.N689]" office:value-type="float" office:value="0.526262253768355" calcext:value-type="float">
            <text:p>0,5262622538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VALEUR !</text:p>
          </table:table-cell>
          <table:table-cell table:formula="of:=[.R567]-[.R689]" office:value-type="string" office:string-value="" calcext:value-type="error">
            <text:p>#VALEUR !</text:p>
          </table:table-cell>
          <table:table-cell table:formula="of:=[.S567]-[.S689]" office:value-type="string" office:string-value="" calcext:value-type="error">
            <text:p>#VALEUR !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.000310108154708083" calcext:value-type="float">
            <text:p>0,0003101082</text:p>
          </table:table-cell>
          <table:table-cell table:formula="of:=[.D568]-[.D690]" office:value-type="float" office:value="0.00222836295980514" calcext:value-type="float">
            <text:p>0,002228363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.0228817228909693" calcext:value-type="float">
            <text:p>0,0228817229</text:p>
          </table:table-cell>
          <table:table-cell table:formula="of:=[.J568]-[.J690]" office:value-type="string" office:string-value="" calcext:value-type="error">
            <text:p>#VALEUR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string" office:string-value="" calcext:value-type="error">
            <text:p>#VALEUR !</text:p>
          </table:table-cell>
          <table:table-cell table:formula="of:=[.N568]-[.N690]" office:value-type="float" office:value="0.518769275354105" calcext:value-type="float">
            <text:p>0,5187692754</text:p>
          </table:table-cell>
          <table:table-cell table:formula="of:=[.O568]-[.O690]" office:value-type="float" office:value="0.000028174890567024" calcext:value-type="float">
            <text:p>2,8174890567024E-005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VALEUR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string" office:string-value="" calcext:value-type="error">
            <text:p>#VALEUR !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409936130715914" calcext:value-type="float">
            <text:p>0,0004099361</text:p>
          </table:table-cell>
          <table:table-cell table:formula="of:=[.D569]-[.D691]" office:value-type="float" office:value="0.00211305596962751" calcext:value-type="float">
            <text:p>0,002113056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.0216977045581269" calcext:value-type="float">
            <text:p>0,0216977046</text:p>
          </table:table-cell>
          <table:table-cell table:formula="of:=[.J569]-[.J691]" office:value-type="string" office:string-value="" calcext:value-type="error">
            <text:p>#VALEUR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float" office:value="0.0000897356621138533" calcext:value-type="float">
            <text:p>8,97356621138533E-005</text:p>
          </table:table-cell>
          <table:table-cell table:formula="of:=[.M569]-[.M691]" office:value-type="float" office:value="0.000133083734957412" calcext:value-type="float">
            <text:p>0,0001330837</text:p>
          </table:table-cell>
          <table:table-cell table:formula="of:=[.N569]-[.N691]" office:value-type="float" office:value="0.493824224746395" calcext:value-type="float">
            <text:p>0,4938242247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VALEUR !</text:p>
          </table:table-cell>
          <table:table-cell table:formula="of:=[.R569]-[.R691]" office:value-type="float" office:value="0.0000162581495985279" calcext:value-type="float">
            <text:p>1,62581495985279E-005</text:p>
          </table:table-cell>
          <table:table-cell table:formula="of:=[.S569]-[.S691]" office:value-type="float" office:value="0.00821992930178028" calcext:value-type="float">
            <text:p>0,0082199293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434668687141461" calcext:value-type="float">
            <text:p>0,0004346687</text:p>
          </table:table-cell>
          <table:table-cell table:formula="of:=[.D570]-[.D692]" office:value-type="float" office:value="0.00224033853727775" calcext:value-type="float">
            <text:p>0,0022403385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.0219266424075647" calcext:value-type="float">
            <text:p>0,0219266424</text:p>
          </table:table-cell>
          <table:table-cell table:formula="of:=[.J570]-[.J692]" office:value-type="string" office:string-value="" calcext:value-type="error">
            <text:p>#VALEUR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.000172812219835352" calcext:value-type="float">
            <text:p>0,0001728122</text:p>
          </table:table-cell>
          <table:table-cell table:formula="of:=[.N570]-[.N692]" office:value-type="float" office:value="0.480595100763806" calcext:value-type="float">
            <text:p>0,4805951008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VALEUR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.00817873056448848" calcext:value-type="float">
            <text:p>0,0081787306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532016168355032" calcext:value-type="float">
            <text:p>0,0005320162</text:p>
          </table:table-cell>
          <table:table-cell table:formula="of:=[.D571]-[.D693]" office:value-type="float" office:value="0.00245129960082928" calcext:value-type="float">
            <text:p>0,0024512996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.0234045201534806" calcext:value-type="float">
            <text:p>0,0234045202</text:p>
          </table:table-cell>
          <table:table-cell table:formula="of:=[.J571]-[.J693]" office:value-type="string" office:string-value="" calcext:value-type="error">
            <text:p>#VALEUR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.000158756594749108" calcext:value-type="float">
            <text:p>0,0001587566</text:p>
          </table:table-cell>
          <table:table-cell table:formula="of:=[.N571]-[.N693]" office:value-type="float" office:value="0.524868663130647" calcext:value-type="float">
            <text:p>0,5248686631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VALEUR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string" office:string-value="" calcext:value-type="error">
            <text:p>#VALEUR !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string" office:string-value="" calcext:value-type="error">
            <text:p>#VALEUR !</text:p>
          </table:table-cell>
          <table:table-cell table:formula="of:=[.D572]-[.D694]" office:value-type="float" office:value="0.00235164645447222" calcext:value-type="float">
            <text:p>0,0023516465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.0252848830462814" calcext:value-type="float">
            <text:p>0,025284883</text:p>
          </table:table-cell>
          <table:table-cell table:formula="of:=[.J572]-[.J694]" office:value-type="string" office:string-value="" calcext:value-type="error">
            <text:p>#VALEUR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.0000648915937610973" calcext:value-type="float">
            <text:p>6,48915937610973E-005</text:p>
          </table:table-cell>
          <table:table-cell table:formula="of:=[.N572]-[.N694]" office:value-type="float" office:value="0.500931824090015" calcext:value-type="float">
            <text:p>0,5009318241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VALEUR !</text:p>
          </table:table-cell>
          <table:table-cell table:formula="of:=[.R572]-[.R694]" office:value-type="float" office:value="0.0000160186124914961" calcext:value-type="float">
            <text:p>1,60186124914961E-005</text:p>
          </table:table-cell>
          <table:table-cell table:formula="of:=[.S572]-[.S694]" office:value-type="float" office:value="0.00745346687756136" calcext:value-type="float">
            <text:p>0,0074534669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438494391735102" calcext:value-type="float">
            <text:p>0,0004384944</text:p>
          </table:table-cell>
          <table:table-cell table:formula="of:=[.D573]-[.D695]" office:value-type="float" office:value="0.00296333496002001" calcext:value-type="float">
            <text:p>0,002963335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.0239716959940082" calcext:value-type="float">
            <text:p>0,023971696</text:p>
          </table:table-cell>
          <table:table-cell table:formula="of:=[.J573]-[.J695]" office:value-type="string" office:string-value="" calcext:value-type="error">
            <text:p>#VALEUR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147714629676447" calcext:value-type="float">
            <text:p>0,0001477146</text:p>
          </table:table-cell>
          <table:table-cell table:formula="of:=[.N573]-[.N695]" office:value-type="float" office:value="0.493783209499877" calcext:value-type="float">
            <text:p>0,4937832095</text:p>
          </table:table-cell>
          <table:table-cell table:formula="of:=[.O573]-[.O695]" office:value-type="string" office:string-value="" calcext:value-type="error">
            <text:p>#VALEUR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VALEUR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0667745806266659" calcext:value-type="float">
            <text:p>0,0066774581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451924034233059" calcext:value-type="float">
            <text:p>0,000451924</text:p>
          </table:table-cell>
          <table:table-cell table:formula="of:=[.D574]-[.D696]" office:value-type="float" office:value="0.00302630954576101" calcext:value-type="float">
            <text:p>0,0030263095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string" office:string-value="" calcext:value-type="error">
            <text:p>#VALEUR !</text:p>
          </table:table-cell>
          <table:table-cell table:formula="of:=[.J574]-[.J696]" office:value-type="string" office:string-value="" calcext:value-type="error">
            <text:p>#VALEUR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float" office:value="0.000123625510891147" calcext:value-type="float">
            <text:p>0,0001236255</text:p>
          </table:table-cell>
          <table:table-cell table:formula="of:=[.M574]-[.M696]" office:value-type="float" office:value="0.000196199035335601" calcext:value-type="float">
            <text:p>0,000196199</text:p>
          </table:table-cell>
          <table:table-cell table:formula="of:=[.N574]-[.N696]" office:value-type="float" office:value="0.515148408322447" calcext:value-type="float">
            <text:p>0,5151484083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VALEUR !</text:p>
          </table:table-cell>
          <table:table-cell table:formula="of:=[.R574]-[.R696]" office:value-type="float" office:value="0.0000158662245864578" calcext:value-type="float">
            <text:p>1,58662245864578E-005</text:p>
          </table:table-cell>
          <table:table-cell table:formula="of:=[.S574]-[.S696]" office:value-type="float" office:value="0.00737699020139997" calcext:value-type="float">
            <text:p>0,0073769902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372403530093404" calcext:value-type="float">
            <text:p>0,0003724035</text:p>
          </table:table-cell>
          <table:table-cell table:formula="of:=[.D575]-[.D697]" office:value-type="float" office:value="0.00278563939592347" calcext:value-type="float">
            <text:p>0,0027856394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.0247093120265705" calcext:value-type="float">
            <text:p>0,024709312</text:p>
          </table:table-cell>
          <table:table-cell table:formula="of:=[.J575]-[.J697]" office:value-type="string" office:string-value="" calcext:value-type="error">
            <text:p>#VALEUR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string" office:string-value="" calcext:value-type="error">
            <text:p>#VALEUR !</text:p>
          </table:table-cell>
          <table:table-cell table:formula="of:=[.N575]-[.N697]" office:value-type="float" office:value="0.507448417704123" calcext:value-type="float">
            <text:p>0,5074484177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float" office:value="0.000130272434907146" calcext:value-type="float">
            <text:p>0,0001302724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0766167237099471" calcext:value-type="float">
            <text:p>0,0076616724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334458593366562" calcext:value-type="float">
            <text:p>0,0003344586</text:p>
          </table:table-cell>
          <table:table-cell table:formula="of:=[.D576]-[.D698]" office:value-type="float" office:value="0.00280073955449865" calcext:value-type="float">
            <text:p>0,0028007396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.0248324456498367" calcext:value-type="float">
            <text:p>0,0248324456</text:p>
          </table:table-cell>
          <table:table-cell table:formula="of:=[.J576]-[.J698]" office:value-type="string" office:string-value="" calcext:value-type="error">
            <text:p>#VALEUR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.000182326585040287" calcext:value-type="float">
            <text:p>0,0001823266</text:p>
          </table:table-cell>
          <table:table-cell table:formula="of:=[.N576]-[.N698]" office:value-type="float" office:value="0.515364270933113" calcext:value-type="float">
            <text:p>0,5153642709</text:p>
          </table:table-cell>
          <table:table-cell table:formula="of:=[.O576]-[.O698]" office:value-type="string" office:string-value="" calcext:value-type="error">
            <text:p>#VALEUR !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VALEUR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.00770320411696386" calcext:value-type="float">
            <text:p>0,0077032041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434625673242048" calcext:value-type="float">
            <text:p>0,0004346257</text:p>
          </table:table-cell>
          <table:table-cell table:formula="of:=[.D577]-[.D699]" office:value-type="float" office:value="0.00220008906422541" calcext:value-type="float">
            <text:p>0,0022000891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.0247140023036556" calcext:value-type="float">
            <text:p>0,0247140023</text:p>
          </table:table-cell>
          <table:table-cell table:formula="of:=[.J577]-[.J699]" office:value-type="string" office:string-value="" calcext:value-type="error">
            <text:p>#VALEUR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0.000173668250001551" calcext:value-type="float">
            <text:p>0,0001736683</text:p>
          </table:table-cell>
          <table:table-cell table:formula="of:=[.N577]-[.N699]" office:value-type="float" office:value="0.517351215025393" calcext:value-type="float">
            <text:p>0,517351215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VALEUR !</text:p>
          </table:table-cell>
          <table:table-cell table:formula="of:=[.R577]-[.R699]" office:value-type="string" office:string-value="" calcext:value-type="error">
            <text:p>#VALEUR !</text:p>
          </table:table-cell>
          <table:table-cell table:formula="of:=[.S577]-[.S699]" office:value-type="float" office:value="0.00697311066325628" calcext:value-type="float">
            <text:p>0,0069731107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383420404710732" calcext:value-type="float">
            <text:p>0,0003834204</text:p>
          </table:table-cell>
          <table:table-cell table:formula="of:=[.D578]-[.D700]" office:value-type="float" office:value="0.00269548471775286" calcext:value-type="float">
            <text:p>0,0026954847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.0249509447105862" calcext:value-type="float">
            <text:p>0,0249509447</text:p>
          </table:table-cell>
          <table:table-cell table:formula="of:=[.J578]-[.J700]" office:value-type="string" office:string-value="" calcext:value-type="error">
            <text:p>#VALEUR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.000140812913537623" calcext:value-type="float">
            <text:p>0,0001408129</text:p>
          </table:table-cell>
          <table:table-cell table:formula="of:=[.N578]-[.N700]" office:value-type="float" office:value="0.517219225383928" calcext:value-type="float">
            <text:p>0,5172192254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VALEUR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.00689305541466401" calcext:value-type="float">
            <text:p>0,0068930554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438236454959102" calcext:value-type="float">
            <text:p>0,0004382365</text:p>
          </table:table-cell>
          <table:table-cell table:formula="of:=[.D579]-[.D701]" office:value-type="string" office:string-value="" calcext:value-type="error">
            <text:p>#VALEUR !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.0240625454765645" calcext:value-type="float">
            <text:p>0,0240625455</text:p>
          </table:table-cell>
          <table:table-cell table:formula="of:=[.J579]-[.J701]" office:value-type="string" office:string-value="" calcext:value-type="error">
            <text:p>#VALEUR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.000184518143913023" calcext:value-type="float">
            <text:p>0,0001845181</text:p>
          </table:table-cell>
          <table:table-cell table:formula="of:=[.N579]-[.N701]" office:value-type="float" office:value="0.546399676090585" calcext:value-type="float">
            <text:p>0,5463996761</text:p>
          </table:table-cell>
          <table:table-cell table:formula="of:=[.O579]-[.O701]" office:value-type="float" office:value="0.0000265385393557256" calcext:value-type="float">
            <text:p>2,65385393557256E-005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VALEUR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.00655737929934089" calcext:value-type="float">
            <text:p>0,0065573793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.000420779460472077" calcext:value-type="float">
            <text:p>0,0004207795</text:p>
          </table:table-cell>
          <table:table-cell table:formula="of:=[.D580]-[.D702]" office:value-type="float" office:value="0.0026634786792699" calcext:value-type="float">
            <text:p>0,0026634787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.0231009656689608" calcext:value-type="float">
            <text:p>0,0231009657</text:p>
          </table:table-cell>
          <table:table-cell table:formula="of:=[.J580]-[.J702]" office:value-type="string" office:string-value="" calcext:value-type="error">
            <text:p>#VALEUR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.000184769739255413" calcext:value-type="float">
            <text:p>0,0001847697</text:p>
          </table:table-cell>
          <table:table-cell table:formula="of:=[.N580]-[.N702]" office:value-type="float" office:value="0.536707009778404" calcext:value-type="float">
            <text:p>0,5367070098</text:p>
          </table:table-cell>
          <table:table-cell table:formula="of:=[.O580]-[.O702]" office:value-type="float" office:value="0.0000183719574462037" calcext:value-type="float">
            <text:p>0,000018372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VALEUR !</text:p>
          </table:table-cell>
          <table:table-cell table:formula="of:=[.R580]-[.R702]" office:value-type="string" office:string-value="" calcext:value-type="error">
            <text:p>#VALEUR !</text:p>
          </table:table-cell>
          <table:table-cell table:formula="of:=[.S580]-[.S702]" office:value-type="float" office:value="0.00733081875996181" calcext:value-type="float">
            <text:p>0,0073308188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.00038648320981839" calcext:value-type="float">
            <text:p>0,0003864832</text:p>
          </table:table-cell>
          <table:table-cell table:formula="of:=[.D581]-[.D703]" office:value-type="float" office:value="0.00271674457264044" calcext:value-type="float">
            <text:p>0,0027167446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.0219834102547043" calcext:value-type="float">
            <text:p>0,0219834103</text:p>
          </table:table-cell>
          <table:table-cell table:formula="of:=[.J581]-[.J703]" office:value-type="string" office:string-value="" calcext:value-type="error">
            <text:p>#VALEUR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.000169082323948589" calcext:value-type="float">
            <text:p>0,0001690823</text:p>
          </table:table-cell>
          <table:table-cell table:formula="of:=[.N581]-[.N703]" office:value-type="float" office:value="0.543711529823944" calcext:value-type="float">
            <text:p>0,5437115298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VALEUR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float" office:value="0.00641741977902476" calcext:value-type="float">
            <text:p>0,0064174198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.000401393504108203" calcext:value-type="float">
            <text:p>0,0004013935</text:p>
          </table:table-cell>
          <table:table-cell table:formula="of:=[.D582]-[.D704]" office:value-type="float" office:value="0.00263629811765314" calcext:value-type="float">
            <text:p>0,0026362981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.0192853730075648" calcext:value-type="float">
            <text:p>0,019285373</text:p>
          </table:table-cell>
          <table:table-cell table:formula="of:=[.J582]-[.J704]" office:value-type="string" office:string-value="" calcext:value-type="error">
            <text:p>#VALEUR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.000118912376846183" calcext:value-type="float">
            <text:p>0,0001189124</text:p>
          </table:table-cell>
          <table:table-cell table:formula="of:=[.N582]-[.N704]" office:value-type="float" office:value="0.555869619006706" calcext:value-type="float">
            <text:p>0,555869619</text:p>
          </table:table-cell>
          <table:table-cell table:formula="of:=[.O582]-[.O704]" office:value-type="string" office:string-value="" calcext:value-type="error">
            <text:p>#VALEUR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VALEUR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float" office:value="0.00776014301527437" calcext:value-type="float">
            <text:p>0,007760143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.000289346732657354" calcext:value-type="float">
            <text:p>0,0002893467</text:p>
          </table:table-cell>
          <table:table-cell table:formula="of:=[.D583]-[.D705]" office:value-type="float" office:value="0.00282838879295492" calcext:value-type="float">
            <text:p>0,0028283888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.0212423613907537" calcext:value-type="float">
            <text:p>0,0212423614</text:p>
          </table:table-cell>
          <table:table-cell table:formula="of:=[.J583]-[.J705]" office:value-type="string" office:string-value="" calcext:value-type="error">
            <text:p>#VALEUR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.000127576783430995" calcext:value-type="float">
            <text:p>0,0001275768</text:p>
          </table:table-cell>
          <table:table-cell table:formula="of:=[.N583]-[.N705]" office:value-type="float" office:value="0.557128470271521" calcext:value-type="float">
            <text:p>0,5571284703</text:p>
          </table:table-cell>
          <table:table-cell table:formula="of:=[.O583]-[.O705]" office:value-type="float" office:value="0.0000220268129801537" calcext:value-type="float">
            <text:p>2,20268129801537E-005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VALEUR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float" office:value="0.00777925107647678" calcext:value-type="float">
            <text:p>0,0077792511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267607181597624" calcext:value-type="float">
            <text:p>0,0002676072</text:p>
          </table:table-cell>
          <table:table-cell table:formula="of:=[.D584]-[.D706]" office:value-type="float" office:value="0.00214130624806847" calcext:value-type="float">
            <text:p>0,0021413062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.0204499052763218" calcext:value-type="float">
            <text:p>0,0204499053</text:p>
          </table:table-cell>
          <table:table-cell table:formula="of:=[.J584]-[.J706]" office:value-type="string" office:string-value="" calcext:value-type="error">
            <text:p>#VALEUR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.000146238763382473" calcext:value-type="float">
            <text:p>0,0001462388</text:p>
          </table:table-cell>
          <table:table-cell table:formula="of:=[.N584]-[.N706]" office:value-type="float" office:value="0.517482314938248" calcext:value-type="float">
            <text:p>0,5174823149</text:p>
          </table:table-cell>
          <table:table-cell table:formula="of:=[.O584]-[.O706]" office:value-type="string" office:string-value="" calcext:value-type="error">
            <text:p>#VALEUR !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VALEUR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float" office:value="0.00729430760056739" calcext:value-type="float">
            <text:p>0,0072943076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403457787950512" calcext:value-type="float">
            <text:p>0,0004034578</text:p>
          </table:table-cell>
          <table:table-cell table:formula="of:=[.D585]-[.D707]" office:value-type="float" office:value="0.00309734802313336" calcext:value-type="float">
            <text:p>0,003097348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.0227614926155714" calcext:value-type="float">
            <text:p>0,0227614926</text:p>
          </table:table-cell>
          <table:table-cell table:formula="of:=[.J585]-[.J707]" office:value-type="string" office:string-value="" calcext:value-type="error">
            <text:p>#VALEUR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float" office:value="0.000133272741251484" calcext:value-type="float">
            <text:p>0,0001332727</text:p>
          </table:table-cell>
          <table:table-cell table:formula="of:=[.N585]-[.N707]" office:value-type="float" office:value="0.581228551093596" calcext:value-type="float">
            <text:p>0,5812285511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VALEUR !</text:p>
          </table:table-cell>
          <table:table-cell table:formula="of:=[.R585]-[.R707]" office:value-type="float" office:value="0.0000225500455066493" calcext:value-type="float">
            <text:p>0,00002255</text:p>
          </table:table-cell>
          <table:table-cell table:formula="of:=[.S585]-[.S707]" office:value-type="float" office:value="0.0075615575218342" calcext:value-type="float">
            <text:p>0,0075615575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float" office:value="0.000309604417148854" calcext:value-type="float">
            <text:p>0,0003096044</text:p>
          </table:table-cell>
          <table:table-cell table:formula="of:=[.D586]-[.D708]" office:value-type="float" office:value="0.0030933951596092" calcext:value-type="float">
            <text:p>0,0030933952</text:p>
          </table:table-cell>
          <table:table-cell table:formula="of:=[.E586]-[.E708]" office:value-type="float" office:value="1" calcext:value-type="float">
            <text:p>1</text:p>
          </table:table-cell>
          <table:table-cell table:formula="of:=[.F586]-[.F708]" office:value-type="string" office:string-value="" calcext:value-type="error">
            <text:p>#DIV/0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float" office:value="0.0204781678732362" calcext:value-type="float">
            <text:p>0,0204781679</text:p>
          </table:table-cell>
          <table:table-cell table:formula="of:=[.J586]-[.J708]" office:value-type="string" office:string-value="" calcext:value-type="error">
            <text:p>#VALEUR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string" office:string-value="" calcext:value-type="error">
            <text:p>#VALEUR !</text:p>
          </table:table-cell>
          <table:table-cell table:formula="of:=[.M586]-[.M708]" office:value-type="float" office:value="0.0000910240170769889" calcext:value-type="float">
            <text:p>0,000091024</text:p>
          </table:table-cell>
          <table:table-cell table:formula="of:=[.N586]-[.N708]" office:value-type="float" office:value="0.577181988546762" calcext:value-type="float">
            <text:p>0,5771819885</text:p>
          </table:table-cell>
          <table:table-cell table:formula="of:=[.O586]-[.O708]" office:value-type="string" office:string-value="" calcext:value-type="error">
            <text:p>#VALEUR !</text:p>
          </table:table-cell>
          <table:table-cell table:formula="of:=[.P586]-[.P708]" office:value-type="string" office:string-value="" calcext:value-type="error">
            <text:p>#DIV/0 !</text:p>
          </table:table-cell>
          <table:table-cell table:formula="of:=[.Q586]-[.Q708]" office:value-type="string" office:string-value="" calcext:value-type="error">
            <text:p>#VALEUR !</text:p>
          </table:table-cell>
          <table:table-cell table:formula="of:=[.R586]-[.R708]" office:value-type="string" office:string-value="" calcext:value-type="error">
            <text:p>#VALEUR !</text:p>
          </table:table-cell>
          <table:table-cell table:formula="of:=[.S586]-[.S708]" office:value-type="float" office:value="0.00713576882747119" calcext:value-type="float">
            <text:p>0,0071357688</text:p>
          </table:table-cell>
          <table:table-cell table:formula="of:=[.T586]-[.T708]" office:value-type="string" office:string-value="" calcext:value-type="error">
            <text:p>#DIV/0 !</text:p>
          </table:table-cell>
          <table:table-cell table:formula="of:=[.U586]-[.U708]" office:value-type="string" office:string-value="" calcext:value-type="error">
            <text:p>#VALEUR !</text:p>
          </table:table-cell>
          <table:table-cell table:formula="of:=[.V586]-[.V708]" office:value-type="float" office:value="0.00000614718436111995" calcext:value-type="float">
            <text:p>6,14718436111995E-006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[.B587]-[.B709]" office:value-type="string" office:string-value="" calcext:value-type="error">
            <text:p>#DIV/0 !</text:p>
          </table:table-cell>
          <table:table-cell table:formula="of:=[.C587]-[.C709]" office:value-type="float" office:value="0.000343766456561579" calcext:value-type="float">
            <text:p>0,0003437665</text:p>
          </table:table-cell>
          <table:table-cell table:formula="of:=[.D587]-[.D709]" office:value-type="float" office:value="0.00156124916489665" calcext:value-type="float">
            <text:p>0,0015612492</text:p>
          </table:table-cell>
          <table:table-cell table:formula="of:=[.E587]-[.E709]" office:value-type="float" office:value="1" calcext:value-type="float">
            <text:p>1</text:p>
          </table:table-cell>
          <table:table-cell table:formula="of:=[.F587]-[.F709]" office:value-type="string" office:string-value="" calcext:value-type="error">
            <text:p>#DIV/0 !</text:p>
          </table:table-cell>
          <table:table-cell table:formula="of:=[.G587]-[.G709]" office:value-type="string" office:string-value="" calcext:value-type="error">
            <text:p>#DIV/0 !</text:p>
          </table:table-cell>
          <table:table-cell table:formula="of:=[.H587]-[.H709]" office:value-type="string" office:string-value="" calcext:value-type="error">
            <text:p>#DIV/0 !</text:p>
          </table:table-cell>
          <table:table-cell table:formula="of:=[.I587]-[.I709]" office:value-type="float" office:value="0.020586067997635" calcext:value-type="float">
            <text:p>0,020586068</text:p>
          </table:table-cell>
          <table:table-cell table:formula="of:=[.J587]-[.J709]" office:value-type="string" office:string-value="" calcext:value-type="error">
            <text:p>#VALEUR !</text:p>
          </table:table-cell>
          <table:table-cell table:formula="of:=[.K587]-[.K709]" office:value-type="string" office:string-value="" calcext:value-type="error">
            <text:p>#DIV/0 !</text:p>
          </table:table-cell>
          <table:table-cell table:formula="of:=[.L587]-[.L709]" office:value-type="string" office:string-value="" calcext:value-type="error">
            <text:p>#VALEUR !</text:p>
          </table:table-cell>
          <table:table-cell table:formula="of:=[.M587]-[.M709]" office:value-type="float" office:value="0.000154712000826519" calcext:value-type="float">
            <text:p>0,000154712</text:p>
          </table:table-cell>
          <table:table-cell table:formula="of:=[.N587]-[.N709]" office:value-type="float" office:value="0.525815327738423" calcext:value-type="float">
            <text:p>0,5258153277</text:p>
          </table:table-cell>
          <table:table-cell table:formula="of:=[.O587]-[.O709]" office:value-type="string" office:string-value="" calcext:value-type="error">
            <text:p>#VALEUR !</text:p>
          </table:table-cell>
          <table:table-cell table:formula="of:=[.P587]-[.P709]" office:value-type="string" office:string-value="" calcext:value-type="error">
            <text:p>#DIV/0 !</text:p>
          </table:table-cell>
          <table:table-cell table:formula="of:=[.Q587]-[.Q709]" office:value-type="string" office:string-value="" calcext:value-type="error">
            <text:p>#VALEUR !</text:p>
          </table:table-cell>
          <table:table-cell table:formula="of:=[.R587]-[.R709]" office:value-type="float" office:value="0.0000139819779165448" calcext:value-type="float">
            <text:p>0,000013982</text:p>
          </table:table-cell>
          <table:table-cell table:formula="of:=[.S587]-[.S709]" office:value-type="float" office:value="0.00650091100907385" calcext:value-type="float">
            <text:p>0,006500911</text:p>
          </table:table-cell>
          <table:table-cell table:formula="of:=[.T587]-[.T709]" office:value-type="string" office:string-value="" calcext:value-type="error">
            <text:p>#DIV/0 !</text:p>
          </table:table-cell>
          <table:table-cell table:formula="of:=[.U587]-[.U709]" office:value-type="string" office:string-value="" calcext:value-type="error">
            <text:p>#VALEUR !</text:p>
          </table:table-cell>
          <table:table-cell table:formula="of:=[.V587]-[.V70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[.B588]-[.B710]" office:value-type="string" office:string-value="" calcext:value-type="error">
            <text:p>#DIV/0 !</text:p>
          </table:table-cell>
          <table:table-cell table:formula="of:=[.C588]-[.C710]" office:value-type="float" office:value="0.000211237022846584" calcext:value-type="float">
            <text:p>0,000211237</text:p>
          </table:table-cell>
          <table:table-cell table:formula="of:=[.D588]-[.D710]" office:value-type="float" office:value="0.00214570612660883" calcext:value-type="float">
            <text:p>0,0021457061</text:p>
          </table:table-cell>
          <table:table-cell table:formula="of:=[.E588]-[.E710]" office:value-type="float" office:value="1" calcext:value-type="float">
            <text:p>1</text:p>
          </table:table-cell>
          <table:table-cell table:formula="of:=[.F588]-[.F710]" office:value-type="string" office:string-value="" calcext:value-type="error">
            <text:p>#DIV/0 !</text:p>
          </table:table-cell>
          <table:table-cell table:formula="of:=[.G588]-[.G710]" office:value-type="string" office:string-value="" calcext:value-type="error">
            <text:p>#DIV/0 !</text:p>
          </table:table-cell>
          <table:table-cell table:formula="of:=[.H588]-[.H710]" office:value-type="string" office:string-value="" calcext:value-type="error">
            <text:p>#DIV/0 !</text:p>
          </table:table-cell>
          <table:table-cell table:formula="of:=[.I588]-[.I710]" office:value-type="float" office:value="0.0204867745528429" calcext:value-type="float">
            <text:p>0,0204867746</text:p>
          </table:table-cell>
          <table:table-cell table:formula="of:=[.J588]-[.J710]" office:value-type="string" office:string-value="" calcext:value-type="error">
            <text:p>#VALEUR !</text:p>
          </table:table-cell>
          <table:table-cell table:formula="of:=[.K588]-[.K710]" office:value-type="string" office:string-value="" calcext:value-type="error">
            <text:p>#DIV/0 !</text:p>
          </table:table-cell>
          <table:table-cell table:formula="of:=[.L588]-[.L710]" office:value-type="string" office:string-value="" calcext:value-type="error">
            <text:p>#VALEUR !</text:p>
          </table:table-cell>
          <table:table-cell table:formula="of:=[.M588]-[.M710]" office:value-type="float" office:value="0.000104767598658282" calcext:value-type="float">
            <text:p>0,0001047676</text:p>
          </table:table-cell>
          <table:table-cell table:formula="of:=[.N588]-[.N710]" office:value-type="float" office:value="0.546539820402541" calcext:value-type="float">
            <text:p>0,5465398204</text:p>
          </table:table-cell>
          <table:table-cell table:formula="of:=[.O588]-[.O710]" office:value-type="string" office:string-value="" calcext:value-type="error">
            <text:p>#VALEUR !</text:p>
          </table:table-cell>
          <table:table-cell table:formula="of:=[.P588]-[.P710]" office:value-type="string" office:string-value="" calcext:value-type="error">
            <text:p>#DIV/0 !</text:p>
          </table:table-cell>
          <table:table-cell table:formula="of:=[.Q588]-[.Q710]" office:value-type="string" office:string-value="" calcext:value-type="error">
            <text:p>#VALEUR !</text:p>
          </table:table-cell>
          <table:table-cell table:formula="of:=[.R588]-[.R710]" office:value-type="string" office:string-value="" calcext:value-type="error">
            <text:p>#VALEUR !</text:p>
          </table:table-cell>
          <table:table-cell table:formula="of:=[.S588]-[.S710]" office:value-type="float" office:value="0.00679561420010039" calcext:value-type="float">
            <text:p>0,0067956142</text:p>
          </table:table-cell>
          <table:table-cell table:formula="of:=[.T588]-[.T710]" office:value-type="string" office:string-value="" calcext:value-type="error">
            <text:p>#DIV/0 !</text:p>
          </table:table-cell>
          <table:table-cell table:formula="of:=[.U588]-[.U710]" office:value-type="string" office:string-value="" calcext:value-type="error">
            <text:p>#VALEUR !</text:p>
          </table:table-cell>
          <table:table-cell table:formula="of:=[.V588]-[.V71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[.B589]-[.B711]" office:value-type="string" office:string-value="" calcext:value-type="error">
            <text:p>#DIV/0 !</text:p>
          </table:table-cell>
          <table:table-cell table:formula="of:=[.C589]-[.C711]" office:value-type="float" office:value="0.000286068554793826" calcext:value-type="float">
            <text:p>0,0002860686</text:p>
          </table:table-cell>
          <table:table-cell table:formula="of:=[.D589]-[.D711]" office:value-type="float" office:value="0.00216576503663295" calcext:value-type="float">
            <text:p>0,002165765</text:p>
          </table:table-cell>
          <table:table-cell table:formula="of:=[.E589]-[.E711]" office:value-type="float" office:value="1" calcext:value-type="float">
            <text:p>1</text:p>
          </table:table-cell>
          <table:table-cell table:formula="of:=[.F589]-[.F711]" office:value-type="string" office:string-value="" calcext:value-type="error">
            <text:p>#DIV/0 !</text:p>
          </table:table-cell>
          <table:table-cell table:formula="of:=[.G589]-[.G711]" office:value-type="string" office:string-value="" calcext:value-type="error">
            <text:p>#DIV/0 !</text:p>
          </table:table-cell>
          <table:table-cell table:formula="of:=[.H589]-[.H711]" office:value-type="string" office:string-value="" calcext:value-type="error">
            <text:p>#DIV/0 !</text:p>
          </table:table-cell>
          <table:table-cell table:formula="of:=[.I589]-[.I711]" office:value-type="float" office:value="0.0196413258742007" calcext:value-type="float">
            <text:p>0,0196413259</text:p>
          </table:table-cell>
          <table:table-cell table:formula="of:=[.J589]-[.J711]" office:value-type="string" office:string-value="" calcext:value-type="error">
            <text:p>#VALEUR !</text:p>
          </table:table-cell>
          <table:table-cell table:formula="of:=[.K589]-[.K711]" office:value-type="string" office:string-value="" calcext:value-type="error">
            <text:p>#DIV/0 !</text:p>
          </table:table-cell>
          <table:table-cell table:formula="of:=[.L589]-[.L711]" office:value-type="string" office:string-value="" calcext:value-type="error">
            <text:p>#VALEUR !</text:p>
          </table:table-cell>
          <table:table-cell table:formula="of:=[.M589]-[.M711]" office:value-type="float" office:value="0.000121075223093145" calcext:value-type="float">
            <text:p>0,0001210752</text:p>
          </table:table-cell>
          <table:table-cell table:formula="of:=[.N589]-[.N711]" office:value-type="float" office:value="0.512046792378357" calcext:value-type="float">
            <text:p>0,5120467924</text:p>
          </table:table-cell>
          <table:table-cell table:formula="of:=[.O589]-[.O711]" office:value-type="float" office:value="0.0000256824058929993" calcext:value-type="float">
            <text:p>2,56824058929993E-005</text:p>
          </table:table-cell>
          <table:table-cell table:formula="of:=[.P589]-[.P711]" office:value-type="string" office:string-value="" calcext:value-type="error">
            <text:p>#DIV/0 !</text:p>
          </table:table-cell>
          <table:table-cell table:formula="of:=[.Q589]-[.Q711]" office:value-type="string" office:string-value="" calcext:value-type="error">
            <text:p>#VALEUR !</text:p>
          </table:table-cell>
          <table:table-cell table:formula="of:=[.R589]-[.R711]" office:value-type="string" office:string-value="" calcext:value-type="error">
            <text:p>#VALEUR !</text:p>
          </table:table-cell>
          <table:table-cell table:formula="of:=[.S589]-[.S711]" office:value-type="float" office:value="0.00685914229097362" calcext:value-type="float">
            <text:p>0,0068591423</text:p>
          </table:table-cell>
          <table:table-cell table:formula="of:=[.T589]-[.T711]" office:value-type="string" office:string-value="" calcext:value-type="error">
            <text:p>#DIV/0 !</text:p>
          </table:table-cell>
          <table:table-cell table:formula="of:=[.U589]-[.U711]" office:value-type="string" office:string-value="" calcext:value-type="error">
            <text:p>#VALEUR !</text:p>
          </table:table-cell>
          <table:table-cell table:formula="of:=[.V589]-[.V71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[.B590]-[.B712]" office:value-type="string" office:string-value="" calcext:value-type="error">
            <text:p>#DIV/0 !</text:p>
          </table:table-cell>
          <table:table-cell table:formula="of:=[.C590]-[.C712]" office:value-type="float" office:value="0.000270185746375038" calcext:value-type="float">
            <text:p>0,0002701857</text:p>
          </table:table-cell>
          <table:table-cell table:formula="of:=[.D590]-[.D712]" office:value-type="float" office:value="0.00169216729476944" calcext:value-type="float">
            <text:p>0,0016921673</text:p>
          </table:table-cell>
          <table:table-cell table:formula="of:=[.E590]-[.E712]" office:value-type="float" office:value="1" calcext:value-type="float">
            <text:p>1</text:p>
          </table:table-cell>
          <table:table-cell table:formula="of:=[.F590]-[.F712]" office:value-type="string" office:string-value="" calcext:value-type="error">
            <text:p>#DIV/0 !</text:p>
          </table:table-cell>
          <table:table-cell table:formula="of:=[.G590]-[.G712]" office:value-type="string" office:string-value="" calcext:value-type="error">
            <text:p>#DIV/0 !</text:p>
          </table:table-cell>
          <table:table-cell table:formula="of:=[.H590]-[.H712]" office:value-type="string" office:string-value="" calcext:value-type="error">
            <text:p>#DIV/0 !</text:p>
          </table:table-cell>
          <table:table-cell table:formula="of:=[.I590]-[.I712]" office:value-type="float" office:value="0.0196385891321605" calcext:value-type="float">
            <text:p>0,0196385891</text:p>
          </table:table-cell>
          <table:table-cell table:formula="of:=[.J590]-[.J712]" office:value-type="string" office:string-value="" calcext:value-type="error">
            <text:p>#VALEUR !</text:p>
          </table:table-cell>
          <table:table-cell table:formula="of:=[.K590]-[.K712]" office:value-type="string" office:string-value="" calcext:value-type="error">
            <text:p>#DIV/0 !</text:p>
          </table:table-cell>
          <table:table-cell table:formula="of:=[.L590]-[.L712]" office:value-type="string" office:string-value="" calcext:value-type="error">
            <text:p>#VALEUR !</text:p>
          </table:table-cell>
          <table:table-cell table:formula="of:=[.M590]-[.M712]" office:value-type="float" office:value="0.0000928432958599915" calcext:value-type="float">
            <text:p>9,28432958599915E-005</text:p>
          </table:table-cell>
          <table:table-cell table:formula="of:=[.N590]-[.N712]" office:value-type="float" office:value="0.550730277765761" calcext:value-type="float">
            <text:p>0,5507302778</text:p>
          </table:table-cell>
          <table:table-cell table:formula="of:=[.O590]-[.O712]" office:value-type="string" office:string-value="" calcext:value-type="error">
            <text:p>#VALEUR !</text:p>
          </table:table-cell>
          <table:table-cell table:formula="of:=[.P590]-[.P712]" office:value-type="string" office:string-value="" calcext:value-type="error">
            <text:p>#DIV/0 !</text:p>
          </table:table-cell>
          <table:table-cell table:formula="of:=[.Q590]-[.Q712]" office:value-type="string" office:string-value="" calcext:value-type="error">
            <text:p>#VALEUR !</text:p>
          </table:table-cell>
          <table:table-cell table:formula="of:=[.R590]-[.R712]" office:value-type="string" office:string-value="" calcext:value-type="error">
            <text:p>#VALEUR !</text:p>
          </table:table-cell>
          <table:table-cell table:formula="of:=[.S590]-[.S712]" office:value-type="float" office:value="0.00651343171625546" calcext:value-type="float">
            <text:p>0,0065134317</text:p>
          </table:table-cell>
          <table:table-cell table:formula="of:=[.T590]-[.T712]" office:value-type="string" office:string-value="" calcext:value-type="error">
            <text:p>#DIV/0 !</text:p>
          </table:table-cell>
          <table:table-cell table:formula="of:=[.U590]-[.U712]" office:value-type="string" office:string-value="" calcext:value-type="error">
            <text:p>#VALEUR !</text:p>
          </table:table-cell>
          <table:table-cell table:formula="of:=[.V590]-[.V71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[.B591]-[.B713]" office:value-type="string" office:string-value="" calcext:value-type="error">
            <text:p>#DIV/0 !</text:p>
          </table:table-cell>
          <table:table-cell table:formula="of:=[.C591]-[.C713]" office:value-type="float" office:value="0.000325487617562841" calcext:value-type="float">
            <text:p>0,0003254876</text:p>
          </table:table-cell>
          <table:table-cell table:formula="of:=[.D591]-[.D713]" office:value-type="float" office:value="0.00275884499961277" calcext:value-type="float">
            <text:p>0,002758845</text:p>
          </table:table-cell>
          <table:table-cell table:formula="of:=[.E591]-[.E713]" office:value-type="float" office:value="1" calcext:value-type="float">
            <text:p>1</text:p>
          </table:table-cell>
          <table:table-cell table:formula="of:=[.F591]-[.F713]" office:value-type="string" office:string-value="" calcext:value-type="error">
            <text:p>#DIV/0 !</text:p>
          </table:table-cell>
          <table:table-cell table:formula="of:=[.G591]-[.G713]" office:value-type="string" office:string-value="" calcext:value-type="error">
            <text:p>#DIV/0 !</text:p>
          </table:table-cell>
          <table:table-cell table:formula="of:=[.H591]-[.H713]" office:value-type="string" office:string-value="" calcext:value-type="error">
            <text:p>#DIV/0 !</text:p>
          </table:table-cell>
          <table:table-cell table:formula="of:=[.I591]-[.I713]" office:value-type="float" office:value="0.0180502536164786" calcext:value-type="float">
            <text:p>0,0180502536</text:p>
          </table:table-cell>
          <table:table-cell table:formula="of:=[.J591]-[.J713]" office:value-type="string" office:string-value="" calcext:value-type="error">
            <text:p>#VALEUR !</text:p>
          </table:table-cell>
          <table:table-cell table:formula="of:=[.K591]-[.K713]" office:value-type="string" office:string-value="" calcext:value-type="error">
            <text:p>#DIV/0 !</text:p>
          </table:table-cell>
          <table:table-cell table:formula="of:=[.L591]-[.L713]" office:value-type="string" office:string-value="" calcext:value-type="error">
            <text:p>#VALEUR !</text:p>
          </table:table-cell>
          <table:table-cell table:formula="of:=[.M591]-[.M713]" office:value-type="float" office:value="0.000124439953910146" calcext:value-type="float">
            <text:p>0,00012444</text:p>
          </table:table-cell>
          <table:table-cell table:formula="of:=[.N591]-[.N713]" office:value-type="float" office:value="0.535026845233176" calcext:value-type="float">
            <text:p>0,5350268452</text:p>
          </table:table-cell>
          <table:table-cell table:formula="of:=[.O591]-[.O713]" office:value-type="string" office:string-value="" calcext:value-type="error">
            <text:p>#VALEUR !</text:p>
          </table:table-cell>
          <table:table-cell table:formula="of:=[.P591]-[.P713]" office:value-type="string" office:string-value="" calcext:value-type="error">
            <text:p>#DIV/0 !</text:p>
          </table:table-cell>
          <table:table-cell table:formula="of:=[.Q591]-[.Q713]" office:value-type="string" office:string-value="" calcext:value-type="error">
            <text:p>#VALEUR !</text:p>
          </table:table-cell>
          <table:table-cell table:formula="of:=[.R591]-[.R713]" office:value-type="float" office:value="0.0000151624285284862" calcext:value-type="float">
            <text:p>1,51624285284862E-005</text:p>
          </table:table-cell>
          <table:table-cell table:formula="of:=[.S591]-[.S713]" office:value-type="float" office:value="0.00598397580533121" calcext:value-type="float">
            <text:p>0,0059839758</text:p>
          </table:table-cell>
          <table:table-cell table:formula="of:=[.T591]-[.T713]" office:value-type="string" office:string-value="" calcext:value-type="error">
            <text:p>#DIV/0 !</text:p>
          </table:table-cell>
          <table:table-cell table:formula="of:=[.U591]-[.U713]" office:value-type="string" office:string-value="" calcext:value-type="error">
            <text:p>#VALEUR !</text:p>
          </table:table-cell>
          <table:table-cell table:formula="of:=[.V591]-[.V71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592]-[.B714]" office:value-type="string" office:string-value="" calcext:value-type="error">
            <text:p>#DIV/0 !</text:p>
          </table:table-cell>
          <table:table-cell table:formula="of:=[.C592]-[.C714]" office:value-type="float" office:value="0.00018007042717491" calcext:value-type="float">
            <text:p>0,0001800704</text:p>
          </table:table-cell>
          <table:table-cell table:formula="of:=[.D592]-[.D714]" office:value-type="float" office:value="0.0017965900070281" calcext:value-type="float">
            <text:p>0,00179659</text:p>
          </table:table-cell>
          <table:table-cell table:formula="of:=[.E592]-[.E714]" office:value-type="float" office:value="1" calcext:value-type="float">
            <text:p>1</text:p>
          </table:table-cell>
          <table:table-cell table:formula="of:=[.F592]-[.F714]" office:value-type="string" office:string-value="" calcext:value-type="error">
            <text:p>#DIV/0 !</text:p>
          </table:table-cell>
          <table:table-cell table:formula="of:=[.G592]-[.G714]" office:value-type="string" office:string-value="" calcext:value-type="error">
            <text:p>#DIV/0 !</text:p>
          </table:table-cell>
          <table:table-cell table:formula="of:=[.H592]-[.H714]" office:value-type="string" office:string-value="" calcext:value-type="error">
            <text:p>#DIV/0 !</text:p>
          </table:table-cell>
          <table:table-cell table:formula="of:=[.I592]-[.I714]" office:value-type="float" office:value="0.0145685519223815" calcext:value-type="float">
            <text:p>0,0145685519</text:p>
          </table:table-cell>
          <table:table-cell table:formula="of:=[.J592]-[.J714]" office:value-type="string" office:string-value="" calcext:value-type="error">
            <text:p>#VALEUR !</text:p>
          </table:table-cell>
          <table:table-cell table:formula="of:=[.K592]-[.K714]" office:value-type="string" office:string-value="" calcext:value-type="error">
            <text:p>#DIV/0 !</text:p>
          </table:table-cell>
          <table:table-cell table:formula="of:=[.L592]-[.L714]" office:value-type="string" office:string-value="" calcext:value-type="error">
            <text:p>#VALEUR !</text:p>
          </table:table-cell>
          <table:table-cell table:formula="of:=[.M592]-[.M714]" office:value-type="float" office:value="0.000125867565845695" calcext:value-type="float">
            <text:p>0,0001258676</text:p>
          </table:table-cell>
          <table:table-cell table:formula="of:=[.N592]-[.N714]" office:value-type="float" office:value="0.435251469607035" calcext:value-type="float">
            <text:p>0,4352514696</text:p>
          </table:table-cell>
          <table:table-cell table:formula="of:=[.O592]-[.O714]" office:value-type="float" office:value="0.0000272500673958576" calcext:value-type="float">
            <text:p>2,72500673958576E-005</text:p>
          </table:table-cell>
          <table:table-cell table:formula="of:=[.P592]-[.P714]" office:value-type="string" office:string-value="" calcext:value-type="error">
            <text:p>#DIV/0 !</text:p>
          </table:table-cell>
          <table:table-cell table:formula="of:=[.Q592]-[.Q714]" office:value-type="string" office:string-value="" calcext:value-type="error">
            <text:p>#VALEUR !</text:p>
          </table:table-cell>
          <table:table-cell table:formula="of:=[.R592]-[.R714]" office:value-type="float" office:value="0.0000217505083396027" calcext:value-type="float">
            <text:p>2,17505083396027E-005</text:p>
          </table:table-cell>
          <table:table-cell table:formula="of:=[.S592]-[.S714]" office:value-type="float" office:value="0.0048297305996108" calcext:value-type="float">
            <text:p>0,0048297306</text:p>
          </table:table-cell>
          <table:table-cell table:formula="of:=[.T592]-[.T714]" office:value-type="string" office:string-value="" calcext:value-type="error">
            <text:p>#DIV/0 !</text:p>
          </table:table-cell>
          <table:table-cell table:formula="of:=[.U592]-[.U714]" office:value-type="float" office:value="0.00000317091693333616" calcext:value-type="float">
            <text:p>3,17091693333616E-006</text:p>
          </table:table-cell>
          <table:table-cell table:formula="of:=[.V592]-[.V71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[.B593]-[.B715]" office:value-type="string" office:string-value="" calcext:value-type="error">
            <text:p>#DIV/0 !</text:p>
          </table:table-cell>
          <table:table-cell table:formula="of:=[.C593]-[.C715]" office:value-type="float" office:value="0.00022258489333738" calcext:value-type="float">
            <text:p>0,0002225849</text:p>
          </table:table-cell>
          <table:table-cell table:formula="of:=[.D593]-[.D715]" office:value-type="float" office:value="0.00175109258719901" calcext:value-type="float">
            <text:p>0,0017510926</text:p>
          </table:table-cell>
          <table:table-cell table:formula="of:=[.E593]-[.E715]" office:value-type="float" office:value="1" calcext:value-type="float">
            <text:p>1</text:p>
          </table:table-cell>
          <table:table-cell table:formula="of:=[.F593]-[.F715]" office:value-type="string" office:string-value="" calcext:value-type="error">
            <text:p>#DIV/0 !</text:p>
          </table:table-cell>
          <table:table-cell table:formula="of:=[.G593]-[.G715]" office:value-type="string" office:string-value="" calcext:value-type="error">
            <text:p>#DIV/0 !</text:p>
          </table:table-cell>
          <table:table-cell table:formula="of:=[.H593]-[.H715]" office:value-type="string" office:string-value="" calcext:value-type="error">
            <text:p>#DIV/0 !</text:p>
          </table:table-cell>
          <table:table-cell table:formula="of:=[.I593]-[.I715]" office:value-type="float" office:value="0.0170099758970871" calcext:value-type="float">
            <text:p>0,0170099759</text:p>
          </table:table-cell>
          <table:table-cell table:formula="of:=[.J593]-[.J715]" office:value-type="string" office:string-value="" calcext:value-type="error">
            <text:p>#VALEUR !</text:p>
          </table:table-cell>
          <table:table-cell table:formula="of:=[.K593]-[.K715]" office:value-type="string" office:string-value="" calcext:value-type="error">
            <text:p>#DIV/0 !</text:p>
          </table:table-cell>
          <table:table-cell table:formula="of:=[.L593]-[.L715]" office:value-type="string" office:string-value="" calcext:value-type="error">
            <text:p>#VALEUR !</text:p>
          </table:table-cell>
          <table:table-cell table:formula="of:=[.M593]-[.M715]" office:value-type="float" office:value="0.000193922755095545" calcext:value-type="float">
            <text:p>0,0001939228</text:p>
          </table:table-cell>
          <table:table-cell table:formula="of:=[.N593]-[.N715]" office:value-type="float" office:value="0.560928249581225" calcext:value-type="float">
            <text:p>0,5609282496</text:p>
          </table:table-cell>
          <table:table-cell table:formula="of:=[.O593]-[.O715]" office:value-type="string" office:string-value="" calcext:value-type="error">
            <text:p>#VALEUR !</text:p>
          </table:table-cell>
          <table:table-cell table:formula="of:=[.P593]-[.P715]" office:value-type="string" office:string-value="" calcext:value-type="error">
            <text:p>#DIV/0 !</text:p>
          </table:table-cell>
          <table:table-cell table:formula="of:=[.Q593]-[.Q715]" office:value-type="string" office:string-value="" calcext:value-type="error">
            <text:p>#VALEUR !</text:p>
          </table:table-cell>
          <table:table-cell table:formula="of:=[.R593]-[.R715]" office:value-type="string" office:string-value="" calcext:value-type="error">
            <text:p>#VALEUR !</text:p>
          </table:table-cell>
          <table:table-cell table:formula="of:=[.S593]-[.S715]" office:value-type="float" office:value="0.00508674987494155" calcext:value-type="float">
            <text:p>0,0050867499</text:p>
          </table:table-cell>
          <table:table-cell table:formula="of:=[.T593]-[.T715]" office:value-type="string" office:string-value="" calcext:value-type="error">
            <text:p>#DIV/0 !</text:p>
          </table:table-cell>
          <table:table-cell table:formula="of:=[.U593]-[.U715]" office:value-type="string" office:string-value="" calcext:value-type="error">
            <text:p>#VALEUR !</text:p>
          </table:table-cell>
          <table:table-cell table:formula="of:=[.V593]-[.V71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[.B594]-[.B716]" office:value-type="string" office:string-value="" calcext:value-type="error">
            <text:p>#DIV/0 !</text:p>
          </table:table-cell>
          <table:table-cell table:formula="of:=[.C594]-[.C716]" office:value-type="float" office:value="0.000202971989432046" calcext:value-type="float">
            <text:p>0,000202972</text:p>
          </table:table-cell>
          <table:table-cell table:formula="of:=[.D594]-[.D716]" office:value-type="float" office:value="0.00231119301455529" calcext:value-type="float">
            <text:p>0,002311193</text:p>
          </table:table-cell>
          <table:table-cell table:formula="of:=[.E594]-[.E716]" office:value-type="float" office:value="1" calcext:value-type="float">
            <text:p>1</text:p>
          </table:table-cell>
          <table:table-cell table:formula="of:=[.F594]-[.F716]" office:value-type="string" office:string-value="" calcext:value-type="error">
            <text:p>#DIV/0 !</text:p>
          </table:table-cell>
          <table:table-cell table:formula="of:=[.G594]-[.G716]" office:value-type="string" office:string-value="" calcext:value-type="error">
            <text:p>#DIV/0 !</text:p>
          </table:table-cell>
          <table:table-cell table:formula="of:=[.H594]-[.H716]" office:value-type="string" office:string-value="" calcext:value-type="error">
            <text:p>#DIV/0 !</text:p>
          </table:table-cell>
          <table:table-cell table:formula="of:=[.I594]-[.I716]" office:value-type="float" office:value="0.0165227454623613" calcext:value-type="float">
            <text:p>0,0165227455</text:p>
          </table:table-cell>
          <table:table-cell table:formula="of:=[.J594]-[.J716]" office:value-type="string" office:string-value="" calcext:value-type="error">
            <text:p>#VALEUR !</text:p>
          </table:table-cell>
          <table:table-cell table:formula="of:=[.K594]-[.K716]" office:value-type="string" office:string-value="" calcext:value-type="error">
            <text:p>#DIV/0 !</text:p>
          </table:table-cell>
          <table:table-cell table:formula="of:=[.L594]-[.L716]" office:value-type="string" office:string-value="" calcext:value-type="error">
            <text:p>#VALEUR !</text:p>
          </table:table-cell>
          <table:table-cell table:formula="of:=[.M594]-[.M716]" office:value-type="float" office:value="0.000157841041509897" calcext:value-type="float">
            <text:p>0,000157841</text:p>
          </table:table-cell>
          <table:table-cell table:formula="of:=[.N594]-[.N716]" office:value-type="float" office:value="0.580259325659505" calcext:value-type="float">
            <text:p>0,5802593257</text:p>
          </table:table-cell>
          <table:table-cell table:formula="of:=[.O594]-[.O716]" office:value-type="float" office:value="0.0000248574591707692" calcext:value-type="float">
            <text:p>2,48574591707692E-005</text:p>
          </table:table-cell>
          <table:table-cell table:formula="of:=[.P594]-[.P716]" office:value-type="string" office:string-value="" calcext:value-type="error">
            <text:p>#DIV/0 !</text:p>
          </table:table-cell>
          <table:table-cell table:formula="of:=[.Q594]-[.Q716]" office:value-type="string" office:string-value="" calcext:value-type="error">
            <text:p>#VALEUR !</text:p>
          </table:table-cell>
          <table:table-cell table:formula="of:=[.R594]-[.R716]" office:value-type="string" office:string-value="" calcext:value-type="error">
            <text:p>#VALEUR !</text:p>
          </table:table-cell>
          <table:table-cell table:formula="of:=[.S594]-[.S716]" office:value-type="float" office:value="0.00621312574395826" calcext:value-type="float">
            <text:p>0,0062131257</text:p>
          </table:table-cell>
          <table:table-cell table:formula="of:=[.T594]-[.T716]" office:value-type="string" office:string-value="" calcext:value-type="error">
            <text:p>#DIV/0 !</text:p>
          </table:table-cell>
          <table:table-cell table:formula="of:=[.U594]-[.U716]" office:value-type="string" office:string-value="" calcext:value-type="error">
            <text:p>#VALEUR !</text:p>
          </table:table-cell>
          <table:table-cell table:formula="of:=[.V594]-[.V71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[.B595]-[.B717]" office:value-type="string" office:string-value="" calcext:value-type="error">
            <text:p>#DIV/0 !</text:p>
          </table:table-cell>
          <table:table-cell table:formula="of:=[.C595]-[.C717]" office:value-type="float" office:value="0.000222137166043508" calcext:value-type="float">
            <text:p>0,0002221372</text:p>
          </table:table-cell>
          <table:table-cell table:formula="of:=[.D595]-[.D717]" office:value-type="float" office:value="0.00168586394900179" calcext:value-type="float">
            <text:p>0,0016858639</text:p>
          </table:table-cell>
          <table:table-cell table:formula="of:=[.E595]-[.E717]" office:value-type="float" office:value="1" calcext:value-type="float">
            <text:p>1</text:p>
          </table:table-cell>
          <table:table-cell table:formula="of:=[.F595]-[.F717]" office:value-type="string" office:string-value="" calcext:value-type="error">
            <text:p>#DIV/0 !</text:p>
          </table:table-cell>
          <table:table-cell table:formula="of:=[.G595]-[.G717]" office:value-type="string" office:string-value="" calcext:value-type="error">
            <text:p>#DIV/0 !</text:p>
          </table:table-cell>
          <table:table-cell table:formula="of:=[.H595]-[.H717]" office:value-type="string" office:string-value="" calcext:value-type="error">
            <text:p>#DIV/0 !</text:p>
          </table:table-cell>
          <table:table-cell table:formula="of:=[.I595]-[.I717]" office:value-type="float" office:value="0.0169069774840597" calcext:value-type="float">
            <text:p>0,0169069775</text:p>
          </table:table-cell>
          <table:table-cell table:formula="of:=[.J595]-[.J717]" office:value-type="string" office:string-value="" calcext:value-type="error">
            <text:p>#VALEUR !</text:p>
          </table:table-cell>
          <table:table-cell table:formula="of:=[.K595]-[.K717]" office:value-type="string" office:string-value="" calcext:value-type="error">
            <text:p>#DIV/0 !</text:p>
          </table:table-cell>
          <table:table-cell table:formula="of:=[.L595]-[.L717]" office:value-type="string" office:string-value="" calcext:value-type="error">
            <text:p>#VALEUR !</text:p>
          </table:table-cell>
          <table:table-cell table:formula="of:=[.M595]-[.M717]" office:value-type="float" office:value="0.000116086981239802" calcext:value-type="float">
            <text:p>0,000116087</text:p>
          </table:table-cell>
          <table:table-cell table:formula="of:=[.N595]-[.N717]" office:value-type="float" office:value="0.527985737646249" calcext:value-type="float">
            <text:p>0,5279857376</text:p>
          </table:table-cell>
          <table:table-cell table:formula="of:=[.O595]-[.O717]" office:value-type="string" office:string-value="" calcext:value-type="error">
            <text:p>#VALEUR !</text:p>
          </table:table-cell>
          <table:table-cell table:formula="of:=[.P595]-[.P717]" office:value-type="string" office:string-value="" calcext:value-type="error">
            <text:p>#DIV/0 !</text:p>
          </table:table-cell>
          <table:table-cell table:formula="of:=[.Q595]-[.Q717]" office:value-type="string" office:string-value="" calcext:value-type="error">
            <text:p>#VALEUR !</text:p>
          </table:table-cell>
          <table:table-cell table:formula="of:=[.R595]-[.R717]" office:value-type="string" office:string-value="" calcext:value-type="error">
            <text:p>#VALEUR !</text:p>
          </table:table-cell>
          <table:table-cell table:formula="of:=[.S595]-[.S717]" office:value-type="float" office:value="0.00542789462260575" calcext:value-type="float">
            <text:p>0,0054278946</text:p>
          </table:table-cell>
          <table:table-cell table:formula="of:=[.T595]-[.T717]" office:value-type="string" office:string-value="" calcext:value-type="error">
            <text:p>#DIV/0 !</text:p>
          </table:table-cell>
          <table:table-cell table:formula="of:=[.U595]-[.U717]" office:value-type="string" office:string-value="" calcext:value-type="error">
            <text:p>#VALEUR !</text:p>
          </table:table-cell>
          <table:table-cell table:formula="of:=[.V595]-[.V71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[.B596]-[.B718]" office:value-type="string" office:string-value="" calcext:value-type="error">
            <text:p>#DIV/0 !</text:p>
          </table:table-cell>
          <table:table-cell table:formula="of:=[.C596]-[.C718]" office:value-type="float" office:value="0.000229315068944057" calcext:value-type="float">
            <text:p>0,0002293151</text:p>
          </table:table-cell>
          <table:table-cell table:formula="of:=[.D596]-[.D718]" office:value-type="float" office:value="0.00228831423534737" calcext:value-type="float">
            <text:p>0,0022883142</text:p>
          </table:table-cell>
          <table:table-cell table:formula="of:=[.E596]-[.E718]" office:value-type="float" office:value="1" calcext:value-type="float">
            <text:p>1</text:p>
          </table:table-cell>
          <table:table-cell table:formula="of:=[.F596]-[.F718]" office:value-type="string" office:string-value="" calcext:value-type="error">
            <text:p>#DIV/0 !</text:p>
          </table:table-cell>
          <table:table-cell table:formula="of:=[.G596]-[.G718]" office:value-type="string" office:string-value="" calcext:value-type="error">
            <text:p>#DIV/0 !</text:p>
          </table:table-cell>
          <table:table-cell table:formula="of:=[.H596]-[.H718]" office:value-type="string" office:string-value="" calcext:value-type="error">
            <text:p>#DIV/0 !</text:p>
          </table:table-cell>
          <table:table-cell table:formula="of:=[.I596]-[.I718]" office:value-type="float" office:value="0.0163536920485898" calcext:value-type="float">
            <text:p>0,016353692</text:p>
          </table:table-cell>
          <table:table-cell table:formula="of:=[.J596]-[.J718]" office:value-type="string" office:string-value="" calcext:value-type="error">
            <text:p>#VALEUR !</text:p>
          </table:table-cell>
          <table:table-cell table:formula="of:=[.K596]-[.K718]" office:value-type="string" office:string-value="" calcext:value-type="error">
            <text:p>#DIV/0 !</text:p>
          </table:table-cell>
          <table:table-cell table:formula="of:=[.L596]-[.L718]" office:value-type="string" office:string-value="" calcext:value-type="error">
            <text:p>#VALEUR !</text:p>
          </table:table-cell>
          <table:table-cell table:formula="of:=[.M596]-[.M718]" office:value-type="float" office:value="0.000184671265659951" calcext:value-type="float">
            <text:p>0,0001846713</text:p>
          </table:table-cell>
          <table:table-cell table:formula="of:=[.N596]-[.N718]" office:value-type="float" office:value="0.534871510509731" calcext:value-type="float">
            <text:p>0,5348715105</text:p>
          </table:table-cell>
          <table:table-cell table:formula="of:=[.O596]-[.O718]" office:value-type="string" office:string-value="" calcext:value-type="error">
            <text:p>#VALEUR !</text:p>
          </table:table-cell>
          <table:table-cell table:formula="of:=[.P596]-[.P718]" office:value-type="string" office:string-value="" calcext:value-type="error">
            <text:p>#DIV/0 !</text:p>
          </table:table-cell>
          <table:table-cell table:formula="of:=[.Q596]-[.Q718]" office:value-type="string" office:string-value="" calcext:value-type="error">
            <text:p>#VALEUR !</text:p>
          </table:table-cell>
          <table:table-cell table:formula="of:=[.R596]-[.R718]" office:value-type="string" office:string-value="" calcext:value-type="error">
            <text:p>#VALEUR !</text:p>
          </table:table-cell>
          <table:table-cell table:formula="of:=[.S596]-[.S718]" office:value-type="float" office:value="0.00615162126069274" calcext:value-type="float">
            <text:p>0,0061516213</text:p>
          </table:table-cell>
          <table:table-cell table:formula="of:=[.T596]-[.T718]" office:value-type="string" office:string-value="" calcext:value-type="error">
            <text:p>#DIV/0 !</text:p>
          </table:table-cell>
          <table:table-cell table:formula="of:=[.U596]-[.U718]" office:value-type="string" office:string-value="" calcext:value-type="error">
            <text:p>#VALEUR !</text:p>
          </table:table-cell>
          <table:table-cell table:formula="of:=[.V596]-[.V71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[.B597]-[.B719]" office:value-type="string" office:string-value="" calcext:value-type="error">
            <text:p>#DIV/0 !</text:p>
          </table:table-cell>
          <table:table-cell table:formula="of:=[.C597]-[.C719]" office:value-type="float" office:value="0.000208016967340143" calcext:value-type="float">
            <text:p>0,000208017</text:p>
          </table:table-cell>
          <table:table-cell table:formula="of:=[.D597]-[.D719]" office:value-type="float" office:value="0.00227711172727385" calcext:value-type="float">
            <text:p>0,0022771117</text:p>
          </table:table-cell>
          <table:table-cell table:formula="of:=[.E597]-[.E719]" office:value-type="float" office:value="1" calcext:value-type="float">
            <text:p>1</text:p>
          </table:table-cell>
          <table:table-cell table:formula="of:=[.F597]-[.F719]" office:value-type="string" office:string-value="" calcext:value-type="error">
            <text:p>#DIV/0 !</text:p>
          </table:table-cell>
          <table:table-cell table:formula="of:=[.G597]-[.G719]" office:value-type="string" office:string-value="" calcext:value-type="error">
            <text:p>#DIV/0 !</text:p>
          </table:table-cell>
          <table:table-cell table:formula="of:=[.H597]-[.H719]" office:value-type="string" office:string-value="" calcext:value-type="error">
            <text:p>#DIV/0 !</text:p>
          </table:table-cell>
          <table:table-cell table:formula="of:=[.I597]-[.I719]" office:value-type="float" office:value="0.0157284921337268" calcext:value-type="float">
            <text:p>0,0157284921</text:p>
          </table:table-cell>
          <table:table-cell table:formula="of:=[.J597]-[.J719]" office:value-type="string" office:string-value="" calcext:value-type="error">
            <text:p>#VALEUR !</text:p>
          </table:table-cell>
          <table:table-cell table:formula="of:=[.K597]-[.K719]" office:value-type="string" office:string-value="" calcext:value-type="error">
            <text:p>#DIV/0 !</text:p>
          </table:table-cell>
          <table:table-cell table:formula="of:=[.L597]-[.L719]" office:value-type="string" office:string-value="" calcext:value-type="error">
            <text:p>#VALEUR !</text:p>
          </table:table-cell>
          <table:table-cell table:formula="of:=[.M597]-[.M719]" office:value-type="float" office:value="0.000095027228713426" calcext:value-type="float">
            <text:p>9,5027228713426E-005</text:p>
          </table:table-cell>
          <table:table-cell table:formula="of:=[.N597]-[.N719]" office:value-type="float" office:value="0.501587583445039" calcext:value-type="float">
            <text:p>0,5015875834</text:p>
          </table:table-cell>
          <table:table-cell table:formula="of:=[.O597]-[.O719]" office:value-type="string" office:string-value="" calcext:value-type="error">
            <text:p>#VALEUR !</text:p>
          </table:table-cell>
          <table:table-cell table:formula="of:=[.P597]-[.P719]" office:value-type="string" office:string-value="" calcext:value-type="error">
            <text:p>#DIV/0 !</text:p>
          </table:table-cell>
          <table:table-cell table:formula="of:=[.Q597]-[.Q719]" office:value-type="string" office:string-value="" calcext:value-type="error">
            <text:p>#VALEUR !</text:p>
          </table:table-cell>
          <table:table-cell table:formula="of:=[.R597]-[.R719]" office:value-type="float" office:value="0.0000215394381913676" calcext:value-type="float">
            <text:p>2,15394381913676E-005</text:p>
          </table:table-cell>
          <table:table-cell table:formula="of:=[.S597]-[.S719]" office:value-type="float" office:value="0.0061269515949267" calcext:value-type="float">
            <text:p>0,0061269516</text:p>
          </table:table-cell>
          <table:table-cell table:formula="of:=[.T597]-[.T719]" office:value-type="string" office:string-value="" calcext:value-type="error">
            <text:p>#DIV/0 !</text:p>
          </table:table-cell>
          <table:table-cell table:formula="of:=[.U597]-[.U719]" office:value-type="string" office:string-value="" calcext:value-type="error">
            <text:p>#VALEUR !</text:p>
          </table:table-cell>
          <table:table-cell table:formula="of:=[.V597]-[.V71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[.B598]-[.B720]" office:value-type="string" office:string-value="" calcext:value-type="error">
            <text:p>#DIV/0 !</text:p>
          </table:table-cell>
          <table:table-cell table:formula="of:=[.C598]-[.C720]" office:value-type="float" office:value="0.000173333695049746" calcext:value-type="float">
            <text:p>0,0001733337</text:p>
          </table:table-cell>
          <table:table-cell table:formula="of:=[.D598]-[.D720]" office:value-type="float" office:value="0.00178966047339438" calcext:value-type="float">
            <text:p>0,0017896605</text:p>
          </table:table-cell>
          <table:table-cell table:formula="of:=[.E598]-[.E720]" office:value-type="float" office:value="1" calcext:value-type="float">
            <text:p>1</text:p>
          </table:table-cell>
          <table:table-cell table:formula="of:=[.F598]-[.F720]" office:value-type="string" office:string-value="" calcext:value-type="error">
            <text:p>#DIV/0 !</text:p>
          </table:table-cell>
          <table:table-cell table:formula="of:=[.G598]-[.G720]" office:value-type="string" office:string-value="" calcext:value-type="error">
            <text:p>#DIV/0 !</text:p>
          </table:table-cell>
          <table:table-cell table:formula="of:=[.H598]-[.H720]" office:value-type="string" office:string-value="" calcext:value-type="error">
            <text:p>#DIV/0 !</text:p>
          </table:table-cell>
          <table:table-cell table:formula="of:=[.I598]-[.I720]" office:value-type="float" office:value="0.0162523783451098" calcext:value-type="float">
            <text:p>0,0162523783</text:p>
          </table:table-cell>
          <table:table-cell table:formula="of:=[.J598]-[.J720]" office:value-type="string" office:string-value="" calcext:value-type="error">
            <text:p>#VALEUR !</text:p>
          </table:table-cell>
          <table:table-cell table:formula="of:=[.K598]-[.K720]" office:value-type="string" office:string-value="" calcext:value-type="error">
            <text:p>#DIV/0 !</text:p>
          </table:table-cell>
          <table:table-cell table:formula="of:=[.L598]-[.L720]" office:value-type="string" office:string-value="" calcext:value-type="error">
            <text:p>#VALEUR !</text:p>
          </table:table-cell>
          <table:table-cell table:formula="of:=[.M598]-[.M720]" office:value-type="float" office:value="0.000098192405286338" calcext:value-type="float">
            <text:p>9,8192405286338E-005</text:p>
          </table:table-cell>
          <table:table-cell table:formula="of:=[.N598]-[.N720]" office:value-type="float" office:value="0.543796081271947" calcext:value-type="float">
            <text:p>0,5437960813</text:p>
          </table:table-cell>
          <table:table-cell table:formula="of:=[.O598]-[.O720]" office:value-type="string" office:string-value="" calcext:value-type="error">
            <text:p>#VALEUR !</text:p>
          </table:table-cell>
          <table:table-cell table:formula="of:=[.P598]-[.P720]" office:value-type="string" office:string-value="" calcext:value-type="error">
            <text:p>#DIV/0 !</text:p>
          </table:table-cell>
          <table:table-cell table:formula="of:=[.Q598]-[.Q720]" office:value-type="string" office:string-value="" calcext:value-type="error">
            <text:p>#VALEUR !</text:p>
          </table:table-cell>
          <table:table-cell table:formula="of:=[.R598]-[.R720]" office:value-type="string" office:string-value="" calcext:value-type="error">
            <text:p>#VALEUR !</text:p>
          </table:table-cell>
          <table:table-cell table:formula="of:=[.S598]-[.S720]" office:value-type="float" office:value="0.00688869908121228" calcext:value-type="float">
            <text:p>0,0068886991</text:p>
          </table:table-cell>
          <table:table-cell table:formula="of:=[.T598]-[.T720]" office:value-type="string" office:string-value="" calcext:value-type="error">
            <text:p>#DIV/0 !</text:p>
          </table:table-cell>
          <table:table-cell table:formula="of:=[.U598]-[.U720]" office:value-type="string" office:string-value="" calcext:value-type="error">
            <text:p>#VALEUR !</text:p>
          </table:table-cell>
          <table:table-cell table:formula="of:=[.V598]-[.V72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[.B599]-[.B721]" office:value-type="string" office:string-value="" calcext:value-type="error">
            <text:p>#DIV/0 !</text:p>
          </table:table-cell>
          <table:table-cell table:formula="of:=[.C599]-[.C721]" office:value-type="float" office:value="0.00014628799911978" calcext:value-type="float">
            <text:p>0,000146288</text:p>
          </table:table-cell>
          <table:table-cell table:formula="of:=[.D599]-[.D721]" office:value-type="float" office:value="0.00181634412463003" calcext:value-type="float">
            <text:p>0,0018163441</text:p>
          </table:table-cell>
          <table:table-cell table:formula="of:=[.E599]-[.E721]" office:value-type="float" office:value="1" calcext:value-type="float">
            <text:p>1</text:p>
          </table:table-cell>
          <table:table-cell table:formula="of:=[.F599]-[.F721]" office:value-type="string" office:string-value="" calcext:value-type="error">
            <text:p>#DIV/0 !</text:p>
          </table:table-cell>
          <table:table-cell table:formula="of:=[.G599]-[.G721]" office:value-type="string" office:string-value="" calcext:value-type="error">
            <text:p>#DIV/0 !</text:p>
          </table:table-cell>
          <table:table-cell table:formula="of:=[.H599]-[.H721]" office:value-type="string" office:string-value="" calcext:value-type="error">
            <text:p>#DIV/0 !</text:p>
          </table:table-cell>
          <table:table-cell table:formula="of:=[.I599]-[.I721]" office:value-type="float" office:value="0.0153513071539887" calcext:value-type="float">
            <text:p>0,0153513072</text:p>
          </table:table-cell>
          <table:table-cell table:formula="of:=[.J599]-[.J721]" office:value-type="string" office:string-value="" calcext:value-type="error">
            <text:p>#VALEUR !</text:p>
          </table:table-cell>
          <table:table-cell table:formula="of:=[.K599]-[.K721]" office:value-type="string" office:string-value="" calcext:value-type="error">
            <text:p>#DIV/0 !</text:p>
          </table:table-cell>
          <table:table-cell table:formula="of:=[.L599]-[.L721]" office:value-type="string" office:string-value="" calcext:value-type="error">
            <text:p>#VALEUR !</text:p>
          </table:table-cell>
          <table:table-cell table:formula="of:=[.M599]-[.M721]" office:value-type="float" office:value="0.000112385156689665" calcext:value-type="float">
            <text:p>0,0001123852</text:p>
          </table:table-cell>
          <table:table-cell table:formula="of:=[.N599]-[.N721]" office:value-type="float" office:value="0.55499581590981" calcext:value-type="float">
            <text:p>0,5549958159</text:p>
          </table:table-cell>
          <table:table-cell table:formula="of:=[.O599]-[.O721]" office:value-type="float" office:value="0.000020415464555819" calcext:value-type="float">
            <text:p>2,0415464555819E-005</text:p>
          </table:table-cell>
          <table:table-cell table:formula="of:=[.P599]-[.P721]" office:value-type="string" office:string-value="" calcext:value-type="error">
            <text:p>#DIV/0 !</text:p>
          </table:table-cell>
          <table:table-cell table:formula="of:=[.Q599]-[.Q721]" office:value-type="string" office:string-value="" calcext:value-type="error">
            <text:p>#VALEUR !</text:p>
          </table:table-cell>
          <table:table-cell table:formula="of:=[.R599]-[.R721]" office:value-type="float" office:value="0.0000204813208930958" calcext:value-type="float">
            <text:p>2,04813208930958E-005</text:p>
          </table:table-cell>
          <table:table-cell table:formula="of:=[.S599]-[.S721]" office:value-type="float" office:value="0.00756310509658822" calcext:value-type="float">
            <text:p>0,0075631051</text:p>
          </table:table-cell>
          <table:table-cell table:formula="of:=[.T599]-[.T721]" office:value-type="string" office:string-value="" calcext:value-type="error">
            <text:p>#DIV/0 !</text:p>
          </table:table-cell>
          <table:table-cell table:formula="of:=[.U599]-[.U721]" office:value-type="string" office:string-value="" calcext:value-type="error">
            <text:p>#VALEUR !</text:p>
          </table:table-cell>
          <table:table-cell table:formula="of:=[.V599]-[.V72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[.B600]-[.B722]" office:value-type="string" office:string-value="" calcext:value-type="error">
            <text:p>#DIV/0 !</text:p>
          </table:table-cell>
          <table:table-cell table:formula="of:=[.C600]-[.C722]" office:value-type="float" office:value="0.000210807479161423" calcext:value-type="float">
            <text:p>0,0002108075</text:p>
          </table:table-cell>
          <table:table-cell table:formula="of:=[.D600]-[.D722]" office:value-type="string" office:string-value="" calcext:value-type="error">
            <text:p>#VALEUR !</text:p>
          </table:table-cell>
          <table:table-cell table:formula="of:=[.E600]-[.E722]" office:value-type="float" office:value="1" calcext:value-type="float">
            <text:p>1</text:p>
          </table:table-cell>
          <table:table-cell table:formula="of:=[.F600]-[.F722]" office:value-type="string" office:string-value="" calcext:value-type="error">
            <text:p>#DIV/0 !</text:p>
          </table:table-cell>
          <table:table-cell table:formula="of:=[.G600]-[.G722]" office:value-type="string" office:string-value="" calcext:value-type="error">
            <text:p>#DIV/0 !</text:p>
          </table:table-cell>
          <table:table-cell table:formula="of:=[.H600]-[.H722]" office:value-type="string" office:string-value="" calcext:value-type="error">
            <text:p>#DIV/0 !</text:p>
          </table:table-cell>
          <table:table-cell table:formula="of:=[.I600]-[.I722]" office:value-type="float" office:value="0.0140087636026616" calcext:value-type="float">
            <text:p>0,0140087636</text:p>
          </table:table-cell>
          <table:table-cell table:formula="of:=[.J600]-[.J722]" office:value-type="string" office:string-value="" calcext:value-type="error">
            <text:p>#VALEUR !</text:p>
          </table:table-cell>
          <table:table-cell table:formula="of:=[.K600]-[.K722]" office:value-type="string" office:string-value="" calcext:value-type="error">
            <text:p>#DIV/0 !</text:p>
          </table:table-cell>
          <table:table-cell table:formula="of:=[.L600]-[.L722]" office:value-type="string" office:string-value="" calcext:value-type="error">
            <text:p>#VALEUR !</text:p>
          </table:table-cell>
          <table:table-cell table:formula="of:=[.M600]-[.M722]" office:value-type="float" office:value="0.000106483631972393" calcext:value-type="float">
            <text:p>0,0001064836</text:p>
          </table:table-cell>
          <table:table-cell table:formula="of:=[.N600]-[.N722]" office:value-type="float" office:value="0.53093156376598" calcext:value-type="float">
            <text:p>0,5309315638</text:p>
          </table:table-cell>
          <table:table-cell table:formula="of:=[.O600]-[.O722]" office:value-type="string" office:string-value="" calcext:value-type="error">
            <text:p>#VALEUR !</text:p>
          </table:table-cell>
          <table:table-cell table:formula="of:=[.P600]-[.P722]" office:value-type="string" office:string-value="" calcext:value-type="error">
            <text:p>#DIV/0 !</text:p>
          </table:table-cell>
          <table:table-cell table:formula="of:=[.Q600]-[.Q722]" office:value-type="string" office:string-value="" calcext:value-type="error">
            <text:p>#VALEUR !</text:p>
          </table:table-cell>
          <table:table-cell table:formula="of:=[.R600]-[.R722]" office:value-type="float" office:value="0.0000234080720740307" calcext:value-type="float">
            <text:p>2,34080720740307E-005</text:p>
          </table:table-cell>
          <table:table-cell table:formula="of:=[.S600]-[.S722]" office:value-type="float" office:value="0.00554298652363209" calcext:value-type="float">
            <text:p>0,0055429865</text:p>
          </table:table-cell>
          <table:table-cell table:formula="of:=[.T600]-[.T722]" office:value-type="string" office:string-value="" calcext:value-type="error">
            <text:p>#DIV/0 !</text:p>
          </table:table-cell>
          <table:table-cell table:formula="of:=[.U600]-[.U722]" office:value-type="string" office:string-value="" calcext:value-type="error">
            <text:p>#VALEUR !</text:p>
          </table:table-cell>
          <table:table-cell table:formula="of:=[.V600]-[.V72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[.B601]-[.B723]" office:value-type="string" office:string-value="" calcext:value-type="error">
            <text:p>#DIV/0 !</text:p>
          </table:table-cell>
          <table:table-cell table:formula="of:=[.C601]-[.C723]" office:value-type="float" office:value="0.000219026957171284" calcext:value-type="float">
            <text:p>0,000219027</text:p>
          </table:table-cell>
          <table:table-cell table:formula="of:=[.D601]-[.D723]" office:value-type="float" office:value="0.00239763543878754" calcext:value-type="float">
            <text:p>0,0023976354</text:p>
          </table:table-cell>
          <table:table-cell table:formula="of:=[.E601]-[.E723]" office:value-type="float" office:value="1" calcext:value-type="float">
            <text:p>1</text:p>
          </table:table-cell>
          <table:table-cell table:formula="of:=[.F601]-[.F723]" office:value-type="string" office:string-value="" calcext:value-type="error">
            <text:p>#DIV/0 !</text:p>
          </table:table-cell>
          <table:table-cell table:formula="of:=[.G601]-[.G723]" office:value-type="string" office:string-value="" calcext:value-type="error">
            <text:p>#DIV/0 !</text:p>
          </table:table-cell>
          <table:table-cell table:formula="of:=[.H601]-[.H723]" office:value-type="string" office:string-value="" calcext:value-type="error">
            <text:p>#DIV/0 !</text:p>
          </table:table-cell>
          <table:table-cell table:formula="of:=[.I601]-[.I723]" office:value-type="float" office:value="0.0159869816002756" calcext:value-type="float">
            <text:p>0,0159869816</text:p>
          </table:table-cell>
          <table:table-cell table:formula="of:=[.J601]-[.J723]" office:value-type="string" office:string-value="" calcext:value-type="error">
            <text:p>#VALEUR !</text:p>
          </table:table-cell>
          <table:table-cell table:formula="of:=[.K601]-[.K723]" office:value-type="string" office:string-value="" calcext:value-type="error">
            <text:p>#DIV/0 !</text:p>
          </table:table-cell>
          <table:table-cell table:formula="of:=[.L601]-[.L723]" office:value-type="string" office:string-value="" calcext:value-type="error">
            <text:p>#VALEUR !</text:p>
          </table:table-cell>
          <table:table-cell table:formula="of:=[.M601]-[.M723]" office:value-type="float" office:value="0.000104330918811486" calcext:value-type="float">
            <text:p>0,0001043309</text:p>
          </table:table-cell>
          <table:table-cell table:formula="of:=[.N601]-[.N723]" office:value-type="float" office:value="0.528898164887719" calcext:value-type="float">
            <text:p>0,5288981649</text:p>
          </table:table-cell>
          <table:table-cell table:formula="of:=[.O601]-[.O723]" office:value-type="string" office:string-value="" calcext:value-type="error">
            <text:p>#VALEUR !</text:p>
          </table:table-cell>
          <table:table-cell table:formula="of:=[.P601]-[.P723]" office:value-type="string" office:string-value="" calcext:value-type="error">
            <text:p>#DIV/0 !</text:p>
          </table:table-cell>
          <table:table-cell table:formula="of:=[.Q601]-[.Q723]" office:value-type="string" office:string-value="" calcext:value-type="error">
            <text:p>#VALEUR !</text:p>
          </table:table-cell>
          <table:table-cell table:formula="of:=[.R601]-[.R723]" office:value-type="string" office:string-value="" calcext:value-type="error">
            <text:p>#VALEUR !</text:p>
          </table:table-cell>
          <table:table-cell table:formula="of:=[.S601]-[.S723]" office:value-type="float" office:value="0.00817322075648012" calcext:value-type="float">
            <text:p>0,0081732208</text:p>
          </table:table-cell>
          <table:table-cell table:formula="of:=[.T601]-[.T723]" office:value-type="string" office:string-value="" calcext:value-type="error">
            <text:p>#DIV/0 !</text:p>
          </table:table-cell>
          <table:table-cell table:formula="of:=[.U601]-[.U723]" office:value-type="float" office:value="0.00000423174056578139" calcext:value-type="float">
            <text:p>4,23174056578139E-006</text:p>
          </table:table-cell>
          <table:table-cell table:formula="of:=[.V601]-[.V72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[.B602]-[.B724]" office:value-type="string" office:string-value="" calcext:value-type="error">
            <text:p>#DIV/0 !</text:p>
          </table:table-cell>
          <table:table-cell table:formula="of:=[.C602]-[.C724]" office:value-type="float" office:value="0.000195398825096803" calcext:value-type="float">
            <text:p>0,0001953988</text:p>
          </table:table-cell>
          <table:table-cell table:formula="of:=[.D602]-[.D724]" office:value-type="string" office:string-value="" calcext:value-type="error">
            <text:p>#VALEUR !</text:p>
          </table:table-cell>
          <table:table-cell table:formula="of:=[.E602]-[.E724]" office:value-type="float" office:value="1" calcext:value-type="float">
            <text:p>1</text:p>
          </table:table-cell>
          <table:table-cell table:formula="of:=[.F602]-[.F724]" office:value-type="string" office:string-value="" calcext:value-type="error">
            <text:p>#DIV/0 !</text:p>
          </table:table-cell>
          <table:table-cell table:formula="of:=[.G602]-[.G724]" office:value-type="string" office:string-value="" calcext:value-type="error">
            <text:p>#DIV/0 !</text:p>
          </table:table-cell>
          <table:table-cell table:formula="of:=[.H602]-[.H724]" office:value-type="string" office:string-value="" calcext:value-type="error">
            <text:p>#DIV/0 !</text:p>
          </table:table-cell>
          <table:table-cell table:formula="of:=[.I602]-[.I724]" office:value-type="float" office:value="0.0148243280794224" calcext:value-type="float">
            <text:p>0,0148243281</text:p>
          </table:table-cell>
          <table:table-cell table:formula="of:=[.J602]-[.J724]" office:value-type="string" office:string-value="" calcext:value-type="error">
            <text:p>#VALEUR !</text:p>
          </table:table-cell>
          <table:table-cell table:formula="of:=[.K602]-[.K724]" office:value-type="string" office:string-value="" calcext:value-type="error">
            <text:p>#DIV/0 !</text:p>
          </table:table-cell>
          <table:table-cell table:formula="of:=[.L602]-[.L724]" office:value-type="string" office:string-value="" calcext:value-type="error">
            <text:p>#VALEUR !</text:p>
          </table:table-cell>
          <table:table-cell table:formula="of:=[.M602]-[.M724]" office:value-type="float" office:value="0.0000595636609641811" calcext:value-type="float">
            <text:p>5,95636609641811E-005</text:p>
          </table:table-cell>
          <table:table-cell table:formula="of:=[.N602]-[.N724]" office:value-type="float" office:value="0.552062836993845" calcext:value-type="float">
            <text:p>0,552062837</text:p>
          </table:table-cell>
          <table:table-cell table:formula="of:=[.O602]-[.O724]" office:value-type="string" office:string-value="" calcext:value-type="error">
            <text:p>#VALEUR !</text:p>
          </table:table-cell>
          <table:table-cell table:formula="of:=[.P602]-[.P724]" office:value-type="string" office:string-value="" calcext:value-type="error">
            <text:p>#DIV/0 !</text:p>
          </table:table-cell>
          <table:table-cell table:formula="of:=[.Q602]-[.Q724]" office:value-type="string" office:string-value="" calcext:value-type="error">
            <text:p>#VALEUR !</text:p>
          </table:table-cell>
          <table:table-cell table:formula="of:=[.R602]-[.R724]" office:value-type="string" office:string-value="" calcext:value-type="error">
            <text:p>#VALEUR !</text:p>
          </table:table-cell>
          <table:table-cell table:formula="of:=[.S602]-[.S724]" office:value-type="float" office:value="0.0073089941316299" calcext:value-type="float">
            <text:p>0,0073089941</text:p>
          </table:table-cell>
          <table:table-cell table:formula="of:=[.T602]-[.T724]" office:value-type="string" office:string-value="" calcext:value-type="error">
            <text:p>#DIV/0 !</text:p>
          </table:table-cell>
          <table:table-cell table:formula="of:=[.U602]-[.U724]" office:value-type="string" office:string-value="" calcext:value-type="error">
            <text:p>#VALEUR !</text:p>
          </table:table-cell>
          <table:table-cell table:formula="of:=[.V602]-[.V72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[.B603]-[.B725]" office:value-type="string" office:string-value="" calcext:value-type="error">
            <text:p>#DIV/0 !</text:p>
          </table:table-cell>
          <table:table-cell table:formula="of:=[.C603]-[.C725]" office:value-type="float" office:value="0.000170378201599797" calcext:value-type="float">
            <text:p>0,0001703782</text:p>
          </table:table-cell>
          <table:table-cell table:formula="of:=[.D603]-[.D725]" office:value-type="float" office:value="0.00184814715307286" calcext:value-type="float">
            <text:p>0,0018481472</text:p>
          </table:table-cell>
          <table:table-cell table:formula="of:=[.E603]-[.E725]" office:value-type="float" office:value="1" calcext:value-type="float">
            <text:p>1</text:p>
          </table:table-cell>
          <table:table-cell table:formula="of:=[.F603]-[.F725]" office:value-type="string" office:string-value="" calcext:value-type="error">
            <text:p>#DIV/0 !</text:p>
          </table:table-cell>
          <table:table-cell table:formula="of:=[.G603]-[.G725]" office:value-type="string" office:string-value="" calcext:value-type="error">
            <text:p>#DIV/0 !</text:p>
          </table:table-cell>
          <table:table-cell table:formula="of:=[.H603]-[.H725]" office:value-type="string" office:string-value="" calcext:value-type="error">
            <text:p>#DIV/0 !</text:p>
          </table:table-cell>
          <table:table-cell table:formula="of:=[.I603]-[.I725]" office:value-type="float" office:value="0.0150383924956461" calcext:value-type="float">
            <text:p>0,0150383925</text:p>
          </table:table-cell>
          <table:table-cell table:formula="of:=[.J603]-[.J725]" office:value-type="string" office:string-value="" calcext:value-type="error">
            <text:p>#VALEUR !</text:p>
          </table:table-cell>
          <table:table-cell table:formula="of:=[.K603]-[.K725]" office:value-type="string" office:string-value="" calcext:value-type="error">
            <text:p>#DIV/0 !</text:p>
          </table:table-cell>
          <table:table-cell table:formula="of:=[.L603]-[.L725]" office:value-type="string" office:string-value="" calcext:value-type="error">
            <text:p>#VALEUR !</text:p>
          </table:table-cell>
          <table:table-cell table:formula="of:=[.M603]-[.M725]" office:value-type="float" office:value="0.0000928241563691116" calcext:value-type="float">
            <text:p>9,28241563691116E-005</text:p>
          </table:table-cell>
          <table:table-cell table:formula="of:=[.N603]-[.N725]" office:value-type="float" office:value="0.574240315857411" calcext:value-type="float">
            <text:p>0,5742403159</text:p>
          </table:table-cell>
          <table:table-cell table:formula="of:=[.O603]-[.O725]" office:value-type="string" office:string-value="" calcext:value-type="error">
            <text:p>#VALEUR !</text:p>
          </table:table-cell>
          <table:table-cell table:formula="of:=[.P603]-[.P725]" office:value-type="string" office:string-value="" calcext:value-type="error">
            <text:p>#DIV/0 !</text:p>
          </table:table-cell>
          <table:table-cell table:formula="of:=[.Q603]-[.Q725]" office:value-type="string" office:string-value="" calcext:value-type="error">
            <text:p>#VALEUR !</text:p>
          </table:table-cell>
          <table:table-cell table:formula="of:=[.R603]-[.R725]" office:value-type="string" office:string-value="" calcext:value-type="error">
            <text:p>#VALEUR !</text:p>
          </table:table-cell>
          <table:table-cell table:formula="of:=[.S603]-[.S725]" office:value-type="float" office:value="0.00536868373979276" calcext:value-type="float">
            <text:p>0,0053686837</text:p>
          </table:table-cell>
          <table:table-cell table:formula="of:=[.T603]-[.T725]" office:value-type="string" office:string-value="" calcext:value-type="error">
            <text:p>#DIV/0 !</text:p>
          </table:table-cell>
          <table:table-cell table:formula="of:=[.U603]-[.U725]" office:value-type="string" office:string-value="" calcext:value-type="error">
            <text:p>#VALEUR !</text:p>
          </table:table-cell>
          <table:table-cell table:formula="of:=[.V603]-[.V72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[.B604]-[.B726]" office:value-type="string" office:string-value="" calcext:value-type="error">
            <text:p>#DIV/0 !</text:p>
          </table:table-cell>
          <table:table-cell table:formula="of:=[.C604]-[.C726]" office:value-type="float" office:value="0.000165777774899266" calcext:value-type="float">
            <text:p>0,0001657778</text:p>
          </table:table-cell>
          <table:table-cell table:formula="of:=[.D604]-[.D726]" office:value-type="string" office:string-value="" calcext:value-type="error">
            <text:p>#VALEUR !</text:p>
          </table:table-cell>
          <table:table-cell table:formula="of:=[.E604]-[.E726]" office:value-type="float" office:value="1" calcext:value-type="float">
            <text:p>1</text:p>
          </table:table-cell>
          <table:table-cell table:formula="of:=[.F604]-[.F726]" office:value-type="string" office:string-value="" calcext:value-type="error">
            <text:p>#DIV/0 !</text:p>
          </table:table-cell>
          <table:table-cell table:formula="of:=[.G604]-[.G726]" office:value-type="string" office:string-value="" calcext:value-type="error">
            <text:p>#DIV/0 !</text:p>
          </table:table-cell>
          <table:table-cell table:formula="of:=[.H604]-[.H726]" office:value-type="string" office:string-value="" calcext:value-type="error">
            <text:p>#DIV/0 !</text:p>
          </table:table-cell>
          <table:table-cell table:formula="of:=[.I604]-[.I726]" office:value-type="float" office:value="0.0146286547075553" calcext:value-type="float">
            <text:p>0,0146286547</text:p>
          </table:table-cell>
          <table:table-cell table:formula="of:=[.J604]-[.J726]" office:value-type="string" office:string-value="" calcext:value-type="error">
            <text:p>#VALEUR !</text:p>
          </table:table-cell>
          <table:table-cell table:formula="of:=[.K604]-[.K726]" office:value-type="string" office:string-value="" calcext:value-type="error">
            <text:p>#DIV/0 !</text:p>
          </table:table-cell>
          <table:table-cell table:formula="of:=[.L604]-[.L726]" office:value-type="string" office:string-value="" calcext:value-type="error">
            <text:p>#VALEUR !</text:p>
          </table:table-cell>
          <table:table-cell table:formula="of:=[.M604]-[.M726]" office:value-type="float" office:value="0.000140523004957392" calcext:value-type="float">
            <text:p>0,000140523</text:p>
          </table:table-cell>
          <table:table-cell table:formula="of:=[.N604]-[.N726]" office:value-type="float" office:value="0.545878900775996" calcext:value-type="float">
            <text:p>0,5458789008</text:p>
          </table:table-cell>
          <table:table-cell table:formula="of:=[.O604]-[.O726]" office:value-type="string" office:string-value="" calcext:value-type="error">
            <text:p>#VALEUR !</text:p>
          </table:table-cell>
          <table:table-cell table:formula="of:=[.P604]-[.P726]" office:value-type="string" office:string-value="" calcext:value-type="error">
            <text:p>#DIV/0 !</text:p>
          </table:table-cell>
          <table:table-cell table:formula="of:=[.Q604]-[.Q726]" office:value-type="string" office:string-value="" calcext:value-type="error">
            <text:p>#VALEUR !</text:p>
          </table:table-cell>
          <table:table-cell table:formula="of:=[.R604]-[.R726]" office:value-type="string" office:string-value="" calcext:value-type="error">
            <text:p>#VALEUR !</text:p>
          </table:table-cell>
          <table:table-cell table:formula="of:=[.S604]-[.S726]" office:value-type="float" office:value="0.00635979560771836" calcext:value-type="float">
            <text:p>0,0063597956</text:p>
          </table:table-cell>
          <table:table-cell table:formula="of:=[.T604]-[.T726]" office:value-type="string" office:string-value="" calcext:value-type="error">
            <text:p>#DIV/0 !</text:p>
          </table:table-cell>
          <table:table-cell table:formula="of:=[.U604]-[.U726]" office:value-type="string" office:string-value="" calcext:value-type="error">
            <text:p>#VALEUR !</text:p>
          </table:table-cell>
          <table:table-cell table:formula="of:=[.V604]-[.V72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605]-[.B727]" office:value-type="string" office:string-value="" calcext:value-type="error">
            <text:p>#DIV/0 !</text:p>
          </table:table-cell>
          <table:table-cell table:formula="of:=[.C605]-[.C727]" office:value-type="float" office:value="0.000187680166651058" calcext:value-type="float">
            <text:p>0,0001876802</text:p>
          </table:table-cell>
          <table:table-cell table:formula="of:=[.D605]-[.D727]" office:value-type="string" office:string-value="" calcext:value-type="error">
            <text:p>#VALEUR !</text:p>
          </table:table-cell>
          <table:table-cell table:formula="of:=[.E605]-[.E727]" office:value-type="float" office:value="1" calcext:value-type="float">
            <text:p>1</text:p>
          </table:table-cell>
          <table:table-cell table:formula="of:=[.F605]-[.F727]" office:value-type="string" office:string-value="" calcext:value-type="error">
            <text:p>#DIV/0 !</text:p>
          </table:table-cell>
          <table:table-cell table:formula="of:=[.G605]-[.G727]" office:value-type="string" office:string-value="" calcext:value-type="error">
            <text:p>#DIV/0 !</text:p>
          </table:table-cell>
          <table:table-cell table:formula="of:=[.H605]-[.H727]" office:value-type="string" office:string-value="" calcext:value-type="error">
            <text:p>#DIV/0 !</text:p>
          </table:table-cell>
          <table:table-cell table:formula="of:=[.I605]-[.I727]" office:value-type="float" office:value="0.0124642342792018" calcext:value-type="float">
            <text:p>0,0124642343</text:p>
          </table:table-cell>
          <table:table-cell table:formula="of:=[.J605]-[.J727]" office:value-type="float" office:value="0.000179802096784" calcext:value-type="float">
            <text:p>0,0001798021</text:p>
          </table:table-cell>
          <table:table-cell table:formula="of:=[.K605]-[.K727]" office:value-type="string" office:string-value="" calcext:value-type="error">
            <text:p>#DIV/0 !</text:p>
          </table:table-cell>
          <table:table-cell table:formula="of:=[.L605]-[.L727]" office:value-type="string" office:string-value="" calcext:value-type="error">
            <text:p>#VALEUR !</text:p>
          </table:table-cell>
          <table:table-cell table:formula="of:=[.M605]-[.M727]" office:value-type="float" office:value="0.0000679399753656984" calcext:value-type="float">
            <text:p>0,00006794</text:p>
          </table:table-cell>
          <table:table-cell table:formula="of:=[.N605]-[.N727]" office:value-type="float" office:value="0.446116997116224" calcext:value-type="float">
            <text:p>0,4461169971</text:p>
          </table:table-cell>
          <table:table-cell table:formula="of:=[.O605]-[.O727]" office:value-type="string" office:string-value="" calcext:value-type="error">
            <text:p>#VALEUR !</text:p>
          </table:table-cell>
          <table:table-cell table:formula="of:=[.P605]-[.P727]" office:value-type="string" office:string-value="" calcext:value-type="error">
            <text:p>#DIV/0 !</text:p>
          </table:table-cell>
          <table:table-cell table:formula="of:=[.Q605]-[.Q727]" office:value-type="string" office:string-value="" calcext:value-type="error">
            <text:p>#VALEUR !</text:p>
          </table:table-cell>
          <table:table-cell table:formula="of:=[.R605]-[.R727]" office:value-type="string" office:string-value="" calcext:value-type="error">
            <text:p>#VALEUR !</text:p>
          </table:table-cell>
          <table:table-cell table:formula="of:=[.S605]-[.S727]" office:value-type="float" office:value="0.00513029430906813" calcext:value-type="float">
            <text:p>0,0051302943</text:p>
          </table:table-cell>
          <table:table-cell table:formula="of:=[.T605]-[.T727]" office:value-type="string" office:string-value="" calcext:value-type="error">
            <text:p>#DIV/0 !</text:p>
          </table:table-cell>
          <table:table-cell table:formula="of:=[.U605]-[.U727]" office:value-type="string" office:string-value="" calcext:value-type="error">
            <text:p>#VALEUR !</text:p>
          </table:table-cell>
          <table:table-cell table:formula="of:=[.V605]-[.V72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[.B606]-[.B728]" office:value-type="string" office:string-value="" calcext:value-type="error">
            <text:p>#DIV/0 !</text:p>
          </table:table-cell>
          <table:table-cell table:formula="of:=[.C606]-[.C728]" office:value-type="float" office:value="0.000143565389422383" calcext:value-type="float">
            <text:p>0,0001435654</text:p>
          </table:table-cell>
          <table:table-cell table:formula="of:=[.D606]-[.D728]" office:value-type="string" office:string-value="" calcext:value-type="error">
            <text:p>#VALEUR !</text:p>
          </table:table-cell>
          <table:table-cell table:formula="of:=[.E606]-[.E728]" office:value-type="float" office:value="1" calcext:value-type="float">
            <text:p>1</text:p>
          </table:table-cell>
          <table:table-cell table:formula="of:=[.F606]-[.F728]" office:value-type="string" office:string-value="" calcext:value-type="error">
            <text:p>#DIV/0 !</text:p>
          </table:table-cell>
          <table:table-cell table:formula="of:=[.G606]-[.G728]" office:value-type="string" office:string-value="" calcext:value-type="error">
            <text:p>#DIV/0 !</text:p>
          </table:table-cell>
          <table:table-cell table:formula="of:=[.H606]-[.H728]" office:value-type="string" office:string-value="" calcext:value-type="error">
            <text:p>#DIV/0 !</text:p>
          </table:table-cell>
          <table:table-cell table:formula="of:=[.I606]-[.I728]" office:value-type="float" office:value="0.0131802015447029" calcext:value-type="float">
            <text:p>0,0131802015</text:p>
          </table:table-cell>
          <table:table-cell table:formula="of:=[.J606]-[.J728]" office:value-type="string" office:string-value="" calcext:value-type="error">
            <text:p>#VALEUR !</text:p>
          </table:table-cell>
          <table:table-cell table:formula="of:=[.K606]-[.K728]" office:value-type="string" office:string-value="" calcext:value-type="error">
            <text:p>#DIV/0 !</text:p>
          </table:table-cell>
          <table:table-cell table:formula="of:=[.L606]-[.L728]" office:value-type="string" office:string-value="" calcext:value-type="error">
            <text:p>#VALEUR !</text:p>
          </table:table-cell>
          <table:table-cell table:formula="of:=[.M606]-[.M728]" office:value-type="float" office:value="0.0000768081797976976" calcext:value-type="float">
            <text:p>7,68081797976976E-005</text:p>
          </table:table-cell>
          <table:table-cell table:formula="of:=[.N606]-[.N728]" office:value-type="float" office:value="0.453536835478751" calcext:value-type="float">
            <text:p>0,4535368355</text:p>
          </table:table-cell>
          <table:table-cell table:formula="of:=[.O606]-[.O728]" office:value-type="string" office:string-value="" calcext:value-type="error">
            <text:p>#VALEUR !</text:p>
          </table:table-cell>
          <table:table-cell table:formula="of:=[.P606]-[.P728]" office:value-type="string" office:string-value="" calcext:value-type="error">
            <text:p>#DIV/0 !</text:p>
          </table:table-cell>
          <table:table-cell table:formula="of:=[.Q606]-[.Q728]" office:value-type="string" office:string-value="" calcext:value-type="error">
            <text:p>#VALEUR !</text:p>
          </table:table-cell>
          <table:table-cell table:formula="of:=[.R606]-[.R728]" office:value-type="string" office:string-value="" calcext:value-type="error">
            <text:p>#VALEUR !</text:p>
          </table:table-cell>
          <table:table-cell table:formula="of:=[.S606]-[.S728]" office:value-type="float" office:value="0.00383395760129826" calcext:value-type="float">
            <text:p>0,0038339576</text:p>
          </table:table-cell>
          <table:table-cell table:formula="of:=[.T606]-[.T728]" office:value-type="string" office:string-value="" calcext:value-type="error">
            <text:p>#DIV/0 !</text:p>
          </table:table-cell>
          <table:table-cell table:formula="of:=[.U606]-[.U728]" office:value-type="string" office:string-value="" calcext:value-type="error">
            <text:p>#VALEUR !</text:p>
          </table:table-cell>
          <table:table-cell table:formula="of:=[.V606]-[.V72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[.B607]-[.B729]" office:value-type="string" office:string-value="" calcext:value-type="error">
            <text:p>#DIV/0 !</text:p>
          </table:table-cell>
          <table:table-cell table:formula="of:=[.C607]-[.C729]" office:value-type="float" office:value="0.000164654663012924" calcext:value-type="float">
            <text:p>0,0001646547</text:p>
          </table:table-cell>
          <table:table-cell table:formula="of:=[.D607]-[.D729]" office:value-type="float" office:value="0.00151785548476598" calcext:value-type="float">
            <text:p>0,0015178555</text:p>
          </table:table-cell>
          <table:table-cell table:formula="of:=[.E607]-[.E729]" office:value-type="float" office:value="1" calcext:value-type="float">
            <text:p>1</text:p>
          </table:table-cell>
          <table:table-cell table:formula="of:=[.F607]-[.F729]" office:value-type="string" office:string-value="" calcext:value-type="error">
            <text:p>#DIV/0 !</text:p>
          </table:table-cell>
          <table:table-cell table:formula="of:=[.G607]-[.G729]" office:value-type="string" office:string-value="" calcext:value-type="error">
            <text:p>#DIV/0 !</text:p>
          </table:table-cell>
          <table:table-cell table:formula="of:=[.H607]-[.H729]" office:value-type="string" office:string-value="" calcext:value-type="error">
            <text:p>#DIV/0 !</text:p>
          </table:table-cell>
          <table:table-cell table:formula="of:=[.I607]-[.I729]" office:value-type="float" office:value="0.0113905223986124" calcext:value-type="float">
            <text:p>0,0113905224</text:p>
          </table:table-cell>
          <table:table-cell table:formula="of:=[.J607]-[.J729]" office:value-type="string" office:string-value="" calcext:value-type="error">
            <text:p>#VALEUR !</text:p>
          </table:table-cell>
          <table:table-cell table:formula="of:=[.K607]-[.K729]" office:value-type="string" office:string-value="" calcext:value-type="error">
            <text:p>#DIV/0 !</text:p>
          </table:table-cell>
          <table:table-cell table:formula="of:=[.L607]-[.L729]" office:value-type="float" office:value="0.0000936059678949097" calcext:value-type="float">
            <text:p>0,000093606</text:p>
          </table:table-cell>
          <table:table-cell table:formula="of:=[.M607]-[.M729]" office:value-type="float" office:value="0.0000727481402808683" calcext:value-type="float">
            <text:p>7,27481402808683E-005</text:p>
          </table:table-cell>
          <table:table-cell table:formula="of:=[.N607]-[.N729]" office:value-type="float" office:value="0.449005823258918" calcext:value-type="float">
            <text:p>0,4490058233</text:p>
          </table:table-cell>
          <table:table-cell table:formula="of:=[.O607]-[.O729]" office:value-type="string" office:string-value="" calcext:value-type="error">
            <text:p>#VALEUR !</text:p>
          </table:table-cell>
          <table:table-cell table:formula="of:=[.P607]-[.P729]" office:value-type="string" office:string-value="" calcext:value-type="error">
            <text:p>#DIV/0 !</text:p>
          </table:table-cell>
          <table:table-cell table:formula="of:=[.Q607]-[.Q729]" office:value-type="string" office:string-value="" calcext:value-type="error">
            <text:p>#VALEUR !</text:p>
          </table:table-cell>
          <table:table-cell table:formula="of:=[.R607]-[.R729]" office:value-type="string" office:string-value="" calcext:value-type="error">
            <text:p>#VALEUR !</text:p>
          </table:table-cell>
          <table:table-cell table:formula="of:=[.S607]-[.S729]" office:value-type="float" office:value="0.00488696589575461" calcext:value-type="float">
            <text:p>0,0048869659</text:p>
          </table:table-cell>
          <table:table-cell table:formula="of:=[.T607]-[.T729]" office:value-type="string" office:string-value="" calcext:value-type="error">
            <text:p>#DIV/0 !</text:p>
          </table:table-cell>
          <table:table-cell table:formula="of:=[.U607]-[.U729]" office:value-type="string" office:string-value="" calcext:value-type="error">
            <text:p>#VALEUR !</text:p>
          </table:table-cell>
          <table:table-cell table:formula="of:=[.V607]-[.V72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[.B608]-[.B730]" office:value-type="string" office:string-value="" calcext:value-type="error">
            <text:p>#DIV/0 !</text:p>
          </table:table-cell>
          <table:table-cell table:formula="of:=[.C608]-[.C730]" office:value-type="float" office:value="0.000287352715906158" calcext:value-type="float">
            <text:p>0,0002873527</text:p>
          </table:table-cell>
          <table:table-cell table:formula="of:=[.D608]-[.D730]" office:value-type="string" office:string-value="" calcext:value-type="error">
            <text:p>#VALEUR !</text:p>
          </table:table-cell>
          <table:table-cell table:formula="of:=[.E608]-[.E730]" office:value-type="float" office:value="1" calcext:value-type="float">
            <text:p>1</text:p>
          </table:table-cell>
          <table:table-cell table:formula="of:=[.F608]-[.F730]" office:value-type="string" office:string-value="" calcext:value-type="error">
            <text:p>#DIV/0 !</text:p>
          </table:table-cell>
          <table:table-cell table:formula="of:=[.G608]-[.G730]" office:value-type="string" office:string-value="" calcext:value-type="error">
            <text:p>#DIV/0 !</text:p>
          </table:table-cell>
          <table:table-cell table:formula="of:=[.H608]-[.H730]" office:value-type="string" office:string-value="" calcext:value-type="error">
            <text:p>#DIV/0 !</text:p>
          </table:table-cell>
          <table:table-cell table:formula="of:=[.I608]-[.I730]" office:value-type="float" office:value="0.0139097661126907" calcext:value-type="float">
            <text:p>0,0139097661</text:p>
          </table:table-cell>
          <table:table-cell table:formula="of:=[.J608]-[.J730]" office:value-type="string" office:string-value="" calcext:value-type="error">
            <text:p>#VALEUR !</text:p>
          </table:table-cell>
          <table:table-cell table:formula="of:=[.K608]-[.K730]" office:value-type="string" office:string-value="" calcext:value-type="error">
            <text:p>#DIV/0 !</text:p>
          </table:table-cell>
          <table:table-cell table:formula="of:=[.L608]-[.L730]" office:value-type="string" office:string-value="" calcext:value-type="error">
            <text:p>#VALEUR !</text:p>
          </table:table-cell>
          <table:table-cell table:formula="of:=[.M608]-[.M730]" office:value-type="float" office:value="0.0000715901899777992" calcext:value-type="float">
            <text:p>7,15901899777992E-005</text:p>
          </table:table-cell>
          <table:table-cell table:formula="of:=[.N608]-[.N730]" office:value-type="float" office:value="0.557503479346138" calcext:value-type="float">
            <text:p>0,5575034793</text:p>
          </table:table-cell>
          <table:table-cell table:formula="of:=[.O608]-[.O730]" office:value-type="float" office:value="0.0000369631298935353" calcext:value-type="float">
            <text:p>3,69631298935353E-005</text:p>
          </table:table-cell>
          <table:table-cell table:formula="of:=[.P608]-[.P730]" office:value-type="string" office:string-value="" calcext:value-type="error">
            <text:p>#DIV/0 !</text:p>
          </table:table-cell>
          <table:table-cell table:formula="of:=[.Q608]-[.Q730]" office:value-type="string" office:string-value="" calcext:value-type="error">
            <text:p>#VALEUR !</text:p>
          </table:table-cell>
          <table:table-cell table:formula="of:=[.R608]-[.R730]" office:value-type="float" office:value="0.0000203633242868022" calcext:value-type="float">
            <text:p>2,03633242868022E-005</text:p>
          </table:table-cell>
          <table:table-cell table:formula="of:=[.S608]-[.S730]" office:value-type="float" office:value="0.00596781694744075" calcext:value-type="float">
            <text:p>0,0059678169</text:p>
          </table:table-cell>
          <table:table-cell table:formula="of:=[.T608]-[.T730]" office:value-type="string" office:string-value="" calcext:value-type="error">
            <text:p>#DIV/0 !</text:p>
          </table:table-cell>
          <table:table-cell table:formula="of:=[.U608]-[.U730]" office:value-type="string" office:string-value="" calcext:value-type="error">
            <text:p>#VALEUR !</text:p>
          </table:table-cell>
          <table:table-cell table:formula="of:=[.V608]-[.V73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09]-[.B731]" office:value-type="string" office:string-value="" calcext:value-type="error">
            <text:p>#DIV/0 !</text:p>
          </table:table-cell>
          <table:table-cell table:formula="of:=[.C609]-[.C731]" office:value-type="float" office:value="0.000178966993622773" calcext:value-type="float">
            <text:p>0,000178967</text:p>
          </table:table-cell>
          <table:table-cell table:formula="of:=[.D609]-[.D731]" office:value-type="float" office:value="0.00155317932197893" calcext:value-type="float">
            <text:p>0,0015531793</text:p>
          </table:table-cell>
          <table:table-cell table:formula="of:=[.E609]-[.E731]" office:value-type="float" office:value="1" calcext:value-type="float">
            <text:p>1</text:p>
          </table:table-cell>
          <table:table-cell table:formula="of:=[.F609]-[.F731]" office:value-type="string" office:string-value="" calcext:value-type="error">
            <text:p>#DIV/0 !</text:p>
          </table:table-cell>
          <table:table-cell table:formula="of:=[.G609]-[.G731]" office:value-type="string" office:string-value="" calcext:value-type="error">
            <text:p>#DIV/0 !</text:p>
          </table:table-cell>
          <table:table-cell table:formula="of:=[.H609]-[.H731]" office:value-type="string" office:string-value="" calcext:value-type="error">
            <text:p>#DIV/0 !</text:p>
          </table:table-cell>
          <table:table-cell table:formula="of:=[.I609]-[.I731]" office:value-type="float" office:value="0.0121259264158686" calcext:value-type="float">
            <text:p>0,0121259264</text:p>
          </table:table-cell>
          <table:table-cell table:formula="of:=[.J609]-[.J731]" office:value-type="string" office:string-value="" calcext:value-type="error">
            <text:p>#VALEUR !</text:p>
          </table:table-cell>
          <table:table-cell table:formula="of:=[.K609]-[.K731]" office:value-type="string" office:string-value="" calcext:value-type="error">
            <text:p>#DIV/0 !</text:p>
          </table:table-cell>
          <table:table-cell table:formula="of:=[.L609]-[.L731]" office:value-type="string" office:string-value="" calcext:value-type="error">
            <text:p>#VALEUR !</text:p>
          </table:table-cell>
          <table:table-cell table:formula="of:=[.M609]-[.M731]" office:value-type="float" office:value="0.000112135240904972" calcext:value-type="float">
            <text:p>0,0001121352</text:p>
          </table:table-cell>
          <table:table-cell table:formula="of:=[.N609]-[.N731]" office:value-type="float" office:value="0.529239798910704" calcext:value-type="float">
            <text:p>0,5292397989</text:p>
          </table:table-cell>
          <table:table-cell table:formula="of:=[.O609]-[.O731]" office:value-type="string" office:string-value="" calcext:value-type="error">
            <text:p>#VALEUR !</text:p>
          </table:table-cell>
          <table:table-cell table:formula="of:=[.P609]-[.P731]" office:value-type="string" office:string-value="" calcext:value-type="error">
            <text:p>#DIV/0 !</text:p>
          </table:table-cell>
          <table:table-cell table:formula="of:=[.Q609]-[.Q731]" office:value-type="string" office:string-value="" calcext:value-type="error">
            <text:p>#VALEUR !</text:p>
          </table:table-cell>
          <table:table-cell table:formula="of:=[.R609]-[.R731]" office:value-type="string" office:string-value="" calcext:value-type="error">
            <text:p>#VALEUR !</text:p>
          </table:table-cell>
          <table:table-cell table:formula="of:=[.S609]-[.S731]" office:value-type="float" office:value="0.00542786595675603" calcext:value-type="float">
            <text:p>0,005427866</text:p>
          </table:table-cell>
          <table:table-cell table:formula="of:=[.T609]-[.T731]" office:value-type="string" office:string-value="" calcext:value-type="error">
            <text:p>#DIV/0 !</text:p>
          </table:table-cell>
          <table:table-cell table:formula="of:=[.U609]-[.U731]" office:value-type="string" office:string-value="" calcext:value-type="error">
            <text:p>#VALEUR !</text:p>
          </table:table-cell>
          <table:table-cell table:formula="of:=[.V609]-[.V73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[.B610]-[.B732]" office:value-type="string" office:string-value="" calcext:value-type="error">
            <text:p>#DIV/0 !</text:p>
          </table:table-cell>
          <table:table-cell table:formula="of:=[.C610]-[.C732]" office:value-type="float" office:value="0.000129165088251073" calcext:value-type="float">
            <text:p>0,0001291651</text:p>
          </table:table-cell>
          <table:table-cell table:formula="of:=[.D610]-[.D732]" office:value-type="string" office:string-value="" calcext:value-type="error">
            <text:p>#VALEUR !</text:p>
          </table:table-cell>
          <table:table-cell table:formula="of:=[.E610]-[.E732]" office:value-type="float" office:value="1" calcext:value-type="float">
            <text:p>1</text:p>
          </table:table-cell>
          <table:table-cell table:formula="of:=[.F610]-[.F732]" office:value-type="string" office:string-value="" calcext:value-type="error">
            <text:p>#DIV/0 !</text:p>
          </table:table-cell>
          <table:table-cell table:formula="of:=[.G610]-[.G732]" office:value-type="string" office:string-value="" calcext:value-type="error">
            <text:p>#DIV/0 !</text:p>
          </table:table-cell>
          <table:table-cell table:formula="of:=[.H610]-[.H732]" office:value-type="string" office:string-value="" calcext:value-type="error">
            <text:p>#DIV/0 !</text:p>
          </table:table-cell>
          <table:table-cell table:formula="of:=[.I610]-[.I732]" office:value-type="float" office:value="0.0136071477172837" calcext:value-type="float">
            <text:p>0,0136071477</text:p>
          </table:table-cell>
          <table:table-cell table:formula="of:=[.J610]-[.J732]" office:value-type="string" office:string-value="" calcext:value-type="error">
            <text:p>#VALEUR !</text:p>
          </table:table-cell>
          <table:table-cell table:formula="of:=[.K610]-[.K732]" office:value-type="string" office:string-value="" calcext:value-type="error">
            <text:p>#DIV/0 !</text:p>
          </table:table-cell>
          <table:table-cell table:formula="of:=[.L610]-[.L732]" office:value-type="string" office:string-value="" calcext:value-type="error">
            <text:p>#VALEUR !</text:p>
          </table:table-cell>
          <table:table-cell table:formula="of:=[.M610]-[.M732]" office:value-type="float" office:value="0.000112192726755615" calcext:value-type="float">
            <text:p>0,0001121927</text:p>
          </table:table-cell>
          <table:table-cell table:formula="of:=[.N610]-[.N732]" office:value-type="float" office:value="0.426047292267736" calcext:value-type="float">
            <text:p>0,4260472923</text:p>
          </table:table-cell>
          <table:table-cell table:formula="of:=[.O610]-[.O732]" office:value-type="string" office:string-value="" calcext:value-type="error">
            <text:p>#VALEUR !</text:p>
          </table:table-cell>
          <table:table-cell table:formula="of:=[.P610]-[.P732]" office:value-type="string" office:string-value="" calcext:value-type="error">
            <text:p>#DIV/0 !</text:p>
          </table:table-cell>
          <table:table-cell table:formula="of:=[.Q610]-[.Q732]" office:value-type="string" office:string-value="" calcext:value-type="error">
            <text:p>#VALEUR !</text:p>
          </table:table-cell>
          <table:table-cell table:formula="of:=[.R610]-[.R732]" office:value-type="string" office:string-value="" calcext:value-type="error">
            <text:p>#VALEUR !</text:p>
          </table:table-cell>
          <table:table-cell table:formula="of:=[.S610]-[.S732]" office:value-type="float" office:value="0.00469654748296092" calcext:value-type="float">
            <text:p>0,0046965475</text:p>
          </table:table-cell>
          <table:table-cell table:formula="of:=[.T610]-[.T732]" office:value-type="string" office:string-value="" calcext:value-type="error">
            <text:p>#DIV/0 !</text:p>
          </table:table-cell>
          <table:table-cell table:formula="of:=[.U610]-[.U732]" office:value-type="string" office:string-value="" calcext:value-type="error">
            <text:p>#VALEUR !</text:p>
          </table:table-cell>
          <table:table-cell table:formula="of:=[.V610]-[.V73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[.B611]-[.B733]" office:value-type="string" office:string-value="" calcext:value-type="error">
            <text:p>#DIV/0 !</text:p>
          </table:table-cell>
          <table:table-cell table:formula="of:=[.C611]-[.C733]" office:value-type="float" office:value="0.000130244156189777" calcext:value-type="float">
            <text:p>0,0001302442</text:p>
          </table:table-cell>
          <table:table-cell table:formula="of:=[.D611]-[.D733]" office:value-type="string" office:string-value="" calcext:value-type="error">
            <text:p>#VALEUR !</text:p>
          </table:table-cell>
          <table:table-cell table:formula="of:=[.E611]-[.E733]" office:value-type="float" office:value="1" calcext:value-type="float">
            <text:p>1</text:p>
          </table:table-cell>
          <table:table-cell table:formula="of:=[.F611]-[.F733]" office:value-type="string" office:string-value="" calcext:value-type="error">
            <text:p>#DIV/0 !</text:p>
          </table:table-cell>
          <table:table-cell table:formula="of:=[.G611]-[.G733]" office:value-type="string" office:string-value="" calcext:value-type="error">
            <text:p>#DIV/0 !</text:p>
          </table:table-cell>
          <table:table-cell table:formula="of:=[.H611]-[.H733]" office:value-type="string" office:string-value="" calcext:value-type="error">
            <text:p>#DIV/0 !</text:p>
          </table:table-cell>
          <table:table-cell table:formula="of:=[.I611]-[.I733]" office:value-type="float" office:value="0.0126424051607598" calcext:value-type="float">
            <text:p>0,0126424052</text:p>
          </table:table-cell>
          <table:table-cell table:formula="of:=[.J611]-[.J733]" office:value-type="string" office:string-value="" calcext:value-type="error">
            <text:p>#VALEUR !</text:p>
          </table:table-cell>
          <table:table-cell table:formula="of:=[.K611]-[.K733]" office:value-type="string" office:string-value="" calcext:value-type="error">
            <text:p>#DIV/0 !</text:p>
          </table:table-cell>
          <table:table-cell table:formula="of:=[.L611]-[.L733]" office:value-type="string" office:string-value="" calcext:value-type="error">
            <text:p>#VALEUR !</text:p>
          </table:table-cell>
          <table:table-cell table:formula="of:=[.M611]-[.M733]" office:value-type="float" office:value="0.0000642231555015511" calcext:value-type="float">
            <text:p>6,42231555015511E-005</text:p>
          </table:table-cell>
          <table:table-cell table:formula="of:=[.N611]-[.N733]" office:value-type="float" office:value="0.441878932645706" calcext:value-type="float">
            <text:p>0,4418789326</text:p>
          </table:table-cell>
          <table:table-cell table:formula="of:=[.O611]-[.O733]" office:value-type="string" office:string-value="" calcext:value-type="error">
            <text:p>#VALEUR !</text:p>
          </table:table-cell>
          <table:table-cell table:formula="of:=[.P611]-[.P733]" office:value-type="string" office:string-value="" calcext:value-type="error">
            <text:p>#DIV/0 !</text:p>
          </table:table-cell>
          <table:table-cell table:formula="of:=[.Q611]-[.Q733]" office:value-type="string" office:string-value="" calcext:value-type="error">
            <text:p>#VALEUR !</text:p>
          </table:table-cell>
          <table:table-cell table:formula="of:=[.R611]-[.R733]" office:value-type="string" office:string-value="" calcext:value-type="error">
            <text:p>#VALEUR !</text:p>
          </table:table-cell>
          <table:table-cell table:formula="of:=[.S611]-[.S733]" office:value-type="float" office:value="0.00520362966519378" calcext:value-type="float">
            <text:p>0,0052036297</text:p>
          </table:table-cell>
          <table:table-cell table:formula="of:=[.T611]-[.T733]" office:value-type="string" office:string-value="" calcext:value-type="error">
            <text:p>#DIV/0 !</text:p>
          </table:table-cell>
          <table:table-cell table:formula="of:=[.U611]-[.U733]" office:value-type="string" office:string-value="" calcext:value-type="error">
            <text:p>#VALEUR !</text:p>
          </table:table-cell>
          <table:table-cell table:formula="of:=[.V611]-[.V73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[.B612]-[.B734]" office:value-type="string" office:string-value="" calcext:value-type="error">
            <text:p>#DIV/0 !</text:p>
          </table:table-cell>
          <table:table-cell table:formula="of:=[.C612]-[.C734]" office:value-type="float" office:value="0.000142480474286439" calcext:value-type="float">
            <text:p>0,0001424805</text:p>
          </table:table-cell>
          <table:table-cell table:formula="of:=[.D612]-[.D734]" office:value-type="float" office:value="0.00167819612053035" calcext:value-type="float">
            <text:p>0,0016781961</text:p>
          </table:table-cell>
          <table:table-cell table:formula="of:=[.E612]-[.E734]" office:value-type="float" office:value="1" calcext:value-type="float">
            <text:p>1</text:p>
          </table:table-cell>
          <table:table-cell table:formula="of:=[.F612]-[.F734]" office:value-type="string" office:string-value="" calcext:value-type="error">
            <text:p>#DIV/0 !</text:p>
          </table:table-cell>
          <table:table-cell table:formula="of:=[.G612]-[.G734]" office:value-type="string" office:string-value="" calcext:value-type="error">
            <text:p>#DIV/0 !</text:p>
          </table:table-cell>
          <table:table-cell table:formula="of:=[.H612]-[.H734]" office:value-type="string" office:string-value="" calcext:value-type="error">
            <text:p>#DIV/0 !</text:p>
          </table:table-cell>
          <table:table-cell table:formula="of:=[.I612]-[.I734]" office:value-type="float" office:value="0.0136695607993743" calcext:value-type="float">
            <text:p>0,0136695608</text:p>
          </table:table-cell>
          <table:table-cell table:formula="of:=[.J612]-[.J734]" office:value-type="string" office:string-value="" calcext:value-type="error">
            <text:p>#VALEUR !</text:p>
          </table:table-cell>
          <table:table-cell table:formula="of:=[.K612]-[.K734]" office:value-type="string" office:string-value="" calcext:value-type="error">
            <text:p>#DIV/0 !</text:p>
          </table:table-cell>
          <table:table-cell table:formula="of:=[.L612]-[.L734]" office:value-type="string" office:string-value="" calcext:value-type="error">
            <text:p>#VALEUR !</text:p>
          </table:table-cell>
          <table:table-cell table:formula="of:=[.M612]-[.M734]" office:value-type="float" office:value="0.0000936229308259714" calcext:value-type="float">
            <text:p>9,36229308259714E-005</text:p>
          </table:table-cell>
          <table:table-cell table:formula="of:=[.N612]-[.N734]" office:value-type="float" office:value="0.521259715172198" calcext:value-type="float">
            <text:p>0,5212597152</text:p>
          </table:table-cell>
          <table:table-cell table:formula="of:=[.O612]-[.O734]" office:value-type="string" office:string-value="" calcext:value-type="error">
            <text:p>#VALEUR !</text:p>
          </table:table-cell>
          <table:table-cell table:formula="of:=[.P612]-[.P734]" office:value-type="string" office:string-value="" calcext:value-type="error">
            <text:p>#DIV/0 !</text:p>
          </table:table-cell>
          <table:table-cell table:formula="of:=[.Q612]-[.Q734]" office:value-type="string" office:string-value="" calcext:value-type="error">
            <text:p>#VALEUR !</text:p>
          </table:table-cell>
          <table:table-cell table:formula="of:=[.R612]-[.R734]" office:value-type="string" office:string-value="" calcext:value-type="error">
            <text:p>#VALEUR !</text:p>
          </table:table-cell>
          <table:table-cell table:formula="of:=[.S612]-[.S734]" office:value-type="float" office:value="0.00414475443444157" calcext:value-type="float">
            <text:p>0,0041447544</text:p>
          </table:table-cell>
          <table:table-cell table:formula="of:=[.T612]-[.T734]" office:value-type="string" office:string-value="" calcext:value-type="error">
            <text:p>#DIV/0 !</text:p>
          </table:table-cell>
          <table:table-cell table:formula="of:=[.U612]-[.U734]" office:value-type="string" office:string-value="" calcext:value-type="error">
            <text:p>#VALEUR !</text:p>
          </table:table-cell>
          <table:table-cell table:formula="of:=[.V612]-[.V73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[.B613]-[.B735]" office:value-type="string" office:string-value="" calcext:value-type="error">
            <text:p>#DIV/0 !</text:p>
          </table:table-cell>
          <table:table-cell table:formula="of:=[.C613]-[.C735]" office:value-type="float" office:value="0.000156020696722041" calcext:value-type="float">
            <text:p>0,0001560207</text:p>
          </table:table-cell>
          <table:table-cell table:formula="of:=[.D613]-[.D735]" office:value-type="float" office:value="0.00148448323986954" calcext:value-type="float">
            <text:p>0,0014844832</text:p>
          </table:table-cell>
          <table:table-cell table:formula="of:=[.E613]-[.E735]" office:value-type="float" office:value="1" calcext:value-type="float">
            <text:p>1</text:p>
          </table:table-cell>
          <table:table-cell table:formula="of:=[.F613]-[.F735]" office:value-type="string" office:string-value="" calcext:value-type="error">
            <text:p>#DIV/0 !</text:p>
          </table:table-cell>
          <table:table-cell table:formula="of:=[.G613]-[.G735]" office:value-type="string" office:string-value="" calcext:value-type="error">
            <text:p>#DIV/0 !</text:p>
          </table:table-cell>
          <table:table-cell table:formula="of:=[.H613]-[.H735]" office:value-type="string" office:string-value="" calcext:value-type="error">
            <text:p>#DIV/0 !</text:p>
          </table:table-cell>
          <table:table-cell table:formula="of:=[.I613]-[.I735]" office:value-type="float" office:value="0.0120967789803496" calcext:value-type="float">
            <text:p>0,012096779</text:p>
          </table:table-cell>
          <table:table-cell table:formula="of:=[.J613]-[.J735]" office:value-type="string" office:string-value="" calcext:value-type="error">
            <text:p>#VALEUR !</text:p>
          </table:table-cell>
          <table:table-cell table:formula="of:=[.K613]-[.K735]" office:value-type="string" office:string-value="" calcext:value-type="error">
            <text:p>#DIV/0 !</text:p>
          </table:table-cell>
          <table:table-cell table:formula="of:=[.L613]-[.L735]" office:value-type="string" office:string-value="" calcext:value-type="error">
            <text:p>#VALEUR !</text:p>
          </table:table-cell>
          <table:table-cell table:formula="of:=[.M613]-[.M735]" office:value-type="float" office:value="0.0000593913878108392" calcext:value-type="float">
            <text:p>5,93913878108392E-005</text:p>
          </table:table-cell>
          <table:table-cell table:formula="of:=[.N613]-[.N735]" office:value-type="float" office:value="0.410794738418923" calcext:value-type="float">
            <text:p>0,4107947384</text:p>
          </table:table-cell>
          <table:table-cell table:formula="of:=[.O613]-[.O735]" office:value-type="string" office:string-value="" calcext:value-type="error">
            <text:p>#VALEUR !</text:p>
          </table:table-cell>
          <table:table-cell table:formula="of:=[.P613]-[.P735]" office:value-type="string" office:string-value="" calcext:value-type="error">
            <text:p>#DIV/0 !</text:p>
          </table:table-cell>
          <table:table-cell table:formula="of:=[.Q613]-[.Q735]" office:value-type="string" office:string-value="" calcext:value-type="error">
            <text:p>#VALEUR !</text:p>
          </table:table-cell>
          <table:table-cell table:formula="of:=[.R613]-[.R735]" office:value-type="float" office:value="0.0000162996234499549" calcext:value-type="float">
            <text:p>1,62996234499549E-005</text:p>
          </table:table-cell>
          <table:table-cell table:formula="of:=[.S613]-[.S735]" office:value-type="float" office:value="0.00417348411562319" calcext:value-type="float">
            <text:p>0,0041734841</text:p>
          </table:table-cell>
          <table:table-cell table:formula="of:=[.T613]-[.T735]" office:value-type="string" office:string-value="" calcext:value-type="error">
            <text:p>#DIV/0 !</text:p>
          </table:table-cell>
          <table:table-cell table:formula="of:=[.U613]-[.U735]" office:value-type="string" office:string-value="" calcext:value-type="error">
            <text:p>#VALEUR !</text:p>
          </table:table-cell>
          <table:table-cell table:formula="of:=[.V613]-[.V73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[.B614]-[.B736]" office:value-type="string" office:string-value="" calcext:value-type="error">
            <text:p>#DIV/0 !</text:p>
          </table:table-cell>
          <table:table-cell table:formula="of:=[.C614]-[.C736]" office:value-type="float" office:value="0.0000992751289526146" calcext:value-type="float">
            <text:p>9,92751289526146E-005</text:p>
          </table:table-cell>
          <table:table-cell table:formula="of:=[.D614]-[.D736]" office:value-type="string" office:string-value="" calcext:value-type="error">
            <text:p>#VALEUR !</text:p>
          </table:table-cell>
          <table:table-cell table:formula="of:=[.E614]-[.E736]" office:value-type="float" office:value="1" calcext:value-type="float">
            <text:p>1</text:p>
          </table:table-cell>
          <table:table-cell table:formula="of:=[.F614]-[.F736]" office:value-type="string" office:string-value="" calcext:value-type="error">
            <text:p>#DIV/0 !</text:p>
          </table:table-cell>
          <table:table-cell table:formula="of:=[.G614]-[.G736]" office:value-type="string" office:string-value="" calcext:value-type="error">
            <text:p>#DIV/0 !</text:p>
          </table:table-cell>
          <table:table-cell table:formula="of:=[.H614]-[.H736]" office:value-type="string" office:string-value="" calcext:value-type="error">
            <text:p>#DIV/0 !</text:p>
          </table:table-cell>
          <table:table-cell table:formula="of:=[.I614]-[.I736]" office:value-type="float" office:value="0.0130097441475777" calcext:value-type="float">
            <text:p>0,0130097441</text:p>
          </table:table-cell>
          <table:table-cell table:formula="of:=[.J614]-[.J736]" office:value-type="string" office:string-value="" calcext:value-type="error">
            <text:p>#VALEUR !</text:p>
          </table:table-cell>
          <table:table-cell table:formula="of:=[.K614]-[.K736]" office:value-type="string" office:string-value="" calcext:value-type="error">
            <text:p>#DIV/0 !</text:p>
          </table:table-cell>
          <table:table-cell table:formula="of:=[.L614]-[.L736]" office:value-type="string" office:string-value="" calcext:value-type="error">
            <text:p>#VALEUR !</text:p>
          </table:table-cell>
          <table:table-cell table:formula="of:=[.M614]-[.M736]" office:value-type="float" office:value="0.0000790335682684709" calcext:value-type="float">
            <text:p>7,90335682684709E-005</text:p>
          </table:table-cell>
          <table:table-cell table:formula="of:=[.N614]-[.N736]" office:value-type="float" office:value="0.50131273080569" calcext:value-type="float">
            <text:p>0,5013127308</text:p>
          </table:table-cell>
          <table:table-cell table:formula="of:=[.O614]-[.O736]" office:value-type="string" office:string-value="" calcext:value-type="error">
            <text:p>#VALEUR !</text:p>
          </table:table-cell>
          <table:table-cell table:formula="of:=[.P614]-[.P736]" office:value-type="string" office:string-value="" calcext:value-type="error">
            <text:p>#DIV/0 !</text:p>
          </table:table-cell>
          <table:table-cell table:formula="of:=[.Q614]-[.Q736]" office:value-type="string" office:string-value="" calcext:value-type="error">
            <text:p>#VALEUR !</text:p>
          </table:table-cell>
          <table:table-cell table:formula="of:=[.R614]-[.R736]" office:value-type="string" office:string-value="" calcext:value-type="error">
            <text:p>#VALEUR !</text:p>
          </table:table-cell>
          <table:table-cell table:formula="of:=[.S614]-[.S736]" office:value-type="float" office:value="0.00394303289954803" calcext:value-type="float">
            <text:p>0,0039430329</text:p>
          </table:table-cell>
          <table:table-cell table:formula="of:=[.T614]-[.T736]" office:value-type="string" office:string-value="" calcext:value-type="error">
            <text:p>#DIV/0 !</text:p>
          </table:table-cell>
          <table:table-cell table:formula="of:=[.U614]-[.U736]" office:value-type="string" office:string-value="" calcext:value-type="error">
            <text:p>#VALEUR !</text:p>
          </table:table-cell>
          <table:table-cell table:formula="of:=[.V614]-[.V73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[.B615]-[.B737]" office:value-type="string" office:string-value="" calcext:value-type="error">
            <text:p>#DIV/0 !</text:p>
          </table:table-cell>
          <table:table-cell table:formula="of:=[.C615]-[.C737]" office:value-type="float" office:value="0.000173091631370555" calcext:value-type="float">
            <text:p>0,0001730916</text:p>
          </table:table-cell>
          <table:table-cell table:formula="of:=[.D615]-[.D737]" office:value-type="string" office:string-value="" calcext:value-type="error">
            <text:p>#VALEUR !</text:p>
          </table:table-cell>
          <table:table-cell table:formula="of:=[.E615]-[.E737]" office:value-type="float" office:value="1" calcext:value-type="float">
            <text:p>1</text:p>
          </table:table-cell>
          <table:table-cell table:formula="of:=[.F615]-[.F737]" office:value-type="string" office:string-value="" calcext:value-type="error">
            <text:p>#DIV/0 !</text:p>
          </table:table-cell>
          <table:table-cell table:formula="of:=[.G615]-[.G737]" office:value-type="string" office:string-value="" calcext:value-type="error">
            <text:p>#DIV/0 !</text:p>
          </table:table-cell>
          <table:table-cell table:formula="of:=[.H615]-[.H737]" office:value-type="string" office:string-value="" calcext:value-type="error">
            <text:p>#DIV/0 !</text:p>
          </table:table-cell>
          <table:table-cell table:formula="of:=[.I615]-[.I737]" office:value-type="float" office:value="0.0131643805768017" calcext:value-type="float">
            <text:p>0,0131643806</text:p>
          </table:table-cell>
          <table:table-cell table:formula="of:=[.J615]-[.J737]" office:value-type="string" office:string-value="" calcext:value-type="error">
            <text:p>#VALEUR !</text:p>
          </table:table-cell>
          <table:table-cell table:formula="of:=[.K615]-[.K737]" office:value-type="string" office:string-value="" calcext:value-type="error">
            <text:p>#DIV/0 !</text:p>
          </table:table-cell>
          <table:table-cell table:formula="of:=[.L615]-[.L737]" office:value-type="string" office:string-value="" calcext:value-type="error">
            <text:p>#VALEUR !</text:p>
          </table:table-cell>
          <table:table-cell table:formula="of:=[.M615]-[.M737]" office:value-type="float" office:value="0.000087758075848832" calcext:value-type="float">
            <text:p>8,7758075848832E-005</text:p>
          </table:table-cell>
          <table:table-cell table:formula="of:=[.N615]-[.N737]" office:value-type="float" office:value="0.52935619834278" calcext:value-type="float">
            <text:p>0,5293561983</text:p>
          </table:table-cell>
          <table:table-cell table:formula="of:=[.O615]-[.O737]" office:value-type="string" office:string-value="" calcext:value-type="error">
            <text:p>#VALEUR !</text:p>
          </table:table-cell>
          <table:table-cell table:formula="of:=[.P615]-[.P737]" office:value-type="string" office:string-value="" calcext:value-type="error">
            <text:p>#DIV/0 !</text:p>
          </table:table-cell>
          <table:table-cell table:formula="of:=[.Q615]-[.Q737]" office:value-type="string" office:string-value="" calcext:value-type="error">
            <text:p>#VALEUR !</text:p>
          </table:table-cell>
          <table:table-cell table:formula="of:=[.R615]-[.R737]" office:value-type="string" office:string-value="" calcext:value-type="error">
            <text:p>#VALEUR !</text:p>
          </table:table-cell>
          <table:table-cell table:formula="of:=[.S615]-[.S737]" office:value-type="float" office:value="0.0030136867332574" calcext:value-type="float">
            <text:p>0,0030136867</text:p>
          </table:table-cell>
          <table:table-cell table:formula="of:=[.T615]-[.T737]" office:value-type="string" office:string-value="" calcext:value-type="error">
            <text:p>#DIV/0 !</text:p>
          </table:table-cell>
          <table:table-cell table:formula="of:=[.U615]-[.U737]" office:value-type="string" office:string-value="" calcext:value-type="error">
            <text:p>#VALEUR !</text:p>
          </table:table-cell>
          <table:table-cell table:formula="of:=[.V615]-[.V73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[.B616]-[.B738]" office:value-type="string" office:string-value="" calcext:value-type="error">
            <text:p>#DIV/0 !</text:p>
          </table:table-cell>
          <table:table-cell table:formula="of:=[.C616]-[.C738]" office:value-type="float" office:value="0.000150640568165565" calcext:value-type="float">
            <text:p>0,0001506406</text:p>
          </table:table-cell>
          <table:table-cell table:formula="of:=[.D616]-[.D738]" office:value-type="float" office:value="0.00172066890012157" calcext:value-type="float">
            <text:p>0,0017206689</text:p>
          </table:table-cell>
          <table:table-cell table:formula="of:=[.E616]-[.E738]" office:value-type="float" office:value="1" calcext:value-type="float">
            <text:p>1</text:p>
          </table:table-cell>
          <table:table-cell table:formula="of:=[.F616]-[.F738]" office:value-type="string" office:string-value="" calcext:value-type="error">
            <text:p>#DIV/0 !</text:p>
          </table:table-cell>
          <table:table-cell table:formula="of:=[.G616]-[.G738]" office:value-type="string" office:string-value="" calcext:value-type="error">
            <text:p>#DIV/0 !</text:p>
          </table:table-cell>
          <table:table-cell table:formula="of:=[.H616]-[.H738]" office:value-type="string" office:string-value="" calcext:value-type="error">
            <text:p>#DIV/0 !</text:p>
          </table:table-cell>
          <table:table-cell table:formula="of:=[.I616]-[.I738]" office:value-type="float" office:value="0.0123709233802417" calcext:value-type="float">
            <text:p>0,0123709234</text:p>
          </table:table-cell>
          <table:table-cell table:formula="of:=[.J616]-[.J738]" office:value-type="string" office:string-value="" calcext:value-type="error">
            <text:p>#VALEUR !</text:p>
          </table:table-cell>
          <table:table-cell table:formula="of:=[.K616]-[.K738]" office:value-type="string" office:string-value="" calcext:value-type="error">
            <text:p>#DIV/0 !</text:p>
          </table:table-cell>
          <table:table-cell table:formula="of:=[.L616]-[.L738]" office:value-type="string" office:string-value="" calcext:value-type="error">
            <text:p>#VALEUR !</text:p>
          </table:table-cell>
          <table:table-cell table:formula="of:=[.M616]-[.M738]" office:value-type="float" office:value="0.0000824287021796863" calcext:value-type="float">
            <text:p>8,24287021796863E-005</text:p>
          </table:table-cell>
          <table:table-cell table:formula="of:=[.N616]-[.N738]" office:value-type="float" office:value="0.498020343616314" calcext:value-type="float">
            <text:p>0,4980203436</text:p>
          </table:table-cell>
          <table:table-cell table:formula="of:=[.O616]-[.O738]" office:value-type="string" office:string-value="" calcext:value-type="error">
            <text:p>#VALEUR !</text:p>
          </table:table-cell>
          <table:table-cell table:formula="of:=[.P616]-[.P738]" office:value-type="string" office:string-value="" calcext:value-type="error">
            <text:p>#DIV/0 !</text:p>
          </table:table-cell>
          <table:table-cell table:formula="of:=[.Q616]-[.Q738]" office:value-type="string" office:string-value="" calcext:value-type="error">
            <text:p>#VALEUR !</text:p>
          </table:table-cell>
          <table:table-cell table:formula="of:=[.R616]-[.R738]" office:value-type="string" office:string-value="" calcext:value-type="error">
            <text:p>#VALEUR !</text:p>
          </table:table-cell>
          <table:table-cell table:formula="of:=[.S616]-[.S738]" office:value-type="float" office:value="0.00391520738508467" calcext:value-type="float">
            <text:p>0,0039152074</text:p>
          </table:table-cell>
          <table:table-cell table:formula="of:=[.T616]-[.T738]" office:value-type="string" office:string-value="" calcext:value-type="error">
            <text:p>#DIV/0 !</text:p>
          </table:table-cell>
          <table:table-cell table:formula="of:=[.U616]-[.U738]" office:value-type="string" office:string-value="" calcext:value-type="error">
            <text:p>#VALEUR !</text:p>
          </table:table-cell>
          <table:table-cell table:formula="of:=[.V616]-[.V73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[.B617]-[.B739]" office:value-type="string" office:string-value="" calcext:value-type="error">
            <text:p>#DIV/0 !</text:p>
          </table:table-cell>
          <table:table-cell table:formula="of:=[.C617]-[.C739]" office:value-type="float" office:value="0.000160127033041097" calcext:value-type="float">
            <text:p>0,000160127</text:p>
          </table:table-cell>
          <table:table-cell table:formula="of:=[.D617]-[.D739]" office:value-type="string" office:string-value="" calcext:value-type="error">
            <text:p>#VALEUR !</text:p>
          </table:table-cell>
          <table:table-cell table:formula="of:=[.E617]-[.E739]" office:value-type="float" office:value="1" calcext:value-type="float">
            <text:p>1</text:p>
          </table:table-cell>
          <table:table-cell table:formula="of:=[.F617]-[.F739]" office:value-type="string" office:string-value="" calcext:value-type="error">
            <text:p>#DIV/0 !</text:p>
          </table:table-cell>
          <table:table-cell table:formula="of:=[.G617]-[.G739]" office:value-type="string" office:string-value="" calcext:value-type="error">
            <text:p>#DIV/0 !</text:p>
          </table:table-cell>
          <table:table-cell table:formula="of:=[.H617]-[.H739]" office:value-type="string" office:string-value="" calcext:value-type="error">
            <text:p>#DIV/0 !</text:p>
          </table:table-cell>
          <table:table-cell table:formula="of:=[.I617]-[.I739]" office:value-type="float" office:value="0.0140993698692658" calcext:value-type="float">
            <text:p>0,0140993699</text:p>
          </table:table-cell>
          <table:table-cell table:formula="of:=[.J617]-[.J739]" office:value-type="string" office:string-value="" calcext:value-type="error">
            <text:p>#VALEUR !</text:p>
          </table:table-cell>
          <table:table-cell table:formula="of:=[.K617]-[.K739]" office:value-type="string" office:string-value="" calcext:value-type="error">
            <text:p>#DIV/0 !</text:p>
          </table:table-cell>
          <table:table-cell table:formula="of:=[.L617]-[.L739]" office:value-type="string" office:string-value="" calcext:value-type="error">
            <text:p>#VALEUR !</text:p>
          </table:table-cell>
          <table:table-cell table:formula="of:=[.M617]-[.M739]" office:value-type="float" office:value="0.000129374141100285" calcext:value-type="float">
            <text:p>0,0001293741</text:p>
          </table:table-cell>
          <table:table-cell table:formula="of:=[.N617]-[.N739]" office:value-type="float" office:value="0.56268503167101" calcext:value-type="float">
            <text:p>0,5626850317</text:p>
          </table:table-cell>
          <table:table-cell table:formula="of:=[.O617]-[.O739]" office:value-type="string" office:string-value="" calcext:value-type="error">
            <text:p>#VALEUR !</text:p>
          </table:table-cell>
          <table:table-cell table:formula="of:=[.P617]-[.P739]" office:value-type="string" office:string-value="" calcext:value-type="error">
            <text:p>#DIV/0 !</text:p>
          </table:table-cell>
          <table:table-cell table:formula="of:=[.Q617]-[.Q739]" office:value-type="string" office:string-value="" calcext:value-type="error">
            <text:p>#VALEUR !</text:p>
          </table:table-cell>
          <table:table-cell table:formula="of:=[.R617]-[.R739]" office:value-type="string" office:string-value="" calcext:value-type="error">
            <text:p>#VALEUR !</text:p>
          </table:table-cell>
          <table:table-cell table:formula="of:=[.S617]-[.S739]" office:value-type="float" office:value="0.0036837146973504" calcext:value-type="float">
            <text:p>0,0036837147</text:p>
          </table:table-cell>
          <table:table-cell table:formula="of:=[.T617]-[.T739]" office:value-type="string" office:string-value="" calcext:value-type="error">
            <text:p>#DIV/0 !</text:p>
          </table:table-cell>
          <table:table-cell table:formula="of:=[.U617]-[.U739]" office:value-type="string" office:string-value="" calcext:value-type="error">
            <text:p>#VALEUR !</text:p>
          </table:table-cell>
          <table:table-cell table:formula="of:=[.V617]-[.V73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[.B618]-[.B740]" office:value-type="string" office:string-value="" calcext:value-type="error">
            <text:p>#DIV/0 !</text:p>
          </table:table-cell>
          <table:table-cell table:formula="of:=[.C618]-[.C740]" office:value-type="float" office:value="0.000222919948725795" calcext:value-type="float">
            <text:p>0,0002229199</text:p>
          </table:table-cell>
          <table:table-cell table:formula="of:=[.D618]-[.D740]" office:value-type="string" office:string-value="" calcext:value-type="error">
            <text:p>#VALEUR !</text:p>
          </table:table-cell>
          <table:table-cell table:formula="of:=[.E618]-[.E740]" office:value-type="float" office:value="1" calcext:value-type="float">
            <text:p>1</text:p>
          </table:table-cell>
          <table:table-cell table:formula="of:=[.F618]-[.F740]" office:value-type="string" office:string-value="" calcext:value-type="error">
            <text:p>#DIV/0 !</text:p>
          </table:table-cell>
          <table:table-cell table:formula="of:=[.G618]-[.G740]" office:value-type="string" office:string-value="" calcext:value-type="error">
            <text:p>#DIV/0 !</text:p>
          </table:table-cell>
          <table:table-cell table:formula="of:=[.H618]-[.H740]" office:value-type="string" office:string-value="" calcext:value-type="error">
            <text:p>#DIV/0 !</text:p>
          </table:table-cell>
          <table:table-cell table:formula="of:=[.I618]-[.I740]" office:value-type="float" office:value="0.0134078100014012" calcext:value-type="float">
            <text:p>0,01340781</text:p>
          </table:table-cell>
          <table:table-cell table:formula="of:=[.J618]-[.J740]" office:value-type="string" office:string-value="" calcext:value-type="error">
            <text:p>#VALEUR !</text:p>
          </table:table-cell>
          <table:table-cell table:formula="of:=[.K618]-[.K740]" office:value-type="string" office:string-value="" calcext:value-type="error">
            <text:p>#DIV/0 !</text:p>
          </table:table-cell>
          <table:table-cell table:formula="of:=[.L618]-[.L740]" office:value-type="string" office:string-value="" calcext:value-type="error">
            <text:p>#VALEUR !</text:p>
          </table:table-cell>
          <table:table-cell table:formula="of:=[.M618]-[.M740]" office:value-type="float" office:value="0.0000772986433695519" calcext:value-type="float">
            <text:p>7,72986433695519E-005</text:p>
          </table:table-cell>
          <table:table-cell table:formula="of:=[.N618]-[.N740]" office:value-type="float" office:value="0.565517667804547" calcext:value-type="float">
            <text:p>0,5655176678</text:p>
          </table:table-cell>
          <table:table-cell table:formula="of:=[.O618]-[.O740]" office:value-type="string" office:string-value="" calcext:value-type="error">
            <text:p>#VALEUR !</text:p>
          </table:table-cell>
          <table:table-cell table:formula="of:=[.P618]-[.P740]" office:value-type="string" office:string-value="" calcext:value-type="error">
            <text:p>#DIV/0 !</text:p>
          </table:table-cell>
          <table:table-cell table:formula="of:=[.Q618]-[.Q740]" office:value-type="string" office:string-value="" calcext:value-type="error">
            <text:p>#VALEUR !</text:p>
          </table:table-cell>
          <table:table-cell table:formula="of:=[.R618]-[.R740]" office:value-type="string" office:string-value="" calcext:value-type="error">
            <text:p>#VALEUR !</text:p>
          </table:table-cell>
          <table:table-cell table:formula="of:=[.S618]-[.S740]" office:value-type="float" office:value="0.00294067557278189" calcext:value-type="float">
            <text:p>0,0029406756</text:p>
          </table:table-cell>
          <table:table-cell table:formula="of:=[.T618]-[.T740]" office:value-type="string" office:string-value="" calcext:value-type="error">
            <text:p>#DIV/0 !</text:p>
          </table:table-cell>
          <table:table-cell table:formula="of:=[.U618]-[.U740]" office:value-type="string" office:string-value="" calcext:value-type="error">
            <text:p>#VALEUR !</text:p>
          </table:table-cell>
          <table:table-cell table:formula="of:=[.V618]-[.V74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[.B619]-[.B741]" office:value-type="string" office:string-value="" calcext:value-type="error">
            <text:p>#DIV/0 !</text:p>
          </table:table-cell>
          <table:table-cell table:formula="of:=[.C619]-[.C741]" office:value-type="float" office:value="0.000122943569810897" calcext:value-type="float">
            <text:p>0,0001229436</text:p>
          </table:table-cell>
          <table:table-cell table:formula="of:=[.D619]-[.D741]" office:value-type="float" office:value="0.00149281134140132" calcext:value-type="float">
            <text:p>0,0014928113</text:p>
          </table:table-cell>
          <table:table-cell table:formula="of:=[.E619]-[.E741]" office:value-type="float" office:value="1" calcext:value-type="float">
            <text:p>1</text:p>
          </table:table-cell>
          <table:table-cell table:formula="of:=[.F619]-[.F741]" office:value-type="string" office:string-value="" calcext:value-type="error">
            <text:p>#DIV/0 !</text:p>
          </table:table-cell>
          <table:table-cell table:formula="of:=[.G619]-[.G741]" office:value-type="string" office:string-value="" calcext:value-type="error">
            <text:p>#DIV/0 !</text:p>
          </table:table-cell>
          <table:table-cell table:formula="of:=[.H619]-[.H741]" office:value-type="string" office:string-value="" calcext:value-type="error">
            <text:p>#DIV/0 !</text:p>
          </table:table-cell>
          <table:table-cell table:formula="of:=[.I619]-[.I741]" office:value-type="float" office:value="0.0116495289200584" calcext:value-type="float">
            <text:p>0,0116495289</text:p>
          </table:table-cell>
          <table:table-cell table:formula="of:=[.J619]-[.J741]" office:value-type="string" office:string-value="" calcext:value-type="error">
            <text:p>#VALEUR !</text:p>
          </table:table-cell>
          <table:table-cell table:formula="of:=[.K619]-[.K741]" office:value-type="string" office:string-value="" calcext:value-type="error">
            <text:p>#DIV/0 !</text:p>
          </table:table-cell>
          <table:table-cell table:formula="of:=[.L619]-[.L741]" office:value-type="string" office:string-value="" calcext:value-type="error">
            <text:p>#VALEUR !</text:p>
          </table:table-cell>
          <table:table-cell table:formula="of:=[.M619]-[.M741]" office:value-type="float" office:value="0.0000436695597567883" calcext:value-type="float">
            <text:p>4,36695597567883E-005</text:p>
          </table:table-cell>
          <table:table-cell table:formula="of:=[.N619]-[.N741]" office:value-type="float" office:value="0.519156674743338" calcext:value-type="float">
            <text:p>0,5191566747</text:p>
          </table:table-cell>
          <table:table-cell table:formula="of:=[.O619]-[.O741]" office:value-type="string" office:string-value="" calcext:value-type="error">
            <text:p>#VALEUR !</text:p>
          </table:table-cell>
          <table:table-cell table:formula="of:=[.P619]-[.P741]" office:value-type="string" office:string-value="" calcext:value-type="error">
            <text:p>#DIV/0 !</text:p>
          </table:table-cell>
          <table:table-cell table:formula="of:=[.Q619]-[.Q741]" office:value-type="string" office:string-value="" calcext:value-type="error">
            <text:p>#VALEUR !</text:p>
          </table:table-cell>
          <table:table-cell table:formula="of:=[.R619]-[.R741]" office:value-type="string" office:string-value="" calcext:value-type="error">
            <text:p>#VALEUR !</text:p>
          </table:table-cell>
          <table:table-cell table:formula="of:=[.S619]-[.S741]" office:value-type="float" office:value="0.00317689643552524" calcext:value-type="float">
            <text:p>0,0031768964</text:p>
          </table:table-cell>
          <table:table-cell table:formula="of:=[.T619]-[.T741]" office:value-type="string" office:string-value="" calcext:value-type="error">
            <text:p>#DIV/0 !</text:p>
          </table:table-cell>
          <table:table-cell table:formula="of:=[.U619]-[.U741]" office:value-type="float" office:value="0.00000375995778996186" calcext:value-type="float">
            <text:p>0,00000376</text:p>
          </table:table-cell>
          <table:table-cell table:formula="of:=[.V619]-[.V74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[.B620]-[.B742]" office:value-type="string" office:string-value="" calcext:value-type="error">
            <text:p>#DIV/0 !</text:p>
          </table:table-cell>
          <table:table-cell table:formula="of:=[.C620]-[.C742]" office:value-type="float" office:value="0.000114422611454318" calcext:value-type="float">
            <text:p>0,0001144226</text:p>
          </table:table-cell>
          <table:table-cell table:formula="of:=[.D620]-[.D742]" office:value-type="string" office:string-value="" calcext:value-type="error">
            <text:p>#VALEUR !</text:p>
          </table:table-cell>
          <table:table-cell table:formula="of:=[.E620]-[.E742]" office:value-type="float" office:value="1" calcext:value-type="float">
            <text:p>1</text:p>
          </table:table-cell>
          <table:table-cell table:formula="of:=[.F620]-[.F742]" office:value-type="string" office:string-value="" calcext:value-type="error">
            <text:p>#DIV/0 !</text:p>
          </table:table-cell>
          <table:table-cell table:formula="of:=[.G620]-[.G742]" office:value-type="string" office:string-value="" calcext:value-type="error">
            <text:p>#DIV/0 !</text:p>
          </table:table-cell>
          <table:table-cell table:formula="of:=[.H620]-[.H742]" office:value-type="string" office:string-value="" calcext:value-type="error">
            <text:p>#DIV/0 !</text:p>
          </table:table-cell>
          <table:table-cell table:formula="of:=[.I620]-[.I742]" office:value-type="float" office:value="0.0111806406206554" calcext:value-type="float">
            <text:p>0,0111806406</text:p>
          </table:table-cell>
          <table:table-cell table:formula="of:=[.J620]-[.J742]" office:value-type="string" office:string-value="" calcext:value-type="error">
            <text:p>#VALEUR !</text:p>
          </table:table-cell>
          <table:table-cell table:formula="of:=[.K620]-[.K742]" office:value-type="string" office:string-value="" calcext:value-type="error">
            <text:p>#DIV/0 !</text:p>
          </table:table-cell>
          <table:table-cell table:formula="of:=[.L620]-[.L742]" office:value-type="string" office:string-value="" calcext:value-type="error">
            <text:p>#VALEUR !</text:p>
          </table:table-cell>
          <table:table-cell table:formula="of:=[.M620]-[.M742]" office:value-type="float" office:value="0.000110692199309452" calcext:value-type="float">
            <text:p>0,0001106922</text:p>
          </table:table-cell>
          <table:table-cell table:formula="of:=[.N620]-[.N742]" office:value-type="float" office:value="0.489891106337487" calcext:value-type="float">
            <text:p>0,4898911063</text:p>
          </table:table-cell>
          <table:table-cell table:formula="of:=[.O620]-[.O742]" office:value-type="string" office:string-value="" calcext:value-type="error">
            <text:p>#VALEUR !</text:p>
          </table:table-cell>
          <table:table-cell table:formula="of:=[.P620]-[.P742]" office:value-type="string" office:string-value="" calcext:value-type="error">
            <text:p>#DIV/0 !</text:p>
          </table:table-cell>
          <table:table-cell table:formula="of:=[.Q620]-[.Q742]" office:value-type="string" office:string-value="" calcext:value-type="error">
            <text:p>#VALEUR !</text:p>
          </table:table-cell>
          <table:table-cell table:formula="of:=[.R620]-[.R742]" office:value-type="string" office:string-value="" calcext:value-type="error">
            <text:p>#VALEUR !</text:p>
          </table:table-cell>
          <table:table-cell table:formula="of:=[.S620]-[.S742]" office:value-type="float" office:value="0.00451744791345509" calcext:value-type="float">
            <text:p>0,0045174479</text:p>
          </table:table-cell>
          <table:table-cell table:formula="of:=[.T620]-[.T742]" office:value-type="string" office:string-value="" calcext:value-type="error">
            <text:p>#DIV/0 !</text:p>
          </table:table-cell>
          <table:table-cell table:formula="of:=[.U620]-[.U742]" office:value-type="string" office:string-value="" calcext:value-type="error">
            <text:p>#VALEUR !</text:p>
          </table:table-cell>
          <table:table-cell table:formula="of:=[.V620]-[.V74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[.B621]-[.B743]" office:value-type="string" office:string-value="" calcext:value-type="error">
            <text:p>#DIV/0 !</text:p>
          </table:table-cell>
          <table:table-cell table:formula="of:=[.C621]-[.C743]" office:value-type="float" office:value="0.000120808895911796" calcext:value-type="float">
            <text:p>0,0001208089</text:p>
          </table:table-cell>
          <table:table-cell table:formula="of:=[.D621]-[.D743]" office:value-type="float" office:value="0.00230480399954761" calcext:value-type="float">
            <text:p>0,002304804</text:p>
          </table:table-cell>
          <table:table-cell table:formula="of:=[.E621]-[.E743]" office:value-type="float" office:value="1" calcext:value-type="float">
            <text:p>1</text:p>
          </table:table-cell>
          <table:table-cell table:formula="of:=[.F621]-[.F743]" office:value-type="string" office:string-value="" calcext:value-type="error">
            <text:p>#DIV/0 !</text:p>
          </table:table-cell>
          <table:table-cell table:formula="of:=[.G621]-[.G743]" office:value-type="string" office:string-value="" calcext:value-type="error">
            <text:p>#DIV/0 !</text:p>
          </table:table-cell>
          <table:table-cell table:formula="of:=[.H621]-[.H743]" office:value-type="string" office:string-value="" calcext:value-type="error">
            <text:p>#DIV/0 !</text:p>
          </table:table-cell>
          <table:table-cell table:formula="of:=[.I621]-[.I743]" office:value-type="float" office:value="0.0126036193640452" calcext:value-type="float">
            <text:p>0,0126036194</text:p>
          </table:table-cell>
          <table:table-cell table:formula="of:=[.J621]-[.J743]" office:value-type="string" office:string-value="" calcext:value-type="error">
            <text:p>#VALEUR !</text:p>
          </table:table-cell>
          <table:table-cell table:formula="of:=[.K621]-[.K743]" office:value-type="string" office:string-value="" calcext:value-type="error">
            <text:p>#DIV/0 !</text:p>
          </table:table-cell>
          <table:table-cell table:formula="of:=[.L621]-[.L743]" office:value-type="string" office:string-value="" calcext:value-type="error">
            <text:p>#VALEUR !</text:p>
          </table:table-cell>
          <table:table-cell table:formula="of:=[.M621]-[.M743]" office:value-type="float" office:value="0.000100291443420936" calcext:value-type="float">
            <text:p>0,0001002914</text:p>
          </table:table-cell>
          <table:table-cell table:formula="of:=[.N621]-[.N743]" office:value-type="float" office:value="0.467222385723408" calcext:value-type="float">
            <text:p>0,4672223857</text:p>
          </table:table-cell>
          <table:table-cell table:formula="of:=[.O621]-[.O743]" office:value-type="float" office:value="0.0000273311789686176" calcext:value-type="float">
            <text:p>2,73311789686176E-005</text:p>
          </table:table-cell>
          <table:table-cell table:formula="of:=[.P621]-[.P743]" office:value-type="string" office:string-value="" calcext:value-type="error">
            <text:p>#DIV/0 !</text:p>
          </table:table-cell>
          <table:table-cell table:formula="of:=[.Q621]-[.Q743]" office:value-type="string" office:string-value="" calcext:value-type="error">
            <text:p>#VALEUR !</text:p>
          </table:table-cell>
          <table:table-cell table:formula="of:=[.R621]-[.R743]" office:value-type="string" office:string-value="" calcext:value-type="error">
            <text:p>#VALEUR !</text:p>
          </table:table-cell>
          <table:table-cell table:formula="of:=[.S621]-[.S743]" office:value-type="float" office:value="0.00619595030539783" calcext:value-type="float">
            <text:p>0,0061959503</text:p>
          </table:table-cell>
          <table:table-cell table:formula="of:=[.T621]-[.T743]" office:value-type="string" office:string-value="" calcext:value-type="error">
            <text:p>#DIV/0 !</text:p>
          </table:table-cell>
          <table:table-cell table:formula="of:=[.U621]-[.U743]" office:value-type="string" office:string-value="" calcext:value-type="error">
            <text:p>#VALEUR !</text:p>
          </table:table-cell>
          <table:table-cell table:formula="of:=[.V621]-[.V74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22]-[.B744]" office:value-type="string" office:string-value="" calcext:value-type="error">
            <text:p>#DIV/0 !</text:p>
          </table:table-cell>
          <table:table-cell table:formula="of:=[.C622]-[.C744]" office:value-type="float" office:value="0.000103806875408441" calcext:value-type="float">
            <text:p>0,0001038069</text:p>
          </table:table-cell>
          <table:table-cell table:formula="of:=[.D622]-[.D744]" office:value-type="string" office:string-value="" calcext:value-type="error">
            <text:p>#VALEUR !</text:p>
          </table:table-cell>
          <table:table-cell table:formula="of:=[.E622]-[.E744]" office:value-type="float" office:value="1" calcext:value-type="float">
            <text:p>1</text:p>
          </table:table-cell>
          <table:table-cell table:formula="of:=[.F622]-[.F744]" office:value-type="string" office:string-value="" calcext:value-type="error">
            <text:p>#DIV/0 !</text:p>
          </table:table-cell>
          <table:table-cell table:formula="of:=[.G622]-[.G744]" office:value-type="string" office:string-value="" calcext:value-type="error">
            <text:p>#DIV/0 !</text:p>
          </table:table-cell>
          <table:table-cell table:formula="of:=[.H622]-[.H744]" office:value-type="string" office:string-value="" calcext:value-type="error">
            <text:p>#DIV/0 !</text:p>
          </table:table-cell>
          <table:table-cell table:formula="of:=[.I622]-[.I744]" office:value-type="float" office:value="0.0167915140499591" calcext:value-type="float">
            <text:p>0,016791514</text:p>
          </table:table-cell>
          <table:table-cell table:formula="of:=[.J622]-[.J744]" office:value-type="string" office:string-value="" calcext:value-type="error">
            <text:p>#VALEUR !</text:p>
          </table:table-cell>
          <table:table-cell table:formula="of:=[.K622]-[.K744]" office:value-type="string" office:string-value="" calcext:value-type="error">
            <text:p>#DIV/0 !</text:p>
          </table:table-cell>
          <table:table-cell table:formula="of:=[.L622]-[.L744]" office:value-type="string" office:string-value="" calcext:value-type="error">
            <text:p>#VALEUR !</text:p>
          </table:table-cell>
          <table:table-cell table:formula="of:=[.M622]-[.M744]" office:value-type="string" office:string-value="" calcext:value-type="error">
            <text:p>#VALEUR !</text:p>
          </table:table-cell>
          <table:table-cell table:formula="of:=[.N622]-[.N744]" office:value-type="float" office:value="0.606471143137174" calcext:value-type="float">
            <text:p>0,6064711431</text:p>
          </table:table-cell>
          <table:table-cell table:formula="of:=[.O622]-[.O744]" office:value-type="float" office:value="0.0000261874055016249" calcext:value-type="float">
            <text:p>2,61874055016249E-005</text:p>
          </table:table-cell>
          <table:table-cell table:formula="of:=[.P622]-[.P744]" office:value-type="string" office:string-value="" calcext:value-type="error">
            <text:p>#DIV/0 !</text:p>
          </table:table-cell>
          <table:table-cell table:formula="of:=[.Q622]-[.Q744]" office:value-type="string" office:string-value="" calcext:value-type="error">
            <text:p>#VALEUR !</text:p>
          </table:table-cell>
          <table:table-cell table:formula="of:=[.R622]-[.R744]" office:value-type="string" office:string-value="" calcext:value-type="error">
            <text:p>#VALEUR !</text:p>
          </table:table-cell>
          <table:table-cell table:formula="of:=[.S622]-[.S744]" office:value-type="float" office:value="0.00664406501032095" calcext:value-type="float">
            <text:p>0,006644065</text:p>
          </table:table-cell>
          <table:table-cell table:formula="of:=[.T622]-[.T744]" office:value-type="string" office:string-value="" calcext:value-type="error">
            <text:p>#DIV/0 !</text:p>
          </table:table-cell>
          <table:table-cell table:formula="of:=[.U622]-[.U744]" office:value-type="string" office:string-value="" calcext:value-type="error">
            <text:p>#VALEUR !</text:p>
          </table:table-cell>
          <table:table-cell table:formula="of:=[.V622]-[.V74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[.B623]-[.B745]" office:value-type="string" office:string-value="" calcext:value-type="error">
            <text:p>#DIV/0 !</text:p>
          </table:table-cell>
          <table:table-cell table:formula="of:=[.C623]-[.C745]" office:value-type="float" office:value="0.000134208845561867" calcext:value-type="float">
            <text:p>0,0001342088</text:p>
          </table:table-cell>
          <table:table-cell table:formula="of:=[.D623]-[.D745]" office:value-type="string" office:string-value="" calcext:value-type="error">
            <text:p>#VALEUR !</text:p>
          </table:table-cell>
          <table:table-cell table:formula="of:=[.E623]-[.E745]" office:value-type="float" office:value="1" calcext:value-type="float">
            <text:p>1</text:p>
          </table:table-cell>
          <table:table-cell table:formula="of:=[.F623]-[.F745]" office:value-type="string" office:string-value="" calcext:value-type="error">
            <text:p>#DIV/0 !</text:p>
          </table:table-cell>
          <table:table-cell table:formula="of:=[.G623]-[.G745]" office:value-type="string" office:string-value="" calcext:value-type="error">
            <text:p>#DIV/0 !</text:p>
          </table:table-cell>
          <table:table-cell table:formula="of:=[.H623]-[.H745]" office:value-type="string" office:string-value="" calcext:value-type="error">
            <text:p>#DIV/0 !</text:p>
          </table:table-cell>
          <table:table-cell table:formula="of:=[.I623]-[.I745]" office:value-type="float" office:value="0.0125102616006464" calcext:value-type="float">
            <text:p>0,0125102616</text:p>
          </table:table-cell>
          <table:table-cell table:formula="of:=[.J623]-[.J745]" office:value-type="string" office:string-value="" calcext:value-type="error">
            <text:p>#VALEUR !</text:p>
          </table:table-cell>
          <table:table-cell table:formula="of:=[.K623]-[.K745]" office:value-type="string" office:string-value="" calcext:value-type="error">
            <text:p>#DIV/0 !</text:p>
          </table:table-cell>
          <table:table-cell table:formula="of:=[.L623]-[.L745]" office:value-type="string" office:string-value="" calcext:value-type="error">
            <text:p>#VALEUR !</text:p>
          </table:table-cell>
          <table:table-cell table:formula="of:=[.M623]-[.M745]" office:value-type="float" office:value="0.0000992386117318885" calcext:value-type="float">
            <text:p>9,92386117318885E-005</text:p>
          </table:table-cell>
          <table:table-cell table:formula="of:=[.N623]-[.N745]" office:value-type="float" office:value="0.49954561413381" calcext:value-type="float">
            <text:p>0,4995456141</text:p>
          </table:table-cell>
          <table:table-cell table:formula="of:=[.O623]-[.O745]" office:value-type="float" office:value="0.0000211464786463245" calcext:value-type="float">
            <text:p>2,11464786463245E-005</text:p>
          </table:table-cell>
          <table:table-cell table:formula="of:=[.P623]-[.P745]" office:value-type="string" office:string-value="" calcext:value-type="error">
            <text:p>#DIV/0 !</text:p>
          </table:table-cell>
          <table:table-cell table:formula="of:=[.Q623]-[.Q745]" office:value-type="string" office:string-value="" calcext:value-type="error">
            <text:p>#VALEUR !</text:p>
          </table:table-cell>
          <table:table-cell table:formula="of:=[.R623]-[.R745]" office:value-type="float" office:value="0.0000149233720732633" calcext:value-type="float">
            <text:p>1,49233720732633E-005</text:p>
          </table:table-cell>
          <table:table-cell table:formula="of:=[.S623]-[.S745]" office:value-type="float" office:value="0.00589486972314276" calcext:value-type="float">
            <text:p>0,0058948697</text:p>
          </table:table-cell>
          <table:table-cell table:formula="of:=[.T623]-[.T745]" office:value-type="string" office:string-value="" calcext:value-type="error">
            <text:p>#DIV/0 !</text:p>
          </table:table-cell>
          <table:table-cell table:formula="of:=[.U623]-[.U745]" office:value-type="string" office:string-value="" calcext:value-type="error">
            <text:p>#VALEUR !</text:p>
          </table:table-cell>
          <table:table-cell table:formula="of:=[.V623]-[.V74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[.B624]-[.B746]" office:value-type="string" office:string-value="" calcext:value-type="error">
            <text:p>#DIV/0 !</text:p>
          </table:table-cell>
          <table:table-cell table:formula="of:=[.C624]-[.C746]" office:value-type="float" office:value="0.000129022601106601" calcext:value-type="float">
            <text:p>0,0001290226</text:p>
          </table:table-cell>
          <table:table-cell table:formula="of:=[.D624]-[.D746]" office:value-type="float" office:value="0.00147547374862849" calcext:value-type="float">
            <text:p>0,0014754737</text:p>
          </table:table-cell>
          <table:table-cell table:formula="of:=[.E624]-[.E746]" office:value-type="float" office:value="1" calcext:value-type="float">
            <text:p>1</text:p>
          </table:table-cell>
          <table:table-cell table:formula="of:=[.F624]-[.F746]" office:value-type="string" office:string-value="" calcext:value-type="error">
            <text:p>#DIV/0 !</text:p>
          </table:table-cell>
          <table:table-cell table:formula="of:=[.G624]-[.G746]" office:value-type="string" office:string-value="" calcext:value-type="error">
            <text:p>#DIV/0 !</text:p>
          </table:table-cell>
          <table:table-cell table:formula="of:=[.H624]-[.H746]" office:value-type="string" office:string-value="" calcext:value-type="error">
            <text:p>#DIV/0 !</text:p>
          </table:table-cell>
          <table:table-cell table:formula="of:=[.I624]-[.I746]" office:value-type="float" office:value="0.0125274398037063" calcext:value-type="float">
            <text:p>0,0125274398</text:p>
          </table:table-cell>
          <table:table-cell table:formula="of:=[.J624]-[.J746]" office:value-type="string" office:string-value="" calcext:value-type="error">
            <text:p>#VALEUR !</text:p>
          </table:table-cell>
          <table:table-cell table:formula="of:=[.K624]-[.K746]" office:value-type="string" office:string-value="" calcext:value-type="error">
            <text:p>#DIV/0 !</text:p>
          </table:table-cell>
          <table:table-cell table:formula="of:=[.L624]-[.L746]" office:value-type="string" office:string-value="" calcext:value-type="error">
            <text:p>#VALEUR !</text:p>
          </table:table-cell>
          <table:table-cell table:formula="of:=[.M624]-[.M746]" office:value-type="float" office:value="0.0000636762967710936" calcext:value-type="float">
            <text:p>6,36762967710936E-005</text:p>
          </table:table-cell>
          <table:table-cell table:formula="of:=[.N624]-[.N746]" office:value-type="float" office:value="0.549812827689047" calcext:value-type="float">
            <text:p>0,5498128277</text:p>
          </table:table-cell>
          <table:table-cell table:formula="of:=[.O624]-[.O746]" office:value-type="string" office:string-value="" calcext:value-type="error">
            <text:p>#VALEUR !</text:p>
          </table:table-cell>
          <table:table-cell table:formula="of:=[.P624]-[.P746]" office:value-type="string" office:string-value="" calcext:value-type="error">
            <text:p>#DIV/0 !</text:p>
          </table:table-cell>
          <table:table-cell table:formula="of:=[.Q624]-[.Q746]" office:value-type="string" office:string-value="" calcext:value-type="error">
            <text:p>#VALEUR !</text:p>
          </table:table-cell>
          <table:table-cell table:formula="of:=[.R624]-[.R746]" office:value-type="string" office:string-value="" calcext:value-type="error">
            <text:p>#VALEUR !</text:p>
          </table:table-cell>
          <table:table-cell table:formula="of:=[.S624]-[.S746]" office:value-type="float" office:value="0.00515630978145124" calcext:value-type="float">
            <text:p>0,0051563098</text:p>
          </table:table-cell>
          <table:table-cell table:formula="of:=[.T624]-[.T746]" office:value-type="string" office:string-value="" calcext:value-type="error">
            <text:p>#DIV/0 !</text:p>
          </table:table-cell>
          <table:table-cell table:formula="of:=[.U624]-[.U746]" office:value-type="string" office:string-value="" calcext:value-type="error">
            <text:p>#VALEUR !</text:p>
          </table:table-cell>
          <table:table-cell table:formula="of:=[.V624]-[.V74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[.B625]-[.B747]" office:value-type="string" office:string-value="" calcext:value-type="error">
            <text:p>#DIV/0 !</text:p>
          </table:table-cell>
          <table:table-cell table:formula="of:=[.C625]-[.C747]" office:value-type="float" office:value="0.000142928000371773" calcext:value-type="float">
            <text:p>0,000142928</text:p>
          </table:table-cell>
          <table:table-cell table:formula="of:=[.D625]-[.D747]" office:value-type="string" office:string-value="" calcext:value-type="error">
            <text:p>#VALEUR !</text:p>
          </table:table-cell>
          <table:table-cell table:formula="of:=[.E625]-[.E747]" office:value-type="float" office:value="1" calcext:value-type="float">
            <text:p>1</text:p>
          </table:table-cell>
          <table:table-cell table:formula="of:=[.F625]-[.F747]" office:value-type="string" office:string-value="" calcext:value-type="error">
            <text:p>#DIV/0 !</text:p>
          </table:table-cell>
          <table:table-cell table:formula="of:=[.G625]-[.G747]" office:value-type="string" office:string-value="" calcext:value-type="error">
            <text:p>#DIV/0 !</text:p>
          </table:table-cell>
          <table:table-cell table:formula="of:=[.H625]-[.H747]" office:value-type="string" office:string-value="" calcext:value-type="error">
            <text:p>#DIV/0 !</text:p>
          </table:table-cell>
          <table:table-cell table:formula="of:=[.I625]-[.I747]" office:value-type="float" office:value="0.0144345466867816" calcext:value-type="float">
            <text:p>0,0144345467</text:p>
          </table:table-cell>
          <table:table-cell table:formula="of:=[.J625]-[.J747]" office:value-type="string" office:string-value="" calcext:value-type="error">
            <text:p>#VALEUR !</text:p>
          </table:table-cell>
          <table:table-cell table:formula="of:=[.K625]-[.K747]" office:value-type="string" office:string-value="" calcext:value-type="error">
            <text:p>#DIV/0 !</text:p>
          </table:table-cell>
          <table:table-cell table:formula="of:=[.L625]-[.L747]" office:value-type="string" office:string-value="" calcext:value-type="error">
            <text:p>#VALEUR !</text:p>
          </table:table-cell>
          <table:table-cell table:formula="of:=[.M625]-[.M747]" office:value-type="float" office:value="0.0000654118295328653" calcext:value-type="float">
            <text:p>6,54118295328653E-005</text:p>
          </table:table-cell>
          <table:table-cell table:formula="of:=[.N625]-[.N747]" office:value-type="float" office:value="0.586008698180177" calcext:value-type="float">
            <text:p>0,5860086982</text:p>
          </table:table-cell>
          <table:table-cell table:formula="of:=[.O625]-[.O747]" office:value-type="float" office:value="0.0000383334168429076" calcext:value-type="float">
            <text:p>3,83334168429076E-005</text:p>
          </table:table-cell>
          <table:table-cell table:formula="of:=[.P625]-[.P747]" office:value-type="string" office:string-value="" calcext:value-type="error">
            <text:p>#DIV/0 !</text:p>
          </table:table-cell>
          <table:table-cell table:formula="of:=[.Q625]-[.Q747]" office:value-type="string" office:string-value="" calcext:value-type="error">
            <text:p>#VALEUR !</text:p>
          </table:table-cell>
          <table:table-cell table:formula="of:=[.R625]-[.R747]" office:value-type="string" office:string-value="" calcext:value-type="error">
            <text:p>#VALEUR !</text:p>
          </table:table-cell>
          <table:table-cell table:formula="of:=[.S625]-[.S747]" office:value-type="float" office:value="0.00515511104692067" calcext:value-type="float">
            <text:p>0,005155111</text:p>
          </table:table-cell>
          <table:table-cell table:formula="of:=[.T625]-[.T747]" office:value-type="string" office:string-value="" calcext:value-type="error">
            <text:p>#DIV/0 !</text:p>
          </table:table-cell>
          <table:table-cell table:formula="of:=[.U625]-[.U747]" office:value-type="string" office:string-value="" calcext:value-type="error">
            <text:p>#VALEUR !</text:p>
          </table:table-cell>
          <table:table-cell table:formula="of:=[.V625]-[.V74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[.B626]-[.B748]" office:value-type="string" office:string-value="" calcext:value-type="error">
            <text:p>#DIV/0 !</text:p>
          </table:table-cell>
          <table:table-cell table:formula="of:=[.C626]-[.C748]" office:value-type="float" office:value="0.000100843982006068" calcext:value-type="float">
            <text:p>0,000100844</text:p>
          </table:table-cell>
          <table:table-cell table:formula="of:=[.D626]-[.D748]" office:value-type="string" office:string-value="" calcext:value-type="error">
            <text:p>#VALEUR !</text:p>
          </table:table-cell>
          <table:table-cell table:formula="of:=[.E626]-[.E748]" office:value-type="float" office:value="1" calcext:value-type="float">
            <text:p>1</text:p>
          </table:table-cell>
          <table:table-cell table:formula="of:=[.F626]-[.F748]" office:value-type="string" office:string-value="" calcext:value-type="error">
            <text:p>#DIV/0 !</text:p>
          </table:table-cell>
          <table:table-cell table:formula="of:=[.G626]-[.G748]" office:value-type="string" office:string-value="" calcext:value-type="error">
            <text:p>#DIV/0 !</text:p>
          </table:table-cell>
          <table:table-cell table:formula="of:=[.H626]-[.H748]" office:value-type="string" office:string-value="" calcext:value-type="error">
            <text:p>#DIV/0 !</text:p>
          </table:table-cell>
          <table:table-cell table:formula="of:=[.I626]-[.I748]" office:value-type="float" office:value="0.0132607299139163" calcext:value-type="float">
            <text:p>0,0132607299</text:p>
          </table:table-cell>
          <table:table-cell table:formula="of:=[.J626]-[.J748]" office:value-type="string" office:string-value="" calcext:value-type="error">
            <text:p>#VALEUR !</text:p>
          </table:table-cell>
          <table:table-cell table:formula="of:=[.K626]-[.K748]" office:value-type="string" office:string-value="" calcext:value-type="error">
            <text:p>#DIV/0 !</text:p>
          </table:table-cell>
          <table:table-cell table:formula="of:=[.L626]-[.L748]" office:value-type="string" office:string-value="" calcext:value-type="error">
            <text:p>#VALEUR !</text:p>
          </table:table-cell>
          <table:table-cell table:formula="of:=[.M626]-[.M748]" office:value-type="float" office:value="0.0000532447669057016" calcext:value-type="float">
            <text:p>5,32447669057016E-005</text:p>
          </table:table-cell>
          <table:table-cell table:formula="of:=[.N626]-[.N748]" office:value-type="float" office:value="0.497411110593406" calcext:value-type="float">
            <text:p>0,4974111106</text:p>
          </table:table-cell>
          <table:table-cell table:formula="of:=[.O626]-[.O748]" office:value-type="string" office:string-value="" calcext:value-type="error">
            <text:p>#VALEUR !</text:p>
          </table:table-cell>
          <table:table-cell table:formula="of:=[.P626]-[.P748]" office:value-type="string" office:string-value="" calcext:value-type="error">
            <text:p>#DIV/0 !</text:p>
          </table:table-cell>
          <table:table-cell table:formula="of:=[.Q626]-[.Q748]" office:value-type="float" office:value="0.0000685020925222976" calcext:value-type="float">
            <text:p>6,85020925222976E-005</text:p>
          </table:table-cell>
          <table:table-cell table:formula="of:=[.R626]-[.R748]" office:value-type="float" office:value="0.0000172370233476084" calcext:value-type="float">
            <text:p>0,000017237</text:p>
          </table:table-cell>
          <table:table-cell table:formula="of:=[.S626]-[.S748]" office:value-type="float" office:value="0.00455776023898074" calcext:value-type="float">
            <text:p>0,0045577602</text:p>
          </table:table-cell>
          <table:table-cell table:formula="of:=[.T626]-[.T748]" office:value-type="string" office:string-value="" calcext:value-type="error">
            <text:p>#DIV/0 !</text:p>
          </table:table-cell>
          <table:table-cell table:formula="of:=[.U626]-[.U748]" office:value-type="string" office:string-value="" calcext:value-type="error">
            <text:p>#VALEUR !</text:p>
          </table:table-cell>
          <table:table-cell table:formula="of:=[.V626]-[.V74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[.B627]-[.B749]" office:value-type="string" office:string-value="" calcext:value-type="error">
            <text:p>#DIV/0 !</text:p>
          </table:table-cell>
          <table:table-cell table:formula="of:=[.C627]-[.C749]" office:value-type="float" office:value="0.000109473614477211" calcext:value-type="float">
            <text:p>0,0001094736</text:p>
          </table:table-cell>
          <table:table-cell table:formula="of:=[.D627]-[.D749]" office:value-type="string" office:string-value="" calcext:value-type="error">
            <text:p>#VALEUR !</text:p>
          </table:table-cell>
          <table:table-cell table:formula="of:=[.E627]-[.E749]" office:value-type="float" office:value="1" calcext:value-type="float">
            <text:p>1</text:p>
          </table:table-cell>
          <table:table-cell table:formula="of:=[.F627]-[.F749]" office:value-type="string" office:string-value="" calcext:value-type="error">
            <text:p>#DIV/0 !</text:p>
          </table:table-cell>
          <table:table-cell table:formula="of:=[.G627]-[.G749]" office:value-type="string" office:string-value="" calcext:value-type="error">
            <text:p>#DIV/0 !</text:p>
          </table:table-cell>
          <table:table-cell table:formula="of:=[.H627]-[.H749]" office:value-type="string" office:string-value="" calcext:value-type="error">
            <text:p>#DIV/0 !</text:p>
          </table:table-cell>
          <table:table-cell table:formula="of:=[.I627]-[.I749]" office:value-type="float" office:value="0.0149402962322525" calcext:value-type="float">
            <text:p>0,0149402962</text:p>
          </table:table-cell>
          <table:table-cell table:formula="of:=[.J627]-[.J749]" office:value-type="string" office:string-value="" calcext:value-type="error">
            <text:p>#VALEUR !</text:p>
          </table:table-cell>
          <table:table-cell table:formula="of:=[.K627]-[.K749]" office:value-type="string" office:string-value="" calcext:value-type="error">
            <text:p>#DIV/0 !</text:p>
          </table:table-cell>
          <table:table-cell table:formula="of:=[.L627]-[.L749]" office:value-type="string" office:string-value="" calcext:value-type="error">
            <text:p>#VALEUR !</text:p>
          </table:table-cell>
          <table:table-cell table:formula="of:=[.M627]-[.M749]" office:value-type="float" office:value="0.000109335173335744" calcext:value-type="float">
            <text:p>0,0001093352</text:p>
          </table:table-cell>
          <table:table-cell table:formula="of:=[.N627]-[.N749]" office:value-type="float" office:value="0.588284808089557" calcext:value-type="float">
            <text:p>0,5882848081</text:p>
          </table:table-cell>
          <table:table-cell table:formula="of:=[.O627]-[.O749]" office:value-type="string" office:string-value="" calcext:value-type="error">
            <text:p>#VALEUR !</text:p>
          </table:table-cell>
          <table:table-cell table:formula="of:=[.P627]-[.P749]" office:value-type="string" office:string-value="" calcext:value-type="error">
            <text:p>#DIV/0 !</text:p>
          </table:table-cell>
          <table:table-cell table:formula="of:=[.Q627]-[.Q749]" office:value-type="string" office:string-value="" calcext:value-type="error">
            <text:p>#VALEUR !</text:p>
          </table:table-cell>
          <table:table-cell table:formula="of:=[.R627]-[.R749]" office:value-type="string" office:string-value="" calcext:value-type="error">
            <text:p>#VALEUR !</text:p>
          </table:table-cell>
          <table:table-cell table:formula="of:=[.S627]-[.S749]" office:value-type="float" office:value="0.00624783333204293" calcext:value-type="float">
            <text:p>0,0062478333</text:p>
          </table:table-cell>
          <table:table-cell table:formula="of:=[.T627]-[.T749]" office:value-type="string" office:string-value="" calcext:value-type="error">
            <text:p>#DIV/0 !</text:p>
          </table:table-cell>
          <table:table-cell table:formula="of:=[.U627]-[.U749]" office:value-type="string" office:string-value="" calcext:value-type="error">
            <text:p>#VALEUR !</text:p>
          </table:table-cell>
          <table:table-cell table:formula="of:=[.V627]-[.V74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[.B628]-[.B750]" office:value-type="string" office:string-value="" calcext:value-type="error">
            <text:p>#DIV/0 !</text:p>
          </table:table-cell>
          <table:table-cell table:formula="of:=[.C628]-[.C750]" office:value-type="float" office:value="0.000153491401762671" calcext:value-type="float">
            <text:p>0,0001534914</text:p>
          </table:table-cell>
          <table:table-cell table:formula="of:=[.D628]-[.D750]" office:value-type="float" office:value="0.00213579908218885" calcext:value-type="float">
            <text:p>0,0021357991</text:p>
          </table:table-cell>
          <table:table-cell table:formula="of:=[.E628]-[.E750]" office:value-type="float" office:value="1" calcext:value-type="float">
            <text:p>1</text:p>
          </table:table-cell>
          <table:table-cell table:formula="of:=[.F628]-[.F750]" office:value-type="string" office:string-value="" calcext:value-type="error">
            <text:p>#DIV/0 !</text:p>
          </table:table-cell>
          <table:table-cell table:formula="of:=[.G628]-[.G750]" office:value-type="string" office:string-value="" calcext:value-type="error">
            <text:p>#DIV/0 !</text:p>
          </table:table-cell>
          <table:table-cell table:formula="of:=[.H628]-[.H750]" office:value-type="string" office:string-value="" calcext:value-type="error">
            <text:p>#DIV/0 !</text:p>
          </table:table-cell>
          <table:table-cell table:formula="of:=[.I628]-[.I750]" office:value-type="float" office:value="0.0147524158174029" calcext:value-type="float">
            <text:p>0,0147524158</text:p>
          </table:table-cell>
          <table:table-cell table:formula="of:=[.J628]-[.J750]" office:value-type="string" office:string-value="" calcext:value-type="error">
            <text:p>#VALEUR !</text:p>
          </table:table-cell>
          <table:table-cell table:formula="of:=[.K628]-[.K750]" office:value-type="string" office:string-value="" calcext:value-type="error">
            <text:p>#DIV/0 !</text:p>
          </table:table-cell>
          <table:table-cell table:formula="of:=[.L628]-[.L750]" office:value-type="string" office:string-value="" calcext:value-type="error">
            <text:p>#VALEUR !</text:p>
          </table:table-cell>
          <table:table-cell table:formula="of:=[.M628]-[.M750]" office:value-type="float" office:value="0.0000400497373492094" calcext:value-type="float">
            <text:p>4,00497373492094E-005</text:p>
          </table:table-cell>
          <table:table-cell table:formula="of:=[.N628]-[.N750]" office:value-type="float" office:value="0.560085999666371" calcext:value-type="float">
            <text:p>0,5600859997</text:p>
          </table:table-cell>
          <table:table-cell table:formula="of:=[.O628]-[.O750]" office:value-type="string" office:string-value="" calcext:value-type="error">
            <text:p>#VALEUR !</text:p>
          </table:table-cell>
          <table:table-cell table:formula="of:=[.P628]-[.P750]" office:value-type="string" office:string-value="" calcext:value-type="error">
            <text:p>#DIV/0 !</text:p>
          </table:table-cell>
          <table:table-cell table:formula="of:=[.Q628]-[.Q750]" office:value-type="string" office:string-value="" calcext:value-type="error">
            <text:p>#VALEUR !</text:p>
          </table:table-cell>
          <table:table-cell table:formula="of:=[.R628]-[.R750]" office:value-type="string" office:string-value="" calcext:value-type="error">
            <text:p>#VALEUR !</text:p>
          </table:table-cell>
          <table:table-cell table:formula="of:=[.S628]-[.S750]" office:value-type="float" office:value="0.00574161836674782" calcext:value-type="float">
            <text:p>0,0057416184</text:p>
          </table:table-cell>
          <table:table-cell table:formula="of:=[.T628]-[.T750]" office:value-type="string" office:string-value="" calcext:value-type="error">
            <text:p>#DIV/0 !</text:p>
          </table:table-cell>
          <table:table-cell table:formula="of:=[.U628]-[.U750]" office:value-type="string" office:string-value="" calcext:value-type="error">
            <text:p>#VALEUR !</text:p>
          </table:table-cell>
          <table:table-cell table:formula="of:=[.V628]-[.V75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[.B629]-[.B751]" office:value-type="string" office:string-value="" calcext:value-type="error">
            <text:p>#DIV/0 !</text:p>
          </table:table-cell>
          <table:table-cell table:formula="of:=[.C629]-[.C751]" office:value-type="float" office:value="0.000119242676565876" calcext:value-type="float">
            <text:p>0,0001192427</text:p>
          </table:table-cell>
          <table:table-cell table:formula="of:=[.D629]-[.D751]" office:value-type="float" office:value="0.00167339706345912" calcext:value-type="float">
            <text:p>0,0016733971</text:p>
          </table:table-cell>
          <table:table-cell table:formula="of:=[.E629]-[.E751]" office:value-type="float" office:value="1" calcext:value-type="float">
            <text:p>1</text:p>
          </table:table-cell>
          <table:table-cell table:formula="of:=[.F629]-[.F751]" office:value-type="string" office:string-value="" calcext:value-type="error">
            <text:p>#DIV/0 !</text:p>
          </table:table-cell>
          <table:table-cell table:formula="of:=[.G629]-[.G751]" office:value-type="string" office:string-value="" calcext:value-type="error">
            <text:p>#DIV/0 !</text:p>
          </table:table-cell>
          <table:table-cell table:formula="of:=[.H629]-[.H751]" office:value-type="string" office:string-value="" calcext:value-type="error">
            <text:p>#DIV/0 !</text:p>
          </table:table-cell>
          <table:table-cell table:formula="of:=[.I629]-[.I751]" office:value-type="float" office:value="0.0146698561920652" calcext:value-type="float">
            <text:p>0,0146698562</text:p>
          </table:table-cell>
          <table:table-cell table:formula="of:=[.J629]-[.J751]" office:value-type="string" office:string-value="" calcext:value-type="error">
            <text:p>#VALEUR !</text:p>
          </table:table-cell>
          <table:table-cell table:formula="of:=[.K629]-[.K751]" office:value-type="string" office:string-value="" calcext:value-type="error">
            <text:p>#DIV/0 !</text:p>
          </table:table-cell>
          <table:table-cell table:formula="of:=[.L629]-[.L751]" office:value-type="string" office:string-value="" calcext:value-type="error">
            <text:p>#VALEUR !</text:p>
          </table:table-cell>
          <table:table-cell table:formula="of:=[.M629]-[.M751]" office:value-type="float" office:value="0.0000412554954703218" calcext:value-type="float">
            <text:p>4,12554954703218E-005</text:p>
          </table:table-cell>
          <table:table-cell table:formula="of:=[.N629]-[.N751]" office:value-type="float" office:value="0.557680983046013" calcext:value-type="float">
            <text:p>0,557680983</text:p>
          </table:table-cell>
          <table:table-cell table:formula="of:=[.O629]-[.O751]" office:value-type="string" office:string-value="" calcext:value-type="error">
            <text:p>#VALEUR !</text:p>
          </table:table-cell>
          <table:table-cell table:formula="of:=[.P629]-[.P751]" office:value-type="string" office:string-value="" calcext:value-type="error">
            <text:p>#DIV/0 !</text:p>
          </table:table-cell>
          <table:table-cell table:formula="of:=[.Q629]-[.Q751]" office:value-type="string" office:string-value="" calcext:value-type="error">
            <text:p>#VALEUR !</text:p>
          </table:table-cell>
          <table:table-cell table:formula="of:=[.R629]-[.R751]" office:value-type="string" office:string-value="" calcext:value-type="error">
            <text:p>#VALEUR !</text:p>
          </table:table-cell>
          <table:table-cell table:formula="of:=[.S629]-[.S751]" office:value-type="float" office:value="0.00591974009955236" calcext:value-type="float">
            <text:p>0,0059197401</text:p>
          </table:table-cell>
          <table:table-cell table:formula="of:=[.T629]-[.T751]" office:value-type="string" office:string-value="" calcext:value-type="error">
            <text:p>#DIV/0 !</text:p>
          </table:table-cell>
          <table:table-cell table:formula="of:=[.U629]-[.U751]" office:value-type="string" office:string-value="" calcext:value-type="error">
            <text:p>#VALEUR !</text:p>
          </table:table-cell>
          <table:table-cell table:formula="of:=[.V629]-[.V75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[.B630]-[.B752]" office:value-type="string" office:string-value="" calcext:value-type="error">
            <text:p>#DIV/0 !</text:p>
          </table:table-cell>
          <table:table-cell table:formula="of:=[.C630]-[.C752]" office:value-type="float" office:value="0.0000755224515714966" calcext:value-type="float">
            <text:p>7,55224515714966E-005</text:p>
          </table:table-cell>
          <table:table-cell table:formula="of:=[.D630]-[.D752]" office:value-type="float" office:value="0.00174339568057393" calcext:value-type="float">
            <text:p>0,0017433957</text:p>
          </table:table-cell>
          <table:table-cell table:formula="of:=[.E630]-[.E752]" office:value-type="float" office:value="1" calcext:value-type="float">
            <text:p>1</text:p>
          </table:table-cell>
          <table:table-cell table:formula="of:=[.F630]-[.F752]" office:value-type="string" office:string-value="" calcext:value-type="error">
            <text:p>#DIV/0 !</text:p>
          </table:table-cell>
          <table:table-cell table:formula="of:=[.G630]-[.G752]" office:value-type="string" office:string-value="" calcext:value-type="error">
            <text:p>#DIV/0 !</text:p>
          </table:table-cell>
          <table:table-cell table:formula="of:=[.H630]-[.H752]" office:value-type="string" office:string-value="" calcext:value-type="error">
            <text:p>#DIV/0 !</text:p>
          </table:table-cell>
          <table:table-cell table:formula="of:=[.I630]-[.I752]" office:value-type="float" office:value="0.0158322355704583" calcext:value-type="float">
            <text:p>0,0158322356</text:p>
          </table:table-cell>
          <table:table-cell table:formula="of:=[.J630]-[.J752]" office:value-type="string" office:string-value="" calcext:value-type="error">
            <text:p>#VALEUR !</text:p>
          </table:table-cell>
          <table:table-cell table:formula="of:=[.K630]-[.K752]" office:value-type="string" office:string-value="" calcext:value-type="error">
            <text:p>#DIV/0 !</text:p>
          </table:table-cell>
          <table:table-cell table:formula="of:=[.L630]-[.L752]" office:value-type="string" office:string-value="" calcext:value-type="error">
            <text:p>#VALEUR !</text:p>
          </table:table-cell>
          <table:table-cell table:formula="of:=[.M630]-[.M752]" office:value-type="float" office:value="0.000063249326260035" calcext:value-type="float">
            <text:p>6,3249326260035E-005</text:p>
          </table:table-cell>
          <table:table-cell table:formula="of:=[.N630]-[.N752]" office:value-type="float" office:value="0.564710288351087" calcext:value-type="float">
            <text:p>0,5647102884</text:p>
          </table:table-cell>
          <table:table-cell table:formula="of:=[.O630]-[.O752]" office:value-type="string" office:string-value="" calcext:value-type="error">
            <text:p>#VALEUR !</text:p>
          </table:table-cell>
          <table:table-cell table:formula="of:=[.P630]-[.P752]" office:value-type="string" office:string-value="" calcext:value-type="error">
            <text:p>#DIV/0 !</text:p>
          </table:table-cell>
          <table:table-cell table:formula="of:=[.Q630]-[.Q752]" office:value-type="string" office:string-value="" calcext:value-type="error">
            <text:p>#VALEUR !</text:p>
          </table:table-cell>
          <table:table-cell table:formula="of:=[.R630]-[.R752]" office:value-type="string" office:string-value="" calcext:value-type="error">
            <text:p>#VALEUR !</text:p>
          </table:table-cell>
          <table:table-cell table:formula="of:=[.S630]-[.S752]" office:value-type="float" office:value="0.00671061824379496" calcext:value-type="float">
            <text:p>0,0067106182</text:p>
          </table:table-cell>
          <table:table-cell table:formula="of:=[.T630]-[.T752]" office:value-type="string" office:string-value="" calcext:value-type="error">
            <text:p>#DIV/0 !</text:p>
          </table:table-cell>
          <table:table-cell table:formula="of:=[.U630]-[.U752]" office:value-type="string" office:string-value="" calcext:value-type="error">
            <text:p>#VALEUR !</text:p>
          </table:table-cell>
          <table:table-cell table:formula="of:=[.V630]-[.V75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[.B631]-[.B753]" office:value-type="string" office:string-value="" calcext:value-type="error">
            <text:p>#DIV/0 !</text:p>
          </table:table-cell>
          <table:table-cell table:formula="of:=[.C631]-[.C753]" office:value-type="float" office:value="0.0000863777441961313" calcext:value-type="float">
            <text:p>8,63777441961313E-005</text:p>
          </table:table-cell>
          <table:table-cell table:formula="of:=[.D631]-[.D753]" office:value-type="string" office:string-value="" calcext:value-type="error">
            <text:p>#VALEUR !</text:p>
          </table:table-cell>
          <table:table-cell table:formula="of:=[.E631]-[.E753]" office:value-type="float" office:value="1" calcext:value-type="float">
            <text:p>1</text:p>
          </table:table-cell>
          <table:table-cell table:formula="of:=[.F631]-[.F753]" office:value-type="string" office:string-value="" calcext:value-type="error">
            <text:p>#DIV/0 !</text:p>
          </table:table-cell>
          <table:table-cell table:formula="of:=[.G631]-[.G753]" office:value-type="string" office:string-value="" calcext:value-type="error">
            <text:p>#DIV/0 !</text:p>
          </table:table-cell>
          <table:table-cell table:formula="of:=[.H631]-[.H753]" office:value-type="string" office:string-value="" calcext:value-type="error">
            <text:p>#DIV/0 !</text:p>
          </table:table-cell>
          <table:table-cell table:formula="of:=[.I631]-[.I753]" office:value-type="float" office:value="0.0134938810589111" calcext:value-type="float">
            <text:p>0,0134938811</text:p>
          </table:table-cell>
          <table:table-cell table:formula="of:=[.J631]-[.J753]" office:value-type="string" office:string-value="" calcext:value-type="error">
            <text:p>#VALEUR !</text:p>
          </table:table-cell>
          <table:table-cell table:formula="of:=[.K631]-[.K753]" office:value-type="string" office:string-value="" calcext:value-type="error">
            <text:p>#DIV/0 !</text:p>
          </table:table-cell>
          <table:table-cell table:formula="of:=[.L631]-[.L753]" office:value-type="string" office:string-value="" calcext:value-type="error">
            <text:p>#VALEUR !</text:p>
          </table:table-cell>
          <table:table-cell table:formula="of:=[.M631]-[.M753]" office:value-type="float" office:value="0.0000880788229720714" calcext:value-type="float">
            <text:p>8,80788229720714E-005</text:p>
          </table:table-cell>
          <table:table-cell table:formula="of:=[.N631]-[.N753]" office:value-type="float" office:value="0.532305870144254" calcext:value-type="float">
            <text:p>0,5323058701</text:p>
          </table:table-cell>
          <table:table-cell table:formula="of:=[.O631]-[.O753]" office:value-type="float" office:value="0.000017943925460639" calcext:value-type="float">
            <text:p>1,7943925460639E-005</text:p>
          </table:table-cell>
          <table:table-cell table:formula="of:=[.P631]-[.P753]" office:value-type="string" office:string-value="" calcext:value-type="error">
            <text:p>#DIV/0 !</text:p>
          </table:table-cell>
          <table:table-cell table:formula="of:=[.Q631]-[.Q753]" office:value-type="string" office:string-value="" calcext:value-type="error">
            <text:p>#VALEUR !</text:p>
          </table:table-cell>
          <table:table-cell table:formula="of:=[.R631]-[.R753]" office:value-type="float" office:value="0.0000137849887682814" calcext:value-type="float">
            <text:p>0,000013785</text:p>
          </table:table-cell>
          <table:table-cell table:formula="of:=[.S631]-[.S753]" office:value-type="float" office:value="0.00544519780952131" calcext:value-type="float">
            <text:p>0,0054451978</text:p>
          </table:table-cell>
          <table:table-cell table:formula="of:=[.T631]-[.T753]" office:value-type="string" office:string-value="" calcext:value-type="error">
            <text:p>#DIV/0 !</text:p>
          </table:table-cell>
          <table:table-cell table:formula="of:=[.U631]-[.U753]" office:value-type="string" office:string-value="" calcext:value-type="error">
            <text:p>#VALEUR !</text:p>
          </table:table-cell>
          <table:table-cell table:formula="of:=[.V631]-[.V75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[.B632]-[.B754]" office:value-type="string" office:string-value="" calcext:value-type="error">
            <text:p>#DIV/0 !</text:p>
          </table:table-cell>
          <table:table-cell table:formula="of:=[.C632]-[.C754]" office:value-type="float" office:value="0.000122147643565339" calcext:value-type="float">
            <text:p>0,0001221476</text:p>
          </table:table-cell>
          <table:table-cell table:formula="of:=[.D632]-[.D754]" office:value-type="string" office:string-value="" calcext:value-type="error">
            <text:p>#VALEUR !</text:p>
          </table:table-cell>
          <table:table-cell table:formula="of:=[.E632]-[.E754]" office:value-type="float" office:value="1" calcext:value-type="float">
            <text:p>1</text:p>
          </table:table-cell>
          <table:table-cell table:formula="of:=[.F632]-[.F754]" office:value-type="string" office:string-value="" calcext:value-type="error">
            <text:p>#DIV/0 !</text:p>
          </table:table-cell>
          <table:table-cell table:formula="of:=[.G632]-[.G754]" office:value-type="string" office:string-value="" calcext:value-type="error">
            <text:p>#DIV/0 !</text:p>
          </table:table-cell>
          <table:table-cell table:formula="of:=[.H632]-[.H754]" office:value-type="string" office:string-value="" calcext:value-type="error">
            <text:p>#DIV/0 !</text:p>
          </table:table-cell>
          <table:table-cell table:formula="of:=[.I632]-[.I754]" office:value-type="float" office:value="0.0172401754397371" calcext:value-type="float">
            <text:p>0,0172401754</text:p>
          </table:table-cell>
          <table:table-cell table:formula="of:=[.J632]-[.J754]" office:value-type="string" office:string-value="" calcext:value-type="error">
            <text:p>#VALEUR !</text:p>
          </table:table-cell>
          <table:table-cell table:formula="of:=[.K632]-[.K754]" office:value-type="string" office:string-value="" calcext:value-type="error">
            <text:p>#DIV/0 !</text:p>
          </table:table-cell>
          <table:table-cell table:formula="of:=[.L632]-[.L754]" office:value-type="string" office:string-value="" calcext:value-type="error">
            <text:p>#VALEUR !</text:p>
          </table:table-cell>
          <table:table-cell table:formula="of:=[.M632]-[.M754]" office:value-type="float" office:value="0.0000622456325932742" calcext:value-type="float">
            <text:p>6,22456325932742E-005</text:p>
          </table:table-cell>
          <table:table-cell table:formula="of:=[.N632]-[.N754]" office:value-type="float" office:value="0.613455111069522" calcext:value-type="float">
            <text:p>0,6134551111</text:p>
          </table:table-cell>
          <table:table-cell table:formula="of:=[.O632]-[.O754]" office:value-type="string" office:string-value="" calcext:value-type="error">
            <text:p>#VALEUR !</text:p>
          </table:table-cell>
          <table:table-cell table:formula="of:=[.P632]-[.P754]" office:value-type="string" office:string-value="" calcext:value-type="error">
            <text:p>#DIV/0 !</text:p>
          </table:table-cell>
          <table:table-cell table:formula="of:=[.Q632]-[.Q754]" office:value-type="string" office:string-value="" calcext:value-type="error">
            <text:p>#VALEUR !</text:p>
          </table:table-cell>
          <table:table-cell table:formula="of:=[.R632]-[.R754]" office:value-type="string" office:string-value="" calcext:value-type="error">
            <text:p>#VALEUR !</text:p>
          </table:table-cell>
          <table:table-cell table:formula="of:=[.S632]-[.S754]" office:value-type="float" office:value="0.00648290431508464" calcext:value-type="float">
            <text:p>0,0064829043</text:p>
          </table:table-cell>
          <table:table-cell table:formula="of:=[.T632]-[.T754]" office:value-type="string" office:string-value="" calcext:value-type="error">
            <text:p>#DIV/0 !</text:p>
          </table:table-cell>
          <table:table-cell table:formula="of:=[.U632]-[.U754]" office:value-type="string" office:string-value="" calcext:value-type="error">
            <text:p>#VALEUR !</text:p>
          </table:table-cell>
          <table:table-cell table:formula="of:=[.V632]-[.V75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[.B633]-[.B755]" office:value-type="string" office:string-value="" calcext:value-type="error">
            <text:p>#DIV/0 !</text:p>
          </table:table-cell>
          <table:table-cell table:formula="of:=[.C633]-[.C755]" office:value-type="float" office:value="0.0000825218576930418" calcext:value-type="float">
            <text:p>8,25218576930418E-005</text:p>
          </table:table-cell>
          <table:table-cell table:formula="of:=[.D633]-[.D755]" office:value-type="float" office:value="0.00215680754625642" calcext:value-type="float">
            <text:p>0,0021568075</text:p>
          </table:table-cell>
          <table:table-cell table:formula="of:=[.E633]-[.E755]" office:value-type="float" office:value="1" calcext:value-type="float">
            <text:p>1</text:p>
          </table:table-cell>
          <table:table-cell table:formula="of:=[.F633]-[.F755]" office:value-type="string" office:string-value="" calcext:value-type="error">
            <text:p>#DIV/0 !</text:p>
          </table:table-cell>
          <table:table-cell table:formula="of:=[.G633]-[.G755]" office:value-type="string" office:string-value="" calcext:value-type="error">
            <text:p>#DIV/0 !</text:p>
          </table:table-cell>
          <table:table-cell table:formula="of:=[.H633]-[.H755]" office:value-type="string" office:string-value="" calcext:value-type="error">
            <text:p>#DIV/0 !</text:p>
          </table:table-cell>
          <table:table-cell table:formula="of:=[.I633]-[.I755]" office:value-type="float" office:value="0.0164517202855956" calcext:value-type="float">
            <text:p>0,0164517203</text:p>
          </table:table-cell>
          <table:table-cell table:formula="of:=[.J633]-[.J755]" office:value-type="string" office:string-value="" calcext:value-type="error">
            <text:p>#VALEUR !</text:p>
          </table:table-cell>
          <table:table-cell table:formula="of:=[.K633]-[.K755]" office:value-type="string" office:string-value="" calcext:value-type="error">
            <text:p>#DIV/0 !</text:p>
          </table:table-cell>
          <table:table-cell table:formula="of:=[.L633]-[.L755]" office:value-type="string" office:string-value="" calcext:value-type="error">
            <text:p>#VALEUR !</text:p>
          </table:table-cell>
          <table:table-cell table:formula="of:=[.M633]-[.M755]" office:value-type="float" office:value="0.0000938515127697109" calcext:value-type="float">
            <text:p>9,38515127697109E-005</text:p>
          </table:table-cell>
          <table:table-cell table:formula="of:=[.N633]-[.N755]" office:value-type="float" office:value="0.529682354443363" calcext:value-type="float">
            <text:p>0,5296823544</text:p>
          </table:table-cell>
          <table:table-cell table:formula="of:=[.O633]-[.O755]" office:value-type="string" office:string-value="" calcext:value-type="error">
            <text:p>#VALEUR !</text:p>
          </table:table-cell>
          <table:table-cell table:formula="of:=[.P633]-[.P755]" office:value-type="string" office:string-value="" calcext:value-type="error">
            <text:p>#DIV/0 !</text:p>
          </table:table-cell>
          <table:table-cell table:formula="of:=[.Q633]-[.Q755]" office:value-type="string" office:string-value="" calcext:value-type="error">
            <text:p>#VALEUR !</text:p>
          </table:table-cell>
          <table:table-cell table:formula="of:=[.R633]-[.R755]" office:value-type="float" office:value="0.0000165947803779434" calcext:value-type="float">
            <text:p>1,65947803779434E-005</text:p>
          </table:table-cell>
          <table:table-cell table:formula="of:=[.S633]-[.S755]" office:value-type="float" office:value="0.00579809492587432" calcext:value-type="float">
            <text:p>0,0057980949</text:p>
          </table:table-cell>
          <table:table-cell table:formula="of:=[.T633]-[.T755]" office:value-type="string" office:string-value="" calcext:value-type="error">
            <text:p>#DIV/0 !</text:p>
          </table:table-cell>
          <table:table-cell table:formula="of:=[.U633]-[.U755]" office:value-type="string" office:string-value="" calcext:value-type="error">
            <text:p>#VALEUR !</text:p>
          </table:table-cell>
          <table:table-cell table:formula="of:=[.V633]-[.V75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[.B634]-[.B756]" office:value-type="string" office:string-value="" calcext:value-type="error">
            <text:p>#DIV/0 !</text:p>
          </table:table-cell>
          <table:table-cell table:formula="of:=[.C634]-[.C756]" office:value-type="float" office:value="0.0000912436796596174" calcext:value-type="float">
            <text:p>9,12436796596174E-005</text:p>
          </table:table-cell>
          <table:table-cell table:formula="of:=[.D634]-[.D756]" office:value-type="float" office:value="0.00181217932315876" calcext:value-type="float">
            <text:p>0,0018121793</text:p>
          </table:table-cell>
          <table:table-cell table:formula="of:=[.E634]-[.E756]" office:value-type="float" office:value="1" calcext:value-type="float">
            <text:p>1</text:p>
          </table:table-cell>
          <table:table-cell table:formula="of:=[.F634]-[.F756]" office:value-type="string" office:string-value="" calcext:value-type="error">
            <text:p>#DIV/0 !</text:p>
          </table:table-cell>
          <table:table-cell table:formula="of:=[.G634]-[.G756]" office:value-type="string" office:string-value="" calcext:value-type="error">
            <text:p>#DIV/0 !</text:p>
          </table:table-cell>
          <table:table-cell table:formula="of:=[.H634]-[.H756]" office:value-type="string" office:string-value="" calcext:value-type="error">
            <text:p>#DIV/0 !</text:p>
          </table:table-cell>
          <table:table-cell table:formula="of:=[.I634]-[.I756]" office:value-type="float" office:value="0.0170272633076608" calcext:value-type="float">
            <text:p>0,0170272633</text:p>
          </table:table-cell>
          <table:table-cell table:formula="of:=[.J634]-[.J756]" office:value-type="string" office:string-value="" calcext:value-type="error">
            <text:p>#VALEUR !</text:p>
          </table:table-cell>
          <table:table-cell table:formula="of:=[.K634]-[.K756]" office:value-type="string" office:string-value="" calcext:value-type="error">
            <text:p>#DIV/0 !</text:p>
          </table:table-cell>
          <table:table-cell table:formula="of:=[.L634]-[.L756]" office:value-type="string" office:string-value="" calcext:value-type="error">
            <text:p>#VALEUR !</text:p>
          </table:table-cell>
          <table:table-cell table:formula="of:=[.M634]-[.M756]" office:value-type="float" office:value="0.000078360178271495" calcext:value-type="float">
            <text:p>7,8360178271495E-005</text:p>
          </table:table-cell>
          <table:table-cell table:formula="of:=[.N634]-[.N756]" office:value-type="float" office:value="0.428085283459686" calcext:value-type="float">
            <text:p>0,4280852835</text:p>
          </table:table-cell>
          <table:table-cell table:formula="of:=[.O634]-[.O756]" office:value-type="float" office:value="0.0000282532925178122" calcext:value-type="float">
            <text:p>2,82532925178122E-005</text:p>
          </table:table-cell>
          <table:table-cell table:formula="of:=[.P634]-[.P756]" office:value-type="string" office:string-value="" calcext:value-type="error">
            <text:p>#DIV/0 !</text:p>
          </table:table-cell>
          <table:table-cell table:formula="of:=[.Q634]-[.Q756]" office:value-type="string" office:string-value="" calcext:value-type="error">
            <text:p>#VALEUR !</text:p>
          </table:table-cell>
          <table:table-cell table:formula="of:=[.R634]-[.R756]" office:value-type="string" office:string-value="" calcext:value-type="error">
            <text:p>#VALEUR !</text:p>
          </table:table-cell>
          <table:table-cell table:formula="of:=[.S634]-[.S756]" office:value-type="float" office:value="0.0064049925034422" calcext:value-type="float">
            <text:p>0,0064049925</text:p>
          </table:table-cell>
          <table:table-cell table:formula="of:=[.T634]-[.T756]" office:value-type="string" office:string-value="" calcext:value-type="error">
            <text:p>#DIV/0 !</text:p>
          </table:table-cell>
          <table:table-cell table:formula="of:=[.U634]-[.U756]" office:value-type="string" office:string-value="" calcext:value-type="error">
            <text:p>#VALEUR !</text:p>
          </table:table-cell>
          <table:table-cell table:formula="of:=[.V634]-[.V75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635]-[.B757]" office:value-type="string" office:string-value="" calcext:value-type="error">
            <text:p>#DIV/0 !</text:p>
          </table:table-cell>
          <table:table-cell table:formula="of:=[.C635]-[.C757]" office:value-type="float" office:value="0.0000701262425174984" calcext:value-type="float">
            <text:p>7,01262425174984E-005</text:p>
          </table:table-cell>
          <table:table-cell table:formula="of:=[.D635]-[.D757]" office:value-type="float" office:value="0.00224881754339941" calcext:value-type="float">
            <text:p>0,0022488175</text:p>
          </table:table-cell>
          <table:table-cell table:formula="of:=[.E635]-[.E757]" office:value-type="float" office:value="1" calcext:value-type="float">
            <text:p>1</text:p>
          </table:table-cell>
          <table:table-cell table:formula="of:=[.F635]-[.F757]" office:value-type="string" office:string-value="" calcext:value-type="error">
            <text:p>#DIV/0 !</text:p>
          </table:table-cell>
          <table:table-cell table:formula="of:=[.G635]-[.G757]" office:value-type="string" office:string-value="" calcext:value-type="error">
            <text:p>#DIV/0 !</text:p>
          </table:table-cell>
          <table:table-cell table:formula="of:=[.H635]-[.H757]" office:value-type="string" office:string-value="" calcext:value-type="error">
            <text:p>#DIV/0 !</text:p>
          </table:table-cell>
          <table:table-cell table:formula="of:=[.I635]-[.I757]" office:value-type="float" office:value="0.0171535551521799" calcext:value-type="float">
            <text:p>0,0171535552</text:p>
          </table:table-cell>
          <table:table-cell table:formula="of:=[.J635]-[.J757]" office:value-type="string" office:string-value="" calcext:value-type="error">
            <text:p>#VALEUR !</text:p>
          </table:table-cell>
          <table:table-cell table:formula="of:=[.K635]-[.K757]" office:value-type="string" office:string-value="" calcext:value-type="error">
            <text:p>#DIV/0 !</text:p>
          </table:table-cell>
          <table:table-cell table:formula="of:=[.L635]-[.L757]" office:value-type="string" office:string-value="" calcext:value-type="error">
            <text:p>#VALEUR !</text:p>
          </table:table-cell>
          <table:table-cell table:formula="of:=[.M635]-[.M757]" office:value-type="float" office:value="0.0000729690977272707" calcext:value-type="float">
            <text:p>7,29690977272707E-005</text:p>
          </table:table-cell>
          <table:table-cell table:formula="of:=[.N635]-[.N757]" office:value-type="float" office:value="0.560245053325266" calcext:value-type="float">
            <text:p>0,5602450533</text:p>
          </table:table-cell>
          <table:table-cell table:formula="of:=[.O635]-[.O757]" office:value-type="string" office:string-value="" calcext:value-type="error">
            <text:p>#VALEUR !</text:p>
          </table:table-cell>
          <table:table-cell table:formula="of:=[.P635]-[.P757]" office:value-type="string" office:string-value="" calcext:value-type="error">
            <text:p>#DIV/0 !</text:p>
          </table:table-cell>
          <table:table-cell table:formula="of:=[.Q635]-[.Q757]" office:value-type="string" office:string-value="" calcext:value-type="error">
            <text:p>#VALEUR !</text:p>
          </table:table-cell>
          <table:table-cell table:formula="of:=[.R635]-[.R757]" office:value-type="float" office:value="0.0000331790474962518" calcext:value-type="float">
            <text:p>0,000033179</text:p>
          </table:table-cell>
          <table:table-cell table:formula="of:=[.S635]-[.S757]" office:value-type="float" office:value="0.00766592031712015" calcext:value-type="float">
            <text:p>0,0076659203</text:p>
          </table:table-cell>
          <table:table-cell table:formula="of:=[.T635]-[.T757]" office:value-type="string" office:string-value="" calcext:value-type="error">
            <text:p>#DIV/0 !</text:p>
          </table:table-cell>
          <table:table-cell table:formula="of:=[.U635]-[.U757]" office:value-type="string" office:string-value="" calcext:value-type="error">
            <text:p>#VALEUR !</text:p>
          </table:table-cell>
          <table:table-cell table:formula="of:=[.V635]-[.V75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[.B636]-[.B758]" office:value-type="string" office:string-value="" calcext:value-type="error">
            <text:p>#DIV/0 !</text:p>
          </table:table-cell>
          <table:table-cell table:formula="of:=[.C636]-[.C758]" office:value-type="float" office:value="0.000104834315545081" calcext:value-type="float">
            <text:p>0,0001048343</text:p>
          </table:table-cell>
          <table:table-cell table:formula="of:=[.D636]-[.D758]" office:value-type="string" office:string-value="" calcext:value-type="error">
            <text:p>#VALEUR !</text:p>
          </table:table-cell>
          <table:table-cell table:formula="of:=[.E636]-[.E758]" office:value-type="float" office:value="1" calcext:value-type="float">
            <text:p>1</text:p>
          </table:table-cell>
          <table:table-cell table:formula="of:=[.F636]-[.F758]" office:value-type="string" office:string-value="" calcext:value-type="error">
            <text:p>#DIV/0 !</text:p>
          </table:table-cell>
          <table:table-cell table:formula="of:=[.G636]-[.G758]" office:value-type="string" office:string-value="" calcext:value-type="error">
            <text:p>#DIV/0 !</text:p>
          </table:table-cell>
          <table:table-cell table:formula="of:=[.H636]-[.H758]" office:value-type="string" office:string-value="" calcext:value-type="error">
            <text:p>#DIV/0 !</text:p>
          </table:table-cell>
          <table:table-cell table:formula="of:=[.I636]-[.I758]" office:value-type="float" office:value="0.016437579910489" calcext:value-type="float">
            <text:p>0,0164375799</text:p>
          </table:table-cell>
          <table:table-cell table:formula="of:=[.J636]-[.J758]" office:value-type="string" office:string-value="" calcext:value-type="error">
            <text:p>#VALEUR !</text:p>
          </table:table-cell>
          <table:table-cell table:formula="of:=[.K636]-[.K758]" office:value-type="string" office:string-value="" calcext:value-type="error">
            <text:p>#DIV/0 !</text:p>
          </table:table-cell>
          <table:table-cell table:formula="of:=[.L636]-[.L758]" office:value-type="string" office:string-value="" calcext:value-type="error">
            <text:p>#VALEUR !</text:p>
          </table:table-cell>
          <table:table-cell table:formula="of:=[.M636]-[.M758]" office:value-type="float" office:value="0.0000810633302144243" calcext:value-type="float">
            <text:p>8,10633302144243E-005</text:p>
          </table:table-cell>
          <table:table-cell table:formula="of:=[.N636]-[.N758]" office:value-type="float" office:value="0.429883917782331" calcext:value-type="float">
            <text:p>0,4298839178</text:p>
          </table:table-cell>
          <table:table-cell table:formula="of:=[.O636]-[.O758]" office:value-type="string" office:string-value="" calcext:value-type="error">
            <text:p>#VALEUR !</text:p>
          </table:table-cell>
          <table:table-cell table:formula="of:=[.P636]-[.P758]" office:value-type="string" office:string-value="" calcext:value-type="error">
            <text:p>#DIV/0 !</text:p>
          </table:table-cell>
          <table:table-cell table:formula="of:=[.Q636]-[.Q758]" office:value-type="string" office:string-value="" calcext:value-type="error">
            <text:p>#VALEUR !</text:p>
          </table:table-cell>
          <table:table-cell table:formula="of:=[.R636]-[.R758]" office:value-type="string" office:string-value="" calcext:value-type="error">
            <text:p>#VALEUR !</text:p>
          </table:table-cell>
          <table:table-cell table:formula="of:=[.S636]-[.S758]" office:value-type="float" office:value="0.0049155776621847" calcext:value-type="float">
            <text:p>0,0049155777</text:p>
          </table:table-cell>
          <table:table-cell table:formula="of:=[.T636]-[.T758]" office:value-type="string" office:string-value="" calcext:value-type="error">
            <text:p>#DIV/0 !</text:p>
          </table:table-cell>
          <table:table-cell table:formula="of:=[.U636]-[.U758]" office:value-type="string" office:string-value="" calcext:value-type="error">
            <text:p>#VALEUR !</text:p>
          </table:table-cell>
          <table:table-cell table:formula="of:=[.V636]-[.V75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[.B637]-[.B759]" office:value-type="string" office:string-value="" calcext:value-type="error">
            <text:p>#DIV/0 !</text:p>
          </table:table-cell>
          <table:table-cell table:formula="of:=[.C637]-[.C759]" office:value-type="float" office:value="0.000142606942994896" calcext:value-type="float">
            <text:p>0,0001426069</text:p>
          </table:table-cell>
          <table:table-cell table:formula="of:=[.D637]-[.D759]" office:value-type="float" office:value="0.00182262717129902" calcext:value-type="float">
            <text:p>0,0018226272</text:p>
          </table:table-cell>
          <table:table-cell table:formula="of:=[.E637]-[.E759]" office:value-type="float" office:value="1" calcext:value-type="float">
            <text:p>1</text:p>
          </table:table-cell>
          <table:table-cell table:formula="of:=[.F637]-[.F759]" office:value-type="string" office:string-value="" calcext:value-type="error">
            <text:p>#DIV/0 !</text:p>
          </table:table-cell>
          <table:table-cell table:formula="of:=[.G637]-[.G759]" office:value-type="string" office:string-value="" calcext:value-type="error">
            <text:p>#DIV/0 !</text:p>
          </table:table-cell>
          <table:table-cell table:formula="of:=[.H637]-[.H759]" office:value-type="string" office:string-value="" calcext:value-type="error">
            <text:p>#DIV/0 !</text:p>
          </table:table-cell>
          <table:table-cell table:formula="of:=[.I637]-[.I759]" office:value-type="float" office:value="0.0182785310553878" calcext:value-type="float">
            <text:p>0,0182785311</text:p>
          </table:table-cell>
          <table:table-cell table:formula="of:=[.J637]-[.J759]" office:value-type="string" office:string-value="" calcext:value-type="error">
            <text:p>#VALEUR !</text:p>
          </table:table-cell>
          <table:table-cell table:formula="of:=[.K637]-[.K759]" office:value-type="string" office:string-value="" calcext:value-type="error">
            <text:p>#DIV/0 !</text:p>
          </table:table-cell>
          <table:table-cell table:formula="of:=[.L637]-[.L759]" office:value-type="string" office:string-value="" calcext:value-type="error">
            <text:p>#VALEUR !</text:p>
          </table:table-cell>
          <table:table-cell table:formula="of:=[.M637]-[.M759]" office:value-type="float" office:value="0.000112731622419384" calcext:value-type="float">
            <text:p>0,0001127316</text:p>
          </table:table-cell>
          <table:table-cell table:formula="of:=[.N637]-[.N759]" office:value-type="float" office:value="0.516104378522966" calcext:value-type="float">
            <text:p>0,5161043785</text:p>
          </table:table-cell>
          <table:table-cell table:formula="of:=[.O637]-[.O759]" office:value-type="string" office:string-value="" calcext:value-type="error">
            <text:p>#VALEUR !</text:p>
          </table:table-cell>
          <table:table-cell table:formula="of:=[.P637]-[.P759]" office:value-type="string" office:string-value="" calcext:value-type="error">
            <text:p>#DIV/0 !</text:p>
          </table:table-cell>
          <table:table-cell table:formula="of:=[.Q637]-[.Q759]" office:value-type="float" office:value="0.0000794912971462402" calcext:value-type="float">
            <text:p>7,94912971462402E-005</text:p>
          </table:table-cell>
          <table:table-cell table:formula="of:=[.R637]-[.R759]" office:value-type="float" office:value="0.0000205521693040708" calcext:value-type="float">
            <text:p>2,05521693040708E-005</text:p>
          </table:table-cell>
          <table:table-cell table:formula="of:=[.S637]-[.S759]" office:value-type="float" office:value="0.00472087690468121" calcext:value-type="float">
            <text:p>0,0047208769</text:p>
          </table:table-cell>
          <table:table-cell table:formula="of:=[.T637]-[.T759]" office:value-type="string" office:string-value="" calcext:value-type="error">
            <text:p>#DIV/0 !</text:p>
          </table:table-cell>
          <table:table-cell table:formula="of:=[.U637]-[.U759]" office:value-type="string" office:string-value="" calcext:value-type="error">
            <text:p>#VALEUR !</text:p>
          </table:table-cell>
          <table:table-cell table:formula="of:=[.V637]-[.V75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[.B638]-[.B760]" office:value-type="string" office:string-value="" calcext:value-type="error">
            <text:p>#DIV/0 !</text:p>
          </table:table-cell>
          <table:table-cell table:formula="of:=[.C638]-[.C760]" office:value-type="float" office:value="0.0000694567524063383" calcext:value-type="float">
            <text:p>6,94567524063383E-005</text:p>
          </table:table-cell>
          <table:table-cell table:formula="of:=[.D638]-[.D760]" office:value-type="float" office:value="0.0023609774489455" calcext:value-type="float">
            <text:p>0,0023609774</text:p>
          </table:table-cell>
          <table:table-cell table:formula="of:=[.E638]-[.E760]" office:value-type="float" office:value="1" calcext:value-type="float">
            <text:p>1</text:p>
          </table:table-cell>
          <table:table-cell table:formula="of:=[.F638]-[.F760]" office:value-type="string" office:string-value="" calcext:value-type="error">
            <text:p>#DIV/0 !</text:p>
          </table:table-cell>
          <table:table-cell table:formula="of:=[.G638]-[.G760]" office:value-type="string" office:string-value="" calcext:value-type="error">
            <text:p>#DIV/0 !</text:p>
          </table:table-cell>
          <table:table-cell table:formula="of:=[.H638]-[.H760]" office:value-type="string" office:string-value="" calcext:value-type="error">
            <text:p>#DIV/0 !</text:p>
          </table:table-cell>
          <table:table-cell table:formula="of:=[.I638]-[.I760]" office:value-type="float" office:value="0.0174382051589691" calcext:value-type="float">
            <text:p>0,0174382052</text:p>
          </table:table-cell>
          <table:table-cell table:formula="of:=[.J638]-[.J760]" office:value-type="string" office:string-value="" calcext:value-type="error">
            <text:p>#VALEUR !</text:p>
          </table:table-cell>
          <table:table-cell table:formula="of:=[.K638]-[.K760]" office:value-type="string" office:string-value="" calcext:value-type="error">
            <text:p>#DIV/0 !</text:p>
          </table:table-cell>
          <table:table-cell table:formula="of:=[.L638]-[.L760]" office:value-type="string" office:string-value="" calcext:value-type="error">
            <text:p>#VALEUR !</text:p>
          </table:table-cell>
          <table:table-cell table:formula="of:=[.M638]-[.M760]" office:value-type="float" office:value="0.0000870260370339268" calcext:value-type="float">
            <text:p>0,000087026</text:p>
          </table:table-cell>
          <table:table-cell table:formula="of:=[.N638]-[.N760]" office:value-type="float" office:value="0.436152125815205" calcext:value-type="float">
            <text:p>0,4361521258</text:p>
          </table:table-cell>
          <table:table-cell table:formula="of:=[.O638]-[.O760]" office:value-type="string" office:string-value="" calcext:value-type="error">
            <text:p>#VALEUR !</text:p>
          </table:table-cell>
          <table:table-cell table:formula="of:=[.P638]-[.P760]" office:value-type="string" office:string-value="" calcext:value-type="error">
            <text:p>#DIV/0 !</text:p>
          </table:table-cell>
          <table:table-cell table:formula="of:=[.Q638]-[.Q760]" office:value-type="string" office:string-value="" calcext:value-type="error">
            <text:p>#VALEUR !</text:p>
          </table:table-cell>
          <table:table-cell table:formula="of:=[.R638]-[.R760]" office:value-type="float" office:value="0.0000197283325013316" calcext:value-type="float">
            <text:p>1,97283325013316E-005</text:p>
          </table:table-cell>
          <table:table-cell table:formula="of:=[.S638]-[.S760]" office:value-type="float" office:value="0.00521650447659434" calcext:value-type="float">
            <text:p>0,0052165045</text:p>
          </table:table-cell>
          <table:table-cell table:formula="of:=[.T638]-[.T760]" office:value-type="string" office:string-value="" calcext:value-type="error">
            <text:p>#DIV/0 !</text:p>
          </table:table-cell>
          <table:table-cell table:formula="of:=[.U638]-[.U760]" office:value-type="string" office:string-value="" calcext:value-type="error">
            <text:p>#VALEUR !</text:p>
          </table:table-cell>
          <table:table-cell table:formula="of:=[.V638]-[.V76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[.B639]-[.B761]" office:value-type="string" office:string-value="" calcext:value-type="error">
            <text:p>#DIV/0 !</text:p>
          </table:table-cell>
          <table:table-cell table:formula="of:=[.C639]-[.C761]" office:value-type="float" office:value="0.0000811004512051257" calcext:value-type="float">
            <text:p>8,11004512051257E-005</text:p>
          </table:table-cell>
          <table:table-cell table:formula="of:=[.D639]-[.D761]" office:value-type="float" office:value="0.00172482296783459" calcext:value-type="float">
            <text:p>0,001724823</text:p>
          </table:table-cell>
          <table:table-cell table:formula="of:=[.E639]-[.E761]" office:value-type="float" office:value="1" calcext:value-type="float">
            <text:p>1</text:p>
          </table:table-cell>
          <table:table-cell table:formula="of:=[.F639]-[.F761]" office:value-type="string" office:string-value="" calcext:value-type="error">
            <text:p>#DIV/0 !</text:p>
          </table:table-cell>
          <table:table-cell table:formula="of:=[.G639]-[.G761]" office:value-type="string" office:string-value="" calcext:value-type="error">
            <text:p>#DIV/0 !</text:p>
          </table:table-cell>
          <table:table-cell table:formula="of:=[.H639]-[.H761]" office:value-type="string" office:string-value="" calcext:value-type="error">
            <text:p>#DIV/0 !</text:p>
          </table:table-cell>
          <table:table-cell table:formula="of:=[.I639]-[.I761]" office:value-type="float" office:value="0.0170015859076615" calcext:value-type="float">
            <text:p>0,0170015859</text:p>
          </table:table-cell>
          <table:table-cell table:formula="of:=[.J639]-[.J761]" office:value-type="string" office:string-value="" calcext:value-type="error">
            <text:p>#VALEUR !</text:p>
          </table:table-cell>
          <table:table-cell table:formula="of:=[.K639]-[.K761]" office:value-type="string" office:string-value="" calcext:value-type="error">
            <text:p>#DIV/0 !</text:p>
          </table:table-cell>
          <table:table-cell table:formula="of:=[.L639]-[.L761]" office:value-type="string" office:string-value="" calcext:value-type="error">
            <text:p>#VALEUR !</text:p>
          </table:table-cell>
          <table:table-cell table:formula="of:=[.M639]-[.M761]" office:value-type="string" office:string-value="" calcext:value-type="error">
            <text:p>#VALEUR !</text:p>
          </table:table-cell>
          <table:table-cell table:formula="of:=[.N639]-[.N761]" office:value-type="float" office:value="0.455812062518741" calcext:value-type="float">
            <text:p>0,4558120625</text:p>
          </table:table-cell>
          <table:table-cell table:formula="of:=[.O639]-[.O761]" office:value-type="string" office:string-value="" calcext:value-type="error">
            <text:p>#VALEUR !</text:p>
          </table:table-cell>
          <table:table-cell table:formula="of:=[.P639]-[.P761]" office:value-type="string" office:string-value="" calcext:value-type="error">
            <text:p>#DIV/0 !</text:p>
          </table:table-cell>
          <table:table-cell table:formula="of:=[.Q639]-[.Q761]" office:value-type="string" office:string-value="" calcext:value-type="error">
            <text:p>#VALEUR !</text:p>
          </table:table-cell>
          <table:table-cell table:formula="of:=[.R639]-[.R761]" office:value-type="float" office:value="0.0000319715361391528" calcext:value-type="float">
            <text:p>3,19715361391528E-005</text:p>
          </table:table-cell>
          <table:table-cell table:formula="of:=[.S639]-[.S761]" office:value-type="float" office:value="0.00484917651151947" calcext:value-type="float">
            <text:p>0,0048491765</text:p>
          </table:table-cell>
          <table:table-cell table:formula="of:=[.T639]-[.T761]" office:value-type="string" office:string-value="" calcext:value-type="error">
            <text:p>#DIV/0 !</text:p>
          </table:table-cell>
          <table:table-cell table:formula="of:=[.U639]-[.U761]" office:value-type="string" office:string-value="" calcext:value-type="error">
            <text:p>#VALEUR !</text:p>
          </table:table-cell>
          <table:table-cell table:formula="of:=[.V639]-[.V76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[.B640]-[.B762]" office:value-type="string" office:string-value="" calcext:value-type="error">
            <text:p>#DIV/0 !</text:p>
          </table:table-cell>
          <table:table-cell table:formula="of:=[.C640]-[.C762]" office:value-type="float" office:value="0.000098444023670553" calcext:value-type="float">
            <text:p>0,000098444</text:p>
          </table:table-cell>
          <table:table-cell table:formula="of:=[.D640]-[.D762]" office:value-type="string" office:string-value="" calcext:value-type="error">
            <text:p>#VALEUR !</text:p>
          </table:table-cell>
          <table:table-cell table:formula="of:=[.E640]-[.E762]" office:value-type="float" office:value="1" calcext:value-type="float">
            <text:p>1</text:p>
          </table:table-cell>
          <table:table-cell table:formula="of:=[.F640]-[.F762]" office:value-type="string" office:string-value="" calcext:value-type="error">
            <text:p>#DIV/0 !</text:p>
          </table:table-cell>
          <table:table-cell table:formula="of:=[.G640]-[.G762]" office:value-type="string" office:string-value="" calcext:value-type="error">
            <text:p>#DIV/0 !</text:p>
          </table:table-cell>
          <table:table-cell table:formula="of:=[.H640]-[.H762]" office:value-type="string" office:string-value="" calcext:value-type="error">
            <text:p>#DIV/0 !</text:p>
          </table:table-cell>
          <table:table-cell table:formula="of:=[.I640]-[.I762]" office:value-type="float" office:value="0.0168403905073945" calcext:value-type="float">
            <text:p>0,0168403905</text:p>
          </table:table-cell>
          <table:table-cell table:formula="of:=[.J640]-[.J762]" office:value-type="string" office:string-value="" calcext:value-type="error">
            <text:p>#VALEUR !</text:p>
          </table:table-cell>
          <table:table-cell table:formula="of:=[.K640]-[.K762]" office:value-type="string" office:string-value="" calcext:value-type="error">
            <text:p>#DIV/0 !</text:p>
          </table:table-cell>
          <table:table-cell table:formula="of:=[.L640]-[.L762]" office:value-type="string" office:string-value="" calcext:value-type="error">
            <text:p>#VALEUR !</text:p>
          </table:table-cell>
          <table:table-cell table:formula="of:=[.M640]-[.M762]" office:value-type="float" office:value="0.000149462895539304" calcext:value-type="float">
            <text:p>0,0001494629</text:p>
          </table:table-cell>
          <table:table-cell table:formula="of:=[.N640]-[.N762]" office:value-type="float" office:value="0.452407058109866" calcext:value-type="float">
            <text:p>0,4524070581</text:p>
          </table:table-cell>
          <table:table-cell table:formula="of:=[.O640]-[.O762]" office:value-type="string" office:string-value="" calcext:value-type="error">
            <text:p>#VALEUR !</text:p>
          </table:table-cell>
          <table:table-cell table:formula="of:=[.P640]-[.P762]" office:value-type="string" office:string-value="" calcext:value-type="error">
            <text:p>#DIV/0 !</text:p>
          </table:table-cell>
          <table:table-cell table:formula="of:=[.Q640]-[.Q762]" office:value-type="string" office:string-value="" calcext:value-type="error">
            <text:p>#VALEUR !</text:p>
          </table:table-cell>
          <table:table-cell table:formula="of:=[.R640]-[.R762]" office:value-type="string" office:string-value="" calcext:value-type="error">
            <text:p>#VALEUR !</text:p>
          </table:table-cell>
          <table:table-cell table:formula="of:=[.S640]-[.S762]" office:value-type="float" office:value="0.00520467849447337" calcext:value-type="float">
            <text:p>0,0052046785</text:p>
          </table:table-cell>
          <table:table-cell table:formula="of:=[.T640]-[.T762]" office:value-type="string" office:string-value="" calcext:value-type="error">
            <text:p>#DIV/0 !</text:p>
          </table:table-cell>
          <table:table-cell table:formula="of:=[.U640]-[.U762]" office:value-type="float" office:value="0.00000415759371447499" calcext:value-type="float">
            <text:p>4,15759371447499E-006</text:p>
          </table:table-cell>
          <table:table-cell table:formula="of:=[.V640]-[.V76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[.B641]-[.B763]" office:value-type="string" office:string-value="" calcext:value-type="error">
            <text:p>#DIV/0 !</text:p>
          </table:table-cell>
          <table:table-cell table:formula="of:=[.C641]-[.C763]" office:value-type="float" office:value="0.000128314754032099" calcext:value-type="float">
            <text:p>0,0001283148</text:p>
          </table:table-cell>
          <table:table-cell table:formula="of:=[.D641]-[.D763]" office:value-type="float" office:value="0.00177519076245998" calcext:value-type="float">
            <text:p>0,0017751908</text:p>
          </table:table-cell>
          <table:table-cell table:formula="of:=[.E641]-[.E763]" office:value-type="float" office:value="1" calcext:value-type="float">
            <text:p>1</text:p>
          </table:table-cell>
          <table:table-cell table:formula="of:=[.F641]-[.F763]" office:value-type="string" office:string-value="" calcext:value-type="error">
            <text:p>#DIV/0 !</text:p>
          </table:table-cell>
          <table:table-cell table:formula="of:=[.G641]-[.G763]" office:value-type="string" office:string-value="" calcext:value-type="error">
            <text:p>#DIV/0 !</text:p>
          </table:table-cell>
          <table:table-cell table:formula="of:=[.H641]-[.H763]" office:value-type="string" office:string-value="" calcext:value-type="error">
            <text:p>#DIV/0 !</text:p>
          </table:table-cell>
          <table:table-cell table:formula="of:=[.I641]-[.I763]" office:value-type="float" office:value="0.018110614388044" calcext:value-type="float">
            <text:p>0,0181106144</text:p>
          </table:table-cell>
          <table:table-cell table:formula="of:=[.J641]-[.J763]" office:value-type="string" office:string-value="" calcext:value-type="error">
            <text:p>#VALEUR !</text:p>
          </table:table-cell>
          <table:table-cell table:formula="of:=[.K641]-[.K763]" office:value-type="string" office:string-value="" calcext:value-type="error">
            <text:p>#DIV/0 !</text:p>
          </table:table-cell>
          <table:table-cell table:formula="of:=[.L641]-[.L763]" office:value-type="string" office:string-value="" calcext:value-type="error">
            <text:p>#VALEUR !</text:p>
          </table:table-cell>
          <table:table-cell table:formula="of:=[.M641]-[.M763]" office:value-type="float" office:value="0.000160736466606536" calcext:value-type="float">
            <text:p>0,0001607365</text:p>
          </table:table-cell>
          <table:table-cell table:formula="of:=[.N641]-[.N763]" office:value-type="float" office:value="0.470406348293162" calcext:value-type="float">
            <text:p>0,4704063483</text:p>
          </table:table-cell>
          <table:table-cell table:formula="of:=[.O641]-[.O763]" office:value-type="float" office:value="0.0000216573239486196" calcext:value-type="float">
            <text:p>2,16573239486196E-005</text:p>
          </table:table-cell>
          <table:table-cell table:formula="of:=[.P641]-[.P763]" office:value-type="string" office:string-value="" calcext:value-type="error">
            <text:p>#DIV/0 !</text:p>
          </table:table-cell>
          <table:table-cell table:formula="of:=[.Q641]-[.Q763]" office:value-type="string" office:string-value="" calcext:value-type="error">
            <text:p>#VALEUR !</text:p>
          </table:table-cell>
          <table:table-cell table:formula="of:=[.R641]-[.R763]" office:value-type="float" office:value="0.000026757274426843" calcext:value-type="float">
            <text:p>2,6757274426843E-005</text:p>
          </table:table-cell>
          <table:table-cell table:formula="of:=[.S641]-[.S763]" office:value-type="float" office:value="0.00377783652175531" calcext:value-type="float">
            <text:p>0,0037778365</text:p>
          </table:table-cell>
          <table:table-cell table:formula="of:=[.T641]-[.T763]" office:value-type="string" office:string-value="" calcext:value-type="error">
            <text:p>#DIV/0 !</text:p>
          </table:table-cell>
          <table:table-cell table:formula="of:=[.U641]-[.U763]" office:value-type="string" office:string-value="" calcext:value-type="error">
            <text:p>#VALEUR !</text:p>
          </table:table-cell>
          <table:table-cell table:formula="of:=[.V641]-[.V76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[.B642]-[.B764]" office:value-type="string" office:string-value="" calcext:value-type="error">
            <text:p>#DIV/0 !</text:p>
          </table:table-cell>
          <table:table-cell table:formula="of:=[.C642]-[.C764]" office:value-type="float" office:value="0.0000943290647844253" calcext:value-type="float">
            <text:p>9,43290647844253E-005</text:p>
          </table:table-cell>
          <table:table-cell table:formula="of:=[.D642]-[.D764]" office:value-type="float" office:value="0.00165070276543475" calcext:value-type="float">
            <text:p>0,0016507028</text:p>
          </table:table-cell>
          <table:table-cell table:formula="of:=[.E642]-[.E764]" office:value-type="float" office:value="1" calcext:value-type="float">
            <text:p>1</text:p>
          </table:table-cell>
          <table:table-cell table:formula="of:=[.F642]-[.F764]" office:value-type="string" office:string-value="" calcext:value-type="error">
            <text:p>#DIV/0 !</text:p>
          </table:table-cell>
          <table:table-cell table:formula="of:=[.G642]-[.G764]" office:value-type="string" office:string-value="" calcext:value-type="error">
            <text:p>#DIV/0 !</text:p>
          </table:table-cell>
          <table:table-cell table:formula="of:=[.H642]-[.H764]" office:value-type="string" office:string-value="" calcext:value-type="error">
            <text:p>#DIV/0 !</text:p>
          </table:table-cell>
          <table:table-cell table:formula="of:=[.I642]-[.I764]" office:value-type="float" office:value="0.0168349251604462" calcext:value-type="float">
            <text:p>0,0168349252</text:p>
          </table:table-cell>
          <table:table-cell table:formula="of:=[.J642]-[.J764]" office:value-type="string" office:string-value="" calcext:value-type="error">
            <text:p>#VALEUR !</text:p>
          </table:table-cell>
          <table:table-cell table:formula="of:=[.K642]-[.K764]" office:value-type="string" office:string-value="" calcext:value-type="error">
            <text:p>#DIV/0 !</text:p>
          </table:table-cell>
          <table:table-cell table:formula="of:=[.L642]-[.L764]" office:value-type="string" office:string-value="" calcext:value-type="error">
            <text:p>#VALEUR !</text:p>
          </table:table-cell>
          <table:table-cell table:formula="of:=[.M642]-[.M764]" office:value-type="float" office:value="0.000115060099159515" calcext:value-type="float">
            <text:p>0,0001150601</text:p>
          </table:table-cell>
          <table:table-cell table:formula="of:=[.N642]-[.N764]" office:value-type="string" office:string-value="" calcext:value-type="error">
            <text:p>#VALEUR !</text:p>
          </table:table-cell>
          <table:table-cell table:formula="of:=[.O642]-[.O764]" office:value-type="string" office:string-value="" calcext:value-type="error">
            <text:p>#VALEUR !</text:p>
          </table:table-cell>
          <table:table-cell table:formula="of:=[.P642]-[.P764]" office:value-type="string" office:string-value="" calcext:value-type="error">
            <text:p>#DIV/0 !</text:p>
          </table:table-cell>
          <table:table-cell table:formula="of:=[.Q642]-[.Q764]" office:value-type="string" office:string-value="" calcext:value-type="error">
            <text:p>#VALEUR !</text:p>
          </table:table-cell>
          <table:table-cell table:formula="of:=[.R642]-[.R764]" office:value-type="string" office:string-value="" calcext:value-type="error">
            <text:p>#VALEUR !</text:p>
          </table:table-cell>
          <table:table-cell table:formula="of:=[.S642]-[.S764]" office:value-type="float" office:value="0.00351290989435987" calcext:value-type="float">
            <text:p>0,0035129099</text:p>
          </table:table-cell>
          <table:table-cell table:formula="of:=[.T642]-[.T764]" office:value-type="string" office:string-value="" calcext:value-type="error">
            <text:p>#DIV/0 !</text:p>
          </table:table-cell>
          <table:table-cell table:formula="of:=[.U642]-[.U764]" office:value-type="string" office:string-value="" calcext:value-type="error">
            <text:p>#VALEUR !</text:p>
          </table:table-cell>
          <table:table-cell table:formula="of:=[.V642]-[.V76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[.B643]-[.B765]" office:value-type="string" office:string-value="" calcext:value-type="error">
            <text:p>#DIV/0 !</text:p>
          </table:table-cell>
          <table:table-cell table:formula="of:=[.C643]-[.C765]" office:value-type="float" office:value="0.000106467914903325" calcext:value-type="float">
            <text:p>0,0001064679</text:p>
          </table:table-cell>
          <table:table-cell table:formula="of:=[.D643]-[.D765]" office:value-type="string" office:string-value="" calcext:value-type="error">
            <text:p>#VALEUR !</text:p>
          </table:table-cell>
          <table:table-cell table:formula="of:=[.E643]-[.E765]" office:value-type="float" office:value="1" calcext:value-type="float">
            <text:p>1</text:p>
          </table:table-cell>
          <table:table-cell table:formula="of:=[.F643]-[.F765]" office:value-type="string" office:string-value="" calcext:value-type="error">
            <text:p>#DIV/0 !</text:p>
          </table:table-cell>
          <table:table-cell table:formula="of:=[.G643]-[.G765]" office:value-type="string" office:string-value="" calcext:value-type="error">
            <text:p>#DIV/0 !</text:p>
          </table:table-cell>
          <table:table-cell table:formula="of:=[.H643]-[.H765]" office:value-type="string" office:string-value="" calcext:value-type="error">
            <text:p>#DIV/0 !</text:p>
          </table:table-cell>
          <table:table-cell table:formula="of:=[.I643]-[.I765]" office:value-type="float" office:value="0.0150375981380187" calcext:value-type="float">
            <text:p>0,0150375981</text:p>
          </table:table-cell>
          <table:table-cell table:formula="of:=[.J643]-[.J765]" office:value-type="string" office:string-value="" calcext:value-type="error">
            <text:p>#VALEUR !</text:p>
          </table:table-cell>
          <table:table-cell table:formula="of:=[.K643]-[.K765]" office:value-type="string" office:string-value="" calcext:value-type="error">
            <text:p>#DIV/0 !</text:p>
          </table:table-cell>
          <table:table-cell table:formula="of:=[.L643]-[.L765]" office:value-type="string" office:string-value="" calcext:value-type="error">
            <text:p>#VALEUR !</text:p>
          </table:table-cell>
          <table:table-cell table:formula="of:=[.M643]-[.M765]" office:value-type="float" office:value="0.000040785523172426" calcext:value-type="float">
            <text:p>4,0785523172426E-005</text:p>
          </table:table-cell>
          <table:table-cell table:formula="of:=[.N643]-[.N765]" office:value-type="string" office:string-value="" calcext:value-type="error">
            <text:p>#VALEUR !</text:p>
          </table:table-cell>
          <table:table-cell table:formula="of:=[.O643]-[.O765]" office:value-type="string" office:string-value="" calcext:value-type="error">
            <text:p>#VALEUR !</text:p>
          </table:table-cell>
          <table:table-cell table:formula="of:=[.P643]-[.P765]" office:value-type="string" office:string-value="" calcext:value-type="error">
            <text:p>#DIV/0 !</text:p>
          </table:table-cell>
          <table:table-cell table:formula="of:=[.Q643]-[.Q765]" office:value-type="string" office:string-value="" calcext:value-type="error">
            <text:p>#VALEUR !</text:p>
          </table:table-cell>
          <table:table-cell table:formula="of:=[.R643]-[.R765]" office:value-type="float" office:value="0.0000181917410369856" calcext:value-type="float">
            <text:p>1,81917410369856E-005</text:p>
          </table:table-cell>
          <table:table-cell table:formula="of:=[.S643]-[.S765]" office:value-type="float" office:value="0.00324662178528401" calcext:value-type="float">
            <text:p>0,0032466218</text:p>
          </table:table-cell>
          <table:table-cell table:formula="of:=[.T643]-[.T765]" office:value-type="string" office:string-value="" calcext:value-type="error">
            <text:p>#DIV/0 !</text:p>
          </table:table-cell>
          <table:table-cell table:formula="of:=[.U643]-[.U765]" office:value-type="string" office:string-value="" calcext:value-type="error">
            <text:p>#VALEUR !</text:p>
          </table:table-cell>
          <table:table-cell table:formula="of:=[.V643]-[.V76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[.B644]-[.B766]" office:value-type="string" office:string-value="" calcext:value-type="error">
            <text:p>#DIV/0 !</text:p>
          </table:table-cell>
          <table:table-cell table:formula="of:=[.C644]-[.C766]" office:value-type="float" office:value="0.0000909836740485327" calcext:value-type="float">
            <text:p>9,09836740485327E-005</text:p>
          </table:table-cell>
          <table:table-cell table:formula="of:=[.D644]-[.D766]" office:value-type="string" office:string-value="" calcext:value-type="error">
            <text:p>#VALEUR !</text:p>
          </table:table-cell>
          <table:table-cell table:formula="of:=[.E644]-[.E766]" office:value-type="float" office:value="1" calcext:value-type="float">
            <text:p>1</text:p>
          </table:table-cell>
          <table:table-cell table:formula="of:=[.F644]-[.F766]" office:value-type="string" office:string-value="" calcext:value-type="error">
            <text:p>#DIV/0 !</text:p>
          </table:table-cell>
          <table:table-cell table:formula="of:=[.G644]-[.G766]" office:value-type="string" office:string-value="" calcext:value-type="error">
            <text:p>#DIV/0 !</text:p>
          </table:table-cell>
          <table:table-cell table:formula="of:=[.H644]-[.H766]" office:value-type="string" office:string-value="" calcext:value-type="error">
            <text:p>#DIV/0 !</text:p>
          </table:table-cell>
          <table:table-cell table:formula="of:=[.I644]-[.I766]" office:value-type="float" office:value="0.0140621044167653" calcext:value-type="float">
            <text:p>0,0140621044</text:p>
          </table:table-cell>
          <table:table-cell table:formula="of:=[.J644]-[.J766]" office:value-type="string" office:string-value="" calcext:value-type="error">
            <text:p>#VALEUR !</text:p>
          </table:table-cell>
          <table:table-cell table:formula="of:=[.K644]-[.K766]" office:value-type="string" office:string-value="" calcext:value-type="error">
            <text:p>#DIV/0 !</text:p>
          </table:table-cell>
          <table:table-cell table:formula="of:=[.L644]-[.L766]" office:value-type="string" office:string-value="" calcext:value-type="error">
            <text:p>#VALEUR !</text:p>
          </table:table-cell>
          <table:table-cell table:formula="of:=[.M644]-[.M766]" office:value-type="float" office:value="0.0000586465108140717" calcext:value-type="float">
            <text:p>5,86465108140717E-005</text:p>
          </table:table-cell>
          <table:table-cell table:formula="of:=[.N644]-[.N766]" office:value-type="float" office:value="0.499289725312767" calcext:value-type="float">
            <text:p>0,4992897253</text:p>
          </table:table-cell>
          <table:table-cell table:formula="of:=[.O644]-[.O766]" office:value-type="string" office:string-value="" calcext:value-type="error">
            <text:p>#VALEUR !</text:p>
          </table:table-cell>
          <table:table-cell table:formula="of:=[.P644]-[.P766]" office:value-type="string" office:string-value="" calcext:value-type="error">
            <text:p>#DIV/0 !</text:p>
          </table:table-cell>
          <table:table-cell table:formula="of:=[.Q644]-[.Q766]" office:value-type="string" office:string-value="" calcext:value-type="error">
            <text:p>#VALEUR !</text:p>
          </table:table-cell>
          <table:table-cell table:formula="of:=[.R644]-[.R766]" office:value-type="float" office:value="0.0000164793712809317" calcext:value-type="float">
            <text:p>1,64793712809317E-005</text:p>
          </table:table-cell>
          <table:table-cell table:formula="of:=[.S644]-[.S766]" office:value-type="float" office:value="0.00284438209134916" calcext:value-type="float">
            <text:p>0,0028443821</text:p>
          </table:table-cell>
          <table:table-cell table:formula="of:=[.T644]-[.T766]" office:value-type="string" office:string-value="" calcext:value-type="error">
            <text:p>#DIV/0 !</text:p>
          </table:table-cell>
          <table:table-cell table:formula="of:=[.U644]-[.U766]" office:value-type="string" office:string-value="" calcext:value-type="error">
            <text:p>#VALEUR !</text:p>
          </table:table-cell>
          <table:table-cell table:formula="of:=[.V644]-[.V76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[.B645]-[.B767]" office:value-type="string" office:string-value="" calcext:value-type="error">
            <text:p>#DIV/0 !</text:p>
          </table:table-cell>
          <table:table-cell table:formula="of:=[.C645]-[.C767]" office:value-type="float" office:value="0.000101714240718312" calcext:value-type="float">
            <text:p>0,0001017142</text:p>
          </table:table-cell>
          <table:table-cell table:formula="of:=[.D645]-[.D767]" office:value-type="string" office:string-value="" calcext:value-type="error">
            <text:p>#VALEUR !</text:p>
          </table:table-cell>
          <table:table-cell table:formula="of:=[.E645]-[.E767]" office:value-type="float" office:value="1" calcext:value-type="float">
            <text:p>1</text:p>
          </table:table-cell>
          <table:table-cell table:formula="of:=[.F645]-[.F767]" office:value-type="string" office:string-value="" calcext:value-type="error">
            <text:p>#DIV/0 !</text:p>
          </table:table-cell>
          <table:table-cell table:formula="of:=[.G645]-[.G767]" office:value-type="string" office:string-value="" calcext:value-type="error">
            <text:p>#DIV/0 !</text:p>
          </table:table-cell>
          <table:table-cell table:formula="of:=[.H645]-[.H767]" office:value-type="string" office:string-value="" calcext:value-type="error">
            <text:p>#DIV/0 !</text:p>
          </table:table-cell>
          <table:table-cell table:formula="of:=[.I645]-[.I767]" office:value-type="float" office:value="0.0128817144818881" calcext:value-type="float">
            <text:p>0,0128817145</text:p>
          </table:table-cell>
          <table:table-cell table:formula="of:=[.J645]-[.J767]" office:value-type="string" office:string-value="" calcext:value-type="error">
            <text:p>#VALEUR !</text:p>
          </table:table-cell>
          <table:table-cell table:formula="of:=[.K645]-[.K767]" office:value-type="string" office:string-value="" calcext:value-type="error">
            <text:p>#DIV/0 !</text:p>
          </table:table-cell>
          <table:table-cell table:formula="of:=[.L645]-[.L767]" office:value-type="string" office:string-value="" calcext:value-type="error">
            <text:p>#VALEUR !</text:p>
          </table:table-cell>
          <table:table-cell table:formula="of:=[.M645]-[.M767]" office:value-type="float" office:value="0.0000537603879465312" calcext:value-type="float">
            <text:p>5,37603879465312E-005</text:p>
          </table:table-cell>
          <table:table-cell table:formula="of:=[.N645]-[.N767]" office:value-type="string" office:string-value="" calcext:value-type="error">
            <text:p>#VALEUR !</text:p>
          </table:table-cell>
          <table:table-cell table:formula="of:=[.O645]-[.O767]" office:value-type="string" office:string-value="" calcext:value-type="error">
            <text:p>#VALEUR !</text:p>
          </table:table-cell>
          <table:table-cell table:formula="of:=[.P645]-[.P767]" office:value-type="string" office:string-value="" calcext:value-type="error">
            <text:p>#DIV/0 !</text:p>
          </table:table-cell>
          <table:table-cell table:formula="of:=[.Q645]-[.Q767]" office:value-type="string" office:string-value="" calcext:value-type="error">
            <text:p>#VALEUR !</text:p>
          </table:table-cell>
          <table:table-cell table:formula="of:=[.R645]-[.R767]" office:value-type="string" office:string-value="" calcext:value-type="error">
            <text:p>#VALEUR !</text:p>
          </table:table-cell>
          <table:table-cell table:formula="of:=[.S645]-[.S767]" office:value-type="float" office:value="0.00360218707039044" calcext:value-type="float">
            <text:p>0,0036021871</text:p>
          </table:table-cell>
          <table:table-cell table:formula="of:=[.T645]-[.T767]" office:value-type="string" office:string-value="" calcext:value-type="error">
            <text:p>#DIV/0 !</text:p>
          </table:table-cell>
          <table:table-cell table:formula="of:=[.U645]-[.U767]" office:value-type="string" office:string-value="" calcext:value-type="error">
            <text:p>#VALEUR !</text:p>
          </table:table-cell>
          <table:table-cell table:formula="of:=[.V645]-[.V76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[.B646]-[.B768]" office:value-type="string" office:string-value="" calcext:value-type="error">
            <text:p>#DIV/0 !</text:p>
          </table:table-cell>
          <table:table-cell table:formula="of:=[.C646]-[.C768]" office:value-type="float" office:value="0.000107286605428571" calcext:value-type="float">
            <text:p>0,0001072866</text:p>
          </table:table-cell>
          <table:table-cell table:formula="of:=[.D646]-[.D768]" office:value-type="string" office:string-value="" calcext:value-type="error">
            <text:p>#VALEUR !</text:p>
          </table:table-cell>
          <table:table-cell table:formula="of:=[.E646]-[.E768]" office:value-type="float" office:value="1" calcext:value-type="float">
            <text:p>1</text:p>
          </table:table-cell>
          <table:table-cell table:formula="of:=[.F646]-[.F768]" office:value-type="string" office:string-value="" calcext:value-type="error">
            <text:p>#DIV/0 !</text:p>
          </table:table-cell>
          <table:table-cell table:formula="of:=[.G646]-[.G768]" office:value-type="string" office:string-value="" calcext:value-type="error">
            <text:p>#DIV/0 !</text:p>
          </table:table-cell>
          <table:table-cell table:formula="of:=[.H646]-[.H768]" office:value-type="string" office:string-value="" calcext:value-type="error">
            <text:p>#DIV/0 !</text:p>
          </table:table-cell>
          <table:table-cell table:formula="of:=[.I646]-[.I768]" office:value-type="float" office:value="0.0117772799509645" calcext:value-type="float">
            <text:p>0,01177728</text:p>
          </table:table-cell>
          <table:table-cell table:formula="of:=[.J646]-[.J768]" office:value-type="string" office:string-value="" calcext:value-type="error">
            <text:p>#VALEUR !</text:p>
          </table:table-cell>
          <table:table-cell table:formula="of:=[.K646]-[.K768]" office:value-type="string" office:string-value="" calcext:value-type="error">
            <text:p>#DIV/0 !</text:p>
          </table:table-cell>
          <table:table-cell table:formula="of:=[.L646]-[.L768]" office:value-type="string" office:string-value="" calcext:value-type="error">
            <text:p>#VALEUR !</text:p>
          </table:table-cell>
          <table:table-cell table:formula="of:=[.M646]-[.M768]" office:value-type="float" office:value="0.000103674938211449" calcext:value-type="float">
            <text:p>0,0001036749</text:p>
          </table:table-cell>
          <table:table-cell table:formula="of:=[.N646]-[.N768]" office:value-type="float" office:value="0.423415753966626" calcext:value-type="float">
            <text:p>0,423415754</text:p>
          </table:table-cell>
          <table:table-cell table:formula="of:=[.O646]-[.O768]" office:value-type="string" office:string-value="" calcext:value-type="error">
            <text:p>#VALEUR !</text:p>
          </table:table-cell>
          <table:table-cell table:formula="of:=[.P646]-[.P768]" office:value-type="string" office:string-value="" calcext:value-type="error">
            <text:p>#DIV/0 !</text:p>
          </table:table-cell>
          <table:table-cell table:formula="of:=[.Q646]-[.Q768]" office:value-type="string" office:string-value="" calcext:value-type="error">
            <text:p>#VALEUR !</text:p>
          </table:table-cell>
          <table:table-cell table:formula="of:=[.R646]-[.R768]" office:value-type="float" office:value="0.000018724332761077" calcext:value-type="float">
            <text:p>1,8724332761077E-005</text:p>
          </table:table-cell>
          <table:table-cell table:formula="of:=[.S646]-[.S768]" office:value-type="float" office:value="0.00295197239872202" calcext:value-type="float">
            <text:p>0,0029519724</text:p>
          </table:table-cell>
          <table:table-cell table:formula="of:=[.T646]-[.T768]" office:value-type="string" office:string-value="" calcext:value-type="error">
            <text:p>#DIV/0 !</text:p>
          </table:table-cell>
          <table:table-cell table:formula="of:=[.U646]-[.U768]" office:value-type="string" office:string-value="" calcext:value-type="error">
            <text:p>#VALEUR !</text:p>
          </table:table-cell>
          <table:table-cell table:formula="of:=[.V646]-[.V76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[.B647]-[.B769]" office:value-type="string" office:string-value="" calcext:value-type="error">
            <text:p>#DIV/0 !</text:p>
          </table:table-cell>
          <table:table-cell table:formula="of:=[.C647]-[.C769]" office:value-type="float" office:value="0.00013411902794717" calcext:value-type="float">
            <text:p>0,000134119</text:p>
          </table:table-cell>
          <table:table-cell table:formula="of:=[.D647]-[.D769]" office:value-type="float" office:value="0.00173403977016116" calcext:value-type="float">
            <text:p>0,0017340398</text:p>
          </table:table-cell>
          <table:table-cell table:formula="of:=[.E647]-[.E769]" office:value-type="float" office:value="1" calcext:value-type="float">
            <text:p>1</text:p>
          </table:table-cell>
          <table:table-cell table:formula="of:=[.F647]-[.F769]" office:value-type="string" office:string-value="" calcext:value-type="error">
            <text:p>#DIV/0 !</text:p>
          </table:table-cell>
          <table:table-cell table:formula="of:=[.G647]-[.G769]" office:value-type="string" office:string-value="" calcext:value-type="error">
            <text:p>#DIV/0 !</text:p>
          </table:table-cell>
          <table:table-cell table:formula="of:=[.H647]-[.H769]" office:value-type="string" office:string-value="" calcext:value-type="error">
            <text:p>#DIV/0 !</text:p>
          </table:table-cell>
          <table:table-cell table:formula="of:=[.I647]-[.I769]" office:value-type="float" office:value="0.0147227823321961" calcext:value-type="float">
            <text:p>0,0147227823</text:p>
          </table:table-cell>
          <table:table-cell table:formula="of:=[.J647]-[.J769]" office:value-type="string" office:string-value="" calcext:value-type="error">
            <text:p>#VALEUR !</text:p>
          </table:table-cell>
          <table:table-cell table:formula="of:=[.K647]-[.K769]" office:value-type="string" office:string-value="" calcext:value-type="error">
            <text:p>#DIV/0 !</text:p>
          </table:table-cell>
          <table:table-cell table:formula="of:=[.L647]-[.L769]" office:value-type="string" office:string-value="" calcext:value-type="error">
            <text:p>#VALEUR !</text:p>
          </table:table-cell>
          <table:table-cell table:formula="of:=[.M647]-[.M769]" office:value-type="float" office:value="0.0000682401151904282" calcext:value-type="float">
            <text:p>6,82401151904282E-005</text:p>
          </table:table-cell>
          <table:table-cell table:formula="of:=[.N647]-[.N769]" office:value-type="float" office:value="0.515636554025464" calcext:value-type="float">
            <text:p>0,515636554</text:p>
          </table:table-cell>
          <table:table-cell table:formula="of:=[.O647]-[.O769]" office:value-type="string" office:string-value="" calcext:value-type="error">
            <text:p>#VALEUR !</text:p>
          </table:table-cell>
          <table:table-cell table:formula="of:=[.P647]-[.P769]" office:value-type="string" office:string-value="" calcext:value-type="error">
            <text:p>#DIV/0 !</text:p>
          </table:table-cell>
          <table:table-cell table:formula="of:=[.Q647]-[.Q769]" office:value-type="string" office:string-value="" calcext:value-type="error">
            <text:p>#VALEUR !</text:p>
          </table:table-cell>
          <table:table-cell table:formula="of:=[.R647]-[.R769]" office:value-type="float" office:value="0.0000212235247652138" calcext:value-type="float">
            <text:p>2,12235247652138E-005</text:p>
          </table:table-cell>
          <table:table-cell table:formula="of:=[.S647]-[.S769]" office:value-type="float" office:value="0.00309784845814791" calcext:value-type="float">
            <text:p>0,0030978485</text:p>
          </table:table-cell>
          <table:table-cell table:formula="of:=[.T647]-[.T769]" office:value-type="string" office:string-value="" calcext:value-type="error">
            <text:p>#DIV/0 !</text:p>
          </table:table-cell>
          <table:table-cell table:formula="of:=[.U647]-[.U769]" office:value-type="string" office:string-value="" calcext:value-type="error">
            <text:p>#VALEUR !</text:p>
          </table:table-cell>
          <table:table-cell table:formula="of:=[.V647]-[.V76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648]-[.B770]" office:value-type="string" office:string-value="" calcext:value-type="error">
            <text:p>#DIV/0 !</text:p>
          </table:table-cell>
          <table:table-cell table:formula="of:=[.C648]-[.C770]" office:value-type="float" office:value="0.000187550542715111" calcext:value-type="float">
            <text:p>0,0001875505</text:p>
          </table:table-cell>
          <table:table-cell table:formula="of:=[.D648]-[.D770]" office:value-type="float" office:value="0.0016276723370849" calcext:value-type="float">
            <text:p>0,0016276723</text:p>
          </table:table-cell>
          <table:table-cell table:formula="of:=[.E648]-[.E770]" office:value-type="float" office:value="1" calcext:value-type="float">
            <text:p>1</text:p>
          </table:table-cell>
          <table:table-cell table:formula="of:=[.F648]-[.F770]" office:value-type="string" office:string-value="" calcext:value-type="error">
            <text:p>#DIV/0 !</text:p>
          </table:table-cell>
          <table:table-cell table:formula="of:=[.G648]-[.G770]" office:value-type="string" office:string-value="" calcext:value-type="error">
            <text:p>#DIV/0 !</text:p>
          </table:table-cell>
          <table:table-cell table:formula="of:=[.H648]-[.H770]" office:value-type="string" office:string-value="" calcext:value-type="error">
            <text:p>#DIV/0 !</text:p>
          </table:table-cell>
          <table:table-cell table:formula="of:=[.I648]-[.I770]" office:value-type="float" office:value="0.0143757489709997" calcext:value-type="float">
            <text:p>0,014375749</text:p>
          </table:table-cell>
          <table:table-cell table:formula="of:=[.J648]-[.J770]" office:value-type="string" office:string-value="" calcext:value-type="error">
            <text:p>#VALEUR !</text:p>
          </table:table-cell>
          <table:table-cell table:formula="of:=[.K648]-[.K770]" office:value-type="string" office:string-value="" calcext:value-type="error">
            <text:p>#DIV/0 !</text:p>
          </table:table-cell>
          <table:table-cell table:formula="of:=[.L648]-[.L770]" office:value-type="string" office:string-value="" calcext:value-type="error">
            <text:p>#VALEUR !</text:p>
          </table:table-cell>
          <table:table-cell table:formula="of:=[.M648]-[.M770]" office:value-type="float" office:value="0.000075369198381969" calcext:value-type="float">
            <text:p>7,5369198381969E-005</text:p>
          </table:table-cell>
          <table:table-cell table:formula="of:=[.N648]-[.N770]" office:value-type="float" office:value="0.539996823194053" calcext:value-type="float">
            <text:p>0,5399968232</text:p>
          </table:table-cell>
          <table:table-cell table:formula="of:=[.O648]-[.O770]" office:value-type="string" office:string-value="" calcext:value-type="error">
            <text:p>#VALEUR !</text:p>
          </table:table-cell>
          <table:table-cell table:formula="of:=[.P648]-[.P770]" office:value-type="string" office:string-value="" calcext:value-type="error">
            <text:p>#DIV/0 !</text:p>
          </table:table-cell>
          <table:table-cell table:formula="of:=[.Q648]-[.Q770]" office:value-type="string" office:string-value="" calcext:value-type="error">
            <text:p>#VALEUR !</text:p>
          </table:table-cell>
          <table:table-cell table:formula="of:=[.R648]-[.R770]" office:value-type="string" office:string-value="" calcext:value-type="error">
            <text:p>#VALEUR !</text:p>
          </table:table-cell>
          <table:table-cell table:formula="of:=[.S648]-[.S770]" office:value-type="float" office:value="0.00401997243017015" calcext:value-type="float">
            <text:p>0,0040199724</text:p>
          </table:table-cell>
          <table:table-cell table:formula="of:=[.T648]-[.T770]" office:value-type="string" office:string-value="" calcext:value-type="error">
            <text:p>#DIV/0 !</text:p>
          </table:table-cell>
          <table:table-cell table:formula="of:=[.U648]-[.U770]" office:value-type="string" office:string-value="" calcext:value-type="error">
            <text:p>#VALEUR !</text:p>
          </table:table-cell>
          <table:table-cell table:formula="of:=[.V648]-[.V77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[.B649]-[.B771]" office:value-type="string" office:string-value="" calcext:value-type="error">
            <text:p>#DIV/0 !</text:p>
          </table:table-cell>
          <table:table-cell table:formula="of:=[.C649]-[.C771]" office:value-type="float" office:value="0.000232760659877621" calcext:value-type="float">
            <text:p>0,0002327607</text:p>
          </table:table-cell>
          <table:table-cell table:formula="of:=[.D649]-[.D771]" office:value-type="string" office:string-value="" calcext:value-type="error">
            <text:p>#VALEUR !</text:p>
          </table:table-cell>
          <table:table-cell table:formula="of:=[.E649]-[.E771]" office:value-type="float" office:value="1" calcext:value-type="float">
            <text:p>1</text:p>
          </table:table-cell>
          <table:table-cell table:formula="of:=[.F649]-[.F771]" office:value-type="string" office:string-value="" calcext:value-type="error">
            <text:p>#DIV/0 !</text:p>
          </table:table-cell>
          <table:table-cell table:formula="of:=[.G649]-[.G771]" office:value-type="string" office:string-value="" calcext:value-type="error">
            <text:p>#DIV/0 !</text:p>
          </table:table-cell>
          <table:table-cell table:formula="of:=[.H649]-[.H771]" office:value-type="string" office:string-value="" calcext:value-type="error">
            <text:p>#DIV/0 !</text:p>
          </table:table-cell>
          <table:table-cell table:formula="of:=[.I649]-[.I771]" office:value-type="float" office:value="0.0163543063289698" calcext:value-type="float">
            <text:p>0,0163543063</text:p>
          </table:table-cell>
          <table:table-cell table:formula="of:=[.J649]-[.J771]" office:value-type="string" office:string-value="" calcext:value-type="error">
            <text:p>#VALEUR !</text:p>
          </table:table-cell>
          <table:table-cell table:formula="of:=[.K649]-[.K771]" office:value-type="string" office:string-value="" calcext:value-type="error">
            <text:p>#DIV/0 !</text:p>
          </table:table-cell>
          <table:table-cell table:formula="of:=[.L649]-[.L771]" office:value-type="string" office:string-value="" calcext:value-type="error">
            <text:p>#VALEUR !</text:p>
          </table:table-cell>
          <table:table-cell table:formula="of:=[.M649]-[.M771]" office:value-type="float" office:value="0.0000937411638259183" calcext:value-type="float">
            <text:p>9,37411638259183E-005</text:p>
          </table:table-cell>
          <table:table-cell table:formula="of:=[.N649]-[.N771]" office:value-type="float" office:value="0.592272982450816" calcext:value-type="float">
            <text:p>0,5922729825</text:p>
          </table:table-cell>
          <table:table-cell table:formula="of:=[.O649]-[.O771]" office:value-type="float" office:value="0.0000209684538243099" calcext:value-type="float">
            <text:p>2,09684538243099E-005</text:p>
          </table:table-cell>
          <table:table-cell table:formula="of:=[.P649]-[.P771]" office:value-type="string" office:string-value="" calcext:value-type="error">
            <text:p>#DIV/0 !</text:p>
          </table:table-cell>
          <table:table-cell table:formula="of:=[.Q649]-[.Q771]" office:value-type="string" office:string-value="" calcext:value-type="error">
            <text:p>#VALEUR !</text:p>
          </table:table-cell>
          <table:table-cell table:formula="of:=[.R649]-[.R771]" office:value-type="float" office:value="0.0000188716084418789" calcext:value-type="float">
            <text:p>1,88716084418789E-005</text:p>
          </table:table-cell>
          <table:table-cell table:formula="of:=[.S649]-[.S771]" office:value-type="float" office:value="0.00307049050889858" calcext:value-type="float">
            <text:p>0,0030704905</text:p>
          </table:table-cell>
          <table:table-cell table:formula="of:=[.T649]-[.T771]" office:value-type="string" office:string-value="" calcext:value-type="error">
            <text:p>#DIV/0 !</text:p>
          </table:table-cell>
          <table:table-cell table:formula="of:=[.U649]-[.U771]" office:value-type="string" office:string-value="" calcext:value-type="error">
            <text:p>#VALEUR !</text:p>
          </table:table-cell>
          <table:table-cell table:formula="of:=[.V649]-[.V77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[.B650]-[.B772]" office:value-type="string" office:string-value="" calcext:value-type="error">
            <text:p>#DIV/0 !</text:p>
          </table:table-cell>
          <table:table-cell table:formula="of:=[.C650]-[.C772]" office:value-type="float" office:value="0.000269749714252672" calcext:value-type="float">
            <text:p>0,0002697497</text:p>
          </table:table-cell>
          <table:table-cell table:formula="of:=[.D650]-[.D772]" office:value-type="float" office:value="0.0017612513436748" calcext:value-type="float">
            <text:p>0,0017612513</text:p>
          </table:table-cell>
          <table:table-cell table:formula="of:=[.E650]-[.E772]" office:value-type="float" office:value="1" calcext:value-type="float">
            <text:p>1</text:p>
          </table:table-cell>
          <table:table-cell table:formula="of:=[.F650]-[.F772]" office:value-type="string" office:string-value="" calcext:value-type="error">
            <text:p>#DIV/0 !</text:p>
          </table:table-cell>
          <table:table-cell table:formula="of:=[.G650]-[.G772]" office:value-type="string" office:string-value="" calcext:value-type="error">
            <text:p>#DIV/0 !</text:p>
          </table:table-cell>
          <table:table-cell table:formula="of:=[.H650]-[.H772]" office:value-type="string" office:string-value="" calcext:value-type="error">
            <text:p>#DIV/0 !</text:p>
          </table:table-cell>
          <table:table-cell table:formula="of:=[.I650]-[.I772]" office:value-type="float" office:value="0.0161572407191298" calcext:value-type="float">
            <text:p>0,0161572407</text:p>
          </table:table-cell>
          <table:table-cell table:formula="of:=[.J650]-[.J772]" office:value-type="string" office:string-value="" calcext:value-type="error">
            <text:p>#VALEUR !</text:p>
          </table:table-cell>
          <table:table-cell table:formula="of:=[.K650]-[.K772]" office:value-type="string" office:string-value="" calcext:value-type="error">
            <text:p>#DIV/0 !</text:p>
          </table:table-cell>
          <table:table-cell table:formula="of:=[.L650]-[.L772]" office:value-type="string" office:string-value="" calcext:value-type="error">
            <text:p>#VALEUR !</text:p>
          </table:table-cell>
          <table:table-cell table:formula="of:=[.M650]-[.M772]" office:value-type="float" office:value="0.00010939096313033" calcext:value-type="float">
            <text:p>0,000109391</text:p>
          </table:table-cell>
          <table:table-cell table:formula="of:=[.N650]-[.N772]" office:value-type="float" office:value="0.502693399313519" calcext:value-type="float">
            <text:p>0,5026933993</text:p>
          </table:table-cell>
          <table:table-cell table:formula="of:=[.O650]-[.O772]" office:value-type="float" office:value="0.0000222857574867974" calcext:value-type="float">
            <text:p>2,22857574867974E-005</text:p>
          </table:table-cell>
          <table:table-cell table:formula="of:=[.P650]-[.P772]" office:value-type="string" office:string-value="" calcext:value-type="error">
            <text:p>#DIV/0 !</text:p>
          </table:table-cell>
          <table:table-cell table:formula="of:=[.Q650]-[.Q772]" office:value-type="string" office:string-value="" calcext:value-type="error">
            <text:p>#VALEUR !</text:p>
          </table:table-cell>
          <table:table-cell table:formula="of:=[.R650]-[.R772]" office:value-type="float" office:value="0.0000182295167299941" calcext:value-type="float">
            <text:p>1,82295167299941E-005</text:p>
          </table:table-cell>
          <table:table-cell table:formula="of:=[.S650]-[.S772]" office:value-type="float" office:value="0.00254475181390484" calcext:value-type="float">
            <text:p>0,0025447518</text:p>
          </table:table-cell>
          <table:table-cell table:formula="of:=[.T650]-[.T772]" office:value-type="string" office:string-value="" calcext:value-type="error">
            <text:p>#DIV/0 !</text:p>
          </table:table-cell>
          <table:table-cell table:formula="of:=[.U650]-[.U772]" office:value-type="string" office:string-value="" calcext:value-type="error">
            <text:p>#VALEUR !</text:p>
          </table:table-cell>
          <table:table-cell table:formula="of:=[.V650]-[.V77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[.B651]-[.B773]" office:value-type="string" office:string-value="" calcext:value-type="error">
            <text:p>#DIV/0 !</text:p>
          </table:table-cell>
          <table:table-cell table:formula="of:=[.C651]-[.C773]" office:value-type="float" office:value="0.000325140120243737" calcext:value-type="float">
            <text:p>0,0003251401</text:p>
          </table:table-cell>
          <table:table-cell table:formula="of:=[.D651]-[.D773]" office:value-type="float" office:value="0.00182283808721596" calcext:value-type="float">
            <text:p>0,0018228381</text:p>
          </table:table-cell>
          <table:table-cell table:formula="of:=[.E651]-[.E773]" office:value-type="float" office:value="1" calcext:value-type="float">
            <text:p>1</text:p>
          </table:table-cell>
          <table:table-cell table:formula="of:=[.F651]-[.F773]" office:value-type="string" office:string-value="" calcext:value-type="error">
            <text:p>#DIV/0 !</text:p>
          </table:table-cell>
          <table:table-cell table:formula="of:=[.G651]-[.G773]" office:value-type="string" office:string-value="" calcext:value-type="error">
            <text:p>#DIV/0 !</text:p>
          </table:table-cell>
          <table:table-cell table:formula="of:=[.H651]-[.H773]" office:value-type="string" office:string-value="" calcext:value-type="error">
            <text:p>#DIV/0 !</text:p>
          </table:table-cell>
          <table:table-cell table:formula="of:=[.I651]-[.I773]" office:value-type="float" office:value="0.0167222207511255" calcext:value-type="float">
            <text:p>0,0167222208</text:p>
          </table:table-cell>
          <table:table-cell table:formula="of:=[.J651]-[.J773]" office:value-type="string" office:string-value="" calcext:value-type="error">
            <text:p>#VALEUR !</text:p>
          </table:table-cell>
          <table:table-cell table:formula="of:=[.K651]-[.K773]" office:value-type="string" office:string-value="" calcext:value-type="error">
            <text:p>#DIV/0 !</text:p>
          </table:table-cell>
          <table:table-cell table:formula="of:=[.L651]-[.L773]" office:value-type="string" office:string-value="" calcext:value-type="error">
            <text:p>#VALEUR !</text:p>
          </table:table-cell>
          <table:table-cell table:formula="of:=[.M651]-[.M773]" office:value-type="float" office:value="0.000104010748823789" calcext:value-type="float">
            <text:p>0,0001040107</text:p>
          </table:table-cell>
          <table:table-cell table:formula="of:=[.N651]-[.N773]" office:value-type="float" office:value="0.633730568481025" calcext:value-type="float">
            <text:p>0,6337305685</text:p>
          </table:table-cell>
          <table:table-cell table:formula="of:=[.O651]-[.O773]" office:value-type="string" office:string-value="" calcext:value-type="error">
            <text:p>#VALEUR !</text:p>
          </table:table-cell>
          <table:table-cell table:formula="of:=[.P651]-[.P773]" office:value-type="string" office:string-value="" calcext:value-type="error">
            <text:p>#DIV/0 !</text:p>
          </table:table-cell>
          <table:table-cell table:formula="of:=[.Q651]-[.Q773]" office:value-type="string" office:string-value="" calcext:value-type="error">
            <text:p>#VALEUR !</text:p>
          </table:table-cell>
          <table:table-cell table:formula="of:=[.R651]-[.R773]" office:value-type="string" office:string-value="" calcext:value-type="error">
            <text:p>#VALEUR !</text:p>
          </table:table-cell>
          <table:table-cell table:formula="of:=[.S651]-[.S773]" office:value-type="float" office:value="0.00450198647990541" calcext:value-type="float">
            <text:p>0,0045019865</text:p>
          </table:table-cell>
          <table:table-cell table:formula="of:=[.T651]-[.T773]" office:value-type="string" office:string-value="" calcext:value-type="error">
            <text:p>#DIV/0 !</text:p>
          </table:table-cell>
          <table:table-cell table:formula="of:=[.U651]-[.U773]" office:value-type="string" office:string-value="" calcext:value-type="error">
            <text:p>#VALEUR !</text:p>
          </table:table-cell>
          <table:table-cell table:formula="of:=[.V651]-[.V77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652]-[.B774]" office:value-type="string" office:string-value="" calcext:value-type="error">
            <text:p>#DIV/0 !</text:p>
          </table:table-cell>
          <table:table-cell table:formula="of:=[.C652]-[.C774]" office:value-type="float" office:value="0.000419237925668491" calcext:value-type="float">
            <text:p>0,0004192379</text:p>
          </table:table-cell>
          <table:table-cell table:formula="of:=[.D652]-[.D774]" office:value-type="float" office:value="0.00182680878762667" calcext:value-type="float">
            <text:p>0,0018268088</text:p>
          </table:table-cell>
          <table:table-cell table:formula="of:=[.E652]-[.E774]" office:value-type="float" office:value="1" calcext:value-type="float">
            <text:p>1</text:p>
          </table:table-cell>
          <table:table-cell table:formula="of:=[.F652]-[.F774]" office:value-type="string" office:string-value="" calcext:value-type="error">
            <text:p>#DIV/0 !</text:p>
          </table:table-cell>
          <table:table-cell table:formula="of:=[.G652]-[.G774]" office:value-type="string" office:string-value="" calcext:value-type="error">
            <text:p>#DIV/0 !</text:p>
          </table:table-cell>
          <table:table-cell table:formula="of:=[.H652]-[.H774]" office:value-type="string" office:string-value="" calcext:value-type="error">
            <text:p>#DIV/0 !</text:p>
          </table:table-cell>
          <table:table-cell table:formula="of:=[.I652]-[.I774]" office:value-type="float" office:value="0.0148647619953573" calcext:value-type="float">
            <text:p>0,014864762</text:p>
          </table:table-cell>
          <table:table-cell table:formula="of:=[.J652]-[.J774]" office:value-type="string" office:string-value="" calcext:value-type="error">
            <text:p>#VALEUR !</text:p>
          </table:table-cell>
          <table:table-cell table:formula="of:=[.K652]-[.K774]" office:value-type="string" office:string-value="" calcext:value-type="error">
            <text:p>#DIV/0 !</text:p>
          </table:table-cell>
          <table:table-cell table:formula="of:=[.L652]-[.L774]" office:value-type="string" office:string-value="" calcext:value-type="error">
            <text:p>#VALEUR !</text:p>
          </table:table-cell>
          <table:table-cell table:formula="of:=[.M652]-[.M774]" office:value-type="float" office:value="0.000117271739882988" calcext:value-type="float">
            <text:p>0,0001172717</text:p>
          </table:table-cell>
          <table:table-cell table:formula="of:=[.N652]-[.N774]" office:value-type="float" office:value="0.552768685020798" calcext:value-type="float">
            <text:p>0,552768685</text:p>
          </table:table-cell>
          <table:table-cell table:formula="of:=[.O652]-[.O774]" office:value-type="string" office:string-value="" calcext:value-type="error">
            <text:p>#VALEUR !</text:p>
          </table:table-cell>
          <table:table-cell table:formula="of:=[.P652]-[.P774]" office:value-type="string" office:string-value="" calcext:value-type="error">
            <text:p>#DIV/0 !</text:p>
          </table:table-cell>
          <table:table-cell table:formula="of:=[.Q652]-[.Q774]" office:value-type="string" office:string-value="" calcext:value-type="error">
            <text:p>#VALEUR !</text:p>
          </table:table-cell>
          <table:table-cell table:formula="of:=[.R652]-[.R774]" office:value-type="string" office:string-value="" calcext:value-type="error">
            <text:p>#VALEUR !</text:p>
          </table:table-cell>
          <table:table-cell table:formula="of:=[.S652]-[.S774]" office:value-type="float" office:value="0.00473170791623217" calcext:value-type="float">
            <text:p>0,0047317079</text:p>
          </table:table-cell>
          <table:table-cell table:formula="of:=[.T652]-[.T774]" office:value-type="string" office:string-value="" calcext:value-type="error">
            <text:p>#DIV/0 !</text:p>
          </table:table-cell>
          <table:table-cell table:formula="of:=[.U652]-[.U774]" office:value-type="string" office:string-value="" calcext:value-type="error">
            <text:p>#VALEUR !</text:p>
          </table:table-cell>
          <table:table-cell table:formula="of:=[.V652]-[.V77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[.B653]-[.B775]" office:value-type="string" office:string-value="" calcext:value-type="error">
            <text:p>#DIV/0 !</text:p>
          </table:table-cell>
          <table:table-cell table:formula="of:=[.C653]-[.C775]" office:value-type="float" office:value="0.000413958575203896" calcext:value-type="float">
            <text:p>0,0004139586</text:p>
          </table:table-cell>
          <table:table-cell table:formula="of:=[.D653]-[.D775]" office:value-type="float" office:value="0.00200738859678905" calcext:value-type="float">
            <text:p>0,0020073886</text:p>
          </table:table-cell>
          <table:table-cell table:formula="of:=[.E653]-[.E775]" office:value-type="float" office:value="1" calcext:value-type="float">
            <text:p>1</text:p>
          </table:table-cell>
          <table:table-cell table:formula="of:=[.F653]-[.F775]" office:value-type="string" office:string-value="" calcext:value-type="error">
            <text:p>#DIV/0 !</text:p>
          </table:table-cell>
          <table:table-cell table:formula="of:=[.G653]-[.G775]" office:value-type="string" office:string-value="" calcext:value-type="error">
            <text:p>#DIV/0 !</text:p>
          </table:table-cell>
          <table:table-cell table:formula="of:=[.H653]-[.H775]" office:value-type="string" office:string-value="" calcext:value-type="error">
            <text:p>#DIV/0 !</text:p>
          </table:table-cell>
          <table:table-cell table:formula="of:=[.I653]-[.I775]" office:value-type="float" office:value="0.016334141769829" calcext:value-type="float">
            <text:p>0,0163341418</text:p>
          </table:table-cell>
          <table:table-cell table:formula="of:=[.J653]-[.J775]" office:value-type="string" office:string-value="" calcext:value-type="error">
            <text:p>#VALEUR !</text:p>
          </table:table-cell>
          <table:table-cell table:formula="of:=[.K653]-[.K775]" office:value-type="string" office:string-value="" calcext:value-type="error">
            <text:p>#DIV/0 !</text:p>
          </table:table-cell>
          <table:table-cell table:formula="of:=[.L653]-[.L775]" office:value-type="string" office:string-value="" calcext:value-type="error">
            <text:p>#VALEUR !</text:p>
          </table:table-cell>
          <table:table-cell table:formula="of:=[.M653]-[.M775]" office:value-type="float" office:value="0.000161564052992427" calcext:value-type="float">
            <text:p>0,0001615641</text:p>
          </table:table-cell>
          <table:table-cell table:formula="of:=[.N653]-[.N775]" office:value-type="string" office:string-value="" calcext:value-type="error">
            <text:p>#VALEUR !</text:p>
          </table:table-cell>
          <table:table-cell table:formula="of:=[.O653]-[.O775]" office:value-type="float" office:value="0.0000225627788213589" calcext:value-type="float">
            <text:p>2,25627788213589E-005</text:p>
          </table:table-cell>
          <table:table-cell table:formula="of:=[.P653]-[.P775]" office:value-type="string" office:string-value="" calcext:value-type="error">
            <text:p>#DIV/0 !</text:p>
          </table:table-cell>
          <table:table-cell table:formula="of:=[.Q653]-[.Q775]" office:value-type="string" office:string-value="" calcext:value-type="error">
            <text:p>#VALEUR !</text:p>
          </table:table-cell>
          <table:table-cell table:formula="of:=[.R653]-[.R775]" office:value-type="string" office:string-value="" calcext:value-type="error">
            <text:p>#VALEUR !</text:p>
          </table:table-cell>
          <table:table-cell table:formula="of:=[.S653]-[.S775]" office:value-type="float" office:value="0.0064630919810836" calcext:value-type="float">
            <text:p>0,006463092</text:p>
          </table:table-cell>
          <table:table-cell table:formula="of:=[.T653]-[.T775]" office:value-type="string" office:string-value="" calcext:value-type="error">
            <text:p>#DIV/0 !</text:p>
          </table:table-cell>
          <table:table-cell table:formula="of:=[.U653]-[.U775]" office:value-type="string" office:string-value="" calcext:value-type="error">
            <text:p>#VALEUR !</text:p>
          </table:table-cell>
          <table:table-cell table:formula="of:=[.V653]-[.V77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formula="of:=[.B654]-[.B776]" office:value-type="string" office:string-value="" calcext:value-type="error">
            <text:p>#DIV/0 !</text:p>
          </table:table-cell>
          <table:table-cell table:formula="of:=[.C654]-[.C776]" office:value-type="string" office:string-value="" calcext:value-type="error">
            <text:p>#VALEUR !</text:p>
          </table:table-cell>
          <table:table-cell table:formula="of:=[.D654]-[.D776]" office:value-type="float" office:value="0.00176376890076712" calcext:value-type="float">
            <text:p>0,0017637689</text:p>
          </table:table-cell>
          <table:table-cell table:formula="of:=[.E654]-[.E776]" office:value-type="float" office:value="1" calcext:value-type="float">
            <text:p>1</text:p>
          </table:table-cell>
          <table:table-cell table:formula="of:=[.F654]-[.F776]" office:value-type="string" office:string-value="" calcext:value-type="error">
            <text:p>#DIV/0 !</text:p>
          </table:table-cell>
          <table:table-cell table:formula="of:=[.G654]-[.G776]" office:value-type="string" office:string-value="" calcext:value-type="error">
            <text:p>#DIV/0 !</text:p>
          </table:table-cell>
          <table:table-cell table:formula="of:=[.H654]-[.H776]" office:value-type="string" office:string-value="" calcext:value-type="error">
            <text:p>#DIV/0 !</text:p>
          </table:table-cell>
          <table:table-cell table:formula="of:=[.I654]-[.I776]" office:value-type="float" office:value="0.0137910914463181" calcext:value-type="float">
            <text:p>0,0137910914</text:p>
          </table:table-cell>
          <table:table-cell table:formula="of:=[.J654]-[.J776]" office:value-type="string" office:string-value="" calcext:value-type="error">
            <text:p>#VALEUR !</text:p>
          </table:table-cell>
          <table:table-cell table:formula="of:=[.K654]-[.K776]" office:value-type="string" office:string-value="" calcext:value-type="error">
            <text:p>#DIV/0 !</text:p>
          </table:table-cell>
          <table:table-cell table:formula="of:=[.L654]-[.L776]" office:value-type="string" office:string-value="" calcext:value-type="error">
            <text:p>#VALEUR !</text:p>
          </table:table-cell>
          <table:table-cell table:formula="of:=[.M654]-[.M776]" office:value-type="string" office:string-value="" calcext:value-type="error">
            <text:p>#VALEUR !</text:p>
          </table:table-cell>
          <table:table-cell table:formula="of:=[.N654]-[.N776]" office:value-type="float" office:value="0.621801294810144" calcext:value-type="float">
            <text:p>0,6218012948</text:p>
          </table:table-cell>
          <table:table-cell table:formula="of:=[.O654]-[.O776]" office:value-type="float" office:value="0.0000263934787285393" calcext:value-type="float">
            <text:p>2,63934787285393E-005</text:p>
          </table:table-cell>
          <table:table-cell table:formula="of:=[.P654]-[.P776]" office:value-type="string" office:string-value="" calcext:value-type="error">
            <text:p>#DIV/0 !</text:p>
          </table:table-cell>
          <table:table-cell table:formula="of:=[.Q654]-[.Q776]" office:value-type="string" office:string-value="" calcext:value-type="error">
            <text:p>#VALEUR !</text:p>
          </table:table-cell>
          <table:table-cell table:formula="of:=[.R654]-[.R776]" office:value-type="string" office:string-value="" calcext:value-type="error">
            <text:p>#VALEUR !</text:p>
          </table:table-cell>
          <table:table-cell table:formula="of:=[.S654]-[.S776]" office:value-type="float" office:value="0.00623389001455248" calcext:value-type="float">
            <text:p>0,00623389</text:p>
          </table:table-cell>
          <table:table-cell table:formula="of:=[.T654]-[.T776]" office:value-type="string" office:string-value="" calcext:value-type="error">
            <text:p>#DIV/0 !</text:p>
          </table:table-cell>
          <table:table-cell table:formula="of:=[.U654]-[.U776]" office:value-type="string" office:string-value="" calcext:value-type="error">
            <text:p>#VALEUR !</text:p>
          </table:table-cell>
          <table:table-cell table:formula="of:=[.V654]-[.V7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[.B655]-[.B777]" office:value-type="string" office:string-value="" calcext:value-type="error">
            <text:p>#DIV/0 !</text:p>
          </table:table-cell>
          <table:table-cell table:formula="of:=[.C655]-[.C777]" office:value-type="float" office:value="0.000534903354071613" calcext:value-type="float">
            <text:p>0,0005349034</text:p>
          </table:table-cell>
          <table:table-cell table:formula="of:=[.D655]-[.D777]" office:value-type="float" office:value="0.00142504651412517" calcext:value-type="float">
            <text:p>0,0014250465</text:p>
          </table:table-cell>
          <table:table-cell table:formula="of:=[.E655]-[.E777]" office:value-type="float" office:value="1" calcext:value-type="float">
            <text:p>1</text:p>
          </table:table-cell>
          <table:table-cell table:formula="of:=[.F655]-[.F777]" office:value-type="string" office:string-value="" calcext:value-type="error">
            <text:p>#DIV/0 !</text:p>
          </table:table-cell>
          <table:table-cell table:formula="of:=[.G655]-[.G777]" office:value-type="string" office:string-value="" calcext:value-type="error">
            <text:p>#DIV/0 !</text:p>
          </table:table-cell>
          <table:table-cell table:formula="of:=[.H655]-[.H777]" office:value-type="string" office:string-value="" calcext:value-type="error">
            <text:p>#DIV/0 !</text:p>
          </table:table-cell>
          <table:table-cell table:formula="of:=[.I655]-[.I777]" office:value-type="float" office:value="0.013072989069599" calcext:value-type="float">
            <text:p>0,0130729891</text:p>
          </table:table-cell>
          <table:table-cell table:formula="of:=[.J655]-[.J777]" office:value-type="string" office:string-value="" calcext:value-type="error">
            <text:p>#VALEUR !</text:p>
          </table:table-cell>
          <table:table-cell table:formula="of:=[.K655]-[.K777]" office:value-type="string" office:string-value="" calcext:value-type="error">
            <text:p>#DIV/0 !</text:p>
          </table:table-cell>
          <table:table-cell table:formula="of:=[.L655]-[.L777]" office:value-type="string" office:string-value="" calcext:value-type="error">
            <text:p>#VALEUR !</text:p>
          </table:table-cell>
          <table:table-cell table:formula="of:=[.M655]-[.M777]" office:value-type="float" office:value="0.0000704732280742298" calcext:value-type="float">
            <text:p>7,04732280742298E-005</text:p>
          </table:table-cell>
          <table:table-cell table:formula="of:=[.N655]-[.N777]" office:value-type="float" office:value="0.54372190027247" calcext:value-type="float">
            <text:p>0,5437219003</text:p>
          </table:table-cell>
          <table:table-cell table:formula="of:=[.O655]-[.O777]" office:value-type="string" office:string-value="" calcext:value-type="error">
            <text:p>#VALEUR !</text:p>
          </table:table-cell>
          <table:table-cell table:formula="of:=[.P655]-[.P777]" office:value-type="string" office:string-value="" calcext:value-type="error">
            <text:p>#DIV/0 !</text:p>
          </table:table-cell>
          <table:table-cell table:formula="of:=[.Q655]-[.Q777]" office:value-type="string" office:string-value="" calcext:value-type="error">
            <text:p>#VALEUR !</text:p>
          </table:table-cell>
          <table:table-cell table:formula="of:=[.R655]-[.R777]" office:value-type="string" office:string-value="" calcext:value-type="error">
            <text:p>#VALEUR !</text:p>
          </table:table-cell>
          <table:table-cell table:formula="of:=[.S655]-[.S777]" office:value-type="float" office:value="0.00498008269319385" calcext:value-type="float">
            <text:p>0,0049800827</text:p>
          </table:table-cell>
          <table:table-cell table:formula="of:=[.T655]-[.T777]" office:value-type="string" office:string-value="" calcext:value-type="error">
            <text:p>#DIV/0 !</text:p>
          </table:table-cell>
          <table:table-cell table:formula="of:=[.U655]-[.U777]" office:value-type="string" office:string-value="" calcext:value-type="error">
            <text:p>#VALEUR !</text:p>
          </table:table-cell>
          <table:table-cell table:formula="of:=[.V655]-[.V7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[.B656]-[.B778]" office:value-type="string" office:string-value="" calcext:value-type="error">
            <text:p>#DIV/0 !</text:p>
          </table:table-cell>
          <table:table-cell table:formula="of:=[.C656]-[.C778]" office:value-type="string" office:string-value="" calcext:value-type="error">
            <text:p>#VALEUR !</text:p>
          </table:table-cell>
          <table:table-cell table:formula="of:=[.D656]-[.D778]" office:value-type="float" office:value="0.00199978215306945" calcext:value-type="float">
            <text:p>0,0019997822</text:p>
          </table:table-cell>
          <table:table-cell table:formula="of:=[.E656]-[.E778]" office:value-type="float" office:value="1" calcext:value-type="float">
            <text:p>1</text:p>
          </table:table-cell>
          <table:table-cell table:formula="of:=[.F656]-[.F778]" office:value-type="string" office:string-value="" calcext:value-type="error">
            <text:p>#DIV/0 !</text:p>
          </table:table-cell>
          <table:table-cell table:formula="of:=[.G656]-[.G778]" office:value-type="string" office:string-value="" calcext:value-type="error">
            <text:p>#DIV/0 !</text:p>
          </table:table-cell>
          <table:table-cell table:formula="of:=[.H656]-[.H778]" office:value-type="string" office:string-value="" calcext:value-type="error">
            <text:p>#DIV/0 !</text:p>
          </table:table-cell>
          <table:table-cell table:formula="of:=[.I656]-[.I778]" office:value-type="float" office:value="0.0168953937625034" calcext:value-type="float">
            <text:p>0,0168953938</text:p>
          </table:table-cell>
          <table:table-cell table:formula="of:=[.J656]-[.J778]" office:value-type="string" office:string-value="" calcext:value-type="error">
            <text:p>#VALEUR !</text:p>
          </table:table-cell>
          <table:table-cell table:formula="of:=[.K656]-[.K778]" office:value-type="string" office:string-value="" calcext:value-type="error">
            <text:p>#DIV/0 !</text:p>
          </table:table-cell>
          <table:table-cell table:formula="of:=[.L656]-[.L778]" office:value-type="string" office:string-value="" calcext:value-type="error">
            <text:p>#VALEUR !</text:p>
          </table:table-cell>
          <table:table-cell table:formula="of:=[.M656]-[.M778]" office:value-type="float" office:value="0.000131902499658374" calcext:value-type="float">
            <text:p>0,0001319025</text:p>
          </table:table-cell>
          <table:table-cell table:formula="of:=[.N656]-[.N778]" office:value-type="float" office:value="0.605087744411744" calcext:value-type="float">
            <text:p>0,6050877444</text:p>
          </table:table-cell>
          <table:table-cell table:formula="of:=[.O656]-[.O778]" office:value-type="string" office:string-value="" calcext:value-type="error">
            <text:p>#VALEUR !</text:p>
          </table:table-cell>
          <table:table-cell table:formula="of:=[.P656]-[.P778]" office:value-type="string" office:string-value="" calcext:value-type="error">
            <text:p>#DIV/0 !</text:p>
          </table:table-cell>
          <table:table-cell table:formula="of:=[.Q656]-[.Q778]" office:value-type="string" office:string-value="" calcext:value-type="error">
            <text:p>#VALEUR !</text:p>
          </table:table-cell>
          <table:table-cell table:formula="of:=[.R656]-[.R778]" office:value-type="string" office:string-value="" calcext:value-type="error">
            <text:p>#VALEUR !</text:p>
          </table:table-cell>
          <table:table-cell table:formula="of:=[.S656]-[.S778]" office:value-type="float" office:value="0.00517973479682665" calcext:value-type="float">
            <text:p>0,0051797348</text:p>
          </table:table-cell>
          <table:table-cell table:formula="of:=[.T656]-[.T778]" office:value-type="string" office:string-value="" calcext:value-type="error">
            <text:p>#DIV/0 !</text:p>
          </table:table-cell>
          <table:table-cell table:formula="of:=[.U656]-[.U778]" office:value-type="string" office:string-value="" calcext:value-type="error">
            <text:p>#VALEUR !</text:p>
          </table:table-cell>
          <table:table-cell table:formula="of:=[.V656]-[.V7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11:52.05298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06:40.953031732</dc:date>
    <meta:generator>LibreOffice/4.2.8.2$Linux_X86_64 LibreOffice_project/420m0$Build-2</meta:generator>
    <meta:editing-duration>PT45M14S</meta:editing-duration>
    <meta:editing-cycles>11</meta:editing-cycles>
    <meta:document-statistic meta:table-count="1" meta:cell-count="15396" meta:object-count="0"/>
  </office:meta>
</office:document-meta>
</file>